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OleObj9" manifest:media-type="application/octet-stream"/>
  <manifest:file-entry manifest:full-path="OleObj10"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8.00pt" fo:font-weight="bold" style:text-underline-mode="continuous" style:text-underline-type="single" style:text-underline-style="solid" style:text-underline-width="normal" fo:font-family="Roboto" style:font-family-asian="Roboto" style:font-family-complex="Roboto" fo:background-color="transparent" style:use-window-font-color="true"/>
    </style:style>
    <style:style style:name="T2" style:family="text">
      <style:text-properties fo:font-size="18.00pt" fo:font-weight="bold" fo:font-family="Roboto" style:font-family-asian="Roboto" style:font-family-complex="Roboto"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9.50pt" fo:font-weight="bold" fo:font-family="Roboto" style:font-family-asian="Roboto" style:font-family-complex="Roboto" fo:background-color="transparent" style:use-window-font-color="true"/>
    </style:style>
    <style:style style:name="T5" style:family="text">
      <style:text-properties fo:font-size="24.00pt" fo:font-weight="bold" fo:font-family="Roboto" style:font-family-asian="Roboto" style:font-family-complex="Roboto" fo:background-color="transparent" style:use-window-font-color="true"/>
    </style:style>
    <style:style style:name="T6" style:family="text">
      <style:text-properties fo:font-size="22.00pt" fo:font-weight="bold" fo:font-family="Roboto" style:font-family-asian="Roboto" style:font-family-complex="Roboto" fo:background-color="transparent" style:use-window-font-color="true"/>
    </style:style>
    <style:style style:name="T7" style:family="text">
      <style:text-properties fo:font-size="9.50pt" fo:font-weight="bold" fo:font-family="Roboto" style:font-family-asian="Roboto" style:font-family-complex="Roboto"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24.00pt" fo:font-weight="bold" style:text-underline-mode="continuous" style:text-underline-type="single" style:text-underline-style="solid" style:text-underline-width="normal" fo:font-family="Roboto" style:font-family-asian="Roboto" style:font-family-complex="Roboto" fo:background-color="transparent" style:use-window-font-color="true"/>
    </style:style>
    <style:style style:name="T10" style:family="text">
      <style:text-properties fo:font-size="16.00pt" fo:font-weight="bold" fo:font-family="Roboto" style:font-family-asian="Roboto" style:font-family-complex="Roboto" fo:background-color="transparent" style:use-window-font-color="true"/>
    </style:style>
    <style:style style:name="T11" style:family="text">
      <style:text-properties fo:font-size="16.00pt" fo:font-weight="normal" fo:font-family="Roboto" style:font-family-asian="Roboto" style:font-family-complex="Roboto" fo:background-color="transparent" style:use-window-font-color="true"/>
    </style:style>
    <style:style style:name="T12" style:family="text">
      <style:text-properties fo:font-size="16.00pt" fo:font-weight="bold" fo:font-family="Roboto" style:font-family-asian="Roboto" style:font-family-complex="Roboto" fo:background-color="transparent" style:use-window-font-color="true"/>
    </style:style>
    <style:style style:name="T13" style:family="text">
      <style:text-properties fo:font-size="16.00pt" fo:font-weight="normal" fo:font-family="Roboto" style:font-family-asian="Roboto" style:font-family-complex="Roboto" fo:background-color="transparent" style:use-window-font-color="true"/>
    </style:style>
    <style:style style:name="T14" style:family="text">
      <style:text-properties fo:font-size="16.00pt" fo:font-weight="normal" fo:font-family="Roboto" style:font-family-asian="Roboto" style:font-family-complex="Roboto" fo:background-color="transparent" style:use-window-font-color="true"/>
    </style:style>
    <style:style style:name="T15" style:family="text">
      <style:text-properties fo:font-size="16.00pt" fo:font-weight="normal" fo:font-family="Roboto" style:font-family-asian="Roboto" style:font-family-complex="Roboto" fo:background-color="transparent" style:use-window-font-color="true"/>
    </style:style>
    <style:style style:name="T16" style:family="text">
      <style:text-properties fo:font-size="16.00pt" fo:font-weight="bold" fo:font-family="Roboto" style:font-family-asian="Roboto" style:font-family-complex="Roboto" fo:background-color="transparent" style:use-window-font-color="true"/>
    </style:style>
    <style:style style:name="T17" style:family="text">
      <style:text-properties fo:font-size="16.00pt" fo:font-weight="normal" fo:font-family="Roboto" style:font-family-asian="Roboto" style:font-family-complex="Roboto" fo:background-color="transparent" style:use-window-font-color="true"/>
    </style:style>
    <style:style style:name="T18" style:family="text">
      <style:text-properties fo:font-size="16.00pt" fo:font-weight="normal" fo:font-family="Roboto" style:font-family-asian="Roboto" style:font-family-complex="Roboto" fo:background-color="transparent" style:use-window-font-color="true"/>
    </style:style>
    <style:style style:name="T19" style:family="text">
      <style:text-properties fo:font-size="16.00pt" fo:font-weight="normal" fo:font-family="Roboto" style:font-family-asian="Roboto" style:font-family-complex="Roboto" fo:background-color="transparent" style:use-window-font-color="true"/>
    </style:style>
    <style:style style:name="T20" style:family="text">
      <style:text-properties fo:font-size="16.00pt" fo:font-weight="bold" fo:font-family="Roboto" style:font-family-asian="Roboto" style:font-family-complex="Roboto" fo:background-color="transparent" style:use-window-font-color="true"/>
    </style:style>
    <style:style style:name="T21" style:family="text">
      <style:text-properties fo:font-size="16.00pt" fo:font-weight="normal" fo:font-family="Roboto" style:font-family-asian="Roboto" style:font-family-complex="Roboto" fo:background-color="transparent" style:use-window-font-color="true"/>
    </style:style>
    <style:style style:name="T22" style:family="text">
      <style:text-properties fo:font-size="16.00pt" fo:font-weight="bold" fo:font-family="Roboto" style:font-family-asian="Roboto" style:font-family-complex="Roboto" fo:background-color="transparent" style:use-window-font-color="true"/>
    </style:style>
    <style:style style:name="T23" style:family="text">
      <style:text-properties fo:font-size="16.00pt" fo:font-weight="normal" fo:font-family="Roboto" style:font-family-asian="Roboto" style:font-family-complex="Roboto" fo:background-color="transparent" style:use-window-font-color="true"/>
    </style:style>
    <style:style style:name="T24" style:family="text">
      <style:text-properties fo:font-size="16.00pt" fo:font-weight="bold" fo:font-family="Roboto" style:font-family-asian="Roboto" style:font-family-complex="Roboto" fo:background-color="transparent" style:use-window-font-color="true"/>
    </style:style>
    <style:style style:name="T25" style:family="text">
      <style:text-properties fo:font-size="16.00pt" fo:font-weight="normal" fo:font-family="Roboto" style:font-family-asian="Roboto" style:font-family-complex="Roboto" fo:background-color="transparent" style:use-window-font-color="true"/>
    </style:style>
    <style:style style:name="T26" style:family="text">
      <style:text-properties fo:font-size="16.00pt" fo:font-weight="bold" fo:font-family="Roboto" style:font-family-asian="Roboto" style:font-family-complex="Roboto" fo:background-color="transparent" style:use-window-font-color="true"/>
    </style:style>
    <style:style style:name="T27" style:family="text">
      <style:text-properties fo:font-size="16.00pt" fo:font-weight="normal" fo:font-family="Roboto" style:font-family-asian="Roboto" style:font-family-complex="Roboto"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6.00pt" fo:font-weight="bold" fo:font-family="Roboto" style:font-family-asian="Roboto" style:font-family-complex="Roboto" fo:background-color="transparent" style:use-window-font-color="true"/>
    </style:style>
    <style:style style:name="T30" style:family="text">
      <style:text-properties fo:font-size="16.00pt" fo:font-weight="normal" fo:font-family="Roboto" style:font-family-asian="Roboto" style:font-family-complex="Roboto" fo:background-color="transparent" style:use-window-font-color="true"/>
    </style:style>
    <style:style style:name="T31" style:family="text">
      <style:text-properties fo:font-size="16.00pt" fo:font-weight="bold" fo:font-family="Roboto" style:font-family-asian="Roboto" style:font-family-complex="Roboto" fo:background-color="transparent" style:use-window-font-color="true"/>
    </style:style>
    <style:style style:name="T32" style:family="text">
      <style:text-properties fo:font-size="16.00pt" fo:font-weight="normal" fo:font-family="Roboto" style:font-family-asian="Roboto" style:font-family-complex="Roboto" fo:background-color="transparent" style:use-window-font-color="true"/>
    </style:style>
    <style:style style:name="T33" style:family="text">
      <style:text-properties fo:font-size="16.00pt" fo:font-weight="bold" fo:font-family="Roboto" style:font-family-asian="Roboto" style:font-family-complex="Roboto" fo:background-color="transparent" style:use-window-font-color="true"/>
    </style:style>
    <style:style style:name="T34" style:family="text">
      <style:text-properties fo:font-size="16.00pt" fo:font-weight="normal" fo:font-family="Roboto" style:font-family-asian="Roboto" style:font-family-complex="Roboto"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6.00pt" fo:font-weight="bold" fo:font-family="Roboto" style:font-family-asian="Roboto" style:font-family-complex="Roboto"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6.00pt" fo:font-weight="bold" fo:font-family="Roboto" style:font-family-asian="Roboto" style:font-family-complex="Roboto"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4.00pt" fo:font-weight="normal" fo:font-family="Calibri" style:font-family-asian="Calibri" style:font-family-complex="Calibri" fo:background-color="transparent" style:use-window-font-color="true"/>
    </style:style>
    <style:style style:name="T41" style:family="text">
      <style:text-properties fo:font-size="14.00pt" fo:font-weight="normal" fo:font-family="'Lucida Sans Unicode'" style:font-family-asian="'Lucida Sans Unicode'" style:font-family-complex="'Lucida Sans Unicode'" fo:background-color="transparent" style:use-window-font-color="true"/>
    </style:style>
    <style:style style:name="T42" style:family="text">
      <style:text-properties fo:font-size="14.00pt" fo:font-weight="normal" fo:font-family="Calibri" style:font-family-asian="Calibri" style:font-family-complex="Calibri" fo:background-color="transparent" style:use-window-font-color="true"/>
    </style:style>
    <style:style style:name="T43" style:family="text">
      <style:text-properties fo:font-size="14.00pt" fo:font-weight="normal" fo:font-family="'Lucida Sans Unicode'" style:font-family-asian="'Lucida Sans Unicode'" style:font-family-complex="'Lucida Sans Unicode'" fo:background-color="transparent" style:use-window-font-color="true"/>
    </style:style>
    <style:style style:name="T44" style:family="text">
      <style:text-properties fo:font-size="14.00pt" fo:font-weight="normal" fo:font-family="Calibri" style:font-family-asian="Calibri" style:font-family-complex="Calibri" fo:background-color="transparent" style:use-window-font-color="true"/>
    </style:style>
    <style:style style:name="T45" style:family="text">
      <style:text-properties fo:font-size="14.00pt" fo:font-weight="normal" fo:font-family="'Lucida Sans Unicode'" style:font-family-asian="'Lucida Sans Unicode'" style:font-family-complex="'Lucida Sans Unicode'" fo:background-color="transparent" style:use-window-font-color="true"/>
    </style:style>
    <style:style style:name="T46" style:family="text">
      <style:text-properties fo:font-size="14.00pt" fo:font-weight="normal" fo:font-family="Calibri" style:font-family-asian="Calibri" style:font-family-complex="Calibri" fo:background-color="transparent" style:use-window-font-color="true"/>
    </style:style>
    <style:style style:name="T47" style:family="text">
      <style:text-properties fo:font-size="14.00pt" fo:font-weight="normal" fo:font-family="Calibri" style:font-family-asian="Calibri" style:font-family-complex="Calibri" fo:background-color="transparent" style:use-window-font-color="true"/>
    </style:style>
    <style:style style:name="T48" style:family="text">
      <style:text-properties fo:font-size="14.00pt" fo:font-weight="normal" fo:font-family="Calibri" style:font-family-asian="Calibri" style:font-family-complex="Calibri"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6.00pt" fo:font-weight="bold" fo:font-family="Roboto" style:font-family-asian="Roboto" style:font-family-complex="Roboto" fo:background-color="transparent" style:use-window-font-color="true"/>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4.00pt" fo:font-weight="normal" fo:font-family="Calibri" style:font-family-asian="Calibri" style:font-family-complex="Calibri" fo:background-color="transparent" style:use-window-font-color="true"/>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4.00pt" fo:font-weight="normal" fo:font-family="Calibri" style:font-family-asian="Calibri" style:font-family-complex="Calibri" fo:background-color="transparent"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6.00pt" fo:font-weight="bold" fo:font-family="Roboto" style:font-family-asian="Roboto" style:font-family-complex="Roboto" fo:background-color="transparent" style:use-window-font-color="true"/>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6.00pt" fo:font-weight="bold" fo:font-family="Roboto" style:font-family-asian="Roboto" style:font-family-complex="Roboto" fo:background-color="transparent" style:use-window-font-color="true"/>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4.00pt" fo:font-weight="normal" fo:font-family="Calibri" style:font-family-asian="Calibri" style:font-family-complex="Calibri" fo:background-color="transparent" style:use-window-font-color="true"/>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4.00pt" fo:font-weight="normal" fo:font-family="Calibri" style:font-family-asian="Calibri" style:font-family-complex="Calibri"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4.00pt" fo:font-weight="normal" fo:font-family="Calibri" style:font-family-asian="Calibri" style:font-family-complex="Calibri" fo:background-color="transparent" style:use-window-font-color="true"/>
    </style:style>
    <style:style style:name="T65" style:family="text">
      <style:text-properties fo:font-size="14.00pt" fo:font-weight="normal" fo:font-family="Calibri" style:font-family-asian="Calibri" style:font-family-complex="Calibri" fo:background-color="transparent" style:use-window-font-color="true"/>
    </style:style>
    <style:style style:name="T66" style:family="text">
      <style:text-properties fo:font-size="14.00pt" fo:font-weight="normal" fo:font-family="Calibri" style:font-family-asian="Calibri" style:font-family-complex="Calibri" fo:background-color="transparent" style:use-window-font-color="true"/>
    </style:style>
    <style:style style:name="T67" style:family="text">
      <style:text-properties fo:font-size="14.00pt" fo:font-weight="normal" fo:font-family="Calibri" style:font-family-asian="Calibri" style:font-family-complex="Calibri" fo:background-color="transparent" style:use-window-font-color="true"/>
    </style:style>
    <style:style style:name="T68" style:family="text">
      <style:text-properties fo:font-size="14.00pt" fo:font-weight="normal" fo:font-family="Calibri" style:font-family-asian="Calibri" style:font-family-complex="Calibri" fo:background-color="transparent" style:use-window-font-color="true"/>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6.00pt" fo:font-weight="bold" fo:font-family="Roboto" style:font-family-asian="Roboto" style:font-family-complex="Roboto" fo:background-color="transparent" style:use-window-font-color="true"/>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4.00pt" fo:font-weight="bold" fo:font-family="Calibri" style:font-family-asian="Calibri" style:font-family-complex="Calibri" fo:background-color="transparent" style:use-window-font-color="true"/>
    </style:style>
    <style:style style:name="T73" style:family="text">
      <style:text-properties fo:font-size="14.00pt" fo:font-weight="normal" fo:font-family="Calibri" style:font-family-asian="Calibri" style:font-family-complex="Calibri"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4.00pt" fo:font-weight="bold" fo:font-family="Calibri" style:font-family-asian="Calibri" style:font-family-complex="Calibri" fo:background-color="transparent" style:use-window-font-color="true"/>
    </style:style>
    <style:style style:name="T76" style:family="text">
      <style:text-properties fo:font-size="14.00pt" fo:font-weight="normal" fo:font-family="Calibri" style:font-family-asian="Calibri" style:font-family-complex="Calibri" fo:background-color="transparent" style:use-window-font-color="true"/>
    </style:style>
    <style:style style:name="T77" style:family="text">
      <style:text-properties fo:font-size="14.00pt" fo:font-weight="normal" fo:font-family="Roboto" style:font-family-asian="Roboto" style:font-family-complex="Roboto" fo:background-color="transparent" style:use-window-font-color="true"/>
    </style:style>
    <style:style style:name="T78" style:family="text">
      <style:text-properties fo:font-size="14.00pt" fo:font-weight="normal" fo:font-family="Calibri" style:font-family-asian="Calibri" style:font-family-complex="Calibri" fo:background-color="transparent" style:use-window-font-color="true"/>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4.00pt" fo:font-weight="bold" fo:font-family="Calibri" style:font-family-asian="Calibri" style:font-family-complex="Calibri" fo:background-color="transparent" style:use-window-font-color="true"/>
    </style:style>
    <style:style style:name="T81" style:family="text">
      <style:text-properties fo:font-size="14.00pt" fo:font-weight="normal" fo:font-family="Calibri" style:font-family-asian="Calibri" style:font-family-complex="Calibri"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4.00pt" fo:font-weight="normal" fo:font-family="Calibri" style:font-family-asian="Calibri" style:font-family-complex="Calibri" fo:background-color="transparent" style:use-window-font-color="true"/>
    </style:style>
    <style:style style:name="T84" style:family="text">
      <style:text-properties fo:font-size="14.00pt" fo:font-weight="normal" fo:font-family="'Lucida Sans Unicode'" style:font-family-asian="'Lucida Sans Unicode'" style:font-family-complex="'Lucida Sans Unicode'" fo:background-color="transparent" style:use-window-font-color="true"/>
    </style:style>
    <style:style style:name="T85" style:family="text">
      <style:text-properties fo:font-size="14.00pt" fo:font-weight="normal" fo:font-family="Calibri" style:font-family-asian="Calibri" style:font-family-complex="Calibri"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4.00pt" fo:font-weight="bold" fo:font-family="Calibri" style:font-family-asian="Calibri" style:font-family-complex="Calibri" fo:background-color="transparent" style:use-window-font-color="true"/>
    </style:style>
    <style:style style:name="T88" style:family="text">
      <style:text-properties fo:font-size="14.00pt" fo:font-weight="normal" fo:font-family="Calibri" style:font-family-asian="Calibri" style:font-family-complex="Calibri" fo:background-color="transparent" style:use-window-font-color="true"/>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4.00pt" fo:font-weight="bold" fo:font-family="Calibri" style:font-family-asian="Calibri" style:font-family-complex="Calibri" fo:background-color="transparent" style:use-window-font-color="true"/>
    </style:style>
    <style:style style:name="T91" style:family="text">
      <style:text-properties fo:font-size="14.00pt" fo:font-weight="normal" fo:font-family="Calibri" style:font-family-asian="Calibri" style:font-family-complex="Calibri" fo:background-color="transparent" style:use-window-font-color="true"/>
    </style:style>
    <style:style style:name="T92" style:family="text">
      <style:text-properties fo:font-size="11.00pt" fo:font-weight="normal" fo:font-family="Calibri" style:font-family-asian="Calibri" style:font-family-complex="Calibri" fo:background-color="transparent" style:use-window-font-color="true"/>
    </style:style>
    <style:style style:name="T93" style:family="text">
      <style:text-properties fo:font-size="14.00pt" fo:font-weight="bold" fo:font-family="Calibri" style:font-family-asian="Calibri" style:font-family-complex="Calibri" fo:background-color="transparent" style:use-window-font-color="true"/>
    </style:style>
    <style:style style:name="T94" style:family="text">
      <style:text-properties fo:font-size="14.00pt" fo:font-weight="normal" fo:font-family="Calibri" style:font-family-asian="Calibri" style:font-family-complex="Calibri" fo:background-color="transparent" style:use-window-font-color="true"/>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4.00pt" fo:font-weight="normal" fo:font-family="Calibri" style:font-family-asian="Calibri" style:font-family-complex="Calibri" fo:background-color="transparent" style:use-window-font-color="true"/>
    </style:style>
    <style:style style:name="T97" style:family="text">
      <style:text-properties fo:font-size="14.00pt" fo:font-weight="normal" fo:font-family="'Lucida Sans Unicode'" style:font-family-asian="'Lucida Sans Unicode'" style:font-family-complex="'Lucida Sans Unicode'" fo:background-color="transparent" style:use-window-font-color="true"/>
    </style:style>
    <style:style style:name="T98" style:family="text">
      <style:text-properties fo:font-size="14.00pt" fo:font-weight="normal" fo:font-family="Calibri" style:font-family-asian="Calibri" style:font-family-complex="Calibri" fo:background-color="transparent" style:use-window-font-color="true"/>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6.00pt" fo:font-weight="bold" fo:font-family="Roboto" style:font-family-asian="Roboto" style:font-family-complex="Roboto" fo:background-color="transparent" style:use-window-font-color="true"/>
    </style:style>
    <style:style style:name="T101" style:family="text">
      <style:text-properties fo:font-size="14.00pt" fo:font-weight="normal" fo:font-family="Calibri" style:font-family-asian="Calibri" style:font-family-complex="Calibri" fo:background-color="transparent" style:use-window-font-color="true"/>
    </style:style>
    <style:style style:name="T102" style:family="text">
      <style:text-properties fo:font-size="14.00pt" fo:font-weight="normal" fo:font-family="Calibri" style:font-family-asian="Calibri" style:font-family-complex="Calibri" fo:background-color="transparent" style:use-window-font-color="true"/>
    </style:style>
    <style:style style:name="T103" style:family="text">
      <style:text-properties fo:font-size="14.00pt" fo:font-weight="normal" fo:font-family="Calibri" style:font-family-asian="Calibri" style:font-family-complex="Calibri" fo:background-color="transparent" style:use-window-font-color="true"/>
    </style:style>
    <style:style style:name="T104" style:family="text">
      <style:text-properties fo:font-size="14.00pt" fo:font-weight="normal" fo:font-family="'Lucida Sans Unicode'" style:font-family-asian="'Lucida Sans Unicode'" style:font-family-complex="'Lucida Sans Unicode'" fo:background-color="transparent" style:use-window-font-color="true"/>
    </style:style>
    <style:style style:name="T105" style:family="text">
      <style:text-properties fo:font-size="14.00pt" fo:font-weight="normal" fo:font-family="Calibri" style:font-family-asian="Calibri" style:font-family-complex="Calibri"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4.00pt" fo:font-weight="normal" fo:font-family="Calibri" style:font-family-asian="Calibri" style:font-family-complex="Calibri"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4.00pt" fo:font-weight="bold" fo:font-family="Calibri" style:font-family-asian="Calibri" style:font-family-complex="Calibri"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4.00pt" fo:font-weight="bold" fo:font-family="Calibri" style:font-family-asian="Calibri" style:font-family-complex="Calibri" fo:background-color="transparent" style:use-window-font-color="true"/>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4.00pt" fo:font-weight="bold" fo:font-family="Calibri" style:font-family-asian="Calibri" style:font-family-complex="Calibri" fo:background-color="transparent" style:use-window-font-color="true"/>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4.00pt" fo:font-weight="bold" fo:font-family="Calibri" style:font-family-asian="Calibri" style:font-family-complex="Calibri"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4.00pt" fo:font-weight="bold" fo:font-family="Calibri" style:font-family-asian="Calibri" style:font-family-complex="Calibri" fo:background-color="transparent" style:use-window-font-color="true"/>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4.00pt" fo:font-weight="bold" fo:font-family="Calibri" style:font-family-asian="Calibri" style:font-family-complex="Calibri" fo:background-color="transparent" style:use-window-font-color="true"/>
    </style:style>
    <style:style style:name="T120" style:family="text">
      <style:text-properties fo:font-size="11.00pt" fo:font-weight="normal" fo:font-family="Calibri" style:font-family-asian="Calibri" style:font-family-complex="Calibri" fo:background-color="transparent" style:use-window-font-color="true"/>
    </style:style>
    <style:style style:name="T121" style:family="text">
      <style:text-properties fo:font-size="14.00pt" fo:font-weight="normal" fo:font-family="'Times New Roman'" style:font-family-asian="'Times New Roman'" style:font-family-complex="'Times New Roman'" fo:background-color="transparent" style:use-window-font-color="true"/>
    </style:style>
    <style:style style:name="T122" style:family="text">
      <style:text-properties fo:font-size="11.00pt" fo:font-weight="normal" fo:font-family="Calibri" style:font-family-asian="Calibri" style:font-family-complex="Calibri" fo:background-color="transparent" style:use-window-font-color="true"/>
    </style:style>
    <style:style style:name="T123" style:family="text">
      <style:text-properties fo:font-size="14.00pt" fo:font-weight="normal" fo:font-family="'Times New Roman'" style:font-family-asian="'Times New Roman'" style:font-family-complex="'Times New Roman'" fo:background-color="transparent" style:use-window-font-color="true"/>
    </style:style>
    <style:style style:name="T124" style:family="text">
      <style:text-properties fo:font-size="11.00pt" fo:font-weight="normal" fo:font-family="Calibri" style:font-family-asian="Calibri" style:font-family-complex="Calibri" fo:background-color="transparent" style:use-window-font-color="true"/>
    </style:style>
    <style:style style:name="T125" style:family="text">
      <style:text-properties fo:font-size="14.00pt" fo:font-weight="normal" fo:font-family="'Times New Roman'" style:font-family-asian="'Times New Roman'" style:font-family-complex="'Times New Roman'" fo:background-color="transparent" style:use-window-font-color="true"/>
    </style:style>
    <style:style style:name="T126" style:family="text">
      <style:text-properties fo:font-size="11.00pt" fo:font-weight="normal" fo:font-family="Calibri" style:font-family-asian="Calibri" style:font-family-complex="Calibri" fo:background-color="transparent" style:use-window-font-color="true"/>
    </style:style>
    <style:style style:name="T127" style:family="text">
      <style:text-properties fo:font-size="16.00pt" fo:font-weight="normal" fo:font-family="'Times New Roman'" style:font-family-asian="'Times New Roman'" style:font-family-complex="'Times New Roman'" fo:background-color="transparent" style:use-window-font-color="true"/>
    </style:style>
    <style:style style:name="T128" style:family="text">
      <style:text-properties fo:font-size="11.00pt" fo:font-weight="normal" fo:font-family="Calibri" style:font-family-asian="Calibri" style:font-family-complex="Calibri" fo:background-color="transparent" style:use-window-font-color="true"/>
    </style:style>
    <style:style style:name="T129" style:family="text">
      <style:text-properties fo:font-size="16.00pt" fo:font-weight="normal" fo:font-family="'Times New Roman'" style:font-family-asian="'Times New Roman'" style:font-family-complex="'Times New Roman'" fo:background-color="transparent" style:use-window-font-color="true"/>
    </style:style>
    <style:style style:name="T130" style:family="text">
      <style:text-properties fo:font-size="11.00pt" fo:font-weight="normal" fo:font-family="Calibri" style:font-family-asian="Calibri" style:font-family-complex="Calibri" fo:background-color="transparent" style:use-window-font-color="true"/>
    </style:style>
    <style:style style:name="T131" style:family="text">
      <style:text-properties fo:font-size="16.00pt" fo:font-weight="normal" fo:font-family="'Times New Roman'" style:font-family-asian="'Times New Roman'" style:font-family-complex="'Times New Roman'" fo:background-color="transparent" style:use-window-font-color="true"/>
    </style:style>
    <style:style style:name="T132" style:family="text">
      <style:text-properties fo:font-size="11.00pt" fo:font-weight="normal" fo:font-family="Calibri" style:font-family-asian="Calibri" style:font-family-complex="Calibri" fo:background-color="transparent" style:use-window-font-color="true"/>
    </style:style>
    <style:style style:name="T133" style:family="text">
      <style:text-properties fo:font-size="14.00pt" fo:font-weight="normal" fo:font-family="'Times New Roman'" style:font-family-asian="'Times New Roman'" style:font-family-complex="'Times New Roman'" fo:background-color="transparent" style:use-window-font-color="true"/>
    </style:style>
    <style:style style:name="T134" style:family="text">
      <style:text-properties fo:font-size="11.00pt" fo:font-weight="normal" fo:font-family="Calibri" style:font-family-asian="Calibri" style:font-family-complex="Calibri" fo:background-color="transparent" style:use-window-font-color="true"/>
    </style:style>
    <style:style style:name="T135" style:family="text">
      <style:text-properties fo:font-size="16.00pt" fo:font-weight="normal" fo:font-family="'Times New Roman'" style:font-family-asian="'Times New Roman'" style:font-family-complex="'Times New Roman'" fo:background-color="transparent" style:use-window-font-color="true"/>
    </style:style>
    <style:style style:name="T136" style:family="text">
      <style:text-properties fo:font-size="11.00pt" fo:font-weight="normal" fo:font-family="Calibri" style:font-family-asian="Calibri" style:font-family-complex="Calibri" fo:background-color="transparent" style:use-window-font-color="true"/>
    </style:style>
    <style:style style:name="T137" style:family="text">
      <style:text-properties fo:font-size="16.00pt" fo:font-weight="normal" fo:font-family="'Times New Roman'" style:font-family-asian="'Times New Roman'" style:font-family-complex="'Times New Roman'" fo:background-color="transparent" style:use-window-font-color="true"/>
    </style:style>
    <style:style style:name="T138" style:family="text">
      <style:text-properties fo:font-size="11.00pt" fo:font-weight="normal" fo:font-family="Calibri" style:font-family-asian="Calibri" style:font-family-complex="Calibri" fo:background-color="transparent" style:use-window-font-color="true"/>
    </style:style>
    <style:style style:name="T139" style:family="text">
      <style:text-properties fo:font-size="16.00pt" fo:font-weight="normal" fo:font-family="'Times New Roman'" style:font-family-asian="'Times New Roman'" style:font-family-complex="'Times New Roman'" fo:background-color="transparent" style:use-window-font-color="true"/>
    </style:style>
    <style:style style:name="T140" style:family="text">
      <style:text-properties fo:font-size="11.00pt" fo:font-weight="normal" fo:font-family="Calibri" style:font-family-asian="Calibri" style:font-family-complex="Calibri" fo:background-color="transparent" style:use-window-font-color="true"/>
    </style:style>
    <style:style style:name="T141" style:family="text">
      <style:text-properties fo:font-size="14.00pt" fo:font-weight="normal" fo:font-family="'Times New Roman'" style:font-family-asian="'Times New Roman'" style:font-family-complex="'Times New Roman'" fo:background-color="transparent" style:use-window-font-color="true"/>
    </style:style>
    <style:style style:name="T142" style:family="text">
      <style:text-properties fo:font-size="11.00pt" fo:font-weight="normal" fo:font-family="Calibri" style:font-family-asian="Calibri" style:font-family-complex="Calibri" fo:background-color="transparent" style:use-window-font-color="true"/>
    </style:style>
    <style:style style:name="T143" style:family="text">
      <style:text-properties fo:font-size="14.00pt" fo:font-weight="normal" fo:font-family="'Times New Roman'" style:font-family-asian="'Times New Roman'" style:font-family-complex="'Times New Roman'" fo:background-color="transparent" style:use-window-font-color="true"/>
    </style:style>
    <style:style style:name="T144" style:family="text">
      <style:text-properties fo:font-size="11.00pt" fo:font-weight="normal" fo:font-family="Calibri" style:font-family-asian="Calibri" style:font-family-complex="Calibri" fo:background-color="transparent" style:use-window-font-color="true"/>
    </style:style>
    <style:style style:name="T145" style:family="text">
      <style:text-properties fo:font-size="14.00pt" fo:font-weight="normal" fo:font-family="'Times New Roman'" style:font-family-asian="'Times New Roman'" style:font-family-complex="'Times New Roman'" fo:background-color="transparent" style:use-window-font-color="true"/>
    </style:style>
    <style:style style:name="T146" style:family="text">
      <style:text-properties fo:font-size="11.00pt" fo:font-weight="normal" fo:font-family="Calibri" style:font-family-asian="Calibri" style:font-family-complex="Calibri" fo:background-color="transparent" style:use-window-font-color="true"/>
    </style:style>
    <style:style style:name="T147" style:family="text">
      <style:text-properties fo:font-size="16.00pt" fo:font-weight="normal" fo:font-family="'Times New Roman'" style:font-family-asian="'Times New Roman'" style:font-family-complex="'Times New Roman'" fo:background-color="transparent" style:use-window-font-color="true"/>
    </style:style>
    <style:style style:name="T148" style:family="text">
      <style:text-properties fo:font-size="11.00pt" fo:font-weight="normal" fo:font-family="Calibri" style:font-family-asian="Calibri" style:font-family-complex="Calibri" fo:background-color="transparent" style:use-window-font-color="true"/>
    </style:style>
    <style:style style:name="T149" style:family="text">
      <style:text-properties fo:font-size="16.00pt" fo:font-weight="normal" fo:font-family="'Times New Roman'" style:font-family-asian="'Times New Roman'" style:font-family-complex="'Times New Roman'" fo:background-color="transparent" style:use-window-font-color="true"/>
    </style:style>
    <style:style style:name="T150" style:family="text">
      <style:text-properties fo:font-size="11.00pt" fo:font-weight="normal" fo:font-family="Calibri" style:font-family-asian="Calibri" style:font-family-complex="Calibri" fo:background-color="transparent" style:use-window-font-color="true"/>
    </style:style>
    <style:style style:name="T151" style:family="text">
      <style:text-properties fo:font-size="16.00pt" fo:font-weight="normal" fo:font-family="'Times New Roman'" style:font-family-asian="'Times New Roman'" style:font-family-complex="'Times New Roman'" fo:background-color="transparent" style:use-window-font-color="true"/>
    </style:style>
    <style:style style:name="T152" style:family="text">
      <style:text-properties fo:font-size="11.00pt" fo:font-weight="normal" fo:font-family="Calibri" style:font-family-asian="Calibri" style:font-family-complex="Calibri" fo:background-color="transparent" style:use-window-font-color="true"/>
    </style:style>
    <style:style style:name="T153" style:family="text">
      <style:text-properties fo:font-size="14.00pt" fo:font-weight="normal" fo:font-family="'Times New Roman'" style:font-family-asian="'Times New Roman'" style:font-family-complex="'Times New Roman'" fo:background-color="transparent" style:use-window-font-color="true"/>
    </style:style>
    <style:style style:name="T154" style:family="text">
      <style:text-properties fo:font-size="11.00pt" fo:font-weight="normal" fo:font-family="Calibri" style:font-family-asian="Calibri" style:font-family-complex="Calibri" fo:background-color="transparent" style:use-window-font-color="true"/>
    </style:style>
    <style:style style:name="T155" style:family="text">
      <style:text-properties fo:font-size="14.00pt" fo:font-weight="normal" fo:font-family="'Times New Roman'" style:font-family-asian="'Times New Roman'" style:font-family-complex="'Times New Roman'" fo:background-color="transparent" style:use-window-font-color="true"/>
    </style:style>
    <style:style style:name="T156" style:family="text">
      <style:text-properties fo:font-size="11.00pt" fo:font-weight="normal" fo:font-family="Calibri" style:font-family-asian="Calibri" style:font-family-complex="Calibri" fo:background-color="transparent" style:use-window-font-color="true"/>
    </style:style>
    <style:style style:name="T157" style:family="text">
      <style:text-properties fo:font-size="16.00pt" fo:font-weight="normal" fo:font-family="'Times New Roman'" style:font-family-asian="'Times New Roman'" style:font-family-complex="'Times New Roman'" fo:background-color="transparent" style:use-window-font-color="true"/>
    </style:style>
    <style:style style:name="T158" style:family="text">
      <style:text-properties fo:font-size="11.00pt" fo:font-weight="normal" fo:font-family="Calibri" style:font-family-asian="Calibri" style:font-family-complex="Calibri" fo:background-color="transparent" style:use-window-font-color="true"/>
    </style:style>
    <style:style style:name="T159" style:family="text">
      <style:text-properties fo:font-size="16.00pt" fo:font-weight="normal" fo:font-family="'Times New Roman'" style:font-family-asian="'Times New Roman'" style:font-family-complex="'Times New Roman'" fo:background-color="transparent" style:use-window-font-color="true"/>
    </style:style>
    <style:style style:name="T160" style:family="text">
      <style:text-properties fo:font-size="11.00pt" fo:font-weight="normal" fo:font-family="Calibri" style:font-family-asian="Calibri" style:font-family-complex="Calibri" fo:background-color="transparent" style:use-window-font-color="true"/>
    </style:style>
    <style:style style:name="T161" style:family="text">
      <style:text-properties fo:font-size="16.00pt" fo:font-weight="normal" fo:font-family="'Times New Roman'" style:font-family-asian="'Times New Roman'" style:font-family-complex="'Times New Roman'" fo:background-color="transparent" style:use-window-font-color="true"/>
    </style:style>
    <style:style style:name="T162" style:family="text">
      <style:text-properties fo:font-size="11.00pt" fo:font-weight="normal" fo:font-family="Calibri" style:font-family-asian="Calibri" style:font-family-complex="Calibri" fo:background-color="transparent" style:use-window-font-color="true"/>
    </style:style>
    <style:style style:name="T163" style:family="text">
      <style:text-properties fo:font-size="14.00pt" fo:font-weight="normal" fo:font-family="'Times New Roman'" style:font-family-asian="'Times New Roman'" style:font-family-complex="'Times New Roman'" fo:background-color="transparent" style:use-window-font-color="true"/>
    </style:style>
    <style:style style:name="T164" style:family="text">
      <style:text-properties fo:font-size="11.00pt" fo:font-weight="normal" fo:font-family="Calibri" style:font-family-asian="Calibri" style:font-family-complex="Calibri" fo:background-color="transparent" style:use-window-font-color="true"/>
    </style:style>
    <style:style style:name="T165" style:family="text">
      <style:text-properties fo:font-size="16.00pt" fo:font-weight="normal" fo:font-family="'Times New Roman'" style:font-family-asian="'Times New Roman'" style:font-family-complex="'Times New Roman'" fo:background-color="transparent" style:use-window-font-color="true"/>
    </style:style>
    <style:style style:name="T166" style:family="text">
      <style:text-properties fo:font-size="11.00pt" fo:font-weight="normal" fo:font-family="Calibri" style:font-family-asian="Calibri" style:font-family-complex="Calibri" fo:background-color="transparent" style:use-window-font-color="true"/>
    </style:style>
    <style:style style:name="T167" style:family="text">
      <style:text-properties fo:font-size="16.00pt" fo:font-weight="normal" fo:font-family="'Times New Roman'" style:font-family-asian="'Times New Roman'" style:font-family-complex="'Times New Roman'" fo:background-color="transparent" style:use-window-font-color="true"/>
    </style:style>
    <style:style style:name="T168" style:family="text">
      <style:text-properties fo:font-size="11.00pt" fo:font-weight="normal" fo:font-family="Calibri" style:font-family-asian="Calibri" style:font-family-complex="Calibri" fo:background-color="transparent" style:use-window-font-color="true"/>
    </style:style>
    <style:style style:name="T169" style:family="text">
      <style:text-properties fo:font-size="16.00pt" fo:font-weight="normal" fo:font-family="'Times New Roman'" style:font-family-asian="'Times New Roman'" style:font-family-complex="'Times New Roman'" fo:background-color="transparent" style:use-window-font-color="true"/>
    </style:style>
    <style:style style:name="T170" style:family="text">
      <style:text-properties fo:font-size="11.00pt" fo:font-weight="normal" fo:font-family="Calibri" style:font-family-asian="Calibri" style:font-family-complex="Calibri" fo:background-color="transparent" style:use-window-font-color="true"/>
    </style:style>
    <style:style style:name="T171" style:family="text">
      <style:text-properties fo:font-size="16.00pt" fo:font-weight="normal" fo:font-family="'Times New Roman'" style:font-family-asian="'Times New Roman'" style:font-family-complex="'Times New Roman'" fo:background-color="transparent" style:use-window-font-color="true"/>
    </style:style>
    <style:style style:name="T172" style:family="text">
      <style:text-properties fo:font-size="11.00pt" fo:font-weight="normal" fo:font-family="Calibri" style:font-family-asian="Calibri" style:font-family-complex="Calibri" fo:background-color="transparent" style:use-window-font-color="true"/>
    </style:style>
    <style:style style:name="T173" style:family="text">
      <style:text-properties fo:font-size="16.00pt" fo:font-weight="bold" fo:font-family="Roboto" style:font-family-asian="Roboto" style:font-family-complex="Roboto" fo:background-color="transparent" style:use-window-font-color="true"/>
    </style:style>
    <style:style style:name="T174" style:family="text">
      <style:text-properties fo:font-size="11.00pt" fo:font-weight="normal" fo:font-family="Calibri" style:font-family-asian="Calibri" style:font-family-complex="Calibri" fo:background-color="transparent" style:use-window-font-color="true"/>
    </style:style>
    <style:style style:name="T175" style:family="text">
      <style:text-properties fo:font-size="16.00pt" fo:font-weight="bold" fo:font-family="Roboto" style:font-family-asian="Roboto" style:font-family-complex="Roboto" fo:background-color="transparent" style:use-window-font-color="true"/>
    </style:style>
    <style:style style:name="T176" style:family="text">
      <style:text-properties fo:font-size="11.00pt" fo:font-weight="normal" fo:font-family="Calibri" style:font-family-asian="Calibri" style:font-family-complex="Calibri" fo:background-color="transparent" style:use-window-font-color="true"/>
    </style:style>
    <style:style style:name="T177" style:family="text">
      <style:text-properties fo:font-size="16.00pt" fo:font-weight="bold" fo:font-family="Roboto" style:font-family-asian="Roboto" style:font-family-complex="Roboto" fo:background-color="transparent" style:use-window-font-color="true"/>
    </style:style>
    <style:style style:name="T178" style:family="text">
      <style:text-properties fo:font-size="11.00pt" fo:font-weight="normal" fo:font-family="Calibri" style:font-family-asian="Calibri" style:font-family-complex="Calibri" fo:background-color="transparent" style:use-window-font-color="true"/>
    </style:style>
    <style:style style:name="T179" style:family="text">
      <style:text-properties fo:font-size="12.00pt" fo:font-weight="bold" fo:font-family="Cambria" style:font-family-asian="Cambria" style:font-family-complex="Cambria" fo:background-color="transparent" style:use-window-font-color="true"/>
    </style:style>
    <style:style style:name="T180" style:family="text">
      <style:text-properties fo:font-size="11.00pt" fo:font-weight="normal" fo:font-family="Calibri" style:font-family-asian="Calibri" style:font-family-complex="Calibri" fo:background-color="transparent" style:use-window-font-color="true"/>
    </style:style>
    <style:style style:name="T181" style:family="text">
      <style:text-properties fo:font-size="12.00pt" fo:font-weight="bold" fo:font-family="Cambria" style:font-family-asian="Cambria" style:font-family-complex="Cambria" fo:background-color="transparent" style:use-window-font-color="true"/>
    </style:style>
    <style:style style:name="T182" style:family="text">
      <style:text-properties fo:font-size="11.00pt" fo:font-weight="normal" fo:font-family="Calibri" style:font-family-asian="Calibri" style:font-family-complex="Calibri" fo:background-color="transparent" style:use-window-font-color="true"/>
    </style:style>
    <style:style style:name="T183" style:family="text">
      <style:text-properties fo:font-size="12.00pt" fo:font-weight="bold" fo:font-family="Cambria" style:font-family-asian="Cambria" style:font-family-complex="Cambria" fo:background-color="transparent" style:use-window-font-color="true"/>
    </style:style>
    <style:style style:name="T184" style:family="text">
      <style:text-properties fo:font-size="11.00pt" fo:font-weight="normal" fo:font-family="Calibri" style:font-family-asian="Calibri" style:font-family-complex="Calibri" fo:background-color="transparent" style:use-window-font-color="true"/>
    </style:style>
    <style:style style:name="T185" style:family="text">
      <style:text-properties fo:font-size="16.00pt" fo:font-weight="bold" fo:font-family="Roboto" style:font-family-asian="Roboto" style:font-family-complex="Roboto" fo:background-color="transparent" style:use-window-font-color="true"/>
    </style:style>
    <style:style style:name="T186" style:family="text">
      <style:text-properties fo:font-size="11.00pt" fo:font-weight="normal" fo:font-family="Calibri" style:font-family-asian="Calibri" style:font-family-complex="Calibri" fo:background-color="transparent" style:use-window-font-color="true"/>
    </style:style>
    <style:style style:name="T187" style:family="text">
      <style:text-properties fo:font-size="14.00pt" fo:font-weight="bold" fo:font-family="'Times New Roman'" style:font-family-asian="'Times New Roman'" style:font-family-complex="'Times New Roman'" fo:background-color="transparent" style:use-window-font-color="true"/>
    </style:style>
    <style:style style:name="T188" style:family="text">
      <style:text-properties fo:font-size="11.00pt" fo:font-weight="normal" fo:font-family="Calibri" style:font-family-asian="Calibri" style:font-family-complex="Calibri" fo:background-color="transparent" style:use-window-font-color="true"/>
    </style:style>
    <style:style style:name="T189" style:family="text">
      <style:text-properties fo:font-size="14.00pt" fo:font-weight="bold" fo:font-family="'Times New Roman'" style:font-family-asian="'Times New Roman'" style:font-family-complex="'Times New Roman'" fo:background-color="transparent" style:use-window-font-color="true"/>
    </style:style>
    <style:style style:name="T190" style:family="text">
      <style:text-properties fo:font-size="11.00pt" fo:font-weight="normal" fo:font-family="Calibri" style:font-family-asian="Calibri" style:font-family-complex="Calibri" fo:background-color="transparent" style:use-window-font-color="true"/>
    </style:style>
    <style:style style:name="T191" style:family="text">
      <style:text-properties fo:font-size="14.00pt" fo:font-weight="bold" fo:font-family="'Times New Roman'" style:font-family-asian="'Times New Roman'" style:font-family-complex="'Times New Roman'" fo:background-color="transparent" style:use-window-font-color="true"/>
    </style:style>
    <style:style style:name="T192" style:family="text">
      <style:text-properties fo:font-size="11.00pt" fo:font-weight="normal" fo:font-family="Calibri" style:font-family-asian="Calibri" style:font-family-complex="Calibri" fo:background-color="transparent" style:use-window-font-color="true"/>
    </style:style>
    <style:style style:name="T193" style:family="text">
      <style:text-properties fo:font-size="12.00pt" fo:font-weight="bold" fo:font-family="'Times New Roman'" style:font-family-asian="'Times New Roman'" style:font-family-complex="'Times New Roman'" fo:background-color="transparent" style:use-window-font-color="true"/>
    </style:style>
    <style:style style:name="T194" style:family="text">
      <style:text-properties fo:font-size="11.00pt" fo:font-weight="normal" fo:font-family="Calibri" style:font-family-asian="Calibri" style:font-family-complex="Calibri" fo:background-color="transparent" style:use-window-font-color="true"/>
    </style:style>
    <style:style style:name="T195" style:family="text">
      <style:text-properties fo:font-size="12.00pt" fo:font-weight="bold" fo:font-family="'Times New Roman'" style:font-family-asian="'Times New Roman'" style:font-family-complex="'Times New Roman'" fo:background-color="transparent" fo:color="#202020"/>
    </style:style>
    <style:style style:name="T196" style:family="text">
      <style:text-properties fo:font-size="11.00pt" fo:font-weight="normal" fo:font-family="Calibri" style:font-family-asian="Calibri" style:font-family-complex="Calibri" fo:background-color="transparent" style:use-window-font-color="true"/>
    </style:style>
    <style:style style:name="T197" style:family="text">
      <style:text-properties fo:font-size="11.00pt" fo:font-weight="normal" fo:font-family="'Times New Roman'" style:font-family-asian="'Times New Roman'" style:font-family-complex="'Times New Roman'" fo:background-color="transparent" style:use-window-font-color="true"/>
    </style:style>
    <style:style style:name="T198" style:family="text">
      <style:text-properties fo:font-size="11.00pt" fo:font-weight="normal" fo:font-family="Calibri" style:font-family-asian="Calibri" style:font-family-complex="Calibri" fo:background-color="transparent" style:use-window-font-color="true"/>
    </style:style>
    <style:style style:name="T199" style:family="text">
      <style:text-properties fo:font-size="12.00pt" fo:font-weight="bold" fo:font-family="'Times New Roman'" style:font-family-asian="'Times New Roman'" style:font-family-complex="'Times New Roman'" fo:background-color="transparent" style:use-window-font-color="true"/>
    </style:style>
    <style:style style:name="T200" style:family="text">
      <style:text-properties fo:font-size="11.00pt" fo:font-weight="normal" fo:font-family="Calibri" style:font-family-asian="Calibri" style:font-family-complex="Calibri" fo:background-color="transparent" style:use-window-font-color="true"/>
    </style:style>
    <style:style style:name="T201" style:family="text">
      <style:text-properties fo:font-size="12.00pt" fo:font-weight="bold" fo:font-family="'Times New Roman'" style:font-family-asian="'Times New Roman'" style:font-family-complex="'Times New Roman'" fo:background-color="transparent" fo:color="#202020"/>
    </style:style>
    <style:style style:name="T202" style:family="text">
      <style:text-properties fo:font-size="11.00pt" fo:font-weight="normal" fo:font-family="Calibri" style:font-family-asian="Calibri" style:font-family-complex="Calibri" fo:background-color="transparent" style:use-window-font-color="true"/>
    </style:style>
    <style:style style:name="T203" style:family="text">
      <style:text-properties fo:font-size="11.00pt" fo:font-weight="normal" fo:font-family="'Times New Roman'" style:font-family-asian="'Times New Roman'" style:font-family-complex="'Times New Roman'" fo:background-color="transparent" style:use-window-font-color="true"/>
    </style:style>
    <style:style style:name="T204" style:family="text">
      <style:text-properties fo:font-size="11.00pt" fo:font-weight="normal" fo:font-family="Calibri" style:font-family-asian="Calibri" style:font-family-complex="Calibri" fo:background-color="transparent" style:use-window-font-color="true"/>
    </style:style>
    <style:style style:name="T205" style:family="text">
      <style:text-properties fo:font-size="12.00pt" fo:font-weight="bold" fo:font-family="'Times New Roman'" style:font-family-asian="'Times New Roman'" style:font-family-complex="'Times New Roman'" fo:background-color="transparent" style:use-window-font-color="true"/>
    </style:style>
    <style:style style:name="T206" style:family="text">
      <style:text-properties fo:font-size="11.00pt" fo:font-weight="normal" fo:font-family="Calibri" style:font-family-asian="Calibri" style:font-family-complex="Calibri" fo:background-color="transparent" style:use-window-font-color="true"/>
    </style:style>
    <style:style style:name="T207" style:family="text">
      <style:text-properties fo:font-size="12.00pt" fo:font-weight="bold" fo:font-family="'Times New Roman'" style:font-family-asian="'Times New Roman'" style:font-family-complex="'Times New Roman'" fo:background-color="transparent" fo:color="#202020"/>
    </style:style>
    <style:style style:name="T208" style:family="text">
      <style:text-properties fo:font-size="11.00pt" fo:font-weight="normal" fo:font-family="Calibri" style:font-family-asian="Calibri" style:font-family-complex="Calibri" fo:background-color="transparent" style:use-window-font-color="true"/>
    </style:style>
    <style:style style:name="T209" style:family="text">
      <style:text-properties fo:font-size="11.50pt" fo:font-weight="normal" fo:font-family="'Times New Roman'" style:font-family-asian="'Times New Roman'" style:font-family-complex="'Times New Roman'" fo:background-color="transparent" style:use-window-font-color="true"/>
    </style:style>
    <style:style style:name="T210" style:family="text">
      <style:text-properties fo:font-size="11.00pt" fo:font-weight="normal" fo:font-family="Calibri" style:font-family-asian="Calibri" style:font-family-complex="Calibri" fo:background-color="transparent" style:use-window-font-color="true"/>
    </style:style>
    <style:style style:name="T211" style:family="text">
      <style:text-properties fo:font-size="12.00pt" fo:font-weight="bold" fo:font-family="'Times New Roman'" style:font-family-asian="'Times New Roman'" style:font-family-complex="'Times New Roman'" fo:background-color="transparent" style:use-window-font-color="true"/>
    </style:style>
    <style:style style:name="T212" style:family="text">
      <style:text-properties fo:font-size="11.00pt" fo:font-weight="normal" fo:font-family="Calibri" style:font-family-asian="Calibri" style:font-family-complex="Calibri" fo:background-color="transparent" style:use-window-font-color="true"/>
    </style:style>
    <style:style style:name="T213" style:family="text">
      <style:text-properties fo:font-size="12.00pt" fo:font-weight="bold" fo:font-family="'Times New Roman'" style:font-family-asian="'Times New Roman'" style:font-family-complex="'Times New Roman'" fo:background-color="transparent" fo:color="#202020"/>
    </style:style>
    <style:style style:name="T214" style:family="text">
      <style:text-properties fo:font-size="11.00pt" fo:font-weight="normal" fo:font-family="Calibri" style:font-family-asian="Calibri" style:font-family-complex="Calibri" fo:background-color="transparent" style:use-window-font-color="true"/>
    </style:style>
    <style:style style:name="T215" style:family="text">
      <style:text-properties fo:font-size="11.00pt" fo:font-weight="normal" fo:font-family="'Times New Roman'" style:font-family-asian="'Times New Roman'" style:font-family-complex="'Times New Roman'" fo:background-color="transparent" style:use-window-font-color="true"/>
    </style:style>
    <style:style style:name="T216" style:family="text">
      <style:text-properties fo:font-size="11.00pt" fo:font-weight="normal" fo:font-family="Calibri" style:font-family-asian="Calibri" style:font-family-complex="Calibri" fo:background-color="transparent" style:use-window-font-color="true"/>
    </style:style>
    <style:style style:name="T217" style:family="text">
      <style:text-properties fo:font-size="12.00pt" fo:font-weight="bold" fo:font-family="'Times New Roman'" style:font-family-asian="'Times New Roman'" style:font-family-complex="'Times New Roman'" fo:background-color="transparent" style:use-window-font-color="true"/>
    </style:style>
    <style:style style:name="T218" style:family="text">
      <style:text-properties fo:font-size="11.00pt" fo:font-weight="normal" fo:font-family="Calibri" style:font-family-asian="Calibri" style:font-family-complex="Calibri" fo:background-color="transparent" style:use-window-font-color="true"/>
    </style:style>
    <style:style style:name="T219" style:family="text">
      <style:text-properties fo:font-size="12.00pt" fo:font-weight="bold" fo:font-family="'Times New Roman'" style:font-family-asian="'Times New Roman'" style:font-family-complex="'Times New Roman'" fo:background-color="transparent" fo:color="#202020"/>
    </style:style>
    <style:style style:name="T220" style:family="text">
      <style:text-properties fo:font-size="11.00pt" fo:font-weight="normal" fo:font-family="Calibri" style:font-family-asian="Calibri" style:font-family-complex="Calibri" fo:background-color="transparent" style:use-window-font-color="true"/>
    </style:style>
    <style:style style:name="T221" style:family="text">
      <style:text-properties fo:font-size="11.00pt" fo:font-weight="normal" fo:font-family="'Times New Roman'" style:font-family-asian="'Times New Roman'" style:font-family-complex="'Times New Roman'" fo:background-color="transparent" style:use-window-font-color="true"/>
    </style:style>
    <style:style style:name="T222" style:family="text">
      <style:text-properties fo:font-size="11.00pt" fo:font-weight="normal" fo:font-family="Calibri" style:font-family-asian="Calibri" style:font-family-complex="Calibri" fo:background-color="transparent" style:use-window-font-color="true"/>
    </style:style>
    <style:style style:name="T223" style:family="text">
      <style:text-properties fo:font-size="12.00pt" fo:font-weight="bold" fo:font-family="'Times New Roman'" style:font-family-asian="'Times New Roman'" style:font-family-complex="'Times New Roman'" fo:background-color="transparent" style:use-window-font-color="true"/>
    </style:style>
    <style:style style:name="T224" style:family="text">
      <style:text-properties fo:font-size="11.00pt" fo:font-weight="normal" fo:font-family="Calibri" style:font-family-asian="Calibri" style:font-family-complex="Calibri" fo:background-color="transparent" style:use-window-font-color="true"/>
    </style:style>
    <style:style style:name="T225" style:family="text">
      <style:text-properties fo:font-size="12.00pt" fo:font-weight="bold" fo:font-family="'Times New Roman'" style:font-family-asian="'Times New Roman'" style:font-family-complex="'Times New Roman'" fo:background-color="transparent" fo:color="#202020"/>
    </style:style>
    <style:style style:name="T226" style:family="text">
      <style:text-properties fo:font-size="11.00pt" fo:font-weight="normal" fo:font-family="Calibri" style:font-family-asian="Calibri" style:font-family-complex="Calibri" fo:background-color="transparent" style:use-window-font-color="true"/>
    </style:style>
    <style:style style:name="T227" style:family="text">
      <style:text-properties fo:font-size="11.00pt" fo:font-weight="normal" fo:font-family="'Times New Roman'" style:font-family-asian="'Times New Roman'" style:font-family-complex="'Times New Roman'" fo:background-color="transparent" style:use-window-font-color="true"/>
    </style:style>
    <style:style style:name="T228" style:family="text">
      <style:text-properties fo:font-size="11.00pt" fo:font-weight="normal" fo:font-family="Calibri" style:font-family-asian="Calibri" style:font-family-complex="Calibri" fo:background-color="transparent" style:use-window-font-color="true"/>
    </style:style>
    <style:style style:name="T229" style:family="text">
      <style:text-properties fo:font-size="16.00pt" fo:font-weight="bold" fo:font-family="Roboto" style:font-family-asian="Roboto" style:font-family-complex="Roboto" fo:background-color="transparent" style:use-window-font-color="true"/>
    </style:style>
    <style:style style:name="T230" style:family="text">
      <style:text-properties fo:font-size="11.00pt" fo:font-weight="normal" fo:font-family="Calibri" style:font-family-asian="Calibri" style:font-family-complex="Calibri" fo:background-color="transparent" style:use-window-font-color="true"/>
    </style:style>
    <style:style style:name="T231" style:family="text">
      <style:text-properties fo:font-size="16.00pt" fo:font-weight="bold" fo:font-family="Roboto" style:font-family-asian="Roboto" style:font-family-complex="Roboto" fo:background-color="transparent" style:use-window-font-color="true"/>
    </style:style>
    <style:style style:name="T232" style:family="text">
      <style:text-properties fo:font-size="11.00pt" fo:font-weight="normal" fo:font-family="Calibri" style:font-family-asian="Calibri" style:font-family-complex="Calibri" fo:background-color="transparent" style:use-window-font-color="true"/>
    </style:style>
    <style:style style:name="T233" style:family="text">
      <style:text-properties fo:font-size="18.00pt" fo:font-weight="bold" fo:font-family="'Times New Roman'" style:font-family-asian="'Times New Roman'" style:font-family-complex="'Times New Roman'" fo:background-color="transparent" style:use-window-font-color="true"/>
    </style:style>
    <style:style style:name="T234" style:family="text">
      <style:text-properties fo:font-size="11.00pt" fo:font-weight="normal" fo:font-family="Calibri" style:font-family-asian="Calibri" style:font-family-complex="Calibri" fo:background-color="transparent" style:use-window-font-color="true"/>
    </style:style>
    <style:style style:name="T235" style:family="text">
      <style:text-properties fo:font-size="18.00pt" fo:font-weight="bold" fo:font-family="'Times New Roman'" style:font-family-asian="'Times New Roman'" style:font-family-complex="'Times New Roman'" fo:background-color="transparent" style:use-window-font-color="true"/>
    </style:style>
    <style:style style:name="T236" style:family="text">
      <style:text-properties fo:font-size="11.00pt" fo:font-weight="normal" fo:font-family="Calibri" style:font-family-asian="Calibri" style:font-family-complex="Calibri" fo:background-color="transparent" style:use-window-font-color="true"/>
    </style:style>
    <style:style style:name="T237" style:family="text">
      <style:text-properties fo:font-size="18.00pt" fo:font-weight="bold" fo:font-family="'Times New Roman'" style:font-family-asian="'Times New Roman'" style:font-family-complex="'Times New Roman'" fo:background-color="transparent" style:use-window-font-color="true"/>
    </style:style>
    <style:style style:name="T238" style:family="text">
      <style:text-properties fo:font-size="11.00pt" fo:font-weight="normal" fo:font-family="Calibri" style:font-family-asian="Calibri" style:font-family-complex="Calibri" fo:background-color="transparent" style:use-window-font-color="true"/>
    </style:style>
    <style:style style:name="T239" style:family="text">
      <style:text-properties fo:font-size="18.00pt" fo:font-weight="bold" fo:font-family="'Times New Roman'" style:font-family-asian="'Times New Roman'" style:font-family-complex="'Times New Roman'" fo:background-color="transparent" style:use-window-font-color="true"/>
    </style:style>
    <style:style style:name="T240" style:family="text">
      <style:text-properties fo:font-size="11.00pt" fo:font-weight="normal" fo:font-family="Calibri" style:font-family-asian="Calibri" style:font-family-complex="Calibri" fo:background-color="transparent" style:use-window-font-color="true"/>
    </style:style>
    <style:style style:name="T241" style:family="text">
      <style:text-properties fo:font-size="18.00pt" fo:font-weight="bold" fo:font-family="'Times New Roman'" style:font-family-asian="'Times New Roman'" style:font-family-complex="'Times New Roman'" fo:background-color="transparent" style:use-window-font-color="true"/>
    </style:style>
    <style:style style:name="T242" style:family="text">
      <style:text-properties fo:font-size="11.00pt" fo:font-weight="normal" fo:font-family="Calibri" style:font-family-asian="Calibri" style:font-family-complex="Calibri" fo:background-color="transparent" style:use-window-font-color="true"/>
    </style:style>
    <style:style style:name="T243" style:family="text">
      <style:text-properties fo:font-size="18.00pt" fo:font-weight="bold" fo:font-family="'Times New Roman'" style:font-family-asian="'Times New Roman'" style:font-family-complex="'Times New Roman'" fo:background-color="transparent" style:use-window-font-color="true"/>
    </style:style>
    <style:style style:name="T244" style:family="text">
      <style:text-properties fo:font-size="11.00pt" fo:font-weight="normal" fo:font-family="Calibri" style:font-family-asian="Calibri" style:font-family-complex="Calibri" fo:background-color="transparent" style:use-window-font-color="true"/>
    </style:style>
    <style:style style:name="T245" style:family="text">
      <style:text-properties fo:font-size="16.00pt" fo:font-weight="normal" fo:font-family="'Times New Roman'" style:font-family-asian="'Times New Roman'" style:font-family-complex="'Times New Roman'" fo:background-color="transparent" style:use-window-font-color="true"/>
    </style:style>
    <style:style style:name="T246" style:family="text">
      <style:text-properties fo:font-size="11.00pt" fo:font-weight="normal" fo:font-family="Calibri" style:font-family-asian="Calibri" style:font-family-complex="Calibri" fo:background-color="transparent" style:use-window-font-color="true"/>
    </style:style>
    <style:style style:name="T247" style:family="text">
      <style:text-properties fo:font-size="16.00pt" fo:font-weight="normal" fo:font-family="'Times New Roman'" style:font-family-asian="'Times New Roman'" style:font-family-complex="'Times New Roman'" fo:background-color="transparent" style:use-window-font-color="true"/>
    </style:style>
    <style:style style:name="T248" style:family="text">
      <style:text-properties fo:font-size="11.00pt" fo:font-weight="normal" fo:font-family="Calibri" style:font-family-asian="Calibri" style:font-family-complex="Calibri" fo:background-color="transparent" style:use-window-font-color="true"/>
    </style:style>
    <style:style style:name="T249" style:family="text">
      <style:text-properties fo:font-size="16.00pt" fo:font-weight="normal" fo:font-family="'Times New Roman'" style:font-family-asian="'Times New Roman'" style:font-family-complex="'Times New Roman'" fo:background-color="transparent" style:use-window-font-color="true"/>
    </style:style>
    <style:style style:name="T250" style:family="text">
      <style:text-properties fo:font-size="11.00pt" fo:font-weight="normal" fo:font-family="Calibri" style:font-family-asian="Calibri" style:font-family-complex="Calibri" fo:background-color="transparent" style:use-window-font-color="true"/>
    </style:style>
    <style:style style:name="T251" style:family="text">
      <style:text-properties fo:font-size="16.00pt" fo:font-weight="normal" fo:font-family="'Times New Roman'" style:font-family-asian="'Times New Roman'" style:font-family-complex="'Times New Roman'" fo:background-color="transparent" style:use-window-font-color="true"/>
    </style:style>
    <style:style style:name="T252" style:family="text">
      <style:text-properties fo:font-size="11.00pt" fo:font-weight="normal" fo:font-family="Calibri" style:font-family-asian="Calibri" style:font-family-complex="Calibri" fo:background-color="transparent" style:use-window-font-color="true"/>
    </style:style>
    <style:style style:name="T253" style:family="text">
      <style:text-properties fo:font-size="16.00pt" fo:font-weight="normal" fo:font-family="'Times New Roman'" style:font-family-asian="'Times New Roman'" style:font-family-complex="'Times New Roman'" fo:background-color="transparent" style:use-window-font-color="true"/>
    </style:style>
    <style:style style:name="T254" style:family="text">
      <style:text-properties fo:font-size="11.00pt" fo:font-weight="normal" fo:font-family="Calibri" style:font-family-asian="Calibri" style:font-family-complex="Calibri" fo:background-color="transparent" style:use-window-font-color="true"/>
    </style:style>
    <style:style style:name="T255" style:family="text">
      <style:text-properties fo:font-size="16.00pt" fo:font-weight="normal" fo:font-family="'Times New Roman'" style:font-family-asian="'Times New Roman'" style:font-family-complex="'Times New Roman'" fo:background-color="transparent" style:use-window-font-color="true"/>
    </style:style>
    <style:style style:name="T256" style:family="text">
      <style:text-properties fo:font-size="11.00pt" fo:font-weight="normal" fo:font-family="Calibri" style:font-family-asian="Calibri" style:font-family-complex="Calibri" fo:background-color="transparent" style:use-window-font-color="true"/>
    </style:style>
    <style:style style:name="T257" style:family="text">
      <style:text-properties fo:font-size="16.00pt" fo:font-weight="normal" fo:font-family="'Times New Roman'" style:font-family-asian="'Times New Roman'" style:font-family-complex="'Times New Roman'" fo:background-color="transparent" style:use-window-font-color="true"/>
    </style:style>
    <style:style style:name="T258" style:family="text">
      <style:text-properties fo:font-size="11.00pt" fo:font-weight="normal" fo:font-family="Calibri" style:font-family-asian="Calibri" style:font-family-complex="Calibri" fo:background-color="transparent" style:use-window-font-color="true"/>
    </style:style>
    <style:style style:name="T259" style:family="text">
      <style:text-properties fo:font-size="16.00pt" fo:font-weight="normal" fo:font-family="'Times New Roman'" style:font-family-asian="'Times New Roman'" style:font-family-complex="'Times New Roman'" fo:background-color="transparent" style:use-window-font-color="true"/>
    </style:style>
    <style:style style:name="T260" style:family="text">
      <style:text-properties fo:font-size="11.00pt" fo:font-weight="normal" fo:font-family="Calibri" style:font-family-asian="Calibri" style:font-family-complex="Calibri" fo:background-color="transparent" style:use-window-font-color="true"/>
    </style:style>
    <style:style style:name="T261" style:family="text">
      <style:text-properties fo:font-size="16.00pt" fo:font-weight="normal" fo:font-family="'Times New Roman'" style:font-family-asian="'Times New Roman'" style:font-family-complex="'Times New Roman'" fo:background-color="transparent" style:use-window-font-color="true"/>
    </style:style>
    <style:style style:name="T262" style:family="text">
      <style:text-properties fo:font-size="11.00pt" fo:font-weight="normal" fo:font-family="Calibri" style:font-family-asian="Calibri" style:font-family-complex="Calibri" fo:background-color="transparent" style:use-window-font-color="true"/>
    </style:style>
    <style:style style:name="T263" style:family="text">
      <style:text-properties fo:font-size="16.00pt" fo:font-weight="bold" fo:font-family="Roboto" style:font-family-asian="Roboto" style:font-family-complex="Roboto" fo:background-color="transparent" style:use-window-font-color="true"/>
    </style:style>
    <style:style style:name="T264" style:family="text">
      <style:text-properties fo:font-size="11.00pt" fo:font-weight="normal" fo:font-family="Calibri" style:font-family-asian="Calibri" style:font-family-complex="Calibri" fo:background-color="transparent" style:use-window-font-color="true"/>
    </style:style>
    <style:style style:name="T265" style:family="text">
      <style:text-properties fo:font-size="14.00pt" fo:font-weight="bold" fo:font-family="'Times New Roman'" style:font-family-asian="'Times New Roman'" style:font-family-complex="'Times New Roman'" fo:background-color="transparent" style:use-window-font-color="true"/>
    </style:style>
    <style:style style:name="T266" style:family="text">
      <style:text-properties fo:font-size="11.00pt" fo:font-weight="normal" fo:font-family="Calibri" style:font-family-asian="Calibri" style:font-family-complex="Calibri" fo:background-color="transparent" style:use-window-font-color="true"/>
    </style:style>
    <style:style style:name="T267" style:family="text">
      <style:text-properties fo:font-size="14.00pt" fo:font-weight="bold" fo:font-family="'Times New Roman'" style:font-family-asian="'Times New Roman'" style:font-family-complex="'Times New Roman'" fo:background-color="transparent" style:use-window-font-color="true"/>
    </style:style>
    <style:style style:name="T268" style:family="text">
      <style:text-properties fo:font-size="11.00pt" fo:font-weight="normal" fo:font-family="Calibri" style:font-family-asian="Calibri" style:font-family-complex="Calibri" fo:background-color="transparent" style:use-window-font-color="true"/>
    </style:style>
    <style:style style:name="T269" style:family="text">
      <style:text-properties fo:font-size="14.00pt" fo:font-weight="bold" fo:font-family="'Times New Roman'" style:font-family-asian="'Times New Roman'" style:font-family-complex="'Times New Roman'" fo:background-color="transparent" style:use-window-font-color="true"/>
    </style:style>
    <style:style style:name="T270" style:family="text">
      <style:text-properties fo:font-size="11.00pt" fo:font-weight="normal" fo:font-family="Calibri" style:font-family-asian="Calibri" style:font-family-complex="Calibri" fo:background-color="transparent" style:use-window-font-color="true"/>
    </style:style>
    <style:style style:name="T271" style:family="text">
      <style:text-properties fo:font-size="14.00pt" fo:font-weight="normal" fo:font-family="'Times New Roman'" style:font-family-asian="'Times New Roman'" style:font-family-complex="'Times New Roman'" fo:background-color="transparent" style:use-window-font-color="true"/>
    </style:style>
    <style:style style:name="T272" style:family="text">
      <style:text-properties fo:font-size="11.00pt" fo:font-weight="normal" fo:font-family="Calibri" style:font-family-asian="Calibri" style:font-family-complex="Calibri" fo:background-color="transparent" style:use-window-font-color="true"/>
    </style:style>
    <style:style style:name="T273" style:family="text">
      <style:text-properties fo:font-size="14.00pt" fo:font-weight="bold" fo:font-family="'Times New Roman'" style:font-family-asian="'Times New Roman'" style:font-family-complex="'Times New Roman'" fo:background-color="transparent" style:use-window-font-color="true"/>
    </style:style>
    <style:style style:name="T274" style:family="text">
      <style:text-properties fo:font-size="11.00pt" fo:font-weight="normal" fo:font-family="Calibri" style:font-family-asian="Calibri" style:font-family-complex="Calibri" fo:background-color="transparent" style:use-window-font-color="true"/>
    </style:style>
    <style:style style:name="T275" style:family="text">
      <style:text-properties fo:font-size="14.00pt" fo:font-weight="normal" fo:font-family="'Times New Roman'" style:font-family-asian="'Times New Roman'" style:font-family-complex="'Times New Roman'" fo:background-color="transparent" style:use-window-font-color="true"/>
    </style:style>
    <style:style style:name="T276" style:family="text">
      <style:text-properties fo:font-size="11.00pt" fo:font-weight="normal" fo:font-family="Calibri" style:font-family-asian="Calibri" style:font-family-complex="Calibri" fo:background-color="transparent" style:use-window-font-color="true"/>
    </style:style>
    <style:style style:name="T277" style:family="text">
      <style:text-properties fo:font-size="14.00pt" fo:font-weight="normal" fo:font-family="'Times New Roman'" style:font-family-asian="'Times New Roman'" style:font-family-complex="'Times New Roman'" fo:background-color="transparent" style:use-window-font-color="true"/>
    </style:style>
    <style:style style:name="T278" style:family="text">
      <style:text-properties fo:font-size="11.00pt" fo:font-weight="normal" fo:font-family="Calibri" style:font-family-asian="Calibri" style:font-family-complex="Calibri" fo:background-color="transparent" style:use-window-font-color="true"/>
    </style:style>
    <style:style style:name="T279" style:family="text">
      <style:text-properties fo:font-size="14.00pt" fo:font-weight="bold" fo:font-family="'Times New Roman'" style:font-family-asian="'Times New Roman'" style:font-family-complex="'Times New Roman'" fo:background-color="transparent" style:use-window-font-color="true"/>
    </style:style>
    <style:style style:name="T280" style:family="text">
      <style:text-properties fo:font-size="11.00pt" fo:font-weight="normal" fo:font-family="Calibri" style:font-family-asian="Calibri" style:font-family-complex="Calibri" fo:background-color="transparent" style:use-window-font-color="true"/>
    </style:style>
    <style:style style:name="T281" style:family="text">
      <style:text-properties fo:font-size="14.00pt" fo:font-weight="normal" fo:font-family="'Times New Roman'" style:font-family-asian="'Times New Roman'" style:font-family-complex="'Times New Roman'" fo:background-color="transparent" style:use-window-font-color="true"/>
    </style:style>
    <style:style style:name="T282" style:family="text">
      <style:text-properties fo:font-size="11.00pt" fo:font-weight="normal" fo:font-family="Calibri" style:font-family-asian="Calibri" style:font-family-complex="Calibri" fo:background-color="transparent" style:use-window-font-color="true"/>
    </style:style>
    <style:style style:name="T283" style:family="text">
      <style:text-properties fo:font-size="14.00pt" fo:font-weight="normal" fo:font-family="'Times New Roman'" style:font-family-asian="'Times New Roman'" style:font-family-complex="'Times New Roman'" fo:background-color="transparent" style:use-window-font-color="true"/>
    </style:style>
    <style:style style:name="T284" style:family="text">
      <style:text-properties fo:font-size="11.00pt" fo:font-weight="normal" fo:font-family="Calibri" style:font-family-asian="Calibri" style:font-family-complex="Calibri" fo:background-color="transparent" style:use-window-font-color="true"/>
    </style:style>
    <style:style style:name="T285" style:family="text">
      <style:text-properties fo:font-size="14.00pt" fo:font-weight="bold" fo:font-family="'Times New Roman'" style:font-family-asian="'Times New Roman'" style:font-family-complex="'Times New Roman'" fo:background-color="transparent" style:use-window-font-color="true"/>
    </style:style>
    <style:style style:name="T286" style:family="text">
      <style:text-properties fo:font-size="11.00pt" fo:font-weight="normal" fo:font-family="Calibri" style:font-family-asian="Calibri" style:font-family-complex="Calibri" fo:background-color="transparent" style:use-window-font-color="true"/>
    </style:style>
    <style:style style:name="T287" style:family="text">
      <style:text-properties fo:font-size="14.00pt" fo:font-weight="normal" fo:font-family="'Times New Roman'" style:font-family-asian="'Times New Roman'" style:font-family-complex="'Times New Roman'" fo:background-color="transparent" style:use-window-font-color="true"/>
    </style:style>
    <style:style style:name="T288" style:family="text">
      <style:text-properties fo:font-size="11.00pt" fo:font-weight="normal" fo:font-family="Calibri" style:font-family-asian="Calibri" style:font-family-complex="Calibri" fo:background-color="transparent" style:use-window-font-color="true"/>
    </style:style>
    <style:style style:name="T289" style:family="text">
      <style:text-properties fo:font-size="14.00pt" fo:font-weight="normal" fo:font-family="'Times New Roman'" style:font-family-asian="'Times New Roman'" style:font-family-complex="'Times New Roman'" fo:background-color="transparent" style:use-window-font-color="true"/>
    </style:style>
    <style:style style:name="T290" style:family="text">
      <style:text-properties fo:font-size="11.00pt" fo:font-weight="normal" fo:font-family="Calibri" style:font-family-asian="Calibri" style:font-family-complex="Calibri" fo:background-color="transparent" style:use-window-font-color="true"/>
    </style:style>
    <style:style style:name="T291" style:family="text">
      <style:text-properties fo:font-size="14.00pt" fo:font-weight="bold" fo:font-family="'Times New Roman'" style:font-family-asian="'Times New Roman'" style:font-family-complex="'Times New Roman'" fo:background-color="transparent" style:use-window-font-color="true"/>
    </style:style>
    <style:style style:name="T292" style:family="text">
      <style:text-properties fo:font-size="11.00pt" fo:font-weight="normal" fo:font-family="Calibri" style:font-family-asian="Calibri" style:font-family-complex="Calibri" fo:background-color="transparent" style:use-window-font-color="true"/>
    </style:style>
    <style:style style:name="T293" style:family="text">
      <style:text-properties fo:font-size="14.00pt" fo:font-weight="normal" fo:font-family="'Times New Roman'" style:font-family-asian="'Times New Roman'" style:font-family-complex="'Times New Roman'" fo:background-color="transparent" style:use-window-font-color="true"/>
    </style:style>
    <style:style style:name="T294" style:family="text">
      <style:text-properties fo:font-size="11.00pt" fo:font-weight="normal" fo:font-family="Calibri" style:font-family-asian="Calibri" style:font-family-complex="Calibri" fo:background-color="transparent" style:use-window-font-color="true"/>
    </style:style>
    <style:style style:name="T295" style:family="text">
      <style:text-properties fo:font-size="14.00pt" fo:font-weight="normal" fo:font-family="'Times New Roman'" style:font-family-asian="'Times New Roman'" style:font-family-complex="'Times New Roman'" fo:background-color="transparent" style:use-window-font-color="true"/>
    </style:style>
    <style:style style:name="T296" style:family="text">
      <style:text-properties fo:font-size="11.00pt" fo:font-weight="normal" fo:font-family="Calibri" style:font-family-asian="Calibri" style:font-family-complex="Calibri" fo:background-color="transparent" style:use-window-font-color="true"/>
    </style:style>
    <style:style style:name="T297" style:family="text">
      <style:text-properties fo:font-size="14.00pt" fo:font-weight="bold" fo:font-family="'Times New Roman'" style:font-family-asian="'Times New Roman'" style:font-family-complex="'Times New Roman'" fo:background-color="transparent" style:use-window-font-color="true"/>
    </style:style>
    <style:style style:name="T298" style:family="text">
      <style:text-properties fo:font-size="11.00pt" fo:font-weight="normal" fo:font-family="Calibri" style:font-family-asian="Calibri" style:font-family-complex="Calibri" fo:background-color="transparent" style:use-window-font-color="true"/>
    </style:style>
    <style:style style:name="T299" style:family="text">
      <style:text-properties fo:font-size="14.00pt" fo:font-weight="normal" fo:font-family="'Times New Roman'" style:font-family-asian="'Times New Roman'" style:font-family-complex="'Times New Roman'" fo:background-color="transparent" style:use-window-font-color="true"/>
    </style:style>
    <style:style style:name="T300" style:family="text">
      <style:text-properties fo:font-size="11.00pt" fo:font-weight="normal" fo:font-family="Calibri" style:font-family-asian="Calibri" style:font-family-complex="Calibri" fo:background-color="transparent" style:use-window-font-color="true"/>
    </style:style>
    <style:style style:name="T301" style:family="text">
      <style:text-properties fo:font-size="14.00pt" fo:font-weight="normal" fo:font-family="'Times New Roman'" style:font-family-asian="'Times New Roman'" style:font-family-complex="'Times New Roman'" fo:background-color="transparent" style:use-window-font-color="true"/>
    </style:style>
    <style:style style:name="T302" style:family="text">
      <style:text-properties fo:font-size="11.00pt" fo:font-weight="normal" fo:font-family="Calibri" style:font-family-asian="Calibri" style:font-family-complex="Calibri" fo:background-color="transparent" style:use-window-font-color="true"/>
    </style:style>
    <style:style style:name="T303" style:family="text">
      <style:text-properties fo:font-size="14.00pt" fo:font-weight="bold" fo:font-family="'Times New Roman'" style:font-family-asian="'Times New Roman'" style:font-family-complex="'Times New Roman'" fo:background-color="transparent" fo:color="#202020"/>
    </style:style>
    <style:style style:name="T304" style:family="text">
      <style:text-properties fo:font-size="11.00pt" fo:font-weight="normal" fo:font-family="Calibri" style:font-family-asian="Calibri" style:font-family-complex="Calibri" fo:background-color="transparent" style:use-window-font-color="true"/>
    </style:style>
    <style:style style:name="T305" style:family="text">
      <style:text-properties fo:font-size="14.00pt" fo:font-weight="normal" fo:font-family="'Times New Roman'" style:font-family-asian="'Times New Roman'" style:font-family-complex="'Times New Roman'" fo:background-color="transparent" style:use-window-font-color="true"/>
    </style:style>
    <style:style style:name="T306" style:family="text">
      <style:text-properties fo:font-size="11.00pt" fo:font-weight="normal" fo:font-family="Calibri" style:font-family-asian="Calibri" style:font-family-complex="Calibri" fo:background-color="transparent" style:use-window-font-color="true"/>
    </style:style>
    <style:style style:name="T307" style:family="text">
      <style:text-properties fo:font-size="16.00pt" fo:font-weight="bold" fo:font-family="Roboto" style:font-family-asian="Roboto" style:font-family-complex="Roboto" fo:background-color="transparent" style:use-window-font-color="true"/>
    </style:style>
    <style:style style:name="T308" style:family="text">
      <style:text-properties fo:font-size="11.00pt" fo:font-weight="normal" fo:font-family="Calibri" style:font-family-asian="Calibri" style:font-family-complex="Calibri" fo:background-color="transparent" style:use-window-font-color="true"/>
    </style:style>
    <style:style style:name="T309" style:family="text">
      <style:text-properties fo:font-size="16.00pt" fo:font-weight="bold" fo:font-family="Roboto" style:font-family-asian="Roboto" style:font-family-complex="Roboto" fo:background-color="transparent" style:use-window-font-color="true"/>
    </style:style>
    <style:style style:name="T310" style:family="text">
      <style:text-properties fo:font-size="11.00pt" fo:font-weight="normal" fo:font-family="Calibri" style:font-family-asian="Calibri" style:font-family-complex="Calibri" fo:background-color="transparent" style:use-window-font-color="true"/>
    </style:style>
    <style:style style:name="T311" style:family="text">
      <style:text-properties fo:font-size="16.00pt" fo:font-weight="bold" fo:font-family="Roboto" style:font-family-asian="Roboto" style:font-family-complex="Roboto" fo:background-color="transparent" style:use-window-font-color="true"/>
    </style:style>
    <style:style style:name="T312" style:family="text">
      <style:text-properties fo:font-size="11.00pt" fo:font-weight="normal" fo:font-family="Calibri" style:font-family-asian="Calibri" style:font-family-complex="Calibri" fo:background-color="transparent" style:use-window-font-color="true"/>
    </style:style>
    <style:style style:name="T313" style:family="text">
      <style:text-properties fo:font-size="16.00pt" fo:font-weight="bold" fo:font-family="Roboto" style:font-family-asian="Roboto" style:font-family-complex="Roboto" fo:background-color="transparent" style:use-window-font-color="true"/>
    </style:style>
    <style:style style:name="T314" style:family="text">
      <style:text-properties fo:font-size="11.00pt" fo:font-weight="normal" fo:font-family="Calibri" style:font-family-asian="Calibri" style:font-family-complex="Calibri" fo:background-color="transparent" style:use-window-font-color="true"/>
    </style:style>
    <style:style style:name="T315" style:family="text">
      <style:text-properties fo:font-size="10.00pt" fo:font-weight="bold" fo:font-family="Arial" style:font-family-asian="Arial" style:font-family-complex="Arial" fo:background-color="transparent" style:use-window-font-color="true"/>
    </style:style>
    <style:style style:name="T316" style:family="text">
      <style:text-properties fo:font-size="11.00pt" fo:font-weight="normal" fo:font-family="Calibri" style:font-family-asian="Calibri" style:font-family-complex="Calibri" fo:background-color="transparent" style:use-window-font-color="true"/>
    </style:style>
    <style:style style:name="T317" style:family="text">
      <style:text-properties fo:font-size="10.00pt" fo:font-weight="bold" fo:font-family="Arial" style:font-family-asian="Arial" style:font-family-complex="Arial" fo:background-color="transparent" style:use-window-font-color="true"/>
    </style:style>
    <style:style style:name="T318" style:family="text">
      <style:text-properties fo:font-size="11.00pt" fo:font-weight="normal" fo:font-family="Calibri" style:font-family-asian="Calibri" style:font-family-complex="Calibri" fo:background-color="transparent" style:use-window-font-color="true"/>
    </style:style>
    <style:style style:name="T319" style:family="text">
      <style:text-properties fo:font-size="10.00pt" fo:font-weight="bold" fo:font-family="Arial" style:font-family-asian="Arial" style:font-family-complex="Arial" fo:background-color="transparent" style:use-window-font-color="true"/>
    </style:style>
    <style:style style:name="T320" style:family="text">
      <style:text-properties fo:font-size="11.00pt" fo:font-weight="normal" fo:font-family="Calibri" style:font-family-asian="Calibri" style:font-family-complex="Calibri" fo:background-color="transparent" style:use-window-font-color="true"/>
    </style:style>
    <style:style style:name="T321" style:family="text">
      <style:text-properties fo:font-size="10.00pt" fo:font-weight="bold" fo:font-family="Arial" style:font-family-asian="Arial" style:font-family-complex="Arial" fo:background-color="transparent" style:use-window-font-color="true"/>
    </style:style>
    <style:style style:name="T322" style:family="text">
      <style:text-properties fo:font-size="11.00pt" fo:font-weight="normal" fo:font-family="Calibri" style:font-family-asian="Calibri" style:font-family-complex="Calibri" fo:background-color="transparent" style:use-window-font-color="true"/>
    </style:style>
    <style:style style:name="T323" style:family="text">
      <style:text-properties fo:font-size="10.00pt" fo:font-weight="bold" fo:font-family="Arial" style:font-family-asian="Arial" style:font-family-complex="Arial" fo:background-color="transparent" style:use-window-font-color="true"/>
    </style:style>
    <style:style style:name="T324" style:family="text">
      <style:text-properties fo:font-size="11.00pt" fo:font-weight="normal" fo:font-family="Calibri" style:font-family-asian="Calibri" style:font-family-complex="Calibri" fo:background-color="transparent" style:use-window-font-color="true"/>
    </style:style>
    <style:style style:name="T325" style:family="text">
      <style:text-properties fo:font-size="10.00pt" fo:font-weight="bold" fo:font-family="Arial" style:font-family-asian="Arial" style:font-family-complex="Arial" fo:background-color="transparent" style:use-window-font-color="true"/>
    </style:style>
    <style:style style:name="T326" style:family="text">
      <style:text-properties fo:font-size="11.00pt" fo:font-weight="normal" fo:font-family="Calibri" style:font-family-asian="Calibri" style:font-family-complex="Calibri" fo:background-color="transparent" style:use-window-font-color="true"/>
    </style:style>
    <style:style style:name="T327" style:family="text">
      <style:text-properties fo:font-size="10.00pt" fo:font-weight="bold" fo:font-family="Arial" style:font-family-asian="Arial" style:font-family-complex="Arial" fo:background-color="transparent" style:use-window-font-color="true"/>
    </style:style>
    <style:style style:name="T328" style:family="text">
      <style:text-properties fo:font-size="11.00pt" fo:font-weight="normal" fo:font-family="Calibri" style:font-family-asian="Calibri" style:font-family-complex="Calibri" fo:background-color="transparent" style:use-window-font-color="true"/>
    </style:style>
    <style:style style:name="T329" style:family="text">
      <style:text-properties fo:font-size="10.00pt" fo:font-weight="normal" fo:font-family="'Times New Roman'" style:font-family-asian="'Times New Roman'" style:font-family-complex="'Times New Roman'" fo:background-color="transparent" style:use-window-font-color="true"/>
    </style:style>
    <style:style style:name="T330" style:family="text">
      <style:text-properties fo:font-size="11.00pt" fo:font-weight="normal" fo:font-family="Calibri" style:font-family-asian="Calibri" style:font-family-complex="Calibri" fo:background-color="transparent" style:use-window-font-color="true"/>
    </style:style>
    <style:style style:name="T331" style:family="text">
      <style:text-properties fo:font-size="10.00pt" fo:font-weight="normal" fo:font-family="'Times New Roman'" style:font-family-asian="'Times New Roman'" style:font-family-complex="'Times New Roman'" fo:background-color="transparent" style:use-window-font-color="true"/>
    </style:style>
    <style:style style:name="T332" style:family="text">
      <style:text-properties fo:font-size="11.00pt" fo:font-weight="normal" fo:font-family="Calibri" style:font-family-asian="Calibri" style:font-family-complex="Calibri" fo:background-color="transparent" style:use-window-font-color="true"/>
    </style:style>
    <style:style style:name="T333" style:family="text">
      <style:text-properties fo:font-size="10.00pt" fo:font-weight="normal" fo:font-family="'Times New Roman'" style:font-family-asian="'Times New Roman'" style:font-family-complex="'Times New Roman'" fo:background-color="transparent" style:use-window-font-color="true"/>
    </style:style>
    <style:style style:name="T334" style:family="text">
      <style:text-properties fo:font-size="11.00pt" fo:font-weight="normal" fo:font-family="Calibri" style:font-family-asian="Calibri" style:font-family-complex="Calibri" fo:background-color="transparent" style:use-window-font-color="true"/>
    </style:style>
    <style:style style:name="T335" style:family="text">
      <style:text-properties fo:font-size="10.00pt" fo:font-weight="normal" fo:font-family="'Times New Roman'" style:font-family-asian="'Times New Roman'" style:font-family-complex="'Times New Roman'" fo:background-color="transparent" style:use-window-font-color="true"/>
    </style:style>
    <style:style style:name="T336" style:family="text">
      <style:text-properties fo:font-size="11.00pt" fo:font-weight="normal" fo:font-family="Calibri" style:font-family-asian="Calibri" style:font-family-complex="Calibri" fo:background-color="transparent" style:use-window-font-color="true"/>
    </style:style>
    <style:style style:name="T337" style:family="text">
      <style:text-properties fo:font-size="10.00pt" fo:font-weight="normal" fo:font-family="'Times New Roman'" style:font-family-asian="'Times New Roman'" style:font-family-complex="'Times New Roman'" fo:background-color="transparent" style:use-window-font-color="true"/>
    </style:style>
    <style:style style:name="T338" style:family="text">
      <style:text-properties fo:font-size="11.00pt" fo:font-weight="normal" fo:font-family="Calibri" style:font-family-asian="Calibri" style:font-family-complex="Calibri" fo:background-color="transparent" style:use-window-font-color="true"/>
    </style:style>
    <style:style style:name="T339" style:family="text">
      <style:text-properties fo:font-size="10.00pt" fo:font-weight="normal" fo:font-family="'Times New Roman'" style:font-family-asian="'Times New Roman'" style:font-family-complex="'Times New Roman'" fo:background-color="transparent" style:use-window-font-color="true"/>
    </style:style>
    <style:style style:name="T340" style:family="text">
      <style:text-properties fo:font-size="11.00pt" fo:font-weight="normal" fo:font-family="Calibri" style:font-family-asian="Calibri" style:font-family-complex="Calibri" fo:background-color="transparent" style:use-window-font-color="true"/>
    </style:style>
    <style:style style:name="T341" style:family="text">
      <style:text-properties fo:font-size="10.00pt" fo:font-weight="normal" fo:font-family="'Times New Roman'" style:font-family-asian="'Times New Roman'" style:font-family-complex="'Times New Roman'" fo:background-color="transparent" style:use-window-font-color="true"/>
    </style:style>
    <style:style style:name="T342" style:family="text">
      <style:text-properties fo:font-size="11.00pt" fo:font-weight="normal" fo:font-family="Calibri" style:font-family-asian="Calibri" style:font-family-complex="Calibri" fo:background-color="transparent" style:use-window-font-color="true"/>
    </style:style>
    <style:style style:name="T343" style:family="text">
      <style:text-properties fo:font-size="10.00pt" fo:font-weight="normal" fo:font-family="'Times New Roman'" style:font-family-asian="'Times New Roman'" style:font-family-complex="'Times New Roman'" fo:background-color="transparent" style:use-window-font-color="true"/>
    </style:style>
    <style:style style:name="T344" style:family="text">
      <style:text-properties fo:font-size="11.00pt" fo:font-weight="normal" fo:font-family="Calibri" style:font-family-asian="Calibri" style:font-family-complex="Calibri" fo:background-color="transparent" style:use-window-font-color="true"/>
    </style:style>
    <style:style style:name="T345" style:family="text">
      <style:text-properties fo:font-size="10.00pt" fo:font-weight="normal" fo:font-family="'Times New Roman'" style:font-family-asian="'Times New Roman'" style:font-family-complex="'Times New Roman'" fo:background-color="transparent" style:use-window-font-color="true"/>
    </style:style>
    <style:style style:name="T346" style:family="text">
      <style:text-properties fo:font-size="11.00pt" fo:font-weight="normal" fo:font-family="Calibri" style:font-family-asian="Calibri" style:font-family-complex="Calibri" fo:background-color="transparent" style:use-window-font-color="true"/>
    </style:style>
    <style:style style:name="T347" style:family="text">
      <style:text-properties fo:font-size="10.00pt" fo:font-weight="normal" fo:font-family="'Times New Roman'" style:font-family-asian="'Times New Roman'" style:font-family-complex="'Times New Roman'" fo:background-color="transparent" style:use-window-font-color="true"/>
    </style:style>
    <style:style style:name="T348" style:family="text">
      <style:text-properties fo:font-size="11.00pt" fo:font-weight="normal" fo:font-family="Calibri" style:font-family-asian="Calibri" style:font-family-complex="Calibri" fo:background-color="transparent" style:use-window-font-color="true"/>
    </style:style>
    <style:style style:name="T349" style:family="text">
      <style:text-properties fo:font-size="10.00pt" fo:font-weight="normal" fo:font-family="'Times New Roman'" style:font-family-asian="'Times New Roman'" style:font-family-complex="'Times New Roman'" fo:background-color="transparent" style:use-window-font-color="true"/>
    </style:style>
    <style:style style:name="T350" style:family="text">
      <style:text-properties fo:font-size="11.00pt" fo:font-weight="normal" fo:font-family="Calibri" style:font-family-asian="Calibri" style:font-family-complex="Calibri" fo:background-color="transparent" style:use-window-font-color="true"/>
    </style:style>
    <style:style style:name="T351" style:family="text">
      <style:text-properties fo:font-size="10.00pt" fo:font-weight="normal" fo:font-family="'Times New Roman'" style:font-family-asian="'Times New Roman'" style:font-family-complex="'Times New Roman'" fo:background-color="transparent" style:use-window-font-color="true"/>
    </style:style>
    <style:style style:name="T352" style:family="text">
      <style:text-properties fo:font-size="11.00pt" fo:font-weight="normal" fo:font-family="Calibri" style:font-family-asian="Calibri" style:font-family-complex="Calibri" fo:background-color="transparent" style:use-window-font-color="true"/>
    </style:style>
    <style:style style:name="T353" style:family="text">
      <style:text-properties fo:font-size="10.00pt" fo:font-weight="normal" fo:font-family="'Times New Roman'" style:font-family-asian="'Times New Roman'" style:font-family-complex="'Times New Roman'" fo:background-color="transparent" style:use-window-font-color="true"/>
    </style:style>
    <style:style style:name="T354" style:family="text">
      <style:text-properties fo:font-size="11.00pt" fo:font-weight="normal" fo:font-family="Calibri" style:font-family-asian="Calibri" style:font-family-complex="Calibri" fo:background-color="transparent" style:use-window-font-color="true"/>
    </style:style>
    <style:style style:name="T355" style:family="text">
      <style:text-properties fo:font-size="10.00pt" fo:font-weight="normal" fo:font-family="'Times New Roman'" style:font-family-asian="'Times New Roman'" style:font-family-complex="'Times New Roman'" fo:background-color="transparent" style:use-window-font-color="true"/>
    </style:style>
    <style:style style:name="T356" style:family="text">
      <style:text-properties fo:font-size="11.00pt" fo:font-weight="normal" fo:font-family="Calibri" style:font-family-asian="Calibri" style:font-family-complex="Calibri" fo:background-color="transparent" style:use-window-font-color="true"/>
    </style:style>
    <style:style style:name="T357" style:family="text">
      <style:text-properties fo:font-size="10.00pt" fo:font-weight="normal" fo:font-family="'Times New Roman'" style:font-family-asian="'Times New Roman'" style:font-family-complex="'Times New Roman'" fo:background-color="transparent" style:use-window-font-color="true"/>
    </style:style>
    <style:style style:name="T358" style:family="text">
      <style:text-properties fo:font-size="11.00pt" fo:font-weight="normal" fo:font-family="Calibri" style:font-family-asian="Calibri" style:font-family-complex="Calibri" fo:background-color="transparent" style:use-window-font-color="true"/>
    </style:style>
    <style:style style:name="T359" style:family="text">
      <style:text-properties fo:font-size="10.00pt" fo:font-weight="normal" fo:font-family="'Times New Roman'" style:font-family-asian="'Times New Roman'" style:font-family-complex="'Times New Roman'" fo:background-color="transparent" style:use-window-font-color="true"/>
    </style:style>
    <style:style style:name="T360" style:family="text">
      <style:text-properties fo:font-size="11.00pt" fo:font-weight="normal" fo:font-family="Calibri" style:font-family-asian="Calibri" style:font-family-complex="Calibri" fo:background-color="transparent" style:use-window-font-color="true"/>
    </style:style>
    <style:style style:name="T361" style:family="text">
      <style:text-properties fo:font-size="10.00pt" fo:font-weight="normal" fo:font-family="'Times New Roman'" style:font-family-asian="'Times New Roman'" style:font-family-complex="'Times New Roman'" fo:background-color="transparent" style:use-window-font-color="true"/>
    </style:style>
    <style:style style:name="T362" style:family="text">
      <style:text-properties fo:font-size="11.00pt" fo:font-weight="normal" fo:font-family="Calibri" style:font-family-asian="Calibri" style:font-family-complex="Calibri" fo:background-color="transparent" style:use-window-font-color="true"/>
    </style:style>
    <style:style style:name="T363" style:family="text">
      <style:text-properties fo:font-size="10.00pt" fo:font-weight="normal" fo:font-family="'Times New Roman'" style:font-family-asian="'Times New Roman'" style:font-family-complex="'Times New Roman'" fo:background-color="transparent" style:use-window-font-color="true"/>
    </style:style>
    <style:style style:name="T364" style:family="text">
      <style:text-properties fo:font-size="11.00pt" fo:font-weight="normal" fo:font-family="Calibri" style:font-family-asian="Calibri" style:font-family-complex="Calibri" fo:background-color="transparent" style:use-window-font-color="true"/>
    </style:style>
    <style:style style:name="T365" style:family="text">
      <style:text-properties fo:font-size="10.00pt" fo:font-weight="normal" fo:font-family="'Times New Roman'" style:font-family-asian="'Times New Roman'" style:font-family-complex="'Times New Roman'" fo:background-color="transparent" style:use-window-font-color="true"/>
    </style:style>
    <style:style style:name="T366" style:family="text">
      <style:text-properties fo:font-size="11.00pt" fo:font-weight="normal" fo:font-family="Calibri" style:font-family-asian="Calibri" style:font-family-complex="Calibri" fo:background-color="transparent" style:use-window-font-color="true"/>
    </style:style>
    <style:style style:name="T367" style:family="text">
      <style:text-properties fo:font-size="10.00pt" fo:font-weight="normal" fo:font-family="'Times New Roman'" style:font-family-asian="'Times New Roman'" style:font-family-complex="'Times New Roman'" fo:background-color="transparent" style:use-window-font-color="true"/>
    </style:style>
    <style:style style:name="T368" style:family="text">
      <style:text-properties fo:font-size="11.00pt" fo:font-weight="normal" fo:font-family="Calibri" style:font-family-asian="Calibri" style:font-family-complex="Calibri" fo:background-color="transparent" style:use-window-font-color="true"/>
    </style:style>
    <style:style style:name="T369" style:family="text">
      <style:text-properties fo:font-size="10.00pt" fo:font-weight="normal" fo:font-family="'Times New Roman'" style:font-family-asian="'Times New Roman'" style:font-family-complex="'Times New Roman'" fo:background-color="transparent" style:use-window-font-color="true"/>
    </style:style>
    <style:style style:name="T370" style:family="text">
      <style:text-properties fo:font-size="11.00pt" fo:font-weight="normal" fo:font-family="Calibri" style:font-family-asian="Calibri" style:font-family-complex="Calibri" fo:background-color="transparent" style:use-window-font-color="true"/>
    </style:style>
    <style:style style:name="T371" style:family="text">
      <style:text-properties fo:font-size="10.00pt" fo:font-weight="normal" fo:font-family="'Times New Roman'" style:font-family-asian="'Times New Roman'" style:font-family-complex="'Times New Roman'" fo:background-color="transparent" style:use-window-font-color="true"/>
    </style:style>
    <style:style style:name="T372" style:family="text">
      <style:text-properties fo:font-size="11.00pt" fo:font-weight="normal" fo:font-family="Calibri" style:font-family-asian="Calibri" style:font-family-complex="Calibri" fo:background-color="transparent" style:use-window-font-color="true"/>
    </style:style>
    <style:style style:name="T373" style:family="text">
      <style:text-properties fo:font-size="10.00pt" fo:font-weight="normal" fo:font-family="'Times New Roman'" style:font-family-asian="'Times New Roman'" style:font-family-complex="'Times New Roman'" fo:background-color="transparent" style:use-window-font-color="true"/>
    </style:style>
    <style:style style:name="T374" style:family="text">
      <style:text-properties fo:font-size="11.00pt" fo:font-weight="normal" fo:font-family="Calibri" style:font-family-asian="Calibri" style:font-family-complex="Calibri" fo:background-color="transparent" style:use-window-font-color="true"/>
    </style:style>
    <style:style style:name="T375" style:family="text">
      <style:text-properties fo:font-size="10.00pt" fo:font-weight="normal" fo:font-family="'Times New Roman'" style:font-family-asian="'Times New Roman'" style:font-family-complex="'Times New Roman'" fo:background-color="transparent" style:use-window-font-color="true"/>
    </style:style>
    <style:style style:name="T376" style:family="text">
      <style:text-properties fo:font-size="11.00pt" fo:font-weight="normal" fo:font-family="Calibri" style:font-family-asian="Calibri" style:font-family-complex="Calibri" fo:background-color="transparent" style:use-window-font-color="true"/>
    </style:style>
    <style:style style:name="T377" style:family="text">
      <style:text-properties fo:font-size="10.00pt" fo:font-weight="normal" fo:font-family="'Times New Roman'" style:font-family-asian="'Times New Roman'" style:font-family-complex="'Times New Roman'" fo:background-color="transparent" style:use-window-font-color="true"/>
    </style:style>
    <style:style style:name="T378" style:family="text">
      <style:text-properties fo:font-size="11.00pt" fo:font-weight="normal" fo:font-family="Calibri" style:font-family-asian="Calibri" style:font-family-complex="Calibri" fo:background-color="transparent" style:use-window-font-color="true"/>
    </style:style>
    <style:style style:name="T379" style:family="text">
      <style:text-properties fo:font-size="10.00pt" fo:font-weight="normal" fo:font-family="'Times New Roman'" style:font-family-asian="'Times New Roman'" style:font-family-complex="'Times New Roman'" fo:background-color="transparent" style:use-window-font-color="true"/>
    </style:style>
    <style:style style:name="T380" style:family="text">
      <style:text-properties fo:font-size="11.00pt" fo:font-weight="normal" fo:font-family="Calibri" style:font-family-asian="Calibri" style:font-family-complex="Calibri" fo:background-color="transparent" style:use-window-font-color="true"/>
    </style:style>
    <style:style style:name="T381" style:family="text">
      <style:text-properties fo:font-size="10.00pt" fo:font-weight="normal" fo:font-family="'Times New Roman'" style:font-family-asian="'Times New Roman'" style:font-family-complex="'Times New Roman'" fo:background-color="transparent" style:use-window-font-color="true"/>
    </style:style>
    <style:style style:name="T382" style:family="text">
      <style:text-properties fo:font-size="11.00pt" fo:font-weight="normal" fo:font-family="Calibri" style:font-family-asian="Calibri" style:font-family-complex="Calibri" fo:background-color="transparent" style:use-window-font-color="true"/>
    </style:style>
    <style:style style:name="T383" style:family="text">
      <style:text-properties fo:font-size="10.00pt" fo:font-weight="normal" fo:font-family="'Times New Roman'" style:font-family-asian="'Times New Roman'" style:font-family-complex="'Times New Roman'" fo:background-color="transparent" style:use-window-font-color="true"/>
    </style:style>
    <style:style style:name="T384" style:family="text">
      <style:text-properties fo:font-size="11.00pt" fo:font-weight="normal" fo:font-family="Calibri" style:font-family-asian="Calibri" style:font-family-complex="Calibri" fo:background-color="transparent" style:use-window-font-color="true"/>
    </style:style>
    <style:style style:name="T385" style:family="text">
      <style:text-properties fo:font-size="10.00pt" fo:font-weight="normal" fo:font-family="'Times New Roman'" style:font-family-asian="'Times New Roman'" style:font-family-complex="'Times New Roman'" fo:background-color="transparent" style:use-window-font-color="true"/>
    </style:style>
    <style:style style:name="T386" style:family="text">
      <style:text-properties fo:font-size="11.00pt" fo:font-weight="normal" fo:font-family="Calibri" style:font-family-asian="Calibri" style:font-family-complex="Calibri" fo:background-color="transparent" style:use-window-font-color="true"/>
    </style:style>
    <style:style style:name="T387" style:family="text">
      <style:text-properties fo:font-size="10.00pt" fo:font-weight="normal" fo:font-family="'Times New Roman'" style:font-family-asian="'Times New Roman'" style:font-family-complex="'Times New Roman'" fo:background-color="transparent" style:use-window-font-color="true"/>
    </style:style>
    <style:style style:name="T388" style:family="text">
      <style:text-properties fo:font-size="11.00pt" fo:font-weight="normal" fo:font-family="Calibri" style:font-family-asian="Calibri" style:font-family-complex="Calibri" fo:background-color="transparent" style:use-window-font-color="true"/>
    </style:style>
    <style:style style:name="T389" style:family="text">
      <style:text-properties fo:font-size="10.00pt" fo:font-weight="normal" fo:font-family="'Times New Roman'" style:font-family-asian="'Times New Roman'" style:font-family-complex="'Times New Roman'" fo:background-color="transparent" style:use-window-font-color="true"/>
    </style:style>
    <style:style style:name="T390" style:family="text">
      <style:text-properties fo:font-size="11.00pt" fo:font-weight="normal" fo:font-family="Calibri" style:font-family-asian="Calibri" style:font-family-complex="Calibri" fo:background-color="transparent" style:use-window-font-color="true"/>
    </style:style>
    <style:style style:name="T391" style:family="text">
      <style:text-properties fo:font-size="10.00pt" fo:font-weight="normal" fo:font-family="'Times New Roman'" style:font-family-asian="'Times New Roman'" style:font-family-complex="'Times New Roman'" fo:background-color="transparent" style:use-window-font-color="true"/>
    </style:style>
    <style:style style:name="T392" style:family="text">
      <style:text-properties fo:font-size="11.00pt" fo:font-weight="normal" fo:font-family="Calibri" style:font-family-asian="Calibri" style:font-family-complex="Calibri" fo:background-color="transparent" style:use-window-font-color="true"/>
    </style:style>
    <style:style style:name="T393" style:family="text">
      <style:text-properties fo:font-size="10.00pt" fo:font-weight="normal" fo:font-family="'Times New Roman'" style:font-family-asian="'Times New Roman'" style:font-family-complex="'Times New Roman'" fo:background-color="transparent" style:use-window-font-color="true"/>
    </style:style>
    <style:style style:name="T394" style:family="text">
      <style:text-properties fo:font-size="11.00pt" fo:font-weight="normal" fo:font-family="Calibri" style:font-family-asian="Calibri" style:font-family-complex="Calibri" fo:background-color="transparent" style:use-window-font-color="true"/>
    </style:style>
    <style:style style:name="T395" style:family="text">
      <style:text-properties fo:font-size="10.00pt" fo:font-weight="normal" fo:font-family="'Times New Roman'" style:font-family-asian="'Times New Roman'" style:font-family-complex="'Times New Roman'" fo:background-color="transparent" style:use-window-font-color="true"/>
    </style:style>
    <style:style style:name="T396" style:family="text">
      <style:text-properties fo:font-size="11.00pt" fo:font-weight="normal" fo:font-family="Calibri" style:font-family-asian="Calibri" style:font-family-complex="Calibri" fo:background-color="transparent" style:use-window-font-color="true"/>
    </style:style>
    <style:style style:name="T397" style:family="text">
      <style:text-properties fo:font-size="10.00pt" fo:font-weight="normal" fo:font-family="'Times New Roman'" style:font-family-asian="'Times New Roman'" style:font-family-complex="'Times New Roman'" fo:background-color="transparent" style:use-window-font-color="true"/>
    </style:style>
    <style:style style:name="T398" style:family="text">
      <style:text-properties fo:font-size="11.00pt" fo:font-weight="normal" fo:font-family="Calibri" style:font-family-asian="Calibri" style:font-family-complex="Calibri" fo:background-color="transparent" style:use-window-font-color="true"/>
    </style:style>
    <style:style style:name="T399" style:family="text">
      <style:text-properties fo:font-size="10.00pt" fo:font-weight="normal" fo:font-family="'Times New Roman'" style:font-family-asian="'Times New Roman'" style:font-family-complex="'Times New Roman'" fo:background-color="transparent" style:use-window-font-color="true"/>
    </style:style>
    <style:style style:name="T400" style:family="text">
      <style:text-properties fo:font-size="11.00pt" fo:font-weight="normal" fo:font-family="Calibri" style:font-family-asian="Calibri" style:font-family-complex="Calibri" fo:background-color="transparent" style:use-window-font-color="true"/>
    </style:style>
    <style:style style:name="T401" style:family="text">
      <style:text-properties fo:font-size="10.00pt" fo:font-weight="normal" fo:font-family="'Times New Roman'" style:font-family-asian="'Times New Roman'" style:font-family-complex="'Times New Roman'" fo:background-color="transparent" style:use-window-font-color="true"/>
    </style:style>
    <style:style style:name="T402" style:family="text">
      <style:text-properties fo:font-size="11.00pt" fo:font-weight="normal" fo:font-family="Calibri" style:font-family-asian="Calibri" style:font-family-complex="Calibri" fo:background-color="transparent" style:use-window-font-color="true"/>
    </style:style>
    <style:style style:name="T403" style:family="text">
      <style:text-properties fo:font-size="10.00pt" fo:font-weight="normal" fo:font-family="'Times New Roman'" style:font-family-asian="'Times New Roman'" style:font-family-complex="'Times New Roman'" fo:background-color="transparent" style:use-window-font-color="true"/>
    </style:style>
    <style:style style:name="T404" style:family="text">
      <style:text-properties fo:font-size="11.00pt" fo:font-weight="normal" fo:font-family="Calibri" style:font-family-asian="Calibri" style:font-family-complex="Calibri" fo:background-color="transparent" style:use-window-font-color="true"/>
    </style:style>
    <style:style style:name="T405" style:family="text">
      <style:text-properties fo:font-size="10.00pt" fo:font-weight="normal" fo:font-family="'Times New Roman'" style:font-family-asian="'Times New Roman'" style:font-family-complex="'Times New Roman'" fo:background-color="transparent" style:use-window-font-color="true"/>
    </style:style>
    <style:style style:name="T406" style:family="text">
      <style:text-properties fo:font-size="11.00pt" fo:font-weight="normal" fo:font-family="Calibri" style:font-family-asian="Calibri" style:font-family-complex="Calibri" fo:background-color="transparent" style:use-window-font-color="true"/>
    </style:style>
    <style:style style:name="T407" style:family="text">
      <style:text-properties fo:font-size="10.00pt" fo:font-weight="normal" fo:font-family="'Times New Roman'" style:font-family-asian="'Times New Roman'" style:font-family-complex="'Times New Roman'" fo:background-color="transparent" style:use-window-font-color="true"/>
    </style:style>
    <style:style style:name="T408" style:family="text">
      <style:text-properties fo:font-size="11.00pt" fo:font-weight="normal" fo:font-family="Calibri" style:font-family-asian="Calibri" style:font-family-complex="Calibri" fo:background-color="transparent" style:use-window-font-color="true"/>
    </style:style>
    <style:style style:name="T409" style:family="text">
      <style:text-properties fo:font-size="10.00pt" fo:font-weight="normal" fo:font-family="'Times New Roman'" style:font-family-asian="'Times New Roman'" style:font-family-complex="'Times New Roman'" fo:background-color="transparent" style:use-window-font-color="true"/>
    </style:style>
    <style:style style:name="T410" style:family="text">
      <style:text-properties fo:font-size="11.00pt" fo:font-weight="normal" fo:font-family="Calibri" style:font-family-asian="Calibri" style:font-family-complex="Calibri" fo:background-color="transparent" style:use-window-font-color="true"/>
    </style:style>
    <style:style style:name="T411" style:family="text">
      <style:text-properties fo:font-size="10.00pt" fo:font-weight="normal" fo:font-family="'Times New Roman'" style:font-family-asian="'Times New Roman'" style:font-family-complex="'Times New Roman'" fo:background-color="transparent" style:use-window-font-color="true"/>
    </style:style>
    <style:style style:name="T412" style:family="text">
      <style:text-properties fo:font-size="11.00pt" fo:font-weight="normal" fo:font-family="Calibri" style:font-family-asian="Calibri" style:font-family-complex="Calibri" fo:background-color="transparent" style:use-window-font-color="true"/>
    </style:style>
    <style:style style:name="T413" style:family="text">
      <style:text-properties fo:font-size="10.00pt" fo:font-weight="normal" fo:font-family="'Times New Roman'" style:font-family-asian="'Times New Roman'" style:font-family-complex="'Times New Roman'" fo:background-color="transparent" style:use-window-font-color="true"/>
    </style:style>
    <style:style style:name="T414" style:family="text">
      <style:text-properties fo:font-size="11.00pt" fo:font-weight="normal" fo:font-family="Calibri" style:font-family-asian="Calibri" style:font-family-complex="Calibri" fo:background-color="transparent" style:use-window-font-color="true"/>
    </style:style>
    <style:style style:name="T415" style:family="text">
      <style:text-properties fo:font-size="10.00pt" fo:font-weight="normal" fo:font-family="'Times New Roman'" style:font-family-asian="'Times New Roman'" style:font-family-complex="'Times New Roman'" fo:background-color="transparent" style:use-window-font-color="true"/>
    </style:style>
    <style:style style:name="T416" style:family="text">
      <style:text-properties fo:font-size="11.00pt" fo:font-weight="normal" fo:font-family="Calibri" style:font-family-asian="Calibri" style:font-family-complex="Calibri" fo:background-color="transparent" style:use-window-font-color="true"/>
    </style:style>
    <style:style style:name="T417" style:family="text">
      <style:text-properties fo:font-size="10.00pt" fo:font-weight="normal" fo:font-family="'Times New Roman'" style:font-family-asian="'Times New Roman'" style:font-family-complex="'Times New Roman'" fo:background-color="transparent" style:use-window-font-color="true"/>
    </style:style>
    <style:style style:name="T418" style:family="text">
      <style:text-properties fo:font-size="11.00pt" fo:font-weight="normal" fo:font-family="Calibri" style:font-family-asian="Calibri" style:font-family-complex="Calibri" fo:background-color="transparent" style:use-window-font-color="true"/>
    </style:style>
    <style:style style:name="T419" style:family="text">
      <style:text-properties fo:font-size="10.00pt" fo:font-weight="normal" fo:font-family="'Times New Roman'" style:font-family-asian="'Times New Roman'" style:font-family-complex="'Times New Roman'" fo:background-color="transparent" style:use-window-font-color="true"/>
    </style:style>
    <style:style style:name="T420" style:family="text">
      <style:text-properties fo:font-size="11.00pt" fo:font-weight="normal" fo:font-family="Calibri" style:font-family-asian="Calibri" style:font-family-complex="Calibri" fo:background-color="transparent" style:use-window-font-color="true"/>
    </style:style>
    <style:style style:name="T421" style:family="text">
      <style:text-properties fo:font-size="10.00pt" fo:font-weight="normal" fo:font-family="'Times New Roman'" style:font-family-asian="'Times New Roman'" style:font-family-complex="'Times New Roman'" fo:background-color="transparent" style:use-window-font-color="true"/>
    </style:style>
    <style:style style:name="T422" style:family="text">
      <style:text-properties fo:font-size="11.00pt" fo:font-weight="normal" fo:font-family="Calibri" style:font-family-asian="Calibri" style:font-family-complex="Calibri" fo:background-color="transparent" style:use-window-font-color="true"/>
    </style:style>
    <style:style style:name="T423" style:family="text">
      <style:text-properties fo:font-size="10.00pt" fo:font-weight="normal" fo:font-family="'Times New Roman'" style:font-family-asian="'Times New Roman'" style:font-family-complex="'Times New Roman'" fo:background-color="transparent" style:use-window-font-color="true"/>
    </style:style>
    <style:style style:name="T424" style:family="text">
      <style:text-properties fo:font-size="11.00pt" fo:font-weight="normal" fo:font-family="Calibri" style:font-family-asian="Calibri" style:font-family-complex="Calibri" fo:background-color="transparent" style:use-window-font-color="true"/>
    </style:style>
    <style:style style:name="T425" style:family="text">
      <style:text-properties fo:font-size="10.00pt" fo:font-weight="normal" fo:font-family="'Times New Roman'" style:font-family-asian="'Times New Roman'" style:font-family-complex="'Times New Roman'" fo:background-color="transparent" style:use-window-font-color="true"/>
    </style:style>
    <style:style style:name="T426" style:family="text">
      <style:text-properties fo:font-size="11.00pt" fo:font-weight="normal" fo:font-family="Calibri" style:font-family-asian="Calibri" style:font-family-complex="Calibri" fo:background-color="transparent" style:use-window-font-color="true"/>
    </style:style>
    <style:style style:name="T427" style:family="text">
      <style:text-properties fo:font-size="10.00pt" fo:font-weight="normal" fo:font-family="'Times New Roman'" style:font-family-asian="'Times New Roman'" style:font-family-complex="'Times New Roman'" fo:background-color="transparent" style:use-window-font-color="true"/>
    </style:style>
    <style:style style:name="T428" style:family="text">
      <style:text-properties fo:font-size="11.00pt" fo:font-weight="normal" fo:font-family="Calibri" style:font-family-asian="Calibri" style:font-family-complex="Calibri" fo:background-color="transparent" style:use-window-font-color="true"/>
    </style:style>
    <style:style style:name="T429" style:family="text">
      <style:text-properties fo:font-size="10.00pt" fo:font-weight="normal" fo:font-family="'Times New Roman'" style:font-family-asian="'Times New Roman'" style:font-family-complex="'Times New Roman'" fo:background-color="transparent" style:use-window-font-color="true"/>
    </style:style>
    <style:style style:name="T430" style:family="text">
      <style:text-properties fo:font-size="11.00pt" fo:font-weight="normal" fo:font-family="Calibri" style:font-family-asian="Calibri" style:font-family-complex="Calibri" fo:background-color="transparent" style:use-window-font-color="true"/>
    </style:style>
    <style:style style:name="T431" style:family="text">
      <style:text-properties fo:font-size="10.00pt" fo:font-weight="normal" fo:font-family="'Times New Roman'" style:font-family-asian="'Times New Roman'" style:font-family-complex="'Times New Roman'" fo:background-color="transparent" style:use-window-font-color="true"/>
    </style:style>
    <style:style style:name="T432" style:family="text">
      <style:text-properties fo:font-size="11.00pt" fo:font-weight="normal" fo:font-family="Calibri" style:font-family-asian="Calibri" style:font-family-complex="Calibri" fo:background-color="transparent" style:use-window-font-color="true"/>
    </style:style>
    <style:style style:name="T433" style:family="text">
      <style:text-properties fo:font-size="10.00pt" fo:font-weight="normal" fo:font-family="'Times New Roman'" style:font-family-asian="'Times New Roman'" style:font-family-complex="'Times New Roman'" fo:background-color="transparent" style:use-window-font-color="true"/>
    </style:style>
    <style:style style:name="T434" style:family="text">
      <style:text-properties fo:font-size="11.00pt" fo:font-weight="normal" fo:font-family="Calibri" style:font-family-asian="Calibri" style:font-family-complex="Calibri" fo:background-color="transparent" style:use-window-font-color="true"/>
    </style:style>
    <style:style style:name="T435" style:family="text">
      <style:text-properties fo:font-size="10.00pt" fo:font-weight="normal" fo:font-family="'Times New Roman'" style:font-family-asian="'Times New Roman'" style:font-family-complex="'Times New Roman'" fo:background-color="transparent" style:use-window-font-color="true"/>
    </style:style>
    <style:style style:name="T436" style:family="text">
      <style:text-properties fo:font-size="11.00pt" fo:font-weight="normal" fo:font-family="Calibri" style:font-family-asian="Calibri" style:font-family-complex="Calibri" fo:background-color="transparent" style:use-window-font-color="true"/>
    </style:style>
    <style:style style:name="T437" style:family="text">
      <style:text-properties fo:font-size="10.00pt" fo:font-weight="normal" fo:font-family="'Times New Roman'" style:font-family-asian="'Times New Roman'" style:font-family-complex="'Times New Roman'" fo:background-color="transparent" style:use-window-font-color="true"/>
    </style:style>
    <style:style style:name="T438" style:family="text">
      <style:text-properties fo:font-size="11.00pt" fo:font-weight="normal" fo:font-family="Calibri" style:font-family-asian="Calibri" style:font-family-complex="Calibri" fo:background-color="transparent" style:use-window-font-color="true"/>
    </style:style>
    <style:style style:name="T439" style:family="text">
      <style:text-properties fo:font-size="10.00pt" fo:font-weight="normal" fo:font-family="'Times New Roman'" style:font-family-asian="'Times New Roman'" style:font-family-complex="'Times New Roman'" fo:background-color="transparent" style:use-window-font-color="true"/>
    </style:style>
    <style:style style:name="T440" style:family="text">
      <style:text-properties fo:font-size="11.00pt" fo:font-weight="normal" fo:font-family="Calibri" style:font-family-asian="Calibri" style:font-family-complex="Calibri" fo:background-color="transparent" style:use-window-font-color="true"/>
    </style:style>
    <style:style style:name="T441" style:family="text">
      <style:text-properties fo:font-size="10.00pt" fo:font-weight="normal" fo:font-family="'Times New Roman'" style:font-family-asian="'Times New Roman'" style:font-family-complex="'Times New Roman'" fo:background-color="transparent" style:use-window-font-color="true"/>
    </style:style>
    <style:style style:name="T442" style:family="text">
      <style:text-properties fo:font-size="11.00pt" fo:font-weight="normal" fo:font-family="Calibri" style:font-family-asian="Calibri" style:font-family-complex="Calibri" fo:background-color="transparent" style:use-window-font-color="true"/>
    </style:style>
    <style:style style:name="T443" style:family="text">
      <style:text-properties fo:font-size="10.00pt" fo:font-weight="normal" fo:font-family="'Times New Roman'" style:font-family-asian="'Times New Roman'" style:font-family-complex="'Times New Roman'" fo:background-color="transparent" style:use-window-font-color="true"/>
    </style:style>
    <style:style style:name="T444" style:family="text">
      <style:text-properties fo:font-size="11.00pt" fo:font-weight="normal" fo:font-family="Calibri" style:font-family-asian="Calibri" style:font-family-complex="Calibri" fo:background-color="transparent" style:use-window-font-color="true"/>
    </style:style>
    <style:style style:name="T445" style:family="text">
      <style:text-properties fo:font-size="10.00pt" fo:font-weight="normal" fo:font-family="'Times New Roman'" style:font-family-asian="'Times New Roman'" style:font-family-complex="'Times New Roman'" fo:background-color="transparent" style:use-window-font-color="true"/>
    </style:style>
    <style:style style:name="T446" style:family="text">
      <style:text-properties fo:font-size="11.00pt" fo:font-weight="normal" fo:font-family="Calibri" style:font-family-asian="Calibri" style:font-family-complex="Calibri" fo:background-color="transparent" style:use-window-font-color="true"/>
    </style:style>
    <style:style style:name="T447" style:family="text">
      <style:text-properties fo:font-size="10.00pt" fo:font-weight="normal" fo:font-family="'Times New Roman'" style:font-family-asian="'Times New Roman'" style:font-family-complex="'Times New Roman'" fo:background-color="transparent" style:use-window-font-color="true"/>
    </style:style>
    <style:style style:name="T448" style:family="text">
      <style:text-properties fo:font-size="11.00pt" fo:font-weight="normal" fo:font-family="Calibri" style:font-family-asian="Calibri" style:font-family-complex="Calibri" fo:background-color="transparent" style:use-window-font-color="true"/>
    </style:style>
    <style:style style:name="T449" style:family="text">
      <style:text-properties fo:font-size="10.00pt" fo:font-weight="normal" fo:font-family="'Times New Roman'" style:font-family-asian="'Times New Roman'" style:font-family-complex="'Times New Roman'" fo:background-color="transparent" style:use-window-font-color="true"/>
    </style:style>
    <style:style style:name="T450" style:family="text">
      <style:text-properties fo:font-size="11.00pt" fo:font-weight="normal" fo:font-family="Calibri" style:font-family-asian="Calibri" style:font-family-complex="Calibri" fo:background-color="transparent" style:use-window-font-color="true"/>
    </style:style>
    <style:style style:name="T451" style:family="text">
      <style:text-properties fo:font-size="10.00pt" fo:font-weight="normal" fo:font-family="'Times New Roman'" style:font-family-asian="'Times New Roman'" style:font-family-complex="'Times New Roman'" fo:background-color="transparent" style:use-window-font-color="true"/>
    </style:style>
    <style:style style:name="T452" style:family="text">
      <style:text-properties fo:font-size="11.00pt" fo:font-weight="normal" fo:font-family="Calibri" style:font-family-asian="Calibri" style:font-family-complex="Calibri" fo:background-color="transparent" style:use-window-font-color="true"/>
    </style:style>
    <style:style style:name="T453" style:family="text">
      <style:text-properties fo:font-size="10.00pt" fo:font-weight="normal" fo:font-family="'Times New Roman'" style:font-family-asian="'Times New Roman'" style:font-family-complex="'Times New Roman'" fo:background-color="transparent" style:use-window-font-color="true"/>
    </style:style>
    <style:style style:name="T454" style:family="text">
      <style:text-properties fo:font-size="11.00pt" fo:font-weight="normal" fo:font-family="Calibri" style:font-family-asian="Calibri" style:font-family-complex="Calibri" fo:background-color="transparent" style:use-window-font-color="true"/>
    </style:style>
    <style:style style:name="T455" style:family="text">
      <style:text-properties fo:font-size="10.00pt" fo:font-weight="normal" fo:font-family="'Times New Roman'" style:font-family-asian="'Times New Roman'" style:font-family-complex="'Times New Roman'" fo:background-color="transparent" style:use-window-font-color="true"/>
    </style:style>
    <style:style style:name="T456" style:family="text">
      <style:text-properties fo:font-size="11.00pt" fo:font-weight="normal" fo:font-family="Calibri" style:font-family-asian="Calibri" style:font-family-complex="Calibri" fo:background-color="transparent" style:use-window-font-color="true"/>
    </style:style>
    <style:style style:name="T457" style:family="text">
      <style:text-properties fo:font-size="10.00pt" fo:font-weight="normal" fo:font-family="'Times New Roman'" style:font-family-asian="'Times New Roman'" style:font-family-complex="'Times New Roman'" fo:background-color="transparent" style:use-window-font-color="true"/>
    </style:style>
    <style:style style:name="T458" style:family="text">
      <style:text-properties fo:font-size="11.00pt" fo:font-weight="normal" fo:font-family="Calibri" style:font-family-asian="Calibri" style:font-family-complex="Calibri" fo:background-color="transparent" style:use-window-font-color="true"/>
    </style:style>
    <style:style style:name="T459" style:family="text">
      <style:text-properties fo:font-size="10.00pt" fo:font-weight="normal" fo:font-family="'Times New Roman'" style:font-family-asian="'Times New Roman'" style:font-family-complex="'Times New Roman'" fo:background-color="transparent" style:use-window-font-color="true"/>
    </style:style>
    <style:style style:name="T460" style:family="text">
      <style:text-properties fo:font-size="11.00pt" fo:font-weight="normal" fo:font-family="Calibri" style:font-family-asian="Calibri" style:font-family-complex="Calibri" fo:background-color="transparent" style:use-window-font-color="true"/>
    </style:style>
    <style:style style:name="T461" style:family="text">
      <style:text-properties fo:font-size="10.00pt" fo:font-weight="normal" fo:font-family="'Times New Roman'" style:font-family-asian="'Times New Roman'" style:font-family-complex="'Times New Roman'" fo:background-color="transparent" style:use-window-font-color="true"/>
    </style:style>
    <style:style style:name="T462" style:family="text">
      <style:text-properties fo:font-size="11.00pt" fo:font-weight="normal" fo:font-family="Calibri" style:font-family-asian="Calibri" style:font-family-complex="Calibri" fo:background-color="transparent" style:use-window-font-color="true"/>
    </style:style>
    <style:style style:name="T463" style:family="text">
      <style:text-properties fo:font-size="10.00pt" fo:font-weight="normal" fo:font-family="'Times New Roman'" style:font-family-asian="'Times New Roman'" style:font-family-complex="'Times New Roman'" fo:background-color="transparent" style:use-window-font-color="true"/>
    </style:style>
    <style:style style:name="T464" style:family="text">
      <style:text-properties fo:font-size="11.00pt" fo:font-weight="normal" fo:font-family="Calibri" style:font-family-asian="Calibri" style:font-family-complex="Calibri" fo:background-color="transparent" style:use-window-font-color="true"/>
    </style:style>
    <style:style style:name="T465" style:family="text">
      <style:text-properties fo:font-size="10.00pt" fo:font-weight="normal" fo:font-family="'Times New Roman'" style:font-family-asian="'Times New Roman'" style:font-family-complex="'Times New Roman'" fo:background-color="transparent" style:use-window-font-color="true"/>
    </style:style>
    <style:style style:name="T466" style:family="text">
      <style:text-properties fo:font-size="11.00pt" fo:font-weight="normal" fo:font-family="Calibri" style:font-family-asian="Calibri" style:font-family-complex="Calibri" fo:background-color="transparent" style:use-window-font-color="true"/>
    </style:style>
    <style:style style:name="T467" style:family="text">
      <style:text-properties fo:font-size="10.00pt" fo:font-weight="normal" fo:font-family="'Times New Roman'" style:font-family-asian="'Times New Roman'" style:font-family-complex="'Times New Roman'" fo:background-color="transparent" style:use-window-font-color="true"/>
    </style:style>
    <style:style style:name="T468" style:family="text">
      <style:text-properties fo:font-size="11.00pt" fo:font-weight="normal" fo:font-family="Calibri" style:font-family-asian="Calibri" style:font-family-complex="Calibri" fo:background-color="transparent" style:use-window-font-color="true"/>
    </style:style>
    <style:style style:name="T469" style:family="text">
      <style:text-properties fo:font-size="10.00pt" fo:font-weight="normal" fo:font-family="'Times New Roman'" style:font-family-asian="'Times New Roman'" style:font-family-complex="'Times New Roman'" fo:background-color="transparent" style:use-window-font-color="true"/>
    </style:style>
    <style:style style:name="T470" style:family="text">
      <style:text-properties fo:font-size="11.00pt" fo:font-weight="normal" fo:font-family="Calibri" style:font-family-asian="Calibri" style:font-family-complex="Calibri" fo:background-color="transparent" style:use-window-font-color="true"/>
    </style:style>
    <style:style style:name="T471" style:family="text">
      <style:text-properties fo:font-size="10.00pt" fo:font-weight="normal" fo:font-family="'Times New Roman'" style:font-family-asian="'Times New Roman'" style:font-family-complex="'Times New Roman'" fo:background-color="transparent" style:use-window-font-color="true"/>
    </style:style>
    <style:style style:name="T472" style:family="text">
      <style:text-properties fo:font-size="11.00pt" fo:font-weight="normal" fo:font-family="Calibri" style:font-family-asian="Calibri" style:font-family-complex="Calibri" fo:background-color="transparent" style:use-window-font-color="true"/>
    </style:style>
    <style:style style:name="T473" style:family="text">
      <style:text-properties fo:font-size="10.00pt" fo:font-weight="normal" fo:font-family="'Times New Roman'" style:font-family-asian="'Times New Roman'" style:font-family-complex="'Times New Roman'" fo:background-color="transparent" style:use-window-font-color="true"/>
    </style:style>
    <style:style style:name="T474" style:family="text">
      <style:text-properties fo:font-size="11.00pt" fo:font-weight="normal" fo:font-family="Calibri" style:font-family-asian="Calibri" style:font-family-complex="Calibri" fo:background-color="transparent" style:use-window-font-color="true"/>
    </style:style>
    <style:style style:name="T475" style:family="text">
      <style:text-properties fo:font-size="10.00pt" fo:font-weight="normal" fo:font-family="'Times New Roman'" style:font-family-asian="'Times New Roman'" style:font-family-complex="'Times New Roman'" fo:background-color="transparent" style:use-window-font-color="true"/>
    </style:style>
    <style:style style:name="T476" style:family="text">
      <style:text-properties fo:font-size="11.00pt" fo:font-weight="normal" fo:font-family="Calibri" style:font-family-asian="Calibri" style:font-family-complex="Calibri" fo:background-color="transparent" style:use-window-font-color="true"/>
    </style:style>
    <style:style style:name="T477" style:family="text">
      <style:text-properties fo:font-size="10.00pt" fo:font-weight="normal" fo:font-family="'Times New Roman'" style:font-family-asian="'Times New Roman'" style:font-family-complex="'Times New Roman'" fo:background-color="transparent" style:use-window-font-color="true"/>
    </style:style>
    <style:style style:name="T478" style:family="text">
      <style:text-properties fo:font-size="11.00pt" fo:font-weight="normal" fo:font-family="Calibri" style:font-family-asian="Calibri" style:font-family-complex="Calibri" fo:background-color="transparent" style:use-window-font-color="true"/>
    </style:style>
    <style:style style:name="T479" style:family="text">
      <style:text-properties fo:font-size="10.00pt" fo:font-weight="normal" fo:font-family="'Times New Roman'" style:font-family-asian="'Times New Roman'" style:font-family-complex="'Times New Roman'" fo:background-color="transparent" style:use-window-font-color="true"/>
    </style:style>
    <style:style style:name="T480" style:family="text">
      <style:text-properties fo:font-size="11.00pt" fo:font-weight="normal" fo:font-family="Calibri" style:font-family-asian="Calibri" style:font-family-complex="Calibri" fo:background-color="transparent" style:use-window-font-color="true"/>
    </style:style>
    <style:style style:name="T481" style:family="text">
      <style:text-properties fo:font-size="10.00pt" fo:font-weight="normal" fo:font-family="'Times New Roman'" style:font-family-asian="'Times New Roman'" style:font-family-complex="'Times New Roman'" fo:background-color="transparent" style:use-window-font-color="true"/>
    </style:style>
    <style:style style:name="T482" style:family="text">
      <style:text-properties fo:font-size="11.00pt" fo:font-weight="normal" fo:font-family="Calibri" style:font-family-asian="Calibri" style:font-family-complex="Calibri" fo:background-color="transparent" style:use-window-font-color="true"/>
    </style:style>
    <style:style style:name="T483" style:family="text">
      <style:text-properties fo:font-size="10.00pt" fo:font-weight="normal" fo:font-family="'Times New Roman'" style:font-family-asian="'Times New Roman'" style:font-family-complex="'Times New Roman'" fo:background-color="transparent" style:use-window-font-color="true"/>
    </style:style>
    <style:style style:name="T484" style:family="text">
      <style:text-properties fo:font-size="11.00pt" fo:font-weight="normal" fo:font-family="Calibri" style:font-family-asian="Calibri" style:font-family-complex="Calibri" fo:background-color="transparent" style:use-window-font-color="true"/>
    </style:style>
    <style:style style:name="T485" style:family="text">
      <style:text-properties fo:font-size="10.00pt" fo:font-weight="normal" fo:font-family="'Times New Roman'" style:font-family-asian="'Times New Roman'" style:font-family-complex="'Times New Roman'" fo:background-color="transparent" style:use-window-font-color="true"/>
    </style:style>
    <style:style style:name="T486" style:family="text">
      <style:text-properties fo:font-size="11.00pt" fo:font-weight="normal" fo:font-family="Calibri" style:font-family-asian="Calibri" style:font-family-complex="Calibri" fo:background-color="transparent" style:use-window-font-color="true"/>
    </style:style>
    <style:style style:name="T487" style:family="text">
      <style:text-properties fo:font-size="10.00pt" fo:font-weight="normal" fo:font-family="'Times New Roman'" style:font-family-asian="'Times New Roman'" style:font-family-complex="'Times New Roman'" fo:background-color="transparent" style:use-window-font-color="true"/>
    </style:style>
    <style:style style:name="T488" style:family="text">
      <style:text-properties fo:font-size="11.00pt" fo:font-weight="normal" fo:font-family="Calibri" style:font-family-asian="Calibri" style:font-family-complex="Calibri" fo:background-color="transparent" style:use-window-font-color="true"/>
    </style:style>
    <style:style style:name="T489" style:family="text">
      <style:text-properties fo:font-size="10.00pt" fo:font-weight="normal" fo:font-family="'Times New Roman'" style:font-family-asian="'Times New Roman'" style:font-family-complex="'Times New Roman'" fo:background-color="transparent" style:use-window-font-color="true"/>
    </style:style>
    <style:style style:name="T490" style:family="text">
      <style:text-properties fo:font-size="11.00pt" fo:font-weight="normal" fo:font-family="Calibri" style:font-family-asian="Calibri" style:font-family-complex="Calibri" fo:background-color="transparent" style:use-window-font-color="true"/>
    </style:style>
    <style:style style:name="T491" style:family="text">
      <style:text-properties fo:font-size="10.00pt" fo:font-weight="normal" fo:font-family="'Times New Roman'" style:font-family-asian="'Times New Roman'" style:font-family-complex="'Times New Roman'" fo:background-color="transparent" style:use-window-font-color="true"/>
    </style:style>
    <style:style style:name="T492" style:family="text">
      <style:text-properties fo:font-size="11.00pt" fo:font-weight="normal" fo:font-family="Calibri" style:font-family-asian="Calibri" style:font-family-complex="Calibri" fo:background-color="transparent" style:use-window-font-color="true"/>
    </style:style>
    <style:style style:name="T493" style:family="text">
      <style:text-properties fo:font-size="10.00pt" fo:font-weight="normal" fo:font-family="'Times New Roman'" style:font-family-asian="'Times New Roman'" style:font-family-complex="'Times New Roman'" fo:background-color="transparent" style:use-window-font-color="true"/>
    </style:style>
    <style:style style:name="T494" style:family="text">
      <style:text-properties fo:font-size="11.00pt" fo:font-weight="normal" fo:font-family="Calibri" style:font-family-asian="Calibri" style:font-family-complex="Calibri" fo:background-color="transparent" style:use-window-font-color="true"/>
    </style:style>
    <style:style style:name="T495" style:family="text">
      <style:text-properties fo:font-size="10.00pt" fo:font-weight="normal" fo:font-family="'Times New Roman'" style:font-family-asian="'Times New Roman'" style:font-family-complex="'Times New Roman'" fo:background-color="transparent" style:use-window-font-color="true"/>
    </style:style>
    <style:style style:name="T496" style:family="text">
      <style:text-properties fo:font-size="11.00pt" fo:font-weight="normal" fo:font-family="Calibri" style:font-family-asian="Calibri" style:font-family-complex="Calibri" fo:background-color="transparent" style:use-window-font-color="true"/>
    </style:style>
    <style:style style:name="T497" style:family="text">
      <style:text-properties fo:font-size="10.00pt" fo:font-weight="normal" fo:font-family="'Times New Roman'" style:font-family-asian="'Times New Roman'" style:font-family-complex="'Times New Roman'" fo:background-color="transparent" style:use-window-font-color="true"/>
    </style:style>
    <style:style style:name="T498" style:family="text">
      <style:text-properties fo:font-size="11.00pt" fo:font-weight="normal" fo:font-family="Calibri" style:font-family-asian="Calibri" style:font-family-complex="Calibri" fo:background-color="transparent" style:use-window-font-color="true"/>
    </style:style>
    <style:style style:name="T499" style:family="text">
      <style:text-properties fo:font-size="10.00pt" fo:font-weight="normal" fo:font-family="'Times New Roman'" style:font-family-asian="'Times New Roman'" style:font-family-complex="'Times New Roman'" fo:background-color="transparent" style:use-window-font-color="true"/>
    </style:style>
    <style:style style:name="T500" style:family="text">
      <style:text-properties fo:font-size="11.00pt" fo:font-weight="normal" fo:font-family="Calibri" style:font-family-asian="Calibri" style:font-family-complex="Calibri" fo:background-color="transparent" style:use-window-font-color="true"/>
    </style:style>
    <style:style style:name="T501" style:family="text">
      <style:text-properties fo:font-size="10.00pt" fo:font-weight="normal" fo:font-family="'Times New Roman'" style:font-family-asian="'Times New Roman'" style:font-family-complex="'Times New Roman'" fo:background-color="transparent" style:use-window-font-color="true"/>
    </style:style>
    <style:style style:name="T502" style:family="text">
      <style:text-properties fo:font-size="11.00pt" fo:font-weight="normal" fo:font-family="Calibri" style:font-family-asian="Calibri" style:font-family-complex="Calibri" fo:background-color="transparent" style:use-window-font-color="true"/>
    </style:style>
    <style:style style:name="T503" style:family="text">
      <style:text-properties fo:font-size="10.00pt" fo:font-weight="normal" fo:font-family="'Times New Roman'" style:font-family-asian="'Times New Roman'" style:font-family-complex="'Times New Roman'" fo:background-color="transparent" style:use-window-font-color="true"/>
    </style:style>
    <style:style style:name="T504" style:family="text">
      <style:text-properties fo:font-size="11.00pt" fo:font-weight="normal" fo:font-family="Calibri" style:font-family-asian="Calibri" style:font-family-complex="Calibri" fo:background-color="transparent" style:use-window-font-color="true"/>
    </style:style>
    <style:style style:name="T505" style:family="text">
      <style:text-properties fo:font-size="10.00pt" fo:font-weight="normal" fo:font-family="'Times New Roman'" style:font-family-asian="'Times New Roman'" style:font-family-complex="'Times New Roman'" fo:background-color="transparent" style:use-window-font-color="true"/>
    </style:style>
    <style:style style:name="T506" style:family="text">
      <style:text-properties fo:font-size="11.00pt" fo:font-weight="normal" fo:font-family="Calibri" style:font-family-asian="Calibri" style:font-family-complex="Calibri" fo:background-color="transparent" style:use-window-font-color="true"/>
    </style:style>
    <style:style style:name="T507" style:family="text">
      <style:text-properties fo:font-size="10.00pt" fo:font-weight="normal" fo:font-family="'Times New Roman'" style:font-family-asian="'Times New Roman'" style:font-family-complex="'Times New Roman'" fo:background-color="transparent" style:use-window-font-color="true"/>
    </style:style>
    <style:style style:name="T508" style:family="text">
      <style:text-properties fo:font-size="11.00pt" fo:font-weight="normal" fo:font-family="Calibri" style:font-family-asian="Calibri" style:font-family-complex="Calibri" fo:background-color="transparent" style:use-window-font-color="true"/>
    </style:style>
    <style:style style:name="T509" style:family="text">
      <style:text-properties fo:font-size="10.00pt" fo:font-weight="normal" fo:font-family="'Times New Roman'" style:font-family-asian="'Times New Roman'" style:font-family-complex="'Times New Roman'" fo:background-color="transparent" style:use-window-font-color="true"/>
    </style:style>
    <style:style style:name="T510" style:family="text">
      <style:text-properties fo:font-size="11.00pt" fo:font-weight="normal" fo:font-family="Calibri" style:font-family-asian="Calibri" style:font-family-complex="Calibri" fo:background-color="transparent" style:use-window-font-color="true"/>
    </style:style>
    <style:style style:name="T511" style:family="text">
      <style:text-properties fo:font-size="10.00pt" fo:font-weight="normal" fo:font-family="'Times New Roman'" style:font-family-asian="'Times New Roman'" style:font-family-complex="'Times New Roman'" fo:background-color="transparent" style:use-window-font-color="true"/>
    </style:style>
    <style:style style:name="T512" style:family="text">
      <style:text-properties fo:font-size="11.00pt" fo:font-weight="normal" fo:font-family="Calibri" style:font-family-asian="Calibri" style:font-family-complex="Calibri" fo:background-color="transparent" style:use-window-font-color="true"/>
    </style:style>
    <style:style style:name="T513" style:family="text">
      <style:text-properties fo:font-size="10.00pt" fo:font-weight="normal" fo:font-family="'Times New Roman'" style:font-family-asian="'Times New Roman'" style:font-family-complex="'Times New Roman'" fo:background-color="transparent" style:use-window-font-color="true"/>
    </style:style>
    <style:style style:name="T514" style:family="text">
      <style:text-properties fo:font-size="11.00pt" fo:font-weight="normal" fo:font-family="Calibri" style:font-family-asian="Calibri" style:font-family-complex="Calibri" fo:background-color="transparent" style:use-window-font-color="true"/>
    </style:style>
    <style:style style:name="T515" style:family="text">
      <style:text-properties fo:font-size="10.00pt" fo:font-weight="normal" fo:font-family="'Times New Roman'" style:font-family-asian="'Times New Roman'" style:font-family-complex="'Times New Roman'" fo:background-color="transparent" style:use-window-font-color="true"/>
    </style:style>
    <style:style style:name="T516" style:family="text">
      <style:text-properties fo:font-size="11.00pt" fo:font-weight="normal" fo:font-family="Calibri" style:font-family-asian="Calibri" style:font-family-complex="Calibri" fo:background-color="transparent" style:use-window-font-color="true"/>
    </style:style>
    <style:style style:name="T517" style:family="text">
      <style:text-properties fo:font-size="10.00pt" fo:font-weight="normal" fo:font-family="'Times New Roman'" style:font-family-asian="'Times New Roman'" style:font-family-complex="'Times New Roman'" fo:background-color="transparent" style:use-window-font-color="true"/>
    </style:style>
    <style:style style:name="T518" style:family="text">
      <style:text-properties fo:font-size="11.00pt" fo:font-weight="normal" fo:font-family="Calibri" style:font-family-asian="Calibri" style:font-family-complex="Calibri" fo:background-color="transparent" style:use-window-font-color="true"/>
    </style:style>
    <style:style style:name="T519" style:family="text">
      <style:text-properties fo:font-size="10.00pt" fo:font-weight="normal" fo:font-family="'Times New Roman'" style:font-family-asian="'Times New Roman'" style:font-family-complex="'Times New Roman'" fo:background-color="transparent" style:use-window-font-color="true"/>
    </style:style>
    <style:style style:name="T520" style:family="text">
      <style:text-properties fo:font-size="11.00pt" fo:font-weight="normal" fo:font-family="Calibri" style:font-family-asian="Calibri" style:font-family-complex="Calibri" fo:background-color="transparent" style:use-window-font-color="true"/>
    </style:style>
    <style:style style:name="T521" style:family="text">
      <style:text-properties fo:font-size="10.00pt" fo:font-weight="normal" fo:font-family="'Times New Roman'" style:font-family-asian="'Times New Roman'" style:font-family-complex="'Times New Roman'" fo:background-color="transparent" style:use-window-font-color="true"/>
    </style:style>
    <style:style style:name="T522" style:family="text">
      <style:text-properties fo:font-size="11.00pt" fo:font-weight="normal" fo:font-family="Calibri" style:font-family-asian="Calibri" style:font-family-complex="Calibri" fo:background-color="transparent" style:use-window-font-color="true"/>
    </style:style>
    <style:style style:name="T523" style:family="text">
      <style:text-properties fo:font-size="10.00pt" fo:font-weight="normal" fo:font-family="'Times New Roman'" style:font-family-asian="'Times New Roman'" style:font-family-complex="'Times New Roman'" fo:background-color="transparent" style:use-window-font-color="true"/>
    </style:style>
    <style:style style:name="T524" style:family="text">
      <style:text-properties fo:font-size="11.00pt" fo:font-weight="normal" fo:font-family="Calibri" style:font-family-asian="Calibri" style:font-family-complex="Calibri" fo:background-color="transparent" style:use-window-font-color="true"/>
    </style:style>
    <style:style style:name="T525" style:family="text">
      <style:text-properties fo:font-size="10.00pt" fo:font-weight="normal" fo:font-family="'Times New Roman'" style:font-family-asian="'Times New Roman'" style:font-family-complex="'Times New Roman'" fo:background-color="transparent" style:use-window-font-color="true"/>
    </style:style>
    <style:style style:name="T526" style:family="text">
      <style:text-properties fo:font-size="11.00pt" fo:font-weight="normal" fo:font-family="Calibri" style:font-family-asian="Calibri" style:font-family-complex="Calibri" fo:background-color="transparent" style:use-window-font-color="true"/>
    </style:style>
    <style:style style:name="T527" style:family="text">
      <style:text-properties fo:font-size="10.00pt" fo:font-weight="normal" fo:font-family="'Times New Roman'" style:font-family-asian="'Times New Roman'" style:font-family-complex="'Times New Roman'" fo:background-color="transparent" style:use-window-font-color="true"/>
    </style:style>
    <style:style style:name="T528" style:family="text">
      <style:text-properties fo:font-size="11.00pt" fo:font-weight="normal" fo:font-family="Calibri" style:font-family-asian="Calibri" style:font-family-complex="Calibri" fo:background-color="transparent" style:use-window-font-color="true"/>
    </style:style>
    <style:style style:name="T529" style:family="text">
      <style:text-properties fo:font-size="10.00pt" fo:font-weight="normal" fo:font-family="'Times New Roman'" style:font-family-asian="'Times New Roman'" style:font-family-complex="'Times New Roman'" fo:background-color="transparent" style:use-window-font-color="true"/>
    </style:style>
    <style:style style:name="T530" style:family="text">
      <style:text-properties fo:font-size="11.00pt" fo:font-weight="normal" fo:font-family="Calibri" style:font-family-asian="Calibri" style:font-family-complex="Calibri" fo:background-color="transparent" style:use-window-font-color="true"/>
    </style:style>
    <style:style style:name="T531" style:family="text">
      <style:text-properties fo:font-size="10.00pt" fo:font-weight="normal" fo:font-family="'Times New Roman'" style:font-family-asian="'Times New Roman'" style:font-family-complex="'Times New Roman'" fo:background-color="transparent" style:use-window-font-color="true"/>
    </style:style>
    <style:style style:name="T532" style:family="text">
      <style:text-properties fo:font-size="11.00pt" fo:font-weight="normal" fo:font-family="Calibri" style:font-family-asian="Calibri" style:font-family-complex="Calibri" fo:background-color="transparent" style:use-window-font-color="true"/>
    </style:style>
    <style:style style:name="T533" style:family="text">
      <style:text-properties fo:font-size="10.00pt" fo:font-weight="normal" fo:font-family="'Times New Roman'" style:font-family-asian="'Times New Roman'" style:font-family-complex="'Times New Roman'" fo:background-color="transparent" style:use-window-font-color="true"/>
    </style:style>
    <style:style style:name="T534" style:family="text">
      <style:text-properties fo:font-size="11.00pt" fo:font-weight="normal" fo:font-family="Calibri" style:font-family-asian="Calibri" style:font-family-complex="Calibri" fo:background-color="transparent" style:use-window-font-color="true"/>
    </style:style>
    <style:style style:name="T535" style:family="text">
      <style:text-properties fo:font-size="10.00pt" fo:font-weight="normal" fo:font-family="'Times New Roman'" style:font-family-asian="'Times New Roman'" style:font-family-complex="'Times New Roman'" fo:background-color="transparent" style:use-window-font-color="true"/>
    </style:style>
    <style:style style:name="T536" style:family="text">
      <style:text-properties fo:font-size="11.00pt" fo:font-weight="normal" fo:font-family="Calibri" style:font-family-asian="Calibri" style:font-family-complex="Calibri" fo:background-color="transparent" style:use-window-font-color="true"/>
    </style:style>
    <style:style style:name="T537" style:family="text">
      <style:text-properties fo:font-size="16.00pt" fo:font-weight="bold" fo:font-family="Roboto" style:font-family-asian="Roboto" style:font-family-complex="Roboto" fo:background-color="transparent" style:use-window-font-color="true"/>
    </style:style>
    <style:style style:name="T538" style:family="text">
      <style:text-properties fo:font-size="11.00pt" fo:font-weight="normal" fo:font-family="Calibri" style:font-family-asian="Calibri" style:font-family-complex="Calibri" fo:background-color="transparent" style:use-window-font-color="true"/>
    </style:style>
    <style:style style:name="T539" style:family="text">
      <style:text-properties fo:font-size="16.00pt" fo:font-weight="bold" fo:font-family="Roboto" style:font-family-asian="Roboto" style:font-family-complex="Roboto" fo:background-color="transparent" style:use-window-font-color="true"/>
    </style:style>
    <style:style style:name="T540" style:family="text">
      <style:text-properties fo:font-size="11.00pt" fo:font-weight="normal" fo:font-family="Calibri" style:font-family-asian="Calibri" style:font-family-complex="Calibri" fo:background-color="transparent" style:use-window-font-color="true"/>
    </style:style>
    <style:style style:name="T541" style:family="text">
      <style:text-properties fo:font-size="10.00pt" fo:font-weight="bold" fo:font-family="Arial" style:font-family-asian="Arial" style:font-family-complex="Arial" fo:background-color="transparent" style:use-window-font-color="true"/>
    </style:style>
    <style:style style:name="T542" style:family="text">
      <style:text-properties fo:font-size="11.00pt" fo:font-weight="normal" fo:font-family="Calibri" style:font-family-asian="Calibri" style:font-family-complex="Calibri" fo:background-color="transparent" style:use-window-font-color="true"/>
    </style:style>
    <style:style style:name="T543" style:family="text">
      <style:text-properties fo:font-size="10.00pt" fo:font-weight="bold" fo:font-family="Arial" style:font-family-asian="Arial" style:font-family-complex="Arial" fo:background-color="transparent" style:use-window-font-color="true"/>
    </style:style>
    <style:style style:name="T544" style:family="text">
      <style:text-properties fo:font-size="11.00pt" fo:font-weight="normal" fo:font-family="Calibri" style:font-family-asian="Calibri" style:font-family-complex="Calibri" fo:background-color="transparent" style:use-window-font-color="true"/>
    </style:style>
    <style:style style:name="T545" style:family="text">
      <style:text-properties fo:font-size="10.00pt" fo:font-weight="bold" fo:font-family="Arial" style:font-family-asian="Arial" style:font-family-complex="Arial" fo:background-color="transparent" style:use-window-font-color="true"/>
    </style:style>
    <style:style style:name="T546" style:family="text">
      <style:text-properties fo:font-size="11.00pt" fo:font-weight="normal" fo:font-family="Calibri" style:font-family-asian="Calibri" style:font-family-complex="Calibri" fo:background-color="transparent" style:use-window-font-color="true"/>
    </style:style>
    <style:style style:name="T547" style:family="text">
      <style:text-properties fo:font-size="10.00pt" fo:font-weight="bold" fo:font-family="Arial" style:font-family-asian="Arial" style:font-family-complex="Arial" fo:background-color="transparent" style:use-window-font-color="true"/>
    </style:style>
    <style:style style:name="T548" style:family="text">
      <style:text-properties fo:font-size="11.00pt" fo:font-weight="normal" fo:font-family="Calibri" style:font-family-asian="Calibri" style:font-family-complex="Calibri" fo:background-color="transparent" style:use-window-font-color="true"/>
    </style:style>
    <style:style style:name="T549" style:family="text">
      <style:text-properties fo:font-size="10.00pt" fo:font-weight="bold" fo:font-family="Arial" style:font-family-asian="Arial" style:font-family-complex="Arial" fo:background-color="transparent" style:use-window-font-color="true"/>
    </style:style>
    <style:style style:name="T550" style:family="text">
      <style:text-properties fo:font-size="11.00pt" fo:font-weight="normal" fo:font-family="Calibri" style:font-family-asian="Calibri" style:font-family-complex="Calibri" fo:background-color="transparent" style:use-window-font-color="true"/>
    </style:style>
    <style:style style:name="T551" style:family="text">
      <style:text-properties fo:font-size="10.00pt" fo:font-weight="bold" fo:font-family="Arial" style:font-family-asian="Arial" style:font-family-complex="Arial" fo:background-color="transparent" style:use-window-font-color="true"/>
    </style:style>
    <style:style style:name="T552" style:family="text">
      <style:text-properties fo:font-size="11.00pt" fo:font-weight="normal" fo:font-family="Calibri" style:font-family-asian="Calibri" style:font-family-complex="Calibri" fo:background-color="transparent" style:use-window-font-color="true"/>
    </style:style>
    <style:style style:name="T553" style:family="text">
      <style:text-properties fo:font-size="10.00pt" fo:font-weight="bold" fo:font-family="Arial" style:font-family-asian="Arial" style:font-family-complex="Arial" fo:background-color="transparent" style:use-window-font-color="true"/>
    </style:style>
    <style:style style:name="T554" style:family="text">
      <style:text-properties fo:font-size="11.00pt" fo:font-weight="normal" fo:font-family="Calibri" style:font-family-asian="Calibri" style:font-family-complex="Calibri" fo:background-color="transparent" style:use-window-font-color="true"/>
    </style:style>
    <style:style style:name="T555" style:family="text">
      <style:text-properties fo:font-size="10.00pt" fo:font-weight="normal" fo:font-family="'Times New Roman'" style:font-family-asian="'Times New Roman'" style:font-family-complex="'Times New Roman'" fo:background-color="transparent" style:use-window-font-color="true"/>
    </style:style>
    <style:style style:name="T556" style:family="text">
      <style:text-properties fo:font-size="11.00pt" fo:font-weight="normal" fo:font-family="Calibri" style:font-family-asian="Calibri" style:font-family-complex="Calibri" fo:background-color="transparent" style:use-window-font-color="true"/>
    </style:style>
    <style:style style:name="T557" style:family="text">
      <style:text-properties fo:font-size="10.00pt" fo:font-weight="normal" fo:font-family="'Times New Roman'" style:font-family-asian="'Times New Roman'" style:font-family-complex="'Times New Roman'" fo:background-color="transparent" style:use-window-font-color="true"/>
    </style:style>
    <style:style style:name="T558" style:family="text">
      <style:text-properties fo:font-size="11.00pt" fo:font-weight="normal" fo:font-family="Calibri" style:font-family-asian="Calibri" style:font-family-complex="Calibri" fo:background-color="transparent" style:use-window-font-color="true"/>
    </style:style>
    <style:style style:name="T559" style:family="text">
      <style:text-properties fo:font-size="10.00pt" fo:font-weight="normal" fo:font-family="'Times New Roman'" style:font-family-asian="'Times New Roman'" style:font-family-complex="'Times New Roman'" fo:background-color="transparent" style:use-window-font-color="true"/>
    </style:style>
    <style:style style:name="T560" style:family="text">
      <style:text-properties fo:font-size="11.00pt" fo:font-weight="normal" fo:font-family="Calibri" style:font-family-asian="Calibri" style:font-family-complex="Calibri" fo:background-color="transparent" style:use-window-font-color="true"/>
    </style:style>
    <style:style style:name="T561" style:family="text">
      <style:text-properties fo:font-size="10.00pt" fo:font-weight="normal" fo:font-family="'Times New Roman'" style:font-family-asian="'Times New Roman'" style:font-family-complex="'Times New Roman'" fo:background-color="transparent" style:use-window-font-color="true"/>
    </style:style>
    <style:style style:name="T562" style:family="text">
      <style:text-properties fo:font-size="11.00pt" fo:font-weight="normal" fo:font-family="Calibri" style:font-family-asian="Calibri" style:font-family-complex="Calibri" fo:background-color="transparent" style:use-window-font-color="true"/>
    </style:style>
    <style:style style:name="T563" style:family="text">
      <style:text-properties fo:font-size="10.00pt" fo:font-weight="normal" fo:font-family="'Times New Roman'" style:font-family-asian="'Times New Roman'" style:font-family-complex="'Times New Roman'" fo:background-color="transparent" style:use-window-font-color="true"/>
    </style:style>
    <style:style style:name="T564" style:family="text">
      <style:text-properties fo:font-size="11.00pt" fo:font-weight="normal" fo:font-family="Calibri" style:font-family-asian="Calibri" style:font-family-complex="Calibri" fo:background-color="transparent" style:use-window-font-color="true"/>
    </style:style>
    <style:style style:name="T565" style:family="text">
      <style:text-properties fo:font-size="10.00pt" fo:font-weight="normal" fo:font-family="'Times New Roman'" style:font-family-asian="'Times New Roman'" style:font-family-complex="'Times New Roman'" fo:background-color="transparent" style:use-window-font-color="true"/>
    </style:style>
    <style:style style:name="T566" style:family="text">
      <style:text-properties fo:font-size="11.00pt" fo:font-weight="normal" fo:font-family="Calibri" style:font-family-asian="Calibri" style:font-family-complex="Calibri" fo:background-color="transparent" style:use-window-font-color="true"/>
    </style:style>
    <style:style style:name="T567" style:family="text">
      <style:text-properties fo:font-size="10.00pt" fo:font-weight="normal" fo:font-family="'Times New Roman'" style:font-family-asian="'Times New Roman'" style:font-family-complex="'Times New Roman'" fo:background-color="transparent" style:use-window-font-color="true"/>
    </style:style>
    <style:style style:name="T568" style:family="text">
      <style:text-properties fo:font-size="11.00pt" fo:font-weight="normal" fo:font-family="Calibri" style:font-family-asian="Calibri" style:font-family-complex="Calibri" fo:background-color="transparent" style:use-window-font-color="true"/>
    </style:style>
    <style:style style:name="T569" style:family="text">
      <style:text-properties fo:font-size="10.00pt" fo:font-weight="normal" fo:font-family="'Times New Roman'" style:font-family-asian="'Times New Roman'" style:font-family-complex="'Times New Roman'" fo:background-color="transparent" style:use-window-font-color="true"/>
    </style:style>
    <style:style style:name="T570" style:family="text">
      <style:text-properties fo:font-size="11.00pt" fo:font-weight="normal" fo:font-family="Calibri" style:font-family-asian="Calibri" style:font-family-complex="Calibri" fo:background-color="transparent" style:use-window-font-color="true"/>
    </style:style>
    <style:style style:name="T571" style:family="text">
      <style:text-properties fo:font-size="10.00pt" fo:font-weight="normal" fo:font-family="'Times New Roman'" style:font-family-asian="'Times New Roman'" style:font-family-complex="'Times New Roman'" fo:background-color="transparent" style:use-window-font-color="true"/>
    </style:style>
    <style:style style:name="T572" style:family="text">
      <style:text-properties fo:font-size="11.00pt" fo:font-weight="normal" fo:font-family="Calibri" style:font-family-asian="Calibri" style:font-family-complex="Calibri" fo:background-color="transparent" style:use-window-font-color="true"/>
    </style:style>
    <style:style style:name="T573" style:family="text">
      <style:text-properties fo:font-size="10.00pt" fo:font-weight="normal" fo:font-family="'Times New Roman'" style:font-family-asian="'Times New Roman'" style:font-family-complex="'Times New Roman'" fo:background-color="transparent" style:use-window-font-color="true"/>
    </style:style>
    <style:style style:name="T574" style:family="text">
      <style:text-properties fo:font-size="11.00pt" fo:font-weight="normal" fo:font-family="Calibri" style:font-family-asian="Calibri" style:font-family-complex="Calibri" fo:background-color="transparent" style:use-window-font-color="true"/>
    </style:style>
    <style:style style:name="T575" style:family="text">
      <style:text-properties fo:font-size="10.00pt" fo:font-weight="normal" fo:font-family="'Times New Roman'" style:font-family-asian="'Times New Roman'" style:font-family-complex="'Times New Roman'" fo:background-color="transparent" style:use-window-font-color="true"/>
    </style:style>
    <style:style style:name="T576" style:family="text">
      <style:text-properties fo:font-size="11.00pt" fo:font-weight="normal" fo:font-family="Calibri" style:font-family-asian="Calibri" style:font-family-complex="Calibri" fo:background-color="transparent" style:use-window-font-color="true"/>
    </style:style>
    <style:style style:name="T577" style:family="text">
      <style:text-properties fo:font-size="10.00pt" fo:font-weight="normal" fo:font-family="'Times New Roman'" style:font-family-asian="'Times New Roman'" style:font-family-complex="'Times New Roman'" fo:background-color="transparent" style:use-window-font-color="true"/>
    </style:style>
    <style:style style:name="T578" style:family="text">
      <style:text-properties fo:font-size="11.00pt" fo:font-weight="normal" fo:font-family="Calibri" style:font-family-asian="Calibri" style:font-family-complex="Calibri" fo:background-color="transparent" style:use-window-font-color="true"/>
    </style:style>
    <style:style style:name="T579" style:family="text">
      <style:text-properties fo:font-size="10.00pt" fo:font-weight="normal" fo:font-family="'Times New Roman'" style:font-family-asian="'Times New Roman'" style:font-family-complex="'Times New Roman'" fo:background-color="transparent" style:use-window-font-color="true"/>
    </style:style>
    <style:style style:name="T580" style:family="text">
      <style:text-properties fo:font-size="11.00pt" fo:font-weight="normal" fo:font-family="Calibri" style:font-family-asian="Calibri" style:font-family-complex="Calibri" fo:background-color="transparent" style:use-window-font-color="true"/>
    </style:style>
    <style:style style:name="T581" style:family="text">
      <style:text-properties fo:font-size="10.00pt" fo:font-weight="normal" fo:font-family="'Times New Roman'" style:font-family-asian="'Times New Roman'" style:font-family-complex="'Times New Roman'" fo:background-color="transparent" style:use-window-font-color="true"/>
    </style:style>
    <style:style style:name="T582" style:family="text">
      <style:text-properties fo:font-size="11.00pt" fo:font-weight="normal" fo:font-family="Calibri" style:font-family-asian="Calibri" style:font-family-complex="Calibri" fo:background-color="transparent" style:use-window-font-color="true"/>
    </style:style>
    <style:style style:name="T583" style:family="text">
      <style:text-properties fo:font-size="10.00pt" fo:font-weight="normal" fo:font-family="'Times New Roman'" style:font-family-asian="'Times New Roman'" style:font-family-complex="'Times New Roman'" fo:background-color="transparent" style:use-window-font-color="true"/>
    </style:style>
    <style:style style:name="T584" style:family="text">
      <style:text-properties fo:font-size="11.00pt" fo:font-weight="normal" fo:font-family="Calibri" style:font-family-asian="Calibri" style:font-family-complex="Calibri" fo:background-color="transparent" style:use-window-font-color="true"/>
    </style:style>
    <style:style style:name="T585" style:family="text">
      <style:text-properties fo:font-size="10.00pt" fo:font-weight="normal" fo:font-family="'Times New Roman'" style:font-family-asian="'Times New Roman'" style:font-family-complex="'Times New Roman'" fo:background-color="transparent" style:use-window-font-color="true"/>
    </style:style>
    <style:style style:name="T586" style:family="text">
      <style:text-properties fo:font-size="11.00pt" fo:font-weight="normal" fo:font-family="Calibri" style:font-family-asian="Calibri" style:font-family-complex="Calibri" fo:background-color="transparent" style:use-window-font-color="true"/>
    </style:style>
    <style:style style:name="T587" style:family="text">
      <style:text-properties fo:font-size="10.00pt" fo:font-weight="normal" fo:font-family="'Times New Roman'" style:font-family-asian="'Times New Roman'" style:font-family-complex="'Times New Roman'" fo:background-color="transparent" style:use-window-font-color="true"/>
    </style:style>
    <style:style style:name="T588" style:family="text">
      <style:text-properties fo:font-size="11.00pt" fo:font-weight="normal" fo:font-family="Calibri" style:font-family-asian="Calibri" style:font-family-complex="Calibri" fo:background-color="transparent" style:use-window-font-color="true"/>
    </style:style>
    <style:style style:name="T589" style:family="text">
      <style:text-properties fo:font-size="10.00pt" fo:font-weight="normal" fo:font-family="'Times New Roman'" style:font-family-asian="'Times New Roman'" style:font-family-complex="'Times New Roman'" fo:background-color="transparent" style:use-window-font-color="true"/>
    </style:style>
    <style:style style:name="T590" style:family="text">
      <style:text-properties fo:font-size="11.00pt" fo:font-weight="normal" fo:font-family="Calibri" style:font-family-asian="Calibri" style:font-family-complex="Calibri" fo:background-color="transparent" style:use-window-font-color="true"/>
    </style:style>
    <style:style style:name="T591" style:family="text">
      <style:text-properties fo:font-size="10.00pt" fo:font-weight="normal" fo:font-family="'Times New Roman'" style:font-family-asian="'Times New Roman'" style:font-family-complex="'Times New Roman'" fo:background-color="transparent" style:use-window-font-color="true"/>
    </style:style>
    <style:style style:name="T592" style:family="text">
      <style:text-properties fo:font-size="11.00pt" fo:font-weight="normal" fo:font-family="Calibri" style:font-family-asian="Calibri" style:font-family-complex="Calibri" fo:background-color="transparent" style:use-window-font-color="true"/>
    </style:style>
    <style:style style:name="T593" style:family="text">
      <style:text-properties fo:font-size="10.00pt" fo:font-weight="normal" fo:font-family="'Times New Roman'" style:font-family-asian="'Times New Roman'" style:font-family-complex="'Times New Roman'" fo:background-color="transparent" style:use-window-font-color="true"/>
    </style:style>
    <style:style style:name="T594" style:family="text">
      <style:text-properties fo:font-size="11.00pt" fo:font-weight="normal" fo:font-family="Calibri" style:font-family-asian="Calibri" style:font-family-complex="Calibri" fo:background-color="transparent" style:use-window-font-color="true"/>
    </style:style>
    <style:style style:name="T595" style:family="text">
      <style:text-properties fo:font-size="10.00pt" fo:font-weight="normal" fo:font-family="'Times New Roman'" style:font-family-asian="'Times New Roman'" style:font-family-complex="'Times New Roman'" fo:background-color="transparent" style:use-window-font-color="true"/>
    </style:style>
    <style:style style:name="T596" style:family="text">
      <style:text-properties fo:font-size="11.00pt" fo:font-weight="normal" fo:font-family="Calibri" style:font-family-asian="Calibri" style:font-family-complex="Calibri" fo:background-color="transparent" style:use-window-font-color="true"/>
    </style:style>
    <style:style style:name="T597" style:family="text">
      <style:text-properties fo:font-size="10.00pt" fo:font-weight="normal" fo:font-family="'Times New Roman'" style:font-family-asian="'Times New Roman'" style:font-family-complex="'Times New Roman'" fo:background-color="transparent" style:use-window-font-color="true"/>
    </style:style>
    <style:style style:name="T598" style:family="text">
      <style:text-properties fo:font-size="11.00pt" fo:font-weight="normal" fo:font-family="Calibri" style:font-family-asian="Calibri" style:font-family-complex="Calibri" fo:background-color="transparent" style:use-window-font-color="true"/>
    </style:style>
    <style:style style:name="T599" style:family="text">
      <style:text-properties fo:font-size="10.00pt" fo:font-weight="normal" fo:font-family="'Times New Roman'" style:font-family-asian="'Times New Roman'" style:font-family-complex="'Times New Roman'" fo:background-color="transparent" style:use-window-font-color="true"/>
    </style:style>
    <style:style style:name="T600" style:family="text">
      <style:text-properties fo:font-size="11.00pt" fo:font-weight="normal" fo:font-family="Calibri" style:font-family-asian="Calibri" style:font-family-complex="Calibri" fo:background-color="transparent" style:use-window-font-color="true"/>
    </style:style>
    <style:style style:name="T601" style:family="text">
      <style:text-properties fo:font-size="10.00pt" fo:font-weight="normal" fo:font-family="'Times New Roman'" style:font-family-asian="'Times New Roman'" style:font-family-complex="'Times New Roman'" fo:background-color="transparent" style:use-window-font-color="true"/>
    </style:style>
    <style:style style:name="T602" style:family="text">
      <style:text-properties fo:font-size="11.00pt" fo:font-weight="normal" fo:font-family="Calibri" style:font-family-asian="Calibri" style:font-family-complex="Calibri" fo:background-color="transparent" style:use-window-font-color="true"/>
    </style:style>
    <style:style style:name="T603" style:family="text">
      <style:text-properties fo:font-size="10.00pt" fo:font-weight="normal" fo:font-family="'Times New Roman'" style:font-family-asian="'Times New Roman'" style:font-family-complex="'Times New Roman'" fo:background-color="transparent" style:use-window-font-color="true"/>
    </style:style>
    <style:style style:name="T604" style:family="text">
      <style:text-properties fo:font-size="11.00pt" fo:font-weight="normal" fo:font-family="Calibri" style:font-family-asian="Calibri" style:font-family-complex="Calibri" fo:background-color="transparent" style:use-window-font-color="true"/>
    </style:style>
    <style:style style:name="T605" style:family="text">
      <style:text-properties fo:font-size="10.00pt" fo:font-weight="normal" fo:font-family="'Times New Roman'" style:font-family-asian="'Times New Roman'" style:font-family-complex="'Times New Roman'" fo:background-color="transparent" style:use-window-font-color="true"/>
    </style:style>
    <style:style style:name="T606" style:family="text">
      <style:text-properties fo:font-size="11.00pt" fo:font-weight="normal" fo:font-family="Calibri" style:font-family-asian="Calibri" style:font-family-complex="Calibri" fo:background-color="transparent" style:use-window-font-color="true"/>
    </style:style>
    <style:style style:name="T607" style:family="text">
      <style:text-properties fo:font-size="10.00pt" fo:font-weight="normal" fo:font-family="'Times New Roman'" style:font-family-asian="'Times New Roman'" style:font-family-complex="'Times New Roman'" fo:background-color="transparent" style:use-window-font-color="true"/>
    </style:style>
    <style:style style:name="T608" style:family="text">
      <style:text-properties fo:font-size="11.00pt" fo:font-weight="normal" fo:font-family="Calibri" style:font-family-asian="Calibri" style:font-family-complex="Calibri" fo:background-color="transparent" style:use-window-font-color="true"/>
    </style:style>
    <style:style style:name="T609" style:family="text">
      <style:text-properties fo:font-size="10.00pt" fo:font-weight="normal" fo:font-family="'Times New Roman'" style:font-family-asian="'Times New Roman'" style:font-family-complex="'Times New Roman'" fo:background-color="transparent" style:use-window-font-color="true"/>
    </style:style>
    <style:style style:name="T610" style:family="text">
      <style:text-properties fo:font-size="11.00pt" fo:font-weight="normal" fo:font-family="Calibri" style:font-family-asian="Calibri" style:font-family-complex="Calibri" fo:background-color="transparent" style:use-window-font-color="true"/>
    </style:style>
    <style:style style:name="T611" style:family="text">
      <style:text-properties fo:font-size="10.00pt" fo:font-weight="normal" fo:font-family="'Times New Roman'" style:font-family-asian="'Times New Roman'" style:font-family-complex="'Times New Roman'" fo:background-color="transparent" style:use-window-font-color="true"/>
    </style:style>
    <style:style style:name="T612" style:family="text">
      <style:text-properties fo:font-size="11.00pt" fo:font-weight="normal" fo:font-family="Calibri" style:font-family-asian="Calibri" style:font-family-complex="Calibri" fo:background-color="transparent" style:use-window-font-color="true"/>
    </style:style>
    <style:style style:name="T613" style:family="text">
      <style:text-properties fo:font-size="10.00pt" fo:font-weight="normal" fo:font-family="'Times New Roman'" style:font-family-asian="'Times New Roman'" style:font-family-complex="'Times New Roman'" fo:background-color="transparent" style:use-window-font-color="true"/>
    </style:style>
    <style:style style:name="T614" style:family="text">
      <style:text-properties fo:font-size="11.00pt" fo:font-weight="normal" fo:font-family="Calibri" style:font-family-asian="Calibri" style:font-family-complex="Calibri" fo:background-color="transparent" style:use-window-font-color="true"/>
    </style:style>
    <style:style style:name="T615" style:family="text">
      <style:text-properties fo:font-size="10.00pt" fo:font-weight="normal" fo:font-family="'Times New Roman'" style:font-family-asian="'Times New Roman'" style:font-family-complex="'Times New Roman'" fo:background-color="transparent" style:use-window-font-color="true"/>
    </style:style>
    <style:style style:name="T616" style:family="text">
      <style:text-properties fo:font-size="11.00pt" fo:font-weight="normal" fo:font-family="Calibri" style:font-family-asian="Calibri" style:font-family-complex="Calibri" fo:background-color="transparent" style:use-window-font-color="true"/>
    </style:style>
    <style:style style:name="T617" style:family="text">
      <style:text-properties fo:font-size="10.00pt" fo:font-weight="normal" fo:font-family="'Times New Roman'" style:font-family-asian="'Times New Roman'" style:font-family-complex="'Times New Roman'" fo:background-color="transparent" style:use-window-font-color="true"/>
    </style:style>
    <style:style style:name="T618" style:family="text">
      <style:text-properties fo:font-size="11.00pt" fo:font-weight="normal" fo:font-family="Calibri" style:font-family-asian="Calibri" style:font-family-complex="Calibri" fo:background-color="transparent" style:use-window-font-color="true"/>
    </style:style>
    <style:style style:name="T619" style:family="text">
      <style:text-properties fo:font-size="10.00pt" fo:font-weight="normal" fo:font-family="'Times New Roman'" style:font-family-asian="'Times New Roman'" style:font-family-complex="'Times New Roman'" fo:background-color="transparent" style:use-window-font-color="true"/>
    </style:style>
    <style:style style:name="T620" style:family="text">
      <style:text-properties fo:font-size="11.00pt" fo:font-weight="normal" fo:font-family="Calibri" style:font-family-asian="Calibri" style:font-family-complex="Calibri" fo:background-color="transparent" style:use-window-font-color="true"/>
    </style:style>
    <style:style style:name="T621" style:family="text">
      <style:text-properties fo:font-size="10.00pt" fo:font-weight="normal" fo:font-family="'Times New Roman'" style:font-family-asian="'Times New Roman'" style:font-family-complex="'Times New Roman'" fo:background-color="transparent" style:use-window-font-color="true"/>
    </style:style>
    <style:style style:name="T622" style:family="text">
      <style:text-properties fo:font-size="11.00pt" fo:font-weight="normal" fo:font-family="Calibri" style:font-family-asian="Calibri" style:font-family-complex="Calibri" fo:background-color="transparent" style:use-window-font-color="true"/>
    </style:style>
    <style:style style:name="T623" style:family="text">
      <style:text-properties fo:font-size="11.00pt" fo:font-weight="normal" fo:font-family="Calibri" style:font-family-asian="Calibri" style:font-family-complex="Calibri" fo:background-color="transparent" style:use-window-font-color="true"/>
    </style:style>
    <style:style style:name="T624" style:family="text">
      <style:text-properties fo:font-size="11.00pt" fo:font-weight="normal" fo:font-family="Calibri" style:font-family-asian="Calibri" style:font-family-complex="Calibri" fo:background-color="transparent" style:use-window-font-color="true"/>
    </style:style>
    <style:style style:name="T625" style:family="text">
      <style:text-properties fo:font-size="11.00pt" fo:font-weight="normal" fo:font-family="Calibri" style:font-family-asian="Calibri" style:font-family-complex="Calibri" fo:background-color="transparent" style:use-window-font-color="true"/>
    </style:style>
    <style:style style:name="T626" style:family="text">
      <style:text-properties fo:font-size="11.00pt" fo:font-weight="normal" fo:font-family="Calibri" style:font-family-asian="Calibri" style:font-family-complex="Calibri" fo:background-color="transparent" style:use-window-font-color="true"/>
    </style:style>
    <style:style style:name="T627" style:family="text">
      <style:text-properties fo:font-size="10.00pt" fo:font-weight="normal" fo:font-family="'Times New Roman'" style:font-family-asian="'Times New Roman'" style:font-family-complex="'Times New Roman'" fo:background-color="transparent" style:use-window-font-color="true"/>
    </style:style>
    <style:style style:name="T628" style:family="text">
      <style:text-properties fo:font-size="11.00pt" fo:font-weight="normal" fo:font-family="Calibri" style:font-family-asian="Calibri" style:font-family-complex="Calibri" fo:background-color="transparent" style:use-window-font-color="true"/>
    </style:style>
    <style:style style:name="T629" style:family="text">
      <style:text-properties fo:font-size="10.00pt" fo:font-weight="normal" fo:font-family="'Times New Roman'" style:font-family-asian="'Times New Roman'" style:font-family-complex="'Times New Roman'" fo:background-color="transparent" style:use-window-font-color="true"/>
    </style:style>
    <style:style style:name="T630" style:family="text">
      <style:text-properties fo:font-size="11.00pt" fo:font-weight="normal" fo:font-family="Calibri" style:font-family-asian="Calibri" style:font-family-complex="Calibri" fo:background-color="transparent" style:use-window-font-color="true"/>
    </style:style>
    <style:style style:name="T631" style:family="text">
      <style:text-properties fo:font-size="10.00pt" fo:font-weight="normal" fo:font-family="'Times New Roman'" style:font-family-asian="'Times New Roman'" style:font-family-complex="'Times New Roman'" fo:background-color="transparent" style:use-window-font-color="true"/>
    </style:style>
    <style:style style:name="T632" style:family="text">
      <style:text-properties fo:font-size="11.00pt" fo:font-weight="normal" fo:font-family="Calibri" style:font-family-asian="Calibri" style:font-family-complex="Calibri" fo:background-color="transparent" style:use-window-font-color="true"/>
    </style:style>
    <style:style style:name="T633" style:family="text">
      <style:text-properties fo:font-size="10.00pt" fo:font-weight="normal" fo:font-family="'Times New Roman'" style:font-family-asian="'Times New Roman'" style:font-family-complex="'Times New Roman'" fo:background-color="transparent" style:use-window-font-color="true"/>
    </style:style>
    <style:style style:name="T634" style:family="text">
      <style:text-properties fo:font-size="11.00pt" fo:font-weight="normal" fo:font-family="Calibri" style:font-family-asian="Calibri" style:font-family-complex="Calibri" fo:background-color="transparent" style:use-window-font-color="true"/>
    </style:style>
    <style:style style:name="T635" style:family="text">
      <style:text-properties fo:font-size="10.00pt" fo:font-weight="normal" fo:font-family="'Times New Roman'" style:font-family-asian="'Times New Roman'" style:font-family-complex="'Times New Roman'" fo:background-color="transparent" style:use-window-font-color="true"/>
    </style:style>
    <style:style style:name="T636" style:family="text">
      <style:text-properties fo:font-size="11.00pt" fo:font-weight="normal" fo:font-family="Calibri" style:font-family-asian="Calibri" style:font-family-complex="Calibri" fo:background-color="transparent" style:use-window-font-color="true"/>
    </style:style>
    <style:style style:name="T637" style:family="text">
      <style:text-properties fo:font-size="11.00pt" fo:font-weight="normal" fo:font-family="Calibri" style:font-family-asian="Calibri" style:font-family-complex="Calibri" fo:background-color="transparent" style:use-window-font-color="true"/>
    </style:style>
    <style:style style:name="T638" style:family="text">
      <style:text-properties fo:font-size="11.00pt" fo:font-weight="normal" fo:font-family="Calibri" style:font-family-asian="Calibri" style:font-family-complex="Calibri" fo:background-color="transparent" style:use-window-font-color="true"/>
    </style:style>
    <style:style style:name="T639" style:family="text">
      <style:text-properties fo:font-size="11.00pt" fo:font-weight="normal" fo:font-family="Calibri" style:font-family-asian="Calibri" style:font-family-complex="Calibri" fo:background-color="transparent" style:use-window-font-color="true"/>
    </style:style>
    <style:style style:name="T640" style:family="text">
      <style:text-properties fo:font-size="11.00pt" fo:font-weight="normal" fo:font-family="Calibri" style:font-family-asian="Calibri" style:font-family-complex="Calibri" fo:background-color="transparent" style:use-window-font-color="true"/>
    </style:style>
    <style:style style:name="T641" style:family="text">
      <style:text-properties fo:font-size="10.00pt" fo:font-weight="normal" fo:font-family="'Times New Roman'" style:font-family-asian="'Times New Roman'" style:font-family-complex="'Times New Roman'" fo:background-color="transparent" style:use-window-font-color="true"/>
    </style:style>
    <style:style style:name="T642" style:family="text">
      <style:text-properties fo:font-size="11.00pt" fo:font-weight="normal" fo:font-family="Calibri" style:font-family-asian="Calibri" style:font-family-complex="Calibri" fo:background-color="transparent" style:use-window-font-color="true"/>
    </style:style>
    <style:style style:name="T643" style:family="text">
      <style:text-properties fo:font-size="10.00pt" fo:font-weight="normal" fo:font-family="'Times New Roman'" style:font-family-asian="'Times New Roman'" style:font-family-complex="'Times New Roman'" fo:background-color="transparent" style:use-window-font-color="true"/>
    </style:style>
    <style:style style:name="T644" style:family="text">
      <style:text-properties fo:font-size="11.00pt" fo:font-weight="normal" fo:font-family="Calibri" style:font-family-asian="Calibri" style:font-family-complex="Calibri" fo:background-color="transparent" style:use-window-font-color="true"/>
    </style:style>
    <style:style style:name="T645" style:family="text">
      <style:text-properties fo:font-size="10.00pt" fo:font-weight="normal" fo:font-family="'Times New Roman'" style:font-family-asian="'Times New Roman'" style:font-family-complex="'Times New Roman'" fo:background-color="transparent" style:use-window-font-color="true"/>
    </style:style>
    <style:style style:name="T646" style:family="text">
      <style:text-properties fo:font-size="11.00pt" fo:font-weight="normal" fo:font-family="Calibri" style:font-family-asian="Calibri" style:font-family-complex="Calibri" fo:background-color="transparent" style:use-window-font-color="true"/>
    </style:style>
    <style:style style:name="T647" style:family="text">
      <style:text-properties fo:font-size="16.00pt" fo:font-weight="bold" fo:font-family="Roboto" style:font-family-asian="Roboto" style:font-family-complex="Roboto" fo:background-color="transparent" style:use-window-font-color="true"/>
    </style:style>
    <style:style style:name="T648" style:family="text">
      <style:text-properties fo:font-size="11.00pt" fo:font-weight="normal" fo:font-family="Calibri" style:font-family-asian="Calibri" style:font-family-complex="Calibri" fo:background-color="transparent" style:use-window-font-color="true"/>
    </style:style>
    <style:style style:name="T649" style:family="text">
      <style:text-properties fo:font-size="11.00pt" fo:font-weight="bold" fo:font-family="Arial" style:font-family-asian="Arial" style:font-family-complex="Arial" fo:background-color="transparent" style:use-window-font-color="true"/>
    </style:style>
    <style:style style:name="T650" style:family="text">
      <style:text-properties fo:font-size="11.00pt" fo:font-weight="normal" fo:font-family="Calibri" style:font-family-asian="Calibri" style:font-family-complex="Calibri" fo:background-color="transparent" style:use-window-font-color="true"/>
    </style:style>
    <style:style style:name="T651" style:family="text">
      <style:text-properties fo:font-size="11.00pt" fo:font-weight="bold" fo:font-family="Arial" style:font-family-asian="Arial" style:font-family-complex="Arial" fo:background-color="transparent" style:use-window-font-color="true"/>
    </style:style>
    <style:style style:name="T652" style:family="text">
      <style:text-properties fo:font-size="11.00pt" fo:font-weight="normal" fo:font-family="Calibri" style:font-family-asian="Calibri" style:font-family-complex="Calibri" fo:background-color="transparent" style:use-window-font-color="true"/>
    </style:style>
    <style:style style:name="T653" style:family="text">
      <style:text-properties fo:font-size="11.00pt" fo:font-weight="bold" fo:font-family="Arial" style:font-family-asian="Arial" style:font-family-complex="Arial" fo:background-color="transparent" style:use-window-font-color="true"/>
    </style:style>
    <style:style style:name="T654" style:family="text">
      <style:text-properties fo:font-size="11.00pt" fo:font-weight="normal" fo:font-family="Calibri" style:font-family-asian="Calibri" style:font-family-complex="Calibri" fo:background-color="transparent" style:use-window-font-color="true"/>
    </style:style>
    <style:style style:name="T655" style:family="text">
      <style:text-properties fo:font-size="11.00pt" fo:font-weight="bold" fo:font-family="Arial" style:font-family-asian="Arial" style:font-family-complex="Arial" fo:background-color="transparent" style:use-window-font-color="true"/>
    </style:style>
    <style:style style:name="T656" style:family="text">
      <style:text-properties fo:font-size="11.00pt" fo:font-weight="normal" fo:font-family="Calibri" style:font-family-asian="Calibri" style:font-family-complex="Calibri" fo:background-color="transparent" style:use-window-font-color="true"/>
    </style:style>
    <style:style style:name="T657" style:family="text">
      <style:text-properties fo:font-size="11.00pt" fo:font-weight="bold" fo:font-family="Arial" style:font-family-asian="Arial" style:font-family-complex="Arial" fo:background-color="transparent" style:use-window-font-color="true"/>
    </style:style>
    <style:style style:name="T658" style:family="text">
      <style:text-properties fo:font-size="11.00pt" fo:font-weight="normal" fo:font-family="Calibri" style:font-family-asian="Calibri" style:font-family-complex="Calibri" fo:background-color="transparent" style:use-window-font-color="true"/>
    </style:style>
    <style:style style:name="T659" style:family="text">
      <style:text-properties fo:font-size="11.00pt" fo:font-weight="bold" fo:font-family="Arial" style:font-family-asian="Arial" style:font-family-complex="Arial" fo:background-color="transparent" style:use-window-font-color="true"/>
    </style:style>
    <style:style style:name="T660" style:family="text">
      <style:text-properties fo:font-size="11.00pt" fo:font-weight="normal" fo:font-family="Calibri" style:font-family-asian="Calibri" style:font-family-complex="Calibri" fo:background-color="transparent" style:use-window-font-color="true"/>
    </style:style>
    <style:style style:name="T661" style:family="text">
      <style:text-properties fo:font-size="11.00pt" fo:font-weight="bold" fo:font-family="Arial" style:font-family-asian="Arial" style:font-family-complex="Arial" fo:background-color="transparent" style:use-window-font-color="true"/>
    </style:style>
    <style:style style:name="T662" style:family="text">
      <style:text-properties fo:font-size="11.00pt" fo:font-weight="normal" fo:font-family="Calibri" style:font-family-asian="Calibri" style:font-family-complex="Calibri" fo:background-color="transparent" style:use-window-font-color="true"/>
    </style:style>
    <style:style style:name="T663" style:family="text">
      <style:text-properties fo:font-size="11.00pt" fo:font-weight="normal" fo:font-family="'Times New Roman'" style:font-family-asian="'Times New Roman'" style:font-family-complex="'Times New Roman'" fo:background-color="transparent" style:use-window-font-color="true"/>
    </style:style>
    <style:style style:name="T664" style:family="text">
      <style:text-properties fo:font-size="11.00pt" fo:font-weight="normal" fo:font-family="Calibri" style:font-family-asian="Calibri" style:font-family-complex="Calibri" fo:background-color="transparent" style:use-window-font-color="true"/>
    </style:style>
    <style:style style:name="T665" style:family="text">
      <style:text-properties fo:font-size="11.00pt" fo:font-weight="normal" fo:font-family="'Times New Roman'" style:font-family-asian="'Times New Roman'" style:font-family-complex="'Times New Roman'" fo:background-color="transparent" style:use-window-font-color="true"/>
    </style:style>
    <style:style style:name="T666" style:family="text">
      <style:text-properties fo:font-size="11.00pt" fo:font-weight="normal" fo:font-family="Calibri" style:font-family-asian="Calibri" style:font-family-complex="Calibri" fo:background-color="transparent" style:use-window-font-color="true"/>
    </style:style>
    <style:style style:name="T667" style:family="text">
      <style:text-properties fo:font-size="11.00pt" fo:font-weight="normal" fo:font-family="'Times New Roman'" style:font-family-asian="'Times New Roman'" style:font-family-complex="'Times New Roman'" fo:background-color="transparent" style:use-window-font-color="true"/>
    </style:style>
    <style:style style:name="T668" style:family="text">
      <style:text-properties fo:font-size="11.00pt" fo:font-weight="normal" fo:font-family="Calibri" style:font-family-asian="Calibri" style:font-family-complex="Calibri" fo:background-color="transparent" style:use-window-font-color="true"/>
    </style:style>
    <style:style style:name="T669" style:family="text">
      <style:text-properties fo:font-size="11.00pt" fo:font-weight="normal" fo:font-family="'Times New Roman'" style:font-family-asian="'Times New Roman'" style:font-family-complex="'Times New Roman'" fo:background-color="transparent" style:use-window-font-color="true"/>
    </style:style>
    <style:style style:name="T670" style:family="text">
      <style:text-properties fo:font-size="11.00pt" fo:font-weight="normal" fo:font-family="Calibri" style:font-family-asian="Calibri" style:font-family-complex="Calibri" fo:background-color="transparent" style:use-window-font-color="true"/>
    </style:style>
    <style:style style:name="T671" style:family="text">
      <style:text-properties fo:font-size="11.00pt" fo:font-weight="normal" fo:font-family="'Times New Roman'" style:font-family-asian="'Times New Roman'" style:font-family-complex="'Times New Roman'" fo:background-color="transparent" style:use-window-font-color="true"/>
    </style:style>
    <style:style style:name="T672" style:family="text">
      <style:text-properties fo:font-size="11.00pt" fo:font-weight="normal" fo:font-family="Calibri" style:font-family-asian="Calibri" style:font-family-complex="Calibri" fo:background-color="transparent" style:use-window-font-color="true"/>
    </style:style>
    <style:style style:name="T673" style:family="text">
      <style:text-properties fo:font-size="11.00pt" fo:font-weight="normal" fo:font-family="'Times New Roman'" style:font-family-asian="'Times New Roman'" style:font-family-complex="'Times New Roman'" fo:background-color="transparent" style:use-window-font-color="true"/>
    </style:style>
    <style:style style:name="T674" style:family="text">
      <style:text-properties fo:font-size="11.00pt" fo:font-weight="normal" fo:font-family="Calibri" style:font-family-asian="Calibri" style:font-family-complex="Calibri" fo:background-color="transparent" style:use-window-font-color="true"/>
    </style:style>
    <style:style style:name="T675" style:family="text">
      <style:text-properties fo:font-size="11.00pt" fo:font-weight="normal" fo:font-family="'Times New Roman'" style:font-family-asian="'Times New Roman'" style:font-family-complex="'Times New Roman'" fo:background-color="transparent" style:use-window-font-color="true"/>
    </style:style>
    <style:style style:name="T676" style:family="text">
      <style:text-properties fo:font-size="11.00pt" fo:font-weight="normal" fo:font-family="Calibri" style:font-family-asian="Calibri" style:font-family-complex="Calibri" fo:background-color="transparent" style:use-window-font-color="true"/>
    </style:style>
    <style:style style:name="T677" style:family="text">
      <style:text-properties fo:font-size="11.00pt" fo:font-weight="normal" fo:font-family="'Times New Roman'" style:font-family-asian="'Times New Roman'" style:font-family-complex="'Times New Roman'" fo:background-color="transparent" style:use-window-font-color="true"/>
    </style:style>
    <style:style style:name="T678" style:family="text">
      <style:text-properties fo:font-size="11.00pt" fo:font-weight="normal" fo:font-family="Calibri" style:font-family-asian="Calibri" style:font-family-complex="Calibri" fo:background-color="transparent" style:use-window-font-color="true"/>
    </style:style>
    <style:style style:name="T679" style:family="text">
      <style:text-properties fo:font-size="11.00pt" fo:font-weight="normal" fo:font-family="'Times New Roman'" style:font-family-asian="'Times New Roman'" style:font-family-complex="'Times New Roman'" fo:background-color="transparent" style:use-window-font-color="true"/>
    </style:style>
    <style:style style:name="T680" style:family="text">
      <style:text-properties fo:font-size="11.00pt" fo:font-weight="normal" fo:font-family="Calibri" style:font-family-asian="Calibri" style:font-family-complex="Calibri" fo:background-color="transparent" style:use-window-font-color="true"/>
    </style:style>
    <style:style style:name="T681" style:family="text">
      <style:text-properties fo:font-size="11.00pt" fo:font-weight="normal" fo:font-family="'Times New Roman'" style:font-family-asian="'Times New Roman'" style:font-family-complex="'Times New Roman'" fo:background-color="transparent" style:use-window-font-color="true"/>
    </style:style>
    <style:style style:name="T682" style:family="text">
      <style:text-properties fo:font-size="11.00pt" fo:font-weight="normal" fo:font-family="Calibri" style:font-family-asian="Calibri" style:font-family-complex="Calibri" fo:background-color="transparent" style:use-window-font-color="true"/>
    </style:style>
    <style:style style:name="T683" style:family="text">
      <style:text-properties fo:font-size="11.00pt" fo:font-weight="normal" fo:font-family="'Times New Roman'" style:font-family-asian="'Times New Roman'" style:font-family-complex="'Times New Roman'" fo:background-color="transparent" style:use-window-font-color="true"/>
    </style:style>
    <style:style style:name="T684" style:family="text">
      <style:text-properties fo:font-size="11.00pt" fo:font-weight="normal" fo:font-family="Calibri" style:font-family-asian="Calibri" style:font-family-complex="Calibri" fo:background-color="transparent" style:use-window-font-color="true"/>
    </style:style>
    <style:style style:name="T685" style:family="text">
      <style:text-properties fo:font-size="11.00pt" fo:font-weight="normal" fo:font-family="'Times New Roman'" style:font-family-asian="'Times New Roman'" style:font-family-complex="'Times New Roman'" fo:background-color="transparent" style:use-window-font-color="true"/>
    </style:style>
    <style:style style:name="T686" style:family="text">
      <style:text-properties fo:font-size="11.00pt" fo:font-weight="normal" fo:font-family="Calibri" style:font-family-asian="Calibri" style:font-family-complex="Calibri" fo:background-color="transparent" style:use-window-font-color="true"/>
    </style:style>
    <style:style style:name="T687" style:family="text">
      <style:text-properties fo:font-size="11.00pt" fo:font-weight="normal" fo:font-family="'Times New Roman'" style:font-family-asian="'Times New Roman'" style:font-family-complex="'Times New Roman'" fo:background-color="transparent" style:use-window-font-color="true"/>
    </style:style>
    <style:style style:name="T688" style:family="text">
      <style:text-properties fo:font-size="11.00pt" fo:font-weight="normal" fo:font-family="Calibri" style:font-family-asian="Calibri" style:font-family-complex="Calibri" fo:background-color="transparent" style:use-window-font-color="true"/>
    </style:style>
    <style:style style:name="T689" style:family="text">
      <style:text-properties fo:font-size="11.00pt" fo:font-weight="normal" fo:font-family="'Times New Roman'" style:font-family-asian="'Times New Roman'" style:font-family-complex="'Times New Roman'" fo:background-color="transparent" style:use-window-font-color="true"/>
    </style:style>
    <style:style style:name="T690" style:family="text">
      <style:text-properties fo:font-size="11.00pt" fo:font-weight="normal" fo:font-family="Calibri" style:font-family-asian="Calibri" style:font-family-complex="Calibri" fo:background-color="transparent" style:use-window-font-color="true"/>
    </style:style>
    <style:style style:name="T691" style:family="text">
      <style:text-properties fo:font-size="11.00pt" fo:font-weight="normal" fo:font-family="'Times New Roman'" style:font-family-asian="'Times New Roman'" style:font-family-complex="'Times New Roman'" fo:background-color="transparent" style:use-window-font-color="true"/>
    </style:style>
    <style:style style:name="T692" style:family="text">
      <style:text-properties fo:font-size="11.00pt" fo:font-weight="normal" fo:font-family="Calibri" style:font-family-asian="Calibri" style:font-family-complex="Calibri" fo:background-color="transparent" style:use-window-font-color="true"/>
    </style:style>
    <style:style style:name="T693" style:family="text">
      <style:text-properties fo:font-size="11.00pt" fo:font-weight="normal" fo:font-family="'Times New Roman'" style:font-family-asian="'Times New Roman'" style:font-family-complex="'Times New Roman'" fo:background-color="transparent" style:use-window-font-color="true"/>
    </style:style>
    <style:style style:name="T694" style:family="text">
      <style:text-properties fo:font-size="11.00pt" fo:font-weight="normal" fo:font-family="Calibri" style:font-family-asian="Calibri" style:font-family-complex="Calibri" fo:background-color="transparent" style:use-window-font-color="true"/>
    </style:style>
    <style:style style:name="T695" style:family="text">
      <style:text-properties fo:font-size="11.00pt" fo:font-weight="normal" fo:font-family="'Times New Roman'" style:font-family-asian="'Times New Roman'" style:font-family-complex="'Times New Roman'" fo:background-color="transparent" style:use-window-font-color="true"/>
    </style:style>
    <style:style style:name="T696" style:family="text">
      <style:text-properties fo:font-size="11.00pt" fo:font-weight="normal" fo:font-family="Calibri" style:font-family-asian="Calibri" style:font-family-complex="Calibri" fo:background-color="transparent" style:use-window-font-color="true"/>
    </style:style>
    <style:style style:name="T697" style:family="text">
      <style:text-properties fo:font-size="11.00pt" fo:font-weight="normal" fo:font-family="'Times New Roman'" style:font-family-asian="'Times New Roman'" style:font-family-complex="'Times New Roman'" fo:background-color="transparent" style:use-window-font-color="true"/>
    </style:style>
    <style:style style:name="T698" style:family="text">
      <style:text-properties fo:font-size="11.00pt" fo:font-weight="normal" fo:font-family="Calibri" style:font-family-asian="Calibri" style:font-family-complex="Calibri" fo:background-color="transparent" style:use-window-font-color="true"/>
    </style:style>
    <style:style style:name="T699" style:family="text">
      <style:text-properties fo:font-size="11.00pt" fo:font-weight="normal" fo:font-family="'Times New Roman'" style:font-family-asian="'Times New Roman'" style:font-family-complex="'Times New Roman'" fo:background-color="transparent" style:use-window-font-color="true"/>
    </style:style>
    <style:style style:name="T700" style:family="text">
      <style:text-properties fo:font-size="11.00pt" fo:font-weight="normal" fo:font-family="Calibri" style:font-family-asian="Calibri" style:font-family-complex="Calibri" fo:background-color="transparent" style:use-window-font-color="true"/>
    </style:style>
    <style:style style:name="T701" style:family="text">
      <style:text-properties fo:font-size="11.00pt" fo:font-weight="normal" fo:font-family="'Times New Roman'" style:font-family-asian="'Times New Roman'" style:font-family-complex="'Times New Roman'" fo:background-color="transparent" style:use-window-font-color="true"/>
    </style:style>
    <style:style style:name="T702" style:family="text">
      <style:text-properties fo:font-size="11.00pt" fo:font-weight="normal" fo:font-family="Calibri" style:font-family-asian="Calibri" style:font-family-complex="Calibri" fo:background-color="transparent" style:use-window-font-color="true"/>
    </style:style>
    <style:style style:name="T703" style:family="text">
      <style:text-properties fo:font-size="11.00pt" fo:font-weight="normal" fo:font-family="'Times New Roman'" style:font-family-asian="'Times New Roman'" style:font-family-complex="'Times New Roman'" fo:background-color="transparent" style:use-window-font-color="true"/>
    </style:style>
    <style:style style:name="T704" style:family="text">
      <style:text-properties fo:font-size="11.00pt" fo:font-weight="normal" fo:font-family="Calibri" style:font-family-asian="Calibri" style:font-family-complex="Calibri" fo:background-color="transparent" style:use-window-font-color="true"/>
    </style:style>
    <style:style style:name="T705" style:family="text">
      <style:text-properties fo:font-size="11.00pt" fo:font-weight="normal" fo:font-family="'Times New Roman'" style:font-family-asian="'Times New Roman'" style:font-family-complex="'Times New Roman'" fo:background-color="transparent" style:use-window-font-color="true"/>
    </style:style>
    <style:style style:name="T706" style:family="text">
      <style:text-properties fo:font-size="11.00pt" fo:font-weight="normal" fo:font-family="Calibri" style:font-family-asian="Calibri" style:font-family-complex="Calibri" fo:background-color="transparent" style:use-window-font-color="true"/>
    </style:style>
    <style:style style:name="T707" style:family="text">
      <style:text-properties fo:font-size="11.00pt" fo:font-weight="normal" fo:font-family="'Times New Roman'" style:font-family-asian="'Times New Roman'" style:font-family-complex="'Times New Roman'" fo:background-color="transparent" style:use-window-font-color="true"/>
    </style:style>
    <style:style style:name="T708" style:family="text">
      <style:text-properties fo:font-size="11.00pt" fo:font-weight="normal" fo:font-family="Calibri" style:font-family-asian="Calibri" style:font-family-complex="Calibri" fo:background-color="transparent" style:use-window-font-color="true"/>
    </style:style>
    <style:style style:name="T709" style:family="text">
      <style:text-properties fo:font-size="11.00pt" fo:font-weight="normal" fo:font-family="'Times New Roman'" style:font-family-asian="'Times New Roman'" style:font-family-complex="'Times New Roman'" fo:background-color="transparent" style:use-window-font-color="true"/>
    </style:style>
    <style:style style:name="T710" style:family="text">
      <style:text-properties fo:font-size="11.00pt" fo:font-weight="normal" fo:font-family="Calibri" style:font-family-asian="Calibri" style:font-family-complex="Calibri" fo:background-color="transparent" style:use-window-font-color="true"/>
    </style:style>
    <style:style style:name="T711" style:family="text">
      <style:text-properties fo:font-size="11.00pt" fo:font-weight="normal" fo:font-family="'Times New Roman'" style:font-family-asian="'Times New Roman'" style:font-family-complex="'Times New Roman'" fo:background-color="transparent" style:use-window-font-color="true"/>
    </style:style>
    <style:style style:name="T712" style:family="text">
      <style:text-properties fo:font-size="11.00pt" fo:font-weight="normal" fo:font-family="Calibri" style:font-family-asian="Calibri" style:font-family-complex="Calibri" fo:background-color="transparent" style:use-window-font-color="true"/>
    </style:style>
    <style:style style:name="T713" style:family="text">
      <style:text-properties fo:font-size="11.00pt" fo:font-weight="normal" fo:font-family="'Times New Roman'" style:font-family-asian="'Times New Roman'" style:font-family-complex="'Times New Roman'" fo:background-color="transparent" style:use-window-font-color="true"/>
    </style:style>
    <style:style style:name="T714" style:family="text">
      <style:text-properties fo:font-size="11.00pt" fo:font-weight="normal" fo:font-family="Calibri" style:font-family-asian="Calibri" style:font-family-complex="Calibri" fo:background-color="transparent" style:use-window-font-color="true"/>
    </style:style>
    <style:style style:name="T715" style:family="text">
      <style:text-properties fo:font-size="11.00pt" fo:font-weight="normal" fo:font-family="'Times New Roman'" style:font-family-asian="'Times New Roman'" style:font-family-complex="'Times New Roman'" fo:background-color="transparent" style:use-window-font-color="true"/>
    </style:style>
    <style:style style:name="T716" style:family="text">
      <style:text-properties fo:font-size="11.00pt" fo:font-weight="normal" fo:font-family="Calibri" style:font-family-asian="Calibri" style:font-family-complex="Calibri" fo:background-color="transparent" style:use-window-font-color="true"/>
    </style:style>
    <style:style style:name="T717" style:family="text">
      <style:text-properties fo:font-size="11.00pt" fo:font-weight="normal" fo:font-family="'Times New Roman'" style:font-family-asian="'Times New Roman'" style:font-family-complex="'Times New Roman'" fo:background-color="transparent" style:use-window-font-color="true"/>
    </style:style>
    <style:style style:name="T718" style:family="text">
      <style:text-properties fo:font-size="11.00pt" fo:font-weight="normal" fo:font-family="Calibri" style:font-family-asian="Calibri" style:font-family-complex="Calibri" fo:background-color="transparent" style:use-window-font-color="true"/>
    </style:style>
    <style:style style:name="T719" style:family="text">
      <style:text-properties fo:font-size="16.00pt" fo:font-weight="bold" fo:font-family="Roboto" style:font-family-asian="Roboto" style:font-family-complex="Roboto" fo:background-color="transparent" style:use-window-font-color="true"/>
    </style:style>
    <style:style style:name="T720" style:family="text">
      <style:text-properties fo:font-size="11.00pt" fo:font-weight="normal" fo:font-family="Calibri" style:font-family-asian="Calibri" style:font-family-complex="Calibri" fo:background-color="transparent" style:use-window-font-color="true"/>
    </style:style>
    <style:style style:name="T721" style:family="text">
      <style:text-properties fo:font-size="16.00pt" fo:font-weight="bold" fo:font-family="Roboto" style:font-family-asian="Roboto" style:font-family-complex="Roboto" fo:background-color="transparent" style:use-window-font-color="true"/>
    </style:style>
    <style:style style:name="T722" style:family="text">
      <style:text-properties fo:font-size="11.00pt" fo:font-weight="normal" fo:font-family="Calibri" style:font-family-asian="Calibri" style:font-family-complex="Calibri" fo:background-color="transparent" style:use-window-font-color="true"/>
    </style:style>
    <style:style style:name="T723" style:family="text">
      <style:text-properties fo:font-size="14.00pt" fo:font-weight="normal" fo:font-family="'Times New Roman'" style:font-family-asian="'Times New Roman'" style:font-family-complex="'Times New Roman'" fo:background-color="transparent" style:use-window-font-color="true"/>
    </style:style>
    <style:style style:name="T724" style:family="text">
      <style:text-properties fo:font-size="11.00pt" fo:font-weight="normal" fo:font-family="Calibri" style:font-family-asian="Calibri" style:font-family-complex="Calibri" fo:background-color="transparent" style:use-window-font-color="true"/>
    </style:style>
    <style:style style:name="T725" style:family="text">
      <style:text-properties fo:font-size="14.00pt" fo:font-weight="normal" fo:font-family="'Times New Roman'" style:font-family-asian="'Times New Roman'" style:font-family-complex="'Times New Roman'" fo:background-color="transparent" style:use-window-font-color="true"/>
    </style:style>
    <style:style style:name="T726" style:family="text">
      <style:text-properties fo:font-size="11.00pt" fo:font-weight="normal" fo:font-family="Calibri" style:font-family-asian="Calibri" style:font-family-complex="Calibri" fo:background-color="transparent" style:use-window-font-color="true"/>
    </style:style>
    <style:style style:name="T727" style:family="text">
      <style:text-properties fo:font-size="14.00pt" fo:font-weight="normal" fo:font-family="'Times New Roman'" style:font-family-asian="'Times New Roman'" style:font-family-complex="'Times New Roman'" fo:background-color="transparent" style:use-window-font-color="true"/>
    </style:style>
    <style:style style:name="T728" style:family="text">
      <style:text-properties fo:font-size="11.00pt" fo:font-weight="normal" fo:font-family="Calibri" style:font-family-asian="Calibri" style:font-family-complex="Calibri" fo:background-color="transparent" style:use-window-font-color="true"/>
    </style:style>
    <style:style style:name="T729" style:family="text">
      <style:text-properties fo:font-size="14.00pt" fo:font-weight="normal" fo:font-family="'Times New Roman'" style:font-family-asian="'Times New Roman'" style:font-family-complex="'Times New Roman'" fo:background-color="transparent" style:use-window-font-color="true"/>
    </style:style>
    <style:style style:name="T730" style:family="text">
      <style:text-properties fo:font-size="11.00pt" fo:font-weight="normal" fo:font-family="Calibri" style:font-family-asian="Calibri" style:font-family-complex="Calibri" fo:background-color="transparent" style:use-window-font-color="true"/>
    </style:style>
    <style:style style:name="T731" style:family="text">
      <style:text-properties fo:font-size="16.00pt" fo:font-weight="bold" fo:font-family="Roboto" style:font-family-asian="Roboto" style:font-family-complex="Roboto" fo:background-color="transparent" style:use-window-font-color="true"/>
    </style:style>
    <style:style style:name="T732" style:family="text">
      <style:text-properties fo:font-size="11.00pt" fo:font-weight="normal" fo:font-family="Calibri" style:font-family-asian="Calibri" style:font-family-complex="Calibri" fo:background-color="transparent" style:use-window-font-color="true"/>
    </style:style>
    <style:style style:name="T733" style:family="text">
      <style:text-properties fo:font-size="16.00pt" fo:font-weight="bold" fo:font-family="Roboto" style:font-family-asian="Roboto" style:font-family-complex="Roboto" fo:background-color="transparent" style:use-window-font-color="true"/>
    </style:style>
    <style:style style:name="T734" style:family="text">
      <style:text-properties fo:font-size="16.00pt" fo:font-weight="normal" fo:font-family="Roboto" style:font-family-asian="Roboto" style:font-family-complex="Roboto" fo:background-color="transparent" style:use-window-font-color="true"/>
    </style:style>
    <style:style style:name="T735" style:family="text">
      <style:text-properties fo:font-size="11.00pt" fo:font-weight="normal" fo:font-family="Calibri" style:font-family-asian="Calibri" style:font-family-complex="Calibri" fo:background-color="transparent" style:use-window-font-color="true"/>
    </style:style>
    <style:style style:name="T736" style:family="text">
      <style:text-properties fo:font-size="10.00pt" fo:font-weight="bold" fo:font-family="'Courier New'" style:font-family-asian="'Courier New'" style:font-family-complex="'Courier New'" fo:background-color="transparent" fo:color="#404040"/>
    </style:style>
    <style:style style:name="T737" style:family="text">
      <style:text-properties fo:font-size="11.00pt" fo:font-weight="normal" fo:font-family="Calibri" style:font-family-asian="Calibri" style:font-family-complex="Calibri" fo:background-color="transparent" style:use-window-font-color="true"/>
    </style:style>
    <style:style style:name="T738" style:family="text">
      <style:text-properties fo:font-size="10.00pt" fo:font-weight="bold" fo:font-family="'Courier New'" style:font-family-asian="'Courier New'" style:font-family-complex="'Courier New'" fo:background-color="transparent" fo:color="#404040"/>
    </style:style>
    <style:style style:name="T739" style:family="text">
      <style:text-properties fo:font-size="11.00pt" fo:font-weight="normal" fo:font-family="Calibri" style:font-family-asian="Calibri" style:font-family-complex="Calibri" fo:background-color="transparent" style:use-window-font-color="true"/>
    </style:style>
    <style:style style:name="T740" style:family="text">
      <style:text-properties fo:font-size="10.00pt" fo:font-weight="bold" fo:font-family="'Courier New'" style:font-family-asian="'Courier New'" style:font-family-complex="'Courier New'" fo:background-color="transparent" fo:color="#404040"/>
    </style:style>
    <style:style style:name="T741" style:family="text">
      <style:text-properties fo:font-size="11.00pt" fo:font-weight="normal" fo:font-family="Calibri" style:font-family-asian="Calibri" style:font-family-complex="Calibri" fo:background-color="transparent" style:use-window-font-color="true"/>
    </style:style>
    <style:style style:name="T742" style:family="text">
      <style:text-properties fo:font-size="10.00pt" fo:font-weight="bold" fo:font-family="'Courier New'" style:font-family-asian="'Courier New'" style:font-family-complex="'Courier New'" fo:background-color="transparent" fo:color="#404040"/>
    </style:style>
    <style:style style:name="T743" style:family="text">
      <style:text-properties fo:font-size="11.00pt" fo:font-weight="normal" fo:font-family="Calibri" style:font-family-asian="Calibri" style:font-family-complex="Calibri" fo:background-color="transparent" style:use-window-font-color="true"/>
    </style:style>
    <style:style style:name="T744" style:family="text">
      <style:text-properties fo:font-size="10.00pt" fo:font-weight="bold" fo:font-family="'Courier New'" style:font-family-asian="'Courier New'" style:font-family-complex="'Courier New'" fo:background-color="transparent" fo:color="#404040"/>
    </style:style>
    <style:style style:name="T745" style:family="text">
      <style:text-properties fo:font-size="11.00pt" fo:font-weight="normal" fo:font-family="Calibri" style:font-family-asian="Calibri" style:font-family-complex="Calibri" fo:background-color="transparent" style:use-window-font-color="true"/>
    </style:style>
    <style:style style:name="T746" style:family="text">
      <style:text-properties fo:font-size="11.00pt" fo:font-weight="normal" fo:font-family="'Courier New'" style:font-family-asian="'Courier New'" style:font-family-complex="'Courier New'" fo:background-color="transparent" style:use-window-font-color="true"/>
    </style:style>
    <style:style style:name="T747" style:family="text">
      <style:text-properties fo:font-size="11.00pt" fo:font-weight="normal" fo:font-family="Calibri" style:font-family-asian="Calibri" style:font-family-complex="Calibri" fo:background-color="transparent" style:use-window-font-color="true"/>
    </style:style>
    <style:style style:name="T748" style:family="text">
      <style:text-properties fo:font-size="11.00pt" fo:font-weight="normal" fo:font-family="'Courier New'" style:font-family-asian="'Courier New'" style:font-family-complex="'Courier New'" fo:background-color="transparent" style:use-window-font-color="true"/>
    </style:style>
    <style:style style:name="T749" style:family="text">
      <style:text-properties fo:font-size="11.00pt" fo:font-weight="normal" fo:font-family="Calibri" style:font-family-asian="Calibri" style:font-family-complex="Calibri" fo:background-color="transparent" style:use-window-font-color="true"/>
    </style:style>
    <style:style style:name="T750" style:family="text">
      <style:text-properties fo:font-size="11.00pt" fo:font-weight="normal" fo:font-family="'Courier New'" style:font-family-asian="'Courier New'" style:font-family-complex="'Courier New'" fo:background-color="transparent" style:use-window-font-color="true"/>
    </style:style>
    <style:style style:name="T751" style:family="text">
      <style:text-properties fo:font-size="11.00pt" fo:font-weight="normal" fo:font-family="Calibri" style:font-family-asian="Calibri" style:font-family-complex="Calibri" fo:background-color="transparent" style:use-window-font-color="true"/>
    </style:style>
    <style:style style:name="T752" style:family="text">
      <style:text-properties fo:font-size="11.00pt" fo:font-weight="normal" fo:font-family="'Courier New'" style:font-family-asian="'Courier New'" style:font-family-complex="'Courier New'" fo:background-color="transparent" style:use-window-font-color="true"/>
    </style:style>
    <style:style style:name="T753" style:family="text">
      <style:text-properties fo:font-size="11.00pt" fo:font-weight="normal" fo:font-family="Calibri" style:font-family-asian="Calibri" style:font-family-complex="Calibri" fo:background-color="transparent" style:use-window-font-color="true"/>
    </style:style>
    <style:style style:name="T754" style:family="text">
      <style:text-properties fo:font-size="11.00pt" fo:font-weight="normal" fo:font-family="'Courier New'" style:font-family-asian="'Courier New'" style:font-family-complex="'Courier New'" fo:background-color="transparent" style:use-window-font-color="true"/>
    </style:style>
    <style:style style:name="T755" style:family="text">
      <style:text-properties fo:font-size="11.00pt" fo:font-weight="normal" fo:font-family="Calibri" style:font-family-asian="Calibri" style:font-family-complex="Calibri" fo:background-color="transparent" style:use-window-font-color="true"/>
    </style:style>
    <style:style style:name="T756" style:family="text">
      <style:text-properties fo:font-size="11.00pt" fo:font-weight="normal" fo:font-family="'Courier New'" style:font-family-asian="'Courier New'" style:font-family-complex="'Courier New'" fo:background-color="transparent" style:use-window-font-color="true"/>
    </style:style>
    <style:style style:name="T757" style:family="text">
      <style:text-properties fo:font-size="11.00pt" fo:font-weight="normal" fo:font-family="Calibri" style:font-family-asian="Calibri" style:font-family-complex="Calibri" fo:background-color="transparent" style:use-window-font-color="true"/>
    </style:style>
    <style:style style:name="T758" style:family="text">
      <style:text-properties fo:font-size="11.00pt" fo:font-weight="normal" fo:font-family="'Courier New'" style:font-family-asian="'Courier New'" style:font-family-complex="'Courier New'" fo:background-color="transparent" style:use-window-font-color="true"/>
    </style:style>
    <style:style style:name="T759" style:family="text">
      <style:text-properties fo:font-size="11.00pt" fo:font-weight="normal" fo:font-family="Calibri" style:font-family-asian="Calibri" style:font-family-complex="Calibri" fo:background-color="transparent" style:use-window-font-color="true"/>
    </style:style>
    <style:style style:name="T760" style:family="text">
      <style:text-properties fo:font-size="11.00pt" fo:font-weight="normal" fo:font-family="'Courier New'" style:font-family-asian="'Courier New'" style:font-family-complex="'Courier New'" fo:background-color="transparent" style:use-window-font-color="true"/>
    </style:style>
    <style:style style:name="T761" style:family="text">
      <style:text-properties fo:font-size="11.00pt" fo:font-weight="normal" fo:font-family="Calibri" style:font-family-asian="Calibri" style:font-family-complex="Calibri" fo:background-color="transparent" style:use-window-font-color="true"/>
    </style:style>
    <style:style style:name="T762" style:family="text">
      <style:text-properties fo:font-size="11.00pt" fo:font-weight="normal" fo:font-family="'Courier New'" style:font-family-asian="'Courier New'" style:font-family-complex="'Courier New'" fo:background-color="transparent" style:use-window-font-color="true"/>
    </style:style>
    <style:style style:name="T763" style:family="text">
      <style:text-properties fo:font-size="11.00pt" fo:font-weight="normal" fo:font-family="Calibri" style:font-family-asian="Calibri" style:font-family-complex="Calibri" fo:background-color="transparent" style:use-window-font-color="true"/>
    </style:style>
    <style:style style:name="T764" style:family="text">
      <style:text-properties fo:font-size="11.00pt" fo:font-weight="normal" fo:font-family="'Courier New'" style:font-family-asian="'Courier New'" style:font-family-complex="'Courier New'" fo:background-color="transparent" style:use-window-font-color="true"/>
    </style:style>
    <style:style style:name="T765" style:family="text">
      <style:text-properties fo:font-size="11.00pt" fo:font-weight="normal" fo:font-family="Calibri" style:font-family-asian="Calibri" style:font-family-complex="Calibri" fo:background-color="transparent" style:use-window-font-color="true"/>
    </style:style>
    <style:style style:name="T766" style:family="text">
      <style:text-properties fo:font-size="11.00pt" fo:font-weight="normal" fo:font-family="'Courier New'" style:font-family-asian="'Courier New'" style:font-family-complex="'Courier New'" fo:background-color="transparent" style:use-window-font-color="true"/>
    </style:style>
    <style:style style:name="T767" style:family="text">
      <style:text-properties fo:font-size="11.00pt" fo:font-weight="normal" fo:font-family="Calibri" style:font-family-asian="Calibri" style:font-family-complex="Calibri" fo:background-color="transparent" style:use-window-font-color="true"/>
    </style:style>
    <style:style style:name="T768" style:family="text">
      <style:text-properties fo:font-size="11.00pt" fo:font-weight="normal" fo:font-family="'Courier New'" style:font-family-asian="'Courier New'" style:font-family-complex="'Courier New'" fo:background-color="transparent" style:use-window-font-color="true"/>
    </style:style>
    <style:style style:name="T769" style:family="text">
      <style:text-properties fo:font-size="11.00pt" fo:font-weight="normal" fo:font-family="Calibri" style:font-family-asian="Calibri" style:font-family-complex="Calibri" fo:background-color="transparent" style:use-window-font-color="true"/>
    </style:style>
    <style:style style:name="T770" style:family="text">
      <style:text-properties fo:font-size="11.00pt" fo:font-weight="normal" fo:font-family="'Courier New'" style:font-family-asian="'Courier New'" style:font-family-complex="'Courier New'" fo:background-color="transparent" style:use-window-font-color="true"/>
    </style:style>
    <style:style style:name="T771" style:family="text">
      <style:text-properties fo:font-size="11.00pt" fo:font-weight="normal" fo:font-family="Calibri" style:font-family-asian="Calibri" style:font-family-complex="Calibri" fo:background-color="transparent" style:use-window-font-color="true"/>
    </style:style>
    <style:style style:name="T772" style:family="text">
      <style:text-properties fo:font-size="11.00pt" fo:font-weight="normal" fo:font-family="'Courier New'" style:font-family-asian="'Courier New'" style:font-family-complex="'Courier New'" fo:background-color="transparent" style:use-window-font-color="true"/>
    </style:style>
    <style:style style:name="T773" style:family="text">
      <style:text-properties fo:font-size="11.00pt" fo:font-weight="normal" fo:font-family="Calibri" style:font-family-asian="Calibri" style:font-family-complex="Calibri" fo:background-color="transparent" style:use-window-font-color="true"/>
    </style:style>
    <style:style style:name="T774" style:family="text">
      <style:text-properties fo:font-size="11.00pt" fo:font-weight="normal" fo:font-family="'Courier New'" style:font-family-asian="'Courier New'" style:font-family-complex="'Courier New'" fo:background-color="transparent" style:use-window-font-color="true"/>
    </style:style>
    <style:style style:name="T775" style:family="text">
      <style:text-properties fo:font-size="11.00pt" fo:font-weight="normal" fo:font-family="Calibri" style:font-family-asian="Calibri" style:font-family-complex="Calibri" fo:background-color="transparent" style:use-window-font-color="true"/>
    </style:style>
    <style:style style:name="T776" style:family="text">
      <style:text-properties fo:font-size="11.00pt" fo:font-weight="normal" fo:font-family="'Courier New'" style:font-family-asian="'Courier New'" style:font-family-complex="'Courier New'" fo:background-color="transparent" style:use-window-font-color="true"/>
    </style:style>
    <style:style style:name="T777" style:family="text">
      <style:text-properties fo:font-size="11.00pt" fo:font-weight="normal" fo:font-family="Calibri" style:font-family-asian="Calibri" style:font-family-complex="Calibri" fo:background-color="transparent" style:use-window-font-color="true"/>
    </style:style>
    <style:style style:name="T778" style:family="text">
      <style:text-properties fo:font-size="11.00pt" fo:font-weight="normal" fo:font-family="'Courier New'" style:font-family-asian="'Courier New'" style:font-family-complex="'Courier New'" fo:background-color="transparent" style:use-window-font-color="true"/>
    </style:style>
    <style:style style:name="T779" style:family="text">
      <style:text-properties fo:font-size="11.00pt" fo:font-weight="normal" fo:font-family="Calibri" style:font-family-asian="Calibri" style:font-family-complex="Calibri" fo:background-color="transparent" style:use-window-font-color="true"/>
    </style:style>
    <style:style style:name="T780" style:family="text">
      <style:text-properties fo:font-size="11.00pt" fo:font-weight="normal" fo:font-family="'Courier New'" style:font-family-asian="'Courier New'" style:font-family-complex="'Courier New'" fo:background-color="transparent" style:use-window-font-color="true"/>
    </style:style>
    <style:style style:name="T781" style:family="text">
      <style:text-properties fo:font-size="11.00pt" fo:font-weight="normal" fo:font-family="Calibri" style:font-family-asian="Calibri" style:font-family-complex="Calibri" fo:background-color="transparent" style:use-window-font-color="true"/>
    </style:style>
    <style:style style:name="T782" style:family="text">
      <style:text-properties fo:font-size="11.00pt" fo:font-weight="normal" fo:font-family="'Courier New'" style:font-family-asian="'Courier New'" style:font-family-complex="'Courier New'" fo:background-color="transparent" style:use-window-font-color="true"/>
    </style:style>
    <style:style style:name="T783" style:family="text">
      <style:text-properties fo:font-size="11.00pt" fo:font-weight="normal" fo:font-family="Calibri" style:font-family-asian="Calibri" style:font-family-complex="Calibri" fo:background-color="transparent" style:use-window-font-color="true"/>
    </style:style>
    <style:style style:name="T784" style:family="text">
      <style:text-properties fo:font-size="11.00pt" fo:font-weight="normal" fo:font-family="'Courier New'" style:font-family-asian="'Courier New'" style:font-family-complex="'Courier New'" fo:background-color="transparent" style:use-window-font-color="true"/>
    </style:style>
    <style:style style:name="T785" style:family="text">
      <style:text-properties fo:font-size="11.00pt" fo:font-weight="normal" fo:font-family="Calibri" style:font-family-asian="Calibri" style:font-family-complex="Calibri" fo:background-color="transparent" style:use-window-font-color="true"/>
    </style:style>
    <style:style style:name="T786" style:family="text">
      <style:text-properties fo:font-size="11.00pt" fo:font-weight="normal" fo:font-family="'Courier New'" style:font-family-asian="'Courier New'" style:font-family-complex="'Courier New'" fo:background-color="transparent" style:use-window-font-color="true"/>
    </style:style>
    <style:style style:name="T787" style:family="text">
      <style:text-properties fo:font-size="11.00pt" fo:font-weight="normal" fo:font-family="Calibri" style:font-family-asian="Calibri" style:font-family-complex="Calibri" fo:background-color="transparent" style:use-window-font-color="true"/>
    </style:style>
    <style:style style:name="T788" style:family="text">
      <style:text-properties fo:font-size="11.00pt" fo:font-weight="normal" fo:font-family="'Courier New'" style:font-family-asian="'Courier New'" style:font-family-complex="'Courier New'" fo:background-color="transparent" style:use-window-font-color="true"/>
    </style:style>
    <style:style style:name="T789" style:family="text">
      <style:text-properties fo:font-size="11.00pt" fo:font-weight="normal" fo:font-family="Calibri" style:font-family-asian="Calibri" style:font-family-complex="Calibri" fo:background-color="transparent" style:use-window-font-color="true"/>
    </style:style>
    <style:style style:name="T790" style:family="text">
      <style:text-properties fo:font-size="11.00pt" fo:font-weight="normal" fo:font-family="'Courier New'" style:font-family-asian="'Courier New'" style:font-family-complex="'Courier New'" fo:background-color="transparent" style:use-window-font-color="true"/>
    </style:style>
    <style:style style:name="T791" style:family="text">
      <style:text-properties fo:font-size="11.00pt" fo:font-weight="normal" fo:font-family="Calibri" style:font-family-asian="Calibri" style:font-family-complex="Calibri" fo:background-color="transparent" style:use-window-font-color="true"/>
    </style:style>
    <style:style style:name="T792" style:family="text">
      <style:text-properties fo:font-size="11.00pt" fo:font-weight="normal" fo:font-family="'Courier New'" style:font-family-asian="'Courier New'" style:font-family-complex="'Courier New'" fo:background-color="transparent" style:use-window-font-color="true"/>
    </style:style>
    <style:style style:name="T793" style:family="text">
      <style:text-properties fo:font-size="11.00pt" fo:font-weight="normal" fo:font-family="Calibri" style:font-family-asian="Calibri" style:font-family-complex="Calibri" fo:background-color="transparent" style:use-window-font-color="true"/>
    </style:style>
    <style:style style:name="T794" style:family="text">
      <style:text-properties fo:font-size="11.00pt" fo:font-weight="normal" fo:font-family="'Courier New'" style:font-family-asian="'Courier New'" style:font-family-complex="'Courier New'" fo:background-color="transparent" style:use-window-font-color="true"/>
    </style:style>
    <style:style style:name="T795" style:family="text">
      <style:text-properties fo:font-size="11.00pt" fo:font-weight="normal" fo:font-family="Calibri" style:font-family-asian="Calibri" style:font-family-complex="Calibri" fo:background-color="transparent" style:use-window-font-color="true"/>
    </style:style>
    <style:style style:name="T796" style:family="text">
      <style:text-properties fo:font-size="11.00pt" fo:font-weight="normal" fo:font-family="'Courier New'" style:font-family-asian="'Courier New'" style:font-family-complex="'Courier New'" fo:background-color="transparent" style:use-window-font-color="true"/>
    </style:style>
    <style:style style:name="T797" style:family="text">
      <style:text-properties fo:font-size="11.00pt" fo:font-weight="normal" fo:font-family="Calibri" style:font-family-asian="Calibri" style:font-family-complex="Calibri" fo:background-color="transparent" style:use-window-font-color="true"/>
    </style:style>
    <style:style style:name="T798" style:family="text">
      <style:text-properties fo:font-size="11.00pt" fo:font-weight="normal" fo:font-family="'Courier New'" style:font-family-asian="'Courier New'" style:font-family-complex="'Courier New'" fo:background-color="transparent" style:use-window-font-color="true"/>
    </style:style>
    <style:style style:name="T799" style:family="text">
      <style:text-properties fo:font-size="11.00pt" fo:font-weight="normal" fo:font-family="Calibri" style:font-family-asian="Calibri" style:font-family-complex="Calibri" fo:background-color="transparent" style:use-window-font-color="true"/>
    </style:style>
    <style:style style:name="T800" style:family="text">
      <style:text-properties fo:font-size="11.00pt" fo:font-weight="normal" fo:font-family="'Courier New'" style:font-family-asian="'Courier New'" style:font-family-complex="'Courier New'" fo:background-color="transparent" style:use-window-font-color="true"/>
    </style:style>
    <style:style style:name="T801" style:family="text">
      <style:text-properties fo:font-size="11.00pt" fo:font-weight="normal" fo:font-family="Calibri" style:font-family-asian="Calibri" style:font-family-complex="Calibri" fo:background-color="transparent" style:use-window-font-color="true"/>
    </style:style>
    <style:style style:name="T802" style:family="text">
      <style:text-properties fo:font-size="11.00pt" fo:font-weight="normal" fo:font-family="'Courier New'" style:font-family-asian="'Courier New'" style:font-family-complex="'Courier New'" fo:background-color="transparent" style:use-window-font-color="true"/>
    </style:style>
    <style:style style:name="T803" style:family="text">
      <style:text-properties fo:font-size="11.00pt" fo:font-weight="normal" fo:font-family="Calibri" style:font-family-asian="Calibri" style:font-family-complex="Calibri" fo:background-color="transparent" style:use-window-font-color="true"/>
    </style:style>
    <style:style style:name="T804" style:family="text">
      <style:text-properties fo:font-size="11.00pt" fo:font-weight="normal" fo:font-family="'Courier New'" style:font-family-asian="'Courier New'" style:font-family-complex="'Courier New'" fo:background-color="transparent" style:use-window-font-color="true"/>
    </style:style>
    <style:style style:name="T805" style:family="text">
      <style:text-properties fo:font-size="11.00pt" fo:font-weight="normal" fo:font-family="Calibri" style:font-family-asian="Calibri" style:font-family-complex="Calibri" fo:background-color="transparent" style:use-window-font-color="true"/>
    </style:style>
    <style:style style:name="T806" style:family="text">
      <style:text-properties fo:font-size="11.00pt" fo:font-weight="normal" fo:font-family="'Courier New'" style:font-family-asian="'Courier New'" style:font-family-complex="'Courier New'" fo:background-color="transparent" style:use-window-font-color="true"/>
    </style:style>
    <style:style style:name="T807" style:family="text">
      <style:text-properties fo:font-size="11.00pt" fo:font-weight="normal" fo:font-family="Calibri" style:font-family-asian="Calibri" style:font-family-complex="Calibri" fo:background-color="transparent" style:use-window-font-color="true"/>
    </style:style>
    <style:style style:name="T808" style:family="text">
      <style:text-properties fo:font-size="11.00pt" fo:font-weight="normal" fo:font-family="'Courier New'" style:font-family-asian="'Courier New'" style:font-family-complex="'Courier New'" fo:background-color="transparent" style:use-window-font-color="true"/>
    </style:style>
    <style:style style:name="T809" style:family="text">
      <style:text-properties fo:font-size="11.00pt" fo:font-weight="normal" fo:font-family="Calibri" style:font-family-asian="Calibri" style:font-family-complex="Calibri" fo:background-color="transparent" style:use-window-font-color="true"/>
    </style:style>
    <style:style style:name="T810" style:family="text">
      <style:text-properties fo:font-size="11.00pt" fo:font-weight="normal" fo:font-family="'Courier New'" style:font-family-asian="'Courier New'" style:font-family-complex="'Courier New'" fo:background-color="transparent" style:use-window-font-color="true"/>
    </style:style>
    <style:style style:name="T811" style:family="text">
      <style:text-properties fo:font-size="11.00pt" fo:font-weight="normal" fo:font-family="Calibri" style:font-family-asian="Calibri" style:font-family-complex="Calibri" fo:background-color="transparent" style:use-window-font-color="true"/>
    </style:style>
    <style:style style:name="T812" style:family="text">
      <style:text-properties fo:font-size="11.00pt" fo:font-weight="normal" fo:font-family="'Courier New'" style:font-family-asian="'Courier New'" style:font-family-complex="'Courier New'" fo:background-color="transparent" style:use-window-font-color="true"/>
    </style:style>
    <style:style style:name="T813" style:family="text">
      <style:text-properties fo:font-size="11.00pt" fo:font-weight="normal" fo:font-family="Calibri" style:font-family-asian="Calibri" style:font-family-complex="Calibri" fo:background-color="transparent" style:use-window-font-color="true"/>
    </style:style>
    <style:style style:name="T814" style:family="text">
      <style:text-properties fo:font-size="11.00pt" fo:font-weight="normal" fo:font-family="'Courier New'" style:font-family-asian="'Courier New'" style:font-family-complex="'Courier New'" fo:background-color="transparent" style:use-window-font-color="true"/>
    </style:style>
    <style:style style:name="T815" style:family="text">
      <style:text-properties fo:font-size="11.00pt" fo:font-weight="normal" fo:font-family="Calibri" style:font-family-asian="Calibri" style:font-family-complex="Calibri" fo:background-color="transparent" style:use-window-font-color="true"/>
    </style:style>
    <style:style style:name="T816" style:family="text">
      <style:text-properties fo:font-size="11.00pt" fo:font-weight="normal" fo:font-family="'Courier New'" style:font-family-asian="'Courier New'" style:font-family-complex="'Courier New'" fo:background-color="transparent" style:use-window-font-color="true"/>
    </style:style>
    <style:style style:name="T817" style:family="text">
      <style:text-properties fo:font-size="11.00pt" fo:font-weight="normal" fo:font-family="Calibri" style:font-family-asian="Calibri" style:font-family-complex="Calibri" fo:background-color="transparent" style:use-window-font-color="true"/>
    </style:style>
    <style:style style:name="T818" style:family="text">
      <style:text-properties fo:font-size="16.00pt" fo:font-weight="bold" fo:font-family="Roboto" style:font-family-asian="Roboto" style:font-family-complex="Roboto" fo:background-color="transparent" style:use-window-font-color="true"/>
    </style:style>
    <style:style style:name="T819" style:family="text">
      <style:text-properties fo:font-size="11.00pt" fo:font-weight="normal" fo:font-family="Calibri" style:font-family-asian="Calibri" style:font-family-complex="Calibri" fo:background-color="transparent" style:use-window-font-color="true"/>
    </style:style>
    <style:style style:name="T820" style:family="text">
      <style:text-properties fo:font-size="14.00pt" fo:font-weight="bold" fo:font-family="Roboto" style:font-family-asian="Roboto" style:font-family-complex="Roboto" fo:background-color="transparent" style:use-window-font-color="true"/>
    </style:style>
    <style:style style:name="T821" style:family="text">
      <style:text-properties fo:font-size="14.00pt" fo:font-weight="normal" fo:font-family="Roboto" style:font-family-asian="Roboto" style:font-family-complex="Roboto" fo:background-color="transparent" style:use-window-font-color="true"/>
    </style:style>
    <style:style style:name="T822" style:family="text">
      <style:text-properties fo:font-size="14.00pt" fo:font-weight="normal" fo:font-family="Roboto" style:font-family-asian="Roboto" style:font-family-complex="Roboto" fo:background-color="transparent" style:use-window-font-color="true"/>
    </style:style>
    <style:style style:name="T823" style:family="text">
      <style:text-properties fo:font-size="14.00pt" fo:font-weight="normal" fo:font-family="Roboto" style:font-family-asian="Roboto" style:font-family-complex="Roboto" fo:background-color="transparent" style:use-window-font-color="true"/>
    </style:style>
    <style:style style:name="T824" style:family="text">
      <style:text-properties fo:font-size="14.00pt" fo:font-weight="normal" fo:font-family="Roboto" style:font-family-asian="Roboto" style:font-family-complex="Roboto" fo:background-color="transparent" style:use-window-font-color="true"/>
    </style:style>
    <style:style style:name="T825" style:family="text">
      <style:text-properties fo:font-size="11.00pt" fo:font-weight="normal" fo:font-family="Calibri" style:font-family-asian="Calibri" style:font-family-complex="Calibri" fo:background-color="transparent" style:use-window-font-color="true"/>
    </style:style>
    <style:style style:name="T826" style:family="text">
      <style:text-properties fo:font-size="14.00pt" fo:font-weight="bold" fo:font-family="Roboto" style:font-family-asian="Roboto" style:font-family-complex="Roboto" fo:background-color="transparent" style:use-window-font-color="true"/>
    </style:style>
    <style:style style:name="T827" style:family="text">
      <style:text-properties fo:font-size="14.00pt" fo:font-weight="normal" fo:font-family="Roboto" style:font-family-asian="Roboto" style:font-family-complex="Roboto" fo:background-color="transparent" style:use-window-font-color="true"/>
    </style:style>
    <style:style style:name="T828" style:family="text">
      <style:text-properties fo:font-size="16.00pt" fo:font-weight="bold" fo:font-family="Roboto" style:font-family-asian="Roboto" style:font-family-complex="Roboto" fo:background-color="transparent" style:use-window-font-color="true"/>
    </style:style>
    <style:style style:name="T829" style:family="text">
      <style:text-properties fo:font-size="11.00pt" fo:font-weight="normal" fo:font-family="Calibri" style:font-family-asian="Calibri" style:font-family-complex="Calibri" fo:background-color="transparent" style:use-window-font-color="true"/>
    </style:style>
    <style:style style:name="T830" style:family="text">
      <style:text-properties fo:font-size="16.00pt" fo:font-weight="bold" fo:font-family="Roboto" style:font-family-asian="Roboto" style:font-family-complex="Roboto" fo:background-color="transparent" style:use-window-font-color="true"/>
    </style:style>
    <style:style style:name="T831" style:family="text">
      <style:text-properties fo:font-size="11.00pt" fo:font-weight="normal" fo:font-family="Calibri" style:font-family-asian="Calibri" style:font-family-complex="Calibri" fo:background-color="transparent" style:use-window-font-color="true"/>
    </style:style>
    <style:style style:name="T832" style:family="text">
      <style:text-properties fo:font-size="14.00pt" fo:font-weight="normal" fo:font-family="'Times New Roman'" style:font-family-asian="'Times New Roman'" style:font-family-complex="'Times New Roman'" fo:background-color="transparent" style:use-window-font-color="true"/>
    </style:style>
    <style:style style:name="T833" style:family="text">
      <style:text-properties fo:font-size="11.00pt" fo:font-weight="normal" fo:font-family="Calibri" style:font-family-asian="Calibri" style:font-family-complex="Calibri" fo:background-color="transparent" style:use-window-font-color="true"/>
    </style:style>
    <style:style style:name="T834" style:family="text">
      <style:text-properties fo:font-size="14.00pt" fo:font-weight="normal" fo:font-family="'Times New Roman'" style:font-family-asian="'Times New Roman'" style:font-family-complex="'Times New Roman'" fo:background-color="transparent" style:use-window-font-color="true"/>
    </style:style>
    <style:style style:name="T835" style:family="text">
      <style:text-properties fo:font-size="11.00pt" fo:font-weight="normal" fo:font-family="Calibri" style:font-family-asian="Calibri" style:font-family-complex="Calibri" fo:background-color="transparent" style:use-window-font-color="true"/>
    </style:style>
    <style:style style:name="T836" style:family="text">
      <style:text-properties fo:font-size="14.00pt" fo:font-weight="normal" fo:font-family="'Times New Roman'" style:font-family-asian="'Times New Roman'" style:font-family-complex="'Times New Roman'" fo:background-color="transparent" style:use-window-font-color="true"/>
    </style:style>
    <style:style style:name="T837" style:family="text">
      <style:text-properties fo:font-size="11.00pt" fo:font-weight="normal" fo:font-family="Calibri" style:font-family-asian="Calibri" style:font-family-complex="Calibri" fo:background-color="transparent" style:use-window-font-color="true"/>
    </style:style>
    <style:style style:name="T838" style:family="text">
      <style:text-properties fo:font-size="14.00pt" fo:font-weight="normal" fo:font-family="'Times New Roman'" style:font-family-asian="'Times New Roman'" style:font-family-complex="'Times New Roman'" fo:background-color="transparent" style:use-window-font-color="true"/>
    </style:style>
    <style:style style:name="T839" style:family="text">
      <style:text-properties fo:font-size="11.00pt" fo:font-weight="normal" fo:font-family="Calibri" style:font-family-asian="Calibri" style:font-family-complex="Calibri" fo:background-color="transparent" style:use-window-font-color="true"/>
    </style:style>
    <style:style style:name="T840" style:family="text">
      <style:text-properties fo:font-size="14.00pt" fo:font-weight="normal" fo:font-family="'Times New Roman'" style:font-family-asian="'Times New Roman'" style:font-family-complex="'Times New Roman'" fo:background-color="transparent" style:use-window-font-color="true"/>
    </style:style>
    <style:style style:name="T841" style:family="text">
      <style:text-properties fo:font-size="11.00pt" fo:font-weight="normal" fo:font-family="Calibri" style:font-family-asian="Calibri" style:font-family-complex="Calibri" fo:background-color="transparent" style:use-window-font-color="true"/>
    </style:style>
    <style:style style:name="T842" style:family="text">
      <style:text-properties fo:font-size="14.00pt" fo:font-weight="normal" fo:font-family="'Times New Roman'" style:font-family-asian="'Times New Roman'" style:font-family-complex="'Times New Roman'" fo:background-color="transparent" style:use-window-font-color="true"/>
    </style:style>
    <style:style style:name="T843" style:family="text">
      <style:text-properties fo:font-size="11.00pt" fo:font-weight="normal" fo:font-family="Calibri" style:font-family-asian="Calibri" style:font-family-complex="Calibri" fo:background-color="transparent" style:use-window-font-color="true"/>
    </style:style>
    <style:style style:name="T844" style:family="text">
      <style:text-properties fo:font-size="14.00pt" fo:font-weight="normal" fo:font-family="'Times New Roman'" style:font-family-asian="'Times New Roman'" style:font-family-complex="'Times New Roman'" fo:background-color="transparent" style:use-window-font-color="true"/>
    </style:style>
    <style:style style:name="T845" style:family="text">
      <style:text-properties fo:font-size="11.00pt" fo:font-weight="normal" fo:font-family="Calibri" style:font-family-asian="Calibri" style:font-family-complex="Calibri" fo:background-color="transparent" style:use-window-font-color="true"/>
    </style:style>
    <style:style style:name="T846" style:family="text">
      <style:text-properties fo:font-size="14.00pt" fo:font-weight="normal" fo:font-family="'Times New Roman'" style:font-family-asian="'Times New Roman'" style:font-family-complex="'Times New Roman'" fo:background-color="transparent" style:use-window-font-color="true"/>
    </style:style>
    <style:style style:name="T847" style:family="text">
      <style:text-properties fo:font-size="11.00pt" fo:font-weight="normal" fo:font-family="Calibri" style:font-family-asian="Calibri" style:font-family-complex="Calibri" fo:background-color="transparent" style:use-window-font-color="true"/>
    </style:style>
    <style:style style:name="T848" style:family="text">
      <style:text-properties fo:font-size="14.00pt" fo:font-weight="normal" fo:font-family="'Times New Roman'" style:font-family-asian="'Times New Roman'" style:font-family-complex="'Times New Roman'" fo:background-color="transparent" style:use-window-font-color="true"/>
    </style:style>
    <style:style style:name="T849" style:family="text">
      <style:text-properties fo:font-size="11.00pt" fo:font-weight="normal" fo:font-family="Calibri" style:font-family-asian="Calibri" style:font-family-complex="Calibri" fo:background-color="transparent" style:use-window-font-color="true"/>
    </style:style>
    <style:style style:name="T850" style:family="text">
      <style:text-properties fo:font-size="14.00pt" fo:font-weight="normal" fo:font-family="'Times New Roman'" style:font-family-asian="'Times New Roman'" style:font-family-complex="'Times New Roman'" fo:background-color="transparent" style:use-window-font-color="true"/>
    </style:style>
    <style:style style:name="T851" style:family="text">
      <style:text-properties fo:font-size="11.00pt" fo:font-weight="normal" fo:font-family="Calibri" style:font-family-asian="Calibri" style:font-family-complex="Calibri" fo:background-color="transparent" style:use-window-font-color="true"/>
    </style:style>
    <style:style style:name="T852" style:family="text">
      <style:text-properties fo:font-size="14.00pt" fo:font-weight="normal" fo:font-family="'Times New Roman'" style:font-family-asian="'Times New Roman'" style:font-family-complex="'Times New Roman'" fo:background-color="transparent" style:use-window-font-color="true"/>
    </style:style>
    <style:style style:name="T853" style:family="text">
      <style:text-properties fo:font-size="11.00pt" fo:font-weight="normal" fo:font-family="Calibri" style:font-family-asian="Calibri" style:font-family-complex="Calibri" fo:background-color="transparent" style:use-window-font-color="true"/>
    </style:style>
    <style:style style:name="T854" style:family="text">
      <style:text-properties fo:font-size="14.00pt" fo:font-weight="normal" fo:font-family="'Times New Roman'" style:font-family-asian="'Times New Roman'" style:font-family-complex="'Times New Roman'" fo:background-color="transparent" style:use-window-font-color="true"/>
    </style:style>
    <style:style style:name="T855" style:family="text">
      <style:text-properties fo:font-size="11.00pt" fo:font-weight="normal" fo:font-family="Calibri" style:font-family-asian="Calibri" style:font-family-complex="Calibri" fo:background-color="transparent" style:use-window-font-color="true"/>
    </style:style>
    <style:style style:name="T856" style:family="text">
      <style:text-properties fo:font-size="14.00pt" fo:font-weight="normal" fo:font-family="'Times New Roman'" style:font-family-asian="'Times New Roman'" style:font-family-complex="'Times New Roman'" fo:background-color="transparent" style:use-window-font-color="true"/>
    </style:style>
    <style:style style:name="T857" style:family="text">
      <style:text-properties fo:font-size="11.00pt" fo:font-weight="normal" fo:font-family="Calibri" style:font-family-asian="Calibri" style:font-family-complex="Calibri" fo:background-color="transparent" style:use-window-font-color="true"/>
    </style:style>
    <style:style style:name="T858" style:family="text">
      <style:text-properties fo:font-size="14.00pt" fo:font-weight="normal" fo:font-family="'Times New Roman'" style:font-family-asian="'Times New Roman'" style:font-family-complex="'Times New Roman'" fo:background-color="transparent" style:use-window-font-color="true"/>
    </style:style>
    <style:style style:name="T859" style:family="text">
      <style:text-properties fo:font-size="11.00pt" fo:font-weight="normal" fo:font-family="Calibri" style:font-family-asian="Calibri" style:font-family-complex="Calibri" fo:background-color="transparent" style:use-window-font-color="true"/>
    </style:style>
    <style:style style:name="T860" style:family="text">
      <style:text-properties fo:font-size="14.00pt" fo:font-weight="normal" fo:font-family="'Times New Roman'" style:font-family-asian="'Times New Roman'" style:font-family-complex="'Times New Roman'" fo:background-color="transparent" style:use-window-font-color="true"/>
    </style:style>
    <style:style style:name="T861" style:family="text">
      <style:text-properties fo:font-size="11.00pt" fo:font-weight="normal" fo:font-family="Calibri" style:font-family-asian="Calibri" style:font-family-complex="Calibri" fo:background-color="transparent" style:use-window-font-color="true"/>
    </style:style>
    <style:style style:name="T862" style:family="text">
      <style:text-properties fo:font-size="14.00pt" fo:font-weight="normal" fo:font-family="'Times New Roman'" style:font-family-asian="'Times New Roman'" style:font-family-complex="'Times New Roman'" fo:background-color="transparent" style:use-window-font-color="true"/>
    </style:style>
    <style:style style:name="T863" style:family="text">
      <style:text-properties fo:font-size="11.00pt" fo:font-weight="normal" fo:font-family="Calibri" style:font-family-asian="Calibri" style:font-family-complex="Calibri" fo:background-color="transparent" style:use-window-font-color="true"/>
    </style:style>
    <style:style style:name="T864" style:family="text">
      <style:text-properties fo:font-size="14.00pt" fo:font-weight="normal" fo:font-family="'Times New Roman'" style:font-family-asian="'Times New Roman'" style:font-family-complex="'Times New Roman'" fo:background-color="transparent" style:use-window-font-color="true"/>
    </style:style>
    <style:style style:name="T865" style:family="text">
      <style:text-properties fo:font-size="11.00pt" fo:font-weight="normal" fo:font-family="Calibri" style:font-family-asian="Calibri" style:font-family-complex="Calibri" fo:background-color="transparent" style:use-window-font-color="true"/>
    </style:style>
    <style:style style:name="T866" style:family="text">
      <style:text-properties fo:font-size="14.00pt" fo:font-weight="normal" fo:font-family="'Times New Roman'" style:font-family-asian="'Times New Roman'" style:font-family-complex="'Times New Roman'" fo:background-color="transparent" style:use-window-font-color="true"/>
    </style:style>
    <style:style style:name="T867" style:family="text">
      <style:text-properties fo:font-size="11.00pt" fo:font-weight="normal" fo:font-family="Calibri" style:font-family-asian="Calibri" style:font-family-complex="Calibri" fo:background-color="transparent" style:use-window-font-color="true"/>
    </style:style>
    <style:style style:name="T868" style:family="text">
      <style:text-properties fo:font-size="14.00pt" fo:font-weight="normal" fo:font-family="'Times New Roman'" style:font-family-asian="'Times New Roman'" style:font-family-complex="'Times New Roman'" fo:background-color="transparent" style:use-window-font-color="true"/>
    </style:style>
    <style:style style:name="T869" style:family="text">
      <style:text-properties fo:font-size="11.00pt" fo:font-weight="normal" fo:font-family="Calibri" style:font-family-asian="Calibri" style:font-family-complex="Calibri" fo:background-color="transparent" style:use-window-font-color="true"/>
    </style:style>
    <style:style style:name="T870" style:family="text">
      <style:text-properties fo:font-size="14.00pt" fo:font-weight="normal" fo:font-family="'Times New Roman'" style:font-family-asian="'Times New Roman'" style:font-family-complex="'Times New Roman'" fo:background-color="transparent" style:use-window-font-color="true"/>
    </style:style>
    <style:style style:name="T871" style:family="text">
      <style:text-properties fo:font-size="11.00pt" fo:font-weight="normal" fo:font-family="Calibri" style:font-family-asian="Calibri" style:font-family-complex="Calibri" fo:background-color="transparent" style:use-window-font-color="true"/>
    </style:style>
    <style:style style:name="T872" style:family="text">
      <style:text-properties fo:font-size="14.00pt" fo:font-weight="normal" fo:font-family="'Times New Roman'" style:font-family-asian="'Times New Roman'" style:font-family-complex="'Times New Roman'" fo:background-color="transparent" style:use-window-font-color="true"/>
    </style:style>
    <style:style style:name="T873" style:family="text">
      <style:text-properties fo:font-size="11.00pt" fo:font-weight="normal" fo:font-family="Calibri" style:font-family-asian="Calibri" style:font-family-complex="Calibri" fo:background-color="transparent" style:use-window-font-color="true"/>
    </style:style>
    <style:style style:name="T874" style:family="text">
      <style:text-properties fo:font-size="16.00pt" fo:font-weight="bold" fo:font-family="Roboto" style:font-family-asian="Roboto" style:font-family-complex="Roboto" fo:background-color="transparent" style:use-window-font-color="true"/>
    </style:style>
    <style:style style:name="T875" style:family="text">
      <style:text-properties fo:font-size="12.00pt" fo:font-weight="normal" fo:font-family="Roboto" style:font-family-asian="Roboto" style:font-family-complex="Roboto" fo:background-color="transparent" style:use-window-font-color="true"/>
    </style:style>
    <style:style style:name="T876" style:family="text">
      <style:text-properties fo:font-size="12.00pt" fo:font-weight="normal" fo:font-family="Roboto" style:font-family-asian="Roboto" style:font-family-complex="Roboto" fo:background-color="transparent" style:use-window-font-color="true"/>
    </style:style>
    <style:style style:name="T877" style:family="text">
      <style:text-properties fo:font-size="12.00pt" fo:font-weight="normal" fo:font-family="Roboto" style:font-family-asian="Roboto" style:font-family-complex="Roboto" fo:background-color="transparent" style:use-window-font-color="true"/>
    </style:style>
    <style:style style:name="T878" style:family="text">
      <style:text-properties fo:font-size="11.00pt" fo:font-weight="normal" fo:font-family="Calibri" style:font-family-asian="Calibri" style:font-family-complex="Calibri" fo:background-color="transparent" style:use-window-font-color="true"/>
    </style:style>
    <style:style style:name="T879" style:family="text">
      <style:text-properties fo:font-size="16.00pt" fo:font-weight="bold" fo:font-family="Roboto" style:font-family-asian="Roboto" style:font-family-complex="Roboto" fo:background-color="transparent" style:use-window-font-color="true"/>
    </style:style>
    <style:style style:name="T880" style:family="text">
      <style:text-properties fo:font-size="12.00pt" fo:font-weight="normal" fo:font-family="Roboto" style:font-family-asian="Roboto" style:font-family-complex="Roboto" fo:background-color="transparent" style:use-window-font-color="true"/>
    </style:style>
    <style:style style:name="T881" style:family="text">
      <style:text-properties fo:font-size="11.00pt" fo:font-weight="normal" fo:font-family="Calibri" style:font-family-asian="Calibri" style:font-family-complex="Calibri" fo:background-color="transparent" style:use-window-font-color="true"/>
    </style:style>
    <style:style style:name="T882" style:family="text">
      <style:text-properties fo:font-size="16.00pt" fo:font-weight="bold" fo:font-family="Roboto" style:font-family-asian="Roboto" style:font-family-complex="Roboto" fo:background-color="transparent" style:use-window-font-color="true"/>
    </style:style>
    <style:style style:name="T883" style:family="text">
      <style:text-properties fo:font-size="11.00pt" fo:font-weight="normal" fo:font-family="Calibri" style:font-family-asian="Calibri" style:font-family-complex="Calibri" fo:background-color="transparent" style:use-window-font-color="true"/>
    </style:style>
    <style:style style:name="T884" style:family="text">
      <style:text-properties fo:font-size="14.00pt" fo:font-weight="normal" fo:font-family="Roboto" style:font-family-asian="Roboto" style:font-family-complex="Roboto" fo:background-color="transparent" style:use-window-font-color="true"/>
    </style:style>
    <style:style style:name="T885" style:family="text">
      <style:text-properties fo:font-size="14.00pt" fo:font-weight="normal" fo:font-family="Roboto" style:font-family-asian="Roboto" style:font-family-complex="Roboto" fo:background-color="transparent" style:use-window-font-color="true"/>
    </style:style>
    <style:style style:name="T886" style:family="text">
      <style:text-properties fo:font-size="14.00pt" fo:font-weight="normal" fo:font-family="Roboto" style:font-family-asian="Roboto" style:font-family-complex="Roboto" fo:background-color="transparent" style:use-window-font-color="true"/>
    </style:style>
    <style:style style:name="T887" style:family="text">
      <style:text-properties fo:font-size="14.00pt" fo:font-weight="normal" fo:font-family="Roboto" style:font-family-asian="Roboto" style:font-family-complex="Roboto" fo:background-color="transparent" style:use-window-font-color="true"/>
    </style:style>
    <style:style style:name="T888" style:family="text">
      <style:text-properties fo:font-size="14.00pt" fo:font-weight="normal" fo:font-family="Roboto" style:font-family-asian="Roboto" style:font-family-complex="Roboto" fo:background-color="transparent" style:use-window-font-color="true"/>
    </style:style>
    <style:style style:name="T889" style:family="text">
      <style:text-properties fo:font-size="11.00pt" fo:font-weight="normal" fo:font-family="Calibri" style:font-family-asian="Calibri" style:font-family-complex="Calibri" fo:background-color="transparent" style:use-window-font-color="true"/>
    </style:style>
    <style:style style:name="T890" style:family="text">
      <style:text-properties fo:font-size="16.00pt" fo:font-weight="bold" fo:font-family="Roboto" style:font-family-asian="Roboto" style:font-family-complex="Roboto" fo:background-color="transparent" style:use-window-font-color="true"/>
    </style:style>
    <style:style style:name="T891" style:family="text">
      <style:text-properties fo:font-size="11.00pt" fo:font-weight="normal" fo:font-family="Calibri" style:font-family-asian="Calibri" style:font-family-complex="Calibri" fo:background-color="transparent" style:use-window-font-color="true"/>
    </style:style>
    <style:style style:name="T892" style:family="text">
      <style:text-properties fo:font-size="14.00pt" fo:font-weight="normal" fo:font-family="Roboto" style:font-family-asian="Roboto" style:font-family-complex="Roboto" fo:background-color="transparent" style:use-window-font-color="true"/>
    </style:style>
    <style:style style:name="T893" style:family="text">
      <style:text-properties fo:font-size="11.00pt" fo:font-weight="normal" fo:font-family="Calibri" style:font-family-asian="Calibri" style:font-family-complex="Calibri" fo:background-color="transparent" style:use-window-font-color="true"/>
    </style:style>
    <style:style style:name="T894" style:family="text">
      <style:text-properties fo:font-size="14.00pt" fo:font-weight="normal" fo:font-family="Roboto" style:font-family-asian="Roboto" style:font-family-complex="Roboto" fo:background-color="transparent" style:use-window-font-color="true"/>
    </style:style>
    <style:style style:name="T895" style:family="text">
      <style:text-properties fo:font-size="11.00pt" fo:font-weight="normal" fo:font-family="Calibri" style:font-family-asian="Calibri" style:font-family-complex="Calibri" fo:background-color="transparent" style:use-window-font-color="true"/>
    </style:style>
    <style:style style:name="T896" style:family="text">
      <style:text-properties fo:font-size="16.00pt" fo:font-weight="bold" fo:font-family="Roboto" style:font-family-asian="Roboto" style:font-family-complex="Roboto" fo:background-color="transparent" style:use-window-font-color="true"/>
    </style:style>
    <style:style style:name="T897" style:family="text">
      <style:text-properties fo:font-size="11.00pt" fo:font-weight="normal" fo:font-family="Calibri" style:font-family-asian="Calibri" style:font-family-complex="Calibri" fo:background-color="transparent" style:use-window-font-color="true"/>
    </style:style>
    <style:style style:name="T898" style:family="text">
      <style:text-properties fo:font-size="16.00pt" fo:font-weight="bold" fo:font-family="Roboto" style:font-family-asian="Roboto" style:font-family-complex="Roboto" fo:background-color="transparent" style:use-window-font-color="true"/>
    </style:style>
    <style:style style:name="T899" style:family="text">
      <style:text-properties fo:font-size="11.00pt" fo:font-weight="normal" fo:font-family="Calibri" style:font-family-asian="Calibri" style:font-family-complex="Calibri" fo:background-color="transparent" style:use-window-font-color="true"/>
    </style:style>
    <style:style style:name="T900" style:family="text">
      <style:text-properties fo:font-size="14.00pt" fo:font-weight="normal" fo:font-family="'Times New Roman'" style:font-family-asian="'Times New Roman'" style:font-family-complex="'Times New Roman'" fo:background-color="transparent" style:use-window-font-color="true"/>
    </style:style>
    <style:style style:name="T901" style:family="text">
      <style:text-properties fo:font-size="11.00pt" fo:font-weight="normal" fo:font-family="Calibri" style:font-family-asian="Calibri" style:font-family-complex="Calibri" fo:background-color="transparent" style:use-window-font-color="true"/>
    </style:style>
    <style:style style:name="T902" style:family="text">
      <style:text-properties fo:font-size="14.00pt" fo:font-weight="normal" fo:font-family="'Times New Roman'" style:font-family-asian="'Times New Roman'" style:font-family-complex="'Times New Roman'" fo:background-color="transparent" style:use-window-font-color="true"/>
    </style:style>
    <style:style style:name="T903" style:family="text">
      <style:text-properties fo:font-size="11.00pt" fo:font-weight="normal" fo:font-family="Calibri" style:font-family-asian="Calibri" style:font-family-complex="Calibri" fo:background-color="transparent" style:use-window-font-color="true"/>
    </style:style>
    <style:style style:name="T904" style:family="text">
      <style:text-properties fo:font-size="14.00pt" fo:font-weight="normal" fo:font-family="'Times New Roman'" style:font-family-asian="'Times New Roman'" style:font-family-complex="'Times New Roman'" fo:background-color="transparent" style:use-window-font-color="true"/>
    </style:style>
    <style:style style:name="T905" style:family="text">
      <style:text-properties fo:font-size="11.00pt" fo:font-weight="normal" fo:font-family="Calibri" style:font-family-asian="Calibri" style:font-family-complex="Calibri" fo:background-color="transparent" style:use-window-font-color="true"/>
    </style:style>
    <style:style style:name="T906" style:family="text">
      <style:text-properties fo:font-size="16.00pt" fo:font-weight="bold" fo:font-family="Roboto" style:font-family-asian="Roboto" style:font-family-complex="Roboto" fo:background-color="transparent" style:use-window-font-color="true"/>
    </style:style>
    <style:style style:name="T907" style:family="text">
      <style:text-properties fo:font-size="14.00pt" fo:font-weight="normal" fo:font-family="Roboto" style:font-family-asian="Roboto" style:font-family-complex="Roboto" fo:background-color="transparent" style:use-window-font-color="true"/>
    </style:style>
    <style:style style:name="T908" style:family="text">
      <style:text-properties fo:font-size="14.00pt" fo:font-weight="normal" fo:font-family="Roboto" style:font-family-asian="Roboto" style:font-family-complex="Roboto" fo:background-color="transparent" fo:color="#006fbe"/>
    </style:style>
    <style:style style:name="T909" style:family="text">
      <style:text-properties fo:font-size="14.00pt" fo:font-weight="normal" fo:font-family="Roboto" style:font-family-asian="Roboto" style:font-family-complex="Roboto" fo:background-color="transparent" style:use-window-font-color="true"/>
    </style:style>
    <style:style style:name="T910" style:family="text">
      <style:text-properties fo:font-size="15.00pt" fo:font-weight="normal" style:text-underline-mode="continuous" style:text-underline-type="single" style:text-underline-style="solid" style:text-underline-width="normal" fo:font-family="'Arial MT'" style:font-family-asian="'Arial MT'" style:font-family-complex="'Arial MT'" fo:background-color="transparent" fo:color="#0000ff"/>
    </style:style>
    <style:style style:name="T911" style:family="text">
      <style:text-properties fo:font-size="15.00pt" fo:font-weight="normal" fo:font-family="'Arial MT'" style:font-family-asian="'Arial MT'" style:font-family-complex="'Arial MT'" fo:background-color="transparent" style:use-window-font-color="true"/>
    </style:style>
    <style:style style:name="P1" style:family="paragraph">
      <style:paragraph-properties fo:line-height="100.00%" fo:text-align="center" fo:margin-left="80.65pt" fo:text-indent="0.00pt" fo:margin-right="80.80pt" fo:margin-top="3.15pt"/>
    </style:style>
    <style:style style:name="P2" style:family="paragraph">
      <style:paragraph-properties fo:line-height="100.00%" fo:text-align="center" fo:margin-left="80.65pt" fo:text-indent="0.00pt" fo:margin-right="81.05pt" fo:margin-top="8.40pt"/>
    </style:style>
    <style:style style:name="P3" style:family="paragraph">
      <style:paragraph-properties fo:line-height="100.00%" fo:text-align="left" fo:margin-left="167.00pt" fo:text-indent="0.00pt" fo:margin-top="0.05pt"/>
    </style:style>
    <style:style style:name="P4" style:family="paragraph">
      <style:paragraph-properties fo:line-height="100.00%" fo:text-align="left"/>
    </style:style>
    <style:style style:name="P5" style:family="paragraph">
      <style:paragraph-properties fo:line-height="100.00%" fo:text-align="left" fo:margin-top="0.10pt">
        <style:tab-stops>
          <style:tab-stop style:position="14.20pt"/>
          <style:tab-stop style:position="42.60pt"/>
        </style:tab-stops>
      </style:paragraph-properties>
    </style:style>
    <style:style style:name="P6" style:family="paragraph">
      <style:paragraph-properties fo:line-height="100.00%" fo:text-align="left"/>
    </style:style>
    <style:style style:name="P7" style:family="paragraph">
      <style:paragraph-properties fo:line-height="100.00%" fo:text-align="center" fo:margin-left="45.35pt" fo:text-indent="0.00pt" fo:margin-right="81.05pt" fo:margin-top="3.70pt"/>
    </style:style>
    <text:list-style style:name="L8">
      <text:list-level-style-bullet text:level="1" text:bullet-char="•">
        <style:list-level-properties text:space-before="31.25pt" text:min-label-width="18.00pt"/>
        <style:text-properties fo:font-family="Symbol"/>
      </text:list-level-style-bullet>
    </text:list-style>
    <style:style style:name="P8" style:family="paragraph">
      <style:paragraph-properties fo:line-height="100.00%" fo:text-align="left" fo:margin-left="-4.50pt" fo:text-indent="4.50pt" fo:margin-top="5.80pt">
        <style:tab-stops>
          <style:tab-stop style:position="838811.55pt"/>
        </style:tab-stops>
      </style:paragraph-properties>
    </style:style>
    <style:style style:name="P9" style:family="paragraph">
      <style:paragraph-properties fo:line-height="100.00%" fo:text-align="left" fo:margin-left="43.50pt" fo:text-indent="-7.50pt" fo:margin-top="4.00pt">
        <style:tab-stops>
          <style:tab-stop style:position="-49.25pt"/>
        </style:tab-stops>
      </style:paragraph-properties>
    </style:style>
    <style:style style:name="P10" style:family="paragraph">
      <style:paragraph-properties fo:line-height="100.00%" fo:text-align="left" fo:margin-left="43.50pt" fo:text-indent="-7.50pt" fo:margin-top="4.05pt">
        <style:tab-stops>
          <style:tab-stop style:position="-49.25pt"/>
        </style:tab-stops>
      </style:paragraph-properties>
    </style:style>
    <style:style style:name="P11" style:family="paragraph">
      <style:paragraph-properties fo:line-height="100.00%" fo:text-align="left" fo:margin-left="-4.50pt" fo:text-indent="4.50pt" fo:margin-top="4.05pt">
        <style:tab-stops>
          <style:tab-stop style:position="838811.55pt"/>
        </style:tab-stops>
      </style:paragraph-properties>
    </style:style>
    <style:style style:name="P12" style:family="paragraph">
      <style:paragraph-properties fo:line-height="100.00%" fo:text-align="left" fo:margin-left="43.50pt" fo:text-indent="-7.50pt" fo:margin-top="4.05pt">
        <style:tab-stops>
          <style:tab-stop style:position="-49.25pt"/>
        </style:tab-stops>
      </style:paragraph-properties>
    </style:style>
    <style:style style:name="P13" style:family="paragraph">
      <style:paragraph-properties fo:line-height="100.00%" fo:text-align="left" fo:margin-left="-4.50pt" fo:text-indent="4.50pt" fo:margin-top="4.05pt">
        <style:tab-stops>
          <style:tab-stop style:position="838811.55pt"/>
        </style:tab-stops>
      </style:paragraph-properties>
    </style:style>
    <style:style style:name="P14" style:family="paragraph">
      <style:paragraph-properties fo:line-height="100.00%" fo:text-align="left" fo:margin-left="43.50pt" fo:text-indent="-7.50pt" fo:margin-top="4.05pt">
        <style:tab-stops>
          <style:tab-stop style:position="-49.25pt"/>
        </style:tab-stops>
      </style:paragraph-properties>
    </style:style>
    <style:style style:name="P15" style:family="paragraph">
      <style:paragraph-properties fo:line-height="100.00%" fo:text-align="left" fo:margin-left="-4.50pt" fo:text-indent="4.50pt" fo:margin-top="4.05pt">
        <style:tab-stops>
          <style:tab-stop style:position="838811.55pt"/>
        </style:tab-stops>
      </style:paragraph-properties>
    </style:style>
    <style:style style:name="P16" style:family="paragraph">
      <style:paragraph-properties fo:line-height="100.00%" fo:text-align="left" fo:margin-left="43.50pt" fo:text-indent="-7.50pt" fo:margin-top="4.05pt">
        <style:tab-stops>
          <style:tab-stop style:position="-49.25pt"/>
        </style:tab-stops>
      </style:paragraph-properties>
    </style:style>
    <style:style style:name="P17" style:family="paragraph">
      <style:paragraph-properties fo:line-height="100.00%" fo:text-align="left" fo:margin-left="-4.50pt" fo:text-indent="4.50pt" fo:margin-top="4.05pt">
        <style:tab-stops>
          <style:tab-stop style:position="838811.55pt"/>
        </style:tab-stops>
      </style:paragraph-properties>
    </style:style>
    <style:style style:name="P18" style:family="paragraph">
      <style:paragraph-properties fo:line-height="100.00%" fo:text-align="left" fo:margin-left="43.50pt" fo:text-indent="-7.50pt" fo:margin-top="4.05pt">
        <style:tab-stops>
          <style:tab-stop style:position="-49.25pt"/>
        </style:tab-stops>
      </style:paragraph-properties>
    </style:style>
    <style:style style:name="P19" style:family="paragraph">
      <style:paragraph-properties fo:line-height="100.00%" fo:text-align="left" fo:margin-left="43.50pt" fo:text-indent="-7.50pt" fo:margin-top="4.00pt">
        <style:tab-stops>
          <style:tab-stop style:position="-49.25pt"/>
        </style:tab-stops>
      </style:paragraph-properties>
    </style:style>
    <style:style style:name="P20" style:family="paragraph">
      <style:paragraph-properties fo:line-height="100.00%" fo:text-align="left" fo:margin-left="43.50pt" fo:text-indent="-7.50pt" fo:margin-top="4.05pt">
        <style:tab-stops>
          <style:tab-stop style:position="-49.25pt"/>
        </style:tab-stops>
      </style:paragraph-properties>
    </style:style>
    <style:style style:name="P21" style:family="paragraph">
      <style:paragraph-properties fo:line-height="100.00%" fo:text-align="left" fo:margin-left="-4.50pt" fo:text-indent="4.50pt" fo:margin-top="4.05pt">
        <style:tab-stops>
          <style:tab-stop style:position="838811.55pt"/>
        </style:tab-stops>
      </style:paragraph-properties>
    </style:style>
    <style:style style:name="P22" style:family="paragraph">
      <style:paragraph-properties fo:line-height="100.00%" fo:text-align="left" fo:margin-left="43.50pt" fo:text-indent="-7.50pt" fo:margin-top="4.05pt">
        <style:tab-stops>
          <style:tab-stop style:position="-49.25pt"/>
        </style:tab-stops>
      </style:paragraph-properties>
    </style:style>
    <style:style style:name="P23" style:family="paragraph">
      <style:paragraph-properties fo:line-height="100.00%" fo:text-align="left" fo:margin-left="-4.50pt" fo:text-indent="4.50pt" fo:margin-top="4.05pt">
        <style:tab-stops>
          <style:tab-stop style:position="838811.55pt"/>
        </style:tab-stops>
      </style:paragraph-properties>
    </style:style>
    <style:style style:name="P24" style:family="paragraph">
      <style:paragraph-properties fo:line-height="100.00%" fo:text-align="left" fo:margin-left="43.50pt" fo:text-indent="-7.50pt" fo:margin-top="4.05pt">
        <style:tab-stops>
          <style:tab-stop style:position="-49.25pt"/>
        </style:tab-stops>
      </style:paragraph-properties>
    </style:style>
    <style:style style:name="P25" style:family="paragraph">
      <style:paragraph-properties fo:line-height="100.00%" fo:text-align="left"/>
    </style:style>
    <text:list-style style:name="L26">
      <text:list-level-style-bullet text:level="1" text:bullet-char="•">
        <style:list-level-properties text:space-before="31.25pt" text:min-label-width="18.00pt"/>
        <style:text-properties fo:font-family="Symbol"/>
      </text:list-level-style-bullet>
    </text:list-style>
    <style:style style:name="P26" style:family="paragraph">
      <style:paragraph-properties fo:line-height="100.00%" fo:text-align="left" fo:margin-left="-4.50pt" fo:text-indent="4.50pt" fo:margin-top="3.80pt">
        <style:tab-stops>
          <style:tab-stop style:position="838811.55pt"/>
        </style:tab-stops>
      </style:paragraph-properties>
    </style:style>
    <style:style style:name="P27" style:family="paragraph">
      <style:paragraph-properties fo:line-height="100.00%" fo:text-align="left" fo:margin-left="43.50pt" fo:text-indent="-7.50pt" fo:margin-top="4.05pt">
        <style:tab-stops>
          <style:tab-stop style:position="-49.25pt"/>
        </style:tab-stops>
      </style:paragraph-properties>
    </style:style>
    <style:style style:name="P28" style:family="paragraph">
      <style:paragraph-properties fo:line-height="100.00%" fo:text-align="left" fo:margin-left="-4.50pt" fo:text-indent="4.50pt" fo:margin-top="4.00pt">
        <style:tab-stops>
          <style:tab-stop style:position="838811.55pt"/>
        </style:tab-stops>
      </style:paragraph-properties>
    </style:style>
    <style:style style:name="P29" style:family="paragraph">
      <style:paragraph-properties fo:line-height="100.00%" fo:text-align="left" fo:margin-left="-18.00pt" fo:text-indent="54.00pt" fo:margin-right="264.30pt" fo:margin-top="4.05pt">
        <style:tab-stops>
          <style:tab-stop style:position="22.70pt"/>
          <style:tab-stop style:position="22.75pt"/>
        </style:tab-stops>
      </style:paragraph-properties>
    </style:style>
    <style:style style:name="P30" style:family="paragraph">
      <style:paragraph-properties fo:line-height="100.00%" fo:text-align="left" fo:margin-left="4.50pt" fo:text-indent="-4.50pt">
        <style:tab-stops>
          <style:tab-stop style:position="-49.25pt"/>
        </style:tab-stops>
      </style:paragraph-properties>
    </style:style>
    <style:style style:name="P31" style:family="paragraph">
      <style:paragraph-properties fo:line-height="100.00%" fo:text-align="left" fo:margin-left="18.00pt" fo:text-indent="-18.00pt" fo:margin-top="4.05pt">
        <style:tab-stops>
          <style:tab-stop style:position="-49.30pt"/>
          <style:tab-stop style:position="-49.25pt"/>
        </style:tab-stops>
      </style:paragraph-properties>
    </style:style>
    <style:style style:name="P32" style:family="paragraph">
      <style:paragraph-properties fo:line-height="100.00%" fo:text-align="left" fo:margin-left="52.50pt" fo:text-indent="-16.50pt" fo:margin-top="4.05pt">
        <style:tab-stops>
          <style:tab-stop style:position="-49.25pt"/>
        </style:tab-stops>
      </style:paragraph-properties>
    </style:style>
    <style:style style:name="P33" style:family="paragraph">
      <style:paragraph-properties fo:line-height="100.00%" fo:text-align="left"/>
    </style:style>
    <text:list-style style:name="L34">
      <text:list-level-style-bullet text:level="1" text:bullet-char="•">
        <style:list-level-properties text:space-before="178.25pt" text:min-label-width="18.00pt"/>
        <style:text-properties fo:font-family="Symbol"/>
      </text:list-level-style-bullet>
    </text:list-style>
    <style:style style:name="P34" style:family="paragraph">
      <style:paragraph-properties fo:line-height="100.00%" fo:text-align="left" fo:margin-left="-3.75pt" fo:text-indent="3.75pt" fo:margin-top="3.80pt">
        <style:tab-stops>
          <style:tab-stop style:position="838664.55pt"/>
        </style:tab-stops>
      </style:paragraph-properties>
    </style:style>
    <style:style style:name="P35" style:family="paragraph">
      <style:paragraph-properties fo:line-height="100.00%" fo:text-align="left" fo:margin-top="0.25pt"/>
    </style:style>
    <text:list-style style:name="L36">
      <text:list-level-style-bullet text:level="1" text:bullet-char="•">
        <style:list-level-properties text:space-before="31.25pt" text:min-label-width="18.00pt"/>
        <style:text-properties fo:font-family="Symbol"/>
      </text:list-level-style-bullet>
    </text:list-style>
    <style:style style:name="P36" style:family="paragraph">
      <style:paragraph-properties fo:line-height="100.00%" fo:text-align="left" fo:margin-left="9.00pt" fo:text-indent="-9.00pt">
        <style:tab-stops>
          <style:tab-stop style:position="-49.25pt"/>
        </style:tab-stops>
      </style:paragraph-properties>
    </style:style>
    <style:style style:name="P37" style:family="paragraph">
      <style:paragraph-properties fo:line-height="100.00%" fo:text-align="left" fo:margin-top="0.35pt"/>
    </style:style>
    <style:style style:name="P38" style:family="paragraph">
      <style:paragraph-properties fo:line-height="100.00%" fo:text-align="left" fo:margin-left="31.25pt" fo:text-indent="36.00pt" fo:margin-right="66.80pt"/>
    </style:style>
    <style:style style:name="P39" style:family="paragraph">
      <style:paragraph-properties fo:line-height="100.00%" fo:text-align="left" fo:margin-left="67.25pt" fo:text-indent="0.00pt" fo:margin-top="0.45pt"/>
    </style:style>
    <style:style style:name="P40" style:family="paragraph">
      <style:paragraph-properties fo:line-height="100.00%" fo:text-align="left" fo:margin-left="31.25pt" fo:text-indent="0.00pt" fo:margin-right="66.80pt" fo:margin-top="9.30pt"/>
    </style:style>
    <style:style style:name="P41" style:family="paragraph">
      <style:paragraph-properties fo:line-height="100.00%" fo:text-align="left" fo:margin-top="0.20pt"/>
    </style:style>
    <text:list-style style:name="L42">
      <text:list-level-style-bullet text:level="1" text:bullet-char="•">
        <style:list-level-properties text:space-before="31.25pt" text:min-label-width="18.00pt"/>
        <style:text-properties fo:font-family="Symbol"/>
      </text:list-level-style-bullet>
    </text:list-style>
    <style:style style:name="P42" style:family="paragraph">
      <style:paragraph-properties fo:line-height="100.00%" fo:text-align="left" fo:margin-left="9.00pt" fo:text-indent="-9.00pt">
        <style:tab-stops>
          <style:tab-stop style:position="-49.25pt"/>
        </style:tab-stops>
      </style:paragraph-properties>
    </style:style>
    <style:style style:name="P43" style:family="paragraph">
      <style:paragraph-properties fo:line-height="100.00%" fo:text-align="left"/>
    </style:style>
    <style:style style:name="P44" style:family="paragraph">
      <style:paragraph-properties fo:line-height="100.00%" fo:text-align="left" fo:margin-left="31.25pt" fo:text-indent="36.00pt" fo:margin-right="66.80pt"/>
    </style:style>
    <style:style style:name="P45" style:family="paragraph">
      <style:paragraph-properties fo:line-height="100.00%" fo:text-align="left"/>
    </style:style>
    <style:style style:name="P46" style:family="paragraph">
      <style:paragraph-properties fo:line-height="100.00%" fo:text-align="left" fo:margin-top="0.40pt"/>
    </style:style>
    <style:style style:name="P47" style:family="paragraph">
      <style:paragraph-properties fo:line-height="100.00%" fo:text-align="left" fo:margin-left="31.25pt" fo:text-indent="39.00pt" fo:margin-right="69.15pt" fo:margin-top="2.20pt"/>
    </style:style>
    <style:style style:name="P48" style:family="paragraph">
      <style:paragraph-properties fo:line-height="100.00%" fo:text-align="left"/>
    </style:style>
    <text:list-style style:name="L49">
      <text:list-level-style-bullet text:level="1" text:bullet-char="•">
        <style:list-level-properties text:space-before="175.25pt" text:min-label-width="18.00pt"/>
        <style:text-properties fo:font-family="Symbol"/>
      </text:list-level-style-bullet>
    </text:list-style>
    <style:style style:name="P49" style:family="paragraph">
      <style:paragraph-properties fo:line-height="100.00%" fo:text-align="left" fo:margin-left="-4.50pt" fo:text-indent="4.50pt">
        <style:tab-stops>
          <style:tab-stop style:position="838667.55pt"/>
        </style:tab-stops>
      </style:paragraph-properties>
    </style:style>
    <style:style style:name="P50" style:family="paragraph">
      <style:paragraph-properties fo:line-height="100.00%" fo:text-align="left" fo:margin-top="0.45pt"/>
    </style:style>
    <text:list-style style:name="L51">
      <text:list-level-style-bullet text:level="1" text:bullet-char="•">
        <style:list-level-properties text:space-before="31.25pt" text:min-label-width="18.00pt"/>
        <style:text-properties fo:font-family="Symbol"/>
      </text:list-level-style-bullet>
    </text:list-style>
    <style:style style:name="P51" style:family="paragraph">
      <style:paragraph-properties fo:line-height="100.00%" fo:text-align="left" fo:margin-left="9.00pt" fo:text-indent="-9.00pt">
        <style:tab-stops>
          <style:tab-stop style:position="-49.25pt"/>
        </style:tab-stops>
      </style:paragraph-properties>
    </style:style>
    <style:style style:name="P52" style:family="paragraph">
      <style:paragraph-properties fo:line-height="100.00%" fo:text-align="left" fo:margin-top="0.30pt"/>
    </style:style>
    <style:style style:name="P53" style:family="paragraph">
      <style:paragraph-properties fo:line-height="100.00%" fo:text-align="left" fo:margin-left="31.25pt" fo:text-indent="36.00pt" fo:margin-right="66.80pt"/>
    </style:style>
    <style:style style:name="P54" style:family="paragraph">
      <style:paragraph-properties fo:line-height="100.00%" fo:text-align="left" fo:margin-top="0.05pt"/>
    </style:style>
    <style:style style:name="P55" style:family="paragraph">
      <style:paragraph-properties fo:line-height="100.00%" fo:text-align="justify" fo:margin-left="31.25pt" fo:text-indent="36.00pt" fo:margin-right="105.25pt"/>
    </style:style>
    <style:style style:name="P56" style:family="paragraph">
      <style:paragraph-properties fo:line-height="100.00%" fo:text-align="justify" fo:margin-left="31.25pt" fo:text-indent="0.00pt" fo:margin-right="85.85pt" fo:margin-top="0.20pt"/>
    </style:style>
    <style:style style:name="P57" style:family="paragraph">
      <style:paragraph-properties fo:line-height="100.00%" fo:text-align="left" fo:margin-top="0.15pt"/>
    </style:style>
    <style:style style:name="P58" style:family="paragraph">
      <style:paragraph-properties fo:line-height="100.00%" fo:text-align="left" fo:margin-left="31.25pt" fo:text-indent="36.00pt" fo:margin-right="66.80pt"/>
    </style:style>
    <style:style style:name="P59" style:family="paragraph">
      <style:paragraph-properties fo:line-height="100.00%" fo:text-align="left"/>
    </style:style>
    <text:list-style style:name="L60">
      <text:list-level-style-bullet text:level="1" text:bullet-char="•">
        <style:list-level-properties text:space-before="31.25pt" text:min-label-width="18.00pt"/>
        <style:text-properties fo:font-family="Symbol"/>
      </text:list-level-style-bullet>
    </text:list-style>
    <style:style style:name="P60" style:family="paragraph">
      <style:paragraph-properties fo:line-height="100.00%" fo:text-align="justify" fo:margin-left="9.00pt" fo:text-indent="-9.00pt" fo:margin-top="3.80pt">
        <style:tab-stops>
          <style:tab-stop style:position="-49.25pt"/>
        </style:tab-stops>
      </style:paragraph-properties>
    </style:style>
    <style:style style:name="P61" style:family="paragraph">
      <style:paragraph-properties fo:line-height="100.00%" fo:text-align="left" fo:margin-top="0.30pt"/>
    </style:style>
    <style:style style:name="P62" style:family="paragraph">
      <style:paragraph-properties fo:line-height="100.00%" fo:text-align="left" fo:margin-left="31.25pt" fo:text-indent="0.00pt" fo:margin-right="66.80pt"/>
    </style:style>
    <style:style style:name="P63" style:family="paragraph">
      <style:paragraph-properties fo:line-height="100.00%" fo:text-align="left" fo:margin-top="0.05pt"/>
    </style:style>
    <style:style style:name="P64" style:family="paragraph">
      <style:paragraph-properties fo:line-height="100.00%" fo:text-align="left" fo:margin-left="31.25pt" fo:text-indent="0.00pt" fo:margin-right="69.15pt"/>
    </style:style>
    <style:style style:name="P65" style:family="paragraph">
      <style:paragraph-properties fo:line-height="100.00%" fo:text-align="left"/>
    </style:style>
    <style:style style:name="P66" style:family="paragraph">
      <style:paragraph-properties fo:line-height="100.00%" fo:text-align="left" fo:margin-top="0.30pt"/>
    </style:style>
    <style:style style:name="P67" style:family="paragraph">
      <style:paragraph-properties fo:line-height="100.00%" fo:text-align="justify" fo:margin-left="31.25pt" fo:text-indent="0.00pt" fo:margin-right="67.05pt"/>
    </style:style>
    <style:style style:name="P68" style:family="paragraph">
      <style:paragraph-properties fo:line-height="100.00%" fo:text-align="justify"/>
    </style:style>
    <style:style style:name="P69" style:family="paragraph">
      <style:paragraph-properties fo:line-height="100.00%" fo:text-align="justify" fo:margin-left="31.25pt" fo:text-indent="0.00pt" fo:margin-right="66.25pt" fo:margin-top="0.90pt"/>
    </style:style>
    <style:style style:name="P70" style:family="paragraph">
      <style:paragraph-properties fo:line-height="100.00%" fo:text-align="left" fo:margin-top="0.20pt"/>
    </style:style>
    <style:style style:name="P71" style:family="paragraph">
      <style:paragraph-properties fo:line-height="100.00%" fo:text-align="left" fo:margin-left="31.25pt" fo:text-indent="0.00pt" fo:margin-right="66.25pt"/>
    </style:style>
    <style:style style:name="P72" style:family="paragraph">
      <style:paragraph-properties fo:line-height="100.00%" fo:text-align="left"/>
    </style:style>
    <style:style style:name="P73" style:family="paragraph">
      <style:paragraph-properties fo:line-height="100.00%" fo:text-align="justify" fo:margin-left="31.25pt" fo:text-indent="0.00pt" fo:margin-right="66.35pt"/>
    </style:style>
    <style:style style:name="P74" style:family="paragraph">
      <style:paragraph-properties fo:line-height="100.00%" fo:text-align="left" fo:margin-top="0.40pt"/>
    </style:style>
    <style:style style:name="P75" style:family="paragraph">
      <style:paragraph-properties fo:line-height="100.00%" fo:text-align="left" fo:margin-left="31.25pt" fo:text-indent="0.00pt" fo:margin-right="66.80pt" fo:margin-top="0.05pt"/>
    </style:style>
    <style:style style:name="P76" style:family="paragraph">
      <style:paragraph-properties fo:line-height="100.00%" fo:text-align="left"/>
    </style:style>
    <style:style style:name="P77" style:family="paragraph">
      <style:paragraph-properties fo:line-height="100.00%" fo:text-align="justify" fo:margin-left="31.25pt" fo:text-indent="0.00pt" fo:margin-right="66.25pt" fo:margin-top="0.90pt"/>
    </style:style>
    <style:style style:name="P78" style:family="paragraph">
      <style:paragraph-properties fo:line-height="100.00%" fo:text-align="justify" fo:margin-left="31.25pt" fo:text-indent="0.00pt" fo:margin-right="66.25pt" fo:margin-top="0.80pt"/>
    </style:style>
    <style:style style:name="P79" style:family="paragraph">
      <style:paragraph-properties fo:line-height="100.00%" fo:text-align="left" fo:margin-top="0.05pt"/>
    </style:style>
    <text:list-style style:name="L80">
      <text:list-level-style-bullet text:level="1" text:bullet-char="•">
        <style:list-level-properties text:space-before="31.25pt" text:min-label-width="18.00pt"/>
        <style:text-properties fo:font-family="Symbol"/>
      </text:list-level-style-bullet>
    </text:list-style>
    <style:style style:name="P80" style:family="paragraph">
      <style:paragraph-properties fo:line-height="100.00%" fo:text-align="left" fo:margin-left="9.00pt" fo:text-indent="-9.00pt">
        <style:tab-stops>
          <style:tab-stop style:position="-49.25pt"/>
        </style:tab-stops>
      </style:paragraph-properties>
    </style:style>
    <style:style style:name="P81" style:family="paragraph">
      <style:paragraph-properties fo:line-height="100.00%" fo:text-align="left" fo:margin-left="31.25pt" fo:text-indent="36.00pt" fo:margin-right="66.95pt" fo:margin-top="16.00pt"/>
    </style:style>
    <style:style style:name="P82" style:family="paragraph">
      <style:paragraph-properties fo:line-height="100.00%" fo:text-align="left" fo:margin-top="0.15pt"/>
    </style:style>
    <style:style style:name="P83" style:family="paragraph">
      <style:paragraph-properties fo:line-height="100.00%" fo:text-align="justify" fo:margin-left="31.25pt" fo:text-indent="36.00pt" fo:margin-right="86.05pt" fo:margin-top="0.05pt"/>
    </style:style>
    <style:style style:name="P84" style:family="paragraph">
      <style:paragraph-properties fo:line-height="100.00%" fo:text-align="justify"/>
    </style:style>
    <style:style style:name="P85" style:family="paragraph">
      <style:paragraph-properties fo:line-height="100.00%" fo:text-align="left" fo:margin-top="0.10pt"/>
    </style:style>
    <style:style style:name="P86" style:family="paragraph">
      <style:paragraph-properties fo:line-height="100.00%" fo:text-align="left">
        <style:tab-stops>
          <style:tab-stop style:position="95.00pt"/>
          <style:tab-stop style:position="78951.60pt" style:leader-style="dotted"/>
          <style:tab-stop style:position="421121.65pt" style:type="right"/>
          <style:tab-stop style:position="1625.60pt"/>
          <style:tab-stop style:position="57.00pt"/>
          <style:tab-stop style:position="78951.60pt" style:leader-style="dotted"/>
        </style:tab-stops>
      </style:paragraph-properties>
    </style:style>
    <style:style style:name="P87" style:family="paragraph">
      <style:paragraph-properties fo:line-height="100.00%" fo:text-align="left" fo:margin-left="6.50pt" fo:text-indent="0.00pt" fo:margin-top="0.40pt"/>
    </style:style>
    <style:style style:name="P88" style:family="paragraph">
      <style:paragraph-properties fo:line-height="100.00%" fo:text-align="left" fo:margin-left="6.50pt" fo:text-indent="0.00pt" fo:margin-top="9.25pt"/>
    </style:style>
    <style:style style:name="P89" style:family="paragraph">
      <style:paragraph-properties fo:line-height="100.00%" fo:text-align="left" fo:margin-left="6.75pt" fo:text-indent="0.00pt" fo:margin-top="0.40pt"/>
    </style:style>
    <style:style style:name="P90" style:family="paragraph">
      <style:paragraph-properties fo:line-height="100.00%" fo:text-align="left" fo:margin-left="6.00pt" fo:text-indent="0.00pt" fo:margin-top="0.40pt"/>
    </style:style>
    <style:style style:name="P91" style:family="paragraph">
      <style:paragraph-properties fo:line-height="100.00%" fo:text-align="left" fo:margin-left="6.25pt" fo:text-indent="0.00pt" fo:margin-top="0.40pt"/>
    </style:style>
    <style:style style:name="P92" style:family="paragraph">
      <style:paragraph-properties fo:line-height="100.00%" fo:text-align="left" fo:margin-left="6.75pt" fo:text-indent="0.00pt" fo:margin-top="0.40pt"/>
    </style:style>
    <style:style style:name="P93" style:family="paragraph">
      <style:paragraph-properties fo:line-height="100.00%" fo:text-align="left" fo:margin-left="6.75pt" fo:text-indent="0.00pt" fo:margin-top="7.75pt"/>
    </style:style>
    <style:style style:name="P94" style:family="paragraph">
      <style:paragraph-properties fo:line-height="100.00%" fo:text-align="left">
        <style:tab-stops>
          <style:tab-stop style:position="95.00pt"/>
          <style:tab-stop style:position="78951.60pt" style:leader-style="dotted"/>
          <style:tab-stop style:position="421121.65pt" style:type="right"/>
          <style:tab-stop style:position="1625.60pt"/>
          <style:tab-stop style:position="57.00pt"/>
          <style:tab-stop style:position="78951.60pt" style:leader-style="dotted"/>
        </style:tab-stops>
      </style:paragraph-properties>
    </style:style>
    <style:style style:name="P95" style:family="paragraph">
      <style:paragraph-properties fo:line-height="100.00%" fo:text-align="left">
        <style:tab-stops>
          <style:tab-stop style:position="95.00pt"/>
          <style:tab-stop style:position="78951.60pt" style:leader-style="dotted"/>
          <style:tab-stop style:position="421121.65pt" style:type="right"/>
          <style:tab-stop style:position="0.00pt"/>
          <style:tab-stop style:position="57.00pt"/>
          <style:tab-stop style:position="78951.60pt" style:leader-style="dotted"/>
        </style:tab-stops>
      </style:paragraph-properties>
    </style:style>
    <style:style style:name="P96" style:family="paragraph">
      <style:paragraph-properties fo:line-height="100.00%" fo:text-align="left" fo:margin-left="6.50pt" fo:text-indent="0.00pt" fo:margin-top="0.30pt"/>
    </style:style>
    <style:style style:name="P97" style:family="paragraph">
      <style:paragraph-properties fo:line-height="100.00%" fo:text-align="left" fo:margin-left="6.75pt" fo:text-indent="0.00pt" fo:margin-top="0.30pt"/>
    </style:style>
    <style:style style:name="P98" style:family="paragraph">
      <style:paragraph-properties fo:line-height="100.00%" fo:text-align="left" fo:margin-left="6.00pt" fo:text-indent="0.00pt" fo:margin-top="0.30pt"/>
    </style:style>
    <style:style style:name="P99" style:family="paragraph">
      <style:paragraph-properties fo:line-height="100.00%" fo:text-align="left" fo:margin-left="6.25pt" fo:text-indent="0.00pt" fo:margin-top="0.30pt"/>
    </style:style>
    <style:style style:name="P100" style:family="paragraph">
      <style:paragraph-properties fo:line-height="100.00%" fo:text-align="left" fo:margin-left="10.50pt" fo:text-indent="0.00pt" fo:margin-top="0.30pt"/>
    </style:style>
    <style:style style:name="P101" style:family="paragraph">
      <style:paragraph-properties fo:line-height="100.00%" fo:text-align="left">
        <style:tab-stops>
          <style:tab-stop style:position="95.00pt"/>
          <style:tab-stop style:position="78951.60pt" style:leader-style="dotted"/>
          <style:tab-stop style:position="421121.65pt" style:type="right"/>
          <style:tab-stop style:position="0.00pt"/>
          <style:tab-stop style:position="57.00pt"/>
          <style:tab-stop style:position="78951.60pt" style:leader-style="dotted"/>
        </style:tab-stops>
      </style:paragraph-properties>
    </style:style>
    <style:style style:name="P102" style:family="paragraph">
      <style:paragraph-properties fo:line-height="100.00%" fo:text-align="left">
        <style:tab-stops>
          <style:tab-stop style:position="95.00pt"/>
          <style:tab-stop style:position="78951.60pt" style:leader-style="dotted"/>
          <style:tab-stop style:position="421121.65pt" style:type="right"/>
          <style:tab-stop style:position="0.00pt"/>
          <style:tab-stop style:position="57.00pt"/>
          <style:tab-stop style:position="78951.60pt" style:leader-style="dotted"/>
        </style:tab-stops>
      </style:paragraph-properties>
    </style:style>
    <style:style style:name="P103" style:family="paragraph">
      <style:paragraph-properties fo:line-height="100.00%" fo:text-align="left"/>
    </style:style>
    <style:style style:name="P104" style:family="paragraph">
      <style:paragraph-properties fo:line-height="100.00%" fo:text-align="left" fo:margin-left="6.00pt" fo:text-indent="0.00pt" fo:margin-right="21.50pt" fo:margin-top="4.45pt"/>
    </style:style>
    <style:style style:name="P105" style:family="paragraph">
      <style:paragraph-properties fo:line-height="100.00%" fo:text-align="left" fo:margin-left="6.25pt" fo:text-indent="0.00pt" fo:margin-right="14.35pt" fo:margin-top="7.10pt"/>
    </style:style>
    <style:style style:name="P106" style:family="paragraph">
      <style:paragraph-properties fo:line-height="100.00%" fo:text-align="left" fo:margin-left="6.25pt" fo:text-indent="0.00pt"/>
    </style:style>
    <style:style style:name="P107" style:family="paragraph">
      <style:paragraph-properties fo:line-height="100.00%" fo:text-align="left" fo:margin-left="6.25pt" fo:text-indent="0.00pt" fo:margin-right="16.55pt" fo:margin-top="7.10pt"/>
    </style:style>
    <style:style style:name="P108" style:family="paragraph">
      <style:paragraph-properties fo:line-height="100.00%" fo:text-align="left" fo:margin-left="6.75pt" fo:text-indent="0.00pt" fo:margin-top="7.10pt"/>
    </style:style>
    <style:style style:name="P109" style:family="paragraph">
      <style:paragraph-properties fo:line-height="100.00%" fo:text-align="left">
        <style:tab-stops>
          <style:tab-stop style:position="95.00pt"/>
          <style:tab-stop style:position="78951.60pt" style:leader-style="dotted"/>
          <style:tab-stop style:position="421121.65pt" style:type="right"/>
          <style:tab-stop style:position="0.00pt"/>
          <style:tab-stop style:position="57.00pt"/>
          <style:tab-stop style:position="78951.60pt" style:leader-style="dotted"/>
        </style:tab-stops>
      </style:paragraph-properties>
    </style:style>
    <style:style style:name="P110" style:family="paragraph">
      <style:paragraph-properties fo:line-height="100.00%" fo:text-align="left">
        <style:tab-stops>
          <style:tab-stop style:position="95.00pt"/>
          <style:tab-stop style:position="78951.60pt" style:leader-style="dotted"/>
          <style:tab-stop style:position="421121.65pt" style:type="right"/>
          <style:tab-stop style:position="0.00pt"/>
          <style:tab-stop style:position="57.00pt"/>
          <style:tab-stop style:position="78951.60pt" style:leader-style="dotted"/>
        </style:tab-stops>
      </style:paragraph-properties>
    </style:style>
    <style:style style:name="P111" style:family="paragraph">
      <style:paragraph-properties fo:line-height="100.00%" fo:text-align="left" fo:margin-left="6.50pt" fo:text-indent="0.00pt"/>
    </style:style>
    <style:style style:name="P112" style:family="paragraph">
      <style:paragraph-properties fo:line-height="100.00%" fo:text-align="left" fo:margin-left="6.75pt" fo:text-indent="0.00pt"/>
    </style:style>
    <style:style style:name="P113" style:family="paragraph">
      <style:paragraph-properties fo:line-height="100.00%" fo:text-align="left" fo:margin-left="6.00pt" fo:text-indent="0.00pt"/>
    </style:style>
    <style:style style:name="P114" style:family="paragraph">
      <style:paragraph-properties fo:line-height="100.00%" fo:text-align="left" fo:margin-left="6.25pt" fo:text-indent="0.00pt"/>
    </style:style>
    <style:style style:name="P115" style:family="paragraph">
      <style:paragraph-properties fo:line-height="100.00%" fo:text-align="left" fo:margin-left="6.75pt" fo:text-indent="0.00pt"/>
    </style:style>
    <style:style style:name="P116" style:family="paragraph">
      <style:paragraph-properties fo:line-height="100.00%" fo:text-align="left">
        <style:tab-stops>
          <style:tab-stop style:position="95.00pt"/>
          <style:tab-stop style:position="78951.60pt" style:leader-style="dotted"/>
          <style:tab-stop style:position="421121.65pt" style:type="right"/>
          <style:tab-stop style:position="0.00pt"/>
          <style:tab-stop style:position="57.00pt"/>
          <style:tab-stop style:position="78951.60pt" style:leader-style="dotted"/>
        </style:tab-stops>
      </style:paragraph-properties>
    </style:style>
    <style:style style:name="P117" style:family="paragraph">
      <style:paragraph-properties fo:line-height="100.00%" fo:text-align="left">
        <style:tab-stops>
          <style:tab-stop style:position="95.00pt"/>
          <style:tab-stop style:position="78951.60pt" style:leader-style="dotted"/>
          <style:tab-stop style:position="421121.65pt" style:type="right"/>
          <style:tab-stop style:position="0.00pt"/>
          <style:tab-stop style:position="57.00pt"/>
          <style:tab-stop style:position="78951.60pt" style:leader-style="dotted"/>
        </style:tab-stops>
      </style:paragraph-properties>
    </style:style>
    <style:style style:name="P118" style:family="paragraph">
      <style:paragraph-properties fo:line-height="100.00%" fo:text-align="left"/>
    </style:style>
    <style:style style:name="P119" style:family="paragraph">
      <style:paragraph-properties fo:line-height="100.00%" fo:text-align="left" fo:margin-left="6.75pt" fo:text-indent="0.00pt" fo:margin-top="4.45pt"/>
    </style:style>
    <style:style style:name="P120" style:family="paragraph">
      <style:paragraph-properties fo:line-height="100.00%" fo:text-align="left" fo:margin-left="6.00pt" fo:text-indent="0.00pt" fo:margin-top="4.45pt"/>
    </style:style>
    <style:style style:name="P121" style:family="paragraph">
      <style:paragraph-properties fo:line-height="100.00%" fo:text-align="left" fo:margin-left="6.25pt" fo:text-indent="0.00pt" fo:margin-top="7.10pt"/>
    </style:style>
    <style:style style:name="P122" style:family="paragraph">
      <style:paragraph-properties fo:line-height="100.00%" fo:text-align="left" fo:margin-left="6.75pt" fo:text-indent="0.00pt" fo:margin-top="7.10pt"/>
    </style:style>
    <style:style style:name="P123" style:family="paragraph">
      <style:paragraph-properties fo:line-height="100.00%" fo:text-align="left">
        <style:tab-stops>
          <style:tab-stop style:position="95.00pt"/>
          <style:tab-stop style:position="78951.60pt" style:leader-style="dotted"/>
          <style:tab-stop style:position="421121.65pt" style:type="right"/>
          <style:tab-stop style:position="0.00pt"/>
          <style:tab-stop style:position="57.00pt"/>
          <style:tab-stop style:position="78951.60pt" style:leader-style="dotted"/>
        </style:tab-stops>
      </style:paragraph-properties>
    </style:style>
    <style:style style:name="P124" style:family="paragraph">
      <style:paragraph-properties fo:line-height="100.00%" fo:text-align="left">
        <style:tab-stops>
          <style:tab-stop style:position="95.00pt"/>
          <style:tab-stop style:position="78951.60pt" style:leader-style="dotted"/>
          <style:tab-stop style:position="421121.65pt" style:type="right"/>
          <style:tab-stop style:position="0.00pt"/>
          <style:tab-stop style:position="57.00pt"/>
          <style:tab-stop style:position="78951.60pt" style:leader-style="dotted"/>
        </style:tab-stops>
      </style:paragraph-properties>
    </style:style>
    <style:style style:name="P125" style:family="paragraph">
      <style:paragraph-properties fo:line-height="100.00%" fo:text-align="left"/>
    </style:style>
    <style:style style:name="P126" style:family="paragraph">
      <style:paragraph-properties fo:line-height="100.00%" fo:text-align="left" fo:margin-left="6.00pt" fo:text-indent="0.00pt" fo:margin-right="30.30pt" fo:margin-top="3.75pt"/>
    </style:style>
    <style:style style:name="P127" style:family="paragraph">
      <style:paragraph-properties fo:line-height="100.00%" fo:text-align="left" fo:margin-left="6.25pt" fo:text-indent="0.00pt" fo:margin-right="12.55pt" fo:margin-top="8.70pt"/>
    </style:style>
    <style:style style:name="P128" style:family="paragraph">
      <style:paragraph-properties fo:line-height="100.00%" fo:text-align="left" fo:margin-left="6.25pt" fo:text-indent="0.00pt" fo:margin-right="5.05pt" fo:margin-top="4.10pt"/>
    </style:style>
    <style:style style:name="P129" style:family="paragraph">
      <style:paragraph-properties fo:line-height="100.00%" fo:text-align="left" fo:margin-left="6.75pt" fo:text-indent="0.00pt" fo:margin-right="6.30pt" fo:margin-top="4.10pt"/>
    </style:style>
    <style:style style:name="P130" style:family="paragraph">
      <style:paragraph-properties fo:line-height="100.00%" fo:text-align="left">
        <style:tab-stops>
          <style:tab-stop style:position="95.00pt"/>
          <style:tab-stop style:position="78951.60pt" style:leader-style="dotted"/>
          <style:tab-stop style:position="421121.65pt" style:type="right"/>
          <style:tab-stop style:position="0.00pt"/>
          <style:tab-stop style:position="57.00pt"/>
          <style:tab-stop style:position="78951.60pt" style:leader-style="dotted"/>
        </style:tab-stops>
      </style:paragraph-properties>
    </style:style>
    <style:style style:name="P131" style:family="paragraph">
      <style:paragraph-properties fo:line-height="100.00%" fo:text-align="left">
        <style:tab-stops>
          <style:tab-stop style:position="95.00pt"/>
          <style:tab-stop style:position="78951.60pt" style:leader-style="dotted"/>
          <style:tab-stop style:position="421121.65pt" style:type="right"/>
          <style:tab-stop style:position="0.00pt"/>
          <style:tab-stop style:position="57.00pt"/>
          <style:tab-stop style:position="78951.60pt" style:leader-style="dotted"/>
        </style:tab-stops>
      </style:paragraph-properties>
    </style:style>
    <style:style style:name="P132" style:family="paragraph">
      <style:paragraph-properties fo:line-height="100.00%" fo:text-align="left"/>
    </style:style>
    <style:style style:name="P133" style:family="paragraph">
      <style:paragraph-properties fo:line-height="100.00%" fo:text-align="left" fo:margin-left="6.25pt" fo:text-indent="0.00pt" fo:margin-top="8.75pt"/>
    </style:style>
    <style:style style:name="P134" style:family="paragraph">
      <style:paragraph-properties fo:line-height="100.00%" fo:text-align="left"/>
    </style:style>
    <style:style style:name="P135" style:family="paragraph">
      <style:paragraph-properties fo:line-height="100.00%" fo:text-align="left">
        <style:tab-stops>
          <style:tab-stop style:position="95.00pt"/>
          <style:tab-stop style:position="78951.60pt" style:leader-style="dotted"/>
          <style:tab-stop style:position="421121.65pt" style:type="right"/>
          <style:tab-stop style:position="0.00pt"/>
          <style:tab-stop style:position="57.00pt"/>
          <style:tab-stop style:position="78951.60pt" style:leader-style="dotted"/>
        </style:tab-stops>
      </style:paragraph-properties>
    </style:style>
    <style:style style:name="P136" style:family="paragraph">
      <style:paragraph-properties fo:line-height="100.00%" fo:text-align="left"/>
    </style:style>
    <text:list-style style:name="L137">
      <text:list-level-style-bullet text:level="1" text:bullet-char="•">
        <style:list-level-properties text:space-before="0.00pt" text:min-label-width="18.00pt"/>
        <style:text-properties fo:font-family="Symbol"/>
      </text:list-level-style-bullet>
    </text:list-style>
    <style:style style:name="P137" style:family="paragraph">
      <style:paragraph-properties fo:line-height="100.00%" fo:text-align="left" fo:margin-left="132.35pt" fo:text-indent="-132.35pt" fo:margin-right="27.00pt" fo:margin-top="3.80pt">
        <style:tab-stops>
          <style:tab-stop style:position="-17.95pt"/>
        </style:tab-stops>
      </style:paragraph-properties>
    </style:style>
    <style:style style:name="P138" style:family="paragraph">
      <style:paragraph-properties fo:line-height="100.00%" fo:text-align="left" fo:margin-top="0.25pt"/>
    </style:style>
    <text:list-style style:name="L139">
      <text:list-level-style-bullet text:level="1" text:bullet-char="•">
        <style:list-level-properties text:space-before="31.25pt" text:min-label-width="18.00pt"/>
        <style:text-properties fo:font-family="Symbol"/>
      </text:list-level-style-bullet>
    </text:list-style>
    <style:style style:name="P139" style:family="paragraph">
      <style:paragraph-properties fo:line-height="100.00%" fo:text-align="left" fo:margin-left="9.00pt" fo:text-indent="-9.00pt">
        <style:tab-stops>
          <style:tab-stop style:position="-49.25pt"/>
        </style:tab-stops>
      </style:paragraph-properties>
    </style:style>
    <style:style style:name="P140" style:family="paragraph">
      <style:paragraph-properties fo:line-height="100.00%" fo:text-align="left"/>
    </style:style>
    <style:style style:name="P141" style:family="paragraph">
      <style:paragraph-properties fo:line-height="100.00%" fo:text-align="left" fo:margin-top="0.15pt"/>
    </style:style>
    <style:style style:name="P142" style:family="paragraph">
      <style:paragraph-properties fo:line-height="100.00%" fo:text-align="left"/>
    </style:style>
    <text:list-style style:name="L143">
      <text:list-level-style-bullet text:level="1" text:bullet-char="•">
        <style:list-level-properties text:space-before="31.25pt" text:min-label-width="18.00pt"/>
        <style:text-properties fo:font-family="Symbol"/>
      </text:list-level-style-bullet>
    </text:list-style>
    <style:style style:name="P143" style:family="paragraph">
      <style:paragraph-properties fo:line-height="100.00%" fo:text-align="left" fo:margin-left="9.00pt" fo:text-indent="-9.00pt">
        <style:tab-stops>
          <style:tab-stop style:position="-49.25pt"/>
        </style:tab-stops>
      </style:paragraph-properties>
    </style:style>
    <style:style style:name="P144" style:family="paragraph">
      <style:paragraph-properties fo:line-height="100.00%" fo:text-align="left"/>
    </style:style>
    <style:style style:name="P145" style:family="paragraph">
      <style:paragraph-properties fo:line-height="100.00%" fo:text-align="left" fo:margin-top="0.55pt"/>
    </style:style>
    <style:style style:name="P146" style:family="paragraph">
      <style:paragraph-properties fo:line-height="100.00%" fo:text-align="left" fo:margin-left="31.25pt" fo:text-indent="0.00pt" fo:margin-top="0.05pt"/>
    </style:style>
    <style:style style:name="P147" style:family="paragraph">
      <style:paragraph-properties fo:line-height="100.00%" fo:text-align="left"/>
    </style:style>
    <style:style style:name="P148" style:family="paragraph">
      <style:paragraph-properties fo:line-height="100.00%" fo:text-align="left" fo:margin-left="43.70pt" fo:text-indent="0.00pt"/>
    </style:style>
    <style:style style:name="P149" style:family="paragraph">
      <style:paragraph-properties fo:line-height="100.00%" fo:text-align="left" fo:margin-top="0.30pt"/>
    </style:style>
    <style:style style:name="P150" style:family="paragraph">
      <style:paragraph-properties fo:line-height="100.00%" fo:text-align="left" fo:margin-left="31.25pt" fo:text-indent="0.00pt" fo:margin-top="2.95pt"/>
    </style:style>
    <style:style style:name="P151" style:family="paragraph">
      <style:paragraph-properties fo:line-height="100.00%" fo:text-align="left" fo:margin-top="0.45pt"/>
    </style:style>
    <style:style style:name="P152" style:family="paragraph">
      <style:paragraph-properties fo:line-height="100.00%" fo:text-align="left"/>
    </style:style>
    <style:style style:name="P153" style:family="paragraph">
      <style:paragraph-properties fo:line-height="100.00%" fo:text-align="left" fo:margin-left="55.00pt" fo:text-indent="0.00pt"/>
    </style:style>
    <style:style style:name="P154" style:family="paragraph">
      <style:paragraph-properties fo:line-height="100.00%" fo:text-align="left"/>
    </style:style>
    <style:style style:name="P155" style:family="paragraph">
      <style:paragraph-properties fo:line-height="100.00%" fo:text-align="left" fo:margin-left="31.25pt" fo:text-indent="0.00pt" fo:margin-top="1.85pt"/>
    </style:style>
    <style:style style:name="P156" style:family="paragraph">
      <style:paragraph-properties fo:line-height="100.00%" fo:text-align="left"/>
    </style:style>
    <style:style style:name="P157" style:family="paragraph">
      <style:paragraph-properties fo:line-height="100.00%" fo:text-align="left" fo:margin-top="0.10pt"/>
    </style:style>
    <text:list-style style:name="L158">
      <text:list-level-style-bullet text:level="1" text:bullet-char="•">
        <style:list-level-properties text:space-before="31.25pt" text:min-label-width="18.00pt"/>
        <style:text-properties fo:font-family="Symbol"/>
      </text:list-level-style-bullet>
    </text:list-style>
    <style:style style:name="P158" style:family="paragraph">
      <style:paragraph-properties fo:line-height="100.00%" fo:text-align="left" fo:margin-left="9.00pt" fo:text-indent="-9.00pt">
        <style:tab-stops>
          <style:tab-stop style:position="-49.25pt"/>
        </style:tab-stops>
      </style:paragraph-properties>
    </style:style>
    <style:style style:name="P159" style:family="paragraph">
      <style:paragraph-properties fo:line-height="100.00%" fo:text-align="left"/>
    </style:style>
    <style:style style:name="P160" style:family="paragraph">
      <style:paragraph-properties fo:line-height="100.00%" fo:text-align="left" fo:margin-top="0.50pt" fo:margin-bottom="0.05pt"/>
    </style:style>
    <style:style style:name="P161" style:family="paragraph">
      <style:paragraph-properties fo:line-height="100.00%" fo:text-align="left">
        <style:tab-stops>
          <style:tab-stop style:position="55.00pt"/>
          <style:tab-stop style:position="78951.60pt" style:leader-style="dotted"/>
          <style:tab-stop style:position="421121.65pt" style:type="right"/>
        </style:tab-stops>
      </style:paragraph-properties>
    </style:style>
    <style:style style:name="P162" style:family="paragraph">
      <style:paragraph-properties fo:line-height="100.00%" fo:text-align="right" fo:margin-right="15.85pt" fo:margin-top="0.35pt"/>
    </style:style>
    <style:style style:name="P163" style:family="paragraph">
      <style:paragraph-properties fo:line-height="100.00%" fo:text-align="left" fo:margin-left="6.45pt" fo:text-indent="0.00pt" fo:margin-top="0.35pt"/>
    </style:style>
    <style:style style:name="P164" style:family="paragraph">
      <style:paragraph-properties fo:line-height="100.00%" fo:text-align="left" fo:margin-left="6.20pt" fo:text-indent="0.00pt" fo:margin-top="0.35pt"/>
    </style:style>
    <style:style style:name="P165" style:family="paragraph">
      <style:paragraph-properties fo:line-height="100.00%" fo:text-align="left">
        <style:tab-stops>
          <style:tab-stop style:position="55.00pt"/>
          <style:tab-stop style:position="78951.60pt" style:leader-style="dotted"/>
          <style:tab-stop style:position="421121.65pt" style:type="right"/>
        </style:tab-stops>
      </style:paragraph-properties>
    </style:style>
    <style:style style:name="P166" style:family="paragraph">
      <style:paragraph-properties fo:line-height="100.00%" fo:text-align="left">
        <style:tab-stops>
          <style:tab-stop style:position="55.00pt"/>
          <style:tab-stop style:position="78951.60pt" style:leader-style="dotted"/>
          <style:tab-stop style:position="421121.65pt" style:type="right"/>
        </style:tab-stops>
      </style:paragraph-properties>
    </style:style>
    <style:style style:name="P167" style:family="paragraph">
      <style:paragraph-properties fo:line-height="100.00%" fo:text-align="right" fo:margin-right="15.15pt" fo:margin-top="0.10pt"/>
    </style:style>
    <style:style style:name="P168" style:family="paragraph">
      <style:paragraph-properties fo:line-height="100.00%" fo:text-align="left" fo:margin-left="6.45pt" fo:text-indent="0.00pt" fo:margin-right="61.45pt" fo:margin-top="0.10pt"/>
    </style:style>
    <style:style style:name="P169" style:family="paragraph">
      <style:paragraph-properties fo:line-height="100.00%" fo:text-align="left" fo:margin-left="6.45pt" fo:text-indent="0.00pt"/>
    </style:style>
    <style:style style:name="P170" style:family="paragraph">
      <style:paragraph-properties fo:line-height="100.00%" fo:text-align="justify" fo:margin-left="0.95pt" fo:text-indent="0.00pt" fo:margin-right="17.65pt" fo:margin-top="0.10pt"/>
    </style:style>
    <style:style style:name="P171" style:family="paragraph">
      <style:paragraph-properties fo:line-height="100.00%" fo:text-align="left">
        <style:tab-stops>
          <style:tab-stop style:position="55.00pt"/>
          <style:tab-stop style:position="78951.60pt" style:leader-style="dotted"/>
          <style:tab-stop style:position="421121.65pt" style:type="right"/>
        </style:tab-stops>
      </style:paragraph-properties>
    </style:style>
    <style:style style:name="P172" style:family="paragraph">
      <style:paragraph-properties fo:line-height="100.00%" fo:text-align="justify"/>
    </style:style>
    <style:style style:name="P173" style:family="paragraph">
      <style:paragraph-properties fo:line-height="100.00%" fo:text-align="left" fo:margin-top="0.05pt" fo:margin-bottom="0.05pt"/>
    </style:style>
    <style:style style:name="P174" style:family="paragraph">
      <style:paragraph-properties fo:line-height="100.00%" fo:text-align="left">
        <style:tab-stops>
          <style:tab-stop style:position="55.00pt"/>
          <style:tab-stop style:position="78951.60pt" style:leader-style="dotted"/>
          <style:tab-stop style:position="421121.65pt" style:type="right"/>
        </style:tab-stops>
      </style:paragraph-properties>
    </style:style>
    <style:style style:name="P175" style:family="paragraph">
      <style:paragraph-properties fo:line-height="100.00%" fo:text-align="right" fo:margin-right="15.15pt" fo:margin-top="0.45pt"/>
    </style:style>
    <style:style style:name="P176" style:family="paragraph">
      <style:paragraph-properties fo:line-height="100.00%" fo:text-align="left" fo:margin-left="6.45pt" fo:text-indent="0.00pt" fo:margin-top="0.45pt"/>
    </style:style>
    <style:style style:name="P177" style:family="paragraph">
      <style:paragraph-properties fo:line-height="100.00%" fo:text-align="left" fo:margin-left="0.95pt" fo:text-indent="0.00pt" fo:margin-right="15.35pt" fo:margin-top="0.20pt">
        <style:tab-stops>
          <style:tab-stop style:position="70.50pt"/>
          <style:tab-stop style:position="99.75pt"/>
          <style:tab-stop style:position="159.75pt"/>
        </style:tab-stops>
      </style:paragraph-properties>
    </style:style>
    <style:style style:name="P178" style:family="paragraph">
      <style:paragraph-properties fo:line-height="100.00%" fo:text-align="left" fo:margin-left="0.95pt" fo:text-indent="0.00pt" fo:margin-top="0.15pt"/>
    </style:style>
    <style:style style:name="P179" style:family="paragraph">
      <style:paragraph-properties fo:line-height="100.00%" fo:text-align="left">
        <style:tab-stops>
          <style:tab-stop style:position="55.00pt"/>
          <style:tab-stop style:position="78951.60pt" style:leader-style="dotted"/>
          <style:tab-stop style:position="421121.65pt" style:type="right"/>
        </style:tab-stops>
      </style:paragraph-properties>
    </style:style>
    <style:style style:name="P180" style:family="paragraph">
      <style:paragraph-properties fo:line-height="100.00%" fo:text-align="left">
        <style:tab-stops>
          <style:tab-stop style:position="55.00pt"/>
          <style:tab-stop style:position="78951.60pt" style:leader-style="dotted"/>
          <style:tab-stop style:position="421121.65pt" style:type="right"/>
        </style:tab-stops>
      </style:paragraph-properties>
    </style:style>
    <style:style style:name="P181" style:family="paragraph">
      <style:paragraph-properties fo:line-height="100.00%" fo:text-align="right" fo:margin-right="15.15pt" fo:margin-top="0.45pt"/>
    </style:style>
    <style:style style:name="P182" style:family="paragraph">
      <style:paragraph-properties fo:line-height="100.00%" fo:text-align="left" fo:margin-left="6.45pt" fo:text-indent="0.00pt" fo:margin-top="0.45pt"/>
    </style:style>
    <style:style style:name="P183" style:family="paragraph">
      <style:paragraph-properties fo:line-height="100.00%" fo:text-align="left" fo:margin-left="0.95pt" fo:text-indent="0.00pt" fo:margin-right="-1.10pt" fo:margin-top="0.55pt"/>
    </style:style>
    <style:style style:name="P184" style:family="paragraph">
      <style:paragraph-properties fo:line-height="100.00%" fo:text-align="left">
        <style:tab-stops>
          <style:tab-stop style:position="55.00pt"/>
          <style:tab-stop style:position="78951.60pt" style:leader-style="dotted"/>
          <style:tab-stop style:position="421121.65pt" style:type="right"/>
        </style:tab-stops>
      </style:paragraph-properties>
    </style:style>
    <style:style style:name="P185" style:family="paragraph">
      <style:paragraph-properties fo:line-height="100.00%" fo:text-align="left">
        <style:tab-stops>
          <style:tab-stop style:position="55.00pt"/>
          <style:tab-stop style:position="78951.60pt" style:leader-style="dotted"/>
          <style:tab-stop style:position="421121.65pt" style:type="right"/>
        </style:tab-stops>
      </style:paragraph-properties>
    </style:style>
    <style:style style:name="P186" style:family="paragraph">
      <style:paragraph-properties fo:line-height="100.00%" fo:text-align="right" fo:margin-right="15.15pt"/>
    </style:style>
    <style:style style:name="P187" style:family="paragraph">
      <style:paragraph-properties fo:line-height="100.00%" fo:text-align="left" fo:margin-left="6.45pt" fo:text-indent="0.00pt"/>
    </style:style>
    <style:style style:name="P188" style:family="paragraph">
      <style:paragraph-properties fo:line-height="100.00%" fo:text-align="left" fo:margin-left="6.45pt" fo:text-indent="0.00pt" fo:margin-top="1.25pt"/>
    </style:style>
    <style:style style:name="P189" style:family="paragraph">
      <style:paragraph-properties fo:line-height="100.00%" fo:text-align="left" fo:margin-left="0.95pt" fo:text-indent="0.00pt"/>
    </style:style>
    <style:style style:name="P190" style:family="paragraph">
      <style:paragraph-properties fo:line-height="100.00%" fo:text-align="left">
        <style:tab-stops>
          <style:tab-stop style:position="55.00pt"/>
          <style:tab-stop style:position="78951.60pt" style:leader-style="dotted"/>
          <style:tab-stop style:position="421121.65pt" style:type="right"/>
        </style:tab-stops>
      </style:paragraph-properties>
    </style:style>
    <style:style style:name="P191" style:family="paragraph">
      <style:paragraph-properties fo:line-height="100.00%" fo:text-align="left">
        <style:tab-stops>
          <style:tab-stop style:position="55.00pt"/>
          <style:tab-stop style:position="78951.60pt" style:leader-style="dotted"/>
          <style:tab-stop style:position="421121.65pt" style:type="right"/>
        </style:tab-stops>
      </style:paragraph-properties>
    </style:style>
    <style:style style:name="P192" style:family="paragraph">
      <style:paragraph-properties fo:line-height="100.00%" fo:text-align="right" fo:margin-right="15.15pt" fo:margin-top="0.20pt"/>
    </style:style>
    <style:style style:name="P193" style:family="paragraph">
      <style:paragraph-properties fo:line-height="100.00%" fo:text-align="left" fo:margin-left="6.45pt" fo:text-indent="0.00pt" fo:margin-right="32.35pt" fo:margin-top="0.20pt"/>
    </style:style>
    <style:style style:name="P194" style:family="paragraph">
      <style:paragraph-properties fo:line-height="100.00%" fo:text-align="left" fo:margin-left="0.95pt" fo:text-indent="0.00pt"/>
    </style:style>
    <style:style style:name="P195" style:family="paragraph">
      <style:paragraph-properties fo:line-height="100.00%" fo:text-align="left">
        <style:tab-stops>
          <style:tab-stop style:position="55.00pt"/>
          <style:tab-stop style:position="78951.60pt" style:leader-style="dotted"/>
          <style:tab-stop style:position="421121.65pt" style:type="right"/>
        </style:tab-stops>
      </style:paragraph-properties>
    </style:style>
    <style:style style:name="P196" style:family="paragraph">
      <style:paragraph-properties fo:line-height="100.00%" fo:text-align="left">
        <style:tab-stops>
          <style:tab-stop style:position="55.00pt"/>
          <style:tab-stop style:position="78951.60pt" style:leader-style="dotted"/>
          <style:tab-stop style:position="421121.65pt" style:type="right"/>
        </style:tab-stops>
      </style:paragraph-properties>
    </style:style>
    <style:style style:name="P197" style:family="paragraph">
      <style:paragraph-properties fo:line-height="100.00%" fo:text-align="right" fo:margin-right="15.15pt"/>
    </style:style>
    <style:style style:name="P198" style:family="paragraph">
      <style:paragraph-properties fo:line-height="100.00%" fo:text-align="left" fo:margin-left="6.45pt" fo:text-indent="0.00pt"/>
    </style:style>
    <style:style style:name="P199" style:family="paragraph">
      <style:paragraph-properties fo:line-height="100.00%" fo:text-align="justify" fo:margin-left="0.95pt" fo:text-indent="0.00pt" fo:margin-right="44.05pt"/>
    </style:style>
    <style:style style:name="P200" style:family="paragraph">
      <style:paragraph-properties fo:line-height="100.00%" fo:text-align="left">
        <style:tab-stops>
          <style:tab-stop style:position="55.00pt"/>
          <style:tab-stop style:position="78951.60pt" style:leader-style="dotted"/>
          <style:tab-stop style:position="421121.65pt" style:type="right"/>
        </style:tab-stops>
      </style:paragraph-properties>
    </style:style>
    <style:style style:name="P201" style:family="paragraph">
      <style:paragraph-properties fo:line-height="100.00%" fo:text-align="justify"/>
    </style:style>
    <text:list-style style:name="L202">
      <text:list-level-style-bullet text:level="1" text:bullet-char="•">
        <style:list-level-properties text:space-before="31.25pt" text:min-label-width="18.00pt"/>
        <style:text-properties fo:font-family="Symbol"/>
      </text:list-level-style-bullet>
    </text:list-style>
    <style:style style:name="P202" style:family="paragraph">
      <style:paragraph-properties fo:line-height="100.00%" fo:text-align="left" fo:margin-left="9.00pt" fo:text-indent="-9.00pt" fo:margin-top="3.80pt">
        <style:tab-stops>
          <style:tab-stop style:position="-49.25pt"/>
        </style:tab-stops>
      </style:paragraph-properties>
    </style:style>
    <style:style style:name="P203" style:family="paragraph">
      <style:paragraph-properties fo:line-height="100.00%" fo:text-align="left"/>
    </style:style>
    <style:style style:name="P204" style:family="paragraph">
      <style:paragraph-properties fo:line-height="100.00%" fo:text-align="left" fo:margin-top="0.35pt" fo:margin-bottom="0.05pt"/>
    </style:style>
    <style:style style:name="P205" style:family="paragraph">
      <style:paragraph-properties fo:line-height="100.00%" fo:text-align="left" fo:margin-left="56.75pt" fo:text-indent="0.00pt"/>
    </style:style>
    <style:style style:name="P206" style:family="paragraph">
      <style:paragraph-properties fo:line-height="100.00%" fo:text-align="left"/>
    </style:style>
    <text:list-style style:name="L207">
      <text:list-level-style-bullet text:level="1" text:bullet-char="•">
        <style:list-level-properties text:space-before="192.45pt" text:min-label-width="18.00pt"/>
        <style:text-properties fo:font-family="Symbol"/>
      </text:list-level-style-bullet>
    </text:list-style>
    <style:style style:name="P207" style:family="paragraph">
      <style:paragraph-properties fo:line-height="100.00%" fo:text-align="left" fo:margin-left="-4.10pt" fo:text-indent="4.10pt" fo:margin-top="4.65pt">
        <style:tab-stops>
          <style:tab-stop style:position="838650.40pt"/>
        </style:tab-stops>
      </style:paragraph-properties>
    </style:style>
    <style:style style:name="P208" style:family="paragraph">
      <style:paragraph-properties fo:line-height="100.00%" fo:text-align="left" fo:margin-left="-152.20pt" fo:text-indent="-9.00pt" fo:margin-top="4.05pt">
        <style:tab-stops>
          <style:tab-stop style:position="838650.35pt"/>
        </style:tab-stops>
      </style:paragraph-properties>
    </style:style>
    <style:style style:name="P209" style:family="paragraph">
      <style:paragraph-properties fo:line-height="100.00%" fo:text-align="left"/>
    </style:style>
    <style:style style:name="P210" style:family="paragraph">
      <style:paragraph-properties fo:line-height="100.00%" fo:text-align="left" fo:margin-top="0.55pt"/>
    </style:style>
    <style:style style:name="P211" style:family="paragraph">
      <style:paragraph-properties fo:line-height="100.00%" fo:text-align="left">
        <style:tab-stops>
          <style:tab-stop style:position="55.00pt"/>
          <style:tab-stop style:position="78951.60pt" style:leader-style="dotted"/>
          <style:tab-stop style:position="421121.65pt" style:type="right"/>
        </style:tab-stops>
      </style:paragraph-properties>
    </style:style>
    <style:style style:name="P212" style:family="paragraph">
      <style:paragraph-properties fo:line-height="100.00%" fo:text-align="left" fo:margin-left="6.20pt" fo:text-indent="0.00pt"/>
    </style:style>
    <style:style style:name="P213" style:family="paragraph">
      <style:paragraph-properties fo:line-height="100.00%" fo:text-align="left" fo:margin-top="0.25pt"/>
    </style:style>
    <style:style style:name="P214" style:family="paragraph">
      <style:paragraph-properties fo:line-height="100.00%" fo:text-align="left" fo:margin-left="6.20pt" fo:text-indent="0.00pt" fo:margin-top="0.05pt"/>
    </style:style>
    <style:style style:name="P215" style:family="paragraph">
      <style:paragraph-properties fo:line-height="100.00%" fo:text-align="left" fo:margin-left="6.70pt" fo:text-indent="0.00pt"/>
    </style:style>
    <style:style style:name="P216" style:family="paragraph">
      <style:paragraph-properties fo:line-height="100.00%" fo:text-align="left" fo:margin-top="0.25pt"/>
    </style:style>
    <style:style style:name="P217" style:family="paragraph">
      <style:paragraph-properties fo:line-height="100.00%" fo:text-align="left" fo:margin-left="6.70pt" fo:text-indent="0.00pt" fo:margin-top="0.05pt"/>
    </style:style>
    <style:style style:name="P218" style:family="paragraph">
      <style:paragraph-properties fo:line-height="100.00%" fo:text-align="left" fo:margin-left="6.70pt" fo:text-indent="0.00pt"/>
    </style:style>
    <style:style style:name="P219" style:family="paragraph">
      <style:paragraph-properties fo:line-height="100.00%" fo:text-align="left" fo:margin-top="0.25pt"/>
    </style:style>
    <style:style style:name="P220" style:family="paragraph">
      <style:paragraph-properties fo:line-height="100.00%" fo:text-align="left" fo:margin-left="6.70pt" fo:text-indent="0.00pt" fo:margin-top="0.05pt"/>
    </style:style>
    <style:style style:name="P221" style:family="paragraph">
      <style:paragraph-properties fo:line-height="100.00%" fo:text-align="left">
        <style:tab-stops>
          <style:tab-stop style:position="55.00pt"/>
          <style:tab-stop style:position="78951.60pt" style:leader-style="dotted"/>
          <style:tab-stop style:position="421121.65pt" style:type="right"/>
        </style:tab-stops>
      </style:paragraph-properties>
    </style:style>
    <style:style style:name="P222" style:family="paragraph">
      <style:paragraph-properties fo:line-height="100.00%" fo:text-align="left">
        <style:tab-stops>
          <style:tab-stop style:position="55.00pt"/>
          <style:tab-stop style:position="78951.60pt" style:leader-style="dotted"/>
          <style:tab-stop style:position="421121.65pt" style:type="right"/>
        </style:tab-stops>
      </style:paragraph-properties>
    </style:style>
    <style:style style:name="P223" style:family="paragraph">
      <style:paragraph-properties fo:line-height="100.00%" fo:text-align="left" fo:margin-left="6.20pt" fo:text-indent="0.00pt" fo:margin-top="0.35pt"/>
    </style:style>
    <style:style style:name="P224" style:family="paragraph">
      <style:paragraph-properties fo:line-height="100.00%" fo:text-align="left" fo:margin-left="6.70pt" fo:text-indent="0.00pt" fo:margin-top="0.35pt"/>
    </style:style>
    <style:style style:name="P225" style:family="paragraph">
      <style:paragraph-properties fo:line-height="100.00%" fo:text-align="left" fo:margin-left="6.70pt" fo:text-indent="0.00pt" fo:margin-top="13.60pt"/>
    </style:style>
    <style:style style:name="P226" style:family="paragraph">
      <style:paragraph-properties fo:line-height="100.00%" fo:text-align="left">
        <style:tab-stops>
          <style:tab-stop style:position="55.00pt"/>
          <style:tab-stop style:position="78951.60pt" style:leader-style="dotted"/>
          <style:tab-stop style:position="421121.65pt" style:type="right"/>
        </style:tab-stops>
      </style:paragraph-properties>
    </style:style>
    <style:style style:name="P227" style:family="paragraph">
      <style:paragraph-properties fo:line-height="100.00%" fo:text-align="left">
        <style:tab-stops>
          <style:tab-stop style:position="55.00pt"/>
          <style:tab-stop style:position="78951.60pt" style:leader-style="dotted"/>
          <style:tab-stop style:position="421121.65pt" style:type="right"/>
        </style:tab-stops>
      </style:paragraph-properties>
    </style:style>
    <style:style style:name="P228" style:family="paragraph">
      <style:paragraph-properties fo:line-height="100.00%" fo:text-align="left" fo:margin-left="6.20pt" fo:text-indent="0.00pt" fo:margin-top="0.50pt"/>
    </style:style>
    <style:style style:name="P229" style:family="paragraph">
      <style:paragraph-properties fo:line-height="100.00%" fo:text-align="left" fo:margin-left="6.70pt" fo:text-indent="0.00pt" fo:margin-top="0.50pt"/>
    </style:style>
    <style:style style:name="P230" style:family="paragraph">
      <style:paragraph-properties fo:line-height="150.00%" fo:text-align="left" fo:margin-left="6.70pt" fo:text-indent="0.00pt" fo:margin-top="9.95pt"/>
    </style:style>
    <style:style style:name="P231" style:family="paragraph">
      <style:paragraph-properties fo:line-height="100.00%" fo:text-align="left">
        <style:tab-stops>
          <style:tab-stop style:position="55.00pt"/>
          <style:tab-stop style:position="78951.60pt" style:leader-style="dotted"/>
          <style:tab-stop style:position="421121.65pt" style:type="right"/>
        </style:tab-stops>
      </style:paragraph-properties>
    </style:style>
    <style:style style:name="P232" style:family="paragraph">
      <style:paragraph-properties fo:line-height="100.00%" fo:text-align="left">
        <style:tab-stops>
          <style:tab-stop style:position="55.00pt"/>
          <style:tab-stop style:position="78951.60pt" style:leader-style="dotted"/>
          <style:tab-stop style:position="421121.65pt" style:type="right"/>
        </style:tab-stops>
      </style:paragraph-properties>
    </style:style>
    <style:style style:name="P233" style:family="paragraph">
      <style:paragraph-properties fo:line-height="100.00%" fo:text-align="left" fo:margin-left="6.20pt" fo:text-indent="0.00pt" fo:margin-top="0.25pt"/>
    </style:style>
    <style:style style:name="P234" style:family="paragraph">
      <style:paragraph-properties fo:line-height="100.00%" fo:text-align="left" fo:margin-left="6.70pt" fo:text-indent="0.00pt" fo:margin-top="0.25pt"/>
    </style:style>
    <style:style style:name="P235" style:family="paragraph">
      <style:paragraph-properties fo:line-height="100.00%" fo:text-align="left">
        <style:tab-stops>
          <style:tab-stop style:position="55.00pt"/>
          <style:tab-stop style:position="78951.60pt" style:leader-style="dotted"/>
          <style:tab-stop style:position="421121.65pt" style:type="right"/>
        </style:tab-stops>
      </style:paragraph-properties>
    </style:style>
    <style:style style:name="P236" style:family="paragraph">
      <style:paragraph-properties fo:line-height="100.00%" fo:text-align="left"/>
    </style:style>
    <text:list-style style:name="L237">
      <text:list-level-style-bullet text:level="1" text:bullet-char="•">
        <style:list-level-properties text:space-before="31.25pt" text:min-label-width="18.00pt"/>
        <style:text-properties fo:font-family="Symbol"/>
      </text:list-level-style-bullet>
    </text:list-style>
    <style:style style:name="P237" style:family="paragraph">
      <style:paragraph-properties fo:line-height="100.00%" fo:text-align="left" fo:margin-left="9.00pt" fo:text-indent="-9.00pt" fo:margin-top="3.80pt">
        <style:tab-stops>
          <style:tab-stop style:position="-49.25pt"/>
        </style:tab-stops>
      </style:paragraph-properties>
    </style:style>
    <style:style style:name="P238" style:family="paragraph">
      <style:paragraph-properties fo:line-height="100.00%" fo:text-align="left"/>
    </style:style>
    <style:style style:name="P239" style:family="paragraph">
      <style:paragraph-properties fo:line-height="100.00%" fo:text-align="left" fo:margin-top="0.15pt" fo:margin-bottom="0.05pt"/>
    </style:style>
    <style:style style:name="P240" style:family="paragraph">
      <style:paragraph-properties fo:line-height="100.00%" fo:text-align="left">
        <style:tab-stops>
          <style:tab-stop style:position="44.00pt"/>
          <style:tab-stop style:position="78951.60pt" style:leader-style="dotted"/>
          <style:tab-stop style:position="421121.65pt" style:type="right"/>
        </style:tab-stops>
      </style:paragraph-properties>
    </style:style>
    <style:style style:name="P241" style:family="paragraph">
      <style:paragraph-properties fo:line-height="100.00%" fo:text-align="left" fo:margin-left="6.25pt" fo:text-indent="0.00pt"/>
    </style:style>
    <style:style style:name="P242" style:family="paragraph">
      <style:paragraph-properties fo:line-height="100.00%" fo:text-align="left" fo:margin-left="6.25pt" fo:text-indent="0.00pt" fo:margin-top="9.25pt"/>
    </style:style>
    <style:style style:name="P243" style:family="paragraph">
      <style:paragraph-properties fo:line-height="100.00%" fo:text-align="left" fo:margin-left="6.50pt" fo:text-indent="0.00pt"/>
    </style:style>
    <style:style style:name="P244" style:family="paragraph">
      <style:paragraph-properties fo:line-height="100.00%" fo:text-align="left" fo:margin-left="6.50pt" fo:text-indent="0.00pt" fo:margin-top="9.25pt"/>
    </style:style>
    <style:style style:name="P245" style:family="paragraph">
      <style:paragraph-properties fo:line-height="100.00%" fo:text-align="left" fo:margin-left="6.50pt" fo:text-indent="0.00pt"/>
    </style:style>
    <style:style style:name="P246" style:family="paragraph">
      <style:paragraph-properties fo:line-height="100.00%" fo:text-align="left">
        <style:tab-stops>
          <style:tab-stop style:position="44.00pt"/>
          <style:tab-stop style:position="78951.60pt" style:leader-style="dotted"/>
          <style:tab-stop style:position="421121.65pt" style:type="right"/>
        </style:tab-stops>
      </style:paragraph-properties>
    </style:style>
    <style:style style:name="P247" style:family="paragraph">
      <style:paragraph-properties fo:line-height="100.00%" fo:text-align="left">
        <style:tab-stops>
          <style:tab-stop style:position="44.00pt"/>
          <style:tab-stop style:position="78951.60pt" style:leader-style="dotted"/>
          <style:tab-stop style:position="421121.65pt" style:type="right"/>
        </style:tab-stops>
      </style:paragraph-properties>
    </style:style>
    <style:style style:name="P248" style:family="paragraph">
      <style:paragraph-properties fo:line-height="100.00%" fo:text-align="left" fo:margin-left="6.25pt" fo:text-indent="0.00pt" fo:margin-right="3.35pt"/>
    </style:style>
    <style:style style:name="P249" style:family="paragraph">
      <style:paragraph-properties fo:line-height="100.00%" fo:text-align="left" fo:margin-left="6.50pt" fo:text-indent="0.00pt"/>
    </style:style>
    <style:style style:name="P250" style:family="paragraph">
      <style:paragraph-properties fo:line-height="100.00%" fo:text-align="left" fo:margin-left="6.50pt" fo:text-indent="0.00pt" fo:margin-right="27.25pt" fo:margin-top="0.10pt"/>
    </style:style>
    <style:style style:name="P251" style:family="paragraph">
      <style:paragraph-properties fo:line-height="100.00%" fo:text-align="left">
        <style:tab-stops>
          <style:tab-stop style:position="44.00pt"/>
          <style:tab-stop style:position="78951.60pt" style:leader-style="dotted"/>
          <style:tab-stop style:position="421121.65pt" style:type="right"/>
        </style:tab-stops>
      </style:paragraph-properties>
    </style:style>
    <style:style style:name="P252" style:family="paragraph">
      <style:paragraph-properties fo:line-height="100.00%" fo:text-align="left">
        <style:tab-stops>
          <style:tab-stop style:position="44.00pt"/>
          <style:tab-stop style:position="78951.60pt" style:leader-style="dotted"/>
          <style:tab-stop style:position="421121.65pt" style:type="right"/>
        </style:tab-stops>
      </style:paragraph-properties>
    </style:style>
    <style:style style:name="P253" style:family="paragraph">
      <style:paragraph-properties fo:line-height="100.00%" fo:text-align="left" fo:margin-left="6.25pt" fo:text-indent="0.00pt" fo:margin-right="3.35pt" fo:margin-top="0.20pt"/>
    </style:style>
    <style:style style:name="P254" style:family="paragraph">
      <style:paragraph-properties fo:line-height="100.00%" fo:text-align="left" fo:margin-left="6.50pt" fo:text-indent="0.00pt" fo:margin-top="0.20pt"/>
    </style:style>
    <style:style style:name="P255" style:family="paragraph">
      <style:paragraph-properties fo:line-height="100.00%" fo:text-align="left">
        <style:tab-stops>
          <style:tab-stop style:position="44.00pt"/>
          <style:tab-stop style:position="78951.60pt" style:leader-style="dotted"/>
          <style:tab-stop style:position="421121.65pt" style:type="right"/>
        </style:tab-stops>
      </style:paragraph-properties>
    </style:style>
    <style:style style:name="P256" style:family="paragraph">
      <style:paragraph-properties fo:line-height="100.00%" fo:text-align="left">
        <style:tab-stops>
          <style:tab-stop style:position="44.00pt"/>
          <style:tab-stop style:position="78951.60pt" style:leader-style="dotted"/>
          <style:tab-stop style:position="421121.65pt" style:type="right"/>
        </style:tab-stops>
      </style:paragraph-properties>
    </style:style>
    <style:style style:name="P257" style:family="paragraph">
      <style:paragraph-properties fo:line-height="100.00%" fo:text-align="left" fo:margin-left="6.25pt" fo:text-indent="0.00pt" fo:margin-right="3.35pt" fo:margin-top="0.20pt"/>
    </style:style>
    <style:style style:name="P258" style:family="paragraph">
      <style:paragraph-properties fo:line-height="100.00%" fo:text-align="left" fo:margin-left="6.50pt" fo:text-indent="0.00pt" fo:margin-top="0.20pt"/>
    </style:style>
    <style:style style:name="P259" style:family="paragraph">
      <style:paragraph-properties fo:line-height="100.00%" fo:text-align="left" fo:margin-left="6.50pt" fo:text-indent="0.00pt" fo:margin-right="27.25pt" fo:margin-top="0.60pt"/>
    </style:style>
    <style:style style:name="P260" style:family="paragraph">
      <style:paragraph-properties fo:line-height="100.00%" fo:text-align="left">
        <style:tab-stops>
          <style:tab-stop style:position="44.00pt"/>
          <style:tab-stop style:position="78951.60pt" style:leader-style="dotted"/>
          <style:tab-stop style:position="421121.65pt" style:type="right"/>
        </style:tab-stops>
      </style:paragraph-properties>
    </style:style>
    <style:style style:name="P261" style:family="paragraph">
      <style:paragraph-properties fo:line-height="100.00%" fo:text-align="left">
        <style:tab-stops>
          <style:tab-stop style:position="44.00pt"/>
          <style:tab-stop style:position="78951.60pt" style:leader-style="dotted"/>
          <style:tab-stop style:position="421121.65pt" style:type="right"/>
        </style:tab-stops>
      </style:paragraph-properties>
    </style:style>
    <style:style style:name="P262" style:family="paragraph">
      <style:paragraph-properties fo:line-height="100.00%" fo:text-align="left" fo:margin-left="6.25pt" fo:text-indent="0.00pt" fo:margin-right="3.35pt"/>
    </style:style>
    <style:style style:name="P263" style:family="paragraph">
      <style:paragraph-properties fo:line-height="100.00%" fo:text-align="left" fo:margin-left="6.50pt" fo:text-indent="0.00pt"/>
    </style:style>
    <style:style style:name="P264" style:family="paragraph">
      <style:paragraph-properties fo:line-height="100.00%" fo:text-align="left" fo:margin-left="6.50pt" fo:text-indent="0.00pt" fo:margin-right="27.25pt"/>
    </style:style>
    <style:style style:name="P265" style:family="paragraph">
      <style:paragraph-properties fo:line-height="100.00%" fo:text-align="left" fo:margin-left="6.50pt" fo:text-indent="0.00pt"/>
    </style:style>
    <style:style style:name="P266" style:family="paragraph">
      <style:paragraph-properties fo:line-height="100.00%" fo:text-align="left">
        <style:tab-stops>
          <style:tab-stop style:position="44.00pt"/>
          <style:tab-stop style:position="78951.60pt" style:leader-style="dotted"/>
          <style:tab-stop style:position="421121.65pt" style:type="right"/>
        </style:tab-stops>
      </style:paragraph-properties>
    </style:style>
    <style:style style:name="P267" style:family="paragraph">
      <style:paragraph-properties fo:line-height="100.00%" fo:text-align="left">
        <style:tab-stops>
          <style:tab-stop style:position="44.00pt"/>
          <style:tab-stop style:position="78951.60pt" style:leader-style="dotted"/>
          <style:tab-stop style:position="421121.65pt" style:type="right"/>
        </style:tab-stops>
      </style:paragraph-properties>
    </style:style>
    <style:style style:name="P268" style:family="paragraph">
      <style:paragraph-properties fo:line-height="100.00%" fo:text-align="left" fo:margin-left="6.25pt" fo:text-indent="0.00pt" fo:margin-right="3.35pt" fo:margin-top="0.20pt"/>
    </style:style>
    <style:style style:name="P269" style:family="paragraph">
      <style:paragraph-properties fo:line-height="100.00%" fo:text-align="left" fo:margin-left="6.50pt" fo:text-indent="0.00pt" fo:margin-top="0.20pt"/>
    </style:style>
    <style:style style:name="P270" style:family="paragraph">
      <style:paragraph-properties fo:line-height="100.00%" fo:text-align="left" fo:margin-left="6.50pt" fo:text-indent="0.00pt" fo:margin-right="27.25pt" fo:margin-top="0.20pt"/>
    </style:style>
    <style:style style:name="P271" style:family="paragraph">
      <style:paragraph-properties fo:line-height="100.00%" fo:text-align="left">
        <style:tab-stops>
          <style:tab-stop style:position="44.00pt"/>
          <style:tab-stop style:position="78951.60pt" style:leader-style="dotted"/>
          <style:tab-stop style:position="421121.65pt" style:type="right"/>
        </style:tab-stops>
      </style:paragraph-properties>
    </style:style>
    <style:style style:name="P272" style:family="paragraph">
      <style:paragraph-properties fo:line-height="100.00%" fo:text-align="left">
        <style:tab-stops>
          <style:tab-stop style:position="44.00pt"/>
          <style:tab-stop style:position="78951.60pt" style:leader-style="dotted"/>
          <style:tab-stop style:position="421121.65pt" style:type="right"/>
        </style:tab-stops>
      </style:paragraph-properties>
    </style:style>
    <style:style style:name="P273" style:family="paragraph">
      <style:paragraph-properties fo:line-height="100.00%" fo:text-align="left" fo:margin-left="6.25pt" fo:text-indent="0.00pt" fo:margin-right="3.35pt" fo:margin-top="0.20pt"/>
    </style:style>
    <style:style style:name="P274" style:family="paragraph">
      <style:paragraph-properties fo:line-height="100.00%" fo:text-align="left" fo:margin-left="6.50pt" fo:text-indent="0.00pt" fo:margin-top="0.20pt"/>
    </style:style>
    <style:style style:name="P275" style:family="paragraph">
      <style:paragraph-properties fo:line-height="100.00%" fo:text-align="left" fo:margin-left="6.50pt" fo:text-indent="0.00pt" fo:margin-right="27.25pt" fo:margin-top="0.60pt"/>
    </style:style>
    <style:style style:name="P276" style:family="paragraph">
      <style:paragraph-properties fo:line-height="100.00%" fo:text-align="left">
        <style:tab-stops>
          <style:tab-stop style:position="44.00pt"/>
          <style:tab-stop style:position="78951.60pt" style:leader-style="dotted"/>
          <style:tab-stop style:position="421121.65pt" style:type="right"/>
        </style:tab-stops>
      </style:paragraph-properties>
    </style:style>
    <style:style style:name="P277" style:family="paragraph">
      <style:paragraph-properties fo:line-height="100.00%" fo:text-align="left"/>
    </style:style>
    <text:list-style style:name="L278">
      <text:list-level-style-bullet text:level="1" text:bullet-char="•">
        <style:list-level-properties text:space-before="0.00pt" text:min-label-width="18.00pt"/>
        <style:text-properties fo:font-family="Symbol"/>
      </text:list-level-style-bullet>
    </text:list-style>
    <style:style style:name="P278" style:family="paragraph">
      <style:paragraph-properties fo:line-height="100.00%" fo:text-align="left" fo:margin-left="188.40pt" fo:text-indent="-188.40pt" fo:margin-right="37.80pt" fo:margin-top="3.80pt">
        <style:tab-stops>
          <style:tab-stop style:position="-17.95pt"/>
        </style:tab-stops>
      </style:paragraph-properties>
    </style:style>
    <style:style style:name="P279" style:family="paragraph">
      <style:paragraph-properties fo:line-height="100.00%" fo:text-align="left" fo:margin-top="0.25pt"/>
    </style:style>
    <text:list-style style:name="L280">
      <text:list-level-style-bullet text:level="1" text:bullet-char="•">
        <style:list-level-properties text:space-before="31.25pt" text:min-label-width="18.00pt"/>
        <style:text-properties fo:font-family="Symbol"/>
      </text:list-level-style-bullet>
    </text:list-style>
    <style:style style:name="P280" style:family="paragraph">
      <style:paragraph-properties fo:line-height="100.00%" fo:text-align="left" fo:margin-left="9.00pt" fo:text-indent="-9.00pt" fo:margin-top="0.05pt">
        <style:tab-stops>
          <style:tab-stop style:position="-49.25pt"/>
        </style:tab-stops>
      </style:paragraph-properties>
    </style:style>
    <style:style style:name="P281" style:family="paragraph">
      <style:paragraph-properties fo:line-height="100.00%" fo:text-align="left"/>
    </style:style>
    <style:style style:name="P282" style:family="paragraph">
      <style:paragraph-properties fo:line-height="100.00%" fo:text-align="left" fo:margin-top="0.55pt"/>
    </style:style>
    <style:style style:name="P283" style:family="paragraph">
      <style:paragraph-properties fo:line-height="100.00%" fo:text-align="left"/>
    </style:style>
    <text:list-style style:name="L284">
      <text:list-level-style-bullet text:level="1" text:bullet-char="•">
        <style:list-level-properties text:space-before="31.25pt" text:min-label-width="18.00pt"/>
        <style:text-properties fo:font-family="Symbol"/>
      </text:list-level-style-bullet>
    </text:list-style>
    <style:style style:name="P284" style:family="paragraph">
      <style:paragraph-properties fo:line-height="100.00%" fo:text-align="left" fo:margin-left="9.00pt" fo:text-indent="-9.00pt" fo:margin-top="3.80pt">
        <style:tab-stops>
          <style:tab-stop style:position="-49.25pt"/>
        </style:tab-stops>
      </style:paragraph-properties>
    </style:style>
    <style:style style:name="P285" style:family="paragraph">
      <style:paragraph-properties fo:line-height="100.00%" fo:text-align="left"/>
    </style:style>
    <style:style style:name="P286" style:family="paragraph">
      <style:paragraph-properties fo:line-height="100.00%" fo:text-align="left" fo:margin-top="0.40pt"/>
    </style:style>
    <style:style style:name="P287" style:family="paragraph">
      <style:paragraph-properties fo:line-height="100.00%" fo:text-align="left" fo:margin-top="0.45pt"/>
    </style:style>
    <text:list-style style:name="L288">
      <text:list-level-style-bullet text:level="1" text:bullet-char="•">
        <style:list-level-properties text:space-before="31.25pt" text:min-label-width="18.00pt"/>
        <style:text-properties fo:font-family="Symbol"/>
      </text:list-level-style-bullet>
    </text:list-style>
    <style:style style:name="P288" style:family="paragraph">
      <style:paragraph-properties fo:line-height="100.00%" fo:text-align="left" fo:margin-left="9.00pt" fo:text-indent="-9.00pt">
        <style:tab-stops>
          <style:tab-stop style:position="-49.25pt"/>
        </style:tab-stops>
      </style:paragraph-properties>
    </style:style>
    <style:style style:name="P289" style:family="paragraph">
      <style:paragraph-properties fo:line-height="100.00%" fo:text-align="left"/>
    </style:style>
    <style:style style:name="P290" style:family="paragraph">
      <style:paragraph-properties fo:line-height="100.00%" fo:text-align="left" fo:margin-top="0.30pt"/>
    </style:style>
    <style:style style:name="P291" style:family="paragraph">
      <style:paragraph-properties fo:line-height="100.00%" fo:text-align="left">
        <style:tab-stops>
          <style:tab-stop style:position="84.00pt"/>
          <style:tab-stop style:position="78951.60pt" style:leader-style="dotted"/>
          <style:tab-stop style:position="421121.65pt" style:type="right"/>
          <style:tab-stop style:position="1625.60pt"/>
          <style:tab-stop style:position="68.00pt"/>
          <style:tab-stop style:position="78951.60pt" style:leader-style="dotted"/>
          <style:tab-stop style:position="421121.65pt" style:type="right"/>
        </style:tab-stops>
      </style:paragraph-properties>
    </style:style>
    <style:style style:name="P292" style:family="paragraph">
      <style:paragraph-properties fo:line-height="100.00%" fo:text-align="left" fo:margin-left="8.95pt" fo:text-indent="0.00pt"/>
    </style:style>
    <style:style style:name="P293" style:family="paragraph">
      <style:paragraph-properties fo:line-height="100.00%" fo:text-align="left" fo:margin-left="6.70pt" fo:text-indent="0.00pt" fo:margin-right="-1.45pt"/>
    </style:style>
    <style:style style:name="P294" style:family="paragraph">
      <style:paragraph-properties fo:line-height="100.00%" fo:text-align="left" fo:margin-left="6.70pt" fo:text-indent="0.00pt" fo:margin-right="-1.80pt"/>
    </style:style>
    <style:style style:name="P295" style:family="paragraph">
      <style:paragraph-properties fo:line-height="100.00%" fo:text-align="left" fo:margin-left="6.20pt" fo:text-indent="0.00pt"/>
    </style:style>
    <style:style style:name="P296" style:family="paragraph">
      <style:paragraph-properties fo:line-height="100.00%" fo:text-align="left" fo:margin-left="6.20pt" fo:text-indent="0.00pt" fo:margin-right="24.50pt"/>
    </style:style>
    <style:style style:name="P297" style:family="paragraph">
      <style:paragraph-properties fo:line-height="100.00%" fo:text-align="left" fo:margin-left="5.70pt" fo:text-indent="0.00pt"/>
    </style:style>
    <style:style style:name="P298" style:family="paragraph">
      <style:paragraph-properties fo:line-height="100.00%" fo:text-align="left" fo:margin-left="6.20pt" fo:text-indent="0.00pt" fo:margin-right="59.65pt"/>
    </style:style>
    <style:style style:name="P299" style:family="paragraph">
      <style:paragraph-properties fo:line-height="100.00%" fo:text-align="left" fo:margin-left="6.70pt" fo:text-indent="0.00pt" fo:margin-right="-1.45pt"/>
    </style:style>
    <style:style style:name="P300" style:family="paragraph">
      <style:paragraph-properties fo:line-height="100.00%" fo:text-align="left" fo:margin-left="13.45pt" fo:text-indent="-7.50pt" fo:margin-right="2.85pt"/>
    </style:style>
    <style:style style:name="P301" style:family="paragraph">
      <style:paragraph-properties fo:line-height="100.00%" fo:text-align="left">
        <style:tab-stops>
          <style:tab-stop style:position="84.00pt"/>
          <style:tab-stop style:position="78951.60pt" style:leader-style="dotted"/>
          <style:tab-stop style:position="421121.65pt" style:type="right"/>
          <style:tab-stop style:position="1625.60pt"/>
          <style:tab-stop style:position="68.00pt"/>
          <style:tab-stop style:position="78951.60pt" style:leader-style="dotted"/>
          <style:tab-stop style:position="421121.65pt" style:type="right"/>
        </style:tab-stops>
      </style:paragraph-properties>
    </style:style>
    <style:style style:name="P302" style:family="paragraph">
      <style:paragraph-properties fo:line-height="100.00%" fo:text-align="left">
        <style:tab-stops>
          <style:tab-stop style:position="84.00pt"/>
          <style:tab-stop style:position="78951.60pt" style:leader-style="dotted"/>
          <style:tab-stop style:position="421121.65pt" style:type="right"/>
          <style:tab-stop style:position="0.00pt"/>
          <style:tab-stop style:position="68.00pt"/>
          <style:tab-stop style:position="78951.60pt" style:leader-style="dotted"/>
          <style:tab-stop style:position="421121.65pt" style:type="right"/>
        </style:tab-stops>
      </style:paragraph-properties>
    </style:style>
    <style:style style:name="P303" style:family="paragraph">
      <style:paragraph-properties fo:line-height="100.00%" fo:text-align="left" fo:margin-left="6.70pt" fo:text-indent="0.00pt" fo:margin-top="0.25pt"/>
    </style:style>
    <style:style style:name="P304" style:family="paragraph">
      <style:paragraph-properties fo:line-height="100.00%" fo:text-align="left" fo:margin-left="6.70pt" fo:text-indent="0.00pt" fo:margin-top="2.75pt"/>
    </style:style>
    <style:style style:name="P305" style:family="paragraph">
      <style:paragraph-properties fo:line-height="100.00%" fo:text-align="left" fo:margin-left="6.70pt" fo:text-indent="0.00pt"/>
    </style:style>
    <style:style style:name="P306" style:family="paragraph">
      <style:paragraph-properties fo:line-height="100.00%" fo:text-align="left" fo:margin-left="6.20pt" fo:text-indent="0.00pt"/>
    </style:style>
    <style:style style:name="P307" style:family="paragraph">
      <style:paragraph-properties fo:line-height="100.00%" fo:text-align="left" fo:margin-left="5.70pt" fo:text-indent="0.00pt" fo:margin-top="0.25pt"/>
    </style:style>
    <style:style style:name="P308" style:family="paragraph">
      <style:paragraph-properties fo:line-height="100.00%" fo:text-align="left" fo:margin-left="5.70pt" fo:text-indent="0.00pt" fo:margin-top="2.75pt"/>
    </style:style>
    <style:style style:name="P309" style:family="paragraph">
      <style:paragraph-properties fo:line-height="100.00%" fo:text-align="left" fo:margin-left="6.20pt" fo:text-indent="0.00pt" fo:margin-top="0.25pt"/>
    </style:style>
    <style:style style:name="P310" style:family="paragraph">
      <style:paragraph-properties fo:line-height="100.00%" fo:text-align="left" fo:margin-left="6.20pt" fo:text-indent="0.00pt" fo:margin-top="2.75pt"/>
    </style:style>
    <style:style style:name="P311" style:family="paragraph">
      <style:paragraph-properties fo:line-height="100.00%" fo:text-align="left" fo:margin-left="6.70pt" fo:text-indent="0.00pt"/>
    </style:style>
    <style:style style:name="P312" style:family="paragraph">
      <style:paragraph-properties fo:line-height="100.00%" fo:text-align="left" fo:margin-left="14.95pt" fo:text-indent="-11.25pt" fo:margin-right="4.00pt" fo:margin-top="0.25pt"/>
    </style:style>
    <style:style style:name="P313" style:family="paragraph">
      <style:paragraph-properties fo:line-height="100.00%" fo:text-align="left">
        <style:tab-stops>
          <style:tab-stop style:position="84.00pt"/>
          <style:tab-stop style:position="78951.60pt" style:leader-style="dotted"/>
          <style:tab-stop style:position="421121.65pt" style:type="right"/>
          <style:tab-stop style:position="0.00pt"/>
          <style:tab-stop style:position="68.00pt"/>
          <style:tab-stop style:position="78951.60pt" style:leader-style="dotted"/>
          <style:tab-stop style:position="421121.65pt" style:type="right"/>
        </style:tab-stops>
      </style:paragraph-properties>
    </style:style>
    <style:style style:name="P314" style:family="paragraph">
      <style:paragraph-properties fo:line-height="100.00%" fo:text-align="left">
        <style:tab-stops>
          <style:tab-stop style:position="84.00pt"/>
          <style:tab-stop style:position="78951.60pt" style:leader-style="dotted"/>
          <style:tab-stop style:position="421121.65pt" style:type="right"/>
          <style:tab-stop style:position="0.00pt"/>
          <style:tab-stop style:position="68.00pt"/>
          <style:tab-stop style:position="78951.60pt" style:leader-style="dotted"/>
          <style:tab-stop style:position="421121.65pt" style:type="right"/>
        </style:tab-stops>
      </style:paragraph-properties>
    </style:style>
    <style:style style:name="P315" style:family="paragraph">
      <style:paragraph-properties fo:line-height="100.00%" fo:text-align="left"/>
    </style:style>
    <style:style style:name="P316" style:family="paragraph">
      <style:paragraph-properties fo:line-height="100.00%" fo:text-align="left" fo:margin-left="5.70pt" fo:text-indent="0.00pt" fo:margin-top="1.15pt"/>
    </style:style>
    <style:style style:name="P317" style:family="paragraph">
      <style:paragraph-properties fo:line-height="100.00%" fo:text-align="left"/>
    </style:style>
    <style:style style:name="P318" style:family="paragraph">
      <style:paragraph-properties fo:line-height="100.00%" fo:text-align="left">
        <style:tab-stops>
          <style:tab-stop style:position="84.00pt"/>
          <style:tab-stop style:position="78951.60pt" style:leader-style="dotted"/>
          <style:tab-stop style:position="421121.65pt" style:type="right"/>
          <style:tab-stop style:position="0.00pt"/>
          <style:tab-stop style:position="68.00pt"/>
          <style:tab-stop style:position="78951.60pt" style:leader-style="dotted"/>
          <style:tab-stop style:position="421121.65pt" style:type="right"/>
        </style:tab-stops>
      </style:paragraph-properties>
    </style:style>
    <style:style style:name="P319" style:family="paragraph">
      <style:paragraph-properties fo:line-height="100.00%" fo:text-align="left"/>
    </style:style>
    <style:style style:name="P320" style:family="paragraph">
      <style:paragraph-properties fo:line-height="100.00%" fo:text-align="left" fo:margin-left="5.70pt" fo:text-indent="0.00pt" fo:margin-top="1.15pt"/>
    </style:style>
    <style:style style:name="P321" style:family="paragraph">
      <style:paragraph-properties fo:line-height="100.00%" fo:text-align="left"/>
    </style:style>
    <style:style style:name="P322" style:family="paragraph">
      <style:paragraph-properties fo:line-height="100.00%" fo:text-align="left">
        <style:tab-stops>
          <style:tab-stop style:position="84.00pt"/>
          <style:tab-stop style:position="78951.60pt" style:leader-style="dotted"/>
          <style:tab-stop style:position="421121.65pt" style:type="right"/>
          <style:tab-stop style:position="0.00pt"/>
          <style:tab-stop style:position="68.00pt"/>
          <style:tab-stop style:position="78951.60pt" style:leader-style="dotted"/>
          <style:tab-stop style:position="421121.65pt" style:type="right"/>
        </style:tab-stops>
      </style:paragraph-properties>
    </style:style>
    <style:style style:name="P323" style:family="paragraph">
      <style:paragraph-properties fo:line-height="100.00%" fo:text-align="left"/>
    </style:style>
    <style:style style:name="P324" style:family="paragraph">
      <style:paragraph-properties fo:line-height="100.00%" fo:text-align="left" fo:margin-left="5.70pt" fo:text-indent="0.00pt" fo:margin-top="1.15pt"/>
    </style:style>
    <style:style style:name="P325" style:family="paragraph">
      <style:paragraph-properties fo:line-height="100.00%" fo:text-align="left"/>
    </style:style>
    <style:style style:name="P326" style:family="paragraph">
      <style:paragraph-properties fo:line-height="100.00%" fo:text-align="left">
        <style:tab-stops>
          <style:tab-stop style:position="84.00pt"/>
          <style:tab-stop style:position="78951.60pt" style:leader-style="dotted"/>
          <style:tab-stop style:position="421121.65pt" style:type="right"/>
          <style:tab-stop style:position="0.00pt"/>
          <style:tab-stop style:position="68.00pt"/>
          <style:tab-stop style:position="78951.60pt" style:leader-style="dotted"/>
          <style:tab-stop style:position="421121.65pt" style:type="right"/>
        </style:tab-stops>
      </style:paragraph-properties>
    </style:style>
    <style:style style:name="P327" style:family="paragraph">
      <style:paragraph-properties fo:line-height="100.00%" fo:text-align="left"/>
    </style:style>
    <style:style style:name="P328" style:family="paragraph">
      <style:paragraph-properties fo:line-height="100.00%" fo:text-align="left" fo:margin-left="5.70pt" fo:text-indent="0.00pt" fo:margin-top="1.15pt"/>
    </style:style>
    <style:style style:name="P329" style:family="paragraph">
      <style:paragraph-properties fo:line-height="100.00%" fo:text-align="left"/>
    </style:style>
    <style:style style:name="P330" style:family="paragraph">
      <style:paragraph-properties fo:line-height="100.00%" fo:text-align="left">
        <style:tab-stops>
          <style:tab-stop style:position="84.00pt"/>
          <style:tab-stop style:position="78951.60pt" style:leader-style="dotted"/>
          <style:tab-stop style:position="421121.65pt" style:type="right"/>
          <style:tab-stop style:position="0.00pt"/>
          <style:tab-stop style:position="68.00pt"/>
          <style:tab-stop style:position="78951.60pt" style:leader-style="dotted"/>
          <style:tab-stop style:position="421121.65pt" style:type="right"/>
        </style:tab-stops>
      </style:paragraph-properties>
    </style:style>
    <style:style style:name="P331" style:family="paragraph">
      <style:paragraph-properties fo:line-height="100.00%" fo:text-align="left">
        <style:tab-stops>
          <style:tab-stop style:position="84.00pt"/>
          <style:tab-stop style:position="78951.60pt" style:leader-style="dotted"/>
          <style:tab-stop style:position="421121.65pt" style:type="right"/>
          <style:tab-stop style:position="0.00pt"/>
          <style:tab-stop style:position="68.00pt"/>
          <style:tab-stop style:position="78951.60pt" style:leader-style="dotted"/>
          <style:tab-stop style:position="421121.65pt" style:type="right"/>
        </style:tab-stops>
      </style:paragraph-properties>
    </style:style>
    <style:style style:name="P332" style:family="paragraph">
      <style:paragraph-properties fo:line-height="100.00%" fo:text-align="left"/>
    </style:style>
    <style:style style:name="P333" style:family="paragraph">
      <style:paragraph-properties fo:line-height="100.00%" fo:text-align="left" fo:margin-left="5.70pt" fo:text-indent="0.00pt" fo:margin-right="39.95pt"/>
    </style:style>
    <style:style style:name="P334" style:family="paragraph">
      <style:paragraph-properties fo:line-height="100.00%" fo:text-align="left"/>
    </style:style>
    <style:style style:name="P335" style:family="paragraph">
      <style:paragraph-properties fo:line-height="100.00%" fo:text-align="left">
        <style:tab-stops>
          <style:tab-stop style:position="84.00pt"/>
          <style:tab-stop style:position="78951.60pt" style:leader-style="dotted"/>
          <style:tab-stop style:position="421121.65pt" style:type="right"/>
          <style:tab-stop style:position="0.00pt"/>
          <style:tab-stop style:position="68.00pt"/>
          <style:tab-stop style:position="78951.60pt" style:leader-style="dotted"/>
          <style:tab-stop style:position="421121.65pt" style:type="right"/>
        </style:tab-stops>
      </style:paragraph-properties>
    </style:style>
    <style:style style:name="P336" style:family="paragraph">
      <style:paragraph-properties fo:line-height="100.00%" fo:text-align="left">
        <style:tab-stops>
          <style:tab-stop style:position="84.00pt"/>
          <style:tab-stop style:position="78951.60pt" style:leader-style="dotted"/>
          <style:tab-stop style:position="421121.65pt" style:type="right"/>
          <style:tab-stop style:position="0.00pt"/>
          <style:tab-stop style:position="68.00pt"/>
          <style:tab-stop style:position="78951.60pt" style:leader-style="dotted"/>
          <style:tab-stop style:position="421121.65pt" style:type="right"/>
        </style:tab-stops>
      </style:paragraph-properties>
    </style:style>
    <style:style style:name="P337" style:family="paragraph">
      <style:paragraph-properties fo:line-height="100.00%" fo:text-align="left"/>
    </style:style>
    <style:style style:name="P338" style:family="paragraph">
      <style:paragraph-properties fo:line-height="100.00%" fo:text-align="left" fo:margin-left="6.20pt" fo:text-indent="0.00pt"/>
    </style:style>
    <style:style style:name="P339" style:family="paragraph">
      <style:paragraph-properties fo:line-height="100.00%" fo:text-align="left" fo:margin-left="5.70pt" fo:text-indent="0.00pt"/>
    </style:style>
    <style:style style:name="P340" style:family="paragraph">
      <style:paragraph-properties fo:line-height="100.00%" fo:text-align="left" fo:margin-left="6.20pt" fo:text-indent="0.00pt"/>
    </style:style>
    <style:style style:name="P341" style:family="paragraph">
      <style:paragraph-properties fo:line-height="100.00%" fo:text-align="left" fo:margin-left="6.70pt" fo:text-indent="0.00pt"/>
    </style:style>
    <style:style style:name="P342" style:family="paragraph">
      <style:paragraph-properties fo:line-height="100.00%" fo:text-align="center" fo:margin-left="2.40pt" fo:text-indent="0.00pt" fo:margin-right="3.50pt"/>
    </style:style>
    <style:style style:name="P343" style:family="paragraph">
      <style:paragraph-properties fo:line-height="100.00%" fo:text-align="left">
        <style:tab-stops>
          <style:tab-stop style:position="84.00pt"/>
          <style:tab-stop style:position="78951.60pt" style:leader-style="dotted"/>
          <style:tab-stop style:position="421121.65pt" style:type="right"/>
          <style:tab-stop style:position="0.00pt"/>
          <style:tab-stop style:position="68.00pt"/>
          <style:tab-stop style:position="78951.60pt" style:leader-style="dotted"/>
          <style:tab-stop style:position="421121.65pt" style:type="right"/>
        </style:tab-stops>
      </style:paragraph-properties>
    </style:style>
    <style:style style:name="P344" style:family="paragraph">
      <style:paragraph-properties fo:line-height="100.00%" fo:text-align="left">
        <style:tab-stops>
          <style:tab-stop style:position="84.00pt"/>
          <style:tab-stop style:position="78951.60pt" style:leader-style="dotted"/>
          <style:tab-stop style:position="421121.65pt" style:type="right"/>
          <style:tab-stop style:position="0.00pt"/>
          <style:tab-stop style:position="68.00pt"/>
          <style:tab-stop style:position="78951.60pt" style:leader-style="dotted"/>
          <style:tab-stop style:position="421121.65pt" style:type="right"/>
        </style:tab-stops>
      </style:paragraph-properties>
    </style:style>
    <style:style style:name="P345" style:family="paragraph">
      <style:paragraph-properties fo:line-height="115.00%" fo:text-align="left" fo:margin-bottom="10.00pt"/>
    </style:style>
    <style:style style:name="P346" style:family="paragraph">
      <style:paragraph-properties fo:line-height="100.00%" fo:text-align="left"/>
    </style:style>
    <style:style style:name="P347" style:family="paragraph">
      <style:paragraph-properties fo:line-height="100.00%" fo:text-align="left" fo:margin-left="5.70pt" fo:text-indent="0.00pt"/>
    </style:style>
    <style:style style:name="P348" style:family="paragraph">
      <style:paragraph-properties fo:line-height="100.00%" fo:text-align="left" fo:margin-left="6.20pt" fo:text-indent="0.00pt"/>
    </style:style>
    <style:style style:name="P349" style:family="paragraph">
      <style:paragraph-properties fo:line-height="100.00%" fo:text-align="left"/>
    </style:style>
    <style:style style:name="P350" style:family="paragraph">
      <style:paragraph-properties fo:line-height="100.00%" fo:text-align="center" fo:margin-right="1.40pt"/>
    </style:style>
    <style:style style:name="P351" style:family="paragraph">
      <style:paragraph-properties fo:line-height="100.00%" fo:text-align="left">
        <style:tab-stops>
          <style:tab-stop style:position="84.00pt"/>
          <style:tab-stop style:position="78951.60pt" style:leader-style="dotted"/>
          <style:tab-stop style:position="421121.65pt" style:type="right"/>
          <style:tab-stop style:position="0.00pt"/>
          <style:tab-stop style:position="68.00pt"/>
          <style:tab-stop style:position="78951.60pt" style:leader-style="dotted"/>
          <style:tab-stop style:position="421121.65pt" style:type="right"/>
        </style:tab-stops>
      </style:paragraph-properties>
    </style:style>
    <style:style style:name="P352" style:family="paragraph">
      <style:paragraph-properties fo:line-height="115.00%" fo:text-align="left" fo:margin-bottom="10.00pt"/>
    </style:style>
    <style:style style:name="P353" style:family="paragraph">
      <style:paragraph-properties fo:line-height="100.00%" fo:text-align="left"/>
    </style:style>
    <style:style style:name="P354" style:family="paragraph">
      <style:paragraph-properties fo:line-height="100.00%" fo:text-align="left" fo:margin-left="5.70pt" fo:text-indent="0.00pt"/>
    </style:style>
    <style:style style:name="P355" style:family="paragraph">
      <style:paragraph-properties fo:line-height="100.00%" fo:text-align="left" fo:margin-left="6.20pt" fo:text-indent="0.00pt"/>
    </style:style>
    <style:style style:name="P356" style:family="paragraph">
      <style:paragraph-properties fo:line-height="100.00%" fo:text-align="left"/>
    </style:style>
    <style:style style:name="P357" style:family="paragraph">
      <style:paragraph-properties fo:line-height="100.00%" fo:text-align="left">
        <style:tab-stops>
          <style:tab-stop style:position="84.00pt"/>
          <style:tab-stop style:position="78951.60pt" style:leader-style="dotted"/>
          <style:tab-stop style:position="421121.65pt" style:type="right"/>
          <style:tab-stop style:position="0.00pt"/>
          <style:tab-stop style:position="68.00pt"/>
          <style:tab-stop style:position="78951.60pt" style:leader-style="dotted"/>
          <style:tab-stop style:position="421121.65pt" style:type="right"/>
        </style:tab-stops>
      </style:paragraph-properties>
    </style:style>
    <style:style style:name="P358" style:family="paragraph">
      <style:paragraph-properties fo:line-height="115.00%" fo:text-align="left" fo:margin-bottom="10.00pt"/>
    </style:style>
    <style:style style:name="P359" style:family="paragraph">
      <style:paragraph-properties fo:line-height="100.00%" fo:text-align="left"/>
    </style:style>
    <style:style style:name="P360" style:family="paragraph">
      <style:paragraph-properties fo:line-height="100.00%" fo:text-align="left" fo:margin-left="5.70pt" fo:text-indent="0.00pt"/>
    </style:style>
    <style:style style:name="P361" style:family="paragraph">
      <style:paragraph-properties fo:line-height="100.00%" fo:text-align="left"/>
    </style:style>
    <style:style style:name="P362" style:family="paragraph">
      <style:paragraph-properties fo:line-height="100.00%" fo:text-align="left">
        <style:tab-stops>
          <style:tab-stop style:position="84.00pt"/>
          <style:tab-stop style:position="78951.60pt" style:leader-style="dotted"/>
          <style:tab-stop style:position="421121.65pt" style:type="right"/>
          <style:tab-stop style:position="0.00pt"/>
          <style:tab-stop style:position="68.00pt"/>
          <style:tab-stop style:position="78951.60pt" style:leader-style="dotted"/>
          <style:tab-stop style:position="421121.65pt" style:type="right"/>
        </style:tab-stops>
      </style:paragraph-properties>
    </style:style>
    <style:style style:name="P363" style:family="paragraph">
      <style:paragraph-properties fo:line-height="100.00%" fo:text-align="left">
        <style:tab-stops>
          <style:tab-stop style:position="84.00pt"/>
          <style:tab-stop style:position="78951.60pt" style:leader-style="dotted"/>
          <style:tab-stop style:position="421121.65pt" style:type="right"/>
          <style:tab-stop style:position="0.00pt"/>
          <style:tab-stop style:position="68.00pt"/>
          <style:tab-stop style:position="78951.60pt" style:leader-style="dotted"/>
          <style:tab-stop style:position="421121.65pt" style:type="right"/>
        </style:tab-stops>
      </style:paragraph-properties>
    </style:style>
    <style:style style:name="P364" style:family="paragraph">
      <style:paragraph-properties fo:line-height="115.00%" fo:text-align="left" fo:margin-bottom="10.00pt"/>
    </style:style>
    <style:style style:name="P365" style:family="paragraph">
      <style:paragraph-properties fo:line-height="100.00%" fo:text-align="left"/>
    </style:style>
    <style:style style:name="P366" style:family="paragraph">
      <style:paragraph-properties fo:line-height="100.00%" fo:text-align="left" fo:margin-left="5.70pt" fo:text-indent="0.00pt"/>
    </style:style>
    <style:style style:name="P367" style:family="paragraph">
      <style:paragraph-properties fo:line-height="100.00%" fo:text-align="left"/>
    </style:style>
    <style:style style:name="P368" style:family="paragraph">
      <style:paragraph-properties fo:line-height="100.00%" fo:text-align="left">
        <style:tab-stops>
          <style:tab-stop style:position="84.00pt"/>
          <style:tab-stop style:position="78951.60pt" style:leader-style="dotted"/>
          <style:tab-stop style:position="421121.65pt" style:type="right"/>
          <style:tab-stop style:position="0.00pt"/>
          <style:tab-stop style:position="68.00pt"/>
          <style:tab-stop style:position="78951.60pt" style:leader-style="dotted"/>
          <style:tab-stop style:position="421121.65pt" style:type="right"/>
        </style:tab-stops>
      </style:paragraph-properties>
    </style:style>
    <style:style style:name="P369" style:family="paragraph">
      <style:paragraph-properties fo:line-height="100.00%" fo:text-align="left">
        <style:tab-stops>
          <style:tab-stop style:position="84.00pt"/>
          <style:tab-stop style:position="78951.60pt" style:leader-style="dotted"/>
          <style:tab-stop style:position="421121.65pt" style:type="right"/>
          <style:tab-stop style:position="0.00pt"/>
          <style:tab-stop style:position="68.00pt"/>
          <style:tab-stop style:position="78951.60pt" style:leader-style="dotted"/>
          <style:tab-stop style:position="421121.65pt" style:type="right"/>
        </style:tab-stops>
      </style:paragraph-properties>
    </style:style>
    <style:style style:name="P370" style:family="paragraph">
      <style:paragraph-properties fo:line-height="115.00%" fo:text-align="left" fo:margin-bottom="10.00pt"/>
    </style:style>
    <style:style style:name="P371" style:family="paragraph">
      <style:paragraph-properties fo:line-height="100.00%" fo:text-align="left"/>
    </style:style>
    <style:style style:name="P372" style:family="paragraph">
      <style:paragraph-properties fo:line-height="100.00%" fo:text-align="left" fo:margin-left="5.70pt" fo:text-indent="0.00pt"/>
    </style:style>
    <style:style style:name="P373" style:family="paragraph">
      <style:paragraph-properties fo:line-height="100.00%" fo:text-align="left"/>
    </style:style>
    <style:style style:name="P374" style:family="paragraph">
      <style:paragraph-properties fo:line-height="100.00%" fo:text-align="left">
        <style:tab-stops>
          <style:tab-stop style:position="84.00pt"/>
          <style:tab-stop style:position="78951.60pt" style:leader-style="dotted"/>
          <style:tab-stop style:position="421121.65pt" style:type="right"/>
          <style:tab-stop style:position="0.00pt"/>
          <style:tab-stop style:position="68.00pt"/>
          <style:tab-stop style:position="78951.60pt" style:leader-style="dotted"/>
          <style:tab-stop style:position="421121.65pt" style:type="right"/>
        </style:tab-stops>
      </style:paragraph-properties>
    </style:style>
    <style:style style:name="P375" style:family="paragraph">
      <style:paragraph-properties fo:line-height="100.00%" fo:text-align="left"/>
    </style:style>
    <style:style style:name="P376" style:family="paragraph">
      <style:paragraph-properties fo:line-height="100.00%" fo:text-align="left" fo:margin-top="0.25pt" fo:margin-bottom="0.05pt"/>
    </style:style>
    <style:style style:name="P377" style:family="paragraph">
      <style:paragraph-properties fo:line-height="100.00%" fo:text-align="left">
        <style:tab-stops>
          <style:tab-stop style:position="84.00pt"/>
          <style:tab-stop style:position="78951.60pt" style:leader-style="dotted"/>
          <style:tab-stop style:position="421121.65pt" style:type="right"/>
          <style:tab-stop style:position="1625.60pt"/>
          <style:tab-stop style:position="68.00pt"/>
          <style:tab-stop style:position="78951.60pt" style:leader-style="dotted"/>
          <style:tab-stop style:position="421121.65pt" style:type="right"/>
        </style:tab-stops>
      </style:paragraph-properties>
    </style:style>
    <style:style style:name="P378" style:family="paragraph">
      <style:paragraph-properties fo:line-height="100.00%" fo:text-align="left"/>
    </style:style>
    <style:style style:name="P379" style:family="paragraph">
      <style:paragraph-properties fo:line-height="100.00%" fo:text-align="left" fo:margin-left="6.20pt" fo:text-indent="0.00pt"/>
    </style:style>
    <style:style style:name="P380" style:family="paragraph">
      <style:paragraph-properties fo:line-height="100.00%" fo:text-align="left" fo:margin-left="5.70pt" fo:text-indent="0.00pt"/>
    </style:style>
    <style:style style:name="P381" style:family="paragraph">
      <style:paragraph-properties fo:line-height="100.00%" fo:text-align="left" fo:margin-left="5.70pt" fo:text-indent="0.00pt" fo:margin-right="33.40pt"/>
    </style:style>
    <style:style style:name="P382" style:family="paragraph">
      <style:paragraph-properties fo:line-height="100.00%" fo:text-align="left" fo:margin-left="6.20pt" fo:text-indent="0.00pt"/>
    </style:style>
    <style:style style:name="P383" style:family="paragraph">
      <style:paragraph-properties fo:line-height="100.00%" fo:text-align="left" fo:margin-left="6.20pt" fo:text-indent="0.00pt" fo:margin-right="56.10pt" fo:margin-top="2.50pt"/>
    </style:style>
    <style:style style:name="P384" style:family="paragraph">
      <style:paragraph-properties fo:line-height="100.00%" fo:text-align="left" fo:margin-left="6.70pt" fo:text-indent="0.00pt"/>
    </style:style>
    <style:style style:name="P385" style:family="paragraph">
      <style:paragraph-properties fo:line-height="100.00%" fo:text-align="center" fo:margin-left="2.80pt" fo:text-indent="0.00pt" fo:margin-right="3.15pt"/>
    </style:style>
    <style:style style:name="P386" style:family="paragraph">
      <style:paragraph-properties fo:line-height="100.00%" fo:text-align="center" fo:margin-right="0.35pt" fo:margin-top="0.25pt"/>
    </style:style>
    <style:style style:name="P387" style:family="paragraph">
      <style:paragraph-properties fo:line-height="100.00%" fo:text-align="left">
        <style:tab-stops>
          <style:tab-stop style:position="84.00pt"/>
          <style:tab-stop style:position="78951.60pt" style:leader-style="dotted"/>
          <style:tab-stop style:position="421121.65pt" style:type="right"/>
          <style:tab-stop style:position="1625.60pt"/>
          <style:tab-stop style:position="68.00pt"/>
          <style:tab-stop style:position="78951.60pt" style:leader-style="dotted"/>
          <style:tab-stop style:position="421121.65pt" style:type="right"/>
        </style:tab-stops>
      </style:paragraph-properties>
    </style:style>
    <style:style style:name="P388" style:family="paragraph">
      <style:paragraph-properties fo:line-height="100.00%" fo:text-align="left">
        <style:tab-stops>
          <style:tab-stop style:position="84.00pt"/>
          <style:tab-stop style:position="78951.60pt" style:leader-style="dotted"/>
          <style:tab-stop style:position="421121.65pt" style:type="right"/>
          <style:tab-stop style:position="0.00pt"/>
          <style:tab-stop style:position="68.00pt"/>
          <style:tab-stop style:position="78951.60pt" style:leader-style="dotted"/>
          <style:tab-stop style:position="421121.65pt" style:type="right"/>
        </style:tab-stops>
      </style:paragraph-properties>
    </style:style>
    <style:style style:name="P389" style:family="paragraph">
      <style:paragraph-properties fo:line-height="100.00%" fo:text-align="left"/>
    </style:style>
    <style:style style:name="P390" style:family="paragraph">
      <style:paragraph-properties fo:line-height="100.00%" fo:text-align="left" fo:margin-left="6.20pt" fo:text-indent="0.00pt"/>
    </style:style>
    <style:style style:name="P391" style:family="paragraph">
      <style:paragraph-properties fo:line-height="100.00%" fo:text-align="left" fo:margin-left="5.70pt" fo:text-indent="0.00pt"/>
    </style:style>
    <style:style style:name="P392" style:family="paragraph">
      <style:paragraph-properties fo:line-height="100.00%" fo:text-align="left"/>
    </style:style>
    <style:style style:name="P393" style:family="paragraph">
      <style:paragraph-properties fo:line-height="100.00%" fo:text-align="left" fo:margin-left="6.70pt" fo:text-indent="0.00pt" fo:margin-right="-0.75pt"/>
    </style:style>
    <style:style style:name="P394" style:family="paragraph">
      <style:paragraph-properties fo:line-height="100.00%" fo:text-align="center" fo:margin-left="2.80pt" fo:text-indent="0.00pt" fo:margin-right="3.15pt"/>
    </style:style>
    <style:style style:name="P395" style:family="paragraph">
      <style:paragraph-properties fo:line-height="100.00%" fo:text-align="left">
        <style:tab-stops>
          <style:tab-stop style:position="84.00pt"/>
          <style:tab-stop style:position="78951.60pt" style:leader-style="dotted"/>
          <style:tab-stop style:position="421121.65pt" style:type="right"/>
          <style:tab-stop style:position="0.00pt"/>
          <style:tab-stop style:position="68.00pt"/>
          <style:tab-stop style:position="78951.60pt" style:leader-style="dotted"/>
          <style:tab-stop style:position="421121.65pt" style:type="right"/>
        </style:tab-stops>
      </style:paragraph-properties>
    </style:style>
    <style:style style:name="P396" style:family="paragraph">
      <style:paragraph-properties fo:line-height="100.00%" fo:text-align="left">
        <style:tab-stops>
          <style:tab-stop style:position="84.00pt"/>
          <style:tab-stop style:position="78951.60pt" style:leader-style="dotted"/>
          <style:tab-stop style:position="421121.65pt" style:type="right"/>
          <style:tab-stop style:position="0.00pt"/>
          <style:tab-stop style:position="68.00pt"/>
          <style:tab-stop style:position="78951.60pt" style:leader-style="dotted"/>
          <style:tab-stop style:position="421121.65pt" style:type="right"/>
        </style:tab-stops>
      </style:paragraph-properties>
    </style:style>
    <style:style style:name="P397" style:family="paragraph">
      <style:paragraph-properties fo:line-height="115.00%" fo:text-align="left" fo:margin-bottom="10.00pt"/>
    </style:style>
    <style:style style:name="P398" style:family="paragraph">
      <style:paragraph-properties fo:line-height="100.00%" fo:text-align="left"/>
    </style:style>
    <style:style style:name="P399" style:family="paragraph">
      <style:paragraph-properties fo:line-height="100.00%" fo:text-align="left" fo:margin-left="5.70pt" fo:text-indent="0.00pt"/>
    </style:style>
    <style:style style:name="P400" style:family="paragraph">
      <style:paragraph-properties fo:line-height="115.00%" fo:text-align="left" fo:margin-bottom="10.00pt"/>
    </style:style>
    <style:style style:name="P401" style:family="paragraph">
      <style:paragraph-properties fo:line-height="100.00%" fo:text-align="left"/>
    </style:style>
    <style:style style:name="P402" style:family="paragraph">
      <style:paragraph-properties fo:line-height="100.00%" fo:text-align="center" fo:margin-right="0.35pt"/>
    </style:style>
    <style:style style:name="P403" style:family="paragraph">
      <style:paragraph-properties fo:line-height="100.00%" fo:text-align="left">
        <style:tab-stops>
          <style:tab-stop style:position="84.00pt"/>
          <style:tab-stop style:position="78951.60pt" style:leader-style="dotted"/>
          <style:tab-stop style:position="421121.65pt" style:type="right"/>
          <style:tab-stop style:position="0.00pt"/>
          <style:tab-stop style:position="68.00pt"/>
          <style:tab-stop style:position="78951.60pt" style:leader-style="dotted"/>
          <style:tab-stop style:position="421121.65pt" style:type="right"/>
        </style:tab-stops>
      </style:paragraph-properties>
    </style:style>
    <style:style style:name="P404" style:family="paragraph">
      <style:paragraph-properties fo:line-height="100.00%" fo:text-align="left">
        <style:tab-stops>
          <style:tab-stop style:position="84.00pt"/>
          <style:tab-stop style:position="78951.60pt" style:leader-style="dotted"/>
          <style:tab-stop style:position="421121.65pt" style:type="right"/>
          <style:tab-stop style:position="0.00pt"/>
          <style:tab-stop style:position="68.00pt"/>
          <style:tab-stop style:position="78951.60pt" style:leader-style="dotted"/>
          <style:tab-stop style:position="421121.65pt" style:type="right"/>
        </style:tab-stops>
      </style:paragraph-properties>
    </style:style>
    <style:style style:name="P405" style:family="paragraph">
      <style:paragraph-properties fo:line-height="115.00%" fo:text-align="left" fo:margin-bottom="10.00pt"/>
    </style:style>
    <style:style style:name="P406" style:family="paragraph">
      <style:paragraph-properties fo:line-height="100.00%" fo:text-align="left"/>
    </style:style>
    <style:style style:name="P407" style:family="paragraph">
      <style:paragraph-properties fo:line-height="100.00%" fo:text-align="left" fo:margin-left="5.70pt" fo:text-indent="0.00pt"/>
    </style:style>
    <style:style style:name="P408" style:family="paragraph">
      <style:paragraph-properties fo:line-height="115.00%" fo:text-align="left" fo:margin-bottom="10.00pt"/>
    </style:style>
    <style:style style:name="P409" style:family="paragraph">
      <style:paragraph-properties fo:line-height="100.00%" fo:text-align="left"/>
    </style:style>
    <style:style style:name="P410" style:family="paragraph">
      <style:paragraph-properties fo:line-height="100.00%" fo:text-align="left">
        <style:tab-stops>
          <style:tab-stop style:position="84.00pt"/>
          <style:tab-stop style:position="78951.60pt" style:leader-style="dotted"/>
          <style:tab-stop style:position="421121.65pt" style:type="right"/>
          <style:tab-stop style:position="0.00pt"/>
          <style:tab-stop style:position="68.00pt"/>
          <style:tab-stop style:position="78951.60pt" style:leader-style="dotted"/>
          <style:tab-stop style:position="421121.65pt" style:type="right"/>
        </style:tab-stops>
      </style:paragraph-properties>
    </style:style>
    <style:style style:name="P411" style:family="paragraph">
      <style:paragraph-properties fo:line-height="100.00%" fo:text-align="left">
        <style:tab-stops>
          <style:tab-stop style:position="84.00pt"/>
          <style:tab-stop style:position="78951.60pt" style:leader-style="dotted"/>
          <style:tab-stop style:position="421121.65pt" style:type="right"/>
          <style:tab-stop style:position="0.00pt"/>
          <style:tab-stop style:position="68.00pt"/>
          <style:tab-stop style:position="78951.60pt" style:leader-style="dotted"/>
          <style:tab-stop style:position="421121.65pt" style:type="right"/>
        </style:tab-stops>
      </style:paragraph-properties>
    </style:style>
    <style:style style:name="P412" style:family="paragraph">
      <style:paragraph-properties fo:line-height="100.00%" fo:text-align="left"/>
    </style:style>
    <style:style style:name="P413" style:family="paragraph">
      <style:paragraph-properties fo:line-height="100.00%" fo:text-align="left" fo:margin-left="6.70pt" fo:text-indent="0.00pt"/>
    </style:style>
    <style:style style:name="P414" style:family="paragraph">
      <style:paragraph-properties fo:line-height="100.00%" fo:text-align="left" fo:margin-left="6.20pt" fo:text-indent="0.00pt"/>
    </style:style>
    <style:style style:name="P415" style:family="paragraph">
      <style:paragraph-properties fo:line-height="100.00%" fo:text-align="left" fo:margin-left="5.70pt" fo:text-indent="0.00pt"/>
    </style:style>
    <style:style style:name="P416" style:family="paragraph">
      <style:paragraph-properties fo:line-height="100.00%" fo:text-align="left"/>
    </style:style>
    <style:style style:name="P417" style:family="paragraph">
      <style:paragraph-properties fo:line-height="100.00%" fo:text-align="left" fo:margin-left="6.70pt" fo:text-indent="0.00pt"/>
    </style:style>
    <style:style style:name="P418" style:family="paragraph">
      <style:paragraph-properties fo:line-height="100.00%" fo:text-align="center" fo:margin-left="2.80pt" fo:text-indent="0.00pt" fo:margin-right="3.15pt"/>
    </style:style>
    <style:style style:name="P419" style:family="paragraph">
      <style:paragraph-properties fo:line-height="100.00%" fo:text-align="left">
        <style:tab-stops>
          <style:tab-stop style:position="84.00pt"/>
          <style:tab-stop style:position="78951.60pt" style:leader-style="dotted"/>
          <style:tab-stop style:position="421121.65pt" style:type="right"/>
          <style:tab-stop style:position="0.00pt"/>
          <style:tab-stop style:position="68.00pt"/>
          <style:tab-stop style:position="78951.60pt" style:leader-style="dotted"/>
          <style:tab-stop style:position="421121.65pt" style:type="right"/>
        </style:tab-stops>
      </style:paragraph-properties>
    </style:style>
    <style:style style:name="P420" style:family="paragraph">
      <style:paragraph-properties fo:line-height="100.00%" fo:text-align="left">
        <style:tab-stops>
          <style:tab-stop style:position="84.00pt"/>
          <style:tab-stop style:position="78951.60pt" style:leader-style="dotted"/>
          <style:tab-stop style:position="421121.65pt" style:type="right"/>
          <style:tab-stop style:position="0.00pt"/>
          <style:tab-stop style:position="68.00pt"/>
          <style:tab-stop style:position="78951.60pt" style:leader-style="dotted"/>
          <style:tab-stop style:position="421121.65pt" style:type="right"/>
        </style:tab-stops>
      </style:paragraph-properties>
    </style:style>
    <style:style style:name="P421" style:family="paragraph">
      <style:paragraph-properties fo:line-height="115.00%" fo:text-align="left" fo:margin-bottom="10.00pt"/>
    </style:style>
    <style:style style:name="P422" style:family="paragraph">
      <style:paragraph-properties fo:line-height="100.00%" fo:text-align="left"/>
    </style:style>
    <style:style style:name="P423" style:family="paragraph">
      <style:paragraph-properties fo:line-height="100.00%" fo:text-align="left" fo:margin-left="5.70pt" fo:text-indent="0.00pt"/>
    </style:style>
    <style:style style:name="P424" style:family="paragraph">
      <style:paragraph-properties fo:line-height="115.00%" fo:text-align="left" fo:margin-bottom="10.00pt"/>
    </style:style>
    <style:style style:name="P425" style:family="paragraph">
      <style:paragraph-properties fo:line-height="100.00%" fo:text-align="left"/>
    </style:style>
    <style:style style:name="P426" style:family="paragraph">
      <style:paragraph-properties fo:line-height="100.00%" fo:text-align="center" fo:margin-right="0.35pt"/>
    </style:style>
    <style:style style:name="P427" style:family="paragraph">
      <style:paragraph-properties fo:line-height="100.00%" fo:text-align="left">
        <style:tab-stops>
          <style:tab-stop style:position="84.00pt"/>
          <style:tab-stop style:position="78951.60pt" style:leader-style="dotted"/>
          <style:tab-stop style:position="421121.65pt" style:type="right"/>
          <style:tab-stop style:position="0.00pt"/>
          <style:tab-stop style:position="68.00pt"/>
          <style:tab-stop style:position="78951.60pt" style:leader-style="dotted"/>
          <style:tab-stop style:position="421121.65pt" style:type="right"/>
        </style:tab-stops>
      </style:paragraph-properties>
    </style:style>
    <style:style style:name="P428" style:family="paragraph">
      <style:paragraph-properties fo:line-height="100.00%" fo:text-align="left">
        <style:tab-stops>
          <style:tab-stop style:position="84.00pt"/>
          <style:tab-stop style:position="78951.60pt" style:leader-style="dotted"/>
          <style:tab-stop style:position="421121.65pt" style:type="right"/>
          <style:tab-stop style:position="0.00pt"/>
          <style:tab-stop style:position="68.00pt"/>
          <style:tab-stop style:position="78951.60pt" style:leader-style="dotted"/>
          <style:tab-stop style:position="421121.65pt" style:type="right"/>
        </style:tab-stops>
      </style:paragraph-properties>
    </style:style>
    <style:style style:name="P429" style:family="paragraph">
      <style:paragraph-properties fo:line-height="115.00%" fo:text-align="left" fo:margin-bottom="10.00pt"/>
    </style:style>
    <style:style style:name="P430" style:family="paragraph">
      <style:paragraph-properties fo:line-height="100.00%" fo:text-align="left"/>
    </style:style>
    <style:style style:name="P431" style:family="paragraph">
      <style:paragraph-properties fo:line-height="100.00%" fo:text-align="left" fo:margin-left="5.70pt" fo:text-indent="0.00pt"/>
    </style:style>
    <style:style style:name="P432" style:family="paragraph">
      <style:paragraph-properties fo:line-height="115.00%" fo:text-align="left" fo:margin-bottom="10.00pt"/>
    </style:style>
    <style:style style:name="P433" style:family="paragraph">
      <style:paragraph-properties fo:line-height="100.00%" fo:text-align="left"/>
    </style:style>
    <style:style style:name="P434" style:family="paragraph">
      <style:paragraph-properties fo:line-height="100.00%" fo:text-align="left">
        <style:tab-stops>
          <style:tab-stop style:position="84.00pt"/>
          <style:tab-stop style:position="78951.60pt" style:leader-style="dotted"/>
          <style:tab-stop style:position="421121.65pt" style:type="right"/>
          <style:tab-stop style:position="0.00pt"/>
          <style:tab-stop style:position="68.00pt"/>
          <style:tab-stop style:position="78951.60pt" style:leader-style="dotted"/>
          <style:tab-stop style:position="421121.65pt" style:type="right"/>
        </style:tab-stops>
      </style:paragraph-properties>
    </style:style>
    <style:style style:name="P435" style:family="paragraph">
      <style:paragraph-properties fo:line-height="100.00%" fo:text-align="left">
        <style:tab-stops>
          <style:tab-stop style:position="84.00pt"/>
          <style:tab-stop style:position="78951.60pt" style:leader-style="dotted"/>
          <style:tab-stop style:position="421121.65pt" style:type="right"/>
          <style:tab-stop style:position="0.00pt"/>
          <style:tab-stop style:position="68.00pt"/>
          <style:tab-stop style:position="78951.60pt" style:leader-style="dotted"/>
          <style:tab-stop style:position="421121.65pt" style:type="right"/>
        </style:tab-stops>
      </style:paragraph-properties>
    </style:style>
    <style:style style:name="P436" style:family="paragraph">
      <style:paragraph-properties fo:line-height="115.00%" fo:text-align="left" fo:margin-bottom="10.00pt"/>
    </style:style>
    <style:style style:name="P437" style:family="paragraph">
      <style:paragraph-properties fo:line-height="100.00%" fo:text-align="left"/>
    </style:style>
    <style:style style:name="P438" style:family="paragraph">
      <style:paragraph-properties fo:line-height="100.00%" fo:text-align="left" fo:margin-left="5.70pt" fo:text-indent="0.00pt"/>
    </style:style>
    <style:style style:name="P439" style:family="paragraph">
      <style:paragraph-properties fo:line-height="115.00%" fo:text-align="left" fo:margin-bottom="10.00pt"/>
    </style:style>
    <style:style style:name="P440" style:family="paragraph">
      <style:paragraph-properties fo:line-height="100.00%" fo:text-align="left"/>
    </style:style>
    <style:style style:name="P441" style:family="paragraph">
      <style:paragraph-properties fo:line-height="100.00%" fo:text-align="left">
        <style:tab-stops>
          <style:tab-stop style:position="84.00pt"/>
          <style:tab-stop style:position="78951.60pt" style:leader-style="dotted"/>
          <style:tab-stop style:position="421121.65pt" style:type="right"/>
          <style:tab-stop style:position="0.00pt"/>
          <style:tab-stop style:position="68.00pt"/>
          <style:tab-stop style:position="78951.60pt" style:leader-style="dotted"/>
          <style:tab-stop style:position="421121.65pt" style:type="right"/>
        </style:tab-stops>
      </style:paragraph-properties>
    </style:style>
    <style:style style:name="P442" style:family="paragraph">
      <style:paragraph-properties fo:line-height="100.00%" fo:text-align="left">
        <style:tab-stops>
          <style:tab-stop style:position="84.00pt"/>
          <style:tab-stop style:position="78951.60pt" style:leader-style="dotted"/>
          <style:tab-stop style:position="421121.65pt" style:type="right"/>
          <style:tab-stop style:position="0.00pt"/>
          <style:tab-stop style:position="68.00pt"/>
          <style:tab-stop style:position="78951.60pt" style:leader-style="dotted"/>
          <style:tab-stop style:position="421121.65pt" style:type="right"/>
        </style:tab-stops>
      </style:paragraph-properties>
    </style:style>
    <style:style style:name="P443" style:family="paragraph">
      <style:paragraph-properties fo:line-height="100.00%" fo:text-align="left" fo:margin-left="6.70pt" fo:text-indent="0.00pt"/>
    </style:style>
    <style:style style:name="P444" style:family="paragraph">
      <style:paragraph-properties fo:line-height="100.00%" fo:text-align="left" fo:margin-left="6.70pt" fo:text-indent="0.00pt" fo:margin-top="0.25pt"/>
    </style:style>
    <style:style style:name="P445" style:family="paragraph">
      <style:paragraph-properties fo:line-height="100.00%" fo:text-align="left" fo:margin-left="6.70pt" fo:text-indent="0.00pt"/>
    </style:style>
    <style:style style:name="P446" style:family="paragraph">
      <style:paragraph-properties fo:line-height="100.00%" fo:text-align="left" fo:margin-left="6.20pt" fo:text-indent="0.00pt"/>
    </style:style>
    <style:style style:name="P447" style:family="paragraph">
      <style:paragraph-properties fo:line-height="100.00%" fo:text-align="left" fo:margin-left="5.70pt" fo:text-indent="0.00pt"/>
    </style:style>
    <style:style style:name="P448" style:family="paragraph">
      <style:paragraph-properties fo:line-height="100.00%" fo:text-align="left" fo:margin-left="5.70pt" fo:text-indent="0.00pt" fo:margin-top="2.50pt"/>
    </style:style>
    <style:style style:name="P449" style:family="paragraph">
      <style:paragraph-properties fo:line-height="100.00%" fo:text-align="left" fo:margin-left="6.20pt" fo:text-indent="0.00pt"/>
    </style:style>
    <style:style style:name="P450" style:family="paragraph">
      <style:paragraph-properties fo:line-height="100.00%" fo:text-align="left" fo:margin-left="6.20pt" fo:text-indent="0.00pt" fo:margin-top="2.50pt"/>
    </style:style>
    <style:style style:name="P451" style:family="paragraph">
      <style:paragraph-properties fo:line-height="100.00%" fo:text-align="left" fo:margin-left="6.70pt" fo:text-indent="0.00pt"/>
    </style:style>
    <style:style style:name="P452" style:family="paragraph">
      <style:paragraph-properties fo:line-height="100.00%" fo:text-align="center" fo:margin-left="2.80pt" fo:text-indent="0.00pt" fo:margin-right="3.15pt"/>
    </style:style>
    <style:style style:name="P453" style:family="paragraph">
      <style:paragraph-properties fo:line-height="100.00%" fo:text-align="center" fo:margin-right="0.35pt" fo:margin-top="0.25pt"/>
    </style:style>
    <style:style style:name="P454" style:family="paragraph">
      <style:paragraph-properties fo:line-height="100.00%" fo:text-align="left">
        <style:tab-stops>
          <style:tab-stop style:position="84.00pt"/>
          <style:tab-stop style:position="78951.60pt" style:leader-style="dotted"/>
          <style:tab-stop style:position="421121.65pt" style:type="right"/>
          <style:tab-stop style:position="0.00pt"/>
          <style:tab-stop style:position="68.00pt"/>
          <style:tab-stop style:position="78951.60pt" style:leader-style="dotted"/>
          <style:tab-stop style:position="421121.65pt" style:type="right"/>
        </style:tab-stops>
      </style:paragraph-properties>
    </style:style>
    <style:style style:name="P455" style:family="paragraph">
      <style:paragraph-properties fo:line-height="100.00%" fo:text-align="left">
        <style:tab-stops>
          <style:tab-stop style:position="84.00pt"/>
          <style:tab-stop style:position="78951.60pt" style:leader-style="dotted"/>
          <style:tab-stop style:position="421121.65pt" style:type="right"/>
          <style:tab-stop style:position="0.00pt"/>
          <style:tab-stop style:position="68.00pt"/>
          <style:tab-stop style:position="78951.60pt" style:leader-style="dotted"/>
          <style:tab-stop style:position="421121.65pt" style:type="right"/>
        </style:tab-stops>
      </style:paragraph-properties>
    </style:style>
    <style:style style:name="P456" style:family="paragraph">
      <style:paragraph-properties fo:line-height="100.00%" fo:text-align="left"/>
    </style:style>
    <style:style style:name="P457" style:family="paragraph">
      <style:paragraph-properties fo:line-height="100.00%" fo:text-align="left" fo:margin-left="5.70pt" fo:text-indent="0.00pt" fo:margin-top="1.15pt"/>
    </style:style>
    <style:style style:name="P458" style:family="paragraph">
      <style:paragraph-properties fo:line-height="100.00%" fo:text-align="left"/>
    </style:style>
    <style:style style:name="P459" style:family="paragraph">
      <style:paragraph-properties fo:line-height="100.00%" fo:text-align="left">
        <style:tab-stops>
          <style:tab-stop style:position="84.00pt"/>
          <style:tab-stop style:position="78951.60pt" style:leader-style="dotted"/>
          <style:tab-stop style:position="421121.65pt" style:type="right"/>
          <style:tab-stop style:position="0.00pt"/>
          <style:tab-stop style:position="68.00pt"/>
          <style:tab-stop style:position="78951.60pt" style:leader-style="dotted"/>
          <style:tab-stop style:position="421121.65pt" style:type="right"/>
        </style:tab-stops>
      </style:paragraph-properties>
    </style:style>
    <style:style style:name="P460" style:family="paragraph">
      <style:paragraph-properties fo:line-height="100.00%" fo:text-align="left"/>
    </style:style>
    <style:style style:name="P461" style:family="paragraph">
      <style:paragraph-properties fo:line-height="100.00%" fo:text-align="left" fo:margin-left="5.70pt" fo:text-indent="0.00pt" fo:margin-top="1.15pt"/>
    </style:style>
    <style:style style:name="P462" style:family="paragraph">
      <style:paragraph-properties fo:line-height="100.00%" fo:text-align="left"/>
    </style:style>
    <style:style style:name="P463" style:family="paragraph">
      <style:paragraph-properties fo:line-height="100.00%" fo:text-align="left">
        <style:tab-stops>
          <style:tab-stop style:position="84.00pt"/>
          <style:tab-stop style:position="78951.60pt" style:leader-style="dotted"/>
          <style:tab-stop style:position="421121.65pt" style:type="right"/>
          <style:tab-stop style:position="0.00pt"/>
          <style:tab-stop style:position="68.00pt"/>
          <style:tab-stop style:position="78951.60pt" style:leader-style="dotted"/>
          <style:tab-stop style:position="421121.65pt" style:type="right"/>
        </style:tab-stops>
      </style:paragraph-properties>
    </style:style>
    <style:style style:name="P464" style:family="paragraph">
      <style:paragraph-properties fo:line-height="100.00%" fo:text-align="left"/>
    </style:style>
    <style:style style:name="P465" style:family="paragraph">
      <style:paragraph-properties fo:line-height="100.00%" fo:text-align="left" fo:margin-left="5.70pt" fo:text-indent="0.00pt" fo:margin-top="1.15pt"/>
    </style:style>
    <style:style style:name="P466" style:family="paragraph">
      <style:paragraph-properties fo:line-height="100.00%" fo:text-align="left"/>
    </style:style>
    <style:style style:name="P467" style:family="paragraph">
      <style:paragraph-properties fo:line-height="100.00%" fo:text-align="left">
        <style:tab-stops>
          <style:tab-stop style:position="84.00pt"/>
          <style:tab-stop style:position="78951.60pt" style:leader-style="dotted"/>
          <style:tab-stop style:position="421121.65pt" style:type="right"/>
          <style:tab-stop style:position="0.00pt"/>
          <style:tab-stop style:position="68.00pt"/>
          <style:tab-stop style:position="78951.60pt" style:leader-style="dotted"/>
          <style:tab-stop style:position="421121.65pt" style:type="right"/>
        </style:tab-stops>
      </style:paragraph-properties>
    </style:style>
    <style:style style:name="P468" style:family="paragraph">
      <style:paragraph-properties fo:line-height="100.00%" fo:text-align="left"/>
    </style:style>
    <style:style style:name="P469" style:family="paragraph">
      <style:paragraph-properties fo:line-height="100.00%" fo:text-align="left" fo:margin-left="5.70pt" fo:text-indent="0.00pt" fo:margin-top="1.15pt"/>
    </style:style>
    <style:style style:name="P470" style:family="paragraph">
      <style:paragraph-properties fo:line-height="100.00%" fo:text-align="left"/>
    </style:style>
    <style:style style:name="P471" style:family="paragraph">
      <style:paragraph-properties fo:line-height="100.00%" fo:text-align="left">
        <style:tab-stops>
          <style:tab-stop style:position="84.00pt"/>
          <style:tab-stop style:position="78951.60pt" style:leader-style="dotted"/>
          <style:tab-stop style:position="421121.65pt" style:type="right"/>
          <style:tab-stop style:position="0.00pt"/>
          <style:tab-stop style:position="68.00pt"/>
          <style:tab-stop style:position="78951.60pt" style:leader-style="dotted"/>
          <style:tab-stop style:position="421121.65pt" style:type="right"/>
        </style:tab-stops>
      </style:paragraph-properties>
    </style:style>
    <style:style style:name="P472" style:family="paragraph">
      <style:paragraph-properties fo:line-height="100.00%" fo:text-align="left">
        <style:tab-stops>
          <style:tab-stop style:position="84.00pt"/>
          <style:tab-stop style:position="78951.60pt" style:leader-style="dotted"/>
          <style:tab-stop style:position="421121.65pt" style:type="right"/>
          <style:tab-stop style:position="0.00pt"/>
          <style:tab-stop style:position="68.00pt"/>
          <style:tab-stop style:position="78951.60pt" style:leader-style="dotted"/>
          <style:tab-stop style:position="421121.65pt" style:type="right"/>
        </style:tab-stops>
      </style:paragraph-properties>
    </style:style>
    <style:style style:name="P473" style:family="paragraph">
      <style:paragraph-properties fo:line-height="100.00%" fo:text-align="left"/>
    </style:style>
    <style:style style:name="P474" style:family="paragraph">
      <style:paragraph-properties fo:line-height="100.00%" fo:text-align="left" fo:margin-left="5.70pt" fo:text-indent="0.00pt" fo:margin-right="39.95pt"/>
    </style:style>
    <style:style style:name="P475" style:family="paragraph">
      <style:paragraph-properties fo:line-height="100.00%" fo:text-align="left"/>
    </style:style>
    <style:style style:name="P476" style:family="paragraph">
      <style:paragraph-properties fo:line-height="100.00%" fo:text-align="left">
        <style:tab-stops>
          <style:tab-stop style:position="84.00pt"/>
          <style:tab-stop style:position="78951.60pt" style:leader-style="dotted"/>
          <style:tab-stop style:position="421121.65pt" style:type="right"/>
          <style:tab-stop style:position="0.00pt"/>
          <style:tab-stop style:position="68.00pt"/>
          <style:tab-stop style:position="78951.60pt" style:leader-style="dotted"/>
          <style:tab-stop style:position="421121.65pt" style:type="right"/>
        </style:tab-stops>
      </style:paragraph-properties>
    </style:style>
    <style:style style:name="P477" style:family="paragraph">
      <style:paragraph-properties fo:line-height="100.00%" fo:text-align="left">
        <style:tab-stops>
          <style:tab-stop style:position="84.00pt"/>
          <style:tab-stop style:position="78951.60pt" style:leader-style="dotted"/>
          <style:tab-stop style:position="421121.65pt" style:type="right"/>
          <style:tab-stop style:position="0.00pt"/>
          <style:tab-stop style:position="68.00pt"/>
          <style:tab-stop style:position="78951.60pt" style:leader-style="dotted"/>
          <style:tab-stop style:position="421121.65pt" style:type="right"/>
        </style:tab-stops>
      </style:paragraph-properties>
    </style:style>
    <style:style style:name="P478" style:family="paragraph">
      <style:paragraph-properties fo:line-height="100.00%" fo:text-align="left"/>
    </style:style>
    <style:style style:name="P479" style:family="paragraph">
      <style:paragraph-properties fo:line-height="100.00%" fo:text-align="left" fo:margin-left="6.20pt" fo:text-indent="0.00pt"/>
    </style:style>
    <style:style style:name="P480" style:family="paragraph">
      <style:paragraph-properties fo:line-height="100.00%" fo:text-align="left" fo:margin-left="5.70pt" fo:text-indent="0.00pt"/>
    </style:style>
    <style:style style:name="P481" style:family="paragraph">
      <style:paragraph-properties fo:line-height="100.00%" fo:text-align="left" fo:margin-left="6.20pt" fo:text-indent="0.00pt"/>
    </style:style>
    <style:style style:name="P482" style:family="paragraph">
      <style:paragraph-properties fo:line-height="100.00%" fo:text-align="left" fo:margin-left="6.70pt" fo:text-indent="0.00pt"/>
    </style:style>
    <style:style style:name="P483" style:family="paragraph">
      <style:paragraph-properties fo:line-height="100.00%" fo:text-align="center" fo:margin-left="2.80pt" fo:text-indent="0.00pt" fo:margin-right="3.15pt"/>
    </style:style>
    <style:style style:name="P484" style:family="paragraph">
      <style:paragraph-properties fo:line-height="100.00%" fo:text-align="left">
        <style:tab-stops>
          <style:tab-stop style:position="84.00pt"/>
          <style:tab-stop style:position="78951.60pt" style:leader-style="dotted"/>
          <style:tab-stop style:position="421121.65pt" style:type="right"/>
          <style:tab-stop style:position="0.00pt"/>
          <style:tab-stop style:position="68.00pt"/>
          <style:tab-stop style:position="78951.60pt" style:leader-style="dotted"/>
          <style:tab-stop style:position="421121.65pt" style:type="right"/>
        </style:tab-stops>
      </style:paragraph-properties>
    </style:style>
    <style:style style:name="P485" style:family="paragraph">
      <style:paragraph-properties fo:line-height="100.00%" fo:text-align="left">
        <style:tab-stops>
          <style:tab-stop style:position="84.00pt"/>
          <style:tab-stop style:position="78951.60pt" style:leader-style="dotted"/>
          <style:tab-stop style:position="421121.65pt" style:type="right"/>
          <style:tab-stop style:position="0.00pt"/>
          <style:tab-stop style:position="68.00pt"/>
          <style:tab-stop style:position="78951.60pt" style:leader-style="dotted"/>
          <style:tab-stop style:position="421121.65pt" style:type="right"/>
        </style:tab-stops>
      </style:paragraph-properties>
    </style:style>
    <style:style style:name="P486" style:family="paragraph">
      <style:paragraph-properties fo:line-height="115.00%" fo:text-align="left" fo:margin-bottom="10.00pt"/>
    </style:style>
    <style:style style:name="P487" style:family="paragraph">
      <style:paragraph-properties fo:line-height="100.00%" fo:text-align="left"/>
    </style:style>
    <style:style style:name="P488" style:family="paragraph">
      <style:paragraph-properties fo:line-height="100.00%" fo:text-align="left" fo:margin-left="5.70pt" fo:text-indent="0.00pt"/>
    </style:style>
    <style:style style:name="P489" style:family="paragraph">
      <style:paragraph-properties fo:line-height="100.00%" fo:text-align="left" fo:margin-left="6.20pt" fo:text-indent="0.00pt"/>
    </style:style>
    <style:style style:name="P490" style:family="paragraph">
      <style:paragraph-properties fo:line-height="100.00%" fo:text-align="left"/>
    </style:style>
    <style:style style:name="P491" style:family="paragraph">
      <style:paragraph-properties fo:line-height="100.00%" fo:text-align="center" fo:margin-right="0.35pt"/>
    </style:style>
    <style:style style:name="P492" style:family="paragraph">
      <style:paragraph-properties fo:line-height="100.00%" fo:text-align="left">
        <style:tab-stops>
          <style:tab-stop style:position="84.00pt"/>
          <style:tab-stop style:position="78951.60pt" style:leader-style="dotted"/>
          <style:tab-stop style:position="421121.65pt" style:type="right"/>
          <style:tab-stop style:position="0.00pt"/>
          <style:tab-stop style:position="68.00pt"/>
          <style:tab-stop style:position="78951.60pt" style:leader-style="dotted"/>
          <style:tab-stop style:position="421121.65pt" style:type="right"/>
        </style:tab-stops>
      </style:paragraph-properties>
    </style:style>
    <style:style style:name="P493" style:family="paragraph">
      <style:paragraph-properties fo:line-height="100.00%" fo:text-align="left">
        <style:tab-stops>
          <style:tab-stop style:position="84.00pt"/>
          <style:tab-stop style:position="78951.60pt" style:leader-style="dotted"/>
          <style:tab-stop style:position="421121.65pt" style:type="right"/>
          <style:tab-stop style:position="0.00pt"/>
          <style:tab-stop style:position="68.00pt"/>
          <style:tab-stop style:position="78951.60pt" style:leader-style="dotted"/>
          <style:tab-stop style:position="421121.65pt" style:type="right"/>
        </style:tab-stops>
      </style:paragraph-properties>
    </style:style>
    <style:style style:name="P494" style:family="paragraph">
      <style:paragraph-properties fo:line-height="115.00%" fo:text-align="left" fo:margin-bottom="10.00pt"/>
    </style:style>
    <style:style style:name="P495" style:family="paragraph">
      <style:paragraph-properties fo:line-height="100.00%" fo:text-align="left"/>
    </style:style>
    <style:style style:name="P496" style:family="paragraph">
      <style:paragraph-properties fo:line-height="100.00%" fo:text-align="left" fo:margin-left="5.70pt" fo:text-indent="0.00pt"/>
    </style:style>
    <style:style style:name="P497" style:family="paragraph">
      <style:paragraph-properties fo:line-height="100.00%" fo:text-align="left"/>
    </style:style>
    <style:style style:name="P498" style:family="paragraph">
      <style:paragraph-properties fo:line-height="100.00%" fo:text-align="left">
        <style:tab-stops>
          <style:tab-stop style:position="84.00pt"/>
          <style:tab-stop style:position="78951.60pt" style:leader-style="dotted"/>
          <style:tab-stop style:position="421121.65pt" style:type="right"/>
          <style:tab-stop style:position="0.00pt"/>
          <style:tab-stop style:position="68.00pt"/>
          <style:tab-stop style:position="78951.60pt" style:leader-style="dotted"/>
          <style:tab-stop style:position="421121.65pt" style:type="right"/>
        </style:tab-stops>
      </style:paragraph-properties>
    </style:style>
    <style:style style:name="P499" style:family="paragraph">
      <style:paragraph-properties fo:line-height="115.00%" fo:text-align="left" fo:margin-bottom="10.00pt"/>
    </style:style>
    <style:style style:name="P500" style:family="paragraph">
      <style:paragraph-properties fo:line-height="100.00%" fo:text-align="left"/>
    </style:style>
    <style:style style:name="P501" style:family="paragraph">
      <style:paragraph-properties fo:line-height="100.00%" fo:text-align="left" fo:margin-left="5.70pt" fo:text-indent="0.00pt"/>
    </style:style>
    <style:style style:name="P502" style:family="paragraph">
      <style:paragraph-properties fo:line-height="100.00%" fo:text-align="left"/>
    </style:style>
    <style:style style:name="P503" style:family="paragraph">
      <style:paragraph-properties fo:line-height="100.00%" fo:text-align="left">
        <style:tab-stops>
          <style:tab-stop style:position="84.00pt"/>
          <style:tab-stop style:position="78951.60pt" style:leader-style="dotted"/>
          <style:tab-stop style:position="421121.65pt" style:type="right"/>
          <style:tab-stop style:position="0.00pt"/>
          <style:tab-stop style:position="68.00pt"/>
          <style:tab-stop style:position="78951.60pt" style:leader-style="dotted"/>
          <style:tab-stop style:position="421121.65pt" style:type="right"/>
        </style:tab-stops>
      </style:paragraph-properties>
    </style:style>
    <style:style style:name="P504" style:family="paragraph">
      <style:paragraph-properties fo:line-height="100.00%" fo:text-align="left">
        <style:tab-stops>
          <style:tab-stop style:position="84.00pt"/>
          <style:tab-stop style:position="78951.60pt" style:leader-style="dotted"/>
          <style:tab-stop style:position="421121.65pt" style:type="right"/>
          <style:tab-stop style:position="0.00pt"/>
          <style:tab-stop style:position="68.00pt"/>
          <style:tab-stop style:position="78951.60pt" style:leader-style="dotted"/>
          <style:tab-stop style:position="421121.65pt" style:type="right"/>
        </style:tab-stops>
      </style:paragraph-properties>
    </style:style>
    <style:style style:name="P505" style:family="paragraph">
      <style:paragraph-properties fo:line-height="115.00%" fo:text-align="left" fo:margin-bottom="10.00pt"/>
    </style:style>
    <style:style style:name="P506" style:family="paragraph">
      <style:paragraph-properties fo:line-height="100.00%" fo:text-align="left"/>
    </style:style>
    <style:style style:name="P507" style:family="paragraph">
      <style:paragraph-properties fo:line-height="100.00%" fo:text-align="left" fo:margin-left="5.70pt" fo:text-indent="0.00pt"/>
    </style:style>
    <style:style style:name="P508" style:family="paragraph">
      <style:paragraph-properties fo:line-height="100.00%" fo:text-align="left"/>
    </style:style>
    <style:style style:name="P509" style:family="paragraph">
      <style:paragraph-properties fo:line-height="100.00%" fo:text-align="left">
        <style:tab-stops>
          <style:tab-stop style:position="84.00pt"/>
          <style:tab-stop style:position="78951.60pt" style:leader-style="dotted"/>
          <style:tab-stop style:position="421121.65pt" style:type="right"/>
          <style:tab-stop style:position="0.00pt"/>
          <style:tab-stop style:position="68.00pt"/>
          <style:tab-stop style:position="78951.60pt" style:leader-style="dotted"/>
          <style:tab-stop style:position="421121.65pt" style:type="right"/>
        </style:tab-stops>
      </style:paragraph-properties>
    </style:style>
    <style:style style:name="P510" style:family="paragraph">
      <style:paragraph-properties fo:line-height="100.00%" fo:text-align="left">
        <style:tab-stops>
          <style:tab-stop style:position="84.00pt"/>
          <style:tab-stop style:position="78951.60pt" style:leader-style="dotted"/>
          <style:tab-stop style:position="421121.65pt" style:type="right"/>
          <style:tab-stop style:position="0.00pt"/>
          <style:tab-stop style:position="68.00pt"/>
          <style:tab-stop style:position="78951.60pt" style:leader-style="dotted"/>
          <style:tab-stop style:position="421121.65pt" style:type="right"/>
        </style:tab-stops>
      </style:paragraph-properties>
    </style:style>
    <style:style style:name="P511" style:family="paragraph">
      <style:paragraph-properties fo:line-height="100.00%" fo:text-align="left"/>
    </style:style>
    <style:style style:name="P512" style:family="paragraph">
      <style:paragraph-properties fo:line-height="100.00%" fo:text-align="left" fo:margin-left="6.20pt" fo:text-indent="0.00pt"/>
    </style:style>
    <style:style style:name="P513" style:family="paragraph">
      <style:paragraph-properties fo:line-height="100.00%" fo:text-align="left" fo:margin-left="5.70pt" fo:text-indent="0.00pt" fo:margin-right="21.25pt"/>
    </style:style>
    <style:style style:name="P514" style:family="paragraph">
      <style:paragraph-properties fo:line-height="100.00%" fo:text-align="left" fo:margin-left="5.70pt" fo:text-indent="0.00pt" fo:margin-right="35.90pt"/>
    </style:style>
    <style:style style:name="P515" style:family="paragraph">
      <style:paragraph-properties fo:line-height="100.00%" fo:text-align="left" fo:margin-left="6.20pt" fo:text-indent="0.00pt" fo:margin-right="24.75pt"/>
    </style:style>
    <style:style style:name="P516" style:family="paragraph">
      <style:paragraph-properties fo:line-height="100.00%" fo:text-align="left" fo:margin-left="6.20pt" fo:text-indent="0.00pt" fo:margin-right="56.10pt"/>
    </style:style>
    <style:style style:name="P517" style:family="paragraph">
      <style:paragraph-properties fo:line-height="100.00%" fo:text-align="left" fo:margin-left="6.70pt" fo:text-indent="0.00pt"/>
    </style:style>
    <style:style style:name="P518" style:family="paragraph">
      <style:paragraph-properties fo:line-height="100.00%" fo:text-align="left" fo:margin-left="15.50pt" fo:text-indent="-11.40pt" fo:margin-right="3.95pt"/>
    </style:style>
    <style:style style:name="P519" style:family="paragraph">
      <style:paragraph-properties fo:line-height="100.00%" fo:text-align="left">
        <style:tab-stops>
          <style:tab-stop style:position="84.00pt"/>
          <style:tab-stop style:position="78951.60pt" style:leader-style="dotted"/>
          <style:tab-stop style:position="421121.65pt" style:type="right"/>
          <style:tab-stop style:position="0.00pt"/>
          <style:tab-stop style:position="68.00pt"/>
          <style:tab-stop style:position="78951.60pt" style:leader-style="dotted"/>
          <style:tab-stop style:position="421121.65pt" style:type="right"/>
        </style:tab-stops>
      </style:paragraph-properties>
    </style:style>
    <style:style style:name="P520" style:family="paragraph">
      <style:paragraph-properties fo:line-height="100.00%" fo:text-align="left">
        <style:tab-stops>
          <style:tab-stop style:position="84.00pt"/>
          <style:tab-stop style:position="78951.60pt" style:leader-style="dotted"/>
          <style:tab-stop style:position="421121.65pt" style:type="right"/>
          <style:tab-stop style:position="0.00pt"/>
          <style:tab-stop style:position="68.00pt"/>
          <style:tab-stop style:position="78951.60pt" style:leader-style="dotted"/>
          <style:tab-stop style:position="421121.65pt" style:type="right"/>
        </style:tab-stops>
      </style:paragraph-properties>
    </style:style>
    <style:style style:name="P521" style:family="paragraph">
      <style:paragraph-properties fo:line-height="100.00%" fo:text-align="left"/>
    </style:style>
    <style:style style:name="P522" style:family="paragraph">
      <style:paragraph-properties fo:line-height="100.00%" fo:text-align="left" fo:margin-left="6.20pt" fo:text-indent="0.00pt"/>
    </style:style>
    <style:style style:name="P523" style:family="paragraph">
      <style:paragraph-properties fo:line-height="100.00%" fo:text-align="left" fo:margin-left="5.70pt" fo:text-indent="0.00pt"/>
    </style:style>
    <style:style style:name="P524" style:family="paragraph">
      <style:paragraph-properties fo:line-height="100.00%" fo:text-align="left"/>
    </style:style>
    <style:style style:name="P525" style:family="paragraph">
      <style:paragraph-properties fo:line-height="100.00%" fo:text-align="left" fo:margin-left="6.70pt" fo:text-indent="0.00pt" fo:margin-right="-0.75pt"/>
    </style:style>
    <style:style style:name="P526" style:family="paragraph">
      <style:paragraph-properties fo:line-height="100.00%" fo:text-align="center" fo:margin-left="2.80pt" fo:text-indent="0.00pt" fo:margin-right="3.15pt"/>
    </style:style>
    <style:style style:name="P527" style:family="paragraph">
      <style:paragraph-properties fo:line-height="100.00%" fo:text-align="left">
        <style:tab-stops>
          <style:tab-stop style:position="84.00pt"/>
          <style:tab-stop style:position="78951.60pt" style:leader-style="dotted"/>
          <style:tab-stop style:position="421121.65pt" style:type="right"/>
          <style:tab-stop style:position="0.00pt"/>
          <style:tab-stop style:position="68.00pt"/>
          <style:tab-stop style:position="78951.60pt" style:leader-style="dotted"/>
          <style:tab-stop style:position="421121.65pt" style:type="right"/>
        </style:tab-stops>
      </style:paragraph-properties>
    </style:style>
    <style:style style:name="P528" style:family="paragraph">
      <style:paragraph-properties fo:line-height="100.00%" fo:text-align="left">
        <style:tab-stops>
          <style:tab-stop style:position="84.00pt"/>
          <style:tab-stop style:position="78951.60pt" style:leader-style="dotted"/>
          <style:tab-stop style:position="421121.65pt" style:type="right"/>
          <style:tab-stop style:position="0.00pt"/>
          <style:tab-stop style:position="68.00pt"/>
          <style:tab-stop style:position="78951.60pt" style:leader-style="dotted"/>
          <style:tab-stop style:position="421121.65pt" style:type="right"/>
        </style:tab-stops>
      </style:paragraph-properties>
    </style:style>
    <style:style style:name="P529" style:family="paragraph">
      <style:paragraph-properties fo:line-height="115.00%" fo:text-align="left" fo:margin-bottom="10.00pt"/>
    </style:style>
    <style:style style:name="P530" style:family="paragraph">
      <style:paragraph-properties fo:line-height="100.00%" fo:text-align="left"/>
    </style:style>
    <style:style style:name="P531" style:family="paragraph">
      <style:paragraph-properties fo:line-height="100.00%" fo:text-align="left" fo:margin-left="5.70pt" fo:text-indent="0.00pt"/>
    </style:style>
    <style:style style:name="P532" style:family="paragraph">
      <style:paragraph-properties fo:line-height="115.00%" fo:text-align="left" fo:margin-bottom="10.00pt"/>
    </style:style>
    <style:style style:name="P533" style:family="paragraph">
      <style:paragraph-properties fo:line-height="100.00%" fo:text-align="left"/>
    </style:style>
    <style:style style:name="P534" style:family="paragraph">
      <style:paragraph-properties fo:line-height="100.00%" fo:text-align="center" fo:margin-right="0.35pt"/>
    </style:style>
    <style:style style:name="P535" style:family="paragraph">
      <style:paragraph-properties fo:line-height="100.00%" fo:text-align="left">
        <style:tab-stops>
          <style:tab-stop style:position="84.00pt"/>
          <style:tab-stop style:position="78951.60pt" style:leader-style="dotted"/>
          <style:tab-stop style:position="421121.65pt" style:type="right"/>
          <style:tab-stop style:position="0.00pt"/>
          <style:tab-stop style:position="68.00pt"/>
          <style:tab-stop style:position="78951.60pt" style:leader-style="dotted"/>
          <style:tab-stop style:position="421121.65pt" style:type="right"/>
        </style:tab-stops>
      </style:paragraph-properties>
    </style:style>
    <style:style style:name="P536" style:family="paragraph">
      <style:paragraph-properties fo:line-height="100.00%" fo:text-align="left">
        <style:tab-stops>
          <style:tab-stop style:position="84.00pt"/>
          <style:tab-stop style:position="78951.60pt" style:leader-style="dotted"/>
          <style:tab-stop style:position="421121.65pt" style:type="right"/>
          <style:tab-stop style:position="0.00pt"/>
          <style:tab-stop style:position="68.00pt"/>
          <style:tab-stop style:position="78951.60pt" style:leader-style="dotted"/>
          <style:tab-stop style:position="421121.65pt" style:type="right"/>
        </style:tab-stops>
      </style:paragraph-properties>
    </style:style>
    <style:style style:name="P537" style:family="paragraph">
      <style:paragraph-properties fo:line-height="115.00%" fo:text-align="left" fo:margin-bottom="10.00pt"/>
    </style:style>
    <style:style style:name="P538" style:family="paragraph">
      <style:paragraph-properties fo:line-height="100.00%" fo:text-align="left"/>
    </style:style>
    <style:style style:name="P539" style:family="paragraph">
      <style:paragraph-properties fo:line-height="100.00%" fo:text-align="left" fo:margin-left="5.70pt" fo:text-indent="0.00pt"/>
    </style:style>
    <style:style style:name="P540" style:family="paragraph">
      <style:paragraph-properties fo:line-height="115.00%" fo:text-align="left" fo:margin-bottom="10.00pt"/>
    </style:style>
    <style:style style:name="P541" style:family="paragraph">
      <style:paragraph-properties fo:line-height="100.00%" fo:text-align="left"/>
    </style:style>
    <style:style style:name="P542" style:family="paragraph">
      <style:paragraph-properties fo:line-height="100.00%" fo:text-align="left">
        <style:tab-stops>
          <style:tab-stop style:position="84.00pt"/>
          <style:tab-stop style:position="78951.60pt" style:leader-style="dotted"/>
          <style:tab-stop style:position="421121.65pt" style:type="right"/>
          <style:tab-stop style:position="0.00pt"/>
          <style:tab-stop style:position="68.00pt"/>
          <style:tab-stop style:position="78951.60pt" style:leader-style="dotted"/>
          <style:tab-stop style:position="421121.65pt" style:type="right"/>
        </style:tab-stops>
      </style:paragraph-properties>
    </style:style>
    <style:style style:name="P543" style:family="paragraph">
      <style:paragraph-properties fo:line-height="100.00%" fo:text-align="left">
        <style:tab-stops>
          <style:tab-stop style:position="84.00pt"/>
          <style:tab-stop style:position="78951.60pt" style:leader-style="dotted"/>
          <style:tab-stop style:position="421121.65pt" style:type="right"/>
          <style:tab-stop style:position="0.00pt"/>
          <style:tab-stop style:position="68.00pt"/>
          <style:tab-stop style:position="78951.60pt" style:leader-style="dotted"/>
          <style:tab-stop style:position="421121.65pt" style:type="right"/>
        </style:tab-stops>
      </style:paragraph-properties>
    </style:style>
    <style:style style:name="P544" style:family="paragraph">
      <style:paragraph-properties fo:line-height="100.00%" fo:text-align="left"/>
    </style:style>
    <style:style style:name="P545" style:family="paragraph">
      <style:paragraph-properties fo:line-height="100.00%" fo:text-align="left" fo:margin-left="6.70pt" fo:text-indent="0.00pt"/>
    </style:style>
    <style:style style:name="P546" style:family="paragraph">
      <style:paragraph-properties fo:line-height="100.00%" fo:text-align="left" fo:margin-left="6.20pt" fo:text-indent="0.00pt"/>
    </style:style>
    <style:style style:name="P547" style:family="paragraph">
      <style:paragraph-properties fo:line-height="100.00%" fo:text-align="left" fo:margin-left="5.70pt" fo:text-indent="0.00pt"/>
    </style:style>
    <style:style style:name="P548" style:family="paragraph">
      <style:paragraph-properties fo:line-height="100.00%" fo:text-align="left"/>
    </style:style>
    <style:style style:name="P549" style:family="paragraph">
      <style:paragraph-properties fo:line-height="100.00%" fo:text-align="left" fo:margin-left="6.70pt" fo:text-indent="0.00pt"/>
    </style:style>
    <style:style style:name="P550" style:family="paragraph">
      <style:paragraph-properties fo:line-height="100.00%" fo:text-align="center" fo:margin-left="2.80pt" fo:text-indent="0.00pt" fo:margin-right="3.15pt"/>
    </style:style>
    <style:style style:name="P551" style:family="paragraph">
      <style:paragraph-properties fo:line-height="100.00%" fo:text-align="left">
        <style:tab-stops>
          <style:tab-stop style:position="84.00pt"/>
          <style:tab-stop style:position="78951.60pt" style:leader-style="dotted"/>
          <style:tab-stop style:position="421121.65pt" style:type="right"/>
          <style:tab-stop style:position="0.00pt"/>
          <style:tab-stop style:position="68.00pt"/>
          <style:tab-stop style:position="78951.60pt" style:leader-style="dotted"/>
          <style:tab-stop style:position="421121.65pt" style:type="right"/>
        </style:tab-stops>
      </style:paragraph-properties>
    </style:style>
    <style:style style:name="P552" style:family="paragraph">
      <style:paragraph-properties fo:line-height="100.00%" fo:text-align="left">
        <style:tab-stops>
          <style:tab-stop style:position="84.00pt"/>
          <style:tab-stop style:position="78951.60pt" style:leader-style="dotted"/>
          <style:tab-stop style:position="421121.65pt" style:type="right"/>
          <style:tab-stop style:position="0.00pt"/>
          <style:tab-stop style:position="68.00pt"/>
          <style:tab-stop style:position="78951.60pt" style:leader-style="dotted"/>
          <style:tab-stop style:position="421121.65pt" style:type="right"/>
        </style:tab-stops>
      </style:paragraph-properties>
    </style:style>
    <style:style style:name="P553" style:family="paragraph">
      <style:paragraph-properties fo:line-height="115.00%" fo:text-align="left" fo:margin-bottom="10.00pt"/>
    </style:style>
    <style:style style:name="P554" style:family="paragraph">
      <style:paragraph-properties fo:line-height="100.00%" fo:text-align="left"/>
    </style:style>
    <style:style style:name="P555" style:family="paragraph">
      <style:paragraph-properties fo:line-height="100.00%" fo:text-align="left" fo:margin-left="5.70pt" fo:text-indent="0.00pt"/>
    </style:style>
    <style:style style:name="P556" style:family="paragraph">
      <style:paragraph-properties fo:line-height="115.00%" fo:text-align="left" fo:margin-bottom="10.00pt"/>
    </style:style>
    <style:style style:name="P557" style:family="paragraph">
      <style:paragraph-properties fo:line-height="100.00%" fo:text-align="left"/>
    </style:style>
    <style:style style:name="P558" style:family="paragraph">
      <style:paragraph-properties fo:line-height="100.00%" fo:text-align="center" fo:margin-right="0.35pt"/>
    </style:style>
    <style:style style:name="P559" style:family="paragraph">
      <style:paragraph-properties fo:line-height="100.00%" fo:text-align="left">
        <style:tab-stops>
          <style:tab-stop style:position="84.00pt"/>
          <style:tab-stop style:position="78951.60pt" style:leader-style="dotted"/>
          <style:tab-stop style:position="421121.65pt" style:type="right"/>
          <style:tab-stop style:position="0.00pt"/>
          <style:tab-stop style:position="68.00pt"/>
          <style:tab-stop style:position="78951.60pt" style:leader-style="dotted"/>
          <style:tab-stop style:position="421121.65pt" style:type="right"/>
        </style:tab-stops>
      </style:paragraph-properties>
    </style:style>
    <style:style style:name="P560" style:family="paragraph">
      <style:paragraph-properties fo:line-height="100.00%" fo:text-align="left">
        <style:tab-stops>
          <style:tab-stop style:position="84.00pt"/>
          <style:tab-stop style:position="78951.60pt" style:leader-style="dotted"/>
          <style:tab-stop style:position="421121.65pt" style:type="right"/>
          <style:tab-stop style:position="0.00pt"/>
          <style:tab-stop style:position="68.00pt"/>
          <style:tab-stop style:position="78951.60pt" style:leader-style="dotted"/>
          <style:tab-stop style:position="421121.65pt" style:type="right"/>
        </style:tab-stops>
      </style:paragraph-properties>
    </style:style>
    <style:style style:name="P561" style:family="paragraph">
      <style:paragraph-properties fo:line-height="115.00%" fo:text-align="left" fo:margin-bottom="10.00pt"/>
    </style:style>
    <style:style style:name="P562" style:family="paragraph">
      <style:paragraph-properties fo:line-height="100.00%" fo:text-align="left"/>
    </style:style>
    <style:style style:name="P563" style:family="paragraph">
      <style:paragraph-properties fo:line-height="100.00%" fo:text-align="left" fo:margin-left="5.70pt" fo:text-indent="0.00pt"/>
    </style:style>
    <style:style style:name="P564" style:family="paragraph">
      <style:paragraph-properties fo:line-height="115.00%" fo:text-align="left" fo:margin-bottom="10.00pt"/>
    </style:style>
    <style:style style:name="P565" style:family="paragraph">
      <style:paragraph-properties fo:line-height="100.00%" fo:text-align="left"/>
    </style:style>
    <style:style style:name="P566" style:family="paragraph">
      <style:paragraph-properties fo:line-height="100.00%" fo:text-align="left">
        <style:tab-stops>
          <style:tab-stop style:position="84.00pt"/>
          <style:tab-stop style:position="78951.60pt" style:leader-style="dotted"/>
          <style:tab-stop style:position="421121.65pt" style:type="right"/>
          <style:tab-stop style:position="0.00pt"/>
          <style:tab-stop style:position="68.00pt"/>
          <style:tab-stop style:position="78951.60pt" style:leader-style="dotted"/>
          <style:tab-stop style:position="421121.65pt" style:type="right"/>
        </style:tab-stops>
      </style:paragraph-properties>
    </style:style>
    <style:style style:name="P567" style:family="paragraph">
      <style:paragraph-properties fo:line-height="100.00%" fo:text-align="left">
        <style:tab-stops>
          <style:tab-stop style:position="84.00pt"/>
          <style:tab-stop style:position="78951.60pt" style:leader-style="dotted"/>
          <style:tab-stop style:position="421121.65pt" style:type="right"/>
          <style:tab-stop style:position="0.00pt"/>
          <style:tab-stop style:position="68.00pt"/>
          <style:tab-stop style:position="78951.60pt" style:leader-style="dotted"/>
          <style:tab-stop style:position="421121.65pt" style:type="right"/>
        </style:tab-stops>
      </style:paragraph-properties>
    </style:style>
    <style:style style:name="P568" style:family="paragraph">
      <style:paragraph-properties fo:line-height="115.00%" fo:text-align="left" fo:margin-bottom="10.00pt"/>
    </style:style>
    <style:style style:name="P569" style:family="paragraph">
      <style:paragraph-properties fo:line-height="100.00%" fo:text-align="left"/>
    </style:style>
    <style:style style:name="P570" style:family="paragraph">
      <style:paragraph-properties fo:line-height="100.00%" fo:text-align="left" fo:margin-left="5.70pt" fo:text-indent="0.00pt"/>
    </style:style>
    <style:style style:name="P571" style:family="paragraph">
      <style:paragraph-properties fo:line-height="115.00%" fo:text-align="left" fo:margin-bottom="10.00pt"/>
    </style:style>
    <style:style style:name="P572" style:family="paragraph">
      <style:paragraph-properties fo:line-height="100.00%" fo:text-align="left"/>
    </style:style>
    <style:style style:name="P573" style:family="paragraph">
      <style:paragraph-properties fo:line-height="100.00%" fo:text-align="left">
        <style:tab-stops>
          <style:tab-stop style:position="84.00pt"/>
          <style:tab-stop style:position="78951.60pt" style:leader-style="dotted"/>
          <style:tab-stop style:position="421121.65pt" style:type="right"/>
          <style:tab-stop style:position="0.00pt"/>
          <style:tab-stop style:position="68.00pt"/>
          <style:tab-stop style:position="78951.60pt" style:leader-style="dotted"/>
          <style:tab-stop style:position="421121.65pt" style:type="right"/>
        </style:tab-stops>
      </style:paragraph-properties>
    </style:style>
    <style:style style:name="P574" style:family="paragraph">
      <style:paragraph-properties fo:line-height="100.00%" fo:text-align="left">
        <style:tab-stops>
          <style:tab-stop style:position="84.00pt"/>
          <style:tab-stop style:position="78951.60pt" style:leader-style="dotted"/>
          <style:tab-stop style:position="421121.65pt" style:type="right"/>
          <style:tab-stop style:position="0.00pt"/>
          <style:tab-stop style:position="68.00pt"/>
          <style:tab-stop style:position="78951.60pt" style:leader-style="dotted"/>
          <style:tab-stop style:position="421121.65pt" style:type="right"/>
        </style:tab-stops>
      </style:paragraph-properties>
    </style:style>
    <style:style style:name="P575" style:family="paragraph">
      <style:paragraph-properties fo:line-height="100.00%" fo:text-align="left" fo:margin-left="6.70pt" fo:text-indent="0.00pt"/>
    </style:style>
    <style:style style:name="P576" style:family="paragraph">
      <style:paragraph-properties fo:line-height="100.00%" fo:text-align="left" fo:margin-left="6.70pt" fo:text-indent="0.00pt" fo:margin-right="35.25pt" fo:margin-top="2.50pt"/>
    </style:style>
    <style:style style:name="P577" style:family="paragraph">
      <style:paragraph-properties fo:line-height="100.00%" fo:text-align="left" fo:margin-left="6.70pt" fo:text-indent="0.00pt"/>
    </style:style>
    <style:style style:name="P578" style:family="paragraph">
      <style:paragraph-properties fo:line-height="100.00%" fo:text-align="left" fo:margin-left="6.20pt" fo:text-indent="0.00pt"/>
    </style:style>
    <style:style style:name="P579" style:family="paragraph">
      <style:paragraph-properties fo:line-height="100.00%" fo:text-align="left" fo:margin-left="5.70pt" fo:text-indent="0.00pt"/>
    </style:style>
    <style:style style:name="P580" style:family="paragraph">
      <style:paragraph-properties fo:line-height="100.00%" fo:text-align="left" fo:margin-left="5.70pt" fo:text-indent="0.00pt" fo:margin-right="12.60pt"/>
    </style:style>
    <style:style style:name="P581" style:family="paragraph">
      <style:paragraph-properties fo:line-height="100.00%" fo:text-align="left" fo:margin-left="6.20pt" fo:text-indent="0.00pt"/>
    </style:style>
    <style:style style:name="P582" style:family="paragraph">
      <style:paragraph-properties fo:line-height="100.00%" fo:text-align="left" fo:margin-left="6.70pt" fo:text-indent="0.00pt"/>
    </style:style>
    <style:style style:name="P583" style:family="paragraph">
      <style:paragraph-properties fo:line-height="100.00%" fo:text-align="center" fo:margin-left="2.80pt" fo:text-indent="0.00pt" fo:margin-right="3.15pt"/>
    </style:style>
    <style:style style:name="P584" style:family="paragraph">
      <style:paragraph-properties fo:line-height="100.00%" fo:text-align="center" fo:margin-right="0.35pt" fo:margin-top="0.25pt"/>
    </style:style>
    <style:style style:name="P585" style:family="paragraph">
      <style:paragraph-properties fo:line-height="100.00%" fo:text-align="left">
        <style:tab-stops>
          <style:tab-stop style:position="84.00pt"/>
          <style:tab-stop style:position="78951.60pt" style:leader-style="dotted"/>
          <style:tab-stop style:position="421121.65pt" style:type="right"/>
          <style:tab-stop style:position="0.00pt"/>
          <style:tab-stop style:position="68.00pt"/>
          <style:tab-stop style:position="78951.60pt" style:leader-style="dotted"/>
          <style:tab-stop style:position="421121.65pt" style:type="right"/>
        </style:tab-stops>
      </style:paragraph-properties>
    </style:style>
    <style:style style:name="P586" style:family="paragraph">
      <style:paragraph-properties fo:line-height="100.00%" fo:text-align="center"/>
    </style:style>
    <style:style style:name="P587" style:family="paragraph">
      <style:paragraph-properties fo:line-height="100.00%" fo:text-align="left" fo:margin-top="0.25pt" fo:margin-bottom="0.05pt"/>
    </style:style>
    <style:style style:name="P588" style:family="paragraph">
      <style:paragraph-properties fo:line-height="100.00%" fo:text-align="left">
        <style:tab-stops>
          <style:tab-stop style:position="84.00pt"/>
          <style:tab-stop style:position="78951.60pt" style:leader-style="dotted"/>
          <style:tab-stop style:position="421121.65pt" style:type="right"/>
          <style:tab-stop style:position="1625.60pt"/>
          <style:tab-stop style:position="68.00pt"/>
          <style:tab-stop style:position="78951.60pt" style:leader-style="dotted"/>
          <style:tab-stop style:position="421121.65pt" style:type="right"/>
        </style:tab-stops>
      </style:paragraph-properties>
    </style:style>
    <style:style style:name="P589" style:family="paragraph">
      <style:paragraph-properties fo:line-height="100.00%" fo:text-align="left" fo:margin-left="6.70pt" fo:text-indent="0.00pt"/>
    </style:style>
    <style:style style:name="P590" style:family="paragraph">
      <style:paragraph-properties fo:line-height="100.00%" fo:text-align="left" fo:margin-left="6.20pt" fo:text-indent="0.00pt"/>
    </style:style>
    <style:style style:name="P591" style:family="paragraph">
      <style:paragraph-properties fo:line-height="100.00%" fo:text-align="left" fo:margin-left="5.70pt" fo:text-indent="0.00pt"/>
    </style:style>
    <style:style style:name="P592" style:family="paragraph">
      <style:paragraph-properties fo:line-height="100.00%" fo:text-align="left" fo:margin-left="5.70pt" fo:text-indent="0.00pt" fo:margin-right="44.80pt" fo:margin-top="0.25pt"/>
    </style:style>
    <style:style style:name="P593" style:family="paragraph">
      <style:paragraph-properties fo:line-height="100.00%" fo:text-align="left" fo:margin-left="5.70pt" fo:text-indent="0.00pt" fo:margin-right="22.85pt"/>
    </style:style>
    <style:style style:name="P594" style:family="paragraph">
      <style:paragraph-properties fo:line-height="100.00%" fo:text-align="left" fo:margin-left="6.20pt" fo:text-indent="0.00pt"/>
    </style:style>
    <style:style style:name="P595" style:family="paragraph">
      <style:paragraph-properties fo:line-height="100.00%" fo:text-align="left" fo:margin-left="6.70pt" fo:text-indent="0.00pt"/>
    </style:style>
    <style:style style:name="P596" style:family="paragraph">
      <style:paragraph-properties fo:line-height="100.00%" fo:text-align="center" fo:margin-left="2.80pt" fo:text-indent="0.00pt" fo:margin-right="3.15pt"/>
    </style:style>
    <style:style style:name="P597" style:family="paragraph">
      <style:paragraph-properties fo:line-height="100.00%" fo:text-align="center" fo:margin-right="0.35pt" fo:margin-top="0.25pt"/>
    </style:style>
    <style:style style:name="P598" style:family="paragraph">
      <style:paragraph-properties fo:line-height="100.00%" fo:text-align="left">
        <style:tab-stops>
          <style:tab-stop style:position="84.00pt"/>
          <style:tab-stop style:position="78951.60pt" style:leader-style="dotted"/>
          <style:tab-stop style:position="421121.65pt" style:type="right"/>
          <style:tab-stop style:position="1625.60pt"/>
          <style:tab-stop style:position="68.00pt"/>
          <style:tab-stop style:position="78951.60pt" style:leader-style="dotted"/>
          <style:tab-stop style:position="421121.65pt" style:type="right"/>
        </style:tab-stops>
      </style:paragraph-properties>
    </style:style>
    <style:style style:name="P599" style:family="paragraph">
      <style:paragraph-properties fo:line-height="100.00%" fo:text-align="left" fo:margin-top="0.35pt"/>
    </style:style>
    <text:list-style style:name="L600">
      <text:list-level-style-bullet text:level="1" text:bullet-char="•">
        <style:list-level-properties text:space-before="4.60pt" text:min-label-width="18.00pt"/>
        <style:text-properties fo:font-family="Symbol"/>
      </text:list-level-style-bullet>
    </text:list-style>
    <style:style style:name="P600" style:family="paragraph">
      <style:paragraph-properties fo:line-height="100.00%" fo:text-align="left" fo:margin-left="135.65pt" fo:text-indent="-135.65pt" fo:margin-top="4.65pt">
        <style:tab-stops>
          <style:tab-stop style:position="-22.55pt"/>
        </style:tab-stops>
      </style:paragraph-properties>
    </style:style>
    <style:style style:name="P601" style:family="paragraph">
      <style:paragraph-properties fo:line-height="100.00%" fo:text-align="left" fo:margin-top="0.30pt"/>
    </style:style>
    <text:list-style style:name="L602">
      <text:list-level-style-bullet text:level="1" text:bullet-char="•">
        <style:list-level-properties text:space-before="31.25pt" text:min-label-width="18.00pt"/>
        <style:text-properties fo:font-family="Symbol"/>
      </text:list-level-style-bullet>
    </text:list-style>
    <style:style style:name="P602" style:family="paragraph">
      <style:paragraph-properties fo:line-height="100.00%" fo:text-align="left" fo:margin-left="9.00pt" fo:text-indent="-9.00pt">
        <style:tab-stops>
          <style:tab-stop style:position="-49.25pt"/>
        </style:tab-stops>
      </style:paragraph-properties>
    </style:style>
    <style:style style:name="P603" style:family="paragraph">
      <style:paragraph-properties fo:line-height="100.00%" fo:text-align="left"/>
    </style:style>
    <style:style style:name="P604" style:family="paragraph">
      <style:paragraph-properties fo:line-height="100.00%" fo:text-align="left" fo:margin-top="0.05pt"/>
    </style:style>
    <style:style style:name="P605" style:family="paragraph">
      <style:paragraph-properties fo:line-height="100.00%" fo:text-align="left">
        <style:tab-stops>
          <style:tab-stop style:position="77.00pt"/>
          <style:tab-stop style:position="78951.60pt" style:leader-style="dotted"/>
          <style:tab-stop style:position="421121.65pt" style:type="right"/>
          <style:tab-stop style:position="1625.60pt"/>
          <style:tab-stop style:position="72.00pt"/>
          <style:tab-stop style:position="78951.60pt" style:leader-style="dotted"/>
          <style:tab-stop style:position="421121.65pt" style:type="right"/>
        </style:tab-stops>
      </style:paragraph-properties>
    </style:style>
    <style:style style:name="P606" style:family="paragraph">
      <style:paragraph-properties fo:line-height="100.00%" fo:text-align="left" fo:margin-left="22.70pt" fo:text-indent="0.00pt"/>
    </style:style>
    <style:style style:name="P607" style:family="paragraph">
      <style:paragraph-properties fo:line-height="100.00%" fo:text-align="center" fo:margin-left="7.95pt" fo:text-indent="-0.05pt" fo:margin-right="4.60pt"/>
    </style:style>
    <style:style style:name="P608" style:family="paragraph">
      <style:paragraph-properties fo:line-height="100.00%" fo:text-align="center" fo:margin-left="21.60pt" fo:text-indent="0.00pt" fo:margin-right="19.10pt"/>
    </style:style>
    <style:style style:name="P609" style:family="paragraph">
      <style:paragraph-properties fo:line-height="100.00%" fo:text-align="center" fo:margin-left="14.50pt" fo:text-indent="0.00pt" fo:margin-right="9.65pt"/>
    </style:style>
    <style:style style:name="P610" style:family="paragraph">
      <style:paragraph-properties fo:line-height="100.00%" fo:text-align="center" fo:margin-left="5.70pt" fo:text-indent="0.00pt" fo:margin-right="0.95pt"/>
    </style:style>
    <style:style style:name="P611" style:family="paragraph">
      <style:paragraph-properties fo:line-height="100.00%" fo:text-align="left" fo:margin-left="23.70pt" fo:text-indent="0.00pt"/>
    </style:style>
    <style:style style:name="P612" style:family="paragraph">
      <style:paragraph-properties fo:line-height="100.00%" fo:text-align="left" fo:margin-left="9.95pt" fo:text-indent="2.25pt" fo:margin-right="5.95pt"/>
    </style:style>
    <style:style style:name="P613" style:family="paragraph">
      <style:paragraph-properties fo:line-height="100.00%" fo:text-align="left" fo:margin-left="5.20pt" fo:text-indent="0.00pt"/>
    </style:style>
    <style:style style:name="P614" style:family="paragraph">
      <style:paragraph-properties fo:line-height="100.00%" fo:text-align="left" fo:margin-left="18.70pt" fo:text-indent="9.00pt" fo:margin-right="15.20pt"/>
    </style:style>
    <style:style style:name="P615" style:family="paragraph">
      <style:paragraph-properties fo:line-height="100.00%" fo:text-align="left">
        <style:tab-stops>
          <style:tab-stop style:position="77.00pt"/>
          <style:tab-stop style:position="78951.60pt" style:leader-style="dotted"/>
          <style:tab-stop style:position="421121.65pt" style:type="right"/>
          <style:tab-stop style:position="1625.60pt"/>
          <style:tab-stop style:position="72.00pt"/>
          <style:tab-stop style:position="78951.60pt" style:leader-style="dotted"/>
          <style:tab-stop style:position="421121.65pt" style:type="right"/>
        </style:tab-stops>
      </style:paragraph-properties>
    </style:style>
    <style:style style:name="P616" style:family="paragraph">
      <style:paragraph-properties fo:line-height="100.00%" fo:text-align="left">
        <style:tab-stops>
          <style:tab-stop style:position="77.00pt"/>
          <style:tab-stop style:position="78951.60pt" style:leader-style="dotted"/>
          <style:tab-stop style:position="421121.65pt" style:type="right"/>
          <style:tab-stop style:position="0.00pt"/>
          <style:tab-stop style:position="72.00pt"/>
          <style:tab-stop style:position="78951.60pt" style:leader-style="dotted"/>
          <style:tab-stop style:position="421121.65pt" style:type="right"/>
        </style:tab-stops>
      </style:paragraph-properties>
    </style:style>
    <style:style style:name="P617" style:family="paragraph">
      <style:paragraph-properties fo:line-height="100.00%" fo:text-align="left" fo:margin-left="6.20pt" fo:text-indent="0.00pt"/>
    </style:style>
    <style:style style:name="P618" style:family="paragraph">
      <style:paragraph-properties fo:line-height="100.00%" fo:text-align="left" fo:margin-left="6.45pt" fo:text-indent="0.00pt"/>
    </style:style>
    <style:style style:name="P619" style:family="paragraph">
      <style:paragraph-properties fo:line-height="100.00%" fo:text-align="left" fo:margin-left="5.70pt" fo:text-indent="0.00pt" fo:margin-top="0.10pt"/>
    </style:style>
    <style:style style:name="P620" style:family="paragraph">
      <style:paragraph-properties fo:line-height="100.00%" fo:text-align="left" fo:margin-left="5.70pt" fo:text-indent="0.00pt"/>
    </style:style>
    <style:style style:name="P621" style:family="paragraph">
      <style:paragraph-properties fo:line-height="100.00%" fo:text-align="right" fo:margin-right="19.50pt"/>
    </style:style>
    <style:style style:name="P622" style:family="paragraph">
      <style:paragraph-properties fo:line-height="100.00%" fo:text-align="left" fo:margin-left="5.20pt" fo:text-indent="0.00pt"/>
    </style:style>
    <style:style style:name="P623" style:family="paragraph">
      <style:paragraph-properties fo:line-height="100.00%" fo:text-align="left" fo:margin-left="5.95pt" fo:text-indent="0.00pt" fo:margin-right="28.20pt" fo:margin-top="0.10pt"/>
    </style:style>
    <style:style style:name="P624" style:family="paragraph">
      <style:paragraph-properties fo:line-height="100.00%" fo:text-align="left">
        <style:tab-stops>
          <style:tab-stop style:position="77.00pt"/>
          <style:tab-stop style:position="78951.60pt" style:leader-style="dotted"/>
          <style:tab-stop style:position="421121.65pt" style:type="right"/>
          <style:tab-stop style:position="0.00pt"/>
          <style:tab-stop style:position="72.00pt"/>
          <style:tab-stop style:position="78951.60pt" style:leader-style="dotted"/>
          <style:tab-stop style:position="421121.65pt" style:type="right"/>
        </style:tab-stops>
      </style:paragraph-properties>
    </style:style>
    <style:style style:name="P625" style:family="paragraph">
      <style:paragraph-properties fo:line-height="100.00%" fo:text-align="left">
        <style:tab-stops>
          <style:tab-stop style:position="77.00pt"/>
          <style:tab-stop style:position="78951.60pt" style:leader-style="dotted"/>
          <style:tab-stop style:position="421121.65pt" style:type="right"/>
          <style:tab-stop style:position="0.00pt"/>
          <style:tab-stop style:position="72.00pt"/>
          <style:tab-stop style:position="78951.60pt" style:leader-style="dotted"/>
          <style:tab-stop style:position="421121.65pt" style:type="right"/>
        </style:tab-stops>
      </style:paragraph-properties>
    </style:style>
    <style:style style:name="P626" style:family="paragraph">
      <style:paragraph-properties fo:line-height="100.00%" fo:text-align="left" fo:margin-left="6.20pt" fo:text-indent="0.00pt"/>
    </style:style>
    <style:style style:name="P627" style:family="paragraph">
      <style:paragraph-properties fo:line-height="100.00%" fo:text-align="left"/>
    </style:style>
    <style:style style:name="P628" style:family="paragraph">
      <style:paragraph-properties fo:line-height="100.00%" fo:text-align="left" fo:margin-left="6.45pt" fo:text-indent="0.00pt"/>
    </style:style>
    <style:style style:name="P629" style:family="paragraph">
      <style:paragraph-properties fo:line-height="100.00%" fo:text-align="left" fo:margin-left="5.70pt" fo:text-indent="0.00pt"/>
    </style:style>
    <style:style style:name="P630" style:family="paragraph">
      <style:paragraph-properties fo:line-height="100.00%" fo:text-align="left" fo:margin-left="5.70pt" fo:text-indent="0.00pt" fo:margin-right="26.10pt"/>
    </style:style>
    <style:style style:name="P631" style:family="paragraph">
      <style:paragraph-properties fo:line-height="100.00%" fo:text-align="right" fo:margin-right="19.50pt"/>
    </style:style>
    <style:style style:name="P632" style:family="paragraph">
      <style:paragraph-properties fo:line-height="100.00%" fo:text-align="left" fo:margin-left="5.20pt" fo:text-indent="0.00pt"/>
    </style:style>
    <style:style style:name="P633" style:family="paragraph">
      <style:paragraph-properties fo:line-height="100.00%" fo:text-align="left" fo:margin-left="5.95pt" fo:text-indent="0.00pt"/>
    </style:style>
    <style:style style:name="P634" style:family="paragraph">
      <style:paragraph-properties fo:line-height="100.00%" fo:text-align="left">
        <style:tab-stops>
          <style:tab-stop style:position="77.00pt"/>
          <style:tab-stop style:position="78951.60pt" style:leader-style="dotted"/>
          <style:tab-stop style:position="421121.65pt" style:type="right"/>
          <style:tab-stop style:position="0.00pt"/>
          <style:tab-stop style:position="72.00pt"/>
          <style:tab-stop style:position="78951.60pt" style:leader-style="dotted"/>
          <style:tab-stop style:position="421121.65pt" style:type="right"/>
        </style:tab-stops>
      </style:paragraph-properties>
    </style:style>
    <style:style style:name="P635" style:family="paragraph">
      <style:paragraph-properties fo:line-height="100.00%" fo:text-align="left">
        <style:tab-stops>
          <style:tab-stop style:position="77.00pt"/>
          <style:tab-stop style:position="78951.60pt" style:leader-style="dotted"/>
          <style:tab-stop style:position="421121.65pt" style:type="right"/>
          <style:tab-stop style:position="0.00pt"/>
          <style:tab-stop style:position="72.00pt"/>
          <style:tab-stop style:position="78951.60pt" style:leader-style="dotted"/>
          <style:tab-stop style:position="421121.65pt" style:type="right"/>
        </style:tab-stops>
      </style:paragraph-properties>
    </style:style>
    <style:style style:name="P636" style:family="paragraph">
      <style:paragraph-properties fo:line-height="100.00%" fo:text-align="left" fo:margin-left="6.20pt" fo:text-indent="0.00pt"/>
    </style:style>
    <style:style style:name="P637" style:family="paragraph">
      <style:paragraph-properties fo:line-height="100.00%" fo:text-align="left"/>
    </style:style>
    <style:style style:name="P638" style:family="paragraph">
      <style:paragraph-properties fo:line-height="100.00%" fo:text-align="left" fo:margin-left="6.45pt" fo:text-indent="0.00pt"/>
    </style:style>
    <style:style style:name="P639" style:family="paragraph">
      <style:paragraph-properties fo:line-height="100.00%" fo:text-align="left" fo:margin-left="5.70pt" fo:text-indent="0.00pt"/>
    </style:style>
    <style:style style:name="P640" style:family="paragraph">
      <style:paragraph-properties fo:line-height="100.00%" fo:text-align="left" fo:margin-left="5.70pt" fo:text-indent="0.00pt" fo:margin-right="23.00pt"/>
    </style:style>
    <style:style style:name="P641" style:family="paragraph">
      <style:paragraph-properties fo:line-height="100.00%" fo:text-align="right" fo:margin-right="19.50pt"/>
    </style:style>
    <style:style style:name="P642" style:family="paragraph">
      <style:paragraph-properties fo:line-height="100.00%" fo:text-align="left" fo:margin-left="5.20pt" fo:text-indent="0.00pt"/>
    </style:style>
    <style:style style:name="P643" style:family="paragraph">
      <style:paragraph-properties fo:line-height="100.00%" fo:text-align="left" fo:margin-left="5.95pt" fo:text-indent="0.00pt"/>
    </style:style>
    <style:style style:name="P644" style:family="paragraph">
      <style:paragraph-properties fo:line-height="100.00%" fo:text-align="left">
        <style:tab-stops>
          <style:tab-stop style:position="77.00pt"/>
          <style:tab-stop style:position="78951.60pt" style:leader-style="dotted"/>
          <style:tab-stop style:position="421121.65pt" style:type="right"/>
          <style:tab-stop style:position="0.00pt"/>
          <style:tab-stop style:position="72.00pt"/>
          <style:tab-stop style:position="78951.60pt" style:leader-style="dotted"/>
          <style:tab-stop style:position="421121.65pt" style:type="right"/>
        </style:tab-stops>
      </style:paragraph-properties>
    </style:style>
    <style:style style:name="P645" style:family="paragraph">
      <style:paragraph-properties fo:line-height="100.00%" fo:text-align="left">
        <style:tab-stops>
          <style:tab-stop style:position="77.00pt"/>
          <style:tab-stop style:position="78951.60pt" style:leader-style="dotted"/>
          <style:tab-stop style:position="421121.65pt" style:type="right"/>
          <style:tab-stop style:position="0.00pt"/>
          <style:tab-stop style:position="72.00pt"/>
          <style:tab-stop style:position="78951.60pt" style:leader-style="dotted"/>
          <style:tab-stop style:position="421121.65pt" style:type="right"/>
        </style:tab-stops>
      </style:paragraph-properties>
    </style:style>
    <style:style style:name="P646" style:family="paragraph">
      <style:paragraph-properties fo:line-height="100.00%" fo:text-align="left" fo:margin-left="6.20pt" fo:text-indent="0.00pt"/>
    </style:style>
    <style:style style:name="P647" style:family="paragraph">
      <style:paragraph-properties fo:line-height="100.00%" fo:text-align="left"/>
    </style:style>
    <style:style style:name="P648" style:family="paragraph">
      <style:paragraph-properties fo:line-height="100.00%" fo:text-align="left" fo:margin-left="6.45pt" fo:text-indent="0.00pt"/>
    </style:style>
    <style:style style:name="P649" style:family="paragraph">
      <style:paragraph-properties fo:line-height="100.00%" fo:text-align="left" fo:margin-left="5.70pt" fo:text-indent="0.00pt" fo:margin-top="0.35pt"/>
    </style:style>
    <style:style style:name="P650" style:family="paragraph">
      <style:paragraph-properties fo:line-height="100.00%" fo:text-align="left" fo:margin-left="5.70pt" fo:text-indent="0.00pt" fo:margin-right="23.00pt"/>
    </style:style>
    <style:style style:name="P651" style:family="paragraph">
      <style:paragraph-properties fo:line-height="100.00%" fo:text-align="right" fo:margin-right="19.50pt"/>
    </style:style>
    <style:style style:name="P652" style:family="paragraph">
      <style:paragraph-properties fo:line-height="100.00%" fo:text-align="left" fo:margin-left="5.20pt" fo:text-indent="0.00pt"/>
    </style:style>
    <style:style style:name="P653" style:family="paragraph">
      <style:paragraph-properties fo:line-height="100.00%" fo:text-align="left" fo:margin-left="5.95pt" fo:text-indent="0.00pt"/>
    </style:style>
    <style:style style:name="P654" style:family="paragraph">
      <style:paragraph-properties fo:line-height="100.00%" fo:text-align="left">
        <style:tab-stops>
          <style:tab-stop style:position="77.00pt"/>
          <style:tab-stop style:position="78951.60pt" style:leader-style="dotted"/>
          <style:tab-stop style:position="421121.65pt" style:type="right"/>
          <style:tab-stop style:position="0.00pt"/>
          <style:tab-stop style:position="72.00pt"/>
          <style:tab-stop style:position="78951.60pt" style:leader-style="dotted"/>
          <style:tab-stop style:position="421121.65pt" style:type="right"/>
        </style:tab-stops>
      </style:paragraph-properties>
    </style:style>
    <style:style style:name="P655" style:family="paragraph">
      <style:paragraph-properties fo:line-height="100.00%" fo:text-align="left">
        <style:tab-stops>
          <style:tab-stop style:position="77.00pt"/>
          <style:tab-stop style:position="78951.60pt" style:leader-style="dotted"/>
          <style:tab-stop style:position="421121.65pt" style:type="right"/>
          <style:tab-stop style:position="0.00pt"/>
          <style:tab-stop style:position="72.00pt"/>
          <style:tab-stop style:position="78951.60pt" style:leader-style="dotted"/>
          <style:tab-stop style:position="421121.65pt" style:type="right"/>
        </style:tab-stops>
      </style:paragraph-properties>
    </style:style>
    <style:style style:name="P656" style:family="paragraph">
      <style:paragraph-properties fo:line-height="100.00%" fo:text-align="left" fo:margin-left="6.20pt" fo:text-indent="0.00pt"/>
    </style:style>
    <style:style style:name="P657" style:family="paragraph">
      <style:paragraph-properties fo:line-height="100.00%" fo:text-align="left" fo:margin-left="6.45pt" fo:text-indent="0.00pt"/>
    </style:style>
    <style:style style:name="P658" style:family="paragraph">
      <style:paragraph-properties fo:line-height="100.00%" fo:text-align="left" fo:margin-left="5.70pt" fo:text-indent="0.00pt" fo:margin-top="0.10pt"/>
    </style:style>
    <style:style style:name="P659" style:family="paragraph">
      <style:paragraph-properties fo:line-height="100.00%" fo:text-align="left" fo:margin-left="5.70pt" fo:text-indent="0.00pt" fo:margin-right="23.60pt" fo:margin-top="0.10pt"/>
    </style:style>
    <style:style style:name="P660" style:family="paragraph">
      <style:paragraph-properties fo:line-height="100.00%" fo:text-align="right" fo:margin-right="19.50pt"/>
    </style:style>
    <style:style style:name="P661" style:family="paragraph">
      <style:paragraph-properties fo:line-height="100.00%" fo:text-align="left" fo:margin-left="5.20pt" fo:text-indent="0.00pt"/>
    </style:style>
    <style:style style:name="P662" style:family="paragraph">
      <style:paragraph-properties fo:line-height="100.00%" fo:text-align="left" fo:margin-left="5.95pt" fo:text-indent="0.00pt"/>
    </style:style>
    <style:style style:name="P663" style:family="paragraph">
      <style:paragraph-properties fo:line-height="100.00%" fo:text-align="left">
        <style:tab-stops>
          <style:tab-stop style:position="77.00pt"/>
          <style:tab-stop style:position="78951.60pt" style:leader-style="dotted"/>
          <style:tab-stop style:position="421121.65pt" style:type="right"/>
          <style:tab-stop style:position="0.00pt"/>
          <style:tab-stop style:position="72.00pt"/>
          <style:tab-stop style:position="78951.60pt" style:leader-style="dotted"/>
          <style:tab-stop style:position="421121.65pt" style:type="right"/>
        </style:tab-stops>
      </style:paragraph-properties>
    </style:style>
    <style:style style:name="P664" style:family="paragraph">
      <style:paragraph-properties fo:line-height="100.00%" fo:text-align="left">
        <style:tab-stops>
          <style:tab-stop style:position="77.00pt"/>
          <style:tab-stop style:position="78951.60pt" style:leader-style="dotted"/>
          <style:tab-stop style:position="421121.65pt" style:type="right"/>
          <style:tab-stop style:position="0.00pt"/>
          <style:tab-stop style:position="72.00pt"/>
          <style:tab-stop style:position="78951.60pt" style:leader-style="dotted"/>
          <style:tab-stop style:position="421121.65pt" style:type="right"/>
        </style:tab-stops>
      </style:paragraph-properties>
    </style:style>
    <style:style style:name="P665" style:family="paragraph">
      <style:paragraph-properties fo:line-height="100.00%" fo:text-align="left" fo:margin-left="6.20pt" fo:text-indent="0.00pt"/>
    </style:style>
    <style:style style:name="P666" style:family="paragraph">
      <style:paragraph-properties fo:line-height="100.00%" fo:text-align="left" fo:margin-left="6.45pt" fo:text-indent="0.00pt"/>
    </style:style>
    <style:style style:name="P667" style:family="paragraph">
      <style:paragraph-properties fo:line-height="100.00%" fo:text-align="left" fo:margin-left="6.45pt" fo:text-indent="0.00pt" fo:margin-top="0.05pt"/>
    </style:style>
    <style:style style:name="P668" style:family="paragraph">
      <style:paragraph-properties fo:line-height="100.00%" fo:text-align="left" fo:margin-left="5.70pt" fo:text-indent="0.00pt" fo:margin-right="14.85pt"/>
    </style:style>
    <style:style style:name="P669" style:family="paragraph">
      <style:paragraph-properties fo:line-height="100.00%" fo:text-align="left" fo:margin-left="5.70pt" fo:text-indent="0.00pt" fo:margin-top="0.80pt"/>
    </style:style>
    <style:style style:name="P670" style:family="paragraph">
      <style:paragraph-properties fo:line-height="100.00%" fo:text-align="right" fo:margin-right="19.50pt"/>
    </style:style>
    <style:style style:name="P671" style:family="paragraph">
      <style:paragraph-properties fo:line-height="100.00%" fo:text-align="left" fo:margin-left="5.20pt" fo:text-indent="0.00pt"/>
    </style:style>
    <style:style style:name="P672" style:family="paragraph">
      <style:paragraph-properties fo:line-height="100.00%" fo:text-align="left" fo:margin-left="5.95pt" fo:text-indent="0.00pt"/>
    </style:style>
    <style:style style:name="P673" style:family="paragraph">
      <style:paragraph-properties fo:line-height="100.00%" fo:text-align="left">
        <style:tab-stops>
          <style:tab-stop style:position="77.00pt"/>
          <style:tab-stop style:position="78951.60pt" style:leader-style="dotted"/>
          <style:tab-stop style:position="421121.65pt" style:type="right"/>
          <style:tab-stop style:position="0.00pt"/>
          <style:tab-stop style:position="72.00pt"/>
          <style:tab-stop style:position="78951.60pt" style:leader-style="dotted"/>
          <style:tab-stop style:position="421121.65pt" style:type="right"/>
        </style:tab-stops>
      </style:paragraph-properties>
    </style:style>
    <style:style style:name="P674" style:family="paragraph">
      <style:paragraph-properties fo:line-height="100.00%" fo:text-align="left">
        <style:tab-stops>
          <style:tab-stop style:position="77.00pt"/>
          <style:tab-stop style:position="78951.60pt" style:leader-style="dotted"/>
          <style:tab-stop style:position="421121.65pt" style:type="right"/>
          <style:tab-stop style:position="0.00pt"/>
          <style:tab-stop style:position="72.00pt"/>
          <style:tab-stop style:position="78951.60pt" style:leader-style="dotted"/>
          <style:tab-stop style:position="421121.65pt" style:type="right"/>
        </style:tab-stops>
      </style:paragraph-properties>
    </style:style>
    <style:style style:name="P675" style:family="paragraph">
      <style:paragraph-properties fo:line-height="100.00%" fo:text-align="left" fo:margin-left="6.20pt" fo:text-indent="0.00pt"/>
    </style:style>
    <style:style style:name="P676" style:family="paragraph">
      <style:paragraph-properties fo:line-height="100.00%" fo:text-align="left" fo:margin-left="6.45pt" fo:text-indent="0.00pt"/>
    </style:style>
    <style:style style:name="P677" style:family="paragraph">
      <style:paragraph-properties fo:line-height="100.00%" fo:text-align="left" fo:margin-left="6.45pt" fo:text-indent="0.00pt" fo:margin-top="0.55pt"/>
    </style:style>
    <style:style style:name="P678" style:family="paragraph">
      <style:paragraph-properties fo:line-height="100.00%" fo:text-align="left" fo:margin-left="5.70pt" fo:text-indent="0.00pt" fo:margin-right="8.75pt" fo:margin-top="0.50pt"/>
    </style:style>
    <style:style style:name="P679" style:family="paragraph">
      <style:paragraph-properties fo:line-height="100.00%" fo:text-align="left" fo:margin-left="5.70pt" fo:text-indent="0.00pt"/>
    </style:style>
    <style:style style:name="P680" style:family="paragraph">
      <style:paragraph-properties fo:line-height="100.00%" fo:text-align="right" fo:margin-right="19.50pt"/>
    </style:style>
    <style:style style:name="P681" style:family="paragraph">
      <style:paragraph-properties fo:line-height="100.00%" fo:text-align="left" fo:margin-left="5.20pt" fo:text-indent="0.00pt"/>
    </style:style>
    <style:style style:name="P682" style:family="paragraph">
      <style:paragraph-properties fo:line-height="100.00%" fo:text-align="left" fo:margin-left="5.95pt" fo:text-indent="0.00pt" fo:margin-right="28.20pt" fo:margin-top="0.35pt"/>
    </style:style>
    <style:style style:name="P683" style:family="paragraph">
      <style:paragraph-properties fo:line-height="100.00%" fo:text-align="left">
        <style:tab-stops>
          <style:tab-stop style:position="77.00pt"/>
          <style:tab-stop style:position="78951.60pt" style:leader-style="dotted"/>
          <style:tab-stop style:position="421121.65pt" style:type="right"/>
          <style:tab-stop style:position="0.00pt"/>
          <style:tab-stop style:position="72.00pt"/>
          <style:tab-stop style:position="78951.60pt" style:leader-style="dotted"/>
          <style:tab-stop style:position="421121.65pt" style:type="right"/>
        </style:tab-stops>
      </style:paragraph-properties>
    </style:style>
    <style:style style:name="P684" style:family="paragraph">
      <style:paragraph-properties fo:line-height="100.00%" fo:text-align="left"/>
    </style:style>
    <text:list-style style:name="L685">
      <text:list-level-style-bullet text:level="1" text:bullet-char="•">
        <style:list-level-properties text:space-before="31.25pt" text:min-label-width="18.00pt"/>
        <style:text-properties fo:font-family="Symbol"/>
      </text:list-level-style-bullet>
    </text:list-style>
    <style:style style:name="P685" style:family="paragraph">
      <style:paragraph-properties fo:line-height="100.00%" fo:text-align="left" fo:margin-left="9.00pt" fo:text-indent="-9.00pt" fo:margin-top="3.80pt">
        <style:tab-stops>
          <style:tab-stop style:position="-49.25pt"/>
        </style:tab-stops>
      </style:paragraph-properties>
    </style:style>
    <style:style style:name="P686" style:family="paragraph">
      <style:paragraph-properties fo:line-height="100.00%" fo:text-align="left"/>
    </style:style>
    <style:style style:name="P687" style:family="paragraph">
      <style:paragraph-properties fo:line-height="100.00%" fo:text-align="left" fo:margin-top="0.15pt" fo:margin-bottom="0.05pt"/>
    </style:style>
    <style:style style:name="P688" style:family="paragraph">
      <style:paragraph-properties fo:line-height="100.00%" fo:text-align="left">
        <style:tab-stops>
          <style:tab-stop style:position="46.00pt"/>
          <style:tab-stop style:position="78951.60pt" style:leader-style="dotted"/>
          <style:tab-stop style:position="421121.65pt" style:type="right"/>
          <style:tab-stop style:position="1625.60pt"/>
          <style:tab-stop style:position="49.00pt"/>
          <style:tab-stop style:position="78951.60pt" style:leader-style="dotted"/>
          <style:tab-stop style:position="421121.65pt" style:type="right"/>
        </style:tab-stops>
      </style:paragraph-properties>
    </style:style>
    <style:style style:name="P689" style:family="paragraph">
      <style:paragraph-properties fo:line-height="100.00%" fo:text-align="left" fo:margin-left="5.20pt" fo:text-indent="0.00pt"/>
    </style:style>
    <style:style style:name="P690" style:family="paragraph">
      <style:paragraph-properties fo:line-height="100.00%" fo:text-align="left" fo:margin-left="10.95pt" fo:text-indent="3.00pt" fo:margin-right="7.25pt"/>
    </style:style>
    <style:style style:name="P691" style:family="paragraph">
      <style:paragraph-properties fo:line-height="100.00%" fo:text-align="left" fo:margin-left="6.20pt" fo:text-indent="0.00pt" fo:margin-right="-2.20pt"/>
    </style:style>
    <style:style style:name="P692" style:family="paragraph">
      <style:paragraph-properties fo:line-height="100.00%" fo:text-align="left" fo:margin-left="7.70pt" fo:text-indent="0.00pt"/>
    </style:style>
    <style:style style:name="P693" style:family="paragraph">
      <style:paragraph-properties fo:line-height="100.00%" fo:text-align="left" fo:margin-left="24.20pt" fo:text-indent="0.00pt" fo:margin-right="15.20pt" fo:margin-top="3.20pt"/>
    </style:style>
    <style:style style:name="P694" style:family="paragraph">
      <style:paragraph-properties fo:line-height="100.00%" fo:text-align="center" fo:margin-left="16.50pt" fo:text-indent="-0.80pt" fo:margin-right="13.15pt"/>
    </style:style>
    <style:style style:name="P695" style:family="paragraph">
      <style:paragraph-properties fo:line-height="100.00%" fo:text-align="center" fo:margin-left="5.00pt" fo:text-indent="0.00pt" fo:margin-right="2.50pt"/>
    </style:style>
    <style:style style:name="P696" style:family="paragraph">
      <style:paragraph-properties fo:line-height="100.00%" fo:text-align="left" fo:margin-left="6.20pt" fo:text-indent="14.25pt" fo:margin-right="9.25pt"/>
    </style:style>
    <style:style style:name="P697" style:family="paragraph">
      <style:paragraph-properties fo:line-height="100.00%" fo:text-align="center" fo:margin-left="15.20pt" fo:text-indent="-0.05pt" fo:margin-right="13.60pt"/>
    </style:style>
    <style:style style:name="P698" style:family="paragraph">
      <style:paragraph-properties fo:line-height="100.00%" fo:text-align="left">
        <style:tab-stops>
          <style:tab-stop style:position="46.00pt"/>
          <style:tab-stop style:position="78951.60pt" style:leader-style="dotted"/>
          <style:tab-stop style:position="421121.65pt" style:type="right"/>
          <style:tab-stop style:position="1625.60pt"/>
          <style:tab-stop style:position="49.00pt"/>
          <style:tab-stop style:position="78951.60pt" style:leader-style="dotted"/>
          <style:tab-stop style:position="421121.65pt" style:type="right"/>
        </style:tab-stops>
      </style:paragraph-properties>
    </style:style>
    <style:style style:name="P699" style:family="paragraph">
      <style:paragraph-properties fo:line-height="100.00%" fo:text-align="left">
        <style:tab-stops>
          <style:tab-stop style:position="46.00pt"/>
          <style:tab-stop style:position="78951.60pt" style:leader-style="dotted"/>
          <style:tab-stop style:position="421121.65pt" style:type="right"/>
          <style:tab-stop style:position="0.00pt"/>
          <style:tab-stop style:position="49.00pt"/>
          <style:tab-stop style:position="78951.60pt" style:leader-style="dotted"/>
          <style:tab-stop style:position="421121.65pt" style:type="right"/>
        </style:tab-stops>
      </style:paragraph-properties>
    </style:style>
    <style:style style:name="P700" style:family="paragraph">
      <style:paragraph-properties fo:line-height="100.00%" fo:text-align="left" fo:margin-left="2.95pt" fo:text-indent="0.00pt"/>
    </style:style>
    <style:style style:name="P701" style:family="paragraph">
      <style:paragraph-properties fo:line-height="100.00%" fo:text-align="left" fo:margin-left="6.45pt" fo:text-indent="0.00pt"/>
    </style:style>
    <style:style style:name="P702" style:family="paragraph">
      <style:paragraph-properties fo:line-height="100.00%" fo:text-align="left" fo:margin-left="6.20pt" fo:text-indent="0.00pt"/>
    </style:style>
    <style:style style:name="P703" style:family="paragraph">
      <style:paragraph-properties fo:line-height="100.00%" fo:text-align="left" fo:margin-left="5.45pt" fo:text-indent="0.00pt"/>
    </style:style>
    <style:style style:name="P704" style:family="paragraph">
      <style:paragraph-properties fo:line-height="100.00%" fo:text-align="center" fo:margin-left="1.70pt" fo:text-indent="0.00pt" fo:margin-right="5.05pt"/>
    </style:style>
    <style:style style:name="P705" style:family="paragraph">
      <style:paragraph-properties fo:line-height="100.00%" fo:text-align="left" fo:margin-left="6.20pt" fo:text-indent="0.00pt"/>
    </style:style>
    <style:style style:name="P706" style:family="paragraph">
      <style:paragraph-properties fo:line-height="100.00%" fo:text-align="left" fo:margin-left="5.80pt" fo:text-indent="0.00pt"/>
    </style:style>
    <style:style style:name="P707" style:family="paragraph">
      <style:paragraph-properties fo:line-height="100.00%" fo:text-align="left">
        <style:tab-stops>
          <style:tab-stop style:position="46.00pt"/>
          <style:tab-stop style:position="78951.60pt" style:leader-style="dotted"/>
          <style:tab-stop style:position="421121.65pt" style:type="right"/>
          <style:tab-stop style:position="0.00pt"/>
          <style:tab-stop style:position="49.00pt"/>
          <style:tab-stop style:position="78951.60pt" style:leader-style="dotted"/>
          <style:tab-stop style:position="421121.65pt" style:type="right"/>
        </style:tab-stops>
      </style:paragraph-properties>
    </style:style>
    <style:style style:name="P708" style:family="paragraph">
      <style:paragraph-properties fo:line-height="100.00%" fo:text-align="left" fo:margin-left="2.95pt" fo:text-indent="0.00pt"/>
    </style:style>
    <style:style style:name="P709" style:family="paragraph">
      <style:paragraph-properties fo:line-height="100.00%" fo:text-align="left" fo:margin-left="6.45pt" fo:text-indent="0.00pt"/>
    </style:style>
    <style:style style:name="P710" style:family="paragraph">
      <style:paragraph-properties fo:line-height="100.00%" fo:text-align="left" fo:margin-left="6.20pt" fo:text-indent="0.00pt"/>
    </style:style>
    <style:style style:name="P711" style:family="paragraph">
      <style:paragraph-properties fo:line-height="100.00%" fo:text-align="left" fo:margin-left="5.45pt" fo:text-indent="0.00pt"/>
    </style:style>
    <style:style style:name="P712" style:family="paragraph">
      <style:paragraph-properties fo:line-height="100.00%" fo:text-align="center" fo:margin-left="5.00pt" fo:text-indent="0.00pt" fo:margin-right="4.75pt"/>
    </style:style>
    <style:style style:name="P713" style:family="paragraph">
      <style:paragraph-properties fo:line-height="100.00%" fo:text-align="left" fo:margin-left="6.20pt" fo:text-indent="0.00pt"/>
    </style:style>
    <style:style style:name="P714" style:family="paragraph">
      <style:paragraph-properties fo:line-height="100.00%" fo:text-align="left" fo:margin-left="5.75pt" fo:text-indent="0.00pt"/>
    </style:style>
    <style:style style:name="P715" style:family="paragraph">
      <style:paragraph-properties fo:line-height="100.00%" fo:text-align="left">
        <style:tab-stops>
          <style:tab-stop style:position="46.00pt"/>
          <style:tab-stop style:position="78951.60pt" style:leader-style="dotted"/>
          <style:tab-stop style:position="421121.65pt" style:type="right"/>
          <style:tab-stop style:position="0.00pt"/>
          <style:tab-stop style:position="49.00pt"/>
          <style:tab-stop style:position="78951.60pt" style:leader-style="dotted"/>
          <style:tab-stop style:position="421121.65pt" style:type="right"/>
        </style:tab-stops>
      </style:paragraph-properties>
    </style:style>
    <style:style style:name="P716" style:family="paragraph">
      <style:paragraph-properties fo:line-height="100.00%" fo:text-align="left">
        <style:tab-stops>
          <style:tab-stop style:position="46.00pt"/>
          <style:tab-stop style:position="78951.60pt" style:leader-style="dotted"/>
          <style:tab-stop style:position="421121.65pt" style:type="right"/>
          <style:tab-stop style:position="0.00pt"/>
          <style:tab-stop style:position="49.00pt"/>
          <style:tab-stop style:position="78951.60pt" style:leader-style="dotted"/>
          <style:tab-stop style:position="421121.65pt" style:type="right"/>
        </style:tab-stops>
      </style:paragraph-properties>
    </style:style>
    <style:style style:name="P717" style:family="paragraph">
      <style:paragraph-properties fo:line-height="100.00%" fo:text-align="left" fo:margin-left="2.95pt" fo:text-indent="0.00pt"/>
    </style:style>
    <style:style style:name="P718" style:family="paragraph">
      <style:paragraph-properties fo:line-height="100.00%" fo:text-align="left" fo:margin-left="6.45pt" fo:text-indent="0.00pt"/>
    </style:style>
    <style:style style:name="P719" style:family="paragraph">
      <style:paragraph-properties fo:line-height="100.00%" fo:text-align="left" fo:margin-left="6.20pt" fo:text-indent="0.00pt"/>
    </style:style>
    <style:style style:name="P720" style:family="paragraph">
      <style:paragraph-properties fo:line-height="100.00%" fo:text-align="left" fo:margin-left="17.45pt" fo:text-indent="0.00pt"/>
    </style:style>
    <style:style style:name="P721" style:family="paragraph">
      <style:paragraph-properties fo:line-height="100.00%" fo:text-align="left" fo:margin-left="22.70pt" fo:text-indent="0.00pt" fo:margin-top="3.25pt"/>
    </style:style>
    <style:style style:name="P722" style:family="paragraph">
      <style:paragraph-properties fo:line-height="100.00%" fo:text-align="center" fo:margin-left="5.00pt" fo:text-indent="0.00pt" fo:margin-right="4.75pt"/>
    </style:style>
    <style:style style:name="P723" style:family="paragraph">
      <style:paragraph-properties fo:line-height="100.00%" fo:text-align="left" fo:margin-left="6.20pt" fo:text-indent="0.00pt"/>
    </style:style>
    <style:style style:name="P724" style:family="paragraph">
      <style:paragraph-properties fo:line-height="100.00%" fo:text-align="left" fo:margin-left="5.75pt" fo:text-indent="0.00pt"/>
    </style:style>
    <style:style style:name="P725" style:family="paragraph">
      <style:paragraph-properties fo:line-height="100.00%" fo:text-align="left">
        <style:tab-stops>
          <style:tab-stop style:position="46.00pt"/>
          <style:tab-stop style:position="78951.60pt" style:leader-style="dotted"/>
          <style:tab-stop style:position="421121.65pt" style:type="right"/>
          <style:tab-stop style:position="0.00pt"/>
          <style:tab-stop style:position="49.00pt"/>
          <style:tab-stop style:position="78951.60pt" style:leader-style="dotted"/>
          <style:tab-stop style:position="421121.65pt" style:type="right"/>
        </style:tab-stops>
      </style:paragraph-properties>
    </style:style>
    <style:style style:name="P726" style:family="paragraph">
      <style:paragraph-properties fo:line-height="100.00%" fo:text-align="left">
        <style:tab-stops>
          <style:tab-stop style:position="46.00pt"/>
          <style:tab-stop style:position="78951.60pt" style:leader-style="dotted"/>
          <style:tab-stop style:position="421121.65pt" style:type="right"/>
          <style:tab-stop style:position="0.00pt"/>
          <style:tab-stop style:position="49.00pt"/>
          <style:tab-stop style:position="78951.60pt" style:leader-style="dotted"/>
          <style:tab-stop style:position="421121.65pt" style:type="right"/>
        </style:tab-stops>
      </style:paragraph-properties>
    </style:style>
    <style:style style:name="P727" style:family="paragraph">
      <style:paragraph-properties fo:line-height="100.00%" fo:text-align="left" fo:margin-left="2.95pt" fo:text-indent="0.00pt"/>
    </style:style>
    <style:style style:name="P728" style:family="paragraph">
      <style:paragraph-properties fo:line-height="100.00%" fo:text-align="left" fo:margin-left="6.45pt" fo:text-indent="0.00pt"/>
    </style:style>
    <style:style style:name="P729" style:family="paragraph">
      <style:paragraph-properties fo:line-height="100.00%" fo:text-align="left" fo:margin-left="6.20pt" fo:text-indent="0.00pt"/>
    </style:style>
    <style:style style:name="P730" style:family="paragraph">
      <style:paragraph-properties fo:line-height="100.00%" fo:text-align="left" fo:margin-left="17.45pt" fo:text-indent="0.00pt"/>
    </style:style>
    <style:style style:name="P731" style:family="paragraph">
      <style:paragraph-properties fo:line-height="100.00%" fo:text-align="left" fo:margin-left="22.70pt" fo:text-indent="0.00pt" fo:margin-top="3.25pt"/>
    </style:style>
    <style:style style:name="P732" style:family="paragraph">
      <style:paragraph-properties fo:line-height="100.00%" fo:text-align="center" fo:margin-left="5.00pt" fo:text-indent="0.00pt" fo:margin-right="4.75pt"/>
    </style:style>
    <style:style style:name="P733" style:family="paragraph">
      <style:paragraph-properties fo:line-height="100.00%" fo:text-align="left" fo:margin-left="6.20pt" fo:text-indent="0.00pt"/>
    </style:style>
    <style:style style:name="P734" style:family="paragraph">
      <style:paragraph-properties fo:line-height="100.00%" fo:text-align="left" fo:margin-left="5.75pt" fo:text-indent="0.00pt"/>
    </style:style>
    <style:style style:name="P735" style:family="paragraph">
      <style:paragraph-properties fo:line-height="100.00%" fo:text-align="left">
        <style:tab-stops>
          <style:tab-stop style:position="46.00pt"/>
          <style:tab-stop style:position="78951.60pt" style:leader-style="dotted"/>
          <style:tab-stop style:position="421121.65pt" style:type="right"/>
          <style:tab-stop style:position="0.00pt"/>
          <style:tab-stop style:position="49.00pt"/>
          <style:tab-stop style:position="78951.60pt" style:leader-style="dotted"/>
          <style:tab-stop style:position="421121.65pt" style:type="right"/>
        </style:tab-stops>
      </style:paragraph-properties>
    </style:style>
    <style:style style:name="P736" style:family="paragraph">
      <style:paragraph-properties fo:line-height="100.00%" fo:text-align="left"/>
    </style:style>
    <text:list-style style:name="L737">
      <text:list-level-style-bullet text:level="1" text:bullet-char="•">
        <style:list-level-properties text:space-before="31.25pt" text:min-label-width="18.00pt"/>
        <style:text-properties fo:font-family="Symbol"/>
      </text:list-level-style-bullet>
    </text:list-style>
    <style:style style:name="P737" style:family="paragraph">
      <style:paragraph-properties fo:line-height="100.00%" fo:text-align="left" fo:margin-left="9.00pt" fo:text-indent="-9.00pt" fo:margin-top="11.55pt">
        <style:tab-stops>
          <style:tab-stop style:position="-49.25pt"/>
        </style:tab-stops>
      </style:paragraph-properties>
    </style:style>
    <style:style style:name="P738" style:family="paragraph">
      <style:paragraph-properties fo:line-height="100.00%" fo:text-align="left" fo:margin-top="0.30pt"/>
    </style:style>
    <style:style style:name="P739" style:family="paragraph">
      <style:paragraph-properties fo:line-height="100.00%" fo:text-align="left"/>
    </style:style>
    <style:style style:name="P740" style:family="paragraph">
      <style:paragraph-properties fo:line-height="100.00%" fo:text-align="left" fo:margin-top="0.30pt"/>
    </style:style>
    <text:list-style style:name="L741">
      <text:list-level-style-bullet text:level="1" text:bullet-char="•">
        <style:list-level-properties text:space-before="192.45pt" text:min-label-width="18.00pt"/>
        <style:text-properties fo:font-family="Symbol"/>
      </text:list-level-style-bullet>
    </text:list-style>
    <style:style style:name="P741" style:family="paragraph">
      <style:paragraph-properties fo:line-height="100.00%" fo:text-align="left" fo:margin-left="-4.10pt" fo:text-indent="4.10pt" fo:margin-top="4.65pt">
        <style:tab-stops>
          <style:tab-stop style:position="838650.40pt"/>
        </style:tab-stops>
      </style:paragraph-properties>
    </style:style>
    <style:style style:name="P742" style:family="paragraph">
      <style:paragraph-properties fo:line-height="100.00%" fo:text-align="left" fo:margin-left="-152.20pt" fo:text-indent="-9.00pt" fo:margin-top="4.05pt">
        <style:tab-stops>
          <style:tab-stop style:position="838650.35pt"/>
        </style:tab-stops>
      </style:paragraph-properties>
    </style:style>
    <style:style style:name="P743" style:family="paragraph">
      <style:paragraph-properties fo:line-height="100.00%" fo:text-align="left"/>
    </style:style>
    <style:style style:name="P744" style:family="paragraph">
      <style:paragraph-properties fo:line-height="100.00%" fo:text-align="left" fo:margin-left="31.25pt" fo:text-indent="0.00pt" fo:margin-right="468.40pt" fo:margin-top="10.75pt"/>
    </style:style>
    <style:style style:name="P745" style:family="paragraph">
      <style:paragraph-properties fo:line-height="100.00%" fo:text-align="left" fo:margin-left="31.25pt" fo:text-indent="0.00pt" fo:margin-right="386.30pt"/>
    </style:style>
    <style:style style:name="P746" style:family="paragraph">
      <style:paragraph-properties fo:line-height="100.00%" fo:text-align="left" fo:margin-left="31.25pt" fo:text-indent="0.00pt" fo:margin-right="213.45pt"/>
    </style:style>
    <style:style style:name="P747" style:family="paragraph">
      <style:paragraph-properties fo:line-height="100.00%" fo:text-align="left" fo:margin-left="31.25pt" fo:text-indent="0.00pt" fo:margin-right="407.20pt"/>
    </style:style>
    <style:style style:name="P748" style:family="paragraph">
      <style:paragraph-properties fo:line-height="100.00%" fo:text-align="left" fo:margin-left="31.25pt" fo:text-indent="0.00pt"/>
    </style:style>
    <style:style style:name="P749" style:family="paragraph">
      <style:paragraph-properties fo:line-height="100.00%" fo:text-align="left"/>
    </style:style>
    <style:style style:name="P750" style:family="paragraph">
      <style:paragraph-properties fo:line-height="100.00%" fo:text-align="left" fo:margin-left="31.25pt" fo:text-indent="0.00pt" fo:margin-top="3.00pt"/>
    </style:style>
    <style:style style:name="P751" style:family="paragraph">
      <style:paragraph-properties fo:line-height="100.00%" fo:text-align="left" fo:margin-left="45.20pt" fo:text-indent="0.00pt" fo:margin-right="66.80pt"/>
    </style:style>
    <style:style style:name="P752" style:family="paragraph">
      <style:paragraph-properties fo:line-height="100.00%" fo:text-align="left" fo:margin-left="59.20pt" fo:text-indent="-14.00pt" fo:margin-right="405.05pt"/>
    </style:style>
    <style:style style:name="P753" style:family="paragraph">
      <style:paragraph-properties fo:line-height="100.00%" fo:text-align="left" fo:margin-left="59.20pt" fo:text-indent="-14.00pt" fo:margin-right="386.30pt"/>
    </style:style>
    <style:style style:name="P754" style:family="paragraph">
      <style:paragraph-properties fo:line-height="100.00%" fo:text-align="left" fo:margin-left="45.20pt" fo:text-indent="0.00pt"/>
    </style:style>
    <style:style style:name="P755" style:family="paragraph">
      <style:paragraph-properties fo:line-height="200.00%" fo:text-align="left" fo:margin-left="48.70pt" fo:text-indent="10.45pt" fo:margin-right="213.45pt"/>
    </style:style>
    <style:style style:name="P756" style:family="paragraph">
      <style:paragraph-properties fo:line-height="100.00%" fo:text-align="left" fo:margin-left="31.25pt" fo:text-indent="0.00pt"/>
    </style:style>
    <style:style style:name="P757" style:family="paragraph">
      <style:paragraph-properties fo:line-height="100.00%" fo:text-align="left" fo:margin-left="59.20pt" fo:text-indent="-14.00pt" fo:margin-right="395.15pt"/>
    </style:style>
    <style:style style:name="P758" style:family="paragraph">
      <style:paragraph-properties fo:line-height="100.00%" fo:text-align="left" fo:margin-left="59.20pt" fo:text-indent="0.00pt" fo:margin-right="346.00pt"/>
    </style:style>
    <style:style style:name="P759" style:family="paragraph">
      <style:paragraph-properties fo:line-height="100.00%" fo:text-align="left" fo:margin-left="59.20pt" fo:text-indent="0.00pt"/>
    </style:style>
    <style:style style:name="P760" style:family="paragraph">
      <style:paragraph-properties fo:line-height="100.00%" fo:text-align="left" fo:margin-left="48.70pt" fo:text-indent="-3.50pt" fo:margin-right="213.45pt"/>
    </style:style>
    <style:style style:name="P761" style:family="paragraph">
      <style:paragraph-properties fo:line-height="100.00%" fo:text-align="left" fo:margin-top="0.55pt"/>
    </style:style>
    <style:style style:name="P762" style:family="paragraph">
      <style:paragraph-properties fo:line-height="100.00%" fo:text-align="left" fo:margin-left="31.25pt" fo:text-indent="0.00pt"/>
    </style:style>
    <style:style style:name="P763" style:family="paragraph">
      <style:paragraph-properties fo:line-height="100.00%" fo:text-align="left" fo:margin-left="45.20pt" fo:text-indent="0.00pt" fo:margin-right="149.10pt"/>
    </style:style>
    <style:style style:name="P764" style:family="paragraph">
      <style:paragraph-properties fo:line-height="100.00%" fo:text-align="left" fo:margin-left="31.25pt" fo:text-indent="0.00pt"/>
    </style:style>
    <style:style style:name="P765" style:family="paragraph">
      <style:paragraph-properties fo:line-height="100.00%" fo:text-align="left" fo:margin-left="31.25pt" fo:text-indent="0.00pt" fo:margin-right="424.65pt"/>
    </style:style>
    <style:style style:name="P766" style:family="paragraph">
      <style:paragraph-properties fo:line-height="100.00%" fo:text-align="left" fo:margin-left="45.20pt" fo:text-indent="-14.00pt" fo:margin-right="213.45pt"/>
    </style:style>
    <style:style style:name="P767" style:family="paragraph">
      <style:paragraph-properties fo:line-height="100.00%" fo:text-align="left" fo:margin-left="45.20pt" fo:text-indent="0.00pt" fo:margin-right="213.45pt"/>
    </style:style>
    <style:style style:name="P768" style:family="paragraph">
      <style:paragraph-properties fo:line-height="100.00%" fo:text-align="left" fo:margin-left="45.20pt" fo:text-indent="0.00pt"/>
    </style:style>
    <style:style style:name="P769" style:family="paragraph">
      <style:paragraph-properties fo:line-height="100.00%" fo:text-align="left" fo:margin-left="31.25pt" fo:text-indent="27.95pt"/>
    </style:style>
    <style:style style:name="P770" style:family="paragraph">
      <style:paragraph-properties fo:line-height="100.00%" fo:text-align="left" fo:margin-left="31.25pt" fo:text-indent="13.95pt"/>
    </style:style>
    <style:style style:name="P771" style:family="paragraph">
      <style:paragraph-properties fo:line-height="100.00%" fo:text-align="left" fo:margin-left="45.20pt" fo:text-indent="0.00pt"/>
    </style:style>
    <style:style style:name="P772" style:family="paragraph">
      <style:paragraph-properties fo:line-height="100.00%" fo:text-align="left" fo:margin-left="45.20pt" fo:text-indent="13.95pt" fo:margin-right="331.50pt"/>
    </style:style>
    <style:style style:name="P773" style:family="paragraph">
      <style:paragraph-properties fo:line-height="100.00%" fo:text-align="left"/>
    </style:style>
    <style:style style:name="P774" style:family="paragraph">
      <style:paragraph-properties fo:line-height="100.00%" fo:text-align="left" fo:margin-left="31.25pt" fo:text-indent="13.95pt" fo:margin-right="213.45pt" fo:margin-top="3.00pt"/>
    </style:style>
    <style:style style:name="P775" style:family="paragraph">
      <style:paragraph-properties fo:line-height="100.00%" fo:text-align="left"/>
    </style:style>
    <text:list-style style:name="L776">
      <text:list-level-style-bullet text:level="1" text:bullet-char="•">
        <style:list-level-properties text:space-before="31.25pt" text:min-label-width="18.00pt"/>
        <style:text-properties fo:font-family="Symbol"/>
      </text:list-level-style-bullet>
    </text:list-style>
    <style:style style:name="P776" style:family="paragraph">
      <style:paragraph-properties fo:line-height="100.00%" fo:text-align="left" fo:margin-left="9.00pt" fo:text-indent="-9.00pt" fo:margin-top="3.80pt">
        <style:tab-stops>
          <style:tab-stop style:position="-49.25pt"/>
        </style:tab-stops>
      </style:paragraph-properties>
    </style:style>
    <style:style style:name="P777" style:family="paragraph">
      <style:paragraph-properties fo:line-height="100.00%" fo:text-align="left" fo:margin-top="0.35pt"/>
    </style:style>
    <style:style style:name="P778" style:family="paragraph">
      <style:paragraph-properties fo:line-height="100.00%" fo:text-align="left" fo:margin-top="0.55pt"/>
    </style:style>
    <text:list-style style:name="L779">
      <text:list-level-style-bullet text:level="1" text:bullet-char="•">
        <style:list-level-properties text:space-before="192.45pt" text:min-label-width="18.00pt"/>
        <style:text-properties fo:font-family="Symbol"/>
      </text:list-level-style-bullet>
    </text:list-style>
    <style:style style:name="P779" style:family="paragraph">
      <style:paragraph-properties fo:line-height="100.00%" fo:text-align="left" fo:margin-left="-4.10pt" fo:text-indent="4.10pt" fo:margin-top="4.65pt">
        <style:tab-stops>
          <style:tab-stop style:position="838650.40pt"/>
        </style:tab-stops>
      </style:paragraph-properties>
    </style:style>
    <style:style style:name="P780" style:family="paragraph">
      <style:paragraph-properties fo:line-height="100.00%" fo:text-align="left" fo:margin-left="-152.20pt" fo:text-indent="-9.00pt" fo:margin-top="4.05pt">
        <style:tab-stops>
          <style:tab-stop style:position="838650.35pt"/>
        </style:tab-stops>
      </style:paragraph-properties>
    </style:style>
    <style:style style:name="P781" style:family="paragraph">
      <style:paragraph-properties fo:line-height="100.00%" fo:text-align="left" fo:margin-left="67.25pt" fo:text-indent="36.00pt" fo:margin-right="149.10pt" fo:margin-top="9.30pt"/>
    </style:style>
    <style:style style:name="P782" style:family="paragraph">
      <style:paragraph-properties fo:line-height="100.00%" fo:text-align="left" fo:margin-top="0.35pt"/>
    </style:style>
    <style:style style:name="P783" style:family="paragraph">
      <style:paragraph-properties fo:line-height="100.00%" fo:text-align="left">
        <style:tab-stops>
          <style:tab-stop style:position="191.00pt"/>
          <style:tab-stop style:position="78951.60pt" style:leader-style="dotted"/>
          <style:tab-stop style:position="421121.65pt" style:type="right"/>
          <style:tab-stop style:position="1625.60pt"/>
          <style:tab-stop style:position="80.00pt"/>
        </style:tab-stops>
      </style:paragraph-properties>
    </style:style>
    <style:style style:name="P784" style:family="paragraph">
      <style:paragraph-properties fo:line-height="100.00%" fo:text-align="center" fo:margin-left="56.70pt" fo:text-indent="0.00pt" fo:margin-right="49.45pt" fo:margin-top="7.55pt"/>
    </style:style>
    <style:style style:name="P785" style:family="paragraph">
      <style:paragraph-properties fo:line-height="100.00%" fo:text-align="left" fo:margin-left="17.25pt" fo:text-indent="0.00pt" fo:margin-top="2.30pt"/>
    </style:style>
    <style:style style:name="P786" style:family="paragraph">
      <style:paragraph-properties fo:line-height="100.00%" fo:text-align="left" fo:margin-left="0.25pt" fo:text-indent="28.50pt" fo:margin-right="26.70pt" fo:margin-top="2.30pt"/>
    </style:style>
    <style:style style:name="P787" style:family="paragraph">
      <style:paragraph-properties fo:line-height="100.00%" fo:text-align="left" fo:margin-top="0.55pt"/>
    </style:style>
    <style:style style:name="P788" style:family="paragraph">
      <style:paragraph-properties fo:line-height="100.00%" fo:text-align="left" fo:margin-left="19.50pt" fo:text-indent="-6.00pt" fo:margin-right="10.95pt"/>
    </style:style>
    <style:style style:name="P789" style:family="paragraph">
      <style:paragraph-properties fo:line-height="100.00%" fo:text-align="center" fo:margin-left="8.35pt" fo:text-indent="0.00pt" fo:margin-right="6.10pt" fo:margin-top="7.55pt"/>
    </style:style>
    <style:style style:name="P790" style:family="paragraph">
      <style:paragraph-properties fo:line-height="100.00%" fo:text-align="left">
        <style:tab-stops>
          <style:tab-stop style:position="191.00pt"/>
          <style:tab-stop style:position="78951.60pt" style:leader-style="dotted"/>
          <style:tab-stop style:position="421121.65pt" style:type="right"/>
          <style:tab-stop style:position="1625.60pt"/>
          <style:tab-stop style:position="80.00pt"/>
        </style:tab-stops>
      </style:paragraph-properties>
    </style:style>
    <style:style style:name="P791" style:family="paragraph">
      <style:paragraph-properties fo:line-height="100.00%" fo:text-align="left">
        <style:tab-stops>
          <style:tab-stop style:position="191.00pt"/>
          <style:tab-stop style:position="78951.60pt" style:leader-style="dotted"/>
          <style:tab-stop style:position="421121.65pt" style:type="right"/>
          <style:tab-stop style:position="0.00pt"/>
          <style:tab-stop style:position="80.00pt"/>
        </style:tab-stops>
      </style:paragraph-properties>
    </style:style>
    <style:style style:name="P792" style:family="paragraph">
      <style:paragraph-properties fo:line-height="100.00%" fo:text-align="left" fo:margin-top="0.35pt"/>
    </style:style>
    <style:style style:name="P793" style:family="paragraph">
      <style:paragraph-properties fo:line-height="100.00%" fo:text-align="center" fo:margin-left="56.70pt" fo:text-indent="0.00pt" fo:margin-right="50.40pt"/>
    </style:style>
    <style:style style:name="P794" style:family="paragraph">
      <style:paragraph-properties fo:line-height="100.00%" fo:text-align="left" fo:margin-top="0.35pt"/>
    </style:style>
    <style:style style:name="P795" style:family="paragraph">
      <style:paragraph-properties fo:line-height="100.00%" fo:text-align="center" fo:margin-left="25.35pt" fo:text-indent="0.00pt" fo:margin-right="37.85pt"/>
    </style:style>
    <style:style style:name="P796" style:family="paragraph">
      <style:paragraph-properties fo:line-height="100.00%" fo:text-align="left" fo:margin-top="0.35pt"/>
    </style:style>
    <style:style style:name="P797" style:family="paragraph">
      <style:paragraph-properties fo:line-height="100.00%" fo:text-align="left" fo:margin-left="29.50pt" fo:text-indent="0.00pt"/>
    </style:style>
    <style:style style:name="P798" style:family="paragraph">
      <style:paragraph-properties fo:line-height="100.00%" fo:text-align="left" fo:margin-top="0.35pt"/>
    </style:style>
    <style:style style:name="P799" style:family="paragraph">
      <style:paragraph-properties fo:line-height="100.00%" fo:text-align="center" fo:margin-left="0.60pt" fo:text-indent="0.00pt"/>
    </style:style>
    <style:style style:name="P800" style:family="paragraph">
      <style:paragraph-properties fo:line-height="100.00%" fo:text-align="left" fo:margin-top="0.35pt"/>
    </style:style>
    <style:style style:name="P801" style:family="paragraph">
      <style:paragraph-properties fo:line-height="100.00%" fo:text-align="center" fo:margin-left="7.40pt" fo:text-indent="0.00pt" fo:margin-right="6.10pt"/>
    </style:style>
    <style:style style:name="P802" style:family="paragraph">
      <style:paragraph-properties fo:line-height="100.00%" fo:text-align="left">
        <style:tab-stops>
          <style:tab-stop style:position="191.00pt"/>
          <style:tab-stop style:position="78951.60pt" style:leader-style="dotted"/>
          <style:tab-stop style:position="421121.65pt" style:type="right"/>
          <style:tab-stop style:position="0.00pt"/>
          <style:tab-stop style:position="80.00pt"/>
        </style:tab-stops>
      </style:paragraph-properties>
    </style:style>
    <style:style style:name="P803" style:family="paragraph">
      <style:paragraph-properties fo:line-height="100.00%" fo:text-align="left">
        <style:tab-stops>
          <style:tab-stop style:position="191.00pt"/>
          <style:tab-stop style:position="78951.60pt" style:leader-style="dotted"/>
          <style:tab-stop style:position="421121.65pt" style:type="right"/>
          <style:tab-stop style:position="0.00pt"/>
          <style:tab-stop style:position="80.00pt"/>
        </style:tab-stops>
      </style:paragraph-properties>
    </style:style>
    <style:style style:name="P804" style:family="paragraph">
      <style:paragraph-properties fo:line-height="100.00%" fo:text-align="left" fo:margin-top="0.50pt"/>
    </style:style>
    <style:style style:name="P805" style:family="paragraph">
      <style:paragraph-properties fo:line-height="100.00%" fo:text-align="left" fo:margin-left="61.20pt" fo:text-indent="16.85pt" fo:margin-right="11.05pt"/>
    </style:style>
    <style:style style:name="P806" style:family="paragraph">
      <style:paragraph-properties fo:line-height="100.00%" fo:text-align="left" fo:margin-top="0.35pt"/>
    </style:style>
    <style:style style:name="P807" style:family="paragraph">
      <style:paragraph-properties fo:line-height="100.00%" fo:text-align="center" fo:margin-left="25.35pt" fo:text-indent="0.00pt" fo:margin-right="37.85pt"/>
    </style:style>
    <style:style style:name="P808" style:family="paragraph">
      <style:paragraph-properties fo:line-height="100.00%" fo:text-align="left" fo:margin-top="0.35pt"/>
    </style:style>
    <style:style style:name="P809" style:family="paragraph">
      <style:paragraph-properties fo:line-height="100.00%" fo:text-align="left" fo:margin-left="29.50pt" fo:text-indent="0.00pt"/>
    </style:style>
    <style:style style:name="P810" style:family="paragraph">
      <style:paragraph-properties fo:line-height="100.00%" fo:text-align="left" fo:margin-top="0.35pt"/>
    </style:style>
    <style:style style:name="P811" style:family="paragraph">
      <style:paragraph-properties fo:line-height="100.00%" fo:text-align="center" fo:margin-left="0.60pt" fo:text-indent="0.00pt"/>
    </style:style>
    <style:style style:name="P812" style:family="paragraph">
      <style:paragraph-properties fo:line-height="100.00%" fo:text-align="left" fo:margin-top="0.35pt"/>
    </style:style>
    <style:style style:name="P813" style:family="paragraph">
      <style:paragraph-properties fo:line-height="100.00%" fo:text-align="center" fo:margin-left="7.40pt" fo:text-indent="0.00pt" fo:margin-right="6.10pt"/>
    </style:style>
    <style:style style:name="P814" style:family="paragraph">
      <style:paragraph-properties fo:line-height="100.00%" fo:text-align="left">
        <style:tab-stops>
          <style:tab-stop style:position="191.00pt"/>
          <style:tab-stop style:position="78951.60pt" style:leader-style="dotted"/>
          <style:tab-stop style:position="421121.65pt" style:type="right"/>
          <style:tab-stop style:position="0.00pt"/>
          <style:tab-stop style:position="80.00pt"/>
        </style:tab-stops>
      </style:paragraph-properties>
    </style:style>
    <style:style style:name="P815" style:family="paragraph">
      <style:paragraph-properties fo:line-height="100.00%" fo:text-align="left">
        <style:tab-stops>
          <style:tab-stop style:position="191.00pt"/>
          <style:tab-stop style:position="78951.60pt" style:leader-style="dotted"/>
          <style:tab-stop style:position="421121.65pt" style:type="right"/>
          <style:tab-stop style:position="0.00pt"/>
          <style:tab-stop style:position="80.00pt"/>
        </style:tab-stops>
      </style:paragraph-properties>
    </style:style>
    <style:style style:name="P816" style:family="paragraph">
      <style:paragraph-properties fo:line-height="100.00%" fo:text-align="left" fo:margin-top="0.05pt"/>
    </style:style>
    <style:style style:name="P817" style:family="paragraph">
      <style:paragraph-properties fo:line-height="100.00%" fo:text-align="center" fo:margin-left="56.70pt" fo:text-indent="0.00pt" fo:margin-right="50.40pt"/>
    </style:style>
    <style:style style:name="P818" style:family="paragraph">
      <style:paragraph-properties fo:line-height="100.00%" fo:text-align="left" fo:margin-top="0.05pt"/>
    </style:style>
    <style:style style:name="P819" style:family="paragraph">
      <style:paragraph-properties fo:line-height="100.00%" fo:text-align="center" fo:margin-right="13.30pt"/>
    </style:style>
    <style:style style:name="P820" style:family="paragraph">
      <style:paragraph-properties fo:line-height="100.00%" fo:text-align="left" fo:margin-top="0.05pt"/>
    </style:style>
    <style:style style:name="P821" style:family="paragraph">
      <style:paragraph-properties fo:line-height="100.00%" fo:text-align="left" fo:margin-left="29.50pt" fo:text-indent="0.00pt"/>
    </style:style>
    <style:style style:name="P822" style:family="paragraph">
      <style:paragraph-properties fo:line-height="100.00%" fo:text-align="left" fo:margin-top="0.05pt"/>
    </style:style>
    <style:style style:name="P823" style:family="paragraph">
      <style:paragraph-properties fo:line-height="100.00%" fo:text-align="center" fo:margin-left="0.60pt" fo:text-indent="0.00pt"/>
    </style:style>
    <style:style style:name="P824" style:family="paragraph">
      <style:paragraph-properties fo:line-height="100.00%" fo:text-align="left" fo:margin-top="0.05pt"/>
    </style:style>
    <style:style style:name="P825" style:family="paragraph">
      <style:paragraph-properties fo:line-height="100.00%" fo:text-align="center" fo:margin-left="0.55pt" fo:text-indent="0.00pt"/>
    </style:style>
    <style:style style:name="P826" style:family="paragraph">
      <style:paragraph-properties fo:line-height="100.00%" fo:text-align="left">
        <style:tab-stops>
          <style:tab-stop style:position="191.00pt"/>
          <style:tab-stop style:position="78951.60pt" style:leader-style="dotted"/>
          <style:tab-stop style:position="421121.65pt" style:type="right"/>
          <style:tab-stop style:position="0.00pt"/>
          <style:tab-stop style:position="80.00pt"/>
        </style:tab-stops>
      </style:paragraph-properties>
    </style:style>
    <style:style style:name="P827" style:family="paragraph">
      <style:paragraph-properties fo:line-height="100.00%" fo:text-align="left">
        <style:tab-stops>
          <style:tab-stop style:position="191.00pt"/>
          <style:tab-stop style:position="78951.60pt" style:leader-style="dotted"/>
          <style:tab-stop style:position="421121.65pt" style:type="right"/>
          <style:tab-stop style:position="0.00pt"/>
          <style:tab-stop style:position="80.00pt"/>
        </style:tab-stops>
      </style:paragraph-properties>
    </style:style>
    <style:style style:name="P828" style:family="paragraph">
      <style:paragraph-properties fo:line-height="100.00%" fo:text-align="left" fo:margin-left="70.60pt" fo:text-indent="-3.40pt" fo:margin-right="11.05pt" fo:margin-top="10.50pt"/>
    </style:style>
    <style:style style:name="P829" style:family="paragraph">
      <style:paragraph-properties fo:line-height="100.00%" fo:text-align="left" fo:margin-top="0.10pt"/>
    </style:style>
    <style:style style:name="P830" style:family="paragraph">
      <style:paragraph-properties fo:line-height="100.00%" fo:text-align="center" fo:margin-right="13.30pt"/>
    </style:style>
    <style:style style:name="P831" style:family="paragraph">
      <style:paragraph-properties fo:line-height="100.00%" fo:text-align="left" fo:margin-top="0.10pt"/>
    </style:style>
    <style:style style:name="P832" style:family="paragraph">
      <style:paragraph-properties fo:line-height="100.00%" fo:text-align="left" fo:margin-left="29.50pt" fo:text-indent="0.00pt"/>
    </style:style>
    <style:style style:name="P833" style:family="paragraph">
      <style:paragraph-properties fo:line-height="100.00%" fo:text-align="left" fo:margin-top="0.10pt"/>
    </style:style>
    <style:style style:name="P834" style:family="paragraph">
      <style:paragraph-properties fo:line-height="100.00%" fo:text-align="center" fo:margin-left="0.60pt" fo:text-indent="0.00pt"/>
    </style:style>
    <style:style style:name="P835" style:family="paragraph">
      <style:paragraph-properties fo:line-height="100.00%" fo:text-align="left" fo:margin-top="0.10pt"/>
    </style:style>
    <style:style style:name="P836" style:family="paragraph">
      <style:paragraph-properties fo:line-height="100.00%" fo:text-align="center" fo:margin-left="0.55pt" fo:text-indent="0.00pt"/>
    </style:style>
    <style:style style:name="P837" style:family="paragraph">
      <style:paragraph-properties fo:line-height="100.00%" fo:text-align="left">
        <style:tab-stops>
          <style:tab-stop style:position="191.00pt"/>
          <style:tab-stop style:position="78951.60pt" style:leader-style="dotted"/>
          <style:tab-stop style:position="421121.65pt" style:type="right"/>
          <style:tab-stop style:position="0.00pt"/>
          <style:tab-stop style:position="80.00pt"/>
        </style:tab-stops>
      </style:paragraph-properties>
    </style:style>
    <style:style style:name="P838" style:family="paragraph">
      <style:paragraph-properties fo:line-height="100.00%" fo:text-align="left">
        <style:tab-stops>
          <style:tab-stop style:position="191.00pt"/>
          <style:tab-stop style:position="78951.60pt" style:leader-style="dotted"/>
          <style:tab-stop style:position="421121.65pt" style:type="right"/>
          <style:tab-stop style:position="0.00pt"/>
          <style:tab-stop style:position="80.00pt"/>
        </style:tab-stops>
      </style:paragraph-properties>
    </style:style>
    <style:style style:name="P839" style:family="paragraph">
      <style:paragraph-properties fo:line-height="100.00%" fo:text-align="left" fo:margin-left="68.00pt" fo:text-indent="0.00pt" fo:margin-right="63.05pt" fo:margin-top="7.95pt"/>
    </style:style>
    <style:style style:name="P840" style:family="paragraph">
      <style:paragraph-properties fo:line-height="100.00%" fo:text-align="left" fo:margin-top="0.05pt"/>
    </style:style>
    <style:style style:name="P841" style:family="paragraph">
      <style:paragraph-properties fo:line-height="100.00%" fo:text-align="center" fo:margin-left="25.35pt" fo:text-indent="0.00pt" fo:margin-right="37.85pt"/>
    </style:style>
    <style:style style:name="P842" style:family="paragraph">
      <style:paragraph-properties fo:line-height="100.00%" fo:text-align="left" fo:margin-top="0.05pt"/>
    </style:style>
    <style:style style:name="P843" style:family="paragraph">
      <style:paragraph-properties fo:line-height="100.00%" fo:text-align="left" fo:margin-left="29.50pt" fo:text-indent="0.00pt"/>
    </style:style>
    <style:style style:name="P844" style:family="paragraph">
      <style:paragraph-properties fo:line-height="100.00%" fo:text-align="left" fo:margin-top="0.05pt"/>
    </style:style>
    <style:style style:name="P845" style:family="paragraph">
      <style:paragraph-properties fo:line-height="100.00%" fo:text-align="center" fo:margin-left="0.60pt" fo:text-indent="0.00pt"/>
    </style:style>
    <style:style style:name="P846" style:family="paragraph">
      <style:paragraph-properties fo:line-height="100.00%" fo:text-align="left" fo:margin-top="0.05pt"/>
    </style:style>
    <style:style style:name="P847" style:family="paragraph">
      <style:paragraph-properties fo:line-height="100.00%" fo:text-align="center" fo:margin-left="7.40pt" fo:text-indent="0.00pt" fo:margin-right="6.10pt"/>
    </style:style>
    <style:style style:name="P848" style:family="paragraph">
      <style:paragraph-properties fo:line-height="100.00%" fo:text-align="left">
        <style:tab-stops>
          <style:tab-stop style:position="191.00pt"/>
          <style:tab-stop style:position="78951.60pt" style:leader-style="dotted"/>
          <style:tab-stop style:position="421121.65pt" style:type="right"/>
          <style:tab-stop style:position="0.00pt"/>
          <style:tab-stop style:position="80.00pt"/>
        </style:tab-stops>
      </style:paragraph-properties>
    </style:style>
    <style:style style:name="P849" style:family="paragraph">
      <style:paragraph-properties fo:line-height="100.00%" fo:text-align="center"/>
    </style:style>
    <style:style style:name="P850" style:family="paragraph">
      <style:paragraph-properties fo:line-height="100.00%" fo:text-align="left">
        <style:tab-stops>
          <style:tab-stop style:position="191.00pt"/>
          <style:tab-stop style:position="78951.60pt" style:leader-style="dotted"/>
          <style:tab-stop style:position="421121.65pt" style:type="right"/>
          <style:tab-stop style:position="1625.60pt"/>
          <style:tab-stop style:position="80.00pt"/>
        </style:tab-stops>
      </style:paragraph-properties>
    </style:style>
    <style:style style:name="P851" style:family="paragraph">
      <style:paragraph-properties fo:line-height="100.00%" fo:text-align="center" fo:margin-right="46.75pt"/>
    </style:style>
    <style:style style:name="P852" style:family="paragraph">
      <style:paragraph-properties fo:line-height="100.00%" fo:text-align="left"/>
    </style:style>
    <style:style style:name="P853" style:family="paragraph">
      <style:paragraph-properties fo:line-height="100.00%" fo:text-align="left">
        <style:tab-stops>
          <style:tab-stop style:position="191.00pt"/>
          <style:tab-stop style:position="78951.60pt" style:leader-style="dotted"/>
          <style:tab-stop style:position="421121.65pt" style:type="right"/>
          <style:tab-stop style:position="1625.60pt"/>
          <style:tab-stop style:position="80.00pt"/>
        </style:tab-stops>
      </style:paragraph-properties>
    </style:style>
    <style:style style:name="P854" style:family="paragraph">
      <style:paragraph-properties fo:line-height="100.00%" fo:text-align="left">
        <style:tab-stops>
          <style:tab-stop style:position="191.00pt"/>
          <style:tab-stop style:position="78951.60pt" style:leader-style="dotted"/>
          <style:tab-stop style:position="421121.65pt" style:type="right"/>
          <style:tab-stop style:position="0.00pt"/>
          <style:tab-stop style:position="80.00pt"/>
        </style:tab-stops>
      </style:paragraph-properties>
    </style:style>
    <style:style style:name="P855" style:family="paragraph">
      <style:paragraph-properties fo:line-height="100.00%" fo:text-align="left" fo:margin-left="57.10pt" fo:text-indent="23.60pt" fo:margin-right="11.05pt" fo:margin-top="10.50pt"/>
    </style:style>
    <style:style style:name="P856" style:family="paragraph">
      <style:paragraph-properties fo:line-height="100.00%" fo:text-align="left" fo:margin-top="0.15pt"/>
    </style:style>
    <style:style style:name="P857" style:family="paragraph">
      <style:paragraph-properties fo:line-height="100.00%" fo:text-align="center" fo:margin-right="13.30pt"/>
    </style:style>
    <style:style style:name="P858" style:family="paragraph">
      <style:paragraph-properties fo:line-height="100.00%" fo:text-align="left" fo:margin-top="0.15pt"/>
    </style:style>
    <style:style style:name="P859" style:family="paragraph">
      <style:paragraph-properties fo:line-height="100.00%" fo:text-align="center" fo:margin-right="8.75pt"/>
    </style:style>
    <style:style style:name="P860" style:family="paragraph">
      <style:paragraph-properties fo:line-height="100.00%" fo:text-align="left" fo:margin-top="0.15pt"/>
    </style:style>
    <style:style style:name="P861" style:family="paragraph">
      <style:paragraph-properties fo:line-height="100.00%" fo:text-align="center" fo:margin-left="0.60pt" fo:text-indent="0.00pt"/>
    </style:style>
    <style:style style:name="P862" style:family="paragraph">
      <style:paragraph-properties fo:line-height="100.00%" fo:text-align="left" fo:margin-top="0.15pt"/>
    </style:style>
    <style:style style:name="P863" style:family="paragraph">
      <style:paragraph-properties fo:line-height="100.00%" fo:text-align="center" fo:margin-left="0.55pt" fo:text-indent="0.00pt"/>
    </style:style>
    <style:style style:name="P864" style:family="paragraph">
      <style:paragraph-properties fo:line-height="100.00%" fo:text-align="left">
        <style:tab-stops>
          <style:tab-stop style:position="191.00pt"/>
          <style:tab-stop style:position="78951.60pt" style:leader-style="dotted"/>
          <style:tab-stop style:position="421121.65pt" style:type="right"/>
          <style:tab-stop style:position="0.00pt"/>
          <style:tab-stop style:position="80.00pt"/>
        </style:tab-stops>
      </style:paragraph-properties>
    </style:style>
    <style:style style:name="P865" style:family="paragraph">
      <style:paragraph-properties fo:line-height="100.00%" fo:text-align="center"/>
    </style:style>
    <style:style style:name="P866" style:family="paragraph">
      <style:paragraph-properties fo:line-height="100.00%" fo:text-align="left" fo:margin-top="0.25pt" fo:margin-bottom="0.05pt"/>
    </style:style>
    <style:style style:name="P867" style:family="paragraph">
      <style:paragraph-properties fo:line-height="100.00%" fo:text-align="left">
        <style:tab-stops>
          <style:tab-stop style:position="191.00pt"/>
          <style:tab-stop style:position="78951.60pt" style:leader-style="dotted"/>
          <style:tab-stop style:position="421121.65pt" style:type="right"/>
          <style:tab-stop style:position="1625.60pt"/>
          <style:tab-stop style:position="80.00pt"/>
        </style:tab-stops>
      </style:paragraph-properties>
    </style:style>
    <style:style style:name="P868" style:family="paragraph">
      <style:paragraph-properties fo:line-height="100.00%" fo:text-align="left" fo:margin-top="0.50pt"/>
    </style:style>
    <style:style style:name="P869" style:family="paragraph">
      <style:paragraph-properties fo:line-height="100.00%" fo:text-align="left" fo:margin-left="48.50pt" fo:text-indent="0.00pt"/>
    </style:style>
    <style:style style:name="P870" style:family="paragraph">
      <style:paragraph-properties fo:line-height="100.00%" fo:text-align="left" fo:margin-top="0.50pt"/>
    </style:style>
    <style:style style:name="P871" style:family="paragraph">
      <style:paragraph-properties fo:line-height="100.00%" fo:text-align="center" fo:margin-right="13.30pt"/>
    </style:style>
    <style:style style:name="P872" style:family="paragraph">
      <style:paragraph-properties fo:line-height="100.00%" fo:text-align="left" fo:margin-top="0.50pt"/>
    </style:style>
    <style:style style:name="P873" style:family="paragraph">
      <style:paragraph-properties fo:line-height="100.00%" fo:text-align="center" fo:margin-right="9.55pt"/>
    </style:style>
    <style:style style:name="P874" style:family="paragraph">
      <style:paragraph-properties fo:line-height="100.00%" fo:text-align="left" fo:margin-top="0.50pt"/>
    </style:style>
    <style:style style:name="P875" style:family="paragraph">
      <style:paragraph-properties fo:line-height="100.00%" fo:text-align="center" fo:margin-left="1.30pt" fo:text-indent="0.00pt"/>
    </style:style>
    <style:style style:name="P876" style:family="paragraph">
      <style:paragraph-properties fo:line-height="100.00%" fo:text-align="left" fo:margin-top="0.50pt"/>
    </style:style>
    <style:style style:name="P877" style:family="paragraph">
      <style:paragraph-properties fo:line-height="100.00%" fo:text-align="center" fo:margin-left="0.55pt" fo:text-indent="0.00pt"/>
    </style:style>
    <style:style style:name="P878" style:family="paragraph">
      <style:paragraph-properties fo:line-height="100.00%" fo:text-align="left">
        <style:tab-stops>
          <style:tab-stop style:position="191.00pt"/>
          <style:tab-stop style:position="78951.60pt" style:leader-style="dotted"/>
          <style:tab-stop style:position="421121.65pt" style:type="right"/>
          <style:tab-stop style:position="1625.60pt"/>
          <style:tab-stop style:position="80.00pt"/>
        </style:tab-stops>
      </style:paragraph-properties>
    </style:style>
    <text:list-style style:name="L879">
      <text:list-level-style-bullet text:level="1" text:bullet-char="•">
        <style:list-level-properties text:space-before="31.25pt" text:min-label-width="18.00pt"/>
        <style:text-properties fo:font-family="Symbol"/>
      </text:list-level-style-bullet>
    </text:list-style>
    <style:style style:name="P879" style:family="paragraph">
      <style:paragraph-properties fo:line-height="100.00%" fo:text-align="left" fo:margin-left="9.00pt" fo:text-indent="-9.00pt" fo:margin-top="0.05pt">
        <style:tab-stops>
          <style:tab-stop style:position="-49.25pt"/>
        </style:tab-stops>
      </style:paragraph-properties>
    </style:style>
    <style:style style:name="P880" style:family="paragraph">
      <style:paragraph-properties fo:line-height="100.00%" fo:text-align="left"/>
    </style:style>
    <text:list-style style:name="L881">
      <text:list-level-style-bullet text:level="1" text:bullet-char="•">
        <style:list-level-properties text:space-before="31.25pt" text:min-label-width="18.00pt"/>
        <style:text-properties fo:font-family="Symbol"/>
      </text:list-level-style-bullet>
    </text:list-style>
    <style:style style:name="P881" style:family="paragraph">
      <style:paragraph-properties fo:line-height="100.00%" fo:text-align="left" fo:margin-left="-6.00pt" fo:text-indent="6.00pt" fo:margin-top="11.80pt">
        <style:tab-stops>
          <style:tab-stop style:position="838811.55pt"/>
        </style:tab-stops>
      </style:paragraph-properties>
    </style:style>
    <style:style style:name="P882" style:family="paragraph">
      <style:paragraph-properties fo:line-height="100.00%" fo:text-align="left" fo:margin-left="31.25pt" fo:text-indent="36.00pt" fo:margin-right="135.50pt" fo:margin-top="4.95pt"/>
    </style:style>
    <style:style style:name="P883" style:family="paragraph">
      <style:paragraph-properties fo:line-height="100.00%" fo:text-align="left" fo:margin-left="31.25pt" fo:text-indent="0.00pt"/>
    </style:style>
    <style:style style:name="P884" style:family="paragraph">
      <style:paragraph-properties fo:line-height="100.00%" fo:text-align="left" fo:margin-top="0.25pt"/>
    </style:style>
    <text:list-style style:name="L885">
      <text:list-level-style-bullet text:level="1" text:bullet-char="•">
        <style:list-level-properties text:space-before="31.25pt" text:min-label-width="18.00pt"/>
        <style:text-properties fo:font-family="Symbol"/>
      </text:list-level-style-bullet>
    </text:list-style>
    <style:style style:name="P885" style:family="paragraph">
      <style:paragraph-properties fo:line-height="100.00%" fo:text-align="left" fo:margin-left="-6.00pt" fo:text-indent="6.00pt">
        <style:tab-stops>
          <style:tab-stop style:position="838811.55pt"/>
        </style:tab-stops>
      </style:paragraph-properties>
    </style:style>
    <style:style style:name="P886" style:family="paragraph">
      <style:paragraph-properties fo:line-height="100.00%" fo:text-align="left" fo:margin-left="31.25pt" fo:text-indent="36.00pt" fo:margin-right="135.50pt" fo:margin-top="6.45pt"/>
    </style:style>
    <text:list-style style:name="L887">
      <text:list-level-style-bullet text:level="1" text:bullet-char="•">
        <style:list-level-properties text:space-before="0.00pt" text:min-label-width="18.00pt"/>
        <style:text-properties fo:font-family="Symbol"/>
      </text:list-level-style-bullet>
    </text:list-style>
    <style:style style:name="P887" style:family="paragraph">
      <style:paragraph-properties fo:line-height="100.00%" fo:text-align="left" fo:margin-left="220.65pt" fo:text-indent="-220.65pt" fo:margin-right="36.30pt" fo:margin-top="0.10pt">
        <style:tab-stops>
          <style:tab-stop style:position="-17.95pt"/>
        </style:tab-stops>
      </style:paragraph-properties>
    </style:style>
    <style:style style:name="P888" style:family="paragraph">
      <style:paragraph-properties fo:line-height="100.00%" fo:text-align="left" fo:margin-top="0.25pt"/>
    </style:style>
    <style:style style:name="P889" style:family="paragraph">
      <style:paragraph-properties fo:line-height="100.00%" fo:text-align="left" fo:margin-left="31.25pt" fo:text-indent="0.00pt"/>
    </style:style>
    <style:style style:name="P890" style:family="paragraph">
      <style:paragraph-properties fo:line-height="100.00%" fo:text-align="left"/>
    </style:style>
    <style:style style:name="P891" style:family="paragraph">
      <style:paragraph-properties fo:line-height="100.00%" fo:text-align="left" fo:margin-left="72.00pt" fo:text-indent="0.00pt">
        <style:tab-stops>
          <style:tab-stop style:position="51.00pt"/>
          <style:tab-stop style:position="78879.60pt" style:leader-style="dotted"/>
          <style:tab-stop style:position="421049.65pt" style:type="right"/>
        </style:tab-stops>
      </style:paragraph-properties>
    </style:style>
    <style:style style:name="P892" style:family="paragraph">
      <style:paragraph-properties fo:line-height="100.00%" fo:text-align="right" fo:margin-right="11.60pt" fo:margin-top="0.30pt"/>
    </style:style>
    <style:style style:name="P893" style:family="paragraph">
      <style:paragraph-properties fo:line-height="100.00%" fo:text-align="center" fo:margin-left="4.50pt" fo:text-indent="0.00pt" fo:margin-right="1.50pt" fo:margin-top="0.30pt"/>
    </style:style>
    <style:style style:name="P894" style:family="paragraph">
      <style:paragraph-properties fo:line-height="100.00%" fo:text-align="left" fo:margin-left="39.25pt" fo:text-indent="0.00pt" fo:margin-top="0.30pt"/>
    </style:style>
    <style:style style:name="P895" style:family="paragraph">
      <style:paragraph-properties fo:line-height="100.00%" fo:text-align="left" fo:margin-left="72.00pt" fo:text-indent="0.00pt">
        <style:tab-stops>
          <style:tab-stop style:position="51.00pt"/>
          <style:tab-stop style:position="78879.60pt" style:leader-style="dotted"/>
          <style:tab-stop style:position="421049.65pt" style:type="right"/>
        </style:tab-stops>
      </style:paragraph-properties>
    </style:style>
    <style:style style:name="P896" style:family="paragraph">
      <style:paragraph-properties fo:line-height="100.00%" fo:text-align="left" fo:margin-left="72.00pt" fo:text-indent="0.00pt">
        <style:tab-stops>
          <style:tab-stop style:position="51.00pt"/>
          <style:tab-stop style:position="78879.60pt" style:leader-style="dotted"/>
          <style:tab-stop style:position="421049.65pt" style:type="right"/>
        </style:tab-stops>
      </style:paragraph-properties>
    </style:style>
    <style:style style:name="P897" style:family="paragraph">
      <style:paragraph-properties fo:line-height="100.00%" fo:text-align="left" fo:margin-left="0.50pt" fo:text-indent="0.00pt"/>
    </style:style>
    <style:style style:name="P898" style:family="paragraph">
      <style:paragraph-properties fo:line-height="100.00%" fo:text-align="center" fo:margin-left="4.50pt" fo:text-indent="0.00pt" fo:margin-right="0.75pt"/>
    </style:style>
    <style:style style:name="P899" style:family="paragraph">
      <style:paragraph-properties fo:line-height="100.00%" fo:text-align="center" fo:margin-left="17.25pt" fo:text-indent="-0.30pt" fo:margin-right="14.40pt"/>
    </style:style>
    <style:style style:name="P900" style:family="paragraph">
      <style:paragraph-properties fo:line-height="100.00%" fo:text-align="center" fo:margin-left="10.95pt" fo:text-indent="0.00pt" fo:margin-right="9.00pt"/>
    </style:style>
    <style:style style:name="P901" style:family="paragraph">
      <style:paragraph-properties fo:line-height="100.00%" fo:text-align="left" fo:margin-left="72.00pt" fo:text-indent="0.00pt">
        <style:tab-stops>
          <style:tab-stop style:position="51.00pt"/>
          <style:tab-stop style:position="78879.60pt" style:leader-style="dotted"/>
          <style:tab-stop style:position="421049.65pt" style:type="right"/>
        </style:tab-stops>
      </style:paragraph-properties>
    </style:style>
    <style:style style:name="P902" style:family="paragraph">
      <style:paragraph-properties fo:line-height="100.00%" fo:text-align="left" fo:margin-left="72.00pt" fo:text-indent="0.00pt">
        <style:tab-stops>
          <style:tab-stop style:position="51.00pt"/>
          <style:tab-stop style:position="78879.60pt" style:leader-style="dotted"/>
          <style:tab-stop style:position="421049.65pt" style:type="right"/>
        </style:tab-stops>
      </style:paragraph-properties>
    </style:style>
    <style:style style:name="P903" style:family="paragraph">
      <style:paragraph-properties fo:line-height="100.00%" fo:text-align="left" fo:margin-left="30.20pt" fo:text-indent="0.00pt"/>
    </style:style>
    <style:style style:name="P904" style:family="paragraph">
      <style:paragraph-properties fo:line-height="100.00%" fo:text-align="center" fo:margin-left="4.50pt" fo:text-indent="0.00pt" fo:margin-right="1.50pt"/>
    </style:style>
    <style:style style:name="P905" style:family="paragraph">
      <style:paragraph-properties fo:line-height="100.00%" fo:text-align="left" fo:margin-left="20.65pt" fo:text-indent="0.00pt"/>
    </style:style>
    <style:style style:name="P906" style:family="paragraph">
      <style:paragraph-properties fo:line-height="100.00%" fo:text-align="left" fo:margin-left="72.00pt" fo:text-indent="0.00pt">
        <style:tab-stops>
          <style:tab-stop style:position="51.00pt"/>
          <style:tab-stop style:position="78879.60pt" style:leader-style="dotted"/>
          <style:tab-stop style:position="421049.65pt" style:type="right"/>
        </style:tab-stops>
      </style:paragraph-properties>
    </style:style>
    <style:style style:name="P907" style:family="paragraph">
      <style:paragraph-properties fo:line-height="100.00%" fo:text-align="left" fo:margin-left="72.00pt" fo:text-indent="0.00pt">
        <style:tab-stops>
          <style:tab-stop style:position="51.00pt"/>
          <style:tab-stop style:position="78879.60pt" style:leader-style="dotted"/>
          <style:tab-stop style:position="421049.65pt" style:type="right"/>
        </style:tab-stops>
      </style:paragraph-properties>
    </style:style>
    <style:style style:name="P908" style:family="paragraph">
      <style:paragraph-properties fo:line-height="100.00%" fo:text-align="right" fo:margin-right="5.45pt" fo:margin-top="1.75pt"/>
    </style:style>
    <style:style style:name="P909" style:family="paragraph">
      <style:paragraph-properties fo:line-height="100.00%" fo:text-align="left"/>
    </style:style>
    <style:style style:name="P910" style:family="paragraph">
      <style:paragraph-properties fo:line-height="100.00%" fo:text-align="left" fo:margin-left="33.70pt" fo:text-indent="0.00pt" fo:margin-top="9.85pt"/>
    </style:style>
    <style:style style:name="P911" style:family="paragraph">
      <style:paragraph-properties fo:line-height="100.00%" fo:text-align="left" fo:margin-left="72.00pt" fo:text-indent="0.00pt">
        <style:tab-stops>
          <style:tab-stop style:position="51.00pt"/>
          <style:tab-stop style:position="78879.60pt" style:leader-style="dotted"/>
          <style:tab-stop style:position="421049.65pt" style:type="right"/>
        </style:tab-stops>
      </style:paragraph-properties>
    </style:style>
    <style:style style:name="P912" style:family="paragraph">
      <style:paragraph-properties fo:line-height="100.00%" fo:text-align="left" fo:margin-left="72.00pt" fo:text-indent="0.00pt">
        <style:tab-stops>
          <style:tab-stop style:position="51.00pt"/>
          <style:tab-stop style:position="78879.60pt" style:leader-style="dotted"/>
          <style:tab-stop style:position="421049.65pt" style:type="right"/>
        </style:tab-stops>
      </style:paragraph-properties>
    </style:style>
    <style:style style:name="P913" style:family="paragraph">
      <style:paragraph-properties fo:line-height="100.00%" fo:text-align="left"/>
    </style:style>
    <style:style style:name="P914" style:family="paragraph">
      <style:paragraph-properties fo:line-height="100.00%" fo:text-align="left" fo:margin-left="19.55pt" fo:text-indent="0.00pt" fo:margin-top="1.30pt"/>
    </style:style>
    <style:style style:name="P915" style:family="paragraph">
      <style:paragraph-properties fo:line-height="100.00%" fo:text-align="left" fo:margin-left="72.00pt" fo:text-indent="0.00pt">
        <style:tab-stops>
          <style:tab-stop style:position="51.00pt"/>
          <style:tab-stop style:position="78879.60pt" style:leader-style="dotted"/>
          <style:tab-stop style:position="421049.65pt" style:type="right"/>
        </style:tab-stops>
      </style:paragraph-properties>
    </style:style>
    <style:style style:name="P916" style:family="paragraph">
      <style:paragraph-properties fo:line-height="100.00%" fo:text-align="left" fo:margin-left="72.00pt" fo:text-indent="0.00pt">
        <style:tab-stops>
          <style:tab-stop style:position="51.00pt"/>
          <style:tab-stop style:position="78879.60pt" style:leader-style="dotted"/>
          <style:tab-stop style:position="421049.65pt" style:type="right"/>
        </style:tab-stops>
      </style:paragraph-properties>
    </style:style>
    <style:style style:name="P917" style:family="paragraph">
      <style:paragraph-properties fo:line-height="100.00%" fo:text-align="left"/>
    </style:style>
    <style:style style:name="P918" style:family="paragraph">
      <style:paragraph-properties fo:line-height="100.00%" fo:text-align="left" fo:margin-left="31.95pt" fo:text-indent="0.00pt" fo:margin-top="3.25pt"/>
    </style:style>
    <style:style style:name="P919" style:family="paragraph">
      <style:paragraph-properties fo:line-height="100.00%" fo:text-align="left" fo:margin-left="72.00pt" fo:text-indent="0.00pt">
        <style:tab-stops>
          <style:tab-stop style:position="51.00pt"/>
          <style:tab-stop style:position="78879.60pt" style:leader-style="dotted"/>
          <style:tab-stop style:position="421049.65pt" style:type="right"/>
        </style:tab-stops>
      </style:paragraph-properties>
    </style:style>
    <style:style style:name="P920" style:family="paragraph">
      <style:paragraph-properties fo:line-height="100.00%" fo:text-align="left" fo:margin-left="72.00pt" fo:text-indent="0.00pt">
        <style:tab-stops>
          <style:tab-stop style:position="51.00pt"/>
          <style:tab-stop style:position="78879.60pt" style:leader-style="dotted"/>
          <style:tab-stop style:position="421049.65pt" style:type="right"/>
        </style:tab-stops>
      </style:paragraph-properties>
    </style:style>
    <style:style style:name="P921" style:family="paragraph">
      <style:paragraph-properties fo:line-height="100.00%" fo:text-align="left"/>
    </style:style>
    <style:style style:name="P922" style:family="paragraph">
      <style:paragraph-properties fo:line-height="100.00%" fo:text-align="left" fo:margin-left="28.95pt" fo:text-indent="0.00pt" fo:margin-top="3.25pt"/>
    </style:style>
    <style:style style:name="P923" style:family="paragraph">
      <style:paragraph-properties fo:line-height="100.00%" fo:text-align="left" fo:margin-left="72.00pt" fo:text-indent="0.00pt">
        <style:tab-stops>
          <style:tab-stop style:position="51.00pt"/>
          <style:tab-stop style:position="78879.60pt" style:leader-style="dotted"/>
          <style:tab-stop style:position="421049.65pt" style:type="right"/>
        </style:tab-stops>
      </style:paragraph-properties>
    </style:style>
    <style:style style:name="P924" style:family="paragraph">
      <style:paragraph-properties fo:line-height="100.00%" fo:text-align="left"/>
    </style:style>
    <style:style style:name="P925" style:family="paragraph">
      <style:paragraph-properties fo:line-height="100.00%" fo:text-align="left" fo:margin-top="0.25pt" fo:margin-bottom="0.05pt"/>
    </style:style>
    <style:style style:name="P926" style:family="paragraph">
      <style:paragraph-properties fo:line-height="100.00%" fo:text-align="left" fo:margin-left="72.00pt" fo:text-indent="0.00pt">
        <style:tab-stops>
          <style:tab-stop style:position="51.00pt"/>
          <style:tab-stop style:position="78879.60pt" style:leader-style="dotted"/>
          <style:tab-stop style:position="421049.65pt" style:type="right"/>
        </style:tab-stops>
      </style:paragraph-properties>
    </style:style>
    <style:style style:name="P927" style:family="paragraph">
      <style:paragraph-properties fo:line-height="100.00%" fo:text-align="right" fo:margin-right="8.10pt"/>
    </style:style>
    <style:style style:name="P928" style:family="paragraph">
      <style:paragraph-properties fo:line-height="100.00%" fo:text-align="left" fo:margin-left="35.45pt" fo:text-indent="0.00pt"/>
    </style:style>
    <style:style style:name="P929" style:family="paragraph">
      <style:paragraph-properties fo:line-height="100.00%" fo:text-align="center" fo:margin-left="10.45pt" fo:text-indent="0.00pt" fo:margin-right="9.00pt"/>
    </style:style>
    <style:style style:name="P930" style:family="paragraph">
      <style:paragraph-properties fo:line-height="100.00%" fo:text-align="left" fo:margin-left="72.00pt" fo:text-indent="0.00pt">
        <style:tab-stops>
          <style:tab-stop style:position="51.00pt"/>
          <style:tab-stop style:position="78879.60pt" style:leader-style="dotted"/>
          <style:tab-stop style:position="421049.65pt" style:type="right"/>
        </style:tab-stops>
      </style:paragraph-properties>
    </style:style>
    <style:style style:name="P931" style:family="paragraph">
      <style:paragraph-properties fo:line-height="100.00%" fo:text-align="left" fo:margin-left="72.00pt" fo:text-indent="0.00pt">
        <style:tab-stops>
          <style:tab-stop style:position="51.00pt"/>
          <style:tab-stop style:position="78879.60pt" style:leader-style="dotted"/>
          <style:tab-stop style:position="421049.65pt" style:type="right"/>
        </style:tab-stops>
      </style:paragraph-properties>
    </style:style>
    <style:style style:name="P932" style:family="paragraph">
      <style:paragraph-properties fo:line-height="100.00%" fo:text-align="right" fo:margin-right="7.70pt" fo:margin-top="1.75pt"/>
    </style:style>
    <style:style style:name="P933" style:family="paragraph">
      <style:paragraph-properties fo:line-height="100.00%" fo:text-align="left"/>
    </style:style>
    <style:style style:name="P934" style:family="paragraph">
      <style:paragraph-properties fo:line-height="100.00%" fo:text-align="center" fo:margin-left="11.75pt" fo:text-indent="0.00pt" fo:margin-right="9.00pt" fo:margin-top="4.60pt"/>
    </style:style>
    <style:style style:name="P935" style:family="paragraph">
      <style:paragraph-properties fo:line-height="100.00%" fo:text-align="left" fo:margin-left="72.00pt" fo:text-indent="0.00pt">
        <style:tab-stops>
          <style:tab-stop style:position="51.00pt"/>
          <style:tab-stop style:position="78879.60pt" style:leader-style="dotted"/>
          <style:tab-stop style:position="421049.65pt" style:type="right"/>
        </style:tab-stops>
      </style:paragraph-properties>
    </style:style>
    <style:style style:name="P936" style:family="paragraph">
      <style:paragraph-properties fo:line-height="100.00%" fo:text-align="left" fo:margin-left="72.00pt" fo:text-indent="0.00pt">
        <style:tab-stops>
          <style:tab-stop style:position="51.00pt"/>
          <style:tab-stop style:position="78879.60pt" style:leader-style="dotted"/>
          <style:tab-stop style:position="421049.65pt" style:type="right"/>
        </style:tab-stops>
      </style:paragraph-properties>
    </style:style>
    <style:style style:name="P937" style:family="paragraph">
      <style:paragraph-properties fo:line-height="100.00%" fo:text-align="left"/>
    </style:style>
    <style:style style:name="P938" style:family="paragraph">
      <style:paragraph-properties fo:line-height="100.00%" fo:text-align="center" fo:margin-left="11.75pt" fo:text-indent="0.00pt" fo:margin-right="9.00pt" fo:margin-top="3.20pt"/>
    </style:style>
    <style:style style:name="P939" style:family="paragraph">
      <style:paragraph-properties fo:line-height="100.00%" fo:text-align="left" fo:margin-left="72.00pt" fo:text-indent="0.00pt">
        <style:tab-stops>
          <style:tab-stop style:position="51.00pt"/>
          <style:tab-stop style:position="78879.60pt" style:leader-style="dotted"/>
          <style:tab-stop style:position="421049.65pt" style:type="right"/>
        </style:tab-stops>
      </style:paragraph-properties>
    </style:style>
    <style:style style:name="P940" style:family="paragraph">
      <style:paragraph-properties fo:line-height="100.00%" fo:text-align="left" fo:margin-left="72.00pt" fo:text-indent="0.00pt">
        <style:tab-stops>
          <style:tab-stop style:position="51.00pt"/>
          <style:tab-stop style:position="78879.60pt" style:leader-style="dotted"/>
          <style:tab-stop style:position="421049.65pt" style:type="right"/>
        </style:tab-stops>
      </style:paragraph-properties>
    </style:style>
    <style:style style:name="P941" style:family="paragraph">
      <style:paragraph-properties fo:line-height="100.00%" fo:text-align="left"/>
    </style:style>
    <style:style style:name="P942" style:family="paragraph">
      <style:paragraph-properties fo:line-height="100.00%" fo:text-align="center" fo:margin-left="10.95pt" fo:text-indent="0.00pt" fo:margin-right="9.00pt" fo:margin-top="3.20pt"/>
    </style:style>
    <style:style style:name="P943" style:family="paragraph">
      <style:paragraph-properties fo:line-height="100.00%" fo:text-align="left" fo:margin-left="72.00pt" fo:text-indent="0.00pt">
        <style:tab-stops>
          <style:tab-stop style:position="51.00pt"/>
          <style:tab-stop style:position="78879.60pt" style:leader-style="dotted"/>
          <style:tab-stop style:position="421049.65pt" style:type="right"/>
        </style:tab-stops>
      </style:paragraph-properties>
    </style:style>
    <style:style style:name="P944" style:family="paragraph">
      <style:paragraph-properties fo:line-height="100.00%" fo:text-align="left"/>
    </style:style>
    <style:style style:name="P945" style:family="paragraph">
      <style:paragraph-properties fo:line-height="100.00%" fo:text-align="left" fo:margin-top="0.55pt"/>
    </style:style>
    <text:list-style style:name="L946">
      <text:list-level-style-bullet text:level="1" text:bullet-char="•">
        <style:list-level-properties text:space-before="100.55pt" text:min-label-width="18.00pt"/>
        <style:text-properties fo:font-family="Symbol"/>
      </text:list-level-style-bullet>
    </text:list-style>
    <style:style style:name="P946" style:family="paragraph">
      <style:paragraph-properties fo:line-height="100.00%" fo:text-align="left" fo:margin-left="5.10pt" fo:text-indent="-5.10pt" fo:margin-top="4.65pt">
        <style:tab-stops>
          <style:tab-stop style:position="-118.50pt"/>
        </style:tab-stops>
      </style:paragraph-properties>
    </style:style>
    <style:style style:name="P947" style:family="paragraph">
      <style:paragraph-properties fo:line-height="100.00%" fo:text-align="left" fo:margin-left="5.00pt" fo:text-indent="0.00pt" fo:margin-top="8.65pt"/>
    </style:style>
    <text:list-style style:name="L948">
      <text:list-level-style-bullet text:level="1" text:bullet-char="•">
        <style:list-level-properties text:space-before="23.00pt" text:min-label-width="18.00pt"/>
        <style:text-properties fo:font-family="Symbol"/>
      </text:list-level-style-bullet>
    </text:list-style>
    <style:style style:name="P948" style:family="paragraph">
      <style:paragraph-properties fo:line-height="100.00%" fo:text-align="left" fo:margin-top="4.00pt">
        <style:tab-stops>
          <style:tab-stop style:position="-41.00pt"/>
          <style:tab-stop style:position="838819.75pt"/>
        </style:tab-stops>
      </style:paragraph-properties>
    </style:style>
    <style:style style:name="P949" style:family="paragraph">
      <style:paragraph-properties fo:line-height="100.00%" fo:text-align="left" fo:margin-top="11.75pt">
        <style:tab-stops>
          <style:tab-stop style:position="-41.00pt"/>
          <style:tab-stop style:position="838819.75pt"/>
        </style:tab-stops>
      </style:paragraph-properties>
    </style:style>
    <style:style style:name="P950" style:family="paragraph">
      <style:paragraph-properties fo:line-height="100.00%" fo:text-align="left" fo:margin-top="11.80pt">
        <style:tab-stops>
          <style:tab-stop style:position="-41.00pt"/>
          <style:tab-stop style:position="838819.75pt"/>
        </style:tab-stops>
      </style:paragraph-properties>
    </style:style>
    <style:style style:name="P951" style:family="paragraph">
      <style:paragraph-properties fo:line-height="100.00%" fo:text-align="left" fo:margin-top="11.75pt">
        <style:tab-stops>
          <style:tab-stop style:position="-41.00pt"/>
          <style:tab-stop style:position="838819.75pt"/>
        </style:tab-stops>
      </style:paragraph-properties>
    </style:style>
    <style:style style:name="P952" style:family="paragraph">
      <style:paragraph-properties fo:line-height="100.00%" fo:text-align="left" fo:margin-top="0.05pt"/>
    </style:style>
    <style:style style:name="P953" style:family="paragraph">
      <style:paragraph-properties fo:line-height="100.00%" fo:text-align="left" fo:margin-left="5.00pt" fo:text-indent="0.00pt"/>
    </style:style>
    <text:list-style style:name="L954">
      <text:list-level-style-bullet text:level="1" text:bullet-char="•">
        <style:list-level-properties text:space-before="23.00pt" text:min-label-width="18.00pt"/>
        <style:text-properties fo:font-family="Symbol"/>
      </text:list-level-style-bullet>
    </text:list-style>
    <style:style style:name="P954" style:family="paragraph">
      <style:paragraph-properties fo:line-height="100.00%" fo:text-align="left" fo:margin-top="3.25pt">
        <style:tab-stops>
          <style:tab-stop style:position="-41.00pt"/>
          <style:tab-stop style:position="838819.75pt"/>
        </style:tab-stops>
      </style:paragraph-properties>
    </style:style>
    <style:style style:name="P955" style:family="paragraph">
      <style:paragraph-properties fo:line-height="100.00%" fo:text-align="left"/>
    </style:style>
    <text:list-style style:name="L956">
      <text:list-level-style-bullet text:level="1" text:bullet-char="•">
        <style:list-level-properties text:space-before="5.55pt" text:min-label-width="18.00pt"/>
        <style:text-properties fo:font-family="Symbol"/>
      </text:list-level-style-bullet>
    </text:list-style>
    <style:style style:name="P956" style:family="paragraph">
      <style:paragraph-properties fo:line-height="100.00%" fo:text-align="left" fo:margin-left="224.25pt" fo:text-indent="-224.25pt" fo:margin-top="10.00pt">
        <style:tab-stops>
          <style:tab-stop style:position="-23.50pt"/>
        </style:tab-stops>
      </style:paragraph-properties>
    </style:style>
    <style:style style:name="P957" style:family="paragraph">
      <style:paragraph-properties fo:line-height="100.00%" fo:text-align="left" fo:margin-top="0.55pt"/>
    </style:style>
    <style:style style:name="P958" style:family="paragraph">
      <style:paragraph-properties fo:line-height="100.00%" fo:text-align="left" fo:margin-left="31.25pt" fo:text-indent="36.00pt" fo:margin-right="66.80pt"/>
    </style:style>
    <style:style style:name="P959" style:family="paragraph">
      <style:paragraph-properties fo:line-height="100.00%" fo:text-align="left" fo:margin-top="0.15pt"/>
    </style:style>
    <text:list-style style:name="L960">
      <text:list-level-style-bullet text:level="1" text:bullet-char="•">
        <style:list-level-properties text:space-before="184.20pt" text:min-label-width="18.00pt"/>
        <style:text-properties fo:font-family="Symbol"/>
      </text:list-level-style-bullet>
    </text:list-style>
    <style:style style:name="P960" style:family="paragraph">
      <style:paragraph-properties fo:line-height="100.00%" fo:text-align="left" fo:margin-left="5.10pt" fo:text-indent="-5.10pt">
        <style:tab-stops>
          <style:tab-stop style:position="-202.15pt"/>
        </style:tab-stops>
      </style:paragraph-properties>
    </style:style>
    <style:style style:name="P961" style:family="paragraph">
      <style:paragraph-properties fo:line-height="100.00%" fo:text-align="left" fo:margin-top="0.55pt"/>
    </style:style>
    <style:style style:name="P962" style:family="paragraph">
      <style:paragraph-properties fo:line-height="100.00%" fo:text-align="left" fo:margin-left="31.25pt" fo:text-indent="36.00pt" fo:margin-right="66.80pt"/>
    </style:style>
    <style:style style:name="P963" style:family="paragraph">
      <style:paragraph-properties fo:line-height="100.00%" fo:text-align="left"/>
    </style:style>
    <style:style style:name="P964" style:family="paragraph">
      <style:paragraph-properties fo:line-height="100.00%" fo:text-align="left" fo:margin-left="31.25pt" fo:text-indent="0.00pt" fo:margin-right="66.80pt" fo:margin-top="3.45pt"/>
    </style:style>
    <style:style style:name="P965" style:family="paragraph">
      <style:paragraph-properties fo:line-height="100.00%" fo:text-align="left"/>
    </style:style>
    <style:style style:name="P966" style:family="paragraph">
      <style:paragraph-properties fo:line-height="100.00%" fo:text-align="left" fo:margin-top="0.50pt"/>
    </style:style>
    <text:list-style style:name="L967">
      <text:list-level-style-bullet text:level="1" text:bullet-char="•">
        <style:list-level-properties text:space-before="0.00pt" text:min-label-width="18.00pt"/>
        <style:text-properties fo:font-family="Symbol"/>
      </text:list-level-style-bullet>
    </text:list-style>
    <style:style style:name="P967" style:family="paragraph">
      <style:paragraph-properties fo:line-height="100.00%" fo:text-align="left" fo:margin-left="229.85pt" fo:text-indent="-229.85pt" fo:margin-right="16.35pt" fo:margin-top="0.05pt">
        <style:tab-stops>
          <style:tab-stop style:position="-17.95pt"/>
        </style:tab-stops>
      </style:paragraph-properties>
    </style:style>
    <style:style style:name="P968" style:family="paragraph">
      <style:paragraph-properties fo:line-height="100.00%" fo:text-align="left" fo:margin-top="0.25pt"/>
    </style:style>
    <text:list-style style:name="L969">
      <text:list-level-style-bullet text:level="1" text:bullet-char="•">
        <style:list-level-properties text:space-before="31.25pt" text:min-label-width="18.00pt"/>
        <style:text-properties fo:font-family="Symbol"/>
      </text:list-level-style-bullet>
    </text:list-style>
    <style:style style:name="P969" style:family="paragraph">
      <style:paragraph-properties fo:line-height="100.00%" fo:text-align="left" fo:margin-left="18.00pt" fo:text-indent="-18.00pt" fo:margin-top="0.05pt">
        <style:tab-stops>
          <style:tab-stop style:position="-49.25pt"/>
        </style:tab-stops>
      </style:paragraph-properties>
    </style:style>
    <style:style style:name="P970" style:family="paragraph">
      <style:paragraph-properties fo:line-height="100.00%" fo:text-align="left" fo:margin-top="0.10pt"/>
    </style:style>
    <style:style style:name="P971" style:family="paragraph">
      <style:paragraph-properties fo:line-height="100.00%" fo:text-align="left" fo:margin-left="31.25pt" fo:text-indent="0.00pt" fo:margin-right="468.40pt" fo:margin-top="0.05pt"/>
    </style:style>
    <style:style style:name="P972" style:family="paragraph">
      <style:paragraph-properties fo:line-height="100.00%" fo:text-align="left" fo:margin-left="31.25pt" fo:text-indent="0.00pt" fo:margin-right="386.30pt"/>
    </style:style>
    <style:style style:name="P973" style:family="paragraph">
      <style:paragraph-properties fo:line-height="100.00%" fo:text-align="left" fo:margin-left="31.25pt" fo:text-indent="0.00pt" fo:margin-right="213.45pt"/>
    </style:style>
    <style:style style:name="P974" style:family="paragraph">
      <style:paragraph-properties fo:line-height="100.00%" fo:text-align="left" fo:margin-left="31.25pt" fo:text-indent="0.00pt" fo:margin-right="407.20pt"/>
    </style:style>
    <style:style style:name="P975" style:family="paragraph">
      <style:paragraph-properties fo:line-height="100.00%" fo:text-align="left" fo:margin-left="31.25pt" fo:text-indent="0.00pt" fo:margin-right="267.75pt"/>
    </style:style>
    <style:style style:name="P976" style:family="paragraph">
      <style:paragraph-properties fo:line-height="100.00%" fo:text-align="left" fo:margin-left="45.20pt" fo:text-indent="0.00pt" fo:margin-right="66.80pt"/>
    </style:style>
    <style:style style:name="P977" style:family="paragraph">
      <style:paragraph-properties fo:line-height="100.00%" fo:text-align="left" fo:margin-left="59.20pt" fo:text-indent="-14.00pt" fo:margin-right="405.05pt"/>
    </style:style>
    <style:style style:name="P978" style:family="paragraph">
      <style:paragraph-properties fo:line-height="100.00%" fo:text-align="left" fo:margin-left="59.20pt" fo:text-indent="-14.00pt" fo:margin-right="386.30pt"/>
    </style:style>
    <style:style style:name="P979" style:family="paragraph">
      <style:paragraph-properties fo:line-height="100.00%" fo:text-align="left" fo:margin-left="45.20pt" fo:text-indent="0.00pt"/>
    </style:style>
    <style:style style:name="P980" style:family="paragraph">
      <style:paragraph-properties fo:line-height="200.00%" fo:text-align="left" fo:margin-left="48.70pt" fo:text-indent="10.45pt" fo:margin-right="213.45pt"/>
    </style:style>
    <style:style style:name="P981" style:family="paragraph">
      <style:paragraph-properties fo:line-height="100.00%" fo:text-align="left" fo:margin-left="31.25pt" fo:text-indent="0.00pt"/>
    </style:style>
    <style:style style:name="P982" style:family="paragraph">
      <style:paragraph-properties fo:line-height="100.00%" fo:text-align="left" fo:margin-left="59.20pt" fo:text-indent="-14.00pt" fo:margin-right="395.15pt"/>
    </style:style>
    <style:style style:name="P983" style:family="paragraph">
      <style:paragraph-properties fo:line-height="100.00%" fo:text-align="left" fo:margin-left="59.20pt" fo:text-indent="0.00pt" fo:margin-right="346.00pt"/>
    </style:style>
    <style:style style:name="P984" style:family="paragraph">
      <style:paragraph-properties fo:line-height="100.00%" fo:text-align="left" fo:margin-left="59.20pt" fo:text-indent="0.00pt"/>
    </style:style>
    <style:style style:name="P985" style:family="paragraph">
      <style:paragraph-properties fo:line-height="100.00%" fo:text-align="left"/>
    </style:style>
    <style:style style:name="P986" style:family="paragraph">
      <style:paragraph-properties fo:line-height="100.00%" fo:text-align="left" fo:margin-left="48.70pt" fo:text-indent="-3.50pt" fo:margin-right="213.45pt" fo:margin-top="3.00pt"/>
    </style:style>
    <style:style style:name="P987" style:family="paragraph">
      <style:paragraph-properties fo:line-height="100.00%" fo:text-align="left" fo:margin-top="0.55pt"/>
    </style:style>
    <style:style style:name="P988" style:family="paragraph">
      <style:paragraph-properties fo:line-height="100.00%" fo:text-align="left" fo:margin-left="31.25pt" fo:text-indent="0.00pt"/>
    </style:style>
    <style:style style:name="P989" style:family="paragraph">
      <style:paragraph-properties fo:line-height="100.00%" fo:text-align="left" fo:margin-left="45.20pt" fo:text-indent="0.00pt" fo:margin-right="149.10pt"/>
    </style:style>
    <style:style style:name="P990" style:family="paragraph">
      <style:paragraph-properties fo:line-height="100.00%" fo:text-align="left" fo:margin-left="31.25pt" fo:text-indent="0.00pt"/>
    </style:style>
    <style:style style:name="P991" style:family="paragraph">
      <style:paragraph-properties fo:line-height="100.00%" fo:text-align="left" fo:margin-left="31.25pt" fo:text-indent="0.00pt" fo:margin-right="424.65pt"/>
    </style:style>
    <style:style style:name="P992" style:family="paragraph">
      <style:paragraph-properties fo:line-height="100.00%" fo:text-align="left" fo:margin-left="45.20pt" fo:text-indent="-14.00pt" fo:margin-right="213.45pt"/>
    </style:style>
    <style:style style:name="P993" style:family="paragraph">
      <style:paragraph-properties fo:line-height="100.00%" fo:text-align="left" fo:margin-left="45.20pt" fo:text-indent="0.00pt" fo:margin-right="213.45pt"/>
    </style:style>
    <style:style style:name="P994" style:family="paragraph">
      <style:paragraph-properties fo:line-height="100.00%" fo:text-align="left" fo:margin-left="45.20pt" fo:text-indent="0.00pt"/>
    </style:style>
    <style:style style:name="P995" style:family="paragraph">
      <style:paragraph-properties fo:line-height="100.00%" fo:text-align="left" fo:margin-left="31.25pt" fo:text-indent="27.95pt"/>
    </style:style>
    <style:style style:name="P996" style:family="paragraph">
      <style:paragraph-properties fo:line-height="100.00%" fo:text-align="left" fo:margin-left="31.25pt" fo:text-indent="13.95pt"/>
    </style:style>
    <style:style style:name="P997" style:family="paragraph">
      <style:paragraph-properties fo:line-height="100.00%" fo:text-align="left" fo:margin-left="45.20pt" fo:text-indent="0.00pt"/>
    </style:style>
    <style:style style:name="P998" style:family="paragraph">
      <style:paragraph-properties fo:line-height="100.00%" fo:text-align="left" fo:margin-left="45.20pt" fo:text-indent="13.95pt" fo:margin-right="331.50pt"/>
    </style:style>
    <style:style style:name="P999" style:family="paragraph">
      <style:paragraph-properties fo:line-height="100.00%" fo:text-align="left" fo:margin-left="31.25pt" fo:text-indent="13.95pt" fo:margin-right="213.45pt"/>
    </style:style>
    <style:style style:name="P1000" style:family="paragraph">
      <style:paragraph-properties fo:line-height="100.00%" fo:text-align="left"/>
    </style:style>
    <style:style style:name="P1001" style:family="paragraph">
      <style:paragraph-properties fo:line-height="100.00%" fo:text-align="left" fo:margin-top="0.10pt"/>
    </style:style>
    <text:list-style style:name="L1002">
      <text:list-level-style-bullet text:level="1" text:bullet-char="•">
        <style:list-level-properties text:space-before="31.25pt" text:min-label-width="18.00pt"/>
        <style:text-properties fo:font-family="Symbol"/>
      </text:list-level-style-bullet>
    </text:list-style>
    <style:style style:name="P1002" style:family="paragraph">
      <style:paragraph-properties fo:line-height="100.00%" fo:text-align="left" fo:margin-left="18.00pt" fo:text-indent="-18.00pt">
        <style:tab-stops>
          <style:tab-stop style:position="-49.25pt"/>
        </style:tab-stops>
      </style:paragraph-properties>
    </style:style>
    <style:style style:name="P1003" style:family="paragraph">
      <style:paragraph-properties fo:line-height="100.00%" fo:text-align="left" fo:margin-left="31.25pt" fo:text-indent="0.00pt" fo:margin-right="66.80pt" fo:margin-top="11.95pt"/>
    </style:style>
    <style:style style:name="TableColumn0100" style:family="table-column">
      <style:table-column-properties style:column-width="1.319444in"/>
    </style:style>
    <style:style style:name="TableColumn0101" style:family="table-column">
      <style:table-column-properties style:column-width="0.791667in"/>
    </style:style>
    <style:style style:name="TableColumn0102" style:family="table-column">
      <style:table-column-properties style:column-width="1.236111in"/>
    </style:style>
    <style:style style:name="TableColumn0103" style:family="table-column">
      <style:table-column-properties style:column-width="0.958333in"/>
    </style:style>
    <style:style style:name="TableColumn0104" style:family="table-column">
      <style:table-column-properties style:column-width="1.222222in"/>
    </style:style>
    <style:style style:name="TableColumn0105" style:family="table-column">
      <style:table-column-properties style:column-width="1.333333in"/>
    </style:style>
    <style:style style:name="Table01" style:family="table">
      <style:table-properties style:width="6.861111in" fo:margin-left="0.000000in" style:writing-mode="lr" table:align="left" style:may-break-between-rows="true"/>
    </style:style>
    <style:style style:name="TableRow0100" style:family="table-row">
      <style:table-row-properties style:min-row-height="0.589583in"/>
    </style:style>
    <style:style style:name="TableCell010000" style:family="table-cell">
      <style:table-cell-properties fo:border-top="0.016667in solid #000000" fo:border-left="0.016667in solid #000000" fo:border-right="0.016667in solid #000000" fo:border-bottom="0.016667in solid #000000" fo:vertical-align="top" fo:background-color="#ffffff"/>
    </style:style>
    <style:style style:name="TableCell010001" style:family="table-cell">
      <style:table-cell-properties fo:border-top="0.016667in solid #000000" fo:border-left="0.016667in solid #000000" fo:border-right="0.016667in solid #000000" fo:border-bottom="0.016667in solid #000000" fo:vertical-align="top" fo:background-color="#ffffff"/>
    </style:style>
    <style:style style:name="TableCell010002" style:family="table-cell">
      <style:table-cell-properties fo:border-top="0.016667in solid #000000" fo:border-left="0.016667in solid #000000" fo:border-right="0.016667in solid #000000" fo:border-bottom="0.016667in solid #000000" fo:vertical-align="top" fo:background-color="#ffffff"/>
    </style:style>
    <style:style style:name="TableCell010003" style:family="table-cell">
      <style:table-cell-properties fo:border-top="0.016667in solid #000000" fo:border-left="0.016667in solid #000000" fo:border-right="0.016667in solid #000000" fo:border-bottom="0.016667in solid #000000" fo:vertical-align="top" fo:background-color="#ffffff"/>
    </style:style>
    <style:style style:name="TableCell010004" style:family="table-cell">
      <style:table-cell-properties fo:border-top="0.016667in solid #000000" fo:border-left="0.016667in solid #000000" fo:border-right="0.016667in solid #000000" fo:border-bottom="0.016667in solid #000000" fo:vertical-align="top" fo:background-color="#ffffff"/>
    </style:style>
    <style:style style:name="TableCell010005" style:family="table-cell">
      <style:table-cell-properties fo:border-top="0.016667in solid #000000" fo:border-left="0.016667in solid #000000" fo:border-right="0.016667in solid #000000" fo:border-bottom="0.016667in solid #000000" fo:vertical-align="top" fo:background-color="#ffffff"/>
    </style:style>
    <style:style style:name="TableRow0101" style:family="table-row">
      <style:table-row-properties style:min-row-height="0.329861in"/>
    </style:style>
    <style:style style:name="TableCell010100" style:family="table-cell">
      <style:table-cell-properties fo:border-top="0.016667in solid #000000" fo:border-left="0.016667in solid #000000" fo:border-right="0.016667in solid #000000" fo:border-bottom="0.016667in solid #000000" fo:vertical-align="top" fo:background-color="#ffffff"/>
    </style:style>
    <style:style style:name="TableCell010101" style:family="table-cell">
      <style:table-cell-properties fo:border-top="0.016667in solid #000000" fo:border-left="0.016667in solid #000000" fo:border-right="0.016667in solid #000000" fo:border-bottom="0.016667in solid #000000" fo:vertical-align="top" fo:background-color="#ffffff"/>
    </style:style>
    <style:style style:name="TableCell010102" style:family="table-cell">
      <style:table-cell-properties fo:border-top="0.016667in solid #000000" fo:border-left="0.016667in solid #000000" fo:border-right="0.016667in solid #000000" fo:border-bottom="0.016667in solid #000000" fo:vertical-align="top" fo:background-color="#ffffff"/>
    </style:style>
    <style:style style:name="TableCell010103" style:family="table-cell">
      <style:table-cell-properties fo:border-top="0.016667in solid #000000" fo:border-left="0.016667in solid #000000" fo:border-right="0.016667in solid #000000" fo:border-bottom="0.016667in solid #000000" fo:vertical-align="top" fo:background-color="#ffffff"/>
    </style:style>
    <style:style style:name="TableCell010104" style:family="table-cell">
      <style:table-cell-properties fo:border-top="0.016667in solid #000000" fo:border-left="0.016667in solid #000000" fo:border-right="0.016667in solid #000000" fo:border-bottom="0.016667in solid #000000" fo:vertical-align="top" fo:background-color="#ffffff"/>
    </style:style>
    <style:style style:name="TableCell010105" style:family="table-cell">
      <style:table-cell-properties fo:border-top="0.016667in solid #000000" fo:border-left="0.016667in solid #000000" fo:border-right="0.016667in solid #000000" fo:border-bottom="0.016667in solid #000000" fo:vertical-align="top" fo:background-color="#ffffff"/>
    </style:style>
    <style:style style:name="TableRow0102" style:family="table-row">
      <style:table-row-properties style:min-row-height="1.718056in"/>
    </style:style>
    <style:style style:name="TableCell010200" style:family="table-cell">
      <style:table-cell-properties fo:border-top="0.016667in solid #000000" fo:border-left="0.016667in solid #000000" fo:border-right="0.016667in solid #000000" fo:border-bottom="0.016667in solid #000000" fo:vertical-align="top" fo:background-color="#ffffff"/>
    </style:style>
    <style:style style:name="TableCell010201" style:family="table-cell">
      <style:table-cell-properties fo:border-top="0.016667in solid #000000" fo:border-left="0.016667in solid #000000" fo:border-right="0.016667in solid #000000" fo:border-bottom="0.016667in solid #000000" fo:vertical-align="top" fo:background-color="#ffffff"/>
    </style:style>
    <style:style style:name="TableCell010202" style:family="table-cell">
      <style:table-cell-properties fo:border-top="0.016667in solid #000000" fo:border-left="0.016667in solid #000000" fo:border-right="0.016667in solid #000000" fo:border-bottom="0.016667in solid #000000" fo:vertical-align="top" fo:background-color="#ffffff"/>
    </style:style>
    <style:style style:name="TableCell010203" style:family="table-cell">
      <style:table-cell-properties fo:border-top="0.016667in solid #000000" fo:border-left="0.016667in solid #000000" fo:border-right="0.016667in solid #000000" fo:border-bottom="0.016667in solid #000000" fo:vertical-align="top" fo:background-color="#ffffff"/>
    </style:style>
    <style:style style:name="TableCell010204" style:family="table-cell">
      <style:table-cell-properties fo:border-top="0.016667in solid #000000" fo:border-left="0.016667in solid #000000" fo:border-right="0.016667in solid #000000" fo:border-bottom="0.016667in solid #000000" fo:vertical-align="top" fo:background-color="#ffffff"/>
    </style:style>
    <style:style style:name="TableCell010205" style:family="table-cell">
      <style:table-cell-properties fo:border-top="0.016667in solid #000000" fo:border-left="0.016667in solid #000000" fo:border-right="0.016667in solid #000000" fo:border-bottom="0.016667in solid #000000" fo:vertical-align="top" fo:background-color="#ffffff"/>
    </style:style>
    <style:style style:name="TableRow0103" style:family="table-row">
      <style:table-row-properties style:min-row-height="0.325000in"/>
    </style:style>
    <style:style style:name="TableCell010300" style:family="table-cell">
      <style:table-cell-properties fo:border-top="0.016667in solid #000000" fo:border-left="0.016667in solid #000000" fo:border-right="0.016667in solid #000000" fo:border-bottom="0.016667in solid #000000" fo:vertical-align="top" fo:background-color="#ffffff"/>
    </style:style>
    <style:style style:name="TableCell010301" style:family="table-cell">
      <style:table-cell-properties fo:border-top="0.016667in solid #000000" fo:border-left="0.016667in solid #000000" fo:border-right="0.016667in solid #000000" fo:border-bottom="0.016667in solid #000000" fo:vertical-align="top" fo:background-color="#ffffff"/>
    </style:style>
    <style:style style:name="TableCell010302" style:family="table-cell">
      <style:table-cell-properties fo:border-top="0.016667in solid #000000" fo:border-left="0.016667in solid #000000" fo:border-right="0.016667in solid #000000" fo:border-bottom="0.016667in solid #000000" fo:vertical-align="top" fo:background-color="#ffffff"/>
    </style:style>
    <style:style style:name="TableCell010303" style:family="table-cell">
      <style:table-cell-properties fo:border-top="0.016667in solid #000000" fo:border-left="0.016667in solid #000000" fo:border-right="0.016667in solid #000000" fo:border-bottom="0.016667in solid #000000" fo:vertical-align="top" fo:background-color="#ffffff"/>
    </style:style>
    <style:style style:name="TableCell010304" style:family="table-cell">
      <style:table-cell-properties fo:border-top="0.016667in solid #000000" fo:border-left="0.016667in solid #000000" fo:border-right="0.016667in solid #000000" fo:border-bottom="0.016667in solid #000000" fo:vertical-align="top" fo:background-color="#ffffff"/>
    </style:style>
    <style:style style:name="TableCell010305" style:family="table-cell">
      <style:table-cell-properties fo:border-top="0.016667in solid #000000" fo:border-left="0.016667in solid #000000" fo:border-right="0.016667in solid #000000" fo:border-bottom="0.016667in solid #000000" fo:vertical-align="top" fo:background-color="#ffffff"/>
    </style:style>
    <style:style style:name="TableRow0104" style:family="table-row">
      <style:table-row-properties style:min-row-height="0.414583in"/>
    </style:style>
    <style:style style:name="TableCell010400" style:family="table-cell">
      <style:table-cell-properties fo:border-top="0.016667in solid #000000" fo:border-left="0.016667in solid #000000" fo:border-right="0.016667in solid #000000" fo:border-bottom="0.016667in solid #000000" fo:vertical-align="top" fo:background-color="#ffffff"/>
    </style:style>
    <style:style style:name="TableCell010401" style:family="table-cell">
      <style:table-cell-properties fo:border-top="0.016667in solid #000000" fo:border-left="0.016667in solid #000000" fo:border-right="0.016667in solid #000000" fo:border-bottom="0.016667in solid #000000" fo:vertical-align="top" fo:background-color="#ffffff"/>
    </style:style>
    <style:style style:name="TableCell010402" style:family="table-cell">
      <style:table-cell-properties fo:border-top="0.016667in solid #000000" fo:border-left="0.016667in solid #000000" fo:border-right="0.016667in solid #000000" fo:border-bottom="0.016667in solid #000000" fo:vertical-align="top" fo:background-color="#ffffff"/>
    </style:style>
    <style:style style:name="TableCell010403" style:family="table-cell">
      <style:table-cell-properties fo:border-top="0.016667in solid #000000" fo:border-left="0.016667in solid #000000" fo:border-right="0.016667in solid #000000" fo:border-bottom="0.016667in solid #000000" fo:vertical-align="top" fo:background-color="#ffffff"/>
    </style:style>
    <style:style style:name="TableCell010404" style:family="table-cell">
      <style:table-cell-properties fo:border-top="0.016667in solid #000000" fo:border-left="0.016667in solid #000000" fo:border-right="0.016667in solid #000000" fo:border-bottom="0.016667in solid #000000" fo:vertical-align="top" fo:background-color="#ffffff"/>
    </style:style>
    <style:style style:name="TableCell010405" style:family="table-cell">
      <style:table-cell-properties fo:border-top="0.016667in solid #000000" fo:border-left="0.016667in solid #000000" fo:border-right="0.016667in solid #000000" fo:border-bottom="0.016667in solid #000000" fo:vertical-align="top" fo:background-color="#ffffff"/>
    </style:style>
    <style:style style:name="TableRow0105" style:family="table-row">
      <style:table-row-properties style:min-row-height="0.969444in"/>
    </style:style>
    <style:style style:name="TableCell010500" style:family="table-cell">
      <style:table-cell-properties fo:border-top="0.016667in solid #000000" fo:border-left="0.016667in solid #000000" fo:border-right="0.016667in solid #000000" fo:border-bottom="0.016667in solid #000000" fo:vertical-align="top" fo:background-color="#ffffff"/>
    </style:style>
    <style:style style:name="TableCell010501" style:family="table-cell">
      <style:table-cell-properties fo:border-top="0.016667in solid #000000" fo:border-left="0.016667in solid #000000" fo:border-right="0.016667in solid #000000" fo:border-bottom="0.016667in solid #000000" fo:vertical-align="top" fo:background-color="#ffffff"/>
    </style:style>
    <style:style style:name="TableCell010502" style:family="table-cell">
      <style:table-cell-properties fo:border-top="0.016667in solid #000000" fo:border-left="0.016667in solid #000000" fo:border-right="0.016667in solid #000000" fo:border-bottom="0.016667in solid #000000" fo:vertical-align="top" fo:background-color="#ffffff"/>
    </style:style>
    <style:style style:name="TableCell010503" style:family="table-cell">
      <style:table-cell-properties fo:border-top="0.016667in solid #000000" fo:border-left="0.016667in solid #000000" fo:border-right="0.016667in solid #000000" fo:border-bottom="0.016667in solid #000000" fo:vertical-align="top" fo:background-color="#ffffff"/>
    </style:style>
    <style:style style:name="TableCell010504" style:family="table-cell">
      <style:table-cell-properties fo:border-top="0.016667in solid #000000" fo:border-left="0.016667in solid #000000" fo:border-right="0.016667in solid #000000" fo:border-bottom="0.016667in solid #000000" fo:vertical-align="top" fo:background-color="#ffffff"/>
    </style:style>
    <style:style style:name="TableCell010505" style:family="table-cell">
      <style:table-cell-properties fo:border-top="0.016667in solid #000000" fo:border-left="0.016667in solid #000000" fo:border-right="0.016667in solid #000000" fo:border-bottom="0.016667in solid #000000" fo:vertical-align="top" fo:background-color="#ffffff"/>
    </style:style>
    <style:style style:name="TableRow0106" style:family="table-row">
      <style:table-row-properties style:min-row-height="0.449306in"/>
    </style:style>
    <style:style style:name="TableCell010600" style:family="table-cell">
      <style:table-cell-properties fo:border-top="0.016667in solid #000000" fo:border-left="0.016667in solid #000000" fo:border-right="0.016667in solid #000000" fo:border-bottom="0.016667in solid #000000" fo:vertical-align="top" fo:background-color="#ffffff"/>
    </style:style>
    <style:style style:name="TableCell010601" style:family="table-cell">
      <style:table-cell-properties fo:border-top="0.016667in solid #000000" fo:border-left="0.016667in solid #000000" fo:border-right="0.016667in solid #000000" fo:border-bottom="0.016667in solid #000000" fo:vertical-align="top" fo:background-color="#ffffff"/>
    </style:style>
    <style:style style:name="TableCell010602" style:family="table-cell">
      <style:table-cell-properties fo:border-top="0.016667in solid #000000" fo:border-left="0.016667in solid #000000" fo:border-right="0.016667in solid #000000" fo:border-bottom="0.016667in solid #000000" fo:vertical-align="top" fo:background-color="#ffffff"/>
    </style:style>
    <style:style style:name="TableCell010603" style:family="table-cell">
      <style:table-cell-properties fo:border-top="0.016667in solid #000000" fo:border-left="0.016667in solid #000000" fo:border-right="0.016667in solid #000000" fo:border-bottom="0.016667in solid #000000" fo:vertical-align="top" fo:background-color="#ffffff"/>
    </style:style>
    <style:style style:name="TableCell010604" style:family="table-cell">
      <style:table-cell-properties fo:border-top="0.016667in solid #000000" fo:border-left="0.016667in solid #000000" fo:border-right="0.016667in solid #000000" fo:border-bottom="0.016667in solid #000000" fo:vertical-align="top" fo:background-color="#ffffff"/>
    </style:style>
    <style:style style:name="TableCell010605" style:family="table-cell">
      <style:table-cell-properties fo:border-top="0.016667in solid #000000" fo:border-left="0.016667in solid #000000" fo:border-right="0.016667in solid #000000" fo:border-bottom="0.016667in solid #000000" fo:vertical-align="top" fo:background-color="#ffffff"/>
    </style:style>
    <style:style style:name="TableColumn0200" style:family="table-column">
      <style:table-column-properties style:column-width="0.763889in"/>
    </style:style>
    <style:style style:name="TableColumn0201" style:family="table-column">
      <style:table-column-properties style:column-width="2.347222in"/>
    </style:style>
    <style:style style:name="TableColumn0202" style:family="table-column">
      <style:table-column-properties style:column-width="3.319444in"/>
    </style:style>
    <style:style style:name="Table02" style:family="table">
      <style:table-properties style:width="6.430556in" fo:margin-left="0.000000in" style:writing-mode="lr" table:align="left" style:may-break-between-rows="true"/>
    </style:style>
    <style:style style:name="TableRow0200" style:family="table-row">
      <style:table-row-properties style:min-row-height="0.492361in"/>
    </style:style>
    <style:style style:name="TableCell020000" style:family="table-cell">
      <style:table-cell-properties fo:border-top="0.016667in solid #000000" fo:border-left="0.016667in solid #000000" fo:border-right="0.016667in solid #000000" fo:border-bottom="0.016667in solid #000000" fo:vertical-align="top" fo:background-color="#ffffff"/>
    </style:style>
    <style:style style:name="TableCell020001" style:family="table-cell">
      <style:table-cell-properties fo:border-top="0.016667in solid #000000" fo:border-left="0.016667in solid #000000" fo:border-right="0.016667in solid #000000" fo:border-bottom="0.016667in solid #000000" fo:vertical-align="top" fo:background-color="#ffffff"/>
    </style:style>
    <style:style style:name="TableCell020002" style:family="table-cell">
      <style:table-cell-properties fo:border-top="0.016667in solid #000000" fo:border-left="0.016667in solid #000000" fo:border-right="0.016667in solid #000000" fo:border-bottom="0.016667in solid #000000" fo:vertical-align="top" fo:background-color="#ffffff"/>
    </style:style>
    <style:style style:name="TableRow0201" style:family="table-row">
      <style:table-row-properties style:min-row-height="1.923611in"/>
    </style:style>
    <style:style style:name="TableCell020100" style:family="table-cell">
      <style:table-cell-properties fo:border-top="0.016667in solid #000000" fo:border-left="0.016667in solid #000000" fo:border-right="0.016667in solid #000000" fo:border-bottom="0.016667in solid #000000" fo:vertical-align="top" fo:background-color="#ffffff"/>
    </style:style>
    <style:style style:name="TableCell020101" style:family="table-cell">
      <style:table-cell-properties fo:border-top="0.016667in solid #000000" fo:border-left="0.016667in solid #000000" fo:border-right="0.016667in solid #000000" fo:border-bottom="0.016667in solid #000000" fo:vertical-align="top" fo:background-color="#ffffff"/>
    </style:style>
    <style:style style:name="TableCell020102" style:family="table-cell">
      <style:table-cell-properties fo:border-top="0.016667in solid #000000" fo:border-left="0.016667in solid #000000" fo:border-right="0.016667in solid #000000" fo:border-bottom="0.016667in solid #000000" fo:vertical-align="top" fo:background-color="#ffffff"/>
    </style:style>
    <style:style style:name="TableColumn0300" style:family="table-column">
      <style:table-column-properties style:column-width="0.763889in"/>
    </style:style>
    <style:style style:name="TableColumn0301" style:family="table-column">
      <style:table-column-properties style:column-width="2.347222in"/>
    </style:style>
    <style:style style:name="TableColumn0302" style:family="table-column">
      <style:table-column-properties style:column-width="3.319444in"/>
    </style:style>
    <style:style style:name="Table03" style:family="table">
      <style:table-properties style:width="6.430556in" fo:margin-left="0.000000in" style:writing-mode="lr" table:align="left" style:may-break-between-rows="true"/>
    </style:style>
    <style:style style:name="TableRow0300" style:family="table-row">
      <style:table-row-properties style:min-row-height="1.176389in"/>
    </style:style>
    <style:style style:name="TableCell030000" style:family="table-cell">
      <style:table-cell-properties fo:border-top="0.016667in solid #000000" fo:border-left="0.016667in solid #000000" fo:border-right="0.016667in solid #000000" fo:border-bottom="0.016667in solid #000000" fo:vertical-align="top" fo:background-color="#ffffff"/>
    </style:style>
    <style:style style:name="TableCell030001" style:family="table-cell">
      <style:table-cell-properties fo:border-top="0.016667in solid #000000" fo:border-left="0.016667in solid #000000" fo:border-right="0.016667in solid #000000" fo:border-bottom="0.016667in solid #000000" fo:vertical-align="top" fo:background-color="#ffffff"/>
    </style:style>
    <style:style style:name="TableCell030002" style:family="table-cell">
      <style:table-cell-properties fo:border-top="0.016667in solid #000000" fo:border-left="0.016667in solid #000000" fo:border-right="0.016667in solid #000000" fo:border-bottom="0.016667in solid #000000" fo:vertical-align="top" fo:background-color="#ffffff"/>
    </style:style>
    <style:style style:name="TableRow0301" style:family="table-row">
      <style:table-row-properties style:min-row-height="0.895833in"/>
    </style:style>
    <style:style style:name="TableCell030100" style:family="table-cell">
      <style:table-cell-properties fo:border-top="0.016667in solid #000000" fo:border-left="0.016667in solid #000000" fo:border-right="0.016667in solid #000000" fo:border-bottom="0.016667in solid #000000" fo:vertical-align="top" fo:background-color="#ffffff"/>
    </style:style>
    <style:style style:name="TableCell030101" style:family="table-cell">
      <style:table-cell-properties fo:border-top="0.016667in solid #000000" fo:border-left="0.016667in solid #000000" fo:border-right="0.016667in solid #000000" fo:border-bottom="0.016667in solid #000000" fo:vertical-align="top" fo:background-color="#ffffff"/>
    </style:style>
    <style:style style:name="TableCell030102" style:family="table-cell">
      <style:table-cell-properties fo:border-top="0.016667in solid #000000" fo:border-left="0.016667in solid #000000" fo:border-right="0.016667in solid #000000" fo:border-bottom="0.016667in solid #000000" fo:vertical-align="top" fo:background-color="#ffffff"/>
    </style:style>
    <style:style style:name="TableRow0302" style:family="table-row">
      <style:table-row-properties style:min-row-height="0.909028in"/>
    </style:style>
    <style:style style:name="TableCell030200" style:family="table-cell">
      <style:table-cell-properties fo:border-top="0.016667in solid #000000" fo:border-left="0.016667in solid #000000" fo:border-right="0.016667in solid #000000" fo:border-bottom="0.016667in solid #000000" fo:vertical-align="top" fo:background-color="#ffffff"/>
    </style:style>
    <style:style style:name="TableCell030201" style:family="table-cell">
      <style:table-cell-properties fo:border-top="0.016667in solid #000000" fo:border-left="0.016667in solid #000000" fo:border-right="0.016667in solid #000000" fo:border-bottom="0.016667in solid #000000" fo:vertical-align="top" fo:background-color="#ffffff"/>
    </style:style>
    <style:style style:name="TableCell030202" style:family="table-cell">
      <style:table-cell-properties fo:border-top="0.016667in solid #000000" fo:border-left="0.016667in solid #000000" fo:border-right="0.016667in solid #000000" fo:border-bottom="0.016667in solid #000000" fo:vertical-align="top" fo:background-color="#ffffff"/>
    </style:style>
    <style:style style:name="TableRow0303" style:family="table-row">
      <style:table-row-properties style:min-row-height="0.922917in"/>
    </style:style>
    <style:style style:name="TableCell030300" style:family="table-cell">
      <style:table-cell-properties fo:border-top="0.016667in solid #000000" fo:border-left="0.016667in solid #000000" fo:border-right="0.016667in solid #000000" fo:border-bottom="0.016667in solid #000000" fo:vertical-align="top" fo:background-color="#ffffff"/>
    </style:style>
    <style:style style:name="TableCell030301" style:family="table-cell">
      <style:table-cell-properties fo:border-top="0.016667in solid #000000" fo:border-left="0.016667in solid #000000" fo:border-right="0.016667in solid #000000" fo:border-bottom="0.016667in solid #000000" fo:vertical-align="top" fo:background-color="#ffffff"/>
    </style:style>
    <style:style style:name="TableCell030302" style:family="table-cell">
      <style:table-cell-properties fo:border-top="0.016667in solid #000000" fo:border-left="0.016667in solid #000000" fo:border-right="0.016667in solid #000000" fo:border-bottom="0.016667in solid #000000" fo:vertical-align="top" fo:background-color="#ffffff"/>
    </style:style>
    <style:style style:name="TableRow0304" style:family="table-row">
      <style:table-row-properties style:min-row-height="0.909722in"/>
    </style:style>
    <style:style style:name="TableCell030400" style:family="table-cell">
      <style:table-cell-properties fo:border-top="0.016667in solid #000000" fo:border-left="0.016667in solid #000000" fo:border-right="0.016667in solid #000000" fo:border-bottom="0.016667in solid #000000" fo:vertical-align="top" fo:background-color="#ffffff"/>
    </style:style>
    <style:style style:name="TableCell030401" style:family="table-cell">
      <style:table-cell-properties fo:border-top="0.016667in solid #000000" fo:border-left="0.016667in solid #000000" fo:border-right="0.016667in solid #000000" fo:border-bottom="0.016667in solid #000000" fo:vertical-align="top" fo:background-color="#ffffff"/>
    </style:style>
    <style:style style:name="TableCell030402" style:family="table-cell">
      <style:table-cell-properties fo:border-top="0.016667in solid #000000" fo:border-left="0.016667in solid #000000" fo:border-right="0.016667in solid #000000" fo:border-bottom="0.016667in solid #000000" fo:vertical-align="top" fo:background-color="#ffffff"/>
    </style:style>
    <style:style style:name="TableColumn0400" style:family="table-column">
      <style:table-column-properties style:column-width="0.763889in"/>
    </style:style>
    <style:style style:name="TableColumn0401" style:family="table-column">
      <style:table-column-properties style:column-width="2.125000in"/>
    </style:style>
    <style:style style:name="TableColumn0402" style:family="table-column">
      <style:table-column-properties style:column-width="3.666667in"/>
    </style:style>
    <style:style style:name="Table04" style:family="table">
      <style:table-properties style:width="6.555556in" fo:margin-left="0.000000in" style:writing-mode="lr" table:align="left" style:may-break-between-rows="true"/>
    </style:style>
    <style:style style:name="TableRow0400" style:family="table-row">
      <style:table-row-properties style:min-row-height="0.825694in"/>
    </style:style>
    <style:style style:name="TableCell040000" style:family="table-cell">
      <style:table-cell-properties fo:border-top="0.016667in solid #000000" fo:border-left="0.016667in solid #000000" fo:border-right="0.016667in solid #000000" fo:border-bottom="0.016667in solid #000000" fo:vertical-align="top" fo:background-color="#ffffff"/>
    </style:style>
    <style:style style:name="TableCell040001" style:family="table-cell">
      <style:table-cell-properties fo:border-top="0.016667in solid #000000" fo:border-left="0.016667in solid #000000" fo:border-right="0.016667in solid #000000" fo:border-bottom="0.016667in solid #000000" fo:vertical-align="top" fo:background-color="#ffffff"/>
    </style:style>
    <style:style style:name="TableCell040002" style:family="table-cell">
      <style:table-cell-properties fo:border-top="0.016667in solid #000000" fo:border-left="0.016667in solid #000000" fo:border-right="0.016667in solid #000000" fo:border-bottom="0.016667in solid #000000" fo:vertical-align="top" fo:background-color="#ffffff"/>
    </style:style>
    <style:style style:name="TableRow0401" style:family="table-row">
      <style:table-row-properties style:min-row-height="0.686806in"/>
    </style:style>
    <style:style style:name="TableCell040100" style:family="table-cell">
      <style:table-cell-properties fo:border-top="0.016667in solid #000000" fo:border-left="0.016667in solid #000000" fo:border-right="0.016667in solid #000000" fo:border-bottom="0.016667in solid #000000" fo:vertical-align="top" fo:background-color="#ffffff"/>
    </style:style>
    <style:style style:name="TableCell040101" style:family="table-cell">
      <style:table-cell-properties fo:border-top="0.016667in solid #000000" fo:border-left="0.016667in solid #000000" fo:border-right="0.016667in solid #000000" fo:border-bottom="0.016667in solid #000000" fo:vertical-align="top" fo:background-color="#ffffff"/>
    </style:style>
    <style:style style:name="TableCell040102" style:family="table-cell">
      <style:table-cell-properties fo:border-top="0.016667in solid #000000" fo:border-left="0.016667in solid #000000" fo:border-right="0.016667in solid #000000" fo:border-bottom="0.016667in solid #000000" fo:vertical-align="top" fo:background-color="#ffffff"/>
    </style:style>
    <style:style style:name="TableRow0402" style:family="table-row">
      <style:table-row-properties style:min-row-height="0.909028in"/>
    </style:style>
    <style:style style:name="TableCell040200" style:family="table-cell">
      <style:table-cell-properties fo:border-top="0.016667in solid #000000" fo:border-left="0.016667in solid #000000" fo:border-right="0.016667in solid #000000" fo:border-bottom="0.016667in solid #000000" fo:vertical-align="top" fo:background-color="#ffffff"/>
    </style:style>
    <style:style style:name="TableCell040201" style:family="table-cell">
      <style:table-cell-properties fo:border-top="0.016667in solid #000000" fo:border-left="0.016667in solid #000000" fo:border-right="0.016667in solid #000000" fo:border-bottom="0.016667in solid #000000" fo:vertical-align="top" fo:background-color="#ffffff"/>
    </style:style>
    <style:style style:name="TableCell040202" style:family="table-cell">
      <style:table-cell-properties fo:border-top="0.016667in solid #000000" fo:border-left="0.016667in solid #000000" fo:border-right="0.016667in solid #000000" fo:border-bottom="0.016667in solid #000000" fo:vertical-align="top" fo:background-color="#ffffff"/>
    </style:style>
    <style:style style:name="TableRow0403" style:family="table-row">
      <style:table-row-properties style:min-row-height="0.643750in"/>
    </style:style>
    <style:style style:name="TableCell040300" style:family="table-cell">
      <style:table-cell-properties fo:border-top="0.016667in solid #000000" fo:border-left="0.016667in solid #000000" fo:border-right="0.016667in solid #000000" fo:border-bottom="0.016667in solid #000000" fo:vertical-align="top" fo:background-color="#ffffff"/>
    </style:style>
    <style:style style:name="TableCell040301" style:family="table-cell">
      <style:table-cell-properties fo:border-top="0.016667in solid #000000" fo:border-left="0.016667in solid #000000" fo:border-right="0.016667in solid #000000" fo:border-bottom="0.016667in solid #000000" fo:vertical-align="top" fo:background-color="#ffffff"/>
    </style:style>
    <style:style style:name="TableCell040302" style:family="table-cell">
      <style:table-cell-properties fo:border-top="0.016667in solid #000000" fo:border-left="0.016667in solid #000000" fo:border-right="0.016667in solid #000000" fo:border-bottom="0.016667in solid #000000" fo:vertical-align="top" fo:background-color="#ffffff"/>
    </style:style>
    <style:style style:name="TableColumn0500" style:family="table-column">
      <style:table-column-properties style:column-width="0.611111in"/>
    </style:style>
    <style:style style:name="TableColumn0501" style:family="table-column">
      <style:table-column-properties style:column-width="2.291667in"/>
    </style:style>
    <style:style style:name="TableColumn0502" style:family="table-column">
      <style:table-column-properties style:column-width="3.305556in"/>
    </style:style>
    <style:style style:name="Table05" style:family="table">
      <style:table-properties style:width="6.208333in" fo:margin-left="0.000000in" style:writing-mode="lr" table:align="left" style:may-break-between-rows="true"/>
    </style:style>
    <style:style style:name="TableRow0500" style:family="table-row">
      <style:table-row-properties style:min-row-height="0.561806in"/>
    </style:style>
    <style:style style:name="TableCell050000" style:family="table-cell">
      <style:table-cell-properties fo:border-top="0.016667in solid #000000" fo:border-left="0.016667in solid #000000" fo:border-right="0.016667in solid #000000" fo:border-bottom="0.016667in solid #000000" fo:vertical-align="top" fo:background-color="#ffffff"/>
    </style:style>
    <style:style style:name="TableCell050001" style:family="table-cell">
      <style:table-cell-properties fo:border-top="0.016667in solid #000000" fo:border-left="0.016667in solid #000000" fo:border-right="0.016667in solid #000000" fo:border-bottom="0.016667in solid #000000" fo:vertical-align="top" fo:background-color="#ffffff"/>
    </style:style>
    <style:style style:name="TableCell050002" style:family="table-cell">
      <style:table-cell-properties fo:border-top="0.016667in solid #000000" fo:border-left="0.016667in solid #000000" fo:border-right="0.016667in solid #000000" fo:border-bottom="0.016667in solid #000000" fo:vertical-align="top" fo:background-color="#ffffff"/>
    </style:style>
    <style:style style:name="TableRow0501" style:family="table-row">
      <style:table-row-properties style:min-row-height="0.867361in"/>
    </style:style>
    <style:style style:name="TableCell050100" style:family="table-cell">
      <style:table-cell-properties fo:border-top="0.016667in solid #000000" fo:border-left="0.016667in solid #000000" fo:border-right="0.016667in solid #000000" fo:border-bottom="0.016667in solid #000000" fo:vertical-align="top" fo:background-color="#ffffff"/>
    </style:style>
    <style:style style:name="TableCell050101" style:family="table-cell">
      <style:table-cell-properties fo:border-top="0.016667in solid #000000" fo:border-left="0.016667in solid #000000" fo:border-right="0.016667in solid #000000" fo:border-bottom="0.016667in solid #000000" fo:vertical-align="top" fo:background-color="#ffffff"/>
    </style:style>
    <style:style style:name="TableCell050102" style:family="table-cell">
      <style:table-cell-properties fo:border-top="0.016667in solid #000000" fo:border-left="0.016667in solid #000000" fo:border-right="0.016667in solid #000000" fo:border-bottom="0.016667in solid #000000" fo:vertical-align="top" fo:background-color="#ffffff"/>
    </style:style>
    <style:style style:name="TableRow0502" style:family="table-row">
      <style:table-row-properties style:min-row-height="0.895139in"/>
    </style:style>
    <style:style style:name="TableCell050200" style:family="table-cell">
      <style:table-cell-properties fo:border-top="0.016667in solid #000000" fo:border-left="0.016667in solid #000000" fo:border-right="0.016667in solid #000000" fo:border-bottom="0.016667in solid #000000" fo:vertical-align="top" fo:background-color="#ffffff"/>
    </style:style>
    <style:style style:name="TableCell050201" style:family="table-cell">
      <style:table-cell-properties fo:border-top="0.016667in solid #000000" fo:border-left="0.016667in solid #000000" fo:border-right="0.016667in solid #000000" fo:border-bottom="0.016667in solid #000000" fo:vertical-align="top" fo:background-color="#ffffff"/>
    </style:style>
    <style:style style:name="TableCell050202" style:family="table-cell">
      <style:table-cell-properties fo:border-top="0.016667in solid #000000" fo:border-left="0.016667in solid #000000" fo:border-right="0.016667in solid #000000" fo:border-bottom="0.016667in solid #000000" fo:vertical-align="top" fo:background-color="#ffffff"/>
    </style:style>
    <style:style style:name="TableRow0503" style:family="table-row">
      <style:table-row-properties style:min-row-height="0.881944in"/>
    </style:style>
    <style:style style:name="TableCell050300" style:family="table-cell">
      <style:table-cell-properties fo:border-top="0.016667in solid #000000" fo:border-left="0.016667in solid #000000" fo:border-right="0.016667in solid #000000" fo:border-bottom="0.016667in solid #000000" fo:vertical-align="top" fo:background-color="#ffffff"/>
    </style:style>
    <style:style style:name="TableCell050301" style:family="table-cell">
      <style:table-cell-properties fo:border-top="0.016667in solid #000000" fo:border-left="0.016667in solid #000000" fo:border-right="0.016667in solid #000000" fo:border-bottom="0.016667in solid #000000" fo:vertical-align="top" fo:background-color="#ffffff"/>
    </style:style>
    <style:style style:name="TableCell050302" style:family="table-cell">
      <style:table-cell-properties fo:border-top="0.016667in solid #000000" fo:border-left="0.016667in solid #000000" fo:border-right="0.016667in solid #000000" fo:border-bottom="0.016667in solid #000000" fo:vertical-align="top" fo:background-color="#ffffff"/>
    </style:style>
    <style:style style:name="TableRow0504" style:family="table-row">
      <style:table-row-properties style:min-row-height="1.368056in"/>
    </style:style>
    <style:style style:name="TableCell050400" style:family="table-cell">
      <style:table-cell-properties fo:border-top="0.016667in solid #000000" fo:border-left="0.016667in solid #000000" fo:border-right="0.016667in solid #000000" fo:border-bottom="0.016667in solid #000000" fo:vertical-align="top" fo:background-color="#ffffff"/>
    </style:style>
    <style:style style:name="TableCell050401" style:family="table-cell">
      <style:table-cell-properties fo:border-top="0.016667in solid #000000" fo:border-left="0.016667in solid #000000" fo:border-right="0.016667in solid #000000" fo:border-bottom="0.016667in solid #000000" fo:vertical-align="top" fo:background-color="#ffffff"/>
    </style:style>
    <style:style style:name="TableCell050402" style:family="table-cell">
      <style:table-cell-properties fo:border-top="0.016667in solid #000000" fo:border-left="0.016667in solid #000000" fo:border-right="0.016667in solid #000000" fo:border-bottom="0.016667in solid #000000" fo:vertical-align="top" fo:background-color="#ffffff"/>
    </style:style>
    <style:style style:name="TableRow0505" style:family="table-row">
      <style:table-row-properties style:min-row-height="0.686806in"/>
    </style:style>
    <style:style style:name="TableCell050500" style:family="table-cell">
      <style:table-cell-properties fo:border-top="0.016667in solid #000000" fo:border-left="0.016667in solid #000000" fo:border-right="0.016667in solid #000000" fo:border-bottom="0.016667in solid #000000" fo:vertical-align="top" fo:background-color="#ffffff"/>
    </style:style>
    <style:style style:name="TableCell050501" style:family="table-cell">
      <style:table-cell-properties fo:border-top="0.016667in solid #000000" fo:border-left="0.016667in solid #000000" fo:border-right="0.016667in solid #000000" fo:border-bottom="0.016667in solid #000000" fo:vertical-align="top" fo:background-color="#ffffff"/>
    </style:style>
    <style:style style:name="TableCell050502" style:family="table-cell">
      <style:table-cell-properties fo:border-top="0.016667in solid #000000" fo:border-left="0.016667in solid #000000" fo:border-right="0.016667in solid #000000" fo:border-bottom="0.016667in solid #000000" fo:vertical-align="top" fo:background-color="#ffffff"/>
    </style:style>
    <style:style style:name="TableRow0506" style:family="table-row">
      <style:table-row-properties style:min-row-height="0.881944in"/>
    </style:style>
    <style:style style:name="TableCell050600" style:family="table-cell">
      <style:table-cell-properties fo:border-top="0.016667in solid #000000" fo:border-left="0.016667in solid #000000" fo:border-right="0.016667in solid #000000" fo:border-bottom="0.016667in solid #000000" fo:vertical-align="top" fo:background-color="#ffffff"/>
    </style:style>
    <style:style style:name="TableCell050601" style:family="table-cell">
      <style:table-cell-properties fo:border-top="0.016667in solid #000000" fo:border-left="0.016667in solid #000000" fo:border-right="0.016667in solid #000000" fo:border-bottom="0.016667in solid #000000" fo:vertical-align="top" fo:background-color="#ffffff"/>
    </style:style>
    <style:style style:name="TableCell050602" style:family="table-cell">
      <style:table-cell-properties fo:border-top="0.016667in solid #000000" fo:border-left="0.016667in solid #000000" fo:border-right="0.016667in solid #000000" fo:border-bottom="0.016667in solid #000000" fo:vertical-align="top" fo:background-color="#ffffff"/>
    </style:style>
    <style:style style:name="TableColumn0600" style:family="table-column">
      <style:table-column-properties style:column-width="1.166667in"/>
    </style:style>
    <style:style style:name="TableColumn0601" style:family="table-column">
      <style:table-column-properties style:column-width="0.944444in"/>
    </style:style>
    <style:style style:name="TableColumn0602" style:family="table-column">
      <style:table-column-properties style:column-width="0.986111in"/>
    </style:style>
    <style:style style:name="TableColumn0603" style:family="table-column">
      <style:table-column-properties style:column-width="1.222222in"/>
    </style:style>
    <style:style style:name="TableColumn0604" style:family="table-column">
      <style:table-column-properties style:column-width="1.722222in"/>
    </style:style>
    <style:style style:name="TableColumn0605" style:family="table-column">
      <style:table-column-properties style:column-width="0.583333in"/>
    </style:style>
    <style:style style:name="TableColumn0606" style:family="table-column">
      <style:table-column-properties style:column-width="0.527778in"/>
    </style:style>
    <style:style style:name="Table06" style:family="table">
      <style:table-properties style:width="7.152778in" fo:margin-left="0.000000in" style:writing-mode="lr" table:align="left" style:may-break-between-rows="true"/>
    </style:style>
    <style:style style:name="TableRow0600" style:family="table-row">
      <style:table-row-properties style:min-row-height="0.548611in"/>
    </style:style>
    <style:style style:name="TableCell060000" style:family="table-cell">
      <style:table-cell-properties fo:border-top="0.016667in solid #000000" fo:border-left="0.016667in solid #000000" fo:border-right="0.016667in solid #000000" fo:border-bottom="0.016667in solid #000000" fo:vertical-align="top" fo:background-color="#ffffff"/>
    </style:style>
    <style:style style:name="TableCell060001" style:family="table-cell">
      <style:table-cell-properties fo:border-top="0.016667in solid #000000" fo:border-left="0.016667in solid #000000" fo:border-right="0.016667in solid #000000" fo:border-bottom="0.016667in solid #000000" fo:vertical-align="top" fo:background-color="#ffffff"/>
    </style:style>
    <style:style style:name="TableCell060002" style:family="table-cell">
      <style:table-cell-properties fo:border-top="0.016667in solid #000000" fo:border-left="0.016667in solid #000000" fo:border-right="0.016667in solid #000000" fo:border-bottom="0.016667in solid #000000" fo:vertical-align="top" fo:background-color="#ffffff"/>
    </style:style>
    <style:style style:name="TableCell060003" style:family="table-cell">
      <style:table-cell-properties fo:border-top="0.016667in solid #000000" fo:border-left="0.016667in solid #000000" fo:border-right="0.016667in solid #000000" fo:border-bottom="0.016667in solid #000000" fo:vertical-align="top" fo:background-color="#ffffff"/>
    </style:style>
    <style:style style:name="TableCell060004" style:family="table-cell">
      <style:table-cell-properties fo:border-top="0.016667in solid #000000" fo:border-left="0.016667in solid #000000" fo:border-right="0.016667in solid #000000" fo:border-bottom="0.016667in solid #000000" fo:vertical-align="top" fo:background-color="#ffffff"/>
    </style:style>
    <style:style style:name="TableCell060005" style:family="table-cell">
      <style:table-cell-properties fo:border-top="0.016667in solid #000000" fo:border-left="0.016667in solid #000000" fo:border-right="0.016667in solid #000000" fo:border-bottom="0.016667in solid #000000" fo:vertical-align="top" fo:background-color="#ffffff"/>
    </style:style>
    <style:style style:name="TableCell060006" style:family="table-cell">
      <style:table-cell-properties fo:border-top="0.016667in solid #000000" fo:border-left="0.016667in solid #000000" fo:border-right="0.016667in solid #000000" fo:border-bottom="0.016667in solid #000000" fo:vertical-align="top" fo:background-color="#ffffff"/>
    </style:style>
    <style:style style:name="TableRow0601" style:family="table-row">
      <style:table-row-properties style:min-row-height="0.382639in"/>
    </style:style>
    <style:style style:name="TableCell060100" style:family="table-cell">
      <style:table-cell-properties fo:border-top="0.016667in solid #000000" fo:border-left="0.016667in solid #000000" fo:border-right="0.016667in solid #000000" fo:border-bottom="0.016667in solid #000000" fo:vertical-align="top" fo:background-color="#ffffff"/>
    </style:style>
    <style:style style:name="TableCell060101" style:family="table-cell">
      <style:table-cell-properties fo:border-top="0.016667in solid #000000" fo:border-left="0.016667in solid #000000" fo:border-right="0.016667in solid #000000" fo:border-bottom="0.016667in solid #000000" fo:vertical-align="top" fo:background-color="#ffffff"/>
    </style:style>
    <style:style style:name="TableCell060102" style:family="table-cell">
      <style:table-cell-properties fo:border-top="0.016667in solid #000000" fo:border-left="0.016667in solid #000000" fo:border-right="0.016667in solid #000000" fo:border-bottom="0.016667in solid #000000" fo:vertical-align="top" fo:background-color="#ffffff"/>
    </style:style>
    <style:style style:name="TableCell060103" style:family="table-cell">
      <style:table-cell-properties fo:border-top="0.016667in solid #000000" fo:border-left="0.016667in solid #000000" fo:border-right="0.016667in solid #000000" fo:border-bottom="0.016667in solid #000000" fo:vertical-align="top" fo:background-color="#ffffff"/>
    </style:style>
    <style:style style:name="TableCell060104" style:family="table-cell">
      <style:table-cell-properties fo:border-top="0.016667in solid #000000" fo:border-left="0.016667in solid #000000" fo:border-right="0.016667in solid #000000" fo:border-bottom="0.016667in solid #000000" fo:vertical-align="top" fo:background-color="#ffffff"/>
    </style:style>
    <style:style style:name="TableCell060105" style:family="table-cell">
      <style:table-cell-properties fo:border-top="0.016667in solid #000000" fo:border-left="0.016667in solid #000000" fo:border-right="0.016667in solid #000000" fo:border-bottom="0.016667in solid #000000" fo:vertical-align="top" fo:background-color="#ffffff"/>
    </style:style>
    <style:style style:name="TableCell060106" style:family="table-cell">
      <style:table-cell-properties fo:border-top="0.016667in solid #000000" fo:border-left="0.016667in solid #000000" fo:border-right="0.016667in solid #000000" fo:border-bottom="0.016667in solid #000000" fo:vertical-align="top" fo:background-color="#ffffff"/>
    </style:style>
    <style:style style:name="TableRow0602" style:family="table-row">
      <style:table-row-properties style:min-row-height="0.197222in"/>
    </style:style>
    <style:style style:name="TableCell060200" style:family="table-cell">
      <style:table-cell-properties fo:border-top="0.016667in solid #000000" fo:border-left="0.016667in solid #000000" fo:border-right="0.016667in solid #000000" fo:border-bottom="0.016667in solid #000000" fo:vertical-align="top" fo:background-color="#ffffff"/>
    </style:style>
    <style:style style:name="TableCell060201" style:family="table-cell">
      <style:table-cell-properties fo:border-top="0.016667in solid #000000" fo:border-left="0.016667in solid #000000" fo:border-right="0.016667in solid #000000" fo:border-bottom="0.016667in solid #000000" fo:vertical-align="top" fo:background-color="#ffffff"/>
    </style:style>
    <style:style style:name="TableCell060202" style:family="table-cell">
      <style:table-cell-properties fo:border-top="0.016667in solid #000000" fo:border-left="0.016667in solid #000000" fo:border-right="0.016667in solid #000000" fo:border-bottom="0.016667in solid #000000" fo:vertical-align="top" fo:background-color="#ffffff"/>
    </style:style>
    <style:style style:name="TableCell060203" style:family="table-cell">
      <style:table-cell-properties fo:border-top="0.016667in solid #000000" fo:border-left="0.016667in solid #000000" fo:border-right="0.016667in solid #000000" fo:border-bottom="0.016667in solid #000000" fo:vertical-align="top" fo:background-color="#ffffff"/>
    </style:style>
    <style:style style:name="TableCell060204" style:family="table-cell">
      <style:table-cell-properties fo:border-top="0.016667in solid #000000" fo:border-left="0.016667in solid #000000" fo:border-right="0.016667in solid #000000" fo:border-bottom="0.016667in solid #000000" fo:vertical-align="top" fo:background-color="#ffffff"/>
    </style:style>
    <style:style style:name="TableCell060205" style:family="table-cell">
      <style:table-cell-properties fo:border-top="0.016667in solid #000000" fo:border-left="0.016667in solid #000000" fo:border-right="0.016667in solid #000000" fo:border-bottom="0.016667in solid #000000" fo:vertical-align="top" fo:background-color="#ffffff"/>
    </style:style>
    <style:style style:name="TableCell060206" style:family="table-cell">
      <style:table-cell-properties fo:border-top="0.016667in solid #000000" fo:border-left="0.016667in solid #000000" fo:border-right="0.016667in solid #000000" fo:border-bottom="0.016667in solid #000000" fo:vertical-align="top" fo:background-color="#ffffff"/>
    </style:style>
    <style:style style:name="TableRow0603" style:family="table-row">
      <style:table-row-properties style:min-row-height="0.197222in"/>
    </style:style>
    <style:style style:name="TableCell060300" style:family="table-cell">
      <style:table-cell-properties fo:border-top="0.016667in solid #000000" fo:border-left="0.016667in solid #000000" fo:border-right="0.016667in solid #000000" fo:border-bottom="0.016667in solid #000000" fo:vertical-align="top" fo:background-color="#ffffff"/>
    </style:style>
    <style:style style:name="TableCell060301" style:family="table-cell">
      <style:table-cell-properties fo:border-top="0.016667in solid #000000" fo:border-left="0.016667in solid #000000" fo:border-right="0.016667in solid #000000" fo:border-bottom="0.016667in solid #000000" fo:vertical-align="top" fo:background-color="#ffffff"/>
    </style:style>
    <style:style style:name="TableCell060302" style:family="table-cell">
      <style:table-cell-properties fo:border-top="0.016667in solid #000000" fo:border-left="0.016667in solid #000000" fo:border-right="0.016667in solid #000000" fo:border-bottom="0.016667in solid #000000" fo:vertical-align="top" fo:background-color="#ffffff"/>
    </style:style>
    <style:style style:name="TableCell060303" style:family="table-cell">
      <style:table-cell-properties fo:border-top="0.016667in solid #000000" fo:border-left="0.016667in solid #000000" fo:border-right="0.016667in solid #000000" fo:border-bottom="0.016667in solid #000000" fo:vertical-align="top" fo:background-color="#ffffff"/>
    </style:style>
    <style:style style:name="TableCell060304" style:family="table-cell">
      <style:table-cell-properties fo:border-top="0.016667in solid #000000" fo:border-left="0.016667in solid #000000" fo:border-right="0.016667in solid #000000" fo:border-bottom="0.016667in solid #000000" fo:vertical-align="top" fo:background-color="#ffffff"/>
    </style:style>
    <style:style style:name="TableCell060305" style:family="table-cell">
      <style:table-cell-properties fo:border-top="0.016667in solid #000000" fo:border-left="0.016667in solid #000000" fo:border-right="0.016667in solid #000000" fo:border-bottom="0.016667in solid #000000" fo:vertical-align="top" fo:background-color="#ffffff"/>
    </style:style>
    <style:style style:name="TableCell060306" style:family="table-cell">
      <style:table-cell-properties fo:border-top="0.016667in solid #000000" fo:border-left="0.016667in solid #000000" fo:border-right="0.016667in solid #000000" fo:border-bottom="0.016667in solid #000000" fo:vertical-align="top" fo:background-color="#ffffff"/>
    </style:style>
    <style:style style:name="TableRow0604" style:family="table-row">
      <style:table-row-properties style:min-row-height="0.197222in"/>
    </style:style>
    <style:style style:name="TableCell060400" style:family="table-cell">
      <style:table-cell-properties fo:border-top="0.016667in solid #000000" fo:border-left="0.016667in solid #000000" fo:border-right="0.016667in solid #000000" fo:border-bottom="0.016667in solid #000000" fo:vertical-align="top" fo:background-color="#ffffff"/>
    </style:style>
    <style:style style:name="TableCell060401" style:family="table-cell">
      <style:table-cell-properties fo:border-top="0.016667in solid #000000" fo:border-left="0.016667in solid #000000" fo:border-right="0.016667in solid #000000" fo:border-bottom="0.016667in solid #000000" fo:vertical-align="top" fo:background-color="#ffffff"/>
    </style:style>
    <style:style style:name="TableCell060402" style:family="table-cell">
      <style:table-cell-properties fo:border-top="0.016667in solid #000000" fo:border-left="0.016667in solid #000000" fo:border-right="0.016667in solid #000000" fo:border-bottom="0.016667in solid #000000" fo:vertical-align="top" fo:background-color="#ffffff"/>
    </style:style>
    <style:style style:name="TableCell060403" style:family="table-cell">
      <style:table-cell-properties fo:border-top="0.016667in solid #000000" fo:border-left="0.016667in solid #000000" fo:border-right="0.016667in solid #000000" fo:border-bottom="0.016667in solid #000000" fo:vertical-align="top" fo:background-color="#ffffff"/>
    </style:style>
    <style:style style:name="TableCell060404" style:family="table-cell">
      <style:table-cell-properties fo:border-top="0.016667in solid #000000" fo:border-left="0.016667in solid #000000" fo:border-right="0.016667in solid #000000" fo:border-bottom="0.016667in solid #000000" fo:vertical-align="top" fo:background-color="#ffffff"/>
    </style:style>
    <style:style style:name="TableCell060405" style:family="table-cell">
      <style:table-cell-properties fo:border-top="0.016667in solid #000000" fo:border-left="0.016667in solid #000000" fo:border-right="0.016667in solid #000000" fo:border-bottom="0.016667in solid #000000" fo:vertical-align="top" fo:background-color="#ffffff"/>
    </style:style>
    <style:style style:name="TableCell060406" style:family="table-cell">
      <style:table-cell-properties fo:border-top="0.016667in solid #000000" fo:border-left="0.016667in solid #000000" fo:border-right="0.016667in solid #000000" fo:border-bottom="0.016667in solid #000000" fo:vertical-align="top" fo:background-color="#ffffff"/>
    </style:style>
    <style:style style:name="TableRow0605" style:family="table-row">
      <style:table-row-properties style:min-row-height="0.197222in"/>
    </style:style>
    <style:style style:name="TableCell060500" style:family="table-cell">
      <style:table-cell-properties fo:border-top="0.016667in solid #000000" fo:border-left="0.016667in solid #000000" fo:border-right="0.016667in solid #000000" fo:border-bottom="0.016667in solid #000000" fo:vertical-align="top" fo:background-color="#ffffff"/>
    </style:style>
    <style:style style:name="TableCell060501" style:family="table-cell">
      <style:table-cell-properties fo:border-top="0.016667in solid #000000" fo:border-left="0.016667in solid #000000" fo:border-right="0.016667in solid #000000" fo:border-bottom="0.016667in solid #000000" fo:vertical-align="top" fo:background-color="#ffffff"/>
    </style:style>
    <style:style style:name="TableCell060502" style:family="table-cell">
      <style:table-cell-properties fo:border-top="0.016667in solid #000000" fo:border-left="0.016667in solid #000000" fo:border-right="0.016667in solid #000000" fo:border-bottom="0.016667in solid #000000" fo:vertical-align="top" fo:background-color="#ffffff"/>
    </style:style>
    <style:style style:name="TableCell060503" style:family="table-cell">
      <style:table-cell-properties fo:border-top="0.016667in solid #000000" fo:border-left="0.016667in solid #000000" fo:border-right="0.016667in solid #000000" fo:border-bottom="0.016667in solid #000000" fo:vertical-align="top" fo:background-color="#ffffff"/>
    </style:style>
    <style:style style:name="TableCell060504" style:family="table-cell">
      <style:table-cell-properties fo:border-top="0.016667in solid #000000" fo:border-left="0.016667in solid #000000" fo:border-right="0.016667in solid #000000" fo:border-bottom="0.016667in solid #000000" fo:vertical-align="top" fo:background-color="#ffffff"/>
    </style:style>
    <style:style style:name="TableCell060505" style:family="table-cell">
      <style:table-cell-properties fo:border-top="0.016667in solid #000000" fo:border-left="0.016667in solid #000000" fo:border-right="0.016667in solid #000000" fo:border-bottom="0.016667in solid #000000" fo:vertical-align="top" fo:background-color="#ffffff"/>
    </style:style>
    <style:style style:name="TableCell060506" style:family="table-cell">
      <style:table-cell-properties fo:border-top="0.016667in solid #000000" fo:border-left="0.016667in solid #000000" fo:border-right="0.016667in solid #000000" fo:border-bottom="0.016667in solid #000000" fo:vertical-align="top" fo:background-color="#ffffff"/>
    </style:style>
    <style:style style:name="TableRow0606" style:family="table-row">
      <style:table-row-properties style:min-row-height="0.319444in"/>
    </style:style>
    <style:style style:name="TableCell060600" style:family="table-cell">
      <style:table-cell-properties fo:border-top="0.016667in solid #000000" fo:border-left="0.016667in solid #000000" fo:border-right="0.016667in solid #000000" fo:border-bottom="0.016667in solid #000000" fo:vertical-align="top" fo:background-color="#ffffff"/>
    </style:style>
    <style:style style:name="TableCell060601" style:family="table-cell">
      <style:table-cell-properties fo:border-top="0.016667in solid #000000" fo:border-left="0.016667in solid #000000" fo:border-right="0.016667in solid #000000" fo:border-bottom="0.016667in solid #000000" fo:vertical-align="top" fo:background-color="#ffffff"/>
    </style:style>
    <style:style style:name="TableCell060602" style:family="table-cell">
      <style:table-cell-properties fo:border-top="0.016667in solid #000000" fo:border-left="0.016667in solid #000000" fo:border-right="0.016667in solid #000000" fo:border-bottom="0.016667in solid #000000" fo:vertical-align="top" fo:background-color="#ffffff"/>
    </style:style>
    <style:style style:name="TableCell060603" style:family="table-cell">
      <style:table-cell-properties fo:border-top="0.016667in solid #000000" fo:border-left="0.016667in solid #000000" fo:border-right="0.016667in solid #000000" fo:border-bottom="0.016667in solid #000000" fo:vertical-align="top" fo:background-color="#ffffff"/>
    </style:style>
    <style:style style:name="TableCell060604" style:family="table-cell">
      <style:table-cell-properties fo:border-top="0.016667in solid #000000" fo:border-left="0.016667in solid #000000" fo:border-right="0.016667in solid #000000" fo:border-bottom="0.016667in solid #000000" fo:vertical-align="top" fo:background-color="#ffffff"/>
    </style:style>
    <style:style style:name="TableCell060605" style:family="table-cell">
      <style:table-cell-properties fo:border-top="0.016667in solid #000000" fo:border-left="0.016667in solid #000000" fo:border-right="0.016667in solid #000000" fo:border-bottom="0.016667in solid #000000" fo:vertical-align="top" fo:background-color="#ffffff"/>
    </style:style>
    <style:style style:name="TableCell060606" style:family="table-cell">
      <style:table-cell-properties fo:border-top="0.016667in solid #000000" fo:border-left="0.016667in solid #000000" fo:border-right="0.016667in solid #000000" fo:border-bottom="0.016667in solid #000000" fo:vertical-align="top" fo:background-color="#ffffff"/>
    </style:style>
    <style:style style:name="TableRow0607" style:family="table-row">
      <style:table-row-properties style:min-row-height="0.145139in"/>
    </style:style>
    <style:style style:name="TableCell060700" style:family="table-cell">
      <style:table-cell-properties fo:border-top="0.016667in solid #000000" fo:border-left="0.016667in solid #000000" fo:border-right="0.016667in solid #000000" fo:border-bottom="0.016667in solid #000000" fo:vertical-align="top" fo:background-color="#ffffff"/>
    </style:style>
    <style:style style:name="TableCell060701" style:family="table-cell">
      <style:table-cell-properties fo:border-top="0.016667in solid #000000" fo:border-left="0.016667in solid #000000" fo:border-right="0.016667in solid #000000" fo:border-bottom="0.016667in solid #000000" fo:vertical-align="top" fo:background-color="#ffffff"/>
    </style:style>
    <style:style style:name="TableCell060702" style:family="table-cell">
      <style:table-cell-properties fo:border-top="0.016667in solid #000000" fo:border-left="0.016667in solid #000000" fo:border-right="0.016667in solid #000000" fo:border-bottom="0.016667in solid #000000" fo:vertical-align="top" fo:background-color="#ffffff"/>
    </style:style>
    <style:style style:name="TableCell060703" style:family="table-cell">
      <style:table-cell-properties fo:border-top="0.016667in solid #000000" fo:border-left="0.016667in solid #000000" fo:border-right="0.016667in solid #000000" fo:border-bottom="0.016667in solid #000000" fo:vertical-align="top" fo:background-color="#ffffff"/>
    </style:style>
    <style:style style:name="TableCell060704" style:family="table-cell">
      <style:table-cell-properties fo:border-top="0.016667in solid #000000" fo:border-left="0.016667in solid #000000" fo:border-right="0.016667in solid #000000" fo:border-bottom="0.016667in solid #000000" fo:vertical-align="top" fo:background-color="#ffffff"/>
    </style:style>
    <style:style style:name="TableCell060705" style:family="table-cell">
      <style:table-cell-properties fo:border-top="0.016667in solid #000000" fo:border-left="0.016667in solid #000000" fo:border-right="0.016667in solid #000000" fo:border-bottom="0.016667in solid #000000" fo:vertical-align="top" fo:background-color="#ffffff"/>
    </style:style>
    <style:style style:name="TableCell060706" style:family="table-cell">
      <style:table-cell-properties fo:border-top="0.016667in solid #000000" fo:border-left="0.016667in solid #000000" fo:border-right="0.016667in solid #000000" fo:border-bottom="0.016667in solid #000000" fo:vertical-align="top" fo:background-color="#ffffff"/>
    </style:style>
    <style:style style:name="TableRow0608" style:family="table-row">
      <style:table-row-properties style:min-row-height="0.144444in"/>
    </style:style>
    <style:style style:name="TableCell060800" style:family="table-cell">
      <style:table-cell-properties fo:border-top="0.016667in solid #000000" fo:border-left="0.016667in solid #000000" fo:border-right="0.016667in solid #000000" fo:border-bottom="0.016667in solid #000000" fo:vertical-align="top" fo:background-color="#ffffff"/>
    </style:style>
    <style:style style:name="TableCell060801" style:family="table-cell">
      <style:table-cell-properties fo:border-top="0.016667in solid #000000" fo:border-left="0.016667in solid #000000" fo:border-right="0.016667in solid #000000" fo:border-bottom="0.016667in solid #000000" fo:vertical-align="top" fo:background-color="#ffffff"/>
    </style:style>
    <style:style style:name="TableCell060802" style:family="table-cell">
      <style:table-cell-properties fo:border-top="0.016667in solid #000000" fo:border-left="0.016667in solid #000000" fo:border-right="0.016667in solid #000000" fo:border-bottom="0.016667in solid #000000" fo:vertical-align="top" fo:background-color="#ffffff"/>
    </style:style>
    <style:style style:name="TableCell060803" style:family="table-cell">
      <style:table-cell-properties fo:border-top="0.016667in solid #000000" fo:border-left="0.016667in solid #000000" fo:border-right="0.016667in solid #000000" fo:border-bottom="0.016667in solid #000000" fo:vertical-align="top" fo:background-color="#ffffff"/>
    </style:style>
    <style:style style:name="TableCell060804" style:family="table-cell">
      <style:table-cell-properties fo:border-top="0.016667in solid #000000" fo:border-left="0.016667in solid #000000" fo:border-right="0.016667in solid #000000" fo:border-bottom="0.016667in solid #000000" fo:vertical-align="top" fo:background-color="#ffffff"/>
    </style:style>
    <style:style style:name="TableCell060805" style:family="table-cell">
      <style:table-cell-properties fo:border-top="0.016667in solid #000000" fo:border-left="0.016667in solid #000000" fo:border-right="0.016667in solid #000000" fo:border-bottom="0.016667in solid #000000" fo:vertical-align="top" fo:background-color="#ffffff"/>
    </style:style>
    <style:style style:name="TableCell060806" style:family="table-cell">
      <style:table-cell-properties fo:border-top="0.016667in solid #000000" fo:border-left="0.016667in solid #000000" fo:border-right="0.016667in solid #000000" fo:border-bottom="0.016667in solid #000000" fo:vertical-align="top" fo:background-color="#ffffff"/>
    </style:style>
    <style:style style:name="TableRow0609" style:family="table-row">
      <style:table-row-properties style:min-row-height="0.144444in"/>
    </style:style>
    <style:style style:name="TableCell060900" style:family="table-cell">
      <style:table-cell-properties fo:border-top="0.016667in solid #000000" fo:border-left="0.016667in solid #000000" fo:border-right="0.016667in solid #000000" fo:border-bottom="0.016667in solid #000000" fo:vertical-align="top" fo:background-color="#ffffff"/>
    </style:style>
    <style:style style:name="TableCell060901" style:family="table-cell">
      <style:table-cell-properties fo:border-top="0.016667in solid #000000" fo:border-left="0.016667in solid #000000" fo:border-right="0.016667in solid #000000" fo:border-bottom="0.016667in solid #000000" fo:vertical-align="top" fo:background-color="#ffffff"/>
    </style:style>
    <style:style style:name="TableCell060902" style:family="table-cell">
      <style:table-cell-properties fo:border-top="0.016667in solid #000000" fo:border-left="0.016667in solid #000000" fo:border-right="0.016667in solid #000000" fo:border-bottom="0.016667in solid #000000" fo:vertical-align="top" fo:background-color="#ffffff"/>
    </style:style>
    <style:style style:name="TableCell060903" style:family="table-cell">
      <style:table-cell-properties fo:border-top="0.016667in solid #000000" fo:border-left="0.016667in solid #000000" fo:border-right="0.016667in solid #000000" fo:border-bottom="0.016667in solid #000000" fo:vertical-align="top" fo:background-color="#ffffff"/>
    </style:style>
    <style:style style:name="TableCell060904" style:family="table-cell">
      <style:table-cell-properties fo:border-top="0.016667in solid #000000" fo:border-left="0.016667in solid #000000" fo:border-right="0.016667in solid #000000" fo:border-bottom="0.016667in solid #000000" fo:vertical-align="top" fo:background-color="#ffffff"/>
    </style:style>
    <style:style style:name="TableCell060905" style:family="table-cell">
      <style:table-cell-properties fo:border-top="0.016667in solid #000000" fo:border-left="0.016667in solid #000000" fo:border-right="0.016667in solid #000000" fo:border-bottom="0.016667in solid #000000" fo:vertical-align="top" fo:background-color="#ffffff"/>
    </style:style>
    <style:style style:name="TableCell060906" style:family="table-cell">
      <style:table-cell-properties fo:border-top="0.016667in solid #000000" fo:border-left="0.016667in solid #000000" fo:border-right="0.016667in solid #000000" fo:border-bottom="0.016667in solid #000000" fo:vertical-align="top" fo:background-color="#ffffff"/>
    </style:style>
    <style:style style:name="TableRow0610" style:family="table-row">
      <style:table-row-properties style:min-row-height="0.144444in"/>
    </style:style>
    <style:style style:name="TableCell061000" style:family="table-cell">
      <style:table-cell-properties fo:border-top="0.016667in solid #000000" fo:border-left="0.016667in solid #000000" fo:border-right="0.016667in solid #000000" fo:border-bottom="0.016667in solid #000000" fo:vertical-align="top" fo:background-color="#ffffff"/>
    </style:style>
    <style:style style:name="TableCell061001" style:family="table-cell">
      <style:table-cell-properties fo:border-top="0.016667in solid #000000" fo:border-left="0.016667in solid #000000" fo:border-right="0.016667in solid #000000" fo:border-bottom="0.016667in solid #000000" fo:vertical-align="top" fo:background-color="#ffffff"/>
    </style:style>
    <style:style style:name="TableCell061002" style:family="table-cell">
      <style:table-cell-properties fo:border-top="0.016667in solid #000000" fo:border-left="0.016667in solid #000000" fo:border-right="0.016667in solid #000000" fo:border-bottom="0.016667in solid #000000" fo:vertical-align="top" fo:background-color="#ffffff"/>
    </style:style>
    <style:style style:name="TableCell061003" style:family="table-cell">
      <style:table-cell-properties fo:border-top="0.016667in solid #000000" fo:border-left="0.016667in solid #000000" fo:border-right="0.016667in solid #000000" fo:border-bottom="0.016667in solid #000000" fo:vertical-align="top" fo:background-color="#ffffff"/>
    </style:style>
    <style:style style:name="TableCell061004" style:family="table-cell">
      <style:table-cell-properties fo:border-top="0.016667in solid #000000" fo:border-left="0.016667in solid #000000" fo:border-right="0.016667in solid #000000" fo:border-bottom="0.016667in solid #000000" fo:vertical-align="top" fo:background-color="#ffffff"/>
    </style:style>
    <style:style style:name="TableCell061005" style:family="table-cell">
      <style:table-cell-properties fo:border-top="0.016667in solid #000000" fo:border-left="0.016667in solid #000000" fo:border-right="0.016667in solid #000000" fo:border-bottom="0.016667in solid #000000" fo:vertical-align="top" fo:background-color="#ffffff"/>
    </style:style>
    <style:style style:name="TableCell061006" style:family="table-cell">
      <style:table-cell-properties fo:border-top="0.016667in solid #000000" fo:border-left="0.016667in solid #000000" fo:border-right="0.016667in solid #000000" fo:border-bottom="0.016667in solid #000000" fo:vertical-align="top" fo:background-color="#ffffff"/>
    </style:style>
    <style:style style:name="TableRow0611" style:family="table-row">
      <style:table-row-properties style:min-row-height="0.140972in"/>
    </style:style>
    <style:style style:name="TableCell061100" style:family="table-cell">
      <style:table-cell-properties fo:border-top="0.016667in solid #000000" fo:border-left="0.016667in solid #000000" fo:border-right="0.016667in solid #000000" fo:border-bottom="0.016667in solid #000000" fo:vertical-align="top" fo:background-color="#ffffff"/>
    </style:style>
    <style:style style:name="TableCell061101" style:family="table-cell">
      <style:table-cell-properties fo:border-top="0.016667in solid #000000" fo:border-left="0.016667in solid #000000" fo:border-right="0.016667in solid #000000" fo:border-bottom="0.016667in solid #000000" fo:vertical-align="top" fo:background-color="#ffffff"/>
    </style:style>
    <style:style style:name="TableCell061102" style:family="table-cell">
      <style:table-cell-properties fo:border-top="0.016667in solid #000000" fo:border-left="0.016667in solid #000000" fo:border-right="0.016667in solid #000000" fo:border-bottom="0.016667in solid #000000" fo:vertical-align="top" fo:background-color="#ffffff"/>
    </style:style>
    <style:style style:name="TableCell061103" style:family="table-cell">
      <style:table-cell-properties fo:border-top="0.016667in solid #000000" fo:border-left="0.016667in solid #000000" fo:border-right="0.016667in solid #000000" fo:border-bottom="0.016667in solid #000000" fo:vertical-align="top" fo:background-color="#ffffff"/>
    </style:style>
    <style:style style:name="TableCell061104" style:family="table-cell">
      <style:table-cell-properties fo:border-top="0.016667in solid #000000" fo:border-left="0.016667in solid #000000" fo:border-right="0.016667in solid #000000" fo:border-bottom="0.016667in solid #000000" fo:vertical-align="top" fo:background-color="#ffffff"/>
    </style:style>
    <style:style style:name="TableCell061105" style:family="table-cell">
      <style:table-cell-properties fo:border-top="0.016667in solid #000000" fo:border-left="0.016667in solid #000000" fo:border-right="0.016667in solid #000000" fo:border-bottom="0.016667in solid #000000" fo:vertical-align="top" fo:background-color="#ffffff"/>
    </style:style>
    <style:style style:name="TableCell061106" style:family="table-cell">
      <style:table-cell-properties fo:border-top="0.016667in solid #000000" fo:border-left="0.016667in solid #000000" fo:border-right="0.016667in solid #000000" fo:border-bottom="0.016667in solid #000000" fo:vertical-align="top" fo:background-color="#ffffff"/>
    </style:style>
    <style:style style:name="TableRow0612" style:family="table-row">
      <style:table-row-properties style:min-row-height="0.153472in"/>
    </style:style>
    <style:style style:name="TableCell061200" style:family="table-cell">
      <style:table-cell-properties fo:border-top="0.016667in solid #000000" fo:border-left="0.016667in solid #000000" fo:border-right="0.016667in solid #000000" fo:border-bottom="0.016667in solid #000000" fo:vertical-align="top" fo:background-color="#ffffff"/>
    </style:style>
    <style:style style:name="TableCell061201" style:family="table-cell">
      <style:table-cell-properties fo:border-top="0.016667in solid #000000" fo:border-left="0.016667in solid #000000" fo:border-right="0.016667in solid #000000" fo:border-bottom="0.016667in solid #000000" fo:vertical-align="top" fo:background-color="#ffffff"/>
    </style:style>
    <style:style style:name="TableCell061202" style:family="table-cell">
      <style:table-cell-properties fo:border-top="0.016667in solid #000000" fo:border-left="0.016667in solid #000000" fo:border-right="0.016667in solid #000000" fo:border-bottom="0.016667in solid #000000" fo:vertical-align="top" fo:background-color="#ffffff"/>
    </style:style>
    <style:style style:name="TableCell061203" style:family="table-cell">
      <style:table-cell-properties fo:border-top="0.016667in solid #000000" fo:border-left="0.016667in solid #000000" fo:border-right="0.016667in solid #000000" fo:border-bottom="0.016667in solid #000000" fo:vertical-align="top" fo:background-color="#ffffff"/>
    </style:style>
    <style:style style:name="TableCell061204" style:family="table-cell">
      <style:table-cell-properties fo:border-top="0.016667in solid #000000" fo:border-left="0.016667in solid #000000" fo:border-right="0.016667in solid #000000" fo:border-bottom="0.016667in solid #000000" fo:vertical-align="top" fo:background-color="#ffffff"/>
    </style:style>
    <style:style style:name="TableCell061205" style:family="table-cell">
      <style:table-cell-properties fo:border-top="0.016667in solid #000000" fo:border-left="0.016667in solid #000000" fo:border-right="0.016667in solid #000000" fo:border-bottom="0.016667in solid #000000" fo:vertical-align="top" fo:background-color="#ffffff"/>
    </style:style>
    <style:style style:name="TableCell061206" style:family="table-cell">
      <style:table-cell-properties fo:border-top="0.016667in solid #000000" fo:border-left="0.016667in solid #000000" fo:border-right="0.016667in solid #000000" fo:border-bottom="0.016667in solid #000000" fo:vertical-align="top" fo:background-color="#ffffff"/>
    </style:style>
    <style:style style:name="TableColumn0700" style:family="table-column">
      <style:table-column-properties style:column-width="1.166667in"/>
    </style:style>
    <style:style style:name="TableColumn0701" style:family="table-column">
      <style:table-column-properties style:column-width="0.944444in"/>
    </style:style>
    <style:style style:name="TableColumn0702" style:family="table-column">
      <style:table-column-properties style:column-width="0.986111in"/>
    </style:style>
    <style:style style:name="TableColumn0703" style:family="table-column">
      <style:table-column-properties style:column-width="1.222222in"/>
    </style:style>
    <style:style style:name="TableColumn0704" style:family="table-column">
      <style:table-column-properties style:column-width="1.722222in"/>
    </style:style>
    <style:style style:name="TableColumn0705" style:family="table-column">
      <style:table-column-properties style:column-width="0.583333in"/>
    </style:style>
    <style:style style:name="TableColumn0706" style:family="table-column">
      <style:table-column-properties style:column-width="0.527778in"/>
    </style:style>
    <style:style style:name="Table07" style:family="table">
      <style:table-properties style:width="7.152778in" fo:margin-left="0.000000in" style:writing-mode="lr" table:align="left" style:may-break-between-rows="true"/>
    </style:style>
    <style:style style:name="TableRow0700" style:family="table-row">
      <style:table-row-properties style:min-row-height="1.177083in"/>
    </style:style>
    <style:style style:name="TableCell070000" style:family="table-cell">
      <style:table-cell-properties fo:border-top="0.016667in solid #000000" fo:border-left="0.016667in solid #000000" fo:border-right="0.016667in solid #000000" fo:border-bottom="0.016667in solid #000000" fo:vertical-align="top" fo:background-color="#ffffff"/>
    </style:style>
    <style:style style:name="TableCell070001" style:family="table-cell">
      <style:table-cell-properties fo:border-top="0.016667in solid #000000" fo:border-left="0.016667in solid #000000" fo:border-right="0.016667in solid #000000" fo:border-bottom="0.016667in solid #000000" fo:vertical-align="top" fo:background-color="#ffffff"/>
    </style:style>
    <style:style style:name="TableCell070002" style:family="table-cell">
      <style:table-cell-properties fo:border-top="0.016667in solid #000000" fo:border-left="0.016667in solid #000000" fo:border-right="0.016667in solid #000000" fo:border-bottom="0.016667in solid #000000" fo:vertical-align="top" fo:background-color="#ffffff"/>
    </style:style>
    <style:style style:name="TableCell070003" style:family="table-cell">
      <style:table-cell-properties fo:border-top="0.016667in solid #000000" fo:border-left="0.016667in solid #000000" fo:border-right="0.016667in solid #000000" fo:border-bottom="0.016667in solid #000000" fo:vertical-align="top" fo:background-color="#ffffff"/>
    </style:style>
    <style:style style:name="TableCell070004" style:family="table-cell">
      <style:table-cell-properties fo:border-top="0.016667in solid #000000" fo:border-left="0.016667in solid #000000" fo:border-right="0.016667in solid #000000" fo:border-bottom="0.016667in solid #000000" fo:vertical-align="top" fo:background-color="#ffffff"/>
    </style:style>
    <style:style style:name="TableCell070005" style:family="table-cell">
      <style:table-cell-properties fo:border-top="0.016667in solid #000000" fo:border-left="0.016667in solid #000000" fo:border-right="0.016667in solid #000000" fo:border-bottom="0.016667in solid #000000" fo:vertical-align="top" fo:background-color="#ffffff"/>
    </style:style>
    <style:style style:name="TableCell070006" style:family="table-cell">
      <style:table-cell-properties fo:border-top="0.016667in solid #000000" fo:border-left="0.016667in solid #000000" fo:border-right="0.016667in solid #000000" fo:border-bottom="0.016667in solid #000000" fo:vertical-align="top" fo:background-color="#ffffff"/>
    </style:style>
    <style:style style:name="TableRow0701" style:family="table-row">
      <style:table-row-properties style:min-row-height="0.138194in"/>
    </style:style>
    <style:style style:name="TableCell070100" style:family="table-cell">
      <style:table-cell-properties fo:border-top="0.016667in solid #000000" fo:border-left="0.016667in solid #000000" fo:border-right="0.016667in solid #000000" fo:border-bottom="0.016667in solid #000000" fo:vertical-align="top" fo:background-color="#ffffff"/>
    </style:style>
    <style:style style:name="TableCell070101" style:family="table-cell">
      <style:table-cell-properties fo:border-top="0.016667in solid #000000" fo:border-left="0.016667in solid #000000" fo:border-right="0.016667in solid #000000" fo:border-bottom="0.016667in solid #000000" fo:vertical-align="top" fo:background-color="#ffffff"/>
    </style:style>
    <style:style style:name="TableCell070102" style:family="table-cell">
      <style:table-cell-properties fo:border-top="0.016667in solid #000000" fo:border-left="0.016667in solid #000000" fo:border-right="0.016667in solid #000000" fo:border-bottom="0.016667in solid #000000" fo:vertical-align="top" fo:background-color="#ffffff"/>
    </style:style>
    <style:style style:name="TableCell070103" style:family="table-cell">
      <style:table-cell-properties fo:border-top="0.016667in solid #000000" fo:border-left="0.016667in solid #000000" fo:border-right="0.016667in solid #000000" fo:border-bottom="0.016667in solid #000000" fo:vertical-align="top" fo:background-color="#ffffff"/>
    </style:style>
    <style:style style:name="TableCell070104" style:family="table-cell">
      <style:table-cell-properties fo:border-top="0.016667in solid #000000" fo:border-left="0.016667in solid #000000" fo:border-right="0.016667in solid #000000" fo:border-bottom="0.016667in solid #000000" fo:vertical-align="top" fo:background-color="#ffffff"/>
    </style:style>
    <style:style style:name="TableCell070105" style:family="table-cell">
      <style:table-cell-properties fo:border-top="0.016667in solid #000000" fo:border-left="0.016667in solid #000000" fo:border-right="0.016667in solid #000000" fo:border-bottom="0.016667in solid #000000" fo:vertical-align="top" fo:background-color="#ffffff"/>
    </style:style>
    <style:style style:name="TableCell070106" style:family="table-cell">
      <style:table-cell-properties fo:border-top="0.016667in solid #000000" fo:border-left="0.016667in solid #000000" fo:border-right="0.016667in solid #000000" fo:border-bottom="0.016667in solid #000000" fo:vertical-align="top" fo:background-color="#ffffff"/>
    </style:style>
    <style:style style:name="TableRow0702" style:family="table-row">
      <style:table-row-properties style:min-row-height="0.296528in"/>
    </style:style>
    <style:style style:name="TableCell070200" style:family="table-cell">
      <style:table-cell-properties fo:border-top="0.016667in solid #000000" fo:border-left="0.016667in solid #000000" fo:border-right="0.016667in solid #000000" fo:border-bottom="0.016667in solid #000000" fo:vertical-align="top" fo:background-color="#ffffff"/>
    </style:style>
    <style:style style:name="TableCell070201" style:family="table-cell">
      <style:table-cell-properties fo:border-top="0.016667in solid #000000" fo:border-left="0.016667in solid #000000" fo:border-right="0.016667in solid #000000" fo:border-bottom="0.016667in solid #000000" fo:vertical-align="top" fo:background-color="#ffffff"/>
    </style:style>
    <style:style style:name="TableCell070202" style:family="table-cell">
      <style:table-cell-properties fo:border-top="0.016667in solid #000000" fo:border-left="0.016667in solid #000000" fo:border-right="0.016667in solid #000000" fo:border-bottom="0.016667in solid #000000" fo:vertical-align="top" fo:background-color="#ffffff"/>
    </style:style>
    <style:style style:name="TableCell070203" style:family="table-cell">
      <style:table-cell-properties fo:border-top="0.016667in solid #000000" fo:border-left="0.016667in solid #000000" fo:border-right="0.016667in solid #000000" fo:border-bottom="0.016667in solid #000000" fo:vertical-align="top" fo:background-color="#ffffff"/>
    </style:style>
    <style:style style:name="TableCell070204" style:family="table-cell">
      <style:table-cell-properties fo:border-top="0.016667in solid #000000" fo:border-left="0.016667in solid #000000" fo:border-right="0.016667in solid #000000" fo:border-bottom="0.016667in solid #000000" fo:vertical-align="top" fo:background-color="#ffffff"/>
    </style:style>
    <style:style style:name="TableCell070205" style:family="table-cell">
      <style:table-cell-properties fo:border-top="0.016667in solid #000000" fo:border-left="0.016667in solid #000000" fo:border-right="0.016667in solid #000000" fo:border-bottom="0.016667in solid #000000" fo:vertical-align="top" fo:background-color="#ffffff"/>
    </style:style>
    <style:style style:name="TableCell070206" style:family="table-cell">
      <style:table-cell-properties fo:border-top="0.016667in solid #000000" fo:border-left="0.016667in solid #000000" fo:border-right="0.016667in solid #000000" fo:border-bottom="0.016667in solid #000000" fo:vertical-align="top" fo:background-color="#ffffff"/>
    </style:style>
    <style:style style:name="TableRow0703" style:family="table-row">
      <style:table-row-properties style:min-row-height="0.182639in"/>
    </style:style>
    <style:style style:name="TableCell070300" style:family="table-cell">
      <style:table-cell-properties fo:border-top="0.016667in solid #000000" fo:border-left="0.016667in solid #000000" fo:border-right="0.016667in solid #000000" fo:border-bottom="0.016667in solid #000000" fo:vertical-align="top" fo:background-color="#ffffff"/>
    </style:style>
    <style:style style:name="TableCell070301" style:family="table-cell">
      <style:table-cell-properties fo:border-top="0.016667in solid #000000" fo:border-left="0.016667in solid #000000" fo:border-right="0.016667in solid #000000" fo:border-bottom="0.016667in solid #000000" fo:vertical-align="top" fo:background-color="#ffffff"/>
    </style:style>
    <style:style style:name="TableCell070302" style:family="table-cell">
      <style:table-cell-properties fo:border-top="0.016667in solid #000000" fo:border-left="0.016667in solid #000000" fo:border-right="0.016667in solid #000000" fo:border-bottom="0.016667in solid #000000" fo:vertical-align="top" fo:background-color="#ffffff"/>
    </style:style>
    <style:style style:name="TableCell070303" style:family="table-cell">
      <style:table-cell-properties fo:border-top="0.016667in solid #000000" fo:border-left="0.016667in solid #000000" fo:border-right="0.016667in solid #000000" fo:border-bottom="0.016667in solid #000000" fo:vertical-align="top" fo:background-color="#ffffff"/>
    </style:style>
    <style:style style:name="TableCell070304" style:family="table-cell">
      <style:table-cell-properties fo:border-top="0.016667in solid #000000" fo:border-left="0.016667in solid #000000" fo:border-right="0.016667in solid #000000" fo:border-bottom="0.016667in solid #000000" fo:vertical-align="top" fo:background-color="#ffffff"/>
    </style:style>
    <style:style style:name="TableCell070305" style:family="table-cell">
      <style:table-cell-properties fo:border-top="0.016667in solid #000000" fo:border-left="0.016667in solid #000000" fo:border-right="0.016667in solid #000000" fo:border-bottom="0.016667in solid #000000" fo:vertical-align="top" fo:background-color="#ffffff"/>
    </style:style>
    <style:style style:name="TableCell070306" style:family="table-cell">
      <style:table-cell-properties fo:border-top="0.016667in solid #000000" fo:border-left="0.016667in solid #000000" fo:border-right="0.016667in solid #000000" fo:border-bottom="0.016667in solid #000000" fo:vertical-align="top" fo:background-color="#ffffff"/>
    </style:style>
    <style:style style:name="TableRow0704" style:family="table-row">
      <style:table-row-properties style:min-row-height="0.134722in"/>
    </style:style>
    <style:style style:name="TableCell070400" style:family="table-cell">
      <style:table-cell-properties fo:border-top="0.016667in solid #000000" fo:border-left="0.016667in solid #000000" fo:border-right="0.016667in solid #000000" fo:border-bottom="0.016667in solid #000000" fo:vertical-align="top" fo:background-color="#ffffff"/>
    </style:style>
    <style:style style:name="TableCell070401" style:family="table-cell">
      <style:table-cell-properties fo:border-top="0.016667in solid #000000" fo:border-left="0.016667in solid #000000" fo:border-right="0.016667in solid #000000" fo:border-bottom="0.016667in solid #000000" fo:vertical-align="top" fo:background-color="#ffffff"/>
    </style:style>
    <style:style style:name="TableCell070402" style:family="table-cell">
      <style:table-cell-properties fo:border-top="0.016667in solid #000000" fo:border-left="0.016667in solid #000000" fo:border-right="0.016667in solid #000000" fo:border-bottom="0.016667in solid #000000" fo:vertical-align="top" fo:background-color="#ffffff"/>
    </style:style>
    <style:style style:name="TableCell070403" style:family="table-cell">
      <style:table-cell-properties fo:border-top="0.016667in solid #000000" fo:border-left="0.016667in solid #000000" fo:border-right="0.016667in solid #000000" fo:border-bottom="0.016667in solid #000000" fo:vertical-align="top" fo:background-color="#ffffff"/>
    </style:style>
    <style:style style:name="TableCell070404" style:family="table-cell">
      <style:table-cell-properties fo:border-top="0.016667in solid #000000" fo:border-left="0.016667in solid #000000" fo:border-right="0.016667in solid #000000" fo:border-bottom="0.016667in solid #000000" fo:vertical-align="top" fo:background-color="#ffffff"/>
    </style:style>
    <style:style style:name="TableCell070405" style:family="table-cell">
      <style:table-cell-properties fo:border-top="0.016667in solid #000000" fo:border-left="0.016667in solid #000000" fo:border-right="0.016667in solid #000000" fo:border-bottom="0.016667in solid #000000" fo:vertical-align="top" fo:background-color="#ffffff"/>
    </style:style>
    <style:style style:name="TableCell070406" style:family="table-cell">
      <style:table-cell-properties fo:border-top="0.016667in solid #000000" fo:border-left="0.016667in solid #000000" fo:border-right="0.016667in solid #000000" fo:border-bottom="0.016667in solid #000000" fo:vertical-align="top" fo:background-color="#ffffff"/>
    </style:style>
    <style:style style:name="TableRow0705" style:family="table-row">
      <style:table-row-properties style:min-row-height="0.296528in"/>
    </style:style>
    <style:style style:name="TableCell070500" style:family="table-cell">
      <style:table-cell-properties fo:border-top="0.016667in solid #000000" fo:border-left="0.016667in solid #000000" fo:border-right="0.016667in solid #000000" fo:border-bottom="0.016667in solid #000000" fo:vertical-align="top" fo:background-color="#ffffff"/>
    </style:style>
    <style:style style:name="TableCell070501" style:family="table-cell">
      <style:table-cell-properties fo:border-top="0.016667in solid #000000" fo:border-left="0.016667in solid #000000" fo:border-right="0.016667in solid #000000" fo:border-bottom="0.016667in solid #000000" fo:vertical-align="top" fo:background-color="#ffffff"/>
    </style:style>
    <style:style style:name="TableCell070502" style:family="table-cell">
      <style:table-cell-properties fo:border-top="0.016667in solid #000000" fo:border-left="0.016667in solid #000000" fo:border-right="0.016667in solid #000000" fo:border-bottom="0.016667in solid #000000" fo:vertical-align="top" fo:background-color="#ffffff"/>
    </style:style>
    <style:style style:name="TableCell070503" style:family="table-cell">
      <style:table-cell-properties fo:border-top="0.016667in solid #000000" fo:border-left="0.016667in solid #000000" fo:border-right="0.016667in solid #000000" fo:border-bottom="0.016667in solid #000000" fo:vertical-align="top" fo:background-color="#ffffff"/>
    </style:style>
    <style:style style:name="TableCell070504" style:family="table-cell">
      <style:table-cell-properties fo:border-top="0.016667in solid #000000" fo:border-left="0.016667in solid #000000" fo:border-right="0.016667in solid #000000" fo:border-bottom="0.016667in solid #000000" fo:vertical-align="top" fo:background-color="#ffffff"/>
    </style:style>
    <style:style style:name="TableCell070505" style:family="table-cell">
      <style:table-cell-properties fo:border-top="0.016667in solid #000000" fo:border-left="0.016667in solid #000000" fo:border-right="0.016667in solid #000000" fo:border-bottom="0.016667in solid #000000" fo:vertical-align="top" fo:background-color="#ffffff"/>
    </style:style>
    <style:style style:name="TableCell070506" style:family="table-cell">
      <style:table-cell-properties fo:border-top="0.016667in solid #000000" fo:border-left="0.016667in solid #000000" fo:border-right="0.016667in solid #000000" fo:border-bottom="0.016667in solid #000000" fo:vertical-align="top" fo:background-color="#ffffff"/>
    </style:style>
    <style:style style:name="TableRow0706" style:family="table-row">
      <style:table-row-properties style:min-row-height="0.138194in"/>
    </style:style>
    <style:style style:name="TableCell070600" style:family="table-cell">
      <style:table-cell-properties fo:border-top="0.016667in solid #000000" fo:border-left="0.016667in solid #000000" fo:border-right="0.016667in solid #000000" fo:border-bottom="0.016667in solid #000000" fo:vertical-align="top" fo:background-color="#ffffff"/>
    </style:style>
    <style:style style:name="TableCell070601" style:family="table-cell">
      <style:table-cell-properties fo:border-top="0.016667in solid #000000" fo:border-left="0.016667in solid #000000" fo:border-right="0.016667in solid #000000" fo:border-bottom="0.016667in solid #000000" fo:vertical-align="top" fo:background-color="#ffffff"/>
    </style:style>
    <style:style style:name="TableCell070602" style:family="table-cell">
      <style:table-cell-properties fo:border-top="0.016667in solid #000000" fo:border-left="0.016667in solid #000000" fo:border-right="0.016667in solid #000000" fo:border-bottom="0.016667in solid #000000" fo:vertical-align="top" fo:background-color="#ffffff"/>
    </style:style>
    <style:style style:name="TableCell070603" style:family="table-cell">
      <style:table-cell-properties fo:border-top="0.016667in solid #000000" fo:border-left="0.016667in solid #000000" fo:border-right="0.016667in solid #000000" fo:border-bottom="0.016667in solid #000000" fo:vertical-align="top" fo:background-color="#ffffff"/>
    </style:style>
    <style:style style:name="TableCell070604" style:family="table-cell">
      <style:table-cell-properties fo:border-top="0.016667in solid #000000" fo:border-left="0.016667in solid #000000" fo:border-right="0.016667in solid #000000" fo:border-bottom="0.016667in solid #000000" fo:vertical-align="top" fo:background-color="#ffffff"/>
    </style:style>
    <style:style style:name="TableCell070605" style:family="table-cell">
      <style:table-cell-properties fo:border-top="0.016667in solid #000000" fo:border-left="0.016667in solid #000000" fo:border-right="0.016667in solid #000000" fo:border-bottom="0.016667in solid #000000" fo:vertical-align="top" fo:background-color="#ffffff"/>
    </style:style>
    <style:style style:name="TableCell070606" style:family="table-cell">
      <style:table-cell-properties fo:border-top="0.016667in solid #000000" fo:border-left="0.016667in solid #000000" fo:border-right="0.016667in solid #000000" fo:border-bottom="0.016667in solid #000000" fo:vertical-align="top" fo:background-color="#ffffff"/>
    </style:style>
    <style:style style:name="TableRow0707" style:family="table-row">
      <style:table-row-properties style:min-row-height="0.193056in"/>
    </style:style>
    <style:style style:name="TableCell070700" style:family="table-cell">
      <style:table-cell-properties fo:border-top="0.016667in solid #000000" fo:border-left="0.016667in solid #000000" fo:border-right="0.016667in solid #000000" fo:border-bottom="0.016667in solid #000000" fo:vertical-align="top" fo:background-color="#ffffff"/>
    </style:style>
    <style:style style:name="TableCell070701" style:family="table-cell">
      <style:table-cell-properties fo:border-top="0.016667in solid #000000" fo:border-left="0.016667in solid #000000" fo:border-right="0.016667in solid #000000" fo:border-bottom="0.016667in solid #000000" fo:vertical-align="top" fo:background-color="#ffffff"/>
    </style:style>
    <style:style style:name="TableCell070702" style:family="table-cell">
      <style:table-cell-properties fo:border-top="0.016667in solid #000000" fo:border-left="0.016667in solid #000000" fo:border-right="0.016667in solid #000000" fo:border-bottom="0.016667in solid #000000" fo:vertical-align="top" fo:background-color="#ffffff"/>
    </style:style>
    <style:style style:name="TableCell070703" style:family="table-cell">
      <style:table-cell-properties fo:border-top="0.016667in solid #000000" fo:border-left="0.016667in solid #000000" fo:border-right="0.016667in solid #000000" fo:border-bottom="0.016667in solid #000000" fo:vertical-align="top" fo:background-color="#ffffff"/>
    </style:style>
    <style:style style:name="TableCell070704" style:family="table-cell">
      <style:table-cell-properties fo:border-top="0.016667in solid #000000" fo:border-left="0.016667in solid #000000" fo:border-right="0.016667in solid #000000" fo:border-bottom="0.016667in solid #000000" fo:vertical-align="top" fo:background-color="#ffffff"/>
    </style:style>
    <style:style style:name="TableCell070705" style:family="table-cell">
      <style:table-cell-properties fo:border-top="0.016667in solid #000000" fo:border-left="0.016667in solid #000000" fo:border-right="0.016667in solid #000000" fo:border-bottom="0.016667in solid #000000" fo:vertical-align="top" fo:background-color="#ffffff"/>
    </style:style>
    <style:style style:name="TableCell070706" style:family="table-cell">
      <style:table-cell-properties fo:border-top="0.016667in solid #000000" fo:border-left="0.016667in solid #000000" fo:border-right="0.016667in solid #000000" fo:border-bottom="0.016667in solid #000000" fo:vertical-align="top" fo:background-color="#ffffff"/>
    </style:style>
    <style:style style:name="TableRow0708" style:family="table-row">
      <style:table-row-properties style:min-row-height="0.356944in"/>
    </style:style>
    <style:style style:name="TableCell070800" style:family="table-cell">
      <style:table-cell-properties fo:border-top="0.016667in solid #000000" fo:border-left="0.016667in solid #000000" fo:border-right="0.016667in solid #000000" fo:border-bottom="0.016667in solid #000000" fo:vertical-align="top" fo:background-color="#ffffff"/>
    </style:style>
    <style:style style:name="TableCell070801" style:family="table-cell">
      <style:table-cell-properties fo:border-top="0.016667in solid #000000" fo:border-left="0.016667in solid #000000" fo:border-right="0.016667in solid #000000" fo:border-bottom="0.016667in solid #000000" fo:vertical-align="top" fo:background-color="#ffffff"/>
    </style:style>
    <style:style style:name="TableCell070802" style:family="table-cell">
      <style:table-cell-properties fo:border-top="0.016667in solid #000000" fo:border-left="0.016667in solid #000000" fo:border-right="0.016667in solid #000000" fo:border-bottom="0.016667in solid #000000" fo:vertical-align="top" fo:background-color="#ffffff"/>
    </style:style>
    <style:style style:name="TableCell070803" style:family="table-cell">
      <style:table-cell-properties fo:border-top="0.016667in solid #000000" fo:border-left="0.016667in solid #000000" fo:border-right="0.016667in solid #000000" fo:border-bottom="0.016667in solid #000000" fo:vertical-align="top" fo:background-color="#ffffff"/>
    </style:style>
    <style:style style:name="TableCell070804" style:family="table-cell">
      <style:table-cell-properties fo:border-top="0.016667in solid #000000" fo:border-left="0.016667in solid #000000" fo:border-right="0.016667in solid #000000" fo:border-bottom="0.016667in solid #000000" fo:vertical-align="top" fo:background-color="#ffffff"/>
    </style:style>
    <style:style style:name="TableCell070805" style:family="table-cell">
      <style:table-cell-properties fo:border-top="0.016667in solid #000000" fo:border-left="0.016667in solid #000000" fo:border-right="0.016667in solid #000000" fo:border-bottom="0.016667in solid #000000" fo:vertical-align="top" fo:background-color="#ffffff"/>
    </style:style>
    <style:style style:name="TableCell070806" style:family="table-cell">
      <style:table-cell-properties fo:border-top="0.016667in solid #000000" fo:border-left="0.016667in solid #000000" fo:border-right="0.016667in solid #000000" fo:border-bottom="0.016667in solid #000000" fo:vertical-align="top" fo:background-color="#ffffff"/>
    </style:style>
    <style:style style:name="TableRow0709" style:family="table-row">
      <style:table-row-properties style:min-row-height="0.197222in"/>
    </style:style>
    <style:style style:name="TableCell070900" style:family="table-cell">
      <style:table-cell-properties fo:border-top="0.016667in solid #000000" fo:border-left="0.016667in solid #000000" fo:border-right="0.016667in solid #000000" fo:border-bottom="0.016667in solid #000000" fo:vertical-align="top" fo:background-color="#ffffff"/>
    </style:style>
    <style:style style:name="TableCell070901" style:family="table-cell">
      <style:table-cell-properties fo:border-top="0.016667in solid #000000" fo:border-left="0.016667in solid #000000" fo:border-right="0.016667in solid #000000" fo:border-bottom="0.016667in solid #000000" fo:vertical-align="top" fo:background-color="#ffffff"/>
    </style:style>
    <style:style style:name="TableCell070902" style:family="table-cell">
      <style:table-cell-properties fo:border-top="0.016667in solid #000000" fo:border-left="0.016667in solid #000000" fo:border-right="0.016667in solid #000000" fo:border-bottom="0.016667in solid #000000" fo:vertical-align="top" fo:background-color="#ffffff"/>
    </style:style>
    <style:style style:name="TableCell070903" style:family="table-cell">
      <style:table-cell-properties fo:border-top="0.016667in solid #000000" fo:border-left="0.016667in solid #000000" fo:border-right="0.016667in solid #000000" fo:border-bottom="0.016667in solid #000000" fo:vertical-align="top" fo:background-color="#ffffff"/>
    </style:style>
    <style:style style:name="TableCell070904" style:family="table-cell">
      <style:table-cell-properties fo:border-top="0.016667in solid #000000" fo:border-left="0.016667in solid #000000" fo:border-right="0.016667in solid #000000" fo:border-bottom="0.016667in solid #000000" fo:vertical-align="top" fo:background-color="#ffffff"/>
    </style:style>
    <style:style style:name="TableCell070905" style:family="table-cell">
      <style:table-cell-properties fo:border-top="0.016667in solid #000000" fo:border-left="0.016667in solid #000000" fo:border-right="0.016667in solid #000000" fo:border-bottom="0.016667in solid #000000" fo:vertical-align="top" fo:background-color="#ffffff"/>
    </style:style>
    <style:style style:name="TableCell070906" style:family="table-cell">
      <style:table-cell-properties fo:border-top="0.016667in solid #000000" fo:border-left="0.016667in solid #000000" fo:border-right="0.016667in solid #000000" fo:border-bottom="0.016667in solid #000000" fo:vertical-align="top" fo:background-color="#ffffff"/>
    </style:style>
    <style:style style:name="TableRow0710" style:family="table-row">
      <style:table-row-properties style:min-row-height="0.197222in"/>
    </style:style>
    <style:style style:name="TableCell071000" style:family="table-cell">
      <style:table-cell-properties fo:border-top="0.016667in solid #000000" fo:border-left="0.016667in solid #000000" fo:border-right="0.016667in solid #000000" fo:border-bottom="0.016667in solid #000000" fo:vertical-align="top" fo:background-color="#ffffff"/>
    </style:style>
    <style:style style:name="TableCell071001" style:family="table-cell">
      <style:table-cell-properties fo:border-top="0.016667in solid #000000" fo:border-left="0.016667in solid #000000" fo:border-right="0.016667in solid #000000" fo:border-bottom="0.016667in solid #000000" fo:vertical-align="top" fo:background-color="#ffffff"/>
    </style:style>
    <style:style style:name="TableCell071002" style:family="table-cell">
      <style:table-cell-properties fo:border-top="0.016667in solid #000000" fo:border-left="0.016667in solid #000000" fo:border-right="0.016667in solid #000000" fo:border-bottom="0.016667in solid #000000" fo:vertical-align="top" fo:background-color="#ffffff"/>
    </style:style>
    <style:style style:name="TableCell071003" style:family="table-cell">
      <style:table-cell-properties fo:border-top="0.016667in solid #000000" fo:border-left="0.016667in solid #000000" fo:border-right="0.016667in solid #000000" fo:border-bottom="0.016667in solid #000000" fo:vertical-align="top" fo:background-color="#ffffff"/>
    </style:style>
    <style:style style:name="TableCell071004" style:family="table-cell">
      <style:table-cell-properties fo:border-top="0.016667in solid #000000" fo:border-left="0.016667in solid #000000" fo:border-right="0.016667in solid #000000" fo:border-bottom="0.016667in solid #000000" fo:vertical-align="top" fo:background-color="#ffffff"/>
    </style:style>
    <style:style style:name="TableCell071005" style:family="table-cell">
      <style:table-cell-properties fo:border-top="0.016667in solid #000000" fo:border-left="0.016667in solid #000000" fo:border-right="0.016667in solid #000000" fo:border-bottom="0.016667in solid #000000" fo:vertical-align="top" fo:background-color="#ffffff"/>
    </style:style>
    <style:style style:name="TableCell071006" style:family="table-cell">
      <style:table-cell-properties fo:border-top="0.016667in solid #000000" fo:border-left="0.016667in solid #000000" fo:border-right="0.016667in solid #000000" fo:border-bottom="0.016667in solid #000000" fo:vertical-align="top" fo:background-color="#ffffff"/>
    </style:style>
    <style:style style:name="TableRow0711" style:family="table-row">
      <style:table-row-properties style:min-row-height="0.197222in"/>
    </style:style>
    <style:style style:name="TableCell071100" style:family="table-cell">
      <style:table-cell-properties fo:border-top="0.016667in solid #000000" fo:border-left="0.016667in solid #000000" fo:border-right="0.016667in solid #000000" fo:border-bottom="0.016667in solid #000000" fo:vertical-align="top" fo:background-color="#ffffff"/>
    </style:style>
    <style:style style:name="TableCell071101" style:family="table-cell">
      <style:table-cell-properties fo:border-top="0.016667in solid #000000" fo:border-left="0.016667in solid #000000" fo:border-right="0.016667in solid #000000" fo:border-bottom="0.016667in solid #000000" fo:vertical-align="top" fo:background-color="#ffffff"/>
    </style:style>
    <style:style style:name="TableCell071102" style:family="table-cell">
      <style:table-cell-properties fo:border-top="0.016667in solid #000000" fo:border-left="0.016667in solid #000000" fo:border-right="0.016667in solid #000000" fo:border-bottom="0.016667in solid #000000" fo:vertical-align="top" fo:background-color="#ffffff"/>
    </style:style>
    <style:style style:name="TableCell071103" style:family="table-cell">
      <style:table-cell-properties fo:border-top="0.016667in solid #000000" fo:border-left="0.016667in solid #000000" fo:border-right="0.016667in solid #000000" fo:border-bottom="0.016667in solid #000000" fo:vertical-align="top" fo:background-color="#ffffff"/>
    </style:style>
    <style:style style:name="TableCell071104" style:family="table-cell">
      <style:table-cell-properties fo:border-top="0.016667in solid #000000" fo:border-left="0.016667in solid #000000" fo:border-right="0.016667in solid #000000" fo:border-bottom="0.016667in solid #000000" fo:vertical-align="top" fo:background-color="#ffffff"/>
    </style:style>
    <style:style style:name="TableCell071105" style:family="table-cell">
      <style:table-cell-properties fo:border-top="0.016667in solid #000000" fo:border-left="0.016667in solid #000000" fo:border-right="0.016667in solid #000000" fo:border-bottom="0.016667in solid #000000" fo:vertical-align="top" fo:background-color="#ffffff"/>
    </style:style>
    <style:style style:name="TableCell071106" style:family="table-cell">
      <style:table-cell-properties fo:border-top="0.016667in solid #000000" fo:border-left="0.016667in solid #000000" fo:border-right="0.016667in solid #000000" fo:border-bottom="0.016667in solid #000000" fo:vertical-align="top" fo:background-color="#ffffff"/>
    </style:style>
    <style:style style:name="TableRow0712" style:family="table-row">
      <style:table-row-properties style:min-row-height="0.197222in"/>
    </style:style>
    <style:style style:name="TableCell071200" style:family="table-cell">
      <style:table-cell-properties fo:border-top="0.016667in solid #000000" fo:border-left="0.016667in solid #000000" fo:border-right="0.016667in solid #000000" fo:border-bottom="0.016667in solid #000000" fo:vertical-align="top" fo:background-color="#ffffff"/>
    </style:style>
    <style:style style:name="TableCell071201" style:family="table-cell">
      <style:table-cell-properties fo:border-top="0.016667in solid #000000" fo:border-left="0.016667in solid #000000" fo:border-right="0.016667in solid #000000" fo:border-bottom="0.016667in solid #000000" fo:vertical-align="top" fo:background-color="#ffffff"/>
    </style:style>
    <style:style style:name="TableCell071202" style:family="table-cell">
      <style:table-cell-properties fo:border-top="0.016667in solid #000000" fo:border-left="0.016667in solid #000000" fo:border-right="0.016667in solid #000000" fo:border-bottom="0.016667in solid #000000" fo:vertical-align="top" fo:background-color="#ffffff"/>
    </style:style>
    <style:style style:name="TableCell071203" style:family="table-cell">
      <style:table-cell-properties fo:border-top="0.016667in solid #000000" fo:border-left="0.016667in solid #000000" fo:border-right="0.016667in solid #000000" fo:border-bottom="0.016667in solid #000000" fo:vertical-align="top" fo:background-color="#ffffff"/>
    </style:style>
    <style:style style:name="TableCell071204" style:family="table-cell">
      <style:table-cell-properties fo:border-top="0.016667in solid #000000" fo:border-left="0.016667in solid #000000" fo:border-right="0.016667in solid #000000" fo:border-bottom="0.016667in solid #000000" fo:vertical-align="top" fo:background-color="#ffffff"/>
    </style:style>
    <style:style style:name="TableCell071205" style:family="table-cell">
      <style:table-cell-properties fo:border-top="0.016667in solid #000000" fo:border-left="0.016667in solid #000000" fo:border-right="0.016667in solid #000000" fo:border-bottom="0.016667in solid #000000" fo:vertical-align="top" fo:background-color="#ffffff"/>
    </style:style>
    <style:style style:name="TableCell071206" style:family="table-cell">
      <style:table-cell-properties fo:border-top="0.016667in solid #000000" fo:border-left="0.016667in solid #000000" fo:border-right="0.016667in solid #000000" fo:border-bottom="0.016667in solid #000000" fo:vertical-align="top" fo:background-color="#ffffff"/>
    </style:style>
    <style:style style:name="TableRow0713" style:family="table-row">
      <style:table-row-properties style:min-row-height="0.331250in"/>
    </style:style>
    <style:style style:name="TableCell071300" style:family="table-cell">
      <style:table-cell-properties fo:border-top="0.016667in solid #000000" fo:border-left="0.016667in solid #000000" fo:border-right="0.016667in solid #000000" fo:border-bottom="0.016667in solid #000000" fo:vertical-align="top" fo:background-color="#ffffff"/>
    </style:style>
    <style:style style:name="TableCell071301" style:family="table-cell">
      <style:table-cell-properties fo:border-top="0.016667in solid #000000" fo:border-left="0.016667in solid #000000" fo:border-right="0.016667in solid #000000" fo:border-bottom="0.016667in solid #000000" fo:vertical-align="top" fo:background-color="#ffffff"/>
    </style:style>
    <style:style style:name="TableCell071302" style:family="table-cell">
      <style:table-cell-properties fo:border-top="0.016667in solid #000000" fo:border-left="0.016667in solid #000000" fo:border-right="0.016667in solid #000000" fo:border-bottom="0.016667in solid #000000" fo:vertical-align="top" fo:background-color="#ffffff"/>
    </style:style>
    <style:style style:name="TableCell071303" style:family="table-cell">
      <style:table-cell-properties fo:border-top="0.016667in solid #000000" fo:border-left="0.016667in solid #000000" fo:border-right="0.016667in solid #000000" fo:border-bottom="0.016667in solid #000000" fo:vertical-align="top" fo:background-color="#ffffff"/>
    </style:style>
    <style:style style:name="TableCell071304" style:family="table-cell">
      <style:table-cell-properties fo:border-top="0.016667in solid #000000" fo:border-left="0.016667in solid #000000" fo:border-right="0.016667in solid #000000" fo:border-bottom="0.016667in solid #000000" fo:vertical-align="top" fo:background-color="#ffffff"/>
    </style:style>
    <style:style style:name="TableCell071305" style:family="table-cell">
      <style:table-cell-properties fo:border-top="0.016667in solid #000000" fo:border-left="0.016667in solid #000000" fo:border-right="0.016667in solid #000000" fo:border-bottom="0.016667in solid #000000" fo:vertical-align="top" fo:background-color="#ffffff"/>
    </style:style>
    <style:style style:name="TableCell071306" style:family="table-cell">
      <style:table-cell-properties fo:border-top="0.016667in solid #000000" fo:border-left="0.016667in solid #000000" fo:border-right="0.016667in solid #000000" fo:border-bottom="0.016667in solid #000000" fo:vertical-align="top" fo:background-color="#ffffff"/>
    </style:style>
    <style:style style:name="TableRow0714" style:family="table-row">
      <style:table-row-properties style:min-row-height="0.129861in"/>
    </style:style>
    <style:style style:name="TableCell071400" style:family="table-cell">
      <style:table-cell-properties fo:border-top="0.016667in solid #000000" fo:border-left="0.016667in solid #000000" fo:border-right="0.016667in solid #000000" fo:border-bottom="0.016667in solid #000000" fo:vertical-align="top" fo:background-color="#ffffff"/>
    </style:style>
    <style:style style:name="TableCell071401" style:family="table-cell">
      <style:table-cell-properties fo:border-top="0.016667in solid #000000" fo:border-left="0.016667in solid #000000" fo:border-right="0.016667in solid #000000" fo:border-bottom="0.016667in solid #000000" fo:vertical-align="top" fo:background-color="#ffffff"/>
    </style:style>
    <style:style style:name="TableCell071402" style:family="table-cell">
      <style:table-cell-properties fo:border-top="0.016667in solid #000000" fo:border-left="0.016667in solid #000000" fo:border-right="0.016667in solid #000000" fo:border-bottom="0.016667in solid #000000" fo:vertical-align="top" fo:background-color="#ffffff"/>
    </style:style>
    <style:style style:name="TableCell071403" style:family="table-cell">
      <style:table-cell-properties fo:border-top="0.016667in solid #000000" fo:border-left="0.016667in solid #000000" fo:border-right="0.016667in solid #000000" fo:border-bottom="0.016667in solid #000000" fo:vertical-align="top" fo:background-color="#ffffff"/>
    </style:style>
    <style:style style:name="TableCell071404" style:family="table-cell">
      <style:table-cell-properties fo:border-top="0.016667in solid #000000" fo:border-left="0.016667in solid #000000" fo:border-right="0.016667in solid #000000" fo:border-bottom="0.016667in solid #000000" fo:vertical-align="top" fo:background-color="#ffffff"/>
    </style:style>
    <style:style style:name="TableCell071405" style:family="table-cell">
      <style:table-cell-properties fo:border-top="0.016667in solid #000000" fo:border-left="0.016667in solid #000000" fo:border-right="0.016667in solid #000000" fo:border-bottom="0.016667in solid #000000" fo:vertical-align="top" fo:background-color="#ffffff"/>
    </style:style>
    <style:style style:name="TableCell071406" style:family="table-cell">
      <style:table-cell-properties fo:border-top="0.016667in solid #000000" fo:border-left="0.016667in solid #000000" fo:border-right="0.016667in solid #000000" fo:border-bottom="0.016667in solid #000000" fo:vertical-align="top" fo:background-color="#ffffff"/>
    </style:style>
    <style:style style:name="TableRow0715" style:family="table-row">
      <style:table-row-properties style:min-row-height="0.296528in"/>
    </style:style>
    <style:style style:name="TableCell071500" style:family="table-cell">
      <style:table-cell-properties fo:border-top="0.016667in solid #000000" fo:border-left="0.016667in solid #000000" fo:border-right="0.016667in solid #000000" fo:border-bottom="0.016667in solid #000000" fo:vertical-align="top" fo:background-color="#ffffff"/>
    </style:style>
    <style:style style:name="TableCell071501" style:family="table-cell">
      <style:table-cell-properties fo:border-top="0.016667in solid #000000" fo:border-left="0.016667in solid #000000" fo:border-right="0.016667in solid #000000" fo:border-bottom="0.016667in solid #000000" fo:vertical-align="top" fo:background-color="#ffffff"/>
    </style:style>
    <style:style style:name="TableCell071502" style:family="table-cell">
      <style:table-cell-properties fo:border-top="0.016667in solid #000000" fo:border-left="0.016667in solid #000000" fo:border-right="0.016667in solid #000000" fo:border-bottom="0.016667in solid #000000" fo:vertical-align="top" fo:background-color="#ffffff"/>
    </style:style>
    <style:style style:name="TableCell071503" style:family="table-cell">
      <style:table-cell-properties fo:border-top="0.016667in solid #000000" fo:border-left="0.016667in solid #000000" fo:border-right="0.016667in solid #000000" fo:border-bottom="0.016667in solid #000000" fo:vertical-align="top" fo:background-color="#ffffff"/>
    </style:style>
    <style:style style:name="TableCell071504" style:family="table-cell">
      <style:table-cell-properties fo:border-top="0.016667in solid #000000" fo:border-left="0.016667in solid #000000" fo:border-right="0.016667in solid #000000" fo:border-bottom="0.016667in solid #000000" fo:vertical-align="top" fo:background-color="#ffffff"/>
    </style:style>
    <style:style style:name="TableCell071505" style:family="table-cell">
      <style:table-cell-properties fo:border-top="0.016667in solid #000000" fo:border-left="0.016667in solid #000000" fo:border-right="0.016667in solid #000000" fo:border-bottom="0.016667in solid #000000" fo:vertical-align="top" fo:background-color="#ffffff"/>
    </style:style>
    <style:style style:name="TableCell071506" style:family="table-cell">
      <style:table-cell-properties fo:border-top="0.016667in solid #000000" fo:border-left="0.016667in solid #000000" fo:border-right="0.016667in solid #000000" fo:border-bottom="0.016667in solid #000000" fo:vertical-align="top" fo:background-color="#ffffff"/>
    </style:style>
    <style:style style:name="TableRow0716" style:family="table-row">
      <style:table-row-properties style:min-row-height="0.138194in"/>
    </style:style>
    <style:style style:name="TableCell071600" style:family="table-cell">
      <style:table-cell-properties fo:border-top="0.016667in solid #000000" fo:border-left="0.016667in solid #000000" fo:border-right="0.016667in solid #000000" fo:border-bottom="0.016667in solid #000000" fo:vertical-align="top" fo:background-color="#ffffff"/>
    </style:style>
    <style:style style:name="TableCell071601" style:family="table-cell">
      <style:table-cell-properties fo:border-top="0.016667in solid #000000" fo:border-left="0.016667in solid #000000" fo:border-right="0.016667in solid #000000" fo:border-bottom="0.016667in solid #000000" fo:vertical-align="top" fo:background-color="#ffffff"/>
    </style:style>
    <style:style style:name="TableCell071602" style:family="table-cell">
      <style:table-cell-properties fo:border-top="0.016667in solid #000000" fo:border-left="0.016667in solid #000000" fo:border-right="0.016667in solid #000000" fo:border-bottom="0.016667in solid #000000" fo:vertical-align="top" fo:background-color="#ffffff"/>
    </style:style>
    <style:style style:name="TableCell071603" style:family="table-cell">
      <style:table-cell-properties fo:border-top="0.016667in solid #000000" fo:border-left="0.016667in solid #000000" fo:border-right="0.016667in solid #000000" fo:border-bottom="0.016667in solid #000000" fo:vertical-align="top" fo:background-color="#ffffff"/>
    </style:style>
    <style:style style:name="TableCell071604" style:family="table-cell">
      <style:table-cell-properties fo:border-top="0.016667in solid #000000" fo:border-left="0.016667in solid #000000" fo:border-right="0.016667in solid #000000" fo:border-bottom="0.016667in solid #000000" fo:vertical-align="top" fo:background-color="#ffffff"/>
    </style:style>
    <style:style style:name="TableCell071605" style:family="table-cell">
      <style:table-cell-properties fo:border-top="0.016667in solid #000000" fo:border-left="0.016667in solid #000000" fo:border-right="0.016667in solid #000000" fo:border-bottom="0.016667in solid #000000" fo:vertical-align="top" fo:background-color="#ffffff"/>
    </style:style>
    <style:style style:name="TableCell071606" style:family="table-cell">
      <style:table-cell-properties fo:border-top="0.016667in solid #000000" fo:border-left="0.016667in solid #000000" fo:border-right="0.016667in solid #000000" fo:border-bottom="0.016667in solid #000000" fo:vertical-align="top" fo:background-color="#ffffff"/>
    </style:style>
    <style:style style:name="TableRow0717" style:family="table-row">
      <style:table-row-properties style:min-row-height="0.138194in"/>
    </style:style>
    <style:style style:name="TableCell071700" style:family="table-cell">
      <style:table-cell-properties fo:border-top="0.016667in solid #000000" fo:border-left="0.016667in solid #000000" fo:border-right="0.016667in solid #000000" fo:border-bottom="0.016667in solid #000000" fo:vertical-align="top" fo:background-color="#ffffff"/>
    </style:style>
    <style:style style:name="TableCell071701" style:family="table-cell">
      <style:table-cell-properties fo:border-top="0.016667in solid #000000" fo:border-left="0.016667in solid #000000" fo:border-right="0.016667in solid #000000" fo:border-bottom="0.016667in solid #000000" fo:vertical-align="top" fo:background-color="#ffffff"/>
    </style:style>
    <style:style style:name="TableCell071702" style:family="table-cell">
      <style:table-cell-properties fo:border-top="0.016667in solid #000000" fo:border-left="0.016667in solid #000000" fo:border-right="0.016667in solid #000000" fo:border-bottom="0.016667in solid #000000" fo:vertical-align="top" fo:background-color="#ffffff"/>
    </style:style>
    <style:style style:name="TableCell071703" style:family="table-cell">
      <style:table-cell-properties fo:border-top="0.016667in solid #000000" fo:border-left="0.016667in solid #000000" fo:border-right="0.016667in solid #000000" fo:border-bottom="0.016667in solid #000000" fo:vertical-align="top" fo:background-color="#ffffff"/>
    </style:style>
    <style:style style:name="TableCell071704" style:family="table-cell">
      <style:table-cell-properties fo:border-top="0.016667in solid #000000" fo:border-left="0.016667in solid #000000" fo:border-right="0.016667in solid #000000" fo:border-bottom="0.016667in solid #000000" fo:vertical-align="top" fo:background-color="#ffffff"/>
    </style:style>
    <style:style style:name="TableCell071705" style:family="table-cell">
      <style:table-cell-properties fo:border-top="0.016667in solid #000000" fo:border-left="0.016667in solid #000000" fo:border-right="0.016667in solid #000000" fo:border-bottom="0.016667in solid #000000" fo:vertical-align="top" fo:background-color="#ffffff"/>
    </style:style>
    <style:style style:name="TableCell071706" style:family="table-cell">
      <style:table-cell-properties fo:border-top="0.016667in solid #000000" fo:border-left="0.016667in solid #000000" fo:border-right="0.016667in solid #000000" fo:border-bottom="0.016667in solid #000000" fo:vertical-align="top" fo:background-color="#ffffff"/>
    </style:style>
    <style:style style:name="TableRow0718" style:family="table-row">
      <style:table-row-properties style:min-row-height="0.188889in"/>
    </style:style>
    <style:style style:name="TableCell071800" style:family="table-cell">
      <style:table-cell-properties fo:border-top="0.016667in solid #000000" fo:border-left="0.016667in solid #000000" fo:border-right="0.016667in solid #000000" fo:border-bottom="0.016667in solid #000000" fo:vertical-align="top" fo:background-color="#ffffff"/>
    </style:style>
    <style:style style:name="TableCell071801" style:family="table-cell">
      <style:table-cell-properties fo:border-top="0.016667in solid #000000" fo:border-left="0.016667in solid #000000" fo:border-right="0.016667in solid #000000" fo:border-bottom="0.016667in solid #000000" fo:vertical-align="top" fo:background-color="#ffffff"/>
    </style:style>
    <style:style style:name="TableCell071802" style:family="table-cell">
      <style:table-cell-properties fo:border-top="0.016667in solid #000000" fo:border-left="0.016667in solid #000000" fo:border-right="0.016667in solid #000000" fo:border-bottom="0.016667in solid #000000" fo:vertical-align="top" fo:background-color="#ffffff"/>
    </style:style>
    <style:style style:name="TableCell071803" style:family="table-cell">
      <style:table-cell-properties fo:border-top="0.016667in solid #000000" fo:border-left="0.016667in solid #000000" fo:border-right="0.016667in solid #000000" fo:border-bottom="0.016667in solid #000000" fo:vertical-align="top" fo:background-color="#ffffff"/>
    </style:style>
    <style:style style:name="TableCell071804" style:family="table-cell">
      <style:table-cell-properties fo:border-top="0.016667in solid #000000" fo:border-left="0.016667in solid #000000" fo:border-right="0.016667in solid #000000" fo:border-bottom="0.016667in solid #000000" fo:vertical-align="top" fo:background-color="#ffffff"/>
    </style:style>
    <style:style style:name="TableCell071805" style:family="table-cell">
      <style:table-cell-properties fo:border-top="0.016667in solid #000000" fo:border-left="0.016667in solid #000000" fo:border-right="0.016667in solid #000000" fo:border-bottom="0.016667in solid #000000" fo:vertical-align="top" fo:background-color="#ffffff"/>
    </style:style>
    <style:style style:name="TableCell071806" style:family="table-cell">
      <style:table-cell-properties fo:border-top="0.016667in solid #000000" fo:border-left="0.016667in solid #000000" fo:border-right="0.016667in solid #000000" fo:border-bottom="0.016667in solid #000000" fo:vertical-align="top" fo:background-color="#ffffff"/>
    </style:style>
    <style:style style:name="TableRow0719" style:family="table-row">
      <style:table-row-properties style:min-row-height="0.979167in"/>
    </style:style>
    <style:style style:name="TableCell071900" style:family="table-cell">
      <style:table-cell-properties fo:border-top="0.016667in solid #000000" fo:border-left="0.016667in solid #000000" fo:border-right="0.016667in solid #000000" fo:border-bottom="0.016667in solid #000000" fo:vertical-align="top" fo:background-color="#ffffff"/>
    </style:style>
    <style:style style:name="TableCell071901" style:family="table-cell">
      <style:table-cell-properties fo:border-top="0.016667in solid #000000" fo:border-left="0.016667in solid #000000" fo:border-right="0.016667in solid #000000" fo:border-bottom="0.016667in solid #000000" fo:vertical-align="top" fo:background-color="#ffffff"/>
    </style:style>
    <style:style style:name="TableCell071902" style:family="table-cell">
      <style:table-cell-properties fo:border-top="0.016667in solid #000000" fo:border-left="0.016667in solid #000000" fo:border-right="0.016667in solid #000000" fo:border-bottom="0.016667in solid #000000" fo:vertical-align="top" fo:background-color="#ffffff"/>
    </style:style>
    <style:style style:name="TableCell071903" style:family="table-cell">
      <style:table-cell-properties fo:border-top="0.016667in solid #000000" fo:border-left="0.016667in solid #000000" fo:border-right="0.016667in solid #000000" fo:border-bottom="0.016667in solid #000000" fo:vertical-align="top" fo:background-color="#ffffff"/>
    </style:style>
    <style:style style:name="TableCell071904" style:family="table-cell">
      <style:table-cell-properties fo:border-top="0.016667in solid #000000" fo:border-left="0.016667in solid #000000" fo:border-right="0.016667in solid #000000" fo:border-bottom="0.016667in solid #000000" fo:vertical-align="top" fo:background-color="#ffffff"/>
    </style:style>
    <style:style style:name="TableCell071905" style:family="table-cell">
      <style:table-cell-properties fo:border-top="0.016667in solid #000000" fo:border-left="0.016667in solid #000000" fo:border-right="0.016667in solid #000000" fo:border-bottom="0.016667in solid #000000" fo:vertical-align="top" fo:background-color="#ffffff"/>
    </style:style>
    <style:style style:name="TableCell071906" style:family="table-cell">
      <style:table-cell-properties fo:border-top="0.016667in solid #000000" fo:border-left="0.016667in solid #000000" fo:border-right="0.016667in solid #000000" fo:border-bottom="0.016667in solid #000000" fo:vertical-align="top" fo:background-color="#ffffff"/>
    </style:style>
    <style:style style:name="TableRow0720" style:family="table-row">
      <style:table-row-properties style:min-row-height="0.142361in"/>
    </style:style>
    <style:style style:name="TableCell072000" style:family="table-cell">
      <style:table-cell-properties fo:border-top="0.016667in solid #000000" fo:border-left="0.016667in solid #000000" fo:border-right="0.016667in solid #000000" fo:border-bottom="0.016667in solid #000000" fo:vertical-align="top" fo:background-color="#ffffff"/>
    </style:style>
    <style:style style:name="TableCell072001" style:family="table-cell">
      <style:table-cell-properties fo:border-top="0.016667in solid #000000" fo:border-left="0.016667in solid #000000" fo:border-right="0.016667in solid #000000" fo:border-bottom="0.016667in solid #000000" fo:vertical-align="top" fo:background-color="#ffffff"/>
    </style:style>
    <style:style style:name="TableCell072002" style:family="table-cell">
      <style:table-cell-properties fo:border-top="0.016667in solid #000000" fo:border-left="0.016667in solid #000000" fo:border-right="0.016667in solid #000000" fo:border-bottom="0.016667in solid #000000" fo:vertical-align="top" fo:background-color="#ffffff"/>
    </style:style>
    <style:style style:name="TableCell072003" style:family="table-cell">
      <style:table-cell-properties fo:border-top="0.016667in solid #000000" fo:border-left="0.016667in solid #000000" fo:border-right="0.016667in solid #000000" fo:border-bottom="0.016667in solid #000000" fo:vertical-align="top" fo:background-color="#ffffff"/>
    </style:style>
    <style:style style:name="TableCell072004" style:family="table-cell">
      <style:table-cell-properties fo:border-top="0.016667in solid #000000" fo:border-left="0.016667in solid #000000" fo:border-right="0.016667in solid #000000" fo:border-bottom="0.016667in solid #000000" fo:vertical-align="top" fo:background-color="#ffffff"/>
    </style:style>
    <style:style style:name="TableCell072005" style:family="table-cell">
      <style:table-cell-properties fo:border-top="0.016667in solid #000000" fo:border-left="0.016667in solid #000000" fo:border-right="0.016667in solid #000000" fo:border-bottom="0.016667in solid #000000" fo:vertical-align="top" fo:background-color="#ffffff"/>
    </style:style>
    <style:style style:name="TableCell072006" style:family="table-cell">
      <style:table-cell-properties fo:border-top="0.016667in solid #000000" fo:border-left="0.016667in solid #000000" fo:border-right="0.016667in solid #000000" fo:border-bottom="0.016667in solid #000000" fo:vertical-align="top" fo:background-color="#ffffff"/>
    </style:style>
    <style:style style:name="TableRow0721" style:family="table-row">
      <style:table-row-properties style:min-row-height="0.296528in"/>
    </style:style>
    <style:style style:name="TableCell072100" style:family="table-cell">
      <style:table-cell-properties fo:border-top="0.016667in solid #000000" fo:border-left="0.016667in solid #000000" fo:border-right="0.016667in solid #000000" fo:border-bottom="0.016667in solid #000000" fo:vertical-align="top" fo:background-color="#ffffff"/>
    </style:style>
    <style:style style:name="TableCell072101" style:family="table-cell">
      <style:table-cell-properties fo:border-top="0.016667in solid #000000" fo:border-left="0.016667in solid #000000" fo:border-right="0.016667in solid #000000" fo:border-bottom="0.016667in solid #000000" fo:vertical-align="top" fo:background-color="#ffffff"/>
    </style:style>
    <style:style style:name="TableCell072102" style:family="table-cell">
      <style:table-cell-properties fo:border-top="0.016667in solid #000000" fo:border-left="0.016667in solid #000000" fo:border-right="0.016667in solid #000000" fo:border-bottom="0.016667in solid #000000" fo:vertical-align="top" fo:background-color="#ffffff"/>
    </style:style>
    <style:style style:name="TableCell072103" style:family="table-cell">
      <style:table-cell-properties fo:border-top="0.016667in solid #000000" fo:border-left="0.016667in solid #000000" fo:border-right="0.016667in solid #000000" fo:border-bottom="0.016667in solid #000000" fo:vertical-align="top" fo:background-color="#ffffff"/>
    </style:style>
    <style:style style:name="TableCell072104" style:family="table-cell">
      <style:table-cell-properties fo:border-top="0.016667in solid #000000" fo:border-left="0.016667in solid #000000" fo:border-right="0.016667in solid #000000" fo:border-bottom="0.016667in solid #000000" fo:vertical-align="top" fo:background-color="#ffffff"/>
    </style:style>
    <style:style style:name="TableCell072105" style:family="table-cell">
      <style:table-cell-properties fo:border-top="0.016667in solid #000000" fo:border-left="0.016667in solid #000000" fo:border-right="0.016667in solid #000000" fo:border-bottom="0.016667in solid #000000" fo:vertical-align="top" fo:background-color="#ffffff"/>
    </style:style>
    <style:style style:name="TableCell072106" style:family="table-cell">
      <style:table-cell-properties fo:border-top="0.016667in solid #000000" fo:border-left="0.016667in solid #000000" fo:border-right="0.016667in solid #000000" fo:border-bottom="0.016667in solid #000000" fo:vertical-align="top" fo:background-color="#ffffff"/>
    </style:style>
    <style:style style:name="TableRow0722" style:family="table-row">
      <style:table-row-properties style:min-row-height="0.178472in"/>
    </style:style>
    <style:style style:name="TableCell072200" style:family="table-cell">
      <style:table-cell-properties fo:border-top="0.016667in solid #000000" fo:border-left="0.016667in solid #000000" fo:border-right="0.016667in solid #000000" fo:border-bottom="0.016667in solid #000000" fo:vertical-align="top" fo:background-color="#ffffff"/>
    </style:style>
    <style:style style:name="TableCell072201" style:family="table-cell">
      <style:table-cell-properties fo:border-top="0.016667in solid #000000" fo:border-left="0.016667in solid #000000" fo:border-right="0.016667in solid #000000" fo:border-bottom="0.016667in solid #000000" fo:vertical-align="top" fo:background-color="#ffffff"/>
    </style:style>
    <style:style style:name="TableCell072202" style:family="table-cell">
      <style:table-cell-properties fo:border-top="0.016667in solid #000000" fo:border-left="0.016667in solid #000000" fo:border-right="0.016667in solid #000000" fo:border-bottom="0.016667in solid #000000" fo:vertical-align="top" fo:background-color="#ffffff"/>
    </style:style>
    <style:style style:name="TableCell072203" style:family="table-cell">
      <style:table-cell-properties fo:border-top="0.016667in solid #000000" fo:border-left="0.016667in solid #000000" fo:border-right="0.016667in solid #000000" fo:border-bottom="0.016667in solid #000000" fo:vertical-align="top" fo:background-color="#ffffff"/>
    </style:style>
    <style:style style:name="TableCell072204" style:family="table-cell">
      <style:table-cell-properties fo:border-top="0.016667in solid #000000" fo:border-left="0.016667in solid #000000" fo:border-right="0.016667in solid #000000" fo:border-bottom="0.016667in solid #000000" fo:vertical-align="top" fo:background-color="#ffffff"/>
    </style:style>
    <style:style style:name="TableCell072205" style:family="table-cell">
      <style:table-cell-properties fo:border-top="0.016667in solid #000000" fo:border-left="0.016667in solid #000000" fo:border-right="0.016667in solid #000000" fo:border-bottom="0.016667in solid #000000" fo:vertical-align="top" fo:background-color="#ffffff"/>
    </style:style>
    <style:style style:name="TableCell072206" style:family="table-cell">
      <style:table-cell-properties fo:border-top="0.016667in solid #000000" fo:border-left="0.016667in solid #000000" fo:border-right="0.016667in solid #000000" fo:border-bottom="0.016667in solid #000000" fo:vertical-align="top" fo:background-color="#ffffff"/>
    </style:style>
    <style:style style:name="TableRow0723" style:family="table-row">
      <style:table-row-properties style:min-row-height="0.138889in"/>
    </style:style>
    <style:style style:name="TableCell072300" style:family="table-cell">
      <style:table-cell-properties fo:border-top="0.016667in solid #000000" fo:border-left="0.016667in solid #000000" fo:border-right="0.016667in solid #000000" fo:border-bottom="0.016667in solid #000000" fo:vertical-align="top" fo:background-color="#ffffff"/>
    </style:style>
    <style:style style:name="TableCell072301" style:family="table-cell">
      <style:table-cell-properties fo:border-top="0.016667in solid #000000" fo:border-left="0.016667in solid #000000" fo:border-right="0.016667in solid #000000" fo:border-bottom="0.016667in solid #000000" fo:vertical-align="top" fo:background-color="#ffffff"/>
    </style:style>
    <style:style style:name="TableCell072302" style:family="table-cell">
      <style:table-cell-properties fo:border-top="0.016667in solid #000000" fo:border-left="0.016667in solid #000000" fo:border-right="0.016667in solid #000000" fo:border-bottom="0.016667in solid #000000" fo:vertical-align="top" fo:background-color="#ffffff"/>
    </style:style>
    <style:style style:name="TableCell072303" style:family="table-cell">
      <style:table-cell-properties fo:border-top="0.016667in solid #000000" fo:border-left="0.016667in solid #000000" fo:border-right="0.016667in solid #000000" fo:border-bottom="0.016667in solid #000000" fo:vertical-align="top" fo:background-color="#ffffff"/>
    </style:style>
    <style:style style:name="TableCell072304" style:family="table-cell">
      <style:table-cell-properties fo:border-top="0.016667in solid #000000" fo:border-left="0.016667in solid #000000" fo:border-right="0.016667in solid #000000" fo:border-bottom="0.016667in solid #000000" fo:vertical-align="top" fo:background-color="#ffffff"/>
    </style:style>
    <style:style style:name="TableCell072305" style:family="table-cell">
      <style:table-cell-properties fo:border-top="0.016667in solid #000000" fo:border-left="0.016667in solid #000000" fo:border-right="0.016667in solid #000000" fo:border-bottom="0.016667in solid #000000" fo:vertical-align="top" fo:background-color="#ffffff"/>
    </style:style>
    <style:style style:name="TableCell072306" style:family="table-cell">
      <style:table-cell-properties fo:border-top="0.016667in solid #000000" fo:border-left="0.016667in solid #000000" fo:border-right="0.016667in solid #000000" fo:border-bottom="0.016667in solid #000000" fo:vertical-align="top" fo:background-color="#ffffff"/>
    </style:style>
    <style:style style:name="TableRow0724" style:family="table-row">
      <style:table-row-properties style:min-row-height="0.296528in"/>
    </style:style>
    <style:style style:name="TableCell072400" style:family="table-cell">
      <style:table-cell-properties fo:border-top="0.016667in solid #000000" fo:border-left="0.016667in solid #000000" fo:border-right="0.016667in solid #000000" fo:border-bottom="0.016667in solid #000000" fo:vertical-align="top" fo:background-color="#ffffff"/>
    </style:style>
    <style:style style:name="TableCell072401" style:family="table-cell">
      <style:table-cell-properties fo:border-top="0.016667in solid #000000" fo:border-left="0.016667in solid #000000" fo:border-right="0.016667in solid #000000" fo:border-bottom="0.016667in solid #000000" fo:vertical-align="top" fo:background-color="#ffffff"/>
    </style:style>
    <style:style style:name="TableCell072402" style:family="table-cell">
      <style:table-cell-properties fo:border-top="0.016667in solid #000000" fo:border-left="0.016667in solid #000000" fo:border-right="0.016667in solid #000000" fo:border-bottom="0.016667in solid #000000" fo:vertical-align="top" fo:background-color="#ffffff"/>
    </style:style>
    <style:style style:name="TableCell072403" style:family="table-cell">
      <style:table-cell-properties fo:border-top="0.016667in solid #000000" fo:border-left="0.016667in solid #000000" fo:border-right="0.016667in solid #000000" fo:border-bottom="0.016667in solid #000000" fo:vertical-align="top" fo:background-color="#ffffff"/>
    </style:style>
    <style:style style:name="TableCell072404" style:family="table-cell">
      <style:table-cell-properties fo:border-top="0.016667in solid #000000" fo:border-left="0.016667in solid #000000" fo:border-right="0.016667in solid #000000" fo:border-bottom="0.016667in solid #000000" fo:vertical-align="top" fo:background-color="#ffffff"/>
    </style:style>
    <style:style style:name="TableCell072405" style:family="table-cell">
      <style:table-cell-properties fo:border-top="0.016667in solid #000000" fo:border-left="0.016667in solid #000000" fo:border-right="0.016667in solid #000000" fo:border-bottom="0.016667in solid #000000" fo:vertical-align="top" fo:background-color="#ffffff"/>
    </style:style>
    <style:style style:name="TableCell072406" style:family="table-cell">
      <style:table-cell-properties fo:border-top="0.016667in solid #000000" fo:border-left="0.016667in solid #000000" fo:border-right="0.016667in solid #000000" fo:border-bottom="0.016667in solid #000000" fo:vertical-align="top" fo:background-color="#ffffff"/>
    </style:style>
    <style:style style:name="TableRow0725" style:family="table-row">
      <style:table-row-properties style:min-row-height="0.138194in"/>
    </style:style>
    <style:style style:name="TableCell072500" style:family="table-cell">
      <style:table-cell-properties fo:border-top="0.016667in solid #000000" fo:border-left="0.016667in solid #000000" fo:border-right="0.016667in solid #000000" fo:border-bottom="0.016667in solid #000000" fo:vertical-align="top" fo:background-color="#ffffff"/>
    </style:style>
    <style:style style:name="TableCell072501" style:family="table-cell">
      <style:table-cell-properties fo:border-top="0.016667in solid #000000" fo:border-left="0.016667in solid #000000" fo:border-right="0.016667in solid #000000" fo:border-bottom="0.016667in solid #000000" fo:vertical-align="top" fo:background-color="#ffffff"/>
    </style:style>
    <style:style style:name="TableCell072502" style:family="table-cell">
      <style:table-cell-properties fo:border-top="0.016667in solid #000000" fo:border-left="0.016667in solid #000000" fo:border-right="0.016667in solid #000000" fo:border-bottom="0.016667in solid #000000" fo:vertical-align="top" fo:background-color="#ffffff"/>
    </style:style>
    <style:style style:name="TableCell072503" style:family="table-cell">
      <style:table-cell-properties fo:border-top="0.016667in solid #000000" fo:border-left="0.016667in solid #000000" fo:border-right="0.016667in solid #000000" fo:border-bottom="0.016667in solid #000000" fo:vertical-align="top" fo:background-color="#ffffff"/>
    </style:style>
    <style:style style:name="TableCell072504" style:family="table-cell">
      <style:table-cell-properties fo:border-top="0.016667in solid #000000" fo:border-left="0.016667in solid #000000" fo:border-right="0.016667in solid #000000" fo:border-bottom="0.016667in solid #000000" fo:vertical-align="top" fo:background-color="#ffffff"/>
    </style:style>
    <style:style style:name="TableCell072505" style:family="table-cell">
      <style:table-cell-properties fo:border-top="0.016667in solid #000000" fo:border-left="0.016667in solid #000000" fo:border-right="0.016667in solid #000000" fo:border-bottom="0.016667in solid #000000" fo:vertical-align="top" fo:background-color="#ffffff"/>
    </style:style>
    <style:style style:name="TableCell072506" style:family="table-cell">
      <style:table-cell-properties fo:border-top="0.016667in solid #000000" fo:border-left="0.016667in solid #000000" fo:border-right="0.016667in solid #000000" fo:border-bottom="0.016667in solid #000000" fo:vertical-align="top" fo:background-color="#ffffff"/>
    </style:style>
    <style:style style:name="TableRow0726" style:family="table-row">
      <style:table-row-properties style:min-row-height="0.188889in"/>
    </style:style>
    <style:style style:name="TableCell072600" style:family="table-cell">
      <style:table-cell-properties fo:border-top="0.016667in solid #000000" fo:border-left="0.016667in solid #000000" fo:border-right="0.016667in solid #000000" fo:border-bottom="0.016667in solid #000000" fo:vertical-align="top" fo:background-color="#ffffff"/>
    </style:style>
    <style:style style:name="TableCell072601" style:family="table-cell">
      <style:table-cell-properties fo:border-top="0.016667in solid #000000" fo:border-left="0.016667in solid #000000" fo:border-right="0.016667in solid #000000" fo:border-bottom="0.016667in solid #000000" fo:vertical-align="top" fo:background-color="#ffffff"/>
    </style:style>
    <style:style style:name="TableCell072602" style:family="table-cell">
      <style:table-cell-properties fo:border-top="0.016667in solid #000000" fo:border-left="0.016667in solid #000000" fo:border-right="0.016667in solid #000000" fo:border-bottom="0.016667in solid #000000" fo:vertical-align="top" fo:background-color="#ffffff"/>
    </style:style>
    <style:style style:name="TableCell072603" style:family="table-cell">
      <style:table-cell-properties fo:border-top="0.016667in solid #000000" fo:border-left="0.016667in solid #000000" fo:border-right="0.016667in solid #000000" fo:border-bottom="0.016667in solid #000000" fo:vertical-align="top" fo:background-color="#ffffff"/>
    </style:style>
    <style:style style:name="TableCell072604" style:family="table-cell">
      <style:table-cell-properties fo:border-top="0.016667in solid #000000" fo:border-left="0.016667in solid #000000" fo:border-right="0.016667in solid #000000" fo:border-bottom="0.016667in solid #000000" fo:vertical-align="top" fo:background-color="#ffffff"/>
    </style:style>
    <style:style style:name="TableCell072605" style:family="table-cell">
      <style:table-cell-properties fo:border-top="0.016667in solid #000000" fo:border-left="0.016667in solid #000000" fo:border-right="0.016667in solid #000000" fo:border-bottom="0.016667in solid #000000" fo:vertical-align="top" fo:background-color="#ffffff"/>
    </style:style>
    <style:style style:name="TableCell072606" style:family="table-cell">
      <style:table-cell-properties fo:border-top="0.016667in solid #000000" fo:border-left="0.016667in solid #000000" fo:border-right="0.016667in solid #000000" fo:border-bottom="0.016667in solid #000000" fo:vertical-align="top" fo:background-color="#ffffff"/>
    </style:style>
    <style:style style:name="TableRow0727" style:family="table-row">
      <style:table-row-properties style:min-row-height="1.145833in"/>
    </style:style>
    <style:style style:name="TableCell072700" style:family="table-cell">
      <style:table-cell-properties fo:border-top="0.016667in solid #000000" fo:border-left="0.016667in solid #000000" fo:border-right="0.016667in solid #000000" fo:border-bottom="0.016667in solid #000000" fo:vertical-align="top" fo:background-color="#ffffff"/>
    </style:style>
    <style:style style:name="TableCell072701" style:family="table-cell">
      <style:table-cell-properties fo:border-top="0.016667in solid #000000" fo:border-left="0.016667in solid #000000" fo:border-right="0.016667in solid #000000" fo:border-bottom="0.016667in solid #000000" fo:vertical-align="top" fo:background-color="#ffffff"/>
    </style:style>
    <style:style style:name="TableCell072702" style:family="table-cell">
      <style:table-cell-properties fo:border-top="0.016667in solid #000000" fo:border-left="0.016667in solid #000000" fo:border-right="0.016667in solid #000000" fo:border-bottom="0.016667in solid #000000" fo:vertical-align="top" fo:background-color="#ffffff"/>
    </style:style>
    <style:style style:name="TableCell072703" style:family="table-cell">
      <style:table-cell-properties fo:border-top="0.016667in solid #000000" fo:border-left="0.016667in solid #000000" fo:border-right="0.016667in solid #000000" fo:border-bottom="0.016667in solid #000000" fo:vertical-align="top" fo:background-color="#ffffff"/>
    </style:style>
    <style:style style:name="TableCell072704" style:family="table-cell">
      <style:table-cell-properties fo:border-top="0.016667in solid #000000" fo:border-left="0.016667in solid #000000" fo:border-right="0.016667in solid #000000" fo:border-bottom="0.016667in solid #000000" fo:vertical-align="top" fo:background-color="#ffffff"/>
    </style:style>
    <style:style style:name="TableCell072705" style:family="table-cell">
      <style:table-cell-properties fo:border-top="0.016667in solid #000000" fo:border-left="0.016667in solid #000000" fo:border-right="0.016667in solid #000000" fo:border-bottom="0.016667in solid #000000" fo:vertical-align="top" fo:background-color="#ffffff"/>
    </style:style>
    <style:style style:name="TableCell072706" style:family="table-cell">
      <style:table-cell-properties fo:border-top="0.016667in solid #000000" fo:border-left="0.016667in solid #000000" fo:border-right="0.016667in solid #000000" fo:border-bottom="0.016667in solid #000000" fo:vertical-align="top" fo:background-color="#ffffff"/>
    </style:style>
    <style:style style:name="TableColumn0800" style:family="table-column">
      <style:table-column-properties style:column-width="1.166667in"/>
    </style:style>
    <style:style style:name="TableColumn0801" style:family="table-column">
      <style:table-column-properties style:column-width="0.944444in"/>
    </style:style>
    <style:style style:name="TableColumn0802" style:family="table-column">
      <style:table-column-properties style:column-width="0.986111in"/>
    </style:style>
    <style:style style:name="TableColumn0803" style:family="table-column">
      <style:table-column-properties style:column-width="1.222222in"/>
    </style:style>
    <style:style style:name="TableColumn0804" style:family="table-column">
      <style:table-column-properties style:column-width="1.722222in"/>
    </style:style>
    <style:style style:name="TableColumn0805" style:family="table-column">
      <style:table-column-properties style:column-width="0.583333in"/>
    </style:style>
    <style:style style:name="TableColumn0806" style:family="table-column">
      <style:table-column-properties style:column-width="0.527778in"/>
    </style:style>
    <style:style style:name="Table08" style:family="table">
      <style:table-properties style:width="7.152778in" fo:margin-left="0.000000in" style:writing-mode="lr" table:align="left" style:may-break-between-rows="true"/>
    </style:style>
    <style:style style:name="TableRow0800" style:family="table-row">
      <style:table-row-properties style:min-row-height="1.162500in"/>
    </style:style>
    <style:style style:name="TableCell080000" style:family="table-cell">
      <style:table-cell-properties fo:border-top="0.016667in solid #000000" fo:border-left="0.016667in solid #000000" fo:border-right="0.016667in solid #000000" fo:border-bottom="0.016667in solid #000000" fo:vertical-align="top" fo:background-color="#ffffff"/>
    </style:style>
    <style:style style:name="TableCell080001" style:family="table-cell">
      <style:table-cell-properties fo:border-top="0.016667in solid #000000" fo:border-left="0.016667in solid #000000" fo:border-right="0.016667in solid #000000" fo:border-bottom="0.016667in solid #000000" fo:vertical-align="top" fo:background-color="#ffffff"/>
    </style:style>
    <style:style style:name="TableCell080002" style:family="table-cell">
      <style:table-cell-properties fo:border-top="0.016667in solid #000000" fo:border-left="0.016667in solid #000000" fo:border-right="0.016667in solid #000000" fo:border-bottom="0.016667in solid #000000" fo:vertical-align="top" fo:background-color="#ffffff"/>
    </style:style>
    <style:style style:name="TableCell080003" style:family="table-cell">
      <style:table-cell-properties fo:border-top="0.016667in solid #000000" fo:border-left="0.016667in solid #000000" fo:border-right="0.016667in solid #000000" fo:border-bottom="0.016667in solid #000000" fo:vertical-align="top" fo:background-color="#ffffff"/>
    </style:style>
    <style:style style:name="TableCell080004" style:family="table-cell">
      <style:table-cell-properties fo:border-top="0.016667in solid #000000" fo:border-left="0.016667in solid #000000" fo:border-right="0.016667in solid #000000" fo:border-bottom="0.016667in solid #000000" fo:vertical-align="top" fo:background-color="#ffffff"/>
    </style:style>
    <style:style style:name="TableCell080005" style:family="table-cell">
      <style:table-cell-properties fo:border-top="0.016667in solid #000000" fo:border-left="0.016667in solid #000000" fo:border-right="0.016667in solid #000000" fo:border-bottom="0.016667in solid #000000" fo:vertical-align="top" fo:background-color="#ffffff"/>
    </style:style>
    <style:style style:name="TableCell080006" style:family="table-cell">
      <style:table-cell-properties fo:border-top="0.016667in solid #000000" fo:border-left="0.016667in solid #000000" fo:border-right="0.016667in solid #000000" fo:border-bottom="0.016667in solid #000000" fo:vertical-align="top" fo:background-color="#ffffff"/>
    </style:style>
    <style:style style:name="TableColumn0900" style:family="table-column">
      <style:table-column-properties style:column-width="1.069444in"/>
    </style:style>
    <style:style style:name="TableColumn0901" style:family="table-column">
      <style:table-column-properties style:column-width="1.000000in"/>
    </style:style>
    <style:style style:name="TableColumn0902" style:family="table-column">
      <style:table-column-properties style:column-width="0.666667in"/>
    </style:style>
    <style:style style:name="TableColumn0903" style:family="table-column">
      <style:table-column-properties style:column-width="1.722222in"/>
    </style:style>
    <style:style style:name="TableColumn0904" style:family="table-column">
      <style:table-column-properties style:column-width="0.680556in"/>
    </style:style>
    <style:style style:name="TableColumn0905" style:family="table-column">
      <style:table-column-properties style:column-width="0.625000in"/>
    </style:style>
    <style:style style:name="TableColumn0906" style:family="table-column">
      <style:table-column-properties style:column-width="1.111111in"/>
    </style:style>
    <style:style style:name="Table09" style:family="table">
      <style:table-properties style:width="6.875000in" fo:margin-left="0.000000in" style:writing-mode="lr" table:align="left" style:may-break-between-rows="true"/>
    </style:style>
    <style:style style:name="TableRow0900" style:family="table-row">
      <style:table-row-properties style:min-row-height="0.631250in"/>
    </style:style>
    <style:style style:name="TableCell090000" style:family="table-cell">
      <style:table-cell-properties fo:border-top="0.016667in solid #000000" fo:border-left="0.016667in solid #000000" fo:border-right="0.016667in solid #000000" fo:border-bottom="0.016667in solid #000000" fo:vertical-align="top" fo:background-color="#ffffff"/>
    </style:style>
    <style:style style:name="TableCell090001" style:family="table-cell">
      <style:table-cell-properties fo:border-top="0.016667in solid #000000" fo:border-left="0.016667in solid #000000" fo:border-right="0.016667in solid #000000" fo:border-bottom="0.016667in solid #000000" fo:vertical-align="top" fo:background-color="#ffffff"/>
    </style:style>
    <style:style style:name="TableCell090002" style:family="table-cell">
      <style:table-cell-properties fo:border-top="0.016667in solid #000000" fo:border-left="0.016667in solid #000000" fo:border-right="0.016667in solid #000000" fo:border-bottom="0.016667in solid #000000" fo:vertical-align="top" fo:background-color="#ffffff"/>
    </style:style>
    <style:style style:name="TableCell090003" style:family="table-cell">
      <style:table-cell-properties fo:border-top="0.016667in solid #000000" fo:border-left="0.016667in solid #000000" fo:border-right="0.016667in solid #000000" fo:border-bottom="0.016667in solid #000000" fo:vertical-align="top" fo:background-color="#ffffff"/>
    </style:style>
    <style:style style:name="TableCell090004" style:family="table-cell">
      <style:table-cell-properties fo:border-top="0.016667in solid #000000" fo:border-left="0.016667in solid #000000" fo:border-right="0.016667in solid #000000" fo:border-bottom="0.016667in solid #000000" fo:vertical-align="top" fo:background-color="#ffffff"/>
    </style:style>
    <style:style style:name="TableCell090005" style:family="table-cell">
      <style:table-cell-properties fo:border-top="0.016667in solid #000000" fo:border-left="0.016667in solid #000000" fo:border-right="0.016667in solid #000000" fo:border-bottom="0.016667in solid #000000" fo:vertical-align="top" fo:background-color="#ffffff"/>
    </style:style>
    <style:style style:name="TableCell090006" style:family="table-cell">
      <style:table-cell-properties fo:border-top="0.016667in solid #000000" fo:border-left="0.016667in solid #000000" fo:border-right="0.016667in solid #000000" fo:border-bottom="0.016667in solid #000000" fo:vertical-align="top" fo:background-color="#ffffff"/>
    </style:style>
    <style:style style:name="TableRow0901" style:family="table-row">
      <style:table-row-properties style:min-row-height="0.825694in"/>
    </style:style>
    <style:style style:name="TableCell090100" style:family="table-cell">
      <style:table-cell-properties fo:border-top="0.016667in solid #000000" fo:border-left="0.016667in solid #000000" fo:border-right="0.016667in solid #000000" fo:border-bottom="0.016667in solid #000000" fo:vertical-align="top" fo:background-color="#ffffff"/>
    </style:style>
    <style:style style:name="TableCell090101" style:family="table-cell">
      <style:table-cell-properties fo:border-top="0.016667in solid #000000" fo:border-left="0.016667in solid #000000" fo:border-right="0.016667in solid #000000" fo:border-bottom="0.016667in solid #000000" fo:vertical-align="top" fo:background-color="#ffffff"/>
    </style:style>
    <style:style style:name="TableCell090102" style:family="table-cell">
      <style:table-cell-properties fo:border-top="0.016667in solid #000000" fo:border-left="0.016667in solid #000000" fo:border-right="0.016667in solid #000000" fo:border-bottom="0.016667in solid #000000" fo:vertical-align="top" fo:background-color="#ffffff"/>
    </style:style>
    <style:style style:name="TableCell090103" style:family="table-cell">
      <style:table-cell-properties fo:border-top="0.016667in solid #000000" fo:border-left="0.016667in solid #000000" fo:border-right="0.016667in solid #000000" fo:border-bottom="0.016667in solid #000000" fo:vertical-align="top" fo:background-color="#ffffff"/>
    </style:style>
    <style:style style:name="TableCell090104" style:family="table-cell">
      <style:table-cell-properties fo:border-top="0.016667in solid #000000" fo:border-left="0.016667in solid #000000" fo:border-right="0.016667in solid #000000" fo:border-bottom="0.016667in solid #000000" fo:vertical-align="top" fo:background-color="#ffffff"/>
    </style:style>
    <style:style style:name="TableCell090105" style:family="table-cell">
      <style:table-cell-properties fo:border-top="0.016667in solid #000000" fo:border-left="0.016667in solid #000000" fo:border-right="0.016667in solid #000000" fo:border-bottom="0.016667in solid #000000" fo:vertical-align="top" fo:background-color="#ffffff"/>
    </style:style>
    <style:style style:name="TableCell090106" style:family="table-cell">
      <style:table-cell-properties fo:border-top="0.016667in solid #000000" fo:border-left="0.016667in solid #000000" fo:border-right="0.016667in solid #000000" fo:border-bottom="0.016667in solid #000000" fo:vertical-align="top" fo:background-color="#ffffff"/>
    </style:style>
    <style:style style:name="TableRow0902" style:family="table-row">
      <style:table-row-properties style:min-row-height="0.659028in"/>
    </style:style>
    <style:style style:name="TableCell090200" style:family="table-cell">
      <style:table-cell-properties fo:border-top="0.016667in solid #000000" fo:border-left="0.016667in solid #000000" fo:border-right="0.016667in solid #000000" fo:border-bottom="0.016667in solid #000000" fo:vertical-align="top" fo:background-color="#ffffff"/>
    </style:style>
    <style:style style:name="TableCell090201" style:family="table-cell">
      <style:table-cell-properties fo:border-top="0.016667in solid #000000" fo:border-left="0.016667in solid #000000" fo:border-right="0.016667in solid #000000" fo:border-bottom="0.016667in solid #000000" fo:vertical-align="top" fo:background-color="#ffffff"/>
    </style:style>
    <style:style style:name="TableCell090202" style:family="table-cell">
      <style:table-cell-properties fo:border-top="0.016667in solid #000000" fo:border-left="0.016667in solid #000000" fo:border-right="0.016667in solid #000000" fo:border-bottom="0.016667in solid #000000" fo:vertical-align="top" fo:background-color="#ffffff"/>
    </style:style>
    <style:style style:name="TableCell090203" style:family="table-cell">
      <style:table-cell-properties fo:border-top="0.016667in solid #000000" fo:border-left="0.016667in solid #000000" fo:border-right="0.016667in solid #000000" fo:border-bottom="0.016667in solid #000000" fo:vertical-align="top" fo:background-color="#ffffff"/>
    </style:style>
    <style:style style:name="TableCell090204" style:family="table-cell">
      <style:table-cell-properties fo:border-top="0.016667in solid #000000" fo:border-left="0.016667in solid #000000" fo:border-right="0.016667in solid #000000" fo:border-bottom="0.016667in solid #000000" fo:vertical-align="top" fo:background-color="#ffffff"/>
    </style:style>
    <style:style style:name="TableCell090205" style:family="table-cell">
      <style:table-cell-properties fo:border-top="0.016667in solid #000000" fo:border-left="0.016667in solid #000000" fo:border-right="0.016667in solid #000000" fo:border-bottom="0.016667in solid #000000" fo:vertical-align="top" fo:background-color="#ffffff"/>
    </style:style>
    <style:style style:name="TableCell090206" style:family="table-cell">
      <style:table-cell-properties fo:border-top="0.016667in solid #000000" fo:border-left="0.016667in solid #000000" fo:border-right="0.016667in solid #000000" fo:border-bottom="0.016667in solid #000000" fo:vertical-align="top" fo:background-color="#ffffff"/>
    </style:style>
    <style:style style:name="TableRow0903" style:family="table-row">
      <style:table-row-properties style:min-row-height="0.479167in"/>
    </style:style>
    <style:style style:name="TableCell090300" style:family="table-cell">
      <style:table-cell-properties fo:border-top="0.016667in solid #000000" fo:border-left="0.016667in solid #000000" fo:border-right="0.016667in solid #000000" fo:border-bottom="0.016667in solid #000000" fo:vertical-align="top" fo:background-color="#ffffff"/>
    </style:style>
    <style:style style:name="TableCell090301" style:family="table-cell">
      <style:table-cell-properties fo:border-top="0.016667in solid #000000" fo:border-left="0.016667in solid #000000" fo:border-right="0.016667in solid #000000" fo:border-bottom="0.016667in solid #000000" fo:vertical-align="top" fo:background-color="#ffffff"/>
    </style:style>
    <style:style style:name="TableCell090302" style:family="table-cell">
      <style:table-cell-properties fo:border-top="0.016667in solid #000000" fo:border-left="0.016667in solid #000000" fo:border-right="0.016667in solid #000000" fo:border-bottom="0.016667in solid #000000" fo:vertical-align="top" fo:background-color="#ffffff"/>
    </style:style>
    <style:style style:name="TableCell090303" style:family="table-cell">
      <style:table-cell-properties fo:border-top="0.016667in solid #000000" fo:border-left="0.016667in solid #000000" fo:border-right="0.016667in solid #000000" fo:border-bottom="0.016667in solid #000000" fo:vertical-align="top" fo:background-color="#ffffff"/>
    </style:style>
    <style:style style:name="TableCell090304" style:family="table-cell">
      <style:table-cell-properties fo:border-top="0.016667in solid #000000" fo:border-left="0.016667in solid #000000" fo:border-right="0.016667in solid #000000" fo:border-bottom="0.016667in solid #000000" fo:vertical-align="top" fo:background-color="#ffffff"/>
    </style:style>
    <style:style style:name="TableCell090305" style:family="table-cell">
      <style:table-cell-properties fo:border-top="0.016667in solid #000000" fo:border-left="0.016667in solid #000000" fo:border-right="0.016667in solid #000000" fo:border-bottom="0.016667in solid #000000" fo:vertical-align="top" fo:background-color="#ffffff"/>
    </style:style>
    <style:style style:name="TableCell090306" style:family="table-cell">
      <style:table-cell-properties fo:border-top="0.016667in solid #000000" fo:border-left="0.016667in solid #000000" fo:border-right="0.016667in solid #000000" fo:border-bottom="0.016667in solid #000000" fo:vertical-align="top" fo:background-color="#ffffff"/>
    </style:style>
    <style:style style:name="TableRow0904" style:family="table-row">
      <style:table-row-properties style:min-row-height="0.492361in"/>
    </style:style>
    <style:style style:name="TableCell090400" style:family="table-cell">
      <style:table-cell-properties fo:border-top="0.016667in solid #000000" fo:border-left="0.016667in solid #000000" fo:border-right="0.016667in solid #000000" fo:border-bottom="0.016667in solid #000000" fo:vertical-align="top" fo:background-color="#ffffff"/>
    </style:style>
    <style:style style:name="TableCell090401" style:family="table-cell">
      <style:table-cell-properties fo:border-top="0.016667in solid #000000" fo:border-left="0.016667in solid #000000" fo:border-right="0.016667in solid #000000" fo:border-bottom="0.016667in solid #000000" fo:vertical-align="top" fo:background-color="#ffffff"/>
    </style:style>
    <style:style style:name="TableCell090402" style:family="table-cell">
      <style:table-cell-properties fo:border-top="0.016667in solid #000000" fo:border-left="0.016667in solid #000000" fo:border-right="0.016667in solid #000000" fo:border-bottom="0.016667in solid #000000" fo:vertical-align="top" fo:background-color="#ffffff"/>
    </style:style>
    <style:style style:name="TableCell090403" style:family="table-cell">
      <style:table-cell-properties fo:border-top="0.016667in solid #000000" fo:border-left="0.016667in solid #000000" fo:border-right="0.016667in solid #000000" fo:border-bottom="0.016667in solid #000000" fo:vertical-align="top" fo:background-color="#ffffff"/>
    </style:style>
    <style:style style:name="TableCell090404" style:family="table-cell">
      <style:table-cell-properties fo:border-top="0.016667in solid #000000" fo:border-left="0.016667in solid #000000" fo:border-right="0.016667in solid #000000" fo:border-bottom="0.016667in solid #000000" fo:vertical-align="top" fo:background-color="#ffffff"/>
    </style:style>
    <style:style style:name="TableCell090405" style:family="table-cell">
      <style:table-cell-properties fo:border-top="0.016667in solid #000000" fo:border-left="0.016667in solid #000000" fo:border-right="0.016667in solid #000000" fo:border-bottom="0.016667in solid #000000" fo:vertical-align="top" fo:background-color="#ffffff"/>
    </style:style>
    <style:style style:name="TableCell090406" style:family="table-cell">
      <style:table-cell-properties fo:border-top="0.016667in solid #000000" fo:border-left="0.016667in solid #000000" fo:border-right="0.016667in solid #000000" fo:border-bottom="0.016667in solid #000000" fo:vertical-align="top" fo:background-color="#ffffff"/>
    </style:style>
    <style:style style:name="TableRow0905" style:family="table-row">
      <style:table-row-properties style:min-row-height="0.493056in"/>
    </style:style>
    <style:style style:name="TableCell090500" style:family="table-cell">
      <style:table-cell-properties fo:border-top="0.016667in solid #000000" fo:border-left="0.016667in solid #000000" fo:border-right="0.016667in solid #000000" fo:border-bottom="0.016667in solid #000000" fo:vertical-align="top" fo:background-color="#ffffff"/>
    </style:style>
    <style:style style:name="TableCell090501" style:family="table-cell">
      <style:table-cell-properties fo:border-top="0.016667in solid #000000" fo:border-left="0.016667in solid #000000" fo:border-right="0.016667in solid #000000" fo:border-bottom="0.016667in solid #000000" fo:vertical-align="top" fo:background-color="#ffffff"/>
    </style:style>
    <style:style style:name="TableCell090502" style:family="table-cell">
      <style:table-cell-properties fo:border-top="0.016667in solid #000000" fo:border-left="0.016667in solid #000000" fo:border-right="0.016667in solid #000000" fo:border-bottom="0.016667in solid #000000" fo:vertical-align="top" fo:background-color="#ffffff"/>
    </style:style>
    <style:style style:name="TableCell090503" style:family="table-cell">
      <style:table-cell-properties fo:border-top="0.016667in solid #000000" fo:border-left="0.016667in solid #000000" fo:border-right="0.016667in solid #000000" fo:border-bottom="0.016667in solid #000000" fo:vertical-align="top" fo:background-color="#ffffff"/>
    </style:style>
    <style:style style:name="TableCell090504" style:family="table-cell">
      <style:table-cell-properties fo:border-top="0.016667in solid #000000" fo:border-left="0.016667in solid #000000" fo:border-right="0.016667in solid #000000" fo:border-bottom="0.016667in solid #000000" fo:vertical-align="top" fo:background-color="#ffffff"/>
    </style:style>
    <style:style style:name="TableCell090505" style:family="table-cell">
      <style:table-cell-properties fo:border-top="0.016667in solid #000000" fo:border-left="0.016667in solid #000000" fo:border-right="0.016667in solid #000000" fo:border-bottom="0.016667in solid #000000" fo:vertical-align="top" fo:background-color="#ffffff"/>
    </style:style>
    <style:style style:name="TableCell090506" style:family="table-cell">
      <style:table-cell-properties fo:border-top="0.016667in solid #000000" fo:border-left="0.016667in solid #000000" fo:border-right="0.016667in solid #000000" fo:border-bottom="0.016667in solid #000000" fo:vertical-align="top" fo:background-color="#ffffff"/>
    </style:style>
    <style:style style:name="TableRow0906" style:family="table-row">
      <style:table-row-properties style:min-row-height="1.076389in"/>
    </style:style>
    <style:style style:name="TableCell090600" style:family="table-cell">
      <style:table-cell-properties fo:border-top="0.016667in solid #000000" fo:border-left="0.016667in solid #000000" fo:border-right="0.016667in solid #000000" fo:border-bottom="0.016667in solid #000000" fo:vertical-align="top" fo:background-color="#ffffff"/>
    </style:style>
    <style:style style:name="TableCell090601" style:family="table-cell">
      <style:table-cell-properties fo:border-top="0.016667in solid #000000" fo:border-left="0.016667in solid #000000" fo:border-right="0.016667in solid #000000" fo:border-bottom="0.016667in solid #000000" fo:vertical-align="top" fo:background-color="#ffffff"/>
    </style:style>
    <style:style style:name="TableCell090602" style:family="table-cell">
      <style:table-cell-properties fo:border-top="0.016667in solid #000000" fo:border-left="0.016667in solid #000000" fo:border-right="0.016667in solid #000000" fo:border-bottom="0.016667in solid #000000" fo:vertical-align="top" fo:background-color="#ffffff"/>
    </style:style>
    <style:style style:name="TableCell090603" style:family="table-cell">
      <style:table-cell-properties fo:border-top="0.016667in solid #000000" fo:border-left="0.016667in solid #000000" fo:border-right="0.016667in solid #000000" fo:border-bottom="0.016667in solid #000000" fo:vertical-align="top" fo:background-color="#ffffff"/>
    </style:style>
    <style:style style:name="TableCell090604" style:family="table-cell">
      <style:table-cell-properties fo:border-top="0.016667in solid #000000" fo:border-left="0.016667in solid #000000" fo:border-right="0.016667in solid #000000" fo:border-bottom="0.016667in solid #000000" fo:vertical-align="top" fo:background-color="#ffffff"/>
    </style:style>
    <style:style style:name="TableCell090605" style:family="table-cell">
      <style:table-cell-properties fo:border-top="0.016667in solid #000000" fo:border-left="0.016667in solid #000000" fo:border-right="0.016667in solid #000000" fo:border-bottom="0.016667in solid #000000" fo:vertical-align="top" fo:background-color="#ffffff"/>
    </style:style>
    <style:style style:name="TableCell090606" style:family="table-cell">
      <style:table-cell-properties fo:border-top="0.016667in solid #000000" fo:border-left="0.016667in solid #000000" fo:border-right="0.016667in solid #000000" fo:border-bottom="0.016667in solid #000000" fo:vertical-align="top" fo:background-color="#ffffff"/>
    </style:style>
    <style:style style:name="TableRow0907" style:family="table-row">
      <style:table-row-properties style:min-row-height="0.895833in"/>
    </style:style>
    <style:style style:name="TableCell090700" style:family="table-cell">
      <style:table-cell-properties fo:border-top="0.016667in solid #000000" fo:border-left="0.016667in solid #000000" fo:border-right="0.016667in solid #000000" fo:border-bottom="0.016667in solid #000000" fo:vertical-align="top" fo:background-color="#ffffff"/>
    </style:style>
    <style:style style:name="TableCell090701" style:family="table-cell">
      <style:table-cell-properties fo:border-top="0.016667in solid #000000" fo:border-left="0.016667in solid #000000" fo:border-right="0.016667in solid #000000" fo:border-bottom="0.016667in solid #000000" fo:vertical-align="top" fo:background-color="#ffffff"/>
    </style:style>
    <style:style style:name="TableCell090702" style:family="table-cell">
      <style:table-cell-properties fo:border-top="0.016667in solid #000000" fo:border-left="0.016667in solid #000000" fo:border-right="0.016667in solid #000000" fo:border-bottom="0.016667in solid #000000" fo:vertical-align="top" fo:background-color="#ffffff"/>
    </style:style>
    <style:style style:name="TableCell090703" style:family="table-cell">
      <style:table-cell-properties fo:border-top="0.016667in solid #000000" fo:border-left="0.016667in solid #000000" fo:border-right="0.016667in solid #000000" fo:border-bottom="0.016667in solid #000000" fo:vertical-align="top" fo:background-color="#ffffff"/>
    </style:style>
    <style:style style:name="TableCell090704" style:family="table-cell">
      <style:table-cell-properties fo:border-top="0.016667in solid #000000" fo:border-left="0.016667in solid #000000" fo:border-right="0.016667in solid #000000" fo:border-bottom="0.016667in solid #000000" fo:vertical-align="top" fo:background-color="#ffffff"/>
    </style:style>
    <style:style style:name="TableCell090705" style:family="table-cell">
      <style:table-cell-properties fo:border-top="0.016667in solid #000000" fo:border-left="0.016667in solid #000000" fo:border-right="0.016667in solid #000000" fo:border-bottom="0.016667in solid #000000" fo:vertical-align="top" fo:background-color="#ffffff"/>
    </style:style>
    <style:style style:name="TableCell090706" style:family="table-cell">
      <style:table-cell-properties fo:border-top="0.016667in solid #000000" fo:border-left="0.016667in solid #000000" fo:border-right="0.016667in solid #000000" fo:border-bottom="0.016667in solid #000000" fo:vertical-align="top" fo:background-color="#ffffff"/>
    </style:style>
    <style:style style:name="TableColumn1000" style:family="table-column">
      <style:table-column-properties style:column-width="0.638889in"/>
    </style:style>
    <style:style style:name="TableColumn1001" style:family="table-column">
      <style:table-column-properties style:column-width="0.680556in"/>
    </style:style>
    <style:style style:name="TableColumn1002" style:family="table-column">
      <style:table-column-properties style:column-width="0.708333in"/>
    </style:style>
    <style:style style:name="TableColumn1003" style:family="table-column">
      <style:table-column-properties style:column-width="0.930556in"/>
    </style:style>
    <style:style style:name="TableColumn1004" style:family="table-column">
      <style:table-column-properties style:column-width="0.986111in"/>
    </style:style>
    <style:style style:name="TableColumn1005" style:family="table-column">
      <style:table-column-properties style:column-width="1.347222in"/>
    </style:style>
    <style:style style:name="TableColumn1006" style:family="table-column">
      <style:table-column-properties style:column-width="1.000000in"/>
    </style:style>
    <style:style style:name="Table10" style:family="table">
      <style:table-properties style:width="6.291667in" fo:margin-left="0.000000in" style:writing-mode="lr" table:align="left" style:may-break-between-rows="true"/>
    </style:style>
    <style:style style:name="TableRow1000" style:family="table-row">
      <style:table-row-properties style:min-row-height="0.922917in"/>
    </style:style>
    <style:style style:name="TableCell100000" style:family="table-cell">
      <style:table-cell-properties fo:border-top="0.016667in solid #000000" fo:border-left="0.016667in solid #000000" fo:border-right="0.016667in solid #000000" fo:border-bottom="0.016667in solid #000000" fo:vertical-align="top" fo:background-color="#ffffff"/>
    </style:style>
    <style:style style:name="TableCell100001" style:family="table-cell">
      <style:table-cell-properties fo:border-top="0.016667in solid #000000" fo:border-left="0.016667in solid #000000" fo:border-right="0.016667in solid #000000" fo:border-bottom="0.016667in solid #000000" fo:vertical-align="top" fo:background-color="#ffffff"/>
    </style:style>
    <style:style style:name="TableCell100002" style:family="table-cell">
      <style:table-cell-properties fo:border-top="0.016667in solid #000000" fo:border-left="0.016667in solid #000000" fo:border-right="0.016667in solid #000000" fo:border-bottom="0.016667in solid #000000" fo:vertical-align="top" fo:background-color="#ffffff"/>
    </style:style>
    <style:style style:name="TableCell100003" style:family="table-cell">
      <style:table-cell-properties fo:border-top="0.016667in solid #000000" fo:border-left="0.016667in solid #000000" fo:border-right="0.016667in solid #000000" fo:border-bottom="0.016667in solid #000000" fo:vertical-align="top" fo:background-color="#ffffff"/>
    </style:style>
    <style:style style:name="TableCell100004" style:family="table-cell">
      <style:table-cell-properties fo:border-top="0.016667in solid #000000" fo:border-left="0.016667in solid #000000" fo:border-right="0.016667in solid #000000" fo:border-bottom="0.016667in solid #000000" fo:vertical-align="top" fo:background-color="#ffffff"/>
    </style:style>
    <style:style style:name="TableCell100005" style:family="table-cell">
      <style:table-cell-properties fo:border-top="0.016667in solid #000000" fo:border-left="0.016667in solid #000000" fo:border-right="0.016667in solid #000000" fo:border-bottom="0.016667in solid #000000" fo:vertical-align="top" fo:background-color="#ffffff"/>
    </style:style>
    <style:style style:name="TableCell100006" style:family="table-cell">
      <style:table-cell-properties fo:border-top="0.016667in solid #000000" fo:border-left="0.016667in solid #000000" fo:border-right="0.016667in solid #000000" fo:border-bottom="0.016667in solid #000000" fo:vertical-align="top" fo:background-color="#ffffff"/>
    </style:style>
    <style:style style:name="TableRow1001" style:family="table-row">
      <style:table-row-properties style:min-row-height="0.229167in"/>
    </style:style>
    <style:style style:name="TableCell100100" style:family="table-cell">
      <style:table-cell-properties fo:border-top="0.016667in solid #000000" fo:border-left="0.016667in solid #000000" fo:border-right="0.016667in solid #000000" fo:border-bottom="0.016667in solid #000000" fo:vertical-align="top" fo:background-color="#ffffff"/>
    </style:style>
    <style:style style:name="TableCell100101" style:family="table-cell">
      <style:table-cell-properties fo:border-top="0.016667in solid #000000" fo:border-left="0.016667in solid #000000" fo:border-right="0.016667in solid #000000" fo:border-bottom="0.016667in solid #000000" fo:vertical-align="top" fo:background-color="#ffffff"/>
    </style:style>
    <style:style style:name="TableCell100102" style:family="table-cell">
      <style:table-cell-properties fo:border-top="0.016667in solid #000000" fo:border-left="0.016667in solid #000000" fo:border-right="0.016667in solid #000000" fo:border-bottom="0.016667in solid #000000" fo:vertical-align="top" fo:background-color="#ffffff"/>
    </style:style>
    <style:style style:name="TableCell100103" style:family="table-cell">
      <style:table-cell-properties fo:border-top="0.016667in solid #000000" fo:border-left="0.016667in solid #000000" fo:border-right="0.016667in solid #000000" fo:border-bottom="0.016667in solid #000000" fo:vertical-align="top" fo:background-color="#ffffff"/>
    </style:style>
    <style:style style:name="TableCell100104" style:family="table-cell">
      <style:table-cell-properties fo:border-top="0.016667in solid #000000" fo:border-left="0.016667in solid #000000" fo:border-right="0.016667in solid #000000" fo:border-bottom="0.016667in solid #000000" fo:vertical-align="top" fo:background-color="#ffffff"/>
    </style:style>
    <style:style style:name="TableCell100105" style:family="table-cell">
      <style:table-cell-properties fo:border-top="0.016667in solid #000000" fo:border-left="0.016667in solid #000000" fo:border-right="0.016667in solid #000000" fo:border-bottom="0.016667in solid #000000" fo:vertical-align="top" fo:background-color="#ffffff"/>
    </style:style>
    <style:style style:name="TableCell100106" style:family="table-cell">
      <style:table-cell-properties fo:border-top="0.016667in solid #000000" fo:border-left="0.016667in solid #000000" fo:border-right="0.016667in solid #000000" fo:border-bottom="0.016667in solid #000000" fo:vertical-align="top" fo:background-color="#ffffff"/>
    </style:style>
    <style:style style:name="TableRow1002" style:family="table-row">
      <style:table-row-properties style:min-row-height="0.229167in"/>
    </style:style>
    <style:style style:name="TableCell100200" style:family="table-cell">
      <style:table-cell-properties fo:border-top="0.016667in solid #000000" fo:border-left="0.016667in solid #000000" fo:border-right="0.016667in solid #000000" fo:border-bottom="0.016667in solid #000000" fo:vertical-align="top" fo:background-color="#ffffff"/>
    </style:style>
    <style:style style:name="TableCell100201" style:family="table-cell">
      <style:table-cell-properties fo:border-top="0.016667in solid #000000" fo:border-left="0.016667in solid #000000" fo:border-right="0.016667in solid #000000" fo:border-bottom="0.016667in solid #000000" fo:vertical-align="top" fo:background-color="#ffffff"/>
    </style:style>
    <style:style style:name="TableCell100202" style:family="table-cell">
      <style:table-cell-properties fo:border-top="0.016667in solid #000000" fo:border-left="0.016667in solid #000000" fo:border-right="0.016667in solid #000000" fo:border-bottom="0.016667in solid #000000" fo:vertical-align="top" fo:background-color="#ffffff"/>
    </style:style>
    <style:style style:name="TableCell100203" style:family="table-cell">
      <style:table-cell-properties fo:border-top="0.016667in solid #000000" fo:border-left="0.016667in solid #000000" fo:border-right="0.016667in solid #000000" fo:border-bottom="0.016667in solid #000000" fo:vertical-align="top" fo:background-color="#ffffff"/>
    </style:style>
    <style:style style:name="TableCell100204" style:family="table-cell">
      <style:table-cell-properties fo:border-top="0.016667in solid #000000" fo:border-left="0.016667in solid #000000" fo:border-right="0.016667in solid #000000" fo:border-bottom="0.016667in solid #000000" fo:vertical-align="top" fo:background-color="#ffffff"/>
    </style:style>
    <style:style style:name="TableCell100205" style:family="table-cell">
      <style:table-cell-properties fo:border-top="0.016667in solid #000000" fo:border-left="0.016667in solid #000000" fo:border-right="0.016667in solid #000000" fo:border-bottom="0.016667in solid #000000" fo:vertical-align="top" fo:background-color="#ffffff"/>
    </style:style>
    <style:style style:name="TableCell100206" style:family="table-cell">
      <style:table-cell-properties fo:border-top="0.016667in solid #000000" fo:border-left="0.016667in solid #000000" fo:border-right="0.016667in solid #000000" fo:border-bottom="0.016667in solid #000000" fo:vertical-align="top" fo:background-color="#ffffff"/>
    </style:style>
    <style:style style:name="TableRow1003" style:family="table-row">
      <style:table-row-properties style:min-row-height="0.422917in"/>
    </style:style>
    <style:style style:name="TableCell100300" style:family="table-cell">
      <style:table-cell-properties fo:border-top="0.016667in solid #000000" fo:border-left="0.016667in solid #000000" fo:border-right="0.016667in solid #000000" fo:border-bottom="0.016667in solid #000000" fo:vertical-align="top" fo:background-color="#ffffff"/>
    </style:style>
    <style:style style:name="TableCell100301" style:family="table-cell">
      <style:table-cell-properties fo:border-top="0.016667in solid #000000" fo:border-left="0.016667in solid #000000" fo:border-right="0.016667in solid #000000" fo:border-bottom="0.016667in solid #000000" fo:vertical-align="top" fo:background-color="#ffffff"/>
    </style:style>
    <style:style style:name="TableCell100302" style:family="table-cell">
      <style:table-cell-properties fo:border-top="0.016667in solid #000000" fo:border-left="0.016667in solid #000000" fo:border-right="0.016667in solid #000000" fo:border-bottom="0.016667in solid #000000" fo:vertical-align="top" fo:background-color="#ffffff"/>
    </style:style>
    <style:style style:name="TableCell100303" style:family="table-cell">
      <style:table-cell-properties fo:border-top="0.016667in solid #000000" fo:border-left="0.016667in solid #000000" fo:border-right="0.016667in solid #000000" fo:border-bottom="0.016667in solid #000000" fo:vertical-align="top" fo:background-color="#ffffff"/>
    </style:style>
    <style:style style:name="TableCell100304" style:family="table-cell">
      <style:table-cell-properties fo:border-top="0.016667in solid #000000" fo:border-left="0.016667in solid #000000" fo:border-right="0.016667in solid #000000" fo:border-bottom="0.016667in solid #000000" fo:vertical-align="top" fo:background-color="#ffffff"/>
    </style:style>
    <style:style style:name="TableCell100305" style:family="table-cell">
      <style:table-cell-properties fo:border-top="0.016667in solid #000000" fo:border-left="0.016667in solid #000000" fo:border-right="0.016667in solid #000000" fo:border-bottom="0.016667in solid #000000" fo:vertical-align="top" fo:background-color="#ffffff"/>
    </style:style>
    <style:style style:name="TableCell100306" style:family="table-cell">
      <style:table-cell-properties fo:border-top="0.016667in solid #000000" fo:border-left="0.016667in solid #000000" fo:border-right="0.016667in solid #000000" fo:border-bottom="0.016667in solid #000000" fo:vertical-align="top" fo:background-color="#ffffff"/>
    </style:style>
    <style:style style:name="TableRow1004" style:family="table-row">
      <style:table-row-properties style:min-row-height="0.423611in"/>
    </style:style>
    <style:style style:name="TableCell100400" style:family="table-cell">
      <style:table-cell-properties fo:border-top="0.016667in solid #000000" fo:border-left="0.016667in solid #000000" fo:border-right="0.016667in solid #000000" fo:border-bottom="0.016667in solid #000000" fo:vertical-align="top" fo:background-color="#ffffff"/>
    </style:style>
    <style:style style:name="TableCell100401" style:family="table-cell">
      <style:table-cell-properties fo:border-top="0.016667in solid #000000" fo:border-left="0.016667in solid #000000" fo:border-right="0.016667in solid #000000" fo:border-bottom="0.016667in solid #000000" fo:vertical-align="top" fo:background-color="#ffffff"/>
    </style:style>
    <style:style style:name="TableCell100402" style:family="table-cell">
      <style:table-cell-properties fo:border-top="0.016667in solid #000000" fo:border-left="0.016667in solid #000000" fo:border-right="0.016667in solid #000000" fo:border-bottom="0.016667in solid #000000" fo:vertical-align="top" fo:background-color="#ffffff"/>
    </style:style>
    <style:style style:name="TableCell100403" style:family="table-cell">
      <style:table-cell-properties fo:border-top="0.016667in solid #000000" fo:border-left="0.016667in solid #000000" fo:border-right="0.016667in solid #000000" fo:border-bottom="0.016667in solid #000000" fo:vertical-align="top" fo:background-color="#ffffff"/>
    </style:style>
    <style:style style:name="TableCell100404" style:family="table-cell">
      <style:table-cell-properties fo:border-top="0.016667in solid #000000" fo:border-left="0.016667in solid #000000" fo:border-right="0.016667in solid #000000" fo:border-bottom="0.016667in solid #000000" fo:vertical-align="top" fo:background-color="#ffffff"/>
    </style:style>
    <style:style style:name="TableCell100405" style:family="table-cell">
      <style:table-cell-properties fo:border-top="0.016667in solid #000000" fo:border-left="0.016667in solid #000000" fo:border-right="0.016667in solid #000000" fo:border-bottom="0.016667in solid #000000" fo:vertical-align="top" fo:background-color="#ffffff"/>
    </style:style>
    <style:style style:name="TableCell100406" style:family="table-cell">
      <style:table-cell-properties fo:border-top="0.016667in solid #000000" fo:border-left="0.016667in solid #000000" fo:border-right="0.016667in solid #000000" fo:border-bottom="0.016667in solid #000000" fo:vertical-align="top" fo:background-color="#ffffff"/>
    </style:style>
    <style:style style:name="TableColumn1100" style:family="table-column">
      <style:table-column-properties style:column-width="2.652778in"/>
    </style:style>
    <style:style style:name="TableColumn1101" style:family="table-column">
      <style:table-column-properties style:column-width="1.111111in"/>
    </style:style>
    <style:style style:name="TableColumn1102" style:family="table-column">
      <style:table-column-properties style:column-width="1.055556in"/>
    </style:style>
    <style:style style:name="TableColumn1103" style:family="table-column">
      <style:table-column-properties style:column-width="0.625000in"/>
    </style:style>
    <style:style style:name="TableColumn1104" style:family="table-column">
      <style:table-column-properties style:column-width="0.583333in"/>
    </style:style>
    <style:style style:name="Table11" style:family="table">
      <style:table-properties style:width="6.027778in" fo:margin-left="0.000000in" style:writing-mode="lr" table:align="left" style:may-break-between-rows="true"/>
    </style:style>
    <style:style style:name="TableRow1100" style:family="table-row">
      <style:table-row-properties style:min-row-height="0.506250in"/>
    </style:style>
    <style:style style:name="TableCell110000" style:family="table-cell">
      <style:table-cell-properties fo:border-top="0.016667in solid #000000" fo:border-left="0.016667in solid #000000" fo:border-right="0.016667in solid #000000" fo:border-bottom="0.016667in solid #000000" fo:vertical-align="top" fo:background-color="#ffffff"/>
    </style:style>
    <style:style style:name="TableCell110001" style:family="table-cell">
      <style:table-cell-properties fo:border-top="0.016667in solid #000000" fo:border-left="0.016667in solid #000000" fo:border-right="0.016667in solid #000000" fo:border-bottom="0.016667in solid #000000" fo:vertical-align="top" fo:background-color="#ffffff"/>
    </style:style>
    <style:style style:name="TableCell110002" style:family="table-cell">
      <style:table-cell-properties fo:border-top="0.016667in solid #000000" fo:border-left="0.016667in solid #000000" fo:border-right="0.016667in solid #000000" fo:border-bottom="0.016667in solid #000000" fo:vertical-align="top" fo:background-color="#ffffff"/>
    </style:style>
    <style:style style:name="TableCell110003" style:family="table-cell">
      <style:table-cell-properties fo:border-top="0.016667in solid #000000" fo:border-left="0.016667in solid #000000" fo:border-right="0.016667in solid #000000" fo:border-bottom="0.016667in solid #000000" fo:vertical-align="top" fo:background-color="#ffffff"/>
    </style:style>
    <style:style style:name="TableCell110004" style:family="table-cell">
      <style:table-cell-properties fo:border-top="0.016667in solid #000000" fo:border-left="0.016667in solid #000000" fo:border-right="0.016667in solid #000000" fo:border-bottom="0.016667in solid #000000" fo:vertical-align="top" fo:background-color="#ffffff"/>
    </style:style>
    <style:style style:name="TableRow1101" style:family="table-row">
      <style:table-row-properties style:min-row-height="0.381944in"/>
    </style:style>
    <style:style style:name="TableCell110100" style:family="table-cell">
      <style:table-cell-properties fo:border-top="0.016667in solid #000000" fo:border-left="0.016667in solid #000000" fo:border-right="0.016667in solid #000000" fo:border-bottom="0.016667in solid #000000" fo:vertical-align="top" fo:background-color="#ffffff"/>
    </style:style>
    <style:style style:name="TableCell110101" style:family="table-cell">
      <style:table-cell-properties fo:border-top="0.016667in solid #000000" fo:border-left="0.016667in solid #000000" fo:border-right="0.016667in solid #000000" fo:border-bottom="0.016667in solid #000000" fo:vertical-align="top" fo:background-color="#ffffff"/>
    </style:style>
    <style:style style:name="TableCell110102" style:family="table-cell">
      <style:table-cell-properties fo:border-top="0.016667in solid #000000" fo:border-left="0.016667in solid #000000" fo:border-right="0.016667in solid #000000" fo:border-bottom="0.016667in solid #000000" fo:vertical-align="top" fo:background-color="#ffffff"/>
    </style:style>
    <style:style style:name="TableCell110103" style:family="table-cell">
      <style:table-cell-properties fo:border-top="0.016667in solid #000000" fo:border-left="0.016667in solid #000000" fo:border-right="0.016667in solid #000000" fo:border-bottom="0.016667in solid #000000" fo:vertical-align="top" fo:background-color="#ffffff"/>
    </style:style>
    <style:style style:name="TableCell110104" style:family="table-cell">
      <style:table-cell-properties fo:border-top="0.016667in solid #000000" fo:border-left="0.016667in solid #000000" fo:border-right="0.016667in solid #000000" fo:border-bottom="0.016667in solid #000000" fo:vertical-align="top" fo:background-color="#ffffff"/>
    </style:style>
    <style:style style:name="TableRow1102" style:family="table-row">
      <style:table-row-properties style:min-row-height="0.534722in"/>
    </style:style>
    <style:style style:name="TableCell110200" style:family="table-cell">
      <style:table-cell-properties fo:border-top="0.016667in solid #000000" fo:border-left="0.016667in solid #000000" fo:border-right="0.016667in solid #000000" fo:border-bottom="0.016667in solid #000000" fo:vertical-align="top" fo:background-color="#ffffff"/>
    </style:style>
    <style:style style:name="TableCell110201" style:family="table-cell">
      <style:table-cell-properties fo:border-top="0.016667in solid #000000" fo:border-left="0.016667in solid #000000" fo:border-right="0.016667in solid #000000" fo:border-bottom="0.016667in solid #000000" fo:vertical-align="top" fo:background-color="#ffffff"/>
    </style:style>
    <style:style style:name="TableCell110202" style:family="table-cell">
      <style:table-cell-properties fo:border-top="0.016667in solid #000000" fo:border-left="0.016667in solid #000000" fo:border-right="0.016667in solid #000000" fo:border-bottom="0.016667in solid #000000" fo:vertical-align="top" fo:background-color="#ffffff"/>
    </style:style>
    <style:style style:name="TableCell110203" style:family="table-cell">
      <style:table-cell-properties fo:border-top="0.016667in solid #000000" fo:border-left="0.016667in solid #000000" fo:border-right="0.016667in solid #000000" fo:border-bottom="0.016667in solid #000000" fo:vertical-align="top" fo:background-color="#ffffff"/>
    </style:style>
    <style:style style:name="TableCell110204" style:family="table-cell">
      <style:table-cell-properties fo:border-top="0.016667in solid #000000" fo:border-left="0.016667in solid #000000" fo:border-right="0.016667in solid #000000" fo:border-bottom="0.016667in solid #000000" fo:vertical-align="top" fo:background-color="#ffffff"/>
    </style:style>
    <style:style style:name="TableRow1103" style:family="table-row">
      <style:table-row-properties style:min-row-height="0.393056in"/>
    </style:style>
    <style:style style:name="TableCell110300" style:family="table-cell">
      <style:table-cell-properties fo:border-top="0.016667in solid #000000" fo:border-left="0.016667in solid #000000" fo:border-right="0.016667in solid #000000" fo:border-bottom="0.016667in solid #000000" fo:vertical-align="top" fo:background-color="#ffffff"/>
    </style:style>
    <style:style style:name="TableCell110301" style:family="table-cell">
      <style:table-cell-properties fo:border-top="0.016667in solid #000000" fo:border-left="0.016667in solid #000000" fo:border-right="0.016667in solid #000000" fo:border-bottom="0.016667in solid #000000" fo:vertical-align="top" fo:background-color="#ffffff"/>
    </style:style>
    <style:style style:name="TableCell110302" style:family="table-cell">
      <style:table-cell-properties fo:border-top="0.016667in solid #000000" fo:border-left="0.016667in solid #000000" fo:border-right="0.016667in solid #000000" fo:border-bottom="0.016667in solid #000000" fo:vertical-align="top" fo:background-color="#ffffff"/>
    </style:style>
    <style:style style:name="TableCell110303" style:family="table-cell">
      <style:table-cell-properties fo:border-top="0.016667in solid #000000" fo:border-left="0.016667in solid #000000" fo:border-right="0.016667in solid #000000" fo:border-bottom="0.016667in solid #000000" fo:vertical-align="top" fo:background-color="#ffffff"/>
    </style:style>
    <style:style style:name="TableCell110304" style:family="table-cell">
      <style:table-cell-properties fo:border-top="0.016667in solid #000000" fo:border-left="0.016667in solid #000000" fo:border-right="0.016667in solid #000000" fo:border-bottom="0.016667in solid #000000" fo:vertical-align="top" fo:background-color="#ffffff"/>
    </style:style>
    <style:style style:name="TableRow1104" style:family="table-row">
      <style:table-row-properties style:min-row-height="0.492361in"/>
    </style:style>
    <style:style style:name="TableCell110400" style:family="table-cell">
      <style:table-cell-properties fo:border-top="0.016667in solid #000000" fo:border-left="0.016667in solid #000000" fo:border-right="0.016667in solid #000000" fo:border-bottom="0.016667in solid #000000" fo:vertical-align="top" fo:background-color="#ffffff"/>
    </style:style>
    <style:style style:name="TableCell110401" style:family="table-cell">
      <style:table-cell-properties fo:border-top="0.016667in solid #000000" fo:border-left="0.016667in solid #000000" fo:border-right="0.016667in solid #000000" fo:border-bottom="0.016667in solid #000000" fo:vertical-align="top" fo:background-color="#ffffff"/>
    </style:style>
    <style:style style:name="TableCell110402" style:family="table-cell">
      <style:table-cell-properties fo:border-top="0.016667in solid #000000" fo:border-left="0.016667in solid #000000" fo:border-right="0.016667in solid #000000" fo:border-bottom="0.016667in solid #000000" fo:vertical-align="top" fo:background-color="#ffffff"/>
    </style:style>
    <style:style style:name="TableCell110403" style:family="table-cell">
      <style:table-cell-properties fo:border-top="0.016667in solid #000000" fo:border-left="0.016667in solid #000000" fo:border-right="0.016667in solid #000000" fo:border-bottom="0.016667in solid #000000" fo:vertical-align="top" fo:background-color="#ffffff"/>
    </style:style>
    <style:style style:name="TableCell110404" style:family="table-cell">
      <style:table-cell-properties fo:border-top="0.016667in solid #000000" fo:border-left="0.016667in solid #000000" fo:border-right="0.016667in solid #000000" fo:border-bottom="0.016667in solid #000000" fo:vertical-align="top" fo:background-color="#ffffff"/>
    </style:style>
    <style:style style:name="TableRow1105" style:family="table-row">
      <style:table-row-properties style:min-row-height="0.631944in"/>
    </style:style>
    <style:style style:name="TableCell110500" style:family="table-cell">
      <style:table-cell-properties fo:border-top="0.016667in solid #000000" fo:border-left="0.016667in solid #000000" fo:border-right="0.016667in solid #000000" fo:border-bottom="0.016667in solid #000000" fo:vertical-align="top" fo:background-color="#ffffff"/>
    </style:style>
    <style:style style:name="TableCell110501" style:family="table-cell">
      <style:table-cell-properties fo:border-top="0.016667in solid #000000" fo:border-left="0.016667in solid #000000" fo:border-right="0.016667in solid #000000" fo:border-bottom="0.016667in solid #000000" fo:vertical-align="top" fo:background-color="#ffffff"/>
    </style:style>
    <style:style style:name="TableCell110502" style:family="table-cell">
      <style:table-cell-properties fo:border-top="0.016667in solid #000000" fo:border-left="0.016667in solid #000000" fo:border-right="0.016667in solid #000000" fo:border-bottom="0.016667in solid #000000" fo:vertical-align="top" fo:background-color="#ffffff"/>
    </style:style>
    <style:style style:name="TableCell110503" style:family="table-cell">
      <style:table-cell-properties fo:border-top="0.016667in solid #000000" fo:border-left="0.016667in solid #000000" fo:border-right="0.016667in solid #000000" fo:border-bottom="0.016667in solid #000000" fo:vertical-align="top" fo:background-color="#ffffff"/>
    </style:style>
    <style:style style:name="TableCell110504" style:family="table-cell">
      <style:table-cell-properties fo:border-top="0.016667in solid #000000" fo:border-left="0.016667in solid #000000" fo:border-right="0.016667in solid #000000" fo:border-bottom="0.016667in solid #000000" fo:vertical-align="top" fo:background-color="#ffffff"/>
    </style:style>
    <style:style style:name="TableColumn1200" style:family="table-column">
      <style:table-column-properties style:column-width="2.652778in"/>
    </style:style>
    <style:style style:name="TableColumn1201" style:family="table-column">
      <style:table-column-properties style:column-width="1.111111in"/>
    </style:style>
    <style:style style:name="TableColumn1202" style:family="table-column">
      <style:table-column-properties style:column-width="1.055556in"/>
    </style:style>
    <style:style style:name="TableColumn1203" style:family="table-column">
      <style:table-column-properties style:column-width="0.625000in"/>
    </style:style>
    <style:style style:name="TableColumn1204" style:family="table-column">
      <style:table-column-properties style:column-width="0.583333in"/>
    </style:style>
    <style:style style:name="Table12" style:family="table">
      <style:table-properties style:width="6.027778in" fo:margin-left="0.000000in" style:writing-mode="lr" table:align="left" style:may-break-between-rows="true"/>
    </style:style>
    <style:style style:name="TableRow1200" style:family="table-row">
      <style:table-row-properties style:min-row-height="0.159028in"/>
    </style:style>
    <style:style style:name="TableCell120000" style:family="table-cell">
      <style:table-cell-properties fo:border-top="0.016667in solid #000000" fo:border-left="0.016667in solid #000000" fo:border-right="0.016667in solid #000000" fo:border-bottom="0.016667in solid #000000" fo:vertical-align="top" fo:background-color="#ffffff"/>
    </style:style>
    <style:style style:name="TableCell120001" style:family="table-cell">
      <style:table-cell-properties fo:border-top="0.016667in solid #000000" fo:border-left="0.016667in solid #000000" fo:border-right="0.016667in solid #000000" fo:border-bottom="0.016667in solid #000000" fo:vertical-align="top" fo:background-color="#ffffff"/>
    </style:style>
    <style:style style:name="TableCell120002" style:family="table-cell">
      <style:table-cell-properties fo:border-top="0.016667in solid #000000" fo:border-left="0.016667in solid #000000" fo:border-right="0.016667in solid #000000" fo:border-bottom="0.016667in solid #000000" fo:vertical-align="top" fo:background-color="#ffffff"/>
    </style:style>
    <style:style style:name="TableCell120003" style:family="table-cell">
      <style:table-cell-properties fo:border-top="0.016667in solid #000000" fo:border-left="0.016667in solid #000000" fo:border-right="0.016667in solid #000000" fo:border-bottom="0.016667in solid #000000" fo:vertical-align="top" fo:background-color="#ffffff"/>
    </style:style>
    <style:style style:name="TableCell120004" style:family="table-cell">
      <style:table-cell-properties fo:border-top="0.016667in solid #000000" fo:border-left="0.016667in solid #000000" fo:border-right="0.016667in solid #000000" fo:border-bottom="0.016667in solid #000000" fo:vertical-align="top" fo:background-color="#ffffff"/>
    </style:style>
    <style:style style:name="TableRow1201" style:family="table-row">
      <style:table-row-properties style:min-row-height="0.493056in"/>
    </style:style>
    <style:style style:name="TableCell120100" style:family="table-cell">
      <style:table-cell-properties fo:border-top="0.016667in solid #000000" fo:border-left="0.016667in solid #000000" fo:border-right="0.016667in solid #000000" fo:border-bottom="0.016667in solid #000000" fo:vertical-align="top" fo:background-color="#ffffff"/>
    </style:style>
    <style:style style:name="TableCell120101" style:family="table-cell">
      <style:table-cell-properties fo:border-top="0.016667in solid #000000" fo:border-left="0.016667in solid #000000" fo:border-right="0.016667in solid #000000" fo:border-bottom="0.016667in solid #000000" fo:vertical-align="top" fo:background-color="#ffffff"/>
    </style:style>
    <style:style style:name="TableCell120102" style:family="table-cell">
      <style:table-cell-properties fo:border-top="0.016667in solid #000000" fo:border-left="0.016667in solid #000000" fo:border-right="0.016667in solid #000000" fo:border-bottom="0.016667in solid #000000" fo:vertical-align="top" fo:background-color="#ffffff"/>
    </style:style>
    <style:style style:name="TableCell120103" style:family="table-cell">
      <style:table-cell-properties fo:border-top="0.016667in solid #000000" fo:border-left="0.016667in solid #000000" fo:border-right="0.016667in solid #000000" fo:border-bottom="0.016667in solid #000000" fo:vertical-align="top" fo:background-color="#ffffff"/>
    </style:style>
    <style:style style:name="TableCell120104" style:family="table-cell">
      <style:table-cell-properties fo:border-top="0.016667in solid #000000" fo:border-left="0.016667in solid #000000" fo:border-right="0.016667in solid #000000" fo:border-bottom="0.016667in solid #000000" fo:vertical-align="top" fo:background-color="#ffffff"/>
    </style:style>
    <style:style style:name="TableColumn1300" style:family="table-column">
      <style:table-column-properties style:column-width="2.652778in"/>
    </style:style>
    <style:style style:name="TableColumn1301" style:family="table-column">
      <style:table-column-properties style:column-width="1.111111in"/>
    </style:style>
    <style:style style:name="TableColumn1302" style:family="table-column">
      <style:table-column-properties style:column-width="1.055556in"/>
    </style:style>
    <style:style style:name="TableColumn1303" style:family="table-column">
      <style:table-column-properties style:column-width="0.625000in"/>
    </style:style>
    <style:style style:name="TableColumn1304" style:family="table-column">
      <style:table-column-properties style:column-width="0.583333in"/>
    </style:style>
    <style:style style:name="Table13" style:family="table">
      <style:table-properties style:width="6.027778in" fo:margin-left="0.000000in" style:writing-mode="lr" table:align="left" style:may-break-between-rows="true"/>
    </style:style>
    <style:style style:name="TableRow1300" style:family="table-row">
      <style:table-row-properties style:min-row-height="0.413194in"/>
    </style:style>
    <style:style style:name="TableCell130000" style:family="table-cell">
      <style:table-cell-properties fo:border-top="0.016667in solid #000000" fo:border-left="0.016667in solid #000000" fo:border-right="0.016667in solid #000000" fo:border-bottom="0.016667in solid #000000" fo:vertical-align="top" fo:background-color="#ffffff"/>
    </style:style>
    <style:style style:name="TableCell130001" style:family="table-cell">
      <style:table-cell-properties fo:border-top="0.016667in solid #000000" fo:border-left="0.016667in solid #000000" fo:border-right="0.016667in solid #000000" fo:border-bottom="0.016667in solid #000000" fo:vertical-align="top" fo:background-color="#ffffff"/>
    </style:style>
    <style:style style:name="TableCell130002" style:family="table-cell">
      <style:table-cell-properties fo:border-top="0.016667in solid #000000" fo:border-left="0.016667in solid #000000" fo:border-right="0.016667in solid #000000" fo:border-bottom="0.016667in solid #000000" fo:vertical-align="top" fo:background-color="#ffffff"/>
    </style:style>
    <style:style style:name="TableCell130003" style:family="table-cell">
      <style:table-cell-properties fo:border-top="0.016667in solid #000000" fo:border-left="0.016667in solid #000000" fo:border-right="0.016667in solid #000000" fo:border-bottom="0.016667in solid #000000" fo:vertical-align="top" fo:background-color="#ffffff"/>
    </style:style>
    <style:style style:name="TableCell130004" style:family="table-cell">
      <style:table-cell-properties fo:border-top="0.016667in solid #000000" fo:border-left="0.016667in solid #000000" fo:border-right="0.016667in solid #000000" fo:border-bottom="0.016667in solid #000000" fo:vertical-align="top" fo:background-color="#ffffff"/>
    </style:style>
    <style:style style:name="TableColumn1400" style:family="table-column">
      <style:table-column-properties style:column-width="1.708333in"/>
    </style:style>
    <style:style style:name="TableColumn1401" style:family="table-column">
      <style:table-column-properties style:column-width="1.569444in"/>
    </style:style>
    <style:style style:name="TableColumn1402" style:family="table-column">
      <style:table-column-properties style:column-width="2.027778in"/>
    </style:style>
    <style:style style:name="Table14" style:family="table">
      <style:table-properties style:width="5.305556in" fo:margin-left="1.000000in" style:writing-mode="lr" table:align="left" style:may-break-between-rows="true"/>
    </style:style>
    <style:style style:name="TableRow1400" style:family="table-row">
      <style:table-row-properties style:min-row-height="0.339583in"/>
    </style:style>
    <style:style style:name="TableCell140000" style:family="table-cell">
      <style:table-cell-properties fo:border-top="0.016667in solid #000000" fo:border-left="0.016667in solid #000000" fo:border-right="0.016667in solid #000000" fo:border-bottom="0.016667in solid #000000" fo:vertical-align="top" fo:background-color="#ffffff"/>
    </style:style>
    <style:style style:name="TableCell140001" style:family="table-cell">
      <style:table-cell-properties fo:border-top="0.016667in solid #000000" fo:border-left="0.016667in solid #000000" fo:border-right="0.016667in solid #000000" fo:border-bottom="0.016667in solid #000000" fo:vertical-align="top" fo:background-color="#ffffff"/>
    </style:style>
    <style:style style:name="TableCell140002" style:family="table-cell">
      <style:table-cell-properties fo:border-top="0.016667in solid #000000" fo:border-left="0.016667in solid #000000" fo:border-right="0.016667in solid #000000" fo:border-bottom="0.016667in solid #000000" fo:vertical-align="top" fo:background-color="#ffffff"/>
    </style:style>
    <style:style style:name="TableRow1401" style:family="table-row">
      <style:table-row-properties style:min-row-height="1.284722in"/>
    </style:style>
    <style:style style:name="TableCell140100" style:family="table-cell">
      <style:table-cell-properties fo:border-top="0.016667in solid #000000" fo:border-left="0.016667in solid #000000" fo:border-right="0.016667in solid #000000" fo:border-bottom="0.016667in solid #000000" fo:vertical-align="top" fo:background-color="#ffffff"/>
    </style:style>
    <style:style style:name="TableCell140101" style:family="table-cell">
      <style:table-cell-properties fo:border-top="0.016667in solid #000000" fo:border-left="0.016667in solid #000000" fo:border-right="0.016667in solid #000000" fo:border-bottom="0.016667in solid #000000" fo:vertical-align="top" fo:background-color="#ffffff"/>
    </style:style>
    <style:style style:name="TableCell140102" style:family="table-cell">
      <style:table-cell-properties fo:border-top="0.016667in solid #000000" fo:border-left="0.016667in solid #000000" fo:border-right="0.016667in solid #000000" fo:border-bottom="0.016667in solid #000000" fo:vertical-align="top" fo:background-color="#ffffff"/>
    </style:style>
    <style:style style:name="TableRow1402" style:family="table-row">
      <style:table-row-properties style:min-row-height="0.250000in"/>
    </style:style>
    <style:style style:name="TableCell140200" style:family="table-cell">
      <style:table-cell-properties fo:border-top="0.016667in solid #000000" fo:border-left="0.016667in solid #000000" fo:border-right="0.016667in solid #000000" fo:border-bottom="0.016667in solid #000000" fo:vertical-align="top" fo:background-color="#ffffff"/>
    </style:style>
    <style:style style:name="TableCell140201" style:family="table-cell">
      <style:table-cell-properties fo:border-top="0.016667in solid #000000" fo:border-left="0.016667in solid #000000" fo:border-right="0.016667in solid #000000" fo:border-bottom="0.016667in solid #000000" fo:vertical-align="top" fo:background-color="#ffffff"/>
    </style:style>
    <style:style style:name="TableCell140202" style:family="table-cell">
      <style:table-cell-properties fo:border-top="0.016667in solid #000000" fo:border-left="0.016667in solid #000000" fo:border-right="0.016667in solid #000000" fo:border-bottom="0.016667in solid #000000" fo:vertical-align="top" fo:background-color="#ffffff"/>
    </style:style>
    <style:style style:name="TableRow1403" style:family="table-row">
      <style:table-row-properties style:min-row-height="0.386806in"/>
    </style:style>
    <style:style style:name="TableCell140300" style:family="table-cell">
      <style:table-cell-properties fo:border-top="0.016667in solid #000000" fo:border-left="0.016667in solid #000000" fo:border-right="0.016667in solid #000000" fo:border-bottom="0.016667in solid #000000" fo:vertical-align="top" fo:background-color="#ffffff"/>
    </style:style>
    <style:style style:name="TableCell140301" style:family="table-cell">
      <style:table-cell-properties fo:border-top="0.016667in solid #000000" fo:border-left="0.016667in solid #000000" fo:border-right="0.016667in solid #000000" fo:border-bottom="0.016667in solid #000000" fo:vertical-align="top" fo:background-color="#ffffff"/>
    </style:style>
    <style:style style:name="TableCell140302" style:family="table-cell">
      <style:table-cell-properties fo:border-top="0.016667in solid #000000" fo:border-left="0.016667in solid #000000" fo:border-right="0.016667in solid #000000" fo:border-bottom="0.016667in solid #000000" fo:vertical-align="top" fo:background-color="#ffffff"/>
    </style:style>
    <style:style style:name="TableRow1404" style:family="table-row">
      <style:table-row-properties style:min-row-height="0.295139in"/>
    </style:style>
    <style:style style:name="TableCell140400" style:family="table-cell">
      <style:table-cell-properties fo:border-top="0.016667in solid #000000" fo:border-left="0.016667in solid #000000" fo:border-right="0.016667in solid #000000" fo:border-bottom="0.016667in solid #000000" fo:vertical-align="top" fo:background-color="#ffffff"/>
    </style:style>
    <style:style style:name="TableCell140401" style:family="table-cell">
      <style:table-cell-properties fo:border-top="0.016667in solid #000000" fo:border-left="0.016667in solid #000000" fo:border-right="0.016667in solid #000000" fo:border-bottom="0.016667in solid #000000" fo:vertical-align="top" fo:background-color="#ffffff"/>
    </style:style>
    <style:style style:name="TableCell140402" style:family="table-cell">
      <style:table-cell-properties fo:border-top="0.016667in solid #000000" fo:border-left="0.016667in solid #000000" fo:border-right="0.016667in solid #000000" fo:border-bottom="0.016667in solid #000000" fo:vertical-align="top" fo:background-color="#ffffff"/>
    </style:style>
    <style:style style:name="TableRow1405" style:family="table-row">
      <style:table-row-properties style:min-row-height="0.322917in"/>
    </style:style>
    <style:style style:name="TableCell140500" style:family="table-cell">
      <style:table-cell-properties fo:border-top="0.016667in solid #000000" fo:border-left="0.016667in solid #000000" fo:border-right="0.016667in solid #000000" fo:border-bottom="0.016667in solid #000000" fo:vertical-align="top" fo:background-color="#ffffff"/>
    </style:style>
    <style:style style:name="TableCell140501" style:family="table-cell">
      <style:table-cell-properties fo:border-top="0.016667in solid #000000" fo:border-left="0.016667in solid #000000" fo:border-right="0.016667in solid #000000" fo:border-bottom="0.016667in solid #000000" fo:vertical-align="top" fo:background-color="#ffffff"/>
    </style:style>
    <style:style style:name="TableCell140502" style:family="table-cell">
      <style:table-cell-properties fo:border-top="0.016667in solid #000000" fo:border-left="0.016667in solid #000000" fo:border-right="0.016667in solid #000000" fo:border-bottom="0.016667in solid #000000" fo:vertical-align="top" fo:background-color="#ffffff"/>
    </style:style>
    <style:style style:name="TableRow1406" style:family="table-row">
      <style:table-row-properties style:min-row-height="0.361111in"/>
    </style:style>
    <style:style style:name="TableCell140600" style:family="table-cell">
      <style:table-cell-properties fo:border-top="0.016667in solid #000000" fo:border-left="0.016667in solid #000000" fo:border-right="0.016667in solid #000000" fo:border-bottom="0.016667in solid #000000" fo:vertical-align="top" fo:background-color="#ffffff"/>
    </style:style>
    <style:style style:name="TableCell140601" style:family="table-cell">
      <style:table-cell-properties fo:border-top="0.016667in solid #000000" fo:border-left="0.016667in solid #000000" fo:border-right="0.016667in solid #000000" fo:border-bottom="0.016667in solid #000000" fo:vertical-align="top" fo:background-color="#ffffff"/>
    </style:style>
    <style:style style:name="TableCell140602" style:family="table-cell">
      <style:table-cell-properties fo:border-top="0.016667in solid #000000" fo:border-left="0.016667in solid #000000" fo:border-right="0.016667in solid #000000" fo:border-bottom="0.016667in solid #000000" fo:vertical-align="top" fo:background-color="#ffffff"/>
    </style:style>
    <style:style style:name="TableColumn1500" style:family="table-column">
      <style:table-column-properties style:column-width="1.708333in"/>
    </style:style>
    <style:style style:name="TableColumn1501" style:family="table-column">
      <style:table-column-properties style:column-width="1.569444in"/>
    </style:style>
    <style:style style:name="TableColumn1502" style:family="table-column">
      <style:table-column-properties style:column-width="2.027778in"/>
    </style:style>
    <style:style style:name="Table15" style:family="table">
      <style:table-properties style:width="5.305556in" fo:margin-left="1.000000in" style:writing-mode="lr" table:align="left" style:may-break-between-rows="true"/>
    </style:style>
    <style:style style:name="TableRow1500" style:family="table-row">
      <style:table-row-properties style:min-row-height="0.252083in"/>
    </style:style>
    <style:style style:name="TableCell150000" style:family="table-cell">
      <style:table-cell-properties fo:border-top="0.016667in solid #000000" fo:border-left="0.016667in solid #000000" fo:border-right="0.016667in solid #000000" fo:border-bottom="0.016667in solid #000000" fo:vertical-align="top" fo:background-color="#ffffff"/>
    </style:style>
    <style:style style:name="TableCell150001" style:family="table-cell">
      <style:table-cell-properties fo:border-top="0.016667in solid #000000" fo:border-left="0.016667in solid #000000" fo:border-right="0.016667in solid #000000" fo:border-bottom="0.016667in solid #000000" fo:vertical-align="top" fo:background-color="#ffffff"/>
    </style:style>
    <style:style style:name="TableCell150002" style:family="table-cell">
      <style:table-cell-properties fo:border-top="0.016667in solid #000000" fo:border-left="0.016667in solid #000000" fo:border-right="0.016667in solid #000000" fo:border-bottom="0.016667in solid #000000" fo:vertical-align="top" fo:background-color="#ffffff"/>
    </style:style>
    <style:style style:name="TableRow1501" style:family="table-row">
      <style:table-row-properties style:min-row-height="0.340278in"/>
    </style:style>
    <style:style style:name="TableCell150100" style:family="table-cell">
      <style:table-cell-properties fo:border-top="0.016667in solid #000000" fo:border-left="0.016667in solid #000000" fo:border-right="0.016667in solid #000000" fo:border-bottom="0.016667in solid #000000" fo:vertical-align="top" fo:background-color="#ffffff"/>
    </style:style>
    <style:style style:name="TableCell150101" style:family="table-cell">
      <style:table-cell-properties fo:border-top="0.016667in solid #000000" fo:border-left="0.016667in solid #000000" fo:border-right="0.016667in solid #000000" fo:border-bottom="0.016667in solid #000000" fo:vertical-align="top" fo:background-color="#ffffff"/>
    </style:style>
    <style:style style:name="TableCell150102" style:family="table-cell">
      <style:table-cell-properties fo:border-top="0.016667in solid #000000" fo:border-left="0.016667in solid #000000" fo:border-right="0.016667in solid #000000" fo:border-bottom="0.016667in solid #000000" fo:vertical-align="top" fo:background-color="#ffffff"/>
    </style:style>
    <style:style style:name="TableRow1502" style:family="table-row">
      <style:table-row-properties style:min-row-height="0.320833in"/>
    </style:style>
    <style:style style:name="TableCell150200" style:family="table-cell">
      <style:table-cell-properties fo:border-top="0.016667in solid #000000" fo:border-left="0.016667in solid #000000" fo:border-right="0.016667in solid #000000" fo:border-bottom="0.016667in solid #000000" fo:vertical-align="top" fo:background-color="#ffffff"/>
    </style:style>
    <style:style style:name="TableCell150201" style:family="table-cell">
      <style:table-cell-properties fo:border-top="0.016667in solid #000000" fo:border-left="0.016667in solid #000000" fo:border-right="0.016667in solid #000000" fo:border-bottom="0.016667in solid #000000" fo:vertical-align="top" fo:background-color="#ffffff"/>
    </style:style>
    <style:style style:name="TableCell150202" style:family="table-cell">
      <style:table-cell-properties fo:border-top="0.016667in solid #000000" fo:border-left="0.016667in solid #000000" fo:border-right="0.016667in solid #000000" fo:border-bottom="0.016667in solid #000000" fo:vertical-align="top" fo:background-color="#ffffff"/>
    </style:style>
    <style:style style:name="TableRow1503" style:family="table-row">
      <style:table-row-properties style:min-row-height="0.359028in"/>
    </style:style>
    <style:style style:name="TableCell150300" style:family="table-cell">
      <style:table-cell-properties fo:border-top="0.016667in solid #000000" fo:border-left="0.016667in solid #000000" fo:border-right="0.016667in solid #000000" fo:border-bottom="0.016667in solid #000000" fo:vertical-align="top" fo:background-color="#ffffff"/>
    </style:style>
    <style:style style:name="TableCell150301" style:family="table-cell">
      <style:table-cell-properties fo:border-top="0.016667in solid #000000" fo:border-left="0.016667in solid #000000" fo:border-right="0.016667in solid #000000" fo:border-bottom="0.016667in solid #000000" fo:vertical-align="top" fo:background-color="#ffffff"/>
    </style:style>
    <style:style style:name="TableCell150302" style:family="table-cell">
      <style:table-cell-properties fo:border-top="0.016667in solid #000000" fo:border-left="0.016667in solid #000000" fo:border-right="0.016667in solid #000000" fo:border-bottom="0.016667in solid #000000" fo:vertical-align="top" fo:background-color="#ffffff"/>
    </style:style>
  </office:automatic-styles>
  <office:body>
    <office:text>
      <text:p text:style-name="P1"><text:span text:style-name="T1">PROJECT REPORT</text:span></text:p>
      <text:p text:style-name="P2"><text:span text:style-name="T2">REAL-TIME RIVER WATER QUALITY MONITORING<text:s text:c="2"/>AND CONTROL SYSTEM</text:span></text:p>
      <text:p text:style-name="P2"><text:span text:style-name="T2">TEAM ID: PNT2022TMID41957</text:span></text:p>
      <text:p text:style-name="P3"><text:span text:style-name="T3"/></text:p>
      <text:p text:style-name="P4"><text:span text:style-name="T3"/></text:p>
      <text:p text:style-name="P5"><text:span text:style-name="T4"><text:s text:c="46"/></text:span><text:span text:style-name="T5">TEAM<text:s text:c="2"/>MEMBERS</text:span></text:p>
      <text:p text:style-name="P5"><text:span text:style-name="T5"><text:s text:c="24"/></text:span><text:span text:style-name="T6">R.SINEKA</text:span></text:p>
      <text:p text:style-name="P5"><text:span text:style-name="T6"><text:s text:c="28"/>K SUGANTHI</text:span></text:p>
      <text:p text:style-name="P5"><text:span text:style-name="T6"><text:s text:c="28"/>G.VINOTHINI</text:span></text:p>
      <text:p text:style-name="P5"><text:span text:style-name="T6"><text:s text:c="28"/>A.BHUVANA </text:span></text:p>
      <text:p text:style-name="P5"><text:span text:style-name="T6"><text:s/></text:span><text:span text:style-name="T7"><text:s text:c="3"/></text:span></text:p>
      <text:p text:style-name="P6"><text:span text:style-name="T8"/></text:p>
      <text:p text:style-name="P7"><text:span text:style-name="T9">INDEX</text:span></text:p>
      <text:list text:style-name="L8">
        <text:list-item>
          <text:p text:style-name="P8"><text:span text:style-name="T10">INTRODUCTION</text:span></text:p>
        </text:list-item>
        <text:list-item>
          <text:p text:style-name="P9"><text:span text:style-name="T11">Project Overview</text:span></text:p>
        </text:list-item>
        <text:list-item>
          <text:p text:style-name="P10"><text:span text:style-name="T11">Purpose</text:span></text:p>
        </text:list-item>
        <text:list-item>
          <text:p text:style-name="P11"><text:span text:style-name="T12">LITERATURE SURVEY</text:span></text:p>
        </text:list-item>
        <text:list-item>
          <text:p text:style-name="P12"><text:span text:style-name="T13">Existing problem</text:span></text:p>
        </text:list-item>
        <text:list-item>
          <text:p text:style-name="P12"><text:span text:style-name="T13">References</text:span></text:p>
        </text:list-item>
        <text:list-item>
          <text:p text:style-name="P12"><text:span text:style-name="T13">Problem Statement De</text:span><text:span text:style-name="T14">ﬁ</text:span><text:span text:style-name="T15">nition</text:span></text:p>
        </text:list-item>
        <text:list-item>
          <text:p text:style-name="P13"><text:span text:style-name="T16">IDEATION &amp; PROPOSED SOLUTION</text:span></text:p>
        </text:list-item>
        <text:list-item>
          <text:p text:style-name="P14"><text:span text:style-name="T17">Empathy Map Canvas</text:span></text:p>
        </text:list-item>
        <text:list-item>
          <text:p text:style-name="P14"><text:span text:style-name="T17">Ideation &amp; Brainstorming</text:span></text:p>
        </text:list-item>
        <text:list-item>
          <text:p text:style-name="P14"><text:span text:style-name="T17">Proposed solution</text:span></text:p>
        </text:list-item>
        <text:list-item>
          <text:p text:style-name="P14"><text:span text:style-name="T17">Problem Solution<text:s/></text:span><text:span text:style-name="T18">ﬁ</text:span><text:span text:style-name="T19">t</text:span></text:p>
        </text:list-item>
        <text:list-item>
          <text:p text:style-name="P15"><text:span text:style-name="T20">REQUIREMENT ANALYSIS</text:span></text:p>
        </text:list-item>
        <text:list-item>
          <text:p text:style-name="P16"><text:span text:style-name="T21">Functional requirement</text:span></text:p>
        </text:list-item>
        <text:list-item>
          <text:p text:style-name="P16"><text:span text:style-name="T21">Non-Functional requirements</text:span></text:p>
        </text:list-item>
        <text:list-item>
          <text:p text:style-name="P17"><text:span text:style-name="T22">PROJECT DESIGN</text:span></text:p>
        </text:list-item>
        <text:list-item>
          <text:p text:style-name="P18"><text:span text:style-name="T23">Data Flow Diagrams</text:span></text:p>
        </text:list-item>
        <text:list-item>
          <text:p text:style-name="P19"><text:span text:style-name="T23">Solution &amp; Technical Architecture</text:span></text:p>
        </text:list-item>
        <text:list-item>
          <text:p text:style-name="P20"><text:span text:style-name="T23">User Stories</text:span></text:p>
        </text:list-item>
        <text:list-item>
          <text:p text:style-name="P21"><text:span text:style-name="T24">PROJECT PLANNING &amp; SCHEDULING</text:span></text:p>
        </text:list-item>
        <text:list-item>
          <text:p text:style-name="P22"><text:span text:style-name="T25">Sprint Planning &amp; Estimation</text:span></text:p>
        </text:list-item>
        <text:list-item>
          <text:p text:style-name="P22"><text:span text:style-name="T25">Sprint Delivery Schedule</text:span></text:p>
        </text:list-item>
        <text:list-item>
          <text:p text:style-name="P22"><text:span text:style-name="T25">Reports from JIRA</text:span></text:p>
        </text:list-item>
        <text:list-item>
          <text:p text:style-name="P23"><text:span text:style-name="T26">CODING &amp; SOLUTIONING</text:span></text:p>
        </text:list-item>
        <text:list-item>
          <text:p text:style-name="P24"><text:span text:style-name="T27">Feature 1</text:span></text:p>
        </text:list-item>
        <text:list-item>
          <text:p text:style-name="P24"><text:span text:style-name="T27">Feature 2</text:span></text:p>
        </text:list-item>
      </text:list>
      <text:p text:style-name="P25"><text:span text:style-name="T28"/></text:p>
      <text:list text:style-name="L26">
        <text:list-item>
          <text:p text:style-name="P26"><text:span text:style-name="T29">TESTING</text:span></text:p>
        </text:list-item>
        <text:list-item>
          <text:p text:style-name="P27"><text:span text:style-name="T30">Test Cases</text:span></text:p>
        </text:list-item>
        <text:list-item>
          <text:p text:style-name="P27"><text:span text:style-name="T30">User Acceptance Testing</text:span></text:p>
        </text:list-item>
        <text:list-item>
          <text:p text:style-name="P28"><text:span text:style-name="T31">RESULTS</text:span></text:p>
        </text:list-item>
        <text:list-item>
          <text:p text:style-name="P29"><text:span text:style-name="T32">Performance Metrics<text:s/></text:span><text:span text:style-name="T33">10.ADVANTAGES &amp; DISADVANTAGES 11.CONCLUSION</text:span></text:p>
        </text:list-item>
        <text:list-item>
          <text:p text:style-name="P30"><text:span text:style-name="T33">FUTURE SCOPE</text:span></text:p>
        </text:list-item>
        <text:list-item>
          <text:p text:style-name="P31"><text:span text:style-name="T33">APPENDIX</text:span></text:p>
        </text:list-item>
        <text:list-item>
          <text:p text:style-name="P32"><text:span text:style-name="T34">Source Code</text:span></text:p>
        </text:list-item>
        <text:list-item>
          <text:p text:style-name="P32"><text:span text:style-name="T34">GitHub &amp; Project Demo Link</text:span></text:p>
        </text:list-item>
      </text:list>
      <text:p text:style-name="P33"><text:span text:style-name="T35"/></text:p>
      <text:list text:style-name="L34">
        <text:list-item>
          <text:p text:style-name="P34"><text:span text:style-name="T36">INTRODUCTION</text:span></text:p>
        </text:list-item>
      </text:list>
      <text:p text:style-name="P35"><text:span text:style-name="T37"/></text:p>
      <text:list text:style-name="L36">
        <text:list-item>
          <text:p text:style-name="P36"><text:span text:style-name="T38">PROJECT OVERVIEW</text:span></text:p>
        </text:list-item>
      </text:list>
      <text:p text:style-name="P37"><text:span text:style-name="T39"/></text:p>
      <text:p text:style-name="P38"><text:span text:style-name="T40">Water is the primary need of all living beings and living without water is impossible. With the advancement of technology and industrialization, environmental pollution has become a major concern. Water pollution is one of the most serious types of this environmental pollution. Our lives depend on the quality of water that we consume in di</text:span><text:span text:style-name="T41">ff</text:span><text:span text:style-name="T42">erent ways, from juices which are produced by the industries. Any imbalance in the quality of water would severely a</text:span><text:span text:style-name="T43">ff</text:span><text:span text:style-name="T44">ect the humans health and at the same time it would a</text:span><text:span text:style-name="T45">ff</text:span><text:span text:style-name="T46">ect the ecological balance among all species. Water quality refers to the chemical, biological, radiological, and biological parameters of the water.</text:span></text:p>
      <text:p text:style-name="P39"><text:span text:style-name="T46">The essential parameters of the water quality vary based on the application</text:span></text:p>
      <text:p text:style-name="P40"><text:span text:style-name="T46">of water. For example, for aquariums, it is necessary to maintain the temperature, pH level, dissolved oxygen level, turbidity, and the level of the water in a certain normal range in order to ensure the safety of the<text:s/></text:span><text:span text:style-name="T47">ﬁ</text:span><text:span text:style-name="T48">sh inside the aquarium. For the industrial and household applications, however, some parameters of the water are more essential to be monitored frequently than the others, depending on the usage of the water.</text:span></text:p>
      <text:p text:style-name="P41"><text:span text:style-name="T49"/></text:p>
      <text:list text:style-name="L42">
        <text:list-item>
          <text:p text:style-name="P42"><text:span text:style-name="T50">PURPOSE</text:span></text:p>
        </text:list-item>
      </text:list>
      <text:p text:style-name="P43"><text:span text:style-name="T51"/></text:p>
      <text:p text:style-name="P44"><text:span text:style-name="T52">The traditional method for monitoring the water quality is such that the water sample is taken and sent to the laboratory to be tested manually by analytical methods. Although by this method the chemical, physical, and biological agents of the water can be analyzed, it has several drawbacks. Firstly, it is time consuming and labor intensive. Secondly, the cost for this method was some what high.</text:span></text:p>
      <text:p text:style-name="P45"><text:span text:style-name="T53"/></text:p>
      <text:p text:style-name="P45"><text:span text:style-name="T53"/></text:p>
      <text:p text:style-name="P46"><text:span text:style-name="T53"/></text:p>
      <text:p text:style-name="P47"><text:span text:style-name="T54">Compared to the conventional water quality testing techniques, sensor based water quality testing has many advantages such as accurate, high sensitivity, good selectivity, speed, fast response, low cost etc.</text:span></text:p>
      <text:p text:style-name="P48"><text:span text:style-name="T55"/></text:p>
      <text:list text:style-name="L49">
        <text:list-item>
          <text:p text:style-name="P49"><text:span text:style-name="T56">LITERATURE SURVEY</text:span></text:p>
        </text:list-item>
      </text:list>
      <text:p text:style-name="P50"><text:span text:style-name="T57"/></text:p>
      <text:list text:style-name="L51">
        <text:list-item>
          <text:p text:style-name="P51"><text:span text:style-name="T58">EXISTING PROBLEM</text:span></text:p>
        </text:list-item>
      </text:list>
      <text:p text:style-name="P52"><text:span text:style-name="T59"/></text:p>
      <text:p text:style-name="P53"><text:span text:style-name="T60">Existing system has mechanisms which are semi-automated or manually controlled devices which are to be handled by a person responsible for monitoring the water quality. There is a need to have human intervention in taking various readings of the water parameters.</text:span></text:p>
      <text:p text:style-name="P54"><text:span text:style-name="T61"/></text:p>
      <text:p text:style-name="P55"><text:span text:style-name="T62">The instruments or tools are used either by putting/inserting a water sensing part into water and seeing the result on a small display device or by directly inserting a portable device in water and watching the output on the display.</text:span></text:p>
      <text:p text:style-name="P56"><text:span text:style-name="T62">Central Water Commission (CWC) monitors water quality, by collecting samples from representative locations within the processing and distribution system.</text:span></text:p>
      <text:p text:style-name="P57"><text:span text:style-name="T63"/></text:p>
      <text:p text:style-name="P58"><text:span text:style-name="T64">These samples are analyzed at the well-equipped laboratories. At these laboratories, samples of raw water,<text:s/></text:span><text:span text:style-name="T65">ﬁ</text:span><text:span text:style-name="T66">lter water and treated water are taken for analysis, these analysis can be performed by human intervention which for a speci</text:span><text:span text:style-name="T67">ﬁ</text:span><text:span text:style-name="T68">c period only. The disadvantage of this system is, water is not monitoring seamlessly, and it always needs human intervention.</text:span></text:p>
      <text:p text:style-name="P59"><text:span text:style-name="T69"/></text:p>
      <text:list text:style-name="L60">
        <text:list-item>
          <text:p text:style-name="P60"><text:span text:style-name="T70">REFERENCES</text:span></text:p>
        </text:list-item>
      </text:list>
      <text:p text:style-name="P61"><text:span text:style-name="T71"/></text:p>
      <text:p text:style-name="P62"><text:span text:style-name="T72">J.Navarajan et al.[1]:<text:s/></text:span><text:span text:style-name="T73">Paper focuses on Detection on water pollution and water management using smart sensors iotTo ensure the safe supply of drinking water the quality should be monitored in real time for that purpose new approach IOT (Internet of Things) based water quality monitoring has been proposed.This system consists some sensors. Which measure the water quality parameters such as pH, turbidity, conductivity, dissolved oxygen, temperature. The measured values from the sensors are processed by a microcontroller and these processed values are transmitted remotely to the core controller that is raspberry pi using the Zigbee protocol. Based on a study of existing water quality monitoring systems and scenarios of water we can say that the proposed system is more suitable to monitor water quality parameters in real time. Based on a study of existing water quality monitoring systems and scenarios of water we can say that the proposed system is more suitable to monitor water quality parameters in real time.</text:span></text:p>
      <text:p text:style-name="P63"><text:span text:style-name="T74"/></text:p>
      <text:p text:style-name="P64"><text:span text:style-name="T75">NatasaMarkovic et al. [2]:<text:s/></text:span><text:span text:style-name="T76">this research paper focuses on Sensor Web for River Water Pollution Monitoring and Alert SystemSensor Web has provided infrastructure for collecting and processing data from distributed and heterogeneous sensors. This set of technologies has found various implementations, especially in the area of environmental monitoring</text:span><text:span text:style-name="T77">.<text:s/></text:span><text:span text:style-name="T78">The Sensor Web architecture for crisis management, described in this paper, provides active monitoring of measuring parameters and timely responses in cases of environmental disasters. The River Water Management and Alert System built on this architecture enables access, control and management of river water pollution.</text:span></text:p>
      <text:p text:style-name="P65"><text:span text:style-name="T79"/></text:p>
      <text:p text:style-name="P65"><text:span text:style-name="T79"/></text:p>
      <text:p text:style-name="P66"><text:span text:style-name="T79"/></text:p>
      <text:p text:style-name="P67"><text:span text:style-name="T80">K.A. UnnikrishnaMenon et al,[3]:<text:s/></text:span><text:span text:style-name="T81">This research paper focuses on Wireless Sensor Network for River Water Quality Monitoring in India This paper introduces a river water quality monitoring system based on wireless sensor network which helps in continuous and remote monitoring of the water quality data in India. The wireless</text:span></text:p>
      <text:p text:style-name="P68"><text:span text:style-name="T82"/></text:p>
      <text:p text:style-name="P69"><text:span text:style-name="T83">sensor node in the system is designed for monitoring the pH of water, which is one of the main parameters that a</text:span><text:span text:style-name="T84">ff</text:span><text:span text:style-name="T85">ect the quality of water. Wireless sensor Network which aids in River Water Quality Monitoring. This paper also proposes a novel technique for the design of a water quality sensor node which can be used for monitoring the pH of water.</text:span></text:p>
      <text:p text:style-name="P70"><text:span text:style-name="T86"/></text:p>
      <text:p text:style-name="P71"><text:span text:style-name="T87">Aswinkumar et al.[4]:<text:s/></text:span><text:span text:style-name="T88">This research paper focuses on Detection on water pollution and water management using smart sensors iotTo ensure the safe supply of drinking water the quality should be monitored in real time for that purpose new approach IOT (Internet of Things) based water quality monitoring has been proposed.This system consists some sensors. Which measure the water quality parameters such as pH, turbidity, conductivity, dissolved oxygen, temperature. The measured values from the sensors are processed by a microcontroller and these processed values are transmitted remotely to the core controller that is raspberry pi using the Zigbee protocol. Based on a study of existing water quality monitoring systems and scenarios of water we can say that the proposed system is more suitable to monitor water quality parameters in real time. Based on a study of existing water quality monitoring system and scenario of water we can say that proposed system is more suitable to monitor water quality parameters in real time</text:span></text:p>
      <text:p text:style-name="P72"><text:span text:style-name="T89"/></text:p>
      <text:p text:style-name="P73"><text:span text:style-name="T90">Leonid Stoimenovet al. [5]:<text:s/></text:span><text:span text:style-name="T91">this research paper focuses on Sensor Web for River Water Pollution Monitoring and Alert SystemSensor Web has provided infrastructure for collecting and processing data from distributed and heterogeneous sensors. This set of technologies has found various implementations, especially in the area of environmental monitoring. The Sensor Web architecture for crisis management, described in this paper, provides active monitoring of measuring parameters and timely responses in cases of environmental disasters. The River Water Management and Alert System built on this architecture enables access, control and management of river water pollution.</text:span></text:p>
      <text:p text:style-name="P74"><text:span text:style-name="T92"/></text:p>
      <text:p text:style-name="P75"><text:span text:style-name="T93">Maneesha V. Ramehet al,[6]:<text:s/></text:span><text:span text:style-name="T94">This research paper focuses on Wireless Sensor Network for River Water Quality Monitoring in India This paper introduces a river</text:span></text:p>
      <text:p text:style-name="P76"><text:span text:style-name="T95"/></text:p>
      <text:p text:style-name="P77"><text:span text:style-name="T96">water quality monitoring system based on wireless sensor network which helps in continuous and remote monitoring of the water quality data in India. The wireless sensor node in the system is designed for monitoring the pH of water, which is one of the main parameters that a</text:span><text:span text:style-name="T97">ff</text:span><text:span text:style-name="T98">ect the quality of water. Wireless sensor Network which aids in River Water Quality Monitoring. This paper also proposes a novel</text:span></text:p>
      <text:p text:style-name="P78"><text:span text:style-name="T98">technique for the design of a water quality sensor node which can be used for monitoring the pH of water.</text:span></text:p>
      <text:p text:style-name="P79"><text:span text:style-name="T99"/></text:p>
      <text:list text:style-name="L80">
        <text:list-item>
          <text:p text:style-name="P80"><text:span text:style-name="T100">PROBLEM STATEMENT DEFINITION</text:span></text:p>
        </text:list-item>
      </text:list>
      <text:p text:style-name="P81"><text:span text:style-name="T101">Agriculture is the backbone of Delta region in Tamil nadu. 80% of cultivation depends on Cauvery river water. The river water is carried through the agricultural<text:s/></text:span><text:span text:style-name="T102">ﬁ</text:span><text:span text:style-name="T103">elds via canals. And the river water is the main source of drinking water supply for the localities. But it was polluted by fertilizers, pesticides, chemicals and also by some biological activities. It directly a</text:span><text:span text:style-name="T104">ff</text:span><text:span text:style-name="T105">ects people’s health and aquarium lifestyle. So, the quality of water needs to be monitored, that is almost important to use it for various purposes.</text:span></text:p>
      <text:p text:style-name="P82"><text:span text:style-name="T106"/></text:p>
      <text:p text:style-name="P83"><text:span text:style-name="T107">It is mandatory to monitor pH level and temperature of the river water. If the quality of the water is not good it will be announced to localities not to use the water.</text:span></text:p>
      <text:p text:style-name="P84"><text:span text:style-name="T108"/></text:p>
      <text:p text:style-name="P85"><text:span text:style-name="T108"/></text:p>
      <table:table table:style-name="Table01">
        <table:table-column table:style-name="TableColumn0100"/>
        <table:table-column table:style-name="TableColumn0101"/>
        <table:table-column table:style-name="TableColumn0102"/>
        <table:table-column table:style-name="TableColumn0103"/>
        <table:table-column table:style-name="TableColumn0104"/>
        <table:table-column table:style-name="TableColumn0105"/>
        <table:table-row table:style-name="TableRow0100">
          <table:table-cell table:style-name="TableCell010000">
            <text:p text:style-name="P87"><text:span text:style-name="T109">Problem</text:span></text:p>
            <text:p text:style-name="P88"><text:span text:style-name="T109">Statement(PS)</text:span><text:span text:style-name="T110"/></text:p>
          </table:table-cell>
          <table:table-cell table:style-name="TableCell010001">
            <text:p text:style-name="P89"><text:span text:style-name="T111">I am</text:span><text:span text:style-name="T112"/></text:p>
          </table:table-cell>
          <table:table-cell table:style-name="TableCell010002">
            <text:p text:style-name="P90"><text:span text:style-name="T113">I’m trying to</text:span><text:span text:style-name="T114"/></text:p>
          </table:table-cell>
          <table:table-cell table:style-name="TableCell010003">
            <text:p text:style-name="P91"><text:span text:style-name="T115">But</text:span><text:span text:style-name="T116"/></text:p>
          </table:table-cell>
          <table:table-cell table:style-name="TableCell010004">
            <text:p text:style-name="P91"><text:span text:style-name="T117">Because</text:span><text:span text:style-name="T118"/></text:p>
          </table:table-cell>
          <table:table-cell table:style-name="TableCell010005">
            <text:p text:style-name="P92"><text:span text:style-name="T119">Which makes</text:span></text:p>
            <text:p text:style-name="P93"><text:span text:style-name="T119">me feel</text:span><text:span text:style-name="T120"/></text:p>
          </table:table-cell>
        </table:table-row>
        <table:table-row table:style-name="TableRow0101">
          <table:table-cell table:style-name="TableCell010100">
            <text:p text:style-name="P96"><text:span text:style-name="T121">PS -1</text:span><text:span text:style-name="T122"/></text:p>
          </table:table-cell>
          <table:table-cell table:style-name="TableCell010101">
            <text:p text:style-name="P97"><text:span text:style-name="T123">Farmer</text:span><text:span text:style-name="T124"/></text:p>
          </table:table-cell>
          <table:table-cell table:style-name="TableCell010102">
            <text:p text:style-name="P98"><text:span text:style-name="T125">Cultivate</text:span><text:span text:style-name="T126"/></text:p>
          </table:table-cell>
          <table:table-cell table:style-name="TableCell010103">
            <text:p text:style-name="P99"><text:span text:style-name="T127">Not able</text:span><text:span text:style-name="T128"/></text:p>
          </table:table-cell>
          <table:table-cell table:style-name="TableCell010104">
            <text:p text:style-name="P99"><text:span text:style-name="T129">Inadequate</text:span><text:span text:style-name="T130"/></text:p>
          </table:table-cell>
          <table:table-cell table:style-name="TableCell010105">
            <text:p text:style-name="P100"><text:span text:style-name="T131">and it also</text:span><text:span text:style-name="T132"/></text:p>
          </table:table-cell>
        </table:table-row>
        <table:table-row table:style-name="TableRow0102">
          <table:table-cell table:style-name="TableCell010200">
            <text:p text:style-name="P103"><text:span text:style-name="T132"/></text:p>
          </table:table-cell>
          <table:table-cell table:style-name="TableCell010201">
            <text:p text:style-name="P103"><text:span text:style-name="T132"/></text:p>
          </table:table-cell>
          <table:table-cell table:style-name="TableCell010202">
            <text:p text:style-name="P104"><text:span text:style-name="T133">paddy, sugercane, maize</text:span><text:span text:style-name="T134"/></text:p>
          </table:table-cell>
          <table:table-cell table:style-name="TableCell010203">
            <text:p text:style-name="P105"><text:span text:style-name="T135">to harvest good quality</text:span></text:p>
            <text:p text:style-name="P106"><text:span text:style-name="T135">of crops</text:span><text:span text:style-name="T136"/></text:p>
          </table:table-cell>
          <table:table-cell table:style-name="TableCell010204">
            <text:p text:style-name="P107"><text:span text:style-name="T137">Supply of good quality of water</text:span><text:span text:style-name="T138"/></text:p>
          </table:table-cell>
          <table:table-cell table:style-name="TableCell010205">
            <text:p text:style-name="P108"><text:span text:style-name="T139">affect cattles</text:span><text:span text:style-name="T140"/></text:p>
          </table:table-cell>
        </table:table-row>
        <table:table-row table:style-name="TableRow0103">
          <table:table-cell table:style-name="TableCell010300">
            <text:p text:style-name="P111"><text:span text:style-name="T141">PS -2</text:span><text:span text:style-name="T142"/></text:p>
          </table:table-cell>
          <table:table-cell table:style-name="TableCell010301">
            <text:p text:style-name="P112"><text:span text:style-name="T143">General</text:span><text:span text:style-name="T144"/></text:p>
          </table:table-cell>
          <table:table-cell table:style-name="TableCell010302">
            <text:p text:style-name="P113"><text:span text:style-name="T145">Use good</text:span><text:span text:style-name="T146"/></text:p>
          </table:table-cell>
          <table:table-cell table:style-name="TableCell010303">
            <text:p text:style-name="P114"><text:span text:style-name="T147">It is not</text:span><text:span text:style-name="T148"/></text:p>
          </table:table-cell>
          <table:table-cell table:style-name="TableCell010304">
            <text:p text:style-name="P114"><text:span text:style-name="T149">High usage</text:span><text:span text:style-name="T150"/></text:p>
          </table:table-cell>
          <table:table-cell table:style-name="TableCell010305">
            <text:p text:style-name="P115"><text:span text:style-name="T151">Unhealthy</text:span><text:span text:style-name="T152"/></text:p>
          </table:table-cell>
        </table:table-row>
        <table:table-row table:style-name="TableRow0104">
          <table:table-cell table:style-name="TableCell010400">
            <text:p text:style-name="P118"><text:span text:style-name="T152"/></text:p>
          </table:table-cell>
          <table:table-cell table:style-name="TableCell010401">
            <text:p text:style-name="P119"><text:span text:style-name="T153">public</text:span><text:span text:style-name="T154"/></text:p>
          </table:table-cell>
          <table:table-cell table:style-name="TableCell010402">
            <text:p text:style-name="P120"><text:span text:style-name="T155">quality of</text:span><text:span text:style-name="T156"/></text:p>
          </table:table-cell>
          <table:table-cell table:style-name="TableCell010403">
            <text:p text:style-name="P121"><text:span text:style-name="T157">good to</text:span><text:span text:style-name="T158"/></text:p>
          </table:table-cell>
          <table:table-cell table:style-name="TableCell010404">
            <text:p text:style-name="P121"><text:span text:style-name="T159">of</text:span><text:span text:style-name="T160"/></text:p>
          </table:table-cell>
          <table:table-cell table:style-name="TableCell010405">
            <text:p text:style-name="P122"><text:span text:style-name="T161">and</text:span><text:span text:style-name="T162"/></text:p>
          </table:table-cell>
        </table:table-row>
        <table:table-row table:style-name="TableRow0105">
          <table:table-cell table:style-name="TableCell010500">
            <text:p text:style-name="P125"><text:span text:style-name="T162"/></text:p>
          </table:table-cell>
          <table:table-cell table:style-name="TableCell010501">
            <text:p text:style-name="P125"><text:span text:style-name="T162"/></text:p>
          </table:table-cell>
          <table:table-cell table:style-name="TableCell010502">
            <text:p text:style-name="P126"><text:span text:style-name="T163">water for various purpose</text:span><text:span text:style-name="T164"/></text:p>
          </table:table-cell>
          <table:table-cell table:style-name="TableCell010503">
            <text:p text:style-name="P127"><text:span text:style-name="T165">drink and use</text:span><text:span text:style-name="T166"/></text:p>
          </table:table-cell>
          <table:table-cell table:style-name="TableCell010504">
            <text:p text:style-name="P128"><text:span text:style-name="T167">pesticides, and sewage mixes with</text:span><text:span text:style-name="T168"/></text:p>
          </table:table-cell>
          <table:table-cell table:style-name="TableCell010505">
            <text:p text:style-name="P129"><text:span text:style-name="T169">struggles for daily usage of water</text:span><text:span text:style-name="T170"/></text:p>
          </table:table-cell>
        </table:table-row>
        <table:table-row table:style-name="TableRow0106">
          <table:table-cell table:style-name="TableCell010600">
            <text:p text:style-name="P132"><text:span text:style-name="T170"/></text:p>
          </table:table-cell>
          <table:table-cell table:style-name="TableCell010601">
            <text:p text:style-name="P132"><text:span text:style-name="T170"/></text:p>
          </table:table-cell>
          <table:table-cell table:style-name="TableCell010602">
            <text:p text:style-name="P132"><text:span text:style-name="T170"/></text:p>
          </table:table-cell>
          <table:table-cell table:style-name="TableCell010603">
            <text:p text:style-name="P132"><text:span text:style-name="T170"/></text:p>
          </table:table-cell>
          <table:table-cell table:style-name="TableCell010604">
            <text:p text:style-name="P133"><text:span text:style-name="T171">river water</text:span><text:span text:style-name="T172"/></text:p>
          </table:table-cell>
          <table:table-cell table:style-name="TableCell010605">
            <text:p text:style-name="P134"><text:span text:style-name="T172"/></text:p>
          </table:table-cell>
        </table:table-row>
      </table:table>
      <text:p text:style-name="P136"><text:span text:style-name="T172"/></text:p>
      <text:list text:style-name="L137">
        <text:list-item>
          <text:p text:style-name="P137"><text:span text:style-name="T173">IDEATION &amp; PROPOSED SOLUTION</text:span></text:p>
        </text:list-item>
      </text:list>
      <text:p text:style-name="P138"><text:span text:style-name="T174"/></text:p>
      <text:list text:style-name="L139">
        <text:list-item>
          <text:p text:style-name="P139"><text:span text:style-name="T175">EMPATHY MAP CANVAS</text:span></text:p>
        </text:list-item>
      </text:list>
      <text:p text:style-name="P140"><text:span text:style-name="T176"/></text:p>
      <text:p text:style-name="P141"><draw:frame text:anchor-type="as-char" svg:width="186.27mm" svg:height="120.65mm" style:rel-width="scale" style:rel-height="scale"><draw:object-ole xlink:href="OleObj1"/><draw:image xlink:href="ObjectReplacements/OleObj1"/></draw:frame><text:span text:style-name="T176"/></text:p>
      <text:p text:style-name="P142"><text:span text:style-name="T176"/></text:p>
      <text:list text:style-name="L143">
        <text:list-item>
          <text:p text:style-name="P143"><text:span text:style-name="T177">IDEATION AND BRAINSTROMING</text:span></text:p>
        </text:list-item>
      </text:list>
      <text:p text:style-name="P144"><text:span text:style-name="T178"/></text:p>
      <text:p text:style-name="P145"><text:span text:style-name="T178"/></text:p>
      <text:p text:style-name="P146"><text:span text:style-name="T179">Step-1: Team Gathering, Collaboration and Select the Problem Statement:</text:span></text:p>
      <text:p text:style-name="P147"><text:span text:style-name="T180"/></text:p>
      <text:p text:style-name="P148"><draw:frame text:anchor-type="as-char" svg:width="147.11mm" svg:height="105.30mm" style:rel-width="scale" style:rel-height="scale"><draw:object-ole xlink:href="OleObj2"/><draw:image xlink:href="ObjectReplacements/OleObj2"/></draw:frame><text:span text:style-name="T180"/></text:p>
      <text:p text:style-name="P149"><text:span text:style-name="T180"/></text:p>
      <text:p text:style-name="P150"><text:span text:style-name="T181">Step-2: Brainstorm, Idea Listing and Grouping:</text:span></text:p>
      <text:p text:style-name="P151"><draw:frame text:anchor-type="as-char" svg:width="149.49mm" svg:height="105.30mm" style:rel-width="scale" style:rel-height="scale"><draw:object-ole xlink:href="OleObj3"/><draw:image xlink:href="ObjectReplacements/OleObj3"/></draw:frame><text:span text:style-name="T182"/></text:p>
      <text:p text:style-name="P152"><text:span text:style-name="T182"/></text:p>
      <text:p text:style-name="P153"><draw:frame text:anchor-type="as-char" svg:width="143.40mm" svg:height="93.66mm" style:rel-width="scale" style:rel-height="scale"><draw:object-ole xlink:href="OleObj4"/><draw:image xlink:href="ObjectReplacements/OleObj4"/></draw:frame><text:span text:style-name="T182"/></text:p>
      <text:p text:style-name="P154"><text:span text:style-name="T182"/></text:p>
      <text:p text:style-name="P155"><draw:frame text:anchor-type="as-char" svg:width="166.95mm" svg:height="105.30mm" style:rel-width="scale" style:rel-height="scale"><draw:object-ole xlink:href="OleObj5"/><draw:image xlink:href="ObjectReplacements/OleObj5"/></draw:frame><text:span text:style-name="T183">Step-3: Idea Prioritization:</text:span></text:p>
      <text:p text:style-name="P156"><text:span text:style-name="T184"/></text:p>
      <text:p text:style-name="P157"><text:span text:style-name="T184"/></text:p>
      <text:list text:style-name="L158">
        <text:list-item>
          <text:p text:style-name="P158"><text:span text:style-name="T185">PROPOSED SOLUTION</text:span></text:p>
        </text:list-item>
      </text:list>
      <text:p text:style-name="P159"><text:span text:style-name="T186"/></text:p>
      <text:p text:style-name="P160"><text:span text:style-name="T186"/></text:p>
      <table:table table:style-name="Table02">
        <table:table-column table:style-name="TableColumn0200"/>
        <table:table-column table:style-name="TableColumn0201"/>
        <table:table-column table:style-name="TableColumn0202"/>
        <table:table-row table:style-name="TableRow0200">
          <table:table-cell table:style-name="TableCell020000">
            <text:p text:style-name="P162"><text:span text:style-name="T187">S.No</text:span><text:span text:style-name="T188"/></text:p>
          </table:table-cell>
          <table:table-cell table:style-name="TableCell020001">
            <text:p text:style-name="P163"><text:span text:style-name="T189">Parameter</text:span><text:span text:style-name="T190"/></text:p>
          </table:table-cell>
          <table:table-cell table:style-name="TableCell020002">
            <text:p text:style-name="P164"><text:span text:style-name="T191">Description</text:span><text:span text:style-name="T192"/></text:p>
          </table:table-cell>
        </table:table-row>
        <table:table-row table:style-name="TableRow0201">
          <table:table-cell table:style-name="TableCell020100">
            <text:p text:style-name="P167"><text:span text:style-name="T193">1.</text:span><text:span text:style-name="T194"/></text:p>
          </table:table-cell>
          <table:table-cell table:style-name="TableCell020101">
            <text:p text:style-name="P168"><text:span text:style-name="T195">Problem Statement (Problem to be</text:span></text:p>
            <text:p text:style-name="P169"><text:span text:style-name="T195">solved)</text:span><text:span text:style-name="T196"/></text:p>
          </table:table-cell>
          <table:table-cell table:style-name="TableCell020102">
            <text:p text:style-name="P170"><text:span text:style-name="T197">In Delta regions, the river water is the major source and backbone for farmers for cultivating crops and drinking water supply for the localities. But it is polluted by fertilizers, pesticides, chemicals and also by some biological activities. It directly affects people’s health and aquarium lifestyle. So, the quality of water needs to be monitored.</text:span><text:span text:style-name="T198"/></text:p>
          </table:table-cell>
        </table:table-row>
      </table:table>
      <text:p text:style-name="P172"><text:span text:style-name="T198"/></text:p>
      <text:p text:style-name="P173"><text:span text:style-name="T198"/></text:p>
      <table:table table:style-name="Table03">
        <table:table-column table:style-name="TableColumn0300"/>
        <table:table-column table:style-name="TableColumn0301"/>
        <table:table-column table:style-name="TableColumn0302"/>
        <table:table-row table:style-name="TableRow0300">
          <table:table-cell table:style-name="TableCell030000">
            <text:p text:style-name="P175"><text:span text:style-name="T199">2.</text:span><text:span text:style-name="T200"/></text:p>
          </table:table-cell>
          <table:table-cell table:style-name="TableCell030001">
            <text:p text:style-name="P176"><text:span text:style-name="T201">Idea / Solution description</text:span><text:span text:style-name="T202"/></text:p>
          </table:table-cell>
          <table:table-cell table:style-name="TableCell030002">
            <text:p text:style-name="P177"><text:span text:style-name="T203">Monitoring the quality of river water/water bodies using sensors<text:tab/>and<text:tab/>arduino for<text:tab/>domestic</text:span></text:p>
            <text:p text:style-name="P178"><text:span text:style-name="T203">and agriculture purposes.</text:span><text:span text:style-name="T204"/></text:p>
          </table:table-cell>
        </table:table-row>
        <table:table-row table:style-name="TableRow0301">
          <table:table-cell table:style-name="TableCell030100">
            <text:p text:style-name="P181"><text:span text:style-name="T205">3.</text:span><text:span text:style-name="T206"/></text:p>
          </table:table-cell>
          <table:table-cell table:style-name="TableCell030101">
            <text:p text:style-name="P182"><text:span text:style-name="T207">Novelty / Uniqueness</text:span><text:span text:style-name="T208"/></text:p>
          </table:table-cell>
          <table:table-cell table:style-name="TableCell030102">
            <text:p text:style-name="P183"><text:span text:style-name="T209">Measured pH and temperature can be monitored by using mobile app</text:span><text:span text:style-name="T210"/></text:p>
          </table:table-cell>
        </table:table-row>
        <table:table-row table:style-name="TableRow0302">
          <table:table-cell table:style-name="TableCell030200">
            <text:p text:style-name="P186"><text:span text:style-name="T211">4.</text:span><text:span text:style-name="T212"/></text:p>
          </table:table-cell>
          <table:table-cell table:style-name="TableCell030201">
            <text:p text:style-name="P187"><text:span text:style-name="T213">Social Impact/</text:span></text:p>
            <text:p text:style-name="P188"><text:span text:style-name="T213">CustomerSatisfaction</text:span><text:span text:style-name="T214"/></text:p>
          </table:table-cell>
          <table:table-cell table:style-name="TableCell030202">
            <text:p text:style-name="P189"><text:span text:style-name="T215">People come to know about the quality of water</text:span><text:span text:style-name="T216"/></text:p>
          </table:table-cell>
        </table:table-row>
        <table:table-row table:style-name="TableRow0303">
          <table:table-cell table:style-name="TableCell030300">
            <text:p text:style-name="P192"><text:span text:style-name="T217">5.</text:span><text:span text:style-name="T218"/></text:p>
          </table:table-cell>
          <table:table-cell table:style-name="TableCell030301">
            <text:p text:style-name="P193"><text:span text:style-name="T219">Business Model(Revenue Model)</text:span><text:span text:style-name="T220"/></text:p>
          </table:table-cell>
          <table:table-cell table:style-name="TableCell030302">
            <text:p text:style-name="P194"><text:span text:style-name="T221">Water Monitoring and ControlModel</text:span><text:span text:style-name="T222"/></text:p>
          </table:table-cell>
        </table:table-row>
        <table:table-row table:style-name="TableRow0304">
          <table:table-cell table:style-name="TableCell030400">
            <text:p text:style-name="P197"><text:span text:style-name="T223">6.</text:span><text:span text:style-name="T224"/></text:p>
          </table:table-cell>
          <table:table-cell table:style-name="TableCell030401">
            <text:p text:style-name="P198"><text:span text:style-name="T225">Scalability of the Solution</text:span><text:span text:style-name="T226"/></text:p>
          </table:table-cell>
          <table:table-cell table:style-name="TableCell030402">
            <text:p text:style-name="P199"><text:span text:style-name="T227">The process of operating this Model is user friendly and more suitable for domestic and agricultural purposes</text:span><text:span text:style-name="T228"/></text:p>
          </table:table-cell>
        </table:table-row>
      </table:table>
      <text:p text:style-name="P201"><text:span text:style-name="T228"/></text:p>
      <text:list text:style-name="L202">
        <text:list-item>
          <text:p text:style-name="P202"><draw:frame text:anchor-type="as-char" svg:width="144.46mm" svg:height="91.28mm" style:rel-width="scale" style:rel-height="scale"><draw:object-ole xlink:href="OleObj6"/><draw:image xlink:href="ObjectReplacements/OleObj6"/></draw:frame><text:span text:style-name="T229">PROBLEM SOLUTION FIT</text:span></text:p>
        </text:list-item>
      </text:list>
      <text:p text:style-name="P203"><text:span text:style-name="T230"/></text:p>
      <text:p text:style-name="P204"><text:span text:style-name="T230"/></text:p>
      <text:p text:style-name="P205"><draw:frame text:anchor-type="as-char" svg:width="144.46mm" svg:height="100.28mm" style:rel-width="scale" style:rel-height="scale"><draw:object-ole xlink:href="OleObj7"/><draw:image xlink:href="ObjectReplacements/OleObj7"/></draw:frame><text:span text:style-name="T230"/></text:p>
      <text:p text:style-name="P206"><text:span text:style-name="T230"/></text:p>
      <text:list text:style-name="L207">
        <text:list-item>
          <text:p text:style-name="P207"><text:span text:style-name="T231">REQUIREMENT ANALYSIS</text:span></text:p>
        </text:list-item>
        <text:list-item>
          <text:p text:style-name="P208"><text:span text:style-name="T231">FUNCTIONAL REQUIREMENT</text:span></text:p>
        </text:list-item>
      </text:list>
      <text:p text:style-name="P209"><text:span text:style-name="T232"/></text:p>
      <text:p text:style-name="P210"><text:span text:style-name="T232"/></text:p>
      <table:table table:style-name="Table04">
        <table:table-column table:style-name="TableColumn0400"/>
        <table:table-column table:style-name="TableColumn0401"/>
        <table:table-column table:style-name="TableColumn0402"/>
        <table:table-row table:style-name="TableRow0400">
          <table:table-cell table:style-name="TableCell040000">
            <text:p text:style-name="P212"><text:span text:style-name="T233">FR</text:span></text:p>
            <text:p text:style-name="P213"><text:span text:style-name="T234"/></text:p>
            <text:p text:style-name="P214"><text:span text:style-name="T235">No.</text:span><text:span text:style-name="T236"/></text:p>
          </table:table-cell>
          <table:table-cell table:style-name="TableCell040001">
            <text:p text:style-name="P215"><text:span text:style-name="T237">Functional</text:span></text:p>
            <text:p text:style-name="P216"><text:span text:style-name="T238"/></text:p>
            <text:p text:style-name="P217"><text:span text:style-name="T239">Requirement</text:span><text:span text:style-name="T240"/></text:p>
          </table:table-cell>
          <table:table-cell table:style-name="TableCell040002">
            <text:p text:style-name="P218"><text:span text:style-name="T241">Sub Requirement(Story/Sub-</text:span></text:p>
            <text:p text:style-name="P219"><text:span text:style-name="T242"/></text:p>
            <text:p text:style-name="P220"><text:span text:style-name="T243">Task)</text:span><text:span text:style-name="T244"/></text:p>
          </table:table-cell>
        </table:table-row>
        <table:table-row table:style-name="TableRow0401">
          <table:table-cell table:style-name="TableCell040100">
            <text:p text:style-name="P223"><text:span text:style-name="T245">FR-1</text:span><text:span text:style-name="T246"/></text:p>
          </table:table-cell>
          <table:table-cell table:style-name="TableCell040101">
            <text:p text:style-name="P224"><text:span text:style-name="T247">User Login</text:span><text:span text:style-name="T248"/></text:p>
          </table:table-cell>
          <table:table-cell table:style-name="TableCell040102">
            <text:p text:style-name="P224"><text:span text:style-name="T249">Confirmation through verified</text:span></text:p>
            <text:p text:style-name="P225"><text:span text:style-name="T249">password</text:span><text:span text:style-name="T250"/></text:p>
          </table:table-cell>
        </table:table-row>
        <table:table-row table:style-name="TableRow0402">
          <table:table-cell table:style-name="TableCell040200">
            <text:p text:style-name="P228"><text:span text:style-name="T251">FR-2</text:span><text:span text:style-name="T252"/></text:p>
          </table:table-cell>
          <table:table-cell table:style-name="TableCell040201">
            <text:p text:style-name="P229"><text:span text:style-name="T253">View Water Details</text:span><text:span text:style-name="T254"/></text:p>
          </table:table-cell>
          <table:table-cell table:style-name="TableCell040202">
            <text:p text:style-name="P229"><text:span text:style-name="T255">View current water detail sin website</text:span></text:p>
            <text:p text:style-name="P230"><text:span text:style-name="T255">View traditional water eligibility in website</text:span><text:span text:style-name="T256"/></text:p>
          </table:table-cell>
        </table:table-row>
        <table:table-row table:style-name="TableRow0403">
          <table:table-cell table:style-name="TableCell040300">
            <text:p text:style-name="P233"><text:span text:style-name="T257">FR-3</text:span><text:span text:style-name="T258"/></text:p>
          </table:table-cell>
          <table:table-cell table:style-name="TableCell040301">
            <text:p text:style-name="P234"><text:span text:style-name="T259">Logout</text:span><text:span text:style-name="T260"/></text:p>
          </table:table-cell>
          <table:table-cell table:style-name="TableCell040302">
            <text:p text:style-name="P234"><text:span text:style-name="T261">Logs out the user successfully</text:span><text:span text:style-name="T262"/></text:p>
          </table:table-cell>
        </table:table-row>
      </table:table>
      <text:p text:style-name="P236"><text:span text:style-name="T262"/></text:p>
      <text:list text:style-name="L237">
        <text:list-item>
          <text:p text:style-name="P237"><text:span text:style-name="T263">NON FUNCTIONAL REQUIREMENT</text:span></text:p>
        </text:list-item>
      </text:list>
      <text:p text:style-name="P238"><text:span text:style-name="T264"/></text:p>
      <text:p text:style-name="P239"><text:span text:style-name="T264"/></text:p>
      <table:table table:style-name="Table05">
        <table:table-column table:style-name="TableColumn0500"/>
        <table:table-column table:style-name="TableColumn0501"/>
        <table:table-column table:style-name="TableColumn0502"/>
        <table:table-row table:style-name="TableRow0500">
          <table:table-cell table:style-name="TableCell050000">
            <text:p text:style-name="P241"><text:span text:style-name="T265">FR</text:span></text:p>
            <text:p text:style-name="P242"><text:span text:style-name="T265">No.</text:span><text:span text:style-name="T266"/></text:p>
          </table:table-cell>
          <table:table-cell table:style-name="TableCell050001">
            <text:p text:style-name="P243"><text:span text:style-name="T267">Non-Functional</text:span></text:p>
            <text:p text:style-name="P244"><text:span text:style-name="T267">Requirement</text:span><text:span text:style-name="T268"/></text:p>
          </table:table-cell>
          <table:table-cell table:style-name="TableCell050002">
            <text:p text:style-name="P245"><text:span text:style-name="T269">Description</text:span><text:span text:style-name="T270"/></text:p>
          </table:table-cell>
        </table:table-row>
        <table:table-row table:style-name="TableRow0501">
          <table:table-cell table:style-name="TableCell050100">
            <text:p text:style-name="P248"><text:span text:style-name="T271">NFR- 1</text:span><text:span text:style-name="T272"/></text:p>
          </table:table-cell>
          <table:table-cell table:style-name="TableCell050101">
            <text:p text:style-name="P249"><text:span text:style-name="T273">Usability</text:span><text:span text:style-name="T274"/></text:p>
          </table:table-cell>
          <table:table-cell table:style-name="TableCell050102">
            <text:p text:style-name="P250"><text:span text:style-name="T275">Load time for user interface screens shall not be more than2 seconds.</text:span><text:span text:style-name="T276"/></text:p>
          </table:table-cell>
        </table:table-row>
        <table:table-row table:style-name="TableRow0502">
          <table:table-cell table:style-name="TableCell050200">
            <text:p text:style-name="P253"><text:span text:style-name="T277">NFR- 2</text:span><text:span text:style-name="T278"/></text:p>
          </table:table-cell>
          <table:table-cell table:style-name="TableCell050201">
            <text:p text:style-name="P254"><text:span text:style-name="T279">Security</text:span><text:span text:style-name="T280"/></text:p>
          </table:table-cell>
          <table:table-cell table:style-name="TableCell050202">
            <text:p text:style-name="P254"><text:span text:style-name="T281">User account is password protected Account creation done only after email verification</text:span><text:span text:style-name="T282"/></text:p>
          </table:table-cell>
        </table:table-row>
        <table:table-row table:style-name="TableRow0503">
          <table:table-cell table:style-name="TableCell050300">
            <text:p text:style-name="P257"><text:span text:style-name="T283">NFR- 3</text:span><text:span text:style-name="T284"/></text:p>
          </table:table-cell>
          <table:table-cell table:style-name="TableCell050301">
            <text:p text:style-name="P258"><text:span text:style-name="T285">Reliability</text:span><text:span text:style-name="T286"/></text:p>
          </table:table-cell>
          <table:table-cell table:style-name="TableCell050302">
            <text:p text:style-name="P259"><text:span text:style-name="T287">Users can access their account 98%of the time without failure</text:span><text:span text:style-name="T288"/></text:p>
          </table:table-cell>
        </table:table-row>
        <table:table-row table:style-name="TableRow0504">
          <table:table-cell table:style-name="TableCell050400">
            <text:p text:style-name="P262"><text:span text:style-name="T289">NFR- 4</text:span><text:span text:style-name="T290"/></text:p>
          </table:table-cell>
          <table:table-cell table:style-name="TableCell050401">
            <text:p text:style-name="P263"><text:span text:style-name="T291">Performance</text:span><text:span text:style-name="T292"/></text:p>
          </table:table-cell>
          <table:table-cell table:style-name="TableCell050402">
            <text:p text:style-name="P264"><text:span text:style-name="T293">Load time for user interface screens shall not be more than 2seconds.</text:span></text:p>
            <text:p text:style-name="P265"><text:span text:style-name="T293">Logininfoverifiedwithin10 seconds.</text:span><text:span text:style-name="T294"/></text:p>
          </table:table-cell>
        </table:table-row>
        <table:table-row table:style-name="TableRow0505">
          <table:table-cell table:style-name="TableCell050500">
            <text:p text:style-name="P268"><text:span text:style-name="T295">NFR- 5</text:span><text:span text:style-name="T296"/></text:p>
          </table:table-cell>
          <table:table-cell table:style-name="TableCell050501">
            <text:p text:style-name="P269"><text:span text:style-name="T297">Availability</text:span><text:span text:style-name="T298"/></text:p>
          </table:table-cell>
          <table:table-cell table:style-name="TableCell050502">
            <text:p text:style-name="P270"><text:span text:style-name="T299">Maximum down time will be about 4 hours</text:span><text:span text:style-name="T300"/></text:p>
          </table:table-cell>
        </table:table-row>
        <table:table-row table:style-name="TableRow0506">
          <table:table-cell table:style-name="TableCell050600">
            <text:p text:style-name="P273"><text:span text:style-name="T301">NFR- 6</text:span><text:span text:style-name="T302"/></text:p>
          </table:table-cell>
          <table:table-cell table:style-name="TableCell050601">
            <text:p text:style-name="P274"><text:span text:style-name="T303">Scalability</text:span><text:span text:style-name="T304"/></text:p>
          </table:table-cell>
          <table:table-cell table:style-name="TableCell050602">
            <text:p text:style-name="P275"><text:span text:style-name="T305">System can handle about1000 users at any given time</text:span><text:span text:style-name="T306"/></text:p>
          </table:table-cell>
        </table:table-row>
      </table:table>
      <text:p text:style-name="P277"><text:span text:style-name="T306"/></text:p>
      <text:list text:style-name="L278">
        <text:list-item>
          <text:p text:style-name="P278"><text:span text:style-name="T307">PROJECT DESIGN</text:span></text:p>
        </text:list-item>
      </text:list>
      <text:p text:style-name="P279"><text:span text:style-name="T308"/></text:p>
      <text:list text:style-name="L280">
        <text:list-item>
          <text:p text:style-name="P280"><text:span text:style-name="T309">DATA FLOW DIAGRAMS</text:span></text:p>
        </text:list-item>
      </text:list>
      <text:p text:style-name="P281"><text:span text:style-name="T310"/></text:p>
      <text:p text:style-name="P282"><draw:frame text:anchor-type="as-char" svg:width="157.16mm" svg:height="151.34mm" style:rel-width="scale" style:rel-height="scale"><draw:object-ole xlink:href="OleObj8"/><draw:image xlink:href="ObjectReplacements/OleObj8"/></draw:frame><text:span text:style-name="T310"/></text:p>
      <text:p text:style-name="P283"><text:span text:style-name="T310"/></text:p>
      <text:list text:style-name="L284">
        <text:list-item>
          <text:p text:style-name="P284"><text:span text:style-name="T311">SOLUTION &amp; TECHNICAL ARCHITECTURE</text:span></text:p>
        </text:list-item>
      </text:list>
      <text:p text:style-name="P285"><text:span text:style-name="T312"/></text:p>
      <text:p text:style-name="P285"><text:span text:style-name="T312"/></text:p>
      <text:p text:style-name="P285"><text:span text:style-name="T312"/></text:p>
      <text:p text:style-name="P286"><draw:frame text:anchor-type="as-char" svg:width="158.49mm" svg:height="94.46mm" style:rel-width="scale" style:rel-height="scale"><draw:object-ole xlink:href="OleObj9"/><draw:image xlink:href="ObjectReplacements/OleObj9"/></draw:frame><text:span text:style-name="T312"/></text:p>
      <text:p text:style-name="P287"><text:span text:style-name="T312"/></text:p>
      <text:list text:style-name="L288">
        <text:list-item>
          <text:p text:style-name="P288"><text:span text:style-name="T313">USER STORIES</text:span></text:p>
        </text:list-item>
      </text:list>
      <text:p text:style-name="P289"><text:span text:style-name="T314"/></text:p>
      <text:p text:style-name="P290"><text:span text:style-name="T314"/></text:p>
      <table:table table:style-name="Table06">
        <table:table-column table:style-name="TableColumn0600"/>
        <table:table-column table:style-name="TableColumn0601"/>
        <table:table-column table:style-name="TableColumn0602"/>
        <table:table-column table:style-name="TableColumn0603"/>
        <table:table-column table:style-name="TableColumn0604"/>
        <table:table-column table:style-name="TableColumn0605"/>
        <table:table-column table:style-name="TableColumn0606"/>
        <table:table-row table:style-name="TableRow0600">
          <table:table-cell table:style-name="TableCell060000">
            <text:p text:style-name="P292"><text:span text:style-name="T315">User Type</text:span><text:span text:style-name="T316"/></text:p>
          </table:table-cell>
          <table:table-cell table:style-name="TableCell060001">
            <text:p text:style-name="P293"><text:span text:style-name="T317">Functional</text:span></text:p>
            <text:p text:style-name="P294"><text:span text:style-name="T317">Requirement (Epic)</text:span><text:span text:style-name="T318"/></text:p>
          </table:table-cell>
          <table:table-cell table:style-name="TableCell060002">
            <text:p text:style-name="P295"><text:span text:style-name="T319">User</text:span></text:p>
            <text:p text:style-name="P296"><text:span text:style-name="T319">Story Number</text:span><text:span text:style-name="T320"/></text:p>
          </table:table-cell>
          <table:table-cell table:style-name="TableCell060003">
            <text:p text:style-name="P297"><text:span text:style-name="T321">User Story/ Task</text:span><text:span text:style-name="T322"/></text:p>
          </table:table-cell>
          <table:table-cell table:style-name="TableCell060004">
            <text:p text:style-name="P298"><text:span text:style-name="T323">Acceptance criteria</text:span><text:span text:style-name="T324"/></text:p>
          </table:table-cell>
          <table:table-cell table:style-name="TableCell060005">
            <text:p text:style-name="P299"><text:span text:style-name="T325">Priority</text:span><text:span text:style-name="T326"/></text:p>
          </table:table-cell>
          <table:table-cell table:style-name="TableCell060006">
            <text:p text:style-name="P300"><text:span text:style-name="T327">Relea se</text:span><text:span text:style-name="T328"/></text:p>
          </table:table-cell>
        </table:table-row>
        <table:table-row table:style-name="TableRow0601">
          <table:table-cell table:style-name="TableCell060100">
            <text:p text:style-name="P303"><text:span text:style-name="T329">Customer</text:span></text:p>
            <text:p text:style-name="P304"><text:span text:style-name="T329">(Mobileuser)</text:span><text:span text:style-name="T330"/></text:p>
          </table:table-cell>
          <table:table-cell table:style-name="TableCell060101">
            <text:p text:style-name="P305"><text:span text:style-name="T331">Registration</text:span><text:span text:style-name="T332"/></text:p>
          </table:table-cell>
          <table:table-cell table:style-name="TableCell060102">
            <text:p text:style-name="P306"><text:span text:style-name="T333">USN-1</text:span><text:span text:style-name="T334"/></text:p>
          </table:table-cell>
          <table:table-cell table:style-name="TableCell060103">
            <text:p text:style-name="P307"><text:span text:style-name="T335">As a user, I can</text:span></text:p>
            <text:p text:style-name="P308"><text:span text:style-name="T335">register for the</text:span><text:span text:style-name="T336"/></text:p>
          </table:table-cell>
          <table:table-cell table:style-name="TableCell060104">
            <text:p text:style-name="P309"><text:span text:style-name="T337">I can access my account</text:span></text:p>
            <text:p text:style-name="P310"><text:span text:style-name="T337">/ dashboard</text:span><text:span text:style-name="T338"/></text:p>
          </table:table-cell>
          <table:table-cell table:style-name="TableCell060105">
            <text:p text:style-name="P311"><text:span text:style-name="T339">High</text:span><text:span text:style-name="T340"/></text:p>
          </table:table-cell>
          <table:table-cell table:style-name="TableCell060106">
            <text:p text:style-name="P312"><text:span text:style-name="T341">Sprint- 1</text:span><text:span text:style-name="T342"/></text:p>
          </table:table-cell>
        </table:table-row>
        <table:table-row table:style-name="TableRow0602">
          <table:table-cell table:style-name="TableCell060200">
            <text:p text:style-name="P315"><text:span text:style-name="T342"/></text:p>
          </table:table-cell>
          <table:table-cell table:style-name="TableCell060201">
            <text:p text:style-name="P315"><text:span text:style-name="T342"/></text:p>
          </table:table-cell>
          <table:table-cell table:style-name="TableCell060202">
            <text:p text:style-name="P315"><text:span text:style-name="T342"/></text:p>
          </table:table-cell>
          <table:table-cell table:style-name="TableCell060203">
            <text:p text:style-name="P316"><text:span text:style-name="T343">application by</text:span><text:span text:style-name="T344"/></text:p>
          </table:table-cell>
          <table:table-cell table:style-name="TableCell060204">
            <text:p text:style-name="P317"><text:span text:style-name="T344"/></text:p>
          </table:table-cell>
          <table:table-cell table:style-name="TableCell060205">
            <text:p text:style-name="P317"><text:span text:style-name="T344"/></text:p>
          </table:table-cell>
          <table:table-cell table:style-name="TableCell060206">
            <text:p text:style-name="P317"><text:span text:style-name="T344"/></text:p>
          </table:table-cell>
        </table:table-row>
        <table:table-row table:style-name="TableRow0603">
          <table:table-cell table:style-name="TableCell060300">
            <text:p text:style-name="P319"><text:span text:style-name="T344"/></text:p>
          </table:table-cell>
          <table:table-cell table:style-name="TableCell060301">
            <text:p text:style-name="P319"><text:span text:style-name="T344"/></text:p>
          </table:table-cell>
          <table:table-cell table:style-name="TableCell060302">
            <text:p text:style-name="P319"><text:span text:style-name="T344"/></text:p>
          </table:table-cell>
          <table:table-cell table:style-name="TableCell060303">
            <text:p text:style-name="P320"><text:span text:style-name="T345">entering my</text:span><text:span text:style-name="T346"/></text:p>
          </table:table-cell>
          <table:table-cell table:style-name="TableCell060304">
            <text:p text:style-name="P321"><text:span text:style-name="T346"/></text:p>
          </table:table-cell>
          <table:table-cell table:style-name="TableCell060305">
            <text:p text:style-name="P321"><text:span text:style-name="T346"/></text:p>
          </table:table-cell>
          <table:table-cell table:style-name="TableCell060306">
            <text:p text:style-name="P321"><text:span text:style-name="T346"/></text:p>
          </table:table-cell>
        </table:table-row>
        <table:table-row table:style-name="TableRow0604">
          <table:table-cell table:style-name="TableCell060400">
            <text:p text:style-name="P323"><text:span text:style-name="T346"/></text:p>
          </table:table-cell>
          <table:table-cell table:style-name="TableCell060401">
            <text:p text:style-name="P323"><text:span text:style-name="T346"/></text:p>
          </table:table-cell>
          <table:table-cell table:style-name="TableCell060402">
            <text:p text:style-name="P323"><text:span text:style-name="T346"/></text:p>
          </table:table-cell>
          <table:table-cell table:style-name="TableCell060403">
            <text:p text:style-name="P324"><text:span text:style-name="T347">email, password,</text:span><text:span text:style-name="T348"/></text:p>
          </table:table-cell>
          <table:table-cell table:style-name="TableCell060404">
            <text:p text:style-name="P325"><text:span text:style-name="T348"/></text:p>
          </table:table-cell>
          <table:table-cell table:style-name="TableCell060405">
            <text:p text:style-name="P325"><text:span text:style-name="T348"/></text:p>
          </table:table-cell>
          <table:table-cell table:style-name="TableCell060406">
            <text:p text:style-name="P325"><text:span text:style-name="T348"/></text:p>
          </table:table-cell>
        </table:table-row>
        <table:table-row table:style-name="TableRow0605">
          <table:table-cell table:style-name="TableCell060500">
            <text:p text:style-name="P327"><text:span text:style-name="T348"/></text:p>
          </table:table-cell>
          <table:table-cell table:style-name="TableCell060501">
            <text:p text:style-name="P327"><text:span text:style-name="T348"/></text:p>
          </table:table-cell>
          <table:table-cell table:style-name="TableCell060502">
            <text:p text:style-name="P327"><text:span text:style-name="T348"/></text:p>
          </table:table-cell>
          <table:table-cell table:style-name="TableCell060503">
            <text:p text:style-name="P328"><text:span text:style-name="T349">and confirming</text:span><text:span text:style-name="T350"/></text:p>
          </table:table-cell>
          <table:table-cell table:style-name="TableCell060504">
            <text:p text:style-name="P329"><text:span text:style-name="T350"/></text:p>
          </table:table-cell>
          <table:table-cell table:style-name="TableCell060505">
            <text:p text:style-name="P329"><text:span text:style-name="T350"/></text:p>
          </table:table-cell>
          <table:table-cell table:style-name="TableCell060506">
            <text:p text:style-name="P329"><text:span text:style-name="T350"/></text:p>
          </table:table-cell>
        </table:table-row>
        <table:table-row table:style-name="TableRow0606">
          <table:table-cell table:style-name="TableCell060600">
            <text:p text:style-name="P332"><text:span text:style-name="T350"/></text:p>
          </table:table-cell>
          <table:table-cell table:style-name="TableCell060601">
            <text:p text:style-name="P332"><text:span text:style-name="T350"/></text:p>
          </table:table-cell>
          <table:table-cell table:style-name="TableCell060602">
            <text:p text:style-name="P332"><text:span text:style-name="T350"/></text:p>
          </table:table-cell>
          <table:table-cell table:style-name="TableCell060603">
            <text:p text:style-name="P333"><text:span text:style-name="T351">my password.</text:span><text:span text:style-name="T352"/></text:p>
          </table:table-cell>
          <table:table-cell table:style-name="TableCell060604">
            <text:p text:style-name="P334"><text:span text:style-name="T352"/></text:p>
          </table:table-cell>
          <table:table-cell table:style-name="TableCell060605">
            <text:p text:style-name="P334"><text:span text:style-name="T352"/></text:p>
          </table:table-cell>
          <table:table-cell table:style-name="TableCell060606">
            <text:p text:style-name="P334"><text:span text:style-name="T352"/></text:p>
          </table:table-cell>
        </table:table-row>
        <table:table-row table:style-name="TableRow0607">
          <table:table-cell table:style-name="TableCell060700" table:number-rows-spanned="6">
            <text:p text:style-name="P337"><text:span text:style-name="T352"/></text:p>
          </table:table-cell>
          <table:table-cell table:style-name="TableCell060701" table:number-rows-spanned="6">
            <text:p text:style-name="P337"><text:span text:style-name="T352"/></text:p>
          </table:table-cell>
          <table:table-cell table:style-name="TableCell060702">
            <text:p text:style-name="P338"><text:span text:style-name="T353">USN-2</text:span><text:span text:style-name="T354"/></text:p>
          </table:table-cell>
          <table:table-cell table:style-name="TableCell060703">
            <text:p text:style-name="P339"><text:span text:style-name="T355">As a user, I will</text:span><text:span text:style-name="T356"/></text:p>
          </table:table-cell>
          <table:table-cell table:style-name="TableCell060704">
            <text:p text:style-name="P340"><text:span text:style-name="T357">I can receive</text:span><text:span text:style-name="T358"/></text:p>
          </table:table-cell>
          <table:table-cell table:style-name="TableCell060705">
            <text:p text:style-name="P341"><text:span text:style-name="T359">High</text:span><text:span text:style-name="T360"/></text:p>
          </table:table-cell>
          <table:table-cell table:style-name="TableCell060706">
            <text:p text:style-name="P342"><text:span text:style-name="T361">Sprint-</text:span><text:span text:style-name="T362"/></text:p>
          </table:table-cell>
        </table:table-row>
        <table:table-row table:style-name="TableRow0608">
          <table:covered-table-cell>
            <text:p text:style-name="P345"><text:span text:style-name="T362"><text:s/></text:span></text:p>
          </table:covered-table-cell>
          <table:covered-table-cell>
            <text:p text:style-name="P345"><text:span text:style-name="T362"><text:s/></text:span></text:p>
          </table:covered-table-cell>
          <table:table-cell table:style-name="TableCell060802">
            <text:p text:style-name="P346"><text:span text:style-name="T362"/></text:p>
          </table:table-cell>
          <table:table-cell table:style-name="TableCell060803">
            <text:p text:style-name="P347"><text:span text:style-name="T363">receive</text:span><text:span text:style-name="T364"/></text:p>
          </table:table-cell>
          <table:table-cell table:style-name="TableCell060804">
            <text:p text:style-name="P348"><text:span text:style-name="T365">confirmation email &amp;</text:span><text:span text:style-name="T366"/></text:p>
          </table:table-cell>
          <table:table-cell table:style-name="TableCell060805">
            <text:p text:style-name="P349"><text:span text:style-name="T366"/></text:p>
          </table:table-cell>
          <table:table-cell table:style-name="TableCell060806">
            <text:p text:style-name="P350"><text:span text:style-name="T367">1</text:span><text:span text:style-name="T368"/></text:p>
          </table:table-cell>
        </table:table-row>
        <table:table-row table:style-name="TableRow0609">
          <table:covered-table-cell>
            <text:p text:style-name="P352"><text:span text:style-name="T368"><text:s/></text:span></text:p>
          </table:covered-table-cell>
          <table:covered-table-cell>
            <text:p text:style-name="P352"><text:span text:style-name="T368"><text:s/></text:span></text:p>
          </table:covered-table-cell>
          <table:table-cell table:style-name="TableCell060902">
            <text:p text:style-name="P353"><text:span text:style-name="T368"/></text:p>
          </table:table-cell>
          <table:table-cell table:style-name="TableCell060903">
            <text:p text:style-name="P354"><text:span text:style-name="T369">confirmation</text:span><text:span text:style-name="T370"/></text:p>
          </table:table-cell>
          <table:table-cell table:style-name="TableCell060904">
            <text:p text:style-name="P355"><text:span text:style-name="T371">click confirm</text:span><text:span text:style-name="T372"/></text:p>
          </table:table-cell>
          <table:table-cell table:style-name="TableCell060905">
            <text:p text:style-name="P356"><text:span text:style-name="T372"/></text:p>
          </table:table-cell>
          <table:table-cell table:style-name="TableCell060906">
            <text:p text:style-name="P356"><text:span text:style-name="T372"/></text:p>
          </table:table-cell>
        </table:table-row>
        <table:table-row table:style-name="TableRow0610">
          <table:covered-table-cell>
            <text:p text:style-name="P358"><text:span text:style-name="T372"><text:s/></text:span></text:p>
          </table:covered-table-cell>
          <table:covered-table-cell>
            <text:p text:style-name="P358"><text:span text:style-name="T372"><text:s/></text:span></text:p>
          </table:covered-table-cell>
          <table:table-cell table:style-name="TableCell061002">
            <text:p text:style-name="P359"><text:span text:style-name="T372"/></text:p>
          </table:table-cell>
          <table:table-cell table:style-name="TableCell061003">
            <text:p text:style-name="P360"><text:span text:style-name="T373">email once I have</text:span><text:span text:style-name="T374"/></text:p>
          </table:table-cell>
          <table:table-cell table:style-name="TableCell061004">
            <text:p text:style-name="P361"><text:span text:style-name="T374"/></text:p>
          </table:table-cell>
          <table:table-cell table:style-name="TableCell061005">
            <text:p text:style-name="P361"><text:span text:style-name="T374"/></text:p>
          </table:table-cell>
          <table:table-cell table:style-name="TableCell061006">
            <text:p text:style-name="P361"><text:span text:style-name="T374"/></text:p>
          </table:table-cell>
        </table:table-row>
        <table:table-row table:style-name="TableRow0611">
          <table:covered-table-cell>
            <text:p text:style-name="P364"><text:span text:style-name="T374"><text:s/></text:span></text:p>
          </table:covered-table-cell>
          <table:covered-table-cell>
            <text:p text:style-name="P364"><text:span text:style-name="T374"><text:s/></text:span></text:p>
          </table:covered-table-cell>
          <table:table-cell table:style-name="TableCell061102">
            <text:p text:style-name="P365"><text:span text:style-name="T374"/></text:p>
          </table:table-cell>
          <table:table-cell table:style-name="TableCell061103">
            <text:p text:style-name="P366"><text:span text:style-name="T375">registered for</text:span><text:span text:style-name="T376"/></text:p>
          </table:table-cell>
          <table:table-cell table:style-name="TableCell061104">
            <text:p text:style-name="P367"><text:span text:style-name="T376"/></text:p>
          </table:table-cell>
          <table:table-cell table:style-name="TableCell061105">
            <text:p text:style-name="P367"><text:span text:style-name="T376"/></text:p>
          </table:table-cell>
          <table:table-cell table:style-name="TableCell061106">
            <text:p text:style-name="P367"><text:span text:style-name="T376"/></text:p>
          </table:table-cell>
        </table:table-row>
        <table:table-row table:style-name="TableRow0612">
          <table:covered-table-cell>
            <text:p text:style-name="P370"><text:span text:style-name="T376"><text:s/></text:span></text:p>
          </table:covered-table-cell>
          <table:covered-table-cell>
            <text:p text:style-name="P370"><text:span text:style-name="T376"><text:s/></text:span></text:p>
          </table:covered-table-cell>
          <table:table-cell table:style-name="TableCell061202">
            <text:p text:style-name="P371"><text:span text:style-name="T376"/></text:p>
          </table:table-cell>
          <table:table-cell table:style-name="TableCell061203">
            <text:p text:style-name="P372"><text:span text:style-name="T377">the application</text:span><text:span text:style-name="T378"/></text:p>
          </table:table-cell>
          <table:table-cell table:style-name="TableCell061204">
            <text:p text:style-name="P373"><text:span text:style-name="T378"/></text:p>
          </table:table-cell>
          <table:table-cell table:style-name="TableCell061205">
            <text:p text:style-name="P373"><text:span text:style-name="T378"/></text:p>
          </table:table-cell>
          <table:table-cell table:style-name="TableCell061206">
            <text:p text:style-name="P373"><text:span text:style-name="T378"/></text:p>
          </table:table-cell>
        </table:table-row>
      </table:table>
      <text:p text:style-name="P375"><text:span text:style-name="T378"/></text:p>
      <text:p text:style-name="P376"><text:span text:style-name="T378"/></text:p>
      <table:table table:style-name="Table07">
        <table:table-column table:style-name="TableColumn0700"/>
        <table:table-column table:style-name="TableColumn0701"/>
        <table:table-column table:style-name="TableColumn0702"/>
        <table:table-column table:style-name="TableColumn0703"/>
        <table:table-column table:style-name="TableColumn0704"/>
        <table:table-column table:style-name="TableColumn0705"/>
        <table:table-column table:style-name="TableColumn0706"/>
        <table:table-row table:style-name="TableRow0700">
          <table:table-cell table:style-name="TableCell070000">
            <text:p text:style-name="P378"><text:span text:style-name="T378"/></text:p>
          </table:table-cell>
          <table:table-cell table:style-name="TableCell070001">
            <text:p text:style-name="P378"><text:span text:style-name="T378"/></text:p>
          </table:table-cell>
          <table:table-cell table:style-name="TableCell070002">
            <text:p text:style-name="P379"><text:span text:style-name="T379">USN-3</text:span><text:span text:style-name="T380"/></text:p>
          </table:table-cell>
          <table:table-cell table:style-name="TableCell070003">
            <text:p text:style-name="P380"><text:span text:style-name="T381">As a user, I</text:span></text:p>
            <text:p text:style-name="P381"><text:span text:style-name="T381">can register for the application through Facebook</text:span><text:span text:style-name="T382"/></text:p>
          </table:table-cell>
          <table:table-cell table:style-name="TableCell070004">
            <text:p text:style-name="P382"><text:span text:style-name="T383">I can register &amp; access</text:span></text:p>
            <text:p text:style-name="P383"><text:span text:style-name="T383">the dashboard with Facebook Login</text:span><text:span text:style-name="T384"/></text:p>
          </table:table-cell>
          <table:table-cell table:style-name="TableCell070005">
            <text:p text:style-name="P384"><text:span text:style-name="T385">Low</text:span><text:span text:style-name="T386"/></text:p>
          </table:table-cell>
          <table:table-cell table:style-name="TableCell070006">
            <text:p text:style-name="P385"><text:span text:style-name="T387">Sprint-</text:span></text:p>
            <text:p text:style-name="P386"><text:span text:style-name="T387">2</text:span><text:span text:style-name="T388"/></text:p>
          </table:table-cell>
        </table:table-row>
        <table:table-row table:style-name="TableRow0701">
          <table:table-cell table:style-name="TableCell070100" table:number-rows-spanned="3">
            <text:p text:style-name="P389"><text:span text:style-name="T388"/></text:p>
          </table:table-cell>
          <table:table-cell table:style-name="TableCell070101" table:number-rows-spanned="3">
            <text:p text:style-name="P389"><text:span text:style-name="T388"/></text:p>
          </table:table-cell>
          <table:table-cell table:style-name="TableCell070102">
            <text:p text:style-name="P390"><text:span text:style-name="T389">USN-4</text:span><text:span text:style-name="T390"/></text:p>
          </table:table-cell>
          <table:table-cell table:style-name="TableCell070103">
            <text:p text:style-name="P391"><text:span text:style-name="T391">As a user, I can</text:span><text:span text:style-name="T392"/></text:p>
          </table:table-cell>
          <table:table-cell table:style-name="TableCell070104" table:number-rows-spanned="3">
            <text:p text:style-name="P392"><text:span text:style-name="T392"/></text:p>
          </table:table-cell>
          <table:table-cell table:style-name="TableCell070105">
            <text:p text:style-name="P393"><text:span text:style-name="T393">Medium</text:span><text:span text:style-name="T394"/></text:p>
          </table:table-cell>
          <table:table-cell table:style-name="TableCell070106">
            <text:p text:style-name="P394"><text:span text:style-name="T395">Sprint-</text:span><text:span text:style-name="T396"/></text:p>
          </table:table-cell>
        </table:table-row>
        <table:table-row table:style-name="TableRow0702">
          <table:covered-table-cell>
            <text:p text:style-name="P397"><text:span text:style-name="T396"><text:s/></text:span></text:p>
          </table:covered-table-cell>
          <table:covered-table-cell>
            <text:p text:style-name="P397"><text:span text:style-name="T396"><text:s/></text:span></text:p>
          </table:covered-table-cell>
          <table:table-cell table:style-name="TableCell070202">
            <text:p text:style-name="P398"><text:span text:style-name="T396"/></text:p>
          </table:table-cell>
          <table:table-cell table:style-name="TableCell070203">
            <text:p text:style-name="P399"><text:span text:style-name="T397">register for the</text:span></text:p>
            <text:p text:style-name="P399"><text:span text:style-name="T397">application</text:span><text:span text:style-name="T398"/></text:p>
          </table:table-cell>
          <table:covered-table-cell>
            <text:p text:style-name="P400"><text:span text:style-name="T398"><text:s/></text:span></text:p>
          </table:covered-table-cell>
          <table:table-cell table:style-name="TableCell070205">
            <text:p text:style-name="P401"><text:span text:style-name="T398"/></text:p>
          </table:table-cell>
          <table:table-cell table:style-name="TableCell070206">
            <text:p text:style-name="P402"><text:span text:style-name="T399">1</text:span><text:span text:style-name="T400"/></text:p>
          </table:table-cell>
        </table:table-row>
        <table:table-row table:style-name="TableRow0703">
          <table:covered-table-cell>
            <text:p text:style-name="P405"><text:span text:style-name="T400"><text:s/></text:span></text:p>
          </table:covered-table-cell>
          <table:covered-table-cell>
            <text:p text:style-name="P405"><text:span text:style-name="T400"><text:s/></text:span></text:p>
          </table:covered-table-cell>
          <table:table-cell table:style-name="TableCell070302">
            <text:p text:style-name="P406"><text:span text:style-name="T400"/></text:p>
          </table:table-cell>
          <table:table-cell table:style-name="TableCell070303">
            <text:p text:style-name="P407"><text:span text:style-name="T401">through Gmail</text:span><text:span text:style-name="T402"/></text:p>
          </table:table-cell>
          <table:covered-table-cell>
            <text:p text:style-name="P408"><text:span text:style-name="T402"><text:s/></text:span></text:p>
          </table:covered-table-cell>
          <table:table-cell table:style-name="TableCell070305">
            <text:p text:style-name="P409"><text:span text:style-name="T402"/></text:p>
          </table:table-cell>
          <table:table-cell table:style-name="TableCell070306">
            <text:p text:style-name="P409"><text:span text:style-name="T402"/></text:p>
          </table:table-cell>
        </table:table-row>
        <table:table-row table:style-name="TableRow0704">
          <table:table-cell table:style-name="TableCell070400" table:number-rows-spanned="4">
            <text:p text:style-name="P412"><text:span text:style-name="T402"/></text:p>
          </table:table-cell>
          <table:table-cell table:style-name="TableCell070401">
            <text:p text:style-name="P413"><text:span text:style-name="T403">Login</text:span><text:span text:style-name="T404"/></text:p>
          </table:table-cell>
          <table:table-cell table:style-name="TableCell070402">
            <text:p text:style-name="P414"><text:span text:style-name="T405">USN-5</text:span><text:span text:style-name="T406"/></text:p>
          </table:table-cell>
          <table:table-cell table:style-name="TableCell070403">
            <text:p text:style-name="P415"><text:span text:style-name="T407">As a user, I can</text:span><text:span text:style-name="T408"/></text:p>
          </table:table-cell>
          <table:table-cell table:style-name="TableCell070404" table:number-rows-spanned="4">
            <text:p text:style-name="P416"><text:span text:style-name="T408"/></text:p>
          </table:table-cell>
          <table:table-cell table:style-name="TableCell070405">
            <text:p text:style-name="P417"><text:span text:style-name="T409">High</text:span><text:span text:style-name="T410"/></text:p>
          </table:table-cell>
          <table:table-cell table:style-name="TableCell070406">
            <text:p text:style-name="P418"><text:span text:style-name="T411">Sprint-</text:span><text:span text:style-name="T412"/></text:p>
          </table:table-cell>
        </table:table-row>
        <table:table-row table:style-name="TableRow0705">
          <table:covered-table-cell>
            <text:p text:style-name="P421"><text:span text:style-name="T412"><text:s/></text:span></text:p>
          </table:covered-table-cell>
          <table:table-cell table:style-name="TableCell070501">
            <text:p text:style-name="P422"><text:span text:style-name="T412"/></text:p>
          </table:table-cell>
          <table:table-cell table:style-name="TableCell070502">
            <text:p text:style-name="P422"><text:span text:style-name="T412"/></text:p>
          </table:table-cell>
          <table:table-cell table:style-name="TableCell070503">
            <text:p text:style-name="P423"><text:span text:style-name="T413">log into the</text:span></text:p>
            <text:p text:style-name="P423"><text:span text:style-name="T413">application by</text:span><text:span text:style-name="T414"/></text:p>
          </table:table-cell>
          <table:covered-table-cell>
            <text:p text:style-name="P424"><text:span text:style-name="T414"><text:s/></text:span></text:p>
          </table:covered-table-cell>
          <table:table-cell table:style-name="TableCell070505">
            <text:p text:style-name="P425"><text:span text:style-name="T414"/></text:p>
          </table:table-cell>
          <table:table-cell table:style-name="TableCell070506">
            <text:p text:style-name="P426"><text:span text:style-name="T415">1</text:span><text:span text:style-name="T416"/></text:p>
          </table:table-cell>
        </table:table-row>
        <table:table-row table:style-name="TableRow0706">
          <table:covered-table-cell>
            <text:p text:style-name="P429"><text:span text:style-name="T416"><text:s/></text:span></text:p>
          </table:covered-table-cell>
          <table:table-cell table:style-name="TableCell070601">
            <text:p text:style-name="P430"><text:span text:style-name="T416"/></text:p>
          </table:table-cell>
          <table:table-cell table:style-name="TableCell070602">
            <text:p text:style-name="P430"><text:span text:style-name="T416"/></text:p>
          </table:table-cell>
          <table:table-cell table:style-name="TableCell070603">
            <text:p text:style-name="P431"><text:span text:style-name="T417">entering email</text:span><text:span text:style-name="T418"/></text:p>
          </table:table-cell>
          <table:covered-table-cell>
            <text:p text:style-name="P432"><text:span text:style-name="T418"><text:s/></text:span></text:p>
          </table:covered-table-cell>
          <table:table-cell table:style-name="TableCell070605">
            <text:p text:style-name="P433"><text:span text:style-name="T418"/></text:p>
          </table:table-cell>
          <table:table-cell table:style-name="TableCell070606">
            <text:p text:style-name="P433"><text:span text:style-name="T418"/></text:p>
          </table:table-cell>
        </table:table-row>
        <table:table-row table:style-name="TableRow0707">
          <table:covered-table-cell>
            <text:p text:style-name="P436"><text:span text:style-name="T418"><text:s/></text:span></text:p>
          </table:covered-table-cell>
          <table:table-cell table:style-name="TableCell070701">
            <text:p text:style-name="P437"><text:span text:style-name="T418"/></text:p>
          </table:table-cell>
          <table:table-cell table:style-name="TableCell070702">
            <text:p text:style-name="P437"><text:span text:style-name="T418"/></text:p>
          </table:table-cell>
          <table:table-cell table:style-name="TableCell070703">
            <text:p text:style-name="P438"><text:span text:style-name="T419">&amp; password</text:span><text:span text:style-name="T420"/></text:p>
          </table:table-cell>
          <table:covered-table-cell>
            <text:p text:style-name="P439"><text:span text:style-name="T420"><text:s/></text:span></text:p>
          </table:covered-table-cell>
          <table:table-cell table:style-name="TableCell070705">
            <text:p text:style-name="P440"><text:span text:style-name="T420"/></text:p>
          </table:table-cell>
          <table:table-cell table:style-name="TableCell070706">
            <text:p text:style-name="P440"><text:span text:style-name="T420"/></text:p>
          </table:table-cell>
        </table:table-row>
        <table:table-row table:style-name="TableRow0708">
          <table:table-cell table:style-name="TableCell070800">
            <text:p text:style-name="P443"><text:span text:style-name="T421">Customer</text:span></text:p>
            <text:p text:style-name="P444"><text:span text:style-name="T421">(Web user)</text:span><text:span text:style-name="T422"/></text:p>
          </table:table-cell>
          <table:table-cell table:style-name="TableCell070801">
            <text:p text:style-name="P445"><text:span text:style-name="T423">Registration</text:span><text:span text:style-name="T424"/></text:p>
          </table:table-cell>
          <table:table-cell table:style-name="TableCell070802">
            <text:p text:style-name="P446"><text:span text:style-name="T425">USN-1</text:span><text:span text:style-name="T426"/></text:p>
          </table:table-cell>
          <table:table-cell table:style-name="TableCell070803">
            <text:p text:style-name="P447"><text:span text:style-name="T427">As a user, I can</text:span></text:p>
            <text:p text:style-name="P448"><text:span text:style-name="T427">register for the</text:span><text:span text:style-name="T428"/></text:p>
          </table:table-cell>
          <table:table-cell table:style-name="TableCell070804">
            <text:p text:style-name="P449"><text:span text:style-name="T429">I can access my account /</text:span></text:p>
            <text:p text:style-name="P450"><text:span text:style-name="T429">dashboard</text:span><text:span text:style-name="T430"/></text:p>
          </table:table-cell>
          <table:table-cell table:style-name="TableCell070805">
            <text:p text:style-name="P451"><text:span text:style-name="T431">High</text:span><text:span text:style-name="T432"/></text:p>
          </table:table-cell>
          <table:table-cell table:style-name="TableCell070806">
            <text:p text:style-name="P452"><text:span text:style-name="T433">Sprint-</text:span></text:p>
            <text:p text:style-name="P453"><text:span text:style-name="T433">1</text:span><text:span text:style-name="T434"/></text:p>
          </table:table-cell>
        </table:table-row>
        <table:table-row table:style-name="TableRow0709">
          <table:table-cell table:style-name="TableCell070900">
            <text:p text:style-name="P456"><text:span text:style-name="T434"/></text:p>
          </table:table-cell>
          <table:table-cell table:style-name="TableCell070901">
            <text:p text:style-name="P456"><text:span text:style-name="T434"/></text:p>
          </table:table-cell>
          <table:table-cell table:style-name="TableCell070902">
            <text:p text:style-name="P456"><text:span text:style-name="T434"/></text:p>
          </table:table-cell>
          <table:table-cell table:style-name="TableCell070903">
            <text:p text:style-name="P457"><text:span text:style-name="T435">application by</text:span><text:span text:style-name="T436"/></text:p>
          </table:table-cell>
          <table:table-cell table:style-name="TableCell070904">
            <text:p text:style-name="P458"><text:span text:style-name="T436"/></text:p>
          </table:table-cell>
          <table:table-cell table:style-name="TableCell070905">
            <text:p text:style-name="P458"><text:span text:style-name="T436"/></text:p>
          </table:table-cell>
          <table:table-cell table:style-name="TableCell070906">
            <text:p text:style-name="P458"><text:span text:style-name="T436"/></text:p>
          </table:table-cell>
        </table:table-row>
        <table:table-row table:style-name="TableRow0710">
          <table:table-cell table:style-name="TableCell071000">
            <text:p text:style-name="P460"><text:span text:style-name="T436"/></text:p>
          </table:table-cell>
          <table:table-cell table:style-name="TableCell071001">
            <text:p text:style-name="P460"><text:span text:style-name="T436"/></text:p>
          </table:table-cell>
          <table:table-cell table:style-name="TableCell071002">
            <text:p text:style-name="P460"><text:span text:style-name="T436"/></text:p>
          </table:table-cell>
          <table:table-cell table:style-name="TableCell071003">
            <text:p text:style-name="P461"><text:span text:style-name="T437">entering my</text:span><text:span text:style-name="T438"/></text:p>
          </table:table-cell>
          <table:table-cell table:style-name="TableCell071004">
            <text:p text:style-name="P462"><text:span text:style-name="T438"/></text:p>
          </table:table-cell>
          <table:table-cell table:style-name="TableCell071005">
            <text:p text:style-name="P462"><text:span text:style-name="T438"/></text:p>
          </table:table-cell>
          <table:table-cell table:style-name="TableCell071006">
            <text:p text:style-name="P462"><text:span text:style-name="T438"/></text:p>
          </table:table-cell>
        </table:table-row>
        <table:table-row table:style-name="TableRow0711">
          <table:table-cell table:style-name="TableCell071100">
            <text:p text:style-name="P464"><text:span text:style-name="T438"/></text:p>
          </table:table-cell>
          <table:table-cell table:style-name="TableCell071101">
            <text:p text:style-name="P464"><text:span text:style-name="T438"/></text:p>
          </table:table-cell>
          <table:table-cell table:style-name="TableCell071102">
            <text:p text:style-name="P464"><text:span text:style-name="T438"/></text:p>
          </table:table-cell>
          <table:table-cell table:style-name="TableCell071103">
            <text:p text:style-name="P465"><text:span text:style-name="T439">email, password,</text:span><text:span text:style-name="T440"/></text:p>
          </table:table-cell>
          <table:table-cell table:style-name="TableCell071104">
            <text:p text:style-name="P466"><text:span text:style-name="T440"/></text:p>
          </table:table-cell>
          <table:table-cell table:style-name="TableCell071105">
            <text:p text:style-name="P466"><text:span text:style-name="T440"/></text:p>
          </table:table-cell>
          <table:table-cell table:style-name="TableCell071106">
            <text:p text:style-name="P466"><text:span text:style-name="T440"/></text:p>
          </table:table-cell>
        </table:table-row>
        <table:table-row table:style-name="TableRow0712">
          <table:table-cell table:style-name="TableCell071200">
            <text:p text:style-name="P468"><text:span text:style-name="T440"/></text:p>
          </table:table-cell>
          <table:table-cell table:style-name="TableCell071201">
            <text:p text:style-name="P468"><text:span text:style-name="T440"/></text:p>
          </table:table-cell>
          <table:table-cell table:style-name="TableCell071202">
            <text:p text:style-name="P468"><text:span text:style-name="T440"/></text:p>
          </table:table-cell>
          <table:table-cell table:style-name="TableCell071203">
            <text:p text:style-name="P469"><text:span text:style-name="T441">and confirming</text:span><text:span text:style-name="T442"/></text:p>
          </table:table-cell>
          <table:table-cell table:style-name="TableCell071204">
            <text:p text:style-name="P470"><text:span text:style-name="T442"/></text:p>
          </table:table-cell>
          <table:table-cell table:style-name="TableCell071205">
            <text:p text:style-name="P470"><text:span text:style-name="T442"/></text:p>
          </table:table-cell>
          <table:table-cell table:style-name="TableCell071206">
            <text:p text:style-name="P470"><text:span text:style-name="T442"/></text:p>
          </table:table-cell>
        </table:table-row>
        <table:table-row table:style-name="TableRow0713">
          <table:table-cell table:style-name="TableCell071300">
            <text:p text:style-name="P473"><text:span text:style-name="T442"/></text:p>
          </table:table-cell>
          <table:table-cell table:style-name="TableCell071301">
            <text:p text:style-name="P473"><text:span text:style-name="T442"/></text:p>
          </table:table-cell>
          <table:table-cell table:style-name="TableCell071302">
            <text:p text:style-name="P473"><text:span text:style-name="T442"/></text:p>
          </table:table-cell>
          <table:table-cell table:style-name="TableCell071303">
            <text:p text:style-name="P474"><text:span text:style-name="T443">my password.</text:span><text:span text:style-name="T444"/></text:p>
          </table:table-cell>
          <table:table-cell table:style-name="TableCell071304">
            <text:p text:style-name="P475"><text:span text:style-name="T444"/></text:p>
          </table:table-cell>
          <table:table-cell table:style-name="TableCell071305">
            <text:p text:style-name="P475"><text:span text:style-name="T444"/></text:p>
          </table:table-cell>
          <table:table-cell table:style-name="TableCell071306">
            <text:p text:style-name="P475"><text:span text:style-name="T444"/></text:p>
          </table:table-cell>
        </table:table-row>
        <table:table-row table:style-name="TableRow0714">
          <table:table-cell table:style-name="TableCell071400" table:number-rows-spanned="5">
            <text:p text:style-name="P478"><text:span text:style-name="T444"/></text:p>
          </table:table-cell>
          <table:table-cell table:style-name="TableCell071401" table:number-rows-spanned="5">
            <text:p text:style-name="P478"><text:span text:style-name="T444"/></text:p>
          </table:table-cell>
          <table:table-cell table:style-name="TableCell071402">
            <text:p text:style-name="P479"><text:span text:style-name="T445">USN-2</text:span><text:span text:style-name="T446"/></text:p>
          </table:table-cell>
          <table:table-cell table:style-name="TableCell071403">
            <text:p text:style-name="P480"><text:span text:style-name="T447">As a user, I will</text:span><text:span text:style-name="T448"/></text:p>
          </table:table-cell>
          <table:table-cell table:style-name="TableCell071404">
            <text:p text:style-name="P481"><text:span text:style-name="T449">I can receive confirmation</text:span><text:span text:style-name="T450"/></text:p>
          </table:table-cell>
          <table:table-cell table:style-name="TableCell071405">
            <text:p text:style-name="P482"><text:span text:style-name="T451">High</text:span><text:span text:style-name="T452"/></text:p>
          </table:table-cell>
          <table:table-cell table:style-name="TableCell071406">
            <text:p text:style-name="P483"><text:span text:style-name="T453">Sprint-</text:span><text:span text:style-name="T454"/></text:p>
          </table:table-cell>
        </table:table-row>
        <table:table-row table:style-name="TableRow0715">
          <table:covered-table-cell>
            <text:p text:style-name="P486"><text:span text:style-name="T454"><text:s/></text:span></text:p>
          </table:covered-table-cell>
          <table:covered-table-cell>
            <text:p text:style-name="P486"><text:span text:style-name="T454"><text:s/></text:span></text:p>
          </table:covered-table-cell>
          <table:table-cell table:style-name="TableCell071502">
            <text:p text:style-name="P487"><text:span text:style-name="T454"/></text:p>
          </table:table-cell>
          <table:table-cell table:style-name="TableCell071503">
            <text:p text:style-name="P488"><text:span text:style-name="T455">receive</text:span></text:p>
            <text:p text:style-name="P488"><text:span text:style-name="T455">confirmation</text:span><text:span text:style-name="T456"/></text:p>
          </table:table-cell>
          <table:table-cell table:style-name="TableCell071504">
            <text:p text:style-name="P489"><text:span text:style-name="T457">email &amp; click confirm</text:span><text:span text:style-name="T458"/></text:p>
          </table:table-cell>
          <table:table-cell table:style-name="TableCell071505">
            <text:p text:style-name="P490"><text:span text:style-name="T458"/></text:p>
          </table:table-cell>
          <table:table-cell table:style-name="TableCell071506">
            <text:p text:style-name="P491"><text:span text:style-name="T459">1</text:span><text:span text:style-name="T460"/></text:p>
          </table:table-cell>
        </table:table-row>
        <table:table-row table:style-name="TableRow0716">
          <table:covered-table-cell>
            <text:p text:style-name="P494"><text:span text:style-name="T460"><text:s/></text:span></text:p>
          </table:covered-table-cell>
          <table:covered-table-cell>
            <text:p text:style-name="P494"><text:span text:style-name="T460"><text:s/></text:span></text:p>
          </table:covered-table-cell>
          <table:table-cell table:style-name="TableCell071602">
            <text:p text:style-name="P495"><text:span text:style-name="T460"/></text:p>
          </table:table-cell>
          <table:table-cell table:style-name="TableCell071603">
            <text:p text:style-name="P496"><text:span text:style-name="T461">email once I have</text:span><text:span text:style-name="T462"/></text:p>
          </table:table-cell>
          <table:table-cell table:style-name="TableCell071604">
            <text:p text:style-name="P497"><text:span text:style-name="T462"/></text:p>
          </table:table-cell>
          <table:table-cell table:style-name="TableCell071605">
            <text:p text:style-name="P497"><text:span text:style-name="T462"/></text:p>
          </table:table-cell>
          <table:table-cell table:style-name="TableCell071606">
            <text:p text:style-name="P497"><text:span text:style-name="T462"/></text:p>
          </table:table-cell>
        </table:table-row>
        <table:table-row table:style-name="TableRow0717">
          <table:covered-table-cell>
            <text:p text:style-name="P499"><text:span text:style-name="T462"><text:s/></text:span></text:p>
          </table:covered-table-cell>
          <table:covered-table-cell>
            <text:p text:style-name="P499"><text:span text:style-name="T462"><text:s/></text:span></text:p>
          </table:covered-table-cell>
          <table:table-cell table:style-name="TableCell071702">
            <text:p text:style-name="P500"><text:span text:style-name="T462"/></text:p>
          </table:table-cell>
          <table:table-cell table:style-name="TableCell071703">
            <text:p text:style-name="P501"><text:span text:style-name="T463">registered for the</text:span><text:span text:style-name="T464"/></text:p>
          </table:table-cell>
          <table:table-cell table:style-name="TableCell071704">
            <text:p text:style-name="P502"><text:span text:style-name="T464"/></text:p>
          </table:table-cell>
          <table:table-cell table:style-name="TableCell071705">
            <text:p text:style-name="P502"><text:span text:style-name="T464"/></text:p>
          </table:table-cell>
          <table:table-cell table:style-name="TableCell071706">
            <text:p text:style-name="P502"><text:span text:style-name="T464"/></text:p>
          </table:table-cell>
        </table:table-row>
        <table:table-row table:style-name="TableRow0718">
          <table:covered-table-cell>
            <text:p text:style-name="P505"><text:span text:style-name="T464"><text:s/></text:span></text:p>
          </table:covered-table-cell>
          <table:covered-table-cell>
            <text:p text:style-name="P505"><text:span text:style-name="T464"><text:s/></text:span></text:p>
          </table:covered-table-cell>
          <table:table-cell table:style-name="TableCell071802">
            <text:p text:style-name="P506"><text:span text:style-name="T464"/></text:p>
          </table:table-cell>
          <table:table-cell table:style-name="TableCell071803">
            <text:p text:style-name="P507"><text:span text:style-name="T465">application</text:span><text:span text:style-name="T466"/></text:p>
          </table:table-cell>
          <table:table-cell table:style-name="TableCell071804">
            <text:p text:style-name="P508"><text:span text:style-name="T466"/></text:p>
          </table:table-cell>
          <table:table-cell table:style-name="TableCell071805">
            <text:p text:style-name="P508"><text:span text:style-name="T466"/></text:p>
          </table:table-cell>
          <table:table-cell table:style-name="TableCell071806">
            <text:p text:style-name="P508"><text:span text:style-name="T466"/></text:p>
          </table:table-cell>
        </table:table-row>
        <table:table-row table:style-name="TableRow0719">
          <table:table-cell table:style-name="TableCell071900">
            <text:p text:style-name="P511"><text:span text:style-name="T466"/></text:p>
          </table:table-cell>
          <table:table-cell table:style-name="TableCell071901">
            <text:p text:style-name="P511"><text:span text:style-name="T466"/></text:p>
          </table:table-cell>
          <table:table-cell table:style-name="TableCell071902">
            <text:p text:style-name="P512"><text:span text:style-name="T467">USN-3</text:span><text:span text:style-name="T468"/></text:p>
          </table:table-cell>
          <table:table-cell table:style-name="TableCell071903">
            <text:p text:style-name="P513"><text:span text:style-name="T469">As a user,I can register for</text:span></text:p>
            <text:p text:style-name="P514"><text:span text:style-name="T469">the application through Facebook</text:span><text:span text:style-name="T470"/></text:p>
          </table:table-cell>
          <table:table-cell table:style-name="TableCell071904">
            <text:p text:style-name="P515"><text:span text:style-name="T471">I can register &amp;access the dashboard</text:span></text:p>
            <text:p text:style-name="P516"><text:span text:style-name="T471">with Facebook Login</text:span><text:span text:style-name="T472"/></text:p>
          </table:table-cell>
          <table:table-cell table:style-name="TableCell071905">
            <text:p text:style-name="P517"><text:span text:style-name="T473">Low</text:span><text:span text:style-name="T474"/></text:p>
          </table:table-cell>
          <table:table-cell table:style-name="TableCell071906">
            <text:p text:style-name="P518"><text:span text:style-name="T475">Sprint- 2</text:span><text:span text:style-name="T476"/></text:p>
          </table:table-cell>
        </table:table-row>
        <table:table-row table:style-name="TableRow0720">
          <table:table-cell table:style-name="TableCell072000" table:number-rows-spanned="3">
            <text:p text:style-name="P521"><text:span text:style-name="T476"/></text:p>
          </table:table-cell>
          <table:table-cell table:style-name="TableCell072001" table:number-rows-spanned="3">
            <text:p text:style-name="P521"><text:span text:style-name="T476"/></text:p>
          </table:table-cell>
          <table:table-cell table:style-name="TableCell072002">
            <text:p text:style-name="P522"><text:span text:style-name="T477">USN-4</text:span><text:span text:style-name="T478"/></text:p>
          </table:table-cell>
          <table:table-cell table:style-name="TableCell072003">
            <text:p text:style-name="P523"><text:span text:style-name="T479">As a user, I can</text:span><text:span text:style-name="T480"/></text:p>
          </table:table-cell>
          <table:table-cell table:style-name="TableCell072004" table:number-rows-spanned="3">
            <text:p text:style-name="P524"><text:span text:style-name="T480"/></text:p>
          </table:table-cell>
          <table:table-cell table:style-name="TableCell072005">
            <text:p text:style-name="P525"><text:span text:style-name="T481">Medium</text:span><text:span text:style-name="T482"/></text:p>
          </table:table-cell>
          <table:table-cell table:style-name="TableCell072006">
            <text:p text:style-name="P526"><text:span text:style-name="T483">Sprint-</text:span><text:span text:style-name="T484"/></text:p>
          </table:table-cell>
        </table:table-row>
        <table:table-row table:style-name="TableRow0721">
          <table:covered-table-cell>
            <text:p text:style-name="P529"><text:span text:style-name="T484"><text:s/></text:span></text:p>
          </table:covered-table-cell>
          <table:covered-table-cell>
            <text:p text:style-name="P529"><text:span text:style-name="T484"><text:s/></text:span></text:p>
          </table:covered-table-cell>
          <table:table-cell table:style-name="TableCell072102">
            <text:p text:style-name="P530"><text:span text:style-name="T484"/></text:p>
          </table:table-cell>
          <table:table-cell table:style-name="TableCell072103">
            <text:p text:style-name="P531"><text:span text:style-name="T485">register for the</text:span></text:p>
            <text:p text:style-name="P531"><text:span text:style-name="T485">application</text:span><text:span text:style-name="T486"/></text:p>
          </table:table-cell>
          <table:covered-table-cell>
            <text:p text:style-name="P532"><text:span text:style-name="T486"><text:s/></text:span></text:p>
          </table:covered-table-cell>
          <table:table-cell table:style-name="TableCell072105">
            <text:p text:style-name="P533"><text:span text:style-name="T486"/></text:p>
          </table:table-cell>
          <table:table-cell table:style-name="TableCell072106">
            <text:p text:style-name="P534"><text:span text:style-name="T487">1</text:span><text:span text:style-name="T488"/></text:p>
          </table:table-cell>
        </table:table-row>
        <table:table-row table:style-name="TableRow0722">
          <table:covered-table-cell>
            <text:p text:style-name="P537"><text:span text:style-name="T488"><text:s/></text:span></text:p>
          </table:covered-table-cell>
          <table:covered-table-cell>
            <text:p text:style-name="P537"><text:span text:style-name="T488"><text:s/></text:span></text:p>
          </table:covered-table-cell>
          <table:table-cell table:style-name="TableCell072202">
            <text:p text:style-name="P538"><text:span text:style-name="T488"/></text:p>
          </table:table-cell>
          <table:table-cell table:style-name="TableCell072203">
            <text:p text:style-name="P539"><text:span text:style-name="T489">through Gmail</text:span><text:span text:style-name="T490"/></text:p>
          </table:table-cell>
          <table:covered-table-cell>
            <text:p text:style-name="P540"><text:span text:style-name="T490"><text:s/></text:span></text:p>
          </table:covered-table-cell>
          <table:table-cell table:style-name="TableCell072205">
            <text:p text:style-name="P541"><text:span text:style-name="T490"/></text:p>
          </table:table-cell>
          <table:table-cell table:style-name="TableCell072206">
            <text:p text:style-name="P541"><text:span text:style-name="T490"/></text:p>
          </table:table-cell>
        </table:table-row>
        <table:table-row table:style-name="TableRow0723">
          <table:table-cell table:style-name="TableCell072300" table:number-rows-spanned="4">
            <text:p text:style-name="P544"><text:span text:style-name="T490"/></text:p>
          </table:table-cell>
          <table:table-cell table:style-name="TableCell072301">
            <text:p text:style-name="P545"><text:span text:style-name="T491">Login</text:span><text:span text:style-name="T492"/></text:p>
          </table:table-cell>
          <table:table-cell table:style-name="TableCell072302">
            <text:p text:style-name="P546"><text:span text:style-name="T493">USN-5</text:span><text:span text:style-name="T494"/></text:p>
          </table:table-cell>
          <table:table-cell table:style-name="TableCell072303">
            <text:p text:style-name="P547"><text:span text:style-name="T495">As a user, I can</text:span><text:span text:style-name="T496"/></text:p>
          </table:table-cell>
          <table:table-cell table:style-name="TableCell072304" table:number-rows-spanned="4">
            <text:p text:style-name="P548"><text:span text:style-name="T496"/></text:p>
          </table:table-cell>
          <table:table-cell table:style-name="TableCell072305">
            <text:p text:style-name="P549"><text:span text:style-name="T497">High</text:span><text:span text:style-name="T498"/></text:p>
          </table:table-cell>
          <table:table-cell table:style-name="TableCell072306">
            <text:p text:style-name="P550"><text:span text:style-name="T499">Sprint-</text:span><text:span text:style-name="T500"/></text:p>
          </table:table-cell>
        </table:table-row>
        <table:table-row table:style-name="TableRow0724">
          <table:covered-table-cell>
            <text:p text:style-name="P553"><text:span text:style-name="T500"><text:s/></text:span></text:p>
          </table:covered-table-cell>
          <table:table-cell table:style-name="TableCell072401">
            <text:p text:style-name="P554"><text:span text:style-name="T500"/></text:p>
          </table:table-cell>
          <table:table-cell table:style-name="TableCell072402">
            <text:p text:style-name="P554"><text:span text:style-name="T500"/></text:p>
          </table:table-cell>
          <table:table-cell table:style-name="TableCell072403">
            <text:p text:style-name="P555"><text:span text:style-name="T501">log into the</text:span></text:p>
            <text:p text:style-name="P555"><text:span text:style-name="T501">application by</text:span><text:span text:style-name="T502"/></text:p>
          </table:table-cell>
          <table:covered-table-cell>
            <text:p text:style-name="P556"><text:span text:style-name="T502"><text:s/></text:span></text:p>
          </table:covered-table-cell>
          <table:table-cell table:style-name="TableCell072405">
            <text:p text:style-name="P557"><text:span text:style-name="T502"/></text:p>
          </table:table-cell>
          <table:table-cell table:style-name="TableCell072406">
            <text:p text:style-name="P558"><text:span text:style-name="T503">1</text:span><text:span text:style-name="T504"/></text:p>
          </table:table-cell>
        </table:table-row>
        <table:table-row table:style-name="TableRow0725">
          <table:covered-table-cell>
            <text:p text:style-name="P561"><text:span text:style-name="T504"><text:s/></text:span></text:p>
          </table:covered-table-cell>
          <table:table-cell table:style-name="TableCell072501">
            <text:p text:style-name="P562"><text:span text:style-name="T504"/></text:p>
          </table:table-cell>
          <table:table-cell table:style-name="TableCell072502">
            <text:p text:style-name="P562"><text:span text:style-name="T504"/></text:p>
          </table:table-cell>
          <table:table-cell table:style-name="TableCell072503">
            <text:p text:style-name="P563"><text:span text:style-name="T505">entering email</text:span><text:span text:style-name="T506"/></text:p>
          </table:table-cell>
          <table:covered-table-cell>
            <text:p text:style-name="P564"><text:span text:style-name="T506"><text:s/></text:span></text:p>
          </table:covered-table-cell>
          <table:table-cell table:style-name="TableCell072505">
            <text:p text:style-name="P565"><text:span text:style-name="T506"/></text:p>
          </table:table-cell>
          <table:table-cell table:style-name="TableCell072506">
            <text:p text:style-name="P565"><text:span text:style-name="T506"/></text:p>
          </table:table-cell>
        </table:table-row>
        <table:table-row table:style-name="TableRow0726">
          <table:covered-table-cell>
            <text:p text:style-name="P568"><text:span text:style-name="T506"><text:s/></text:span></text:p>
          </table:covered-table-cell>
          <table:table-cell table:style-name="TableCell072601">
            <text:p text:style-name="P569"><text:span text:style-name="T506"/></text:p>
          </table:table-cell>
          <table:table-cell table:style-name="TableCell072602">
            <text:p text:style-name="P569"><text:span text:style-name="T506"/></text:p>
          </table:table-cell>
          <table:table-cell table:style-name="TableCell072603">
            <text:p text:style-name="P570"><text:span text:style-name="T507">&amp; password</text:span><text:span text:style-name="T508"/></text:p>
          </table:table-cell>
          <table:covered-table-cell>
            <text:p text:style-name="P571"><text:span text:style-name="T508"><text:s/></text:span></text:p>
          </table:covered-table-cell>
          <table:table-cell table:style-name="TableCell072605">
            <text:p text:style-name="P572"><text:span text:style-name="T508"/></text:p>
          </table:table-cell>
          <table:table-cell table:style-name="TableCell072606">
            <text:p text:style-name="P572"><text:span text:style-name="T508"/></text:p>
          </table:table-cell>
        </table:table-row>
        <table:table-row table:style-name="TableRow0727">
          <table:table-cell table:style-name="TableCell072700">
            <text:p text:style-name="P575"><text:span text:style-name="T509">Customer</text:span></text:p>
            <text:p text:style-name="P576"><text:span text:style-name="T509">Care Executive</text:span><text:span text:style-name="T510"/></text:p>
          </table:table-cell>
          <table:table-cell table:style-name="TableCell072701">
            <text:p text:style-name="P577"><text:span text:style-name="T511">Login</text:span><text:span text:style-name="T512"/></text:p>
          </table:table-cell>
          <table:table-cell table:style-name="TableCell072702">
            <text:p text:style-name="P578"><text:span text:style-name="T513">USN-5</text:span><text:span text:style-name="T514"/></text:p>
          </table:table-cell>
          <table:table-cell table:style-name="TableCell072703">
            <text:p text:style-name="P579"><text:span text:style-name="T515">As a, Customer</text:span></text:p>
            <text:p text:style-name="P580"><text:span text:style-name="T515">Care Executive I can log into the application by entering server email &amp; password</text:span><text:span text:style-name="T516"/></text:p>
          </table:table-cell>
          <table:table-cell table:style-name="TableCell072704">
            <text:p text:style-name="P581"><text:span text:style-name="T517">I can accessDBMS</text:span><text:span text:style-name="T518"/></text:p>
          </table:table-cell>
          <table:table-cell table:style-name="TableCell072705">
            <text:p text:style-name="P582"><text:span text:style-name="T519">High</text:span><text:span text:style-name="T520"/></text:p>
          </table:table-cell>
          <table:table-cell table:style-name="TableCell072706">
            <text:p text:style-name="P583"><text:span text:style-name="T521">Sprint-</text:span></text:p>
            <text:p text:style-name="P584"><text:span text:style-name="T521">1</text:span><text:span text:style-name="T522"/></text:p>
          </table:table-cell>
        </table:table-row>
      </table:table>
      <text:p text:style-name="P586"><text:span text:style-name="T522"/></text:p>
      <text:p text:style-name="P587"><text:span text:style-name="T522"/></text:p>
      <table:table table:style-name="Table08">
        <table:table-column table:style-name="TableColumn0800"/>
        <table:table-column table:style-name="TableColumn0801"/>
        <table:table-column table:style-name="TableColumn0802"/>
        <table:table-column table:style-name="TableColumn0803"/>
        <table:table-column table:style-name="TableColumn0804"/>
        <table:table-column table:style-name="TableColumn0805"/>
        <table:table-column table:style-name="TableColumn0806"/>
        <table:table-row table:style-name="TableRow0800">
          <table:table-cell table:style-name="TableCell080000">
            <text:p text:style-name="P589"><text:span text:style-name="T523">Administrator</text:span><text:span text:style-name="T524"/></text:p>
          </table:table-cell>
          <table:table-cell table:style-name="TableCell080001">
            <text:p text:style-name="P589"><text:span text:style-name="T525">Login</text:span><text:span text:style-name="T526"/></text:p>
          </table:table-cell>
          <table:table-cell table:style-name="TableCell080002">
            <text:p text:style-name="P590"><text:span text:style-name="T527">USN-5</text:span><text:span text:style-name="T528"/></text:p>
          </table:table-cell>
          <table:table-cell table:style-name="TableCell080003">
            <text:p text:style-name="P591"><text:span text:style-name="T529">As a Administrator,</text:span></text:p>
            <text:p text:style-name="P592"><text:span text:style-name="T529">I can log into the</text:span></text:p>
            <text:p text:style-name="P593"><text:span text:style-name="T529">application by entering severemail &amp; password</text:span><text:span text:style-name="T530"/></text:p>
          </table:table-cell>
          <table:table-cell table:style-name="TableCell080004">
            <text:p text:style-name="P594"><text:span text:style-name="T531">I can accessDBMS</text:span><text:span text:style-name="T532"/></text:p>
          </table:table-cell>
          <table:table-cell table:style-name="TableCell080005">
            <text:p text:style-name="P595"><text:span text:style-name="T533">High</text:span><text:span text:style-name="T534"/></text:p>
          </table:table-cell>
          <table:table-cell table:style-name="TableCell080006">
            <text:p text:style-name="P596"><text:span text:style-name="T535">Sprint-</text:span></text:p>
            <text:p text:style-name="P597"><text:span text:style-name="T535">1</text:span><text:span text:style-name="T536"/></text:p>
          </table:table-cell>
        </table:table-row>
      </table:table>
      <text:p text:style-name="P599"><text:span text:style-name="T536"/></text:p>
      <text:list text:style-name="L600">
        <text:list-item>
          <text:p text:style-name="P600"><text:span text:style-name="T537">PROJECT PLANNING &amp; SCHEDULING</text:span></text:p>
        </text:list-item>
      </text:list>
      <text:p text:style-name="P601"><text:span text:style-name="T538"/></text:p>
      <text:list text:style-name="L602">
        <text:list-item>
          <text:p text:style-name="P602"><text:span text:style-name="T539">SPRINT PLANNING &amp; ESTIMATION</text:span></text:p>
        </text:list-item>
      </text:list>
      <text:p text:style-name="P603"><text:span text:style-name="T540"/></text:p>
      <text:p text:style-name="P604"><text:span text:style-name="T540"/></text:p>
      <table:table table:style-name="Table09">
        <table:table-column table:style-name="TableColumn0900"/>
        <table:table-column table:style-name="TableColumn0901"/>
        <table:table-column table:style-name="TableColumn0902"/>
        <table:table-column table:style-name="TableColumn0903"/>
        <table:table-column table:style-name="TableColumn0904"/>
        <table:table-column table:style-name="TableColumn0905"/>
        <table:table-column table:style-name="TableColumn0906"/>
        <table:table-row table:style-name="TableRow0900">
          <table:table-cell table:style-name="TableCell090000">
            <text:p text:style-name="P606"><text:span text:style-name="T541">Sprint</text:span><text:span text:style-name="T542"/></text:p>
          </table:table-cell>
          <table:table-cell table:style-name="TableCell090001">
            <text:p text:style-name="P607"><text:span text:style-name="T543">Functional Requiremen t</text:span></text:p>
            <text:p text:style-name="P608"><text:span text:style-name="T543">(Epic)</text:span><text:span text:style-name="T544"/></text:p>
          </table:table-cell>
          <table:table-cell table:style-name="TableCell090002">
            <text:p text:style-name="P609"><text:span text:style-name="T545">User Stor y</text:span></text:p>
            <text:p text:style-name="P610"><text:span text:style-name="T545">Number</text:span><text:span text:style-name="T546"/></text:p>
          </table:table-cell>
          <table:table-cell table:style-name="TableCell090003">
            <text:p text:style-name="P611"><text:span text:style-name="T547">User Story / Task</text:span><text:span text:style-name="T548"/></text:p>
          </table:table-cell>
          <table:table-cell table:style-name="TableCell090004">
            <text:p text:style-name="P612"><text:span text:style-name="T549">Story Points</text:span><text:span text:style-name="T550"/></text:p>
          </table:table-cell>
          <table:table-cell table:style-name="TableCell090005">
            <text:p text:style-name="P613"><text:span text:style-name="T551">Priority</text:span><text:span text:style-name="T552"/></text:p>
          </table:table-cell>
          <table:table-cell table:style-name="TableCell090006">
            <text:p text:style-name="P614"><text:span text:style-name="T553">Team Members</text:span><text:span text:style-name="T554"/></text:p>
          </table:table-cell>
        </table:table-row>
        <table:table-row table:style-name="TableRow0901">
          <table:table-cell table:style-name="TableCell090100">
            <text:p text:style-name="P617"><text:span text:style-name="T555">Sprint-1</text:span><text:span text:style-name="T556"/></text:p>
          </table:table-cell>
          <table:table-cell table:style-name="TableCell090101">
            <text:p text:style-name="P618"><text:span text:style-name="T557">Registration</text:span><text:span text:style-name="T558"/></text:p>
          </table:table-cell>
          <table:table-cell table:style-name="TableCell090102">
            <text:p text:style-name="P618"><text:span text:style-name="T559">USN-1</text:span><text:span text:style-name="T560"/></text:p>
          </table:table-cell>
          <table:table-cell table:style-name="TableCell090103">
            <text:p text:style-name="P619"><text:span text:style-name="T561">As a user, I can register for the application by entering my email, password, and confirming</text:span></text:p>
            <text:p text:style-name="P620"><text:span text:style-name="T561">my password.</text:span><text:span text:style-name="T562"/></text:p>
          </table:table-cell>
          <table:table-cell table:style-name="TableCell090104">
            <text:p text:style-name="P621"><text:span text:style-name="T563">2</text:span><text:span text:style-name="T564"/></text:p>
          </table:table-cell>
          <table:table-cell table:style-name="TableCell090105">
            <text:p text:style-name="P622"><text:span text:style-name="T565">High</text:span><text:span text:style-name="T566"/></text:p>
          </table:table-cell>
          <table:table-cell table:style-name="TableCell090106">
            <text:p text:style-name="P623"><text:span text:style-name="T567">S. Ramana Bharathi</text:span><text:span text:style-name="T568"/></text:p>
          </table:table-cell>
        </table:table-row>
        <table:table-row table:style-name="TableRow0902">
          <table:table-cell table:style-name="TableCell090200">
            <text:p text:style-name="P626"><text:span text:style-name="T569">Sprint-1</text:span><text:span text:style-name="T570"/></text:p>
          </table:table-cell>
          <table:table-cell table:style-name="TableCell090201">
            <text:p text:style-name="P627"><text:span text:style-name="T570"/></text:p>
          </table:table-cell>
          <table:table-cell table:style-name="TableCell090202">
            <text:p text:style-name="P628"><text:span text:style-name="T571">USN-2</text:span><text:span text:style-name="T572"/></text:p>
          </table:table-cell>
          <table:table-cell table:style-name="TableCell090203">
            <text:p text:style-name="P629"><text:span text:style-name="T573">As a user,I will receive confirmation email once I</text:span></text:p>
            <text:p text:style-name="P630"><text:span text:style-name="T573">have registered for the application</text:span><text:span text:style-name="T574"/></text:p>
          </table:table-cell>
          <table:table-cell table:style-name="TableCell090204">
            <text:p text:style-name="P631"><text:span text:style-name="T575">1</text:span><text:span text:style-name="T576"/></text:p>
          </table:table-cell>
          <table:table-cell table:style-name="TableCell090205">
            <text:p text:style-name="P632"><text:span text:style-name="T577">High</text:span><text:span text:style-name="T578"/></text:p>
          </table:table-cell>
          <table:table-cell table:style-name="TableCell090206">
            <text:p text:style-name="P633"><text:span text:style-name="T579">A.Prakash</text:span><text:span text:style-name="T580"/></text:p>
          </table:table-cell>
        </table:table-row>
        <table:table-row table:style-name="TableRow0903">
          <table:table-cell table:style-name="TableCell090300">
            <text:p text:style-name="P636"><text:span text:style-name="T581">Sprint-2</text:span><text:span text:style-name="T582"/></text:p>
          </table:table-cell>
          <table:table-cell table:style-name="TableCell090301">
            <text:p text:style-name="P637"><text:span text:style-name="T582"/></text:p>
          </table:table-cell>
          <table:table-cell table:style-name="TableCell090302">
            <text:p text:style-name="P638"><text:span text:style-name="T583">USN-3</text:span><text:span text:style-name="T584"/></text:p>
          </table:table-cell>
          <table:table-cell table:style-name="TableCell090303">
            <text:p text:style-name="P639"><text:span text:style-name="T585">As a user, I can register for</text:span></text:p>
            <text:p text:style-name="P640"><text:span text:style-name="T585">the application through Facebook</text:span><text:span text:style-name="T586"/></text:p>
          </table:table-cell>
          <table:table-cell table:style-name="TableCell090304">
            <text:p text:style-name="P641"><text:span text:style-name="T587">2</text:span><text:span text:style-name="T588"/></text:p>
          </table:table-cell>
          <table:table-cell table:style-name="TableCell090305">
            <text:p text:style-name="P642"><text:span text:style-name="T589">Low</text:span><text:span text:style-name="T590"/></text:p>
          </table:table-cell>
          <table:table-cell table:style-name="TableCell090306">
            <text:p text:style-name="P643"><text:span text:style-name="T591">SM.Swethaa</text:span><text:span text:style-name="T592"/></text:p>
          </table:table-cell>
        </table:table-row>
        <table:table-row table:style-name="TableRow0904">
          <table:table-cell table:style-name="TableCell090400">
            <text:p text:style-name="P646"><text:span text:style-name="T593">Sprint-1</text:span><text:span text:style-name="T594"/></text:p>
          </table:table-cell>
          <table:table-cell table:style-name="TableCell090401">
            <text:p text:style-name="P647"><text:span text:style-name="T594"/></text:p>
          </table:table-cell>
          <table:table-cell table:style-name="TableCell090402">
            <text:p text:style-name="P648"><text:span text:style-name="T595">USN-4</text:span><text:span text:style-name="T596"/></text:p>
          </table:table-cell>
          <table:table-cell table:style-name="TableCell090403">
            <text:p text:style-name="P649"><text:span text:style-name="T597">As a user, I can register for</text:span></text:p>
            <text:p text:style-name="P650"><text:span text:style-name="T597">the application through Gmail</text:span><text:span text:style-name="T598"/></text:p>
          </table:table-cell>
          <table:table-cell table:style-name="TableCell090404">
            <text:p text:style-name="P651"><text:span text:style-name="T599">2</text:span><text:span text:style-name="T600"/></text:p>
          </table:table-cell>
          <table:table-cell table:style-name="TableCell090405">
            <text:p text:style-name="P652"><text:span text:style-name="T601">Medium</text:span><text:span text:style-name="T602"/></text:p>
          </table:table-cell>
          <table:table-cell table:style-name="TableCell090406">
            <text:p text:style-name="P653"><text:span text:style-name="T603">K.Renuka</text:span><text:span text:style-name="T604"/></text:p>
          </table:table-cell>
        </table:table-row>
        <table:table-row table:style-name="TableRow0905">
          <table:table-cell table:style-name="TableCell090500">
            <text:p text:style-name="P656"><text:span text:style-name="T605">Sprint-1</text:span><text:span text:style-name="T606"/></text:p>
          </table:table-cell>
          <table:table-cell table:style-name="TableCell090501">
            <text:p text:style-name="P657"><text:span text:style-name="T607">Login</text:span><text:span text:style-name="T608"/></text:p>
          </table:table-cell>
          <table:table-cell table:style-name="TableCell090502">
            <text:p text:style-name="P657"><text:span text:style-name="T609">USN-5</text:span><text:span text:style-name="T610"/></text:p>
          </table:table-cell>
          <table:table-cell table:style-name="TableCell090503">
            <text:p text:style-name="P658"><text:span text:style-name="T611">As a user, I can log into the</text:span></text:p>
            <text:p text:style-name="P659"><text:span text:style-name="T611">application by entering email &amp; password</text:span><text:span text:style-name="T612"/></text:p>
          </table:table-cell>
          <table:table-cell table:style-name="TableCell090504">
            <text:p text:style-name="P660"><text:span text:style-name="T613">1</text:span><text:span text:style-name="T614"/></text:p>
          </table:table-cell>
          <table:table-cell table:style-name="TableCell090505">
            <text:p text:style-name="P661"><text:span text:style-name="T615">High</text:span><text:span text:style-name="T616"/></text:p>
          </table:table-cell>
          <table:table-cell table:style-name="TableCell090506">
            <text:p text:style-name="P662"><text:span text:style-name="T617">S.Gayathri</text:span><text:span text:style-name="T618"/></text:p>
          </table:table-cell>
        </table:table-row>
        <table:table-row table:style-name="TableRow0906">
          <table:table-cell table:style-name="TableCell090600">
            <text:p text:style-name="P665"><text:span text:style-name="T619">Sprint-3</text:span><text:span text:style-name="T620"/></text:p>
          </table:table-cell>
          <table:table-cell table:style-name="TableCell090601">
            <text:p text:style-name="P666"><text:span text:style-name="T621">Login</text:span><text:span text:style-name="T622"/></text:p>
          </table:table-cell>
          <table:table-cell table:style-name="TableCell090602">
            <text:p text:style-name="P667"><text:span text:style-name="T623">USN-5</text:span><text:span text:style-name="T624"/></text:p>
          </table:table-cell>
          <table:table-cell table:style-name="TableCell090603">
            <text:p text:style-name="P668"><text:span text:style-name="T625">As a, Customer Care Executive I can log into the application by entering server email</text:span></text:p>
            <text:p text:style-name="P669"><text:span text:style-name="T625">&amp;password</text:span><text:span text:style-name="T626"/></text:p>
          </table:table-cell>
          <table:table-cell table:style-name="TableCell090604">
            <text:p text:style-name="P670"><text:span text:style-name="T627">2</text:span><text:span text:style-name="T628"/></text:p>
          </table:table-cell>
          <table:table-cell table:style-name="TableCell090605">
            <text:p text:style-name="P671"><text:span text:style-name="T629">High</text:span><text:span text:style-name="T630"/></text:p>
          </table:table-cell>
          <table:table-cell table:style-name="TableCell090606">
            <text:p text:style-name="P672"><text:span text:style-name="T631">SM.Swethaa</text:span><text:span text:style-name="T632"/></text:p>
          </table:table-cell>
        </table:table-row>
        <table:table-row table:style-name="TableRow0907">
          <table:table-cell table:style-name="TableCell090700">
            <text:p text:style-name="P675"><text:span text:style-name="T633">Sprint-4</text:span><text:span text:style-name="T634"/></text:p>
          </table:table-cell>
          <table:table-cell table:style-name="TableCell090701">
            <text:p text:style-name="P676"><text:span text:style-name="T635">Login</text:span><text:span text:style-name="T636"/></text:p>
          </table:table-cell>
          <table:table-cell table:style-name="TableCell090702">
            <text:p text:style-name="P677"><text:span text:style-name="T637">USN-5</text:span><text:span text:style-name="T638"/></text:p>
          </table:table-cell>
          <table:table-cell table:style-name="TableCell090703">
            <text:p text:style-name="P678"><text:span text:style-name="T639">As a Administrator, I can log into the application by entering sever email</text:span></text:p>
            <text:p text:style-name="P679"><text:span text:style-name="T639">&amp; password</text:span><text:span text:style-name="T640"/></text:p>
          </table:table-cell>
          <table:table-cell table:style-name="TableCell090704">
            <text:p text:style-name="P680"><text:span text:style-name="T641">2</text:span><text:span text:style-name="T642"/></text:p>
          </table:table-cell>
          <table:table-cell table:style-name="TableCell090705">
            <text:p text:style-name="P681"><text:span text:style-name="T643">High</text:span><text:span text:style-name="T644"/></text:p>
          </table:table-cell>
          <table:table-cell table:style-name="TableCell090706">
            <text:p text:style-name="P682"><text:span text:style-name="T645">S. Ramana Bharathi</text:span><text:span text:style-name="T646"/></text:p>
          </table:table-cell>
        </table:table-row>
      </table:table>
      <text:p text:style-name="P684"><text:span text:style-name="T646"/></text:p>
      <text:list text:style-name="L685">
        <text:list-item>
          <text:p text:style-name="P685"><text:span text:style-name="T647">SPRINT DELIVERY SCHEDULE</text:span></text:p>
        </text:list-item>
      </text:list>
      <text:p text:style-name="P686"><text:span text:style-name="T648"/></text:p>
      <text:p text:style-name="P687"><text:span text:style-name="T648"/></text:p>
      <table:table table:style-name="Table10">
        <table:table-column table:style-name="TableColumn1000"/>
        <table:table-column table:style-name="TableColumn1001"/>
        <table:table-column table:style-name="TableColumn1002"/>
        <table:table-column table:style-name="TableColumn1003"/>
        <table:table-column table:style-name="TableColumn1004"/>
        <table:table-column table:style-name="TableColumn1005"/>
        <table:table-column table:style-name="TableColumn1006"/>
        <table:table-row table:style-name="TableRow1000">
          <table:table-cell table:style-name="TableCell100000">
            <text:p text:style-name="P689"><text:span text:style-name="T649">Sprint</text:span><text:span text:style-name="T650"/></text:p>
          </table:table-cell>
          <table:table-cell table:style-name="TableCell100001">
            <text:p text:style-name="P690"><text:span text:style-name="T651">Total Story Poin ts</text:span><text:span text:style-name="T652"/></text:p>
          </table:table-cell>
          <table:table-cell table:style-name="TableCell100002">
            <text:p text:style-name="P691"><text:span text:style-name="T653">Duration</text:span><text:span text:style-name="T654"/></text:p>
          </table:table-cell>
          <table:table-cell table:style-name="TableCell100003">
            <text:p text:style-name="P692"><text:span text:style-name="T655">Sprint</text:span></text:p>
            <text:p text:style-name="P693"><text:span text:style-name="T655">Start Date</text:span><text:span text:style-name="T656"/></text:p>
          </table:table-cell>
          <table:table-cell table:style-name="TableCell100004">
            <text:p text:style-name="P694"><text:span text:style-name="T657">Sprint End Date (Planne</text:span></text:p>
            <text:p text:style-name="P695"><text:span text:style-name="T657">d)</text:span><text:span text:style-name="T658"/></text:p>
          </table:table-cell>
          <table:table-cell table:style-name="TableCell100005">
            <text:p text:style-name="P696"><text:span text:style-name="T659">Story Points Completed (as onPlanned EndDate)</text:span><text:span text:style-name="T660"/></text:p>
          </table:table-cell>
          <table:table-cell table:style-name="TableCell100006">
            <text:p text:style-name="P697"><text:span text:style-name="T661">Sprint Release Date (Actual)</text:span><text:span text:style-name="T662"/></text:p>
          </table:table-cell>
        </table:table-row>
        <table:table-row table:style-name="TableRow1001">
          <table:table-cell table:style-name="TableCell100100">
            <text:p text:style-name="P700"><text:span text:style-name="T663">Sprint-1</text:span><text:span text:style-name="T664"/></text:p>
          </table:table-cell>
          <table:table-cell table:style-name="TableCell100101">
            <text:p text:style-name="P701"><text:span text:style-name="T665">20</text:span><text:span text:style-name="T666"/></text:p>
          </table:table-cell>
          <table:table-cell table:style-name="TableCell100102">
            <text:p text:style-name="P702"><text:span text:style-name="T667">6 Days</text:span><text:span text:style-name="T668"/></text:p>
          </table:table-cell>
          <table:table-cell table:style-name="TableCell100103">
            <text:p text:style-name="P703"><text:span text:style-name="T669">24 Oct 2022</text:span><text:span text:style-name="T670"/></text:p>
          </table:table-cell>
          <table:table-cell table:style-name="TableCell100104">
            <text:p text:style-name="P704"><text:span text:style-name="T671">29 Oct 2022</text:span><text:span text:style-name="T672"/></text:p>
          </table:table-cell>
          <table:table-cell table:style-name="TableCell100105">
            <text:p text:style-name="P705"><text:span text:style-name="T673">20</text:span><text:span text:style-name="T674"/></text:p>
          </table:table-cell>
          <table:table-cell table:style-name="TableCell100106">
            <text:p text:style-name="P706"><text:span text:style-name="T675">29 Oct 2022</text:span><text:span text:style-name="T676"/></text:p>
          </table:table-cell>
        </table:table-row>
        <table:table-row table:style-name="TableRow1002">
          <table:table-cell table:style-name="TableCell100200">
            <text:p text:style-name="P708"><text:span text:style-name="T677">Sprint-2</text:span><text:span text:style-name="T678"/></text:p>
          </table:table-cell>
          <table:table-cell table:style-name="TableCell100201">
            <text:p text:style-name="P709"><text:span text:style-name="T679">20</text:span><text:span text:style-name="T680"/></text:p>
          </table:table-cell>
          <table:table-cell table:style-name="TableCell100202">
            <text:p text:style-name="P710"><text:span text:style-name="T681">6 Days</text:span><text:span text:style-name="T682"/></text:p>
          </table:table-cell>
          <table:table-cell table:style-name="TableCell100203">
            <text:p text:style-name="P711"><text:span text:style-name="T683">31 Oct 2022</text:span><text:span text:style-name="T684"/></text:p>
          </table:table-cell>
          <table:table-cell table:style-name="TableCell100204">
            <text:p text:style-name="P712"><text:span text:style-name="T685">05 Nov 2022</text:span><text:span text:style-name="T686"/></text:p>
          </table:table-cell>
          <table:table-cell table:style-name="TableCell100205">
            <text:p text:style-name="P713"><text:span text:style-name="T687">20</text:span><text:span text:style-name="T688"/></text:p>
          </table:table-cell>
          <table:table-cell table:style-name="TableCell100206">
            <text:p text:style-name="P714"><text:span text:style-name="T689">06 Nov 2022</text:span><text:span text:style-name="T690"/></text:p>
          </table:table-cell>
        </table:table-row>
        <table:table-row table:style-name="TableRow1003">
          <table:table-cell table:style-name="TableCell100300">
            <text:p text:style-name="P717"><text:span text:style-name="T691">Sprint-3</text:span><text:span text:style-name="T692"/></text:p>
          </table:table-cell>
          <table:table-cell table:style-name="TableCell100301">
            <text:p text:style-name="P718"><text:span text:style-name="T693">20</text:span><text:span text:style-name="T694"/></text:p>
          </table:table-cell>
          <table:table-cell table:style-name="TableCell100302">
            <text:p text:style-name="P719"><text:span text:style-name="T695">6 Days</text:span><text:span text:style-name="T696"/></text:p>
          </table:table-cell>
          <table:table-cell table:style-name="TableCell100303">
            <text:p text:style-name="P720"><text:span text:style-name="T697">07 Nov</text:span></text:p>
            <text:p text:style-name="P721"><text:span text:style-name="T697">2022</text:span><text:span text:style-name="T698"/></text:p>
          </table:table-cell>
          <table:table-cell table:style-name="TableCell100304">
            <text:p text:style-name="P722"><text:span text:style-name="T699">12 Nov 2022</text:span><text:span text:style-name="T700"/></text:p>
          </table:table-cell>
          <table:table-cell table:style-name="TableCell100305">
            <text:p text:style-name="P723"><text:span text:style-name="T701">20</text:span><text:span text:style-name="T702"/></text:p>
          </table:table-cell>
          <table:table-cell table:style-name="TableCell100306">
            <text:p text:style-name="P724"><text:span text:style-name="T703">14 Nov 2022</text:span><text:span text:style-name="T704"/></text:p>
          </table:table-cell>
        </table:table-row>
        <table:table-row table:style-name="TableRow1004">
          <table:table-cell table:style-name="TableCell100400">
            <text:p text:style-name="P727"><text:span text:style-name="T705">Sprint-4</text:span><text:span text:style-name="T706"/></text:p>
          </table:table-cell>
          <table:table-cell table:style-name="TableCell100401">
            <text:p text:style-name="P728"><text:span text:style-name="T707">20</text:span><text:span text:style-name="T708"/></text:p>
          </table:table-cell>
          <table:table-cell table:style-name="TableCell100402">
            <text:p text:style-name="P729"><text:span text:style-name="T709">6 Days</text:span><text:span text:style-name="T710"/></text:p>
          </table:table-cell>
          <table:table-cell table:style-name="TableCell100403">
            <text:p text:style-name="P730"><text:span text:style-name="T711">14 Nov</text:span></text:p>
            <text:p text:style-name="P731"><text:span text:style-name="T711">2022</text:span><text:span text:style-name="T712"/></text:p>
          </table:table-cell>
          <table:table-cell table:style-name="TableCell100404">
            <text:p text:style-name="P732"><text:span text:style-name="T713">19 Nov 2022</text:span><text:span text:style-name="T714"/></text:p>
          </table:table-cell>
          <table:table-cell table:style-name="TableCell100405">
            <text:p text:style-name="P733"><text:span text:style-name="T715">20</text:span><text:span text:style-name="T716"/></text:p>
          </table:table-cell>
          <table:table-cell table:style-name="TableCell100406">
            <text:p text:style-name="P734"><text:span text:style-name="T717">19 Nov 2022</text:span><text:span text:style-name="T718"/></text:p>
          </table:table-cell>
        </table:table-row>
      </table:table>
      <text:p text:style-name="P736"><text:span text:style-name="T718"/></text:p>
      <text:list text:style-name="L737">
        <text:list-item>
          <text:p text:style-name="P737"><text:span text:style-name="T719">REPORTS FROM JIRA</text:span></text:p>
        </text:list-item>
      </text:list>
      <text:p text:style-name="P738"><text:span text:style-name="T720"/></text:p>
      <text:p text:style-name="P739"><text:span text:style-name="T720"/></text:p>
      <text:p text:style-name="P739"><text:span text:style-name="T720"/></text:p>
      <text:p text:style-name="P739"><text:span text:style-name="T720"/></text:p>
      <text:p text:style-name="P739"><text:span text:style-name="T720"/></text:p>
      <text:p text:style-name="P740"><text:span text:style-name="T720"/></text:p>
      <text:list text:style-name="L741">
        <text:list-item>
          <text:p text:style-name="P741"><text:span text:style-name="T721">CODING &amp; SOLUTIONING</text:span></text:p>
        </text:list-item>
        <text:list-item>
          <text:p text:style-name="P742"><text:span text:style-name="T721">FEATURE 1</text:span></text:p>
        </text:list-item>
      </text:list>
      <text:p text:style-name="P743"><text:span text:style-name="T722"/></text:p>
      <text:p text:style-name="P744"><text:span text:style-name="T723">import time import sys</text:span></text:p>
      <text:p text:style-name="P745"><text:span text:style-name="T723">import ibmiotf.application import ibmiotf.device import random</text:span></text:p>
      <text:p text:style-name="P746"><text:span text:style-name="T723">#Provide your IBM Watson Device Credentials organization = "zjr7ti"</text:span></text:p>
      <text:p text:style-name="P747"><text:span text:style-name="T723">deviceType = "device" deviceId = "123456" authMethod ="token"</text:span></text:p>
      <text:p text:style-name="P748"><text:span text:style-name="T723">authToken ="1234567890" # Initialize GPIO</text:span></text:p>
      <text:p text:style-name="P749"><text:span text:style-name="T724"/></text:p>
      <text:p text:style-name="P750"><text:span text:style-name="T725">def myCommandCallback(cmd):</text:span></text:p>
      <text:p text:style-name="P751"><text:span text:style-name="T725">print("Command received: %s" % cmd.data['command']) status=cmd.data['command']</text:span></text:p>
      <text:p text:style-name="P752"><text:span text:style-name="T725">if status=="lighton": print ("led is on")</text:span></text:p>
      <text:p text:style-name="P753"><text:span text:style-name="T725">elif status=="lightoff": print ("led is off")</text:span></text:p>
      <text:p text:style-name="P754"><text:span text:style-name="T725">else:</text:span></text:p>
      <text:p text:style-name="P755"><text:span text:style-name="T725">print("please send the proper command") #print(cmd)</text:span></text:p>
      <text:p text:style-name="P756"><text:span text:style-name="T725">try:</text:span></text:p>
      <text:p text:style-name="P757"><text:span text:style-name="T725">deviceOptions = { "org": organization, "type": deviceType, "id": deviceId,</text:span></text:p>
      <text:p text:style-name="P758"><text:span text:style-name="T725">"auth-method": authMethod, "auth-token": authToken</text:span></text:p>
      <text:p text:style-name="P759"><text:span text:style-name="T725">}</text:span></text:p>
      <text:p text:style-name="P760"><text:span text:style-name="T725">deviceCli = ibmiotf.device.Client(deviceOptions) #..............................................</text:span></text:p>
      <text:p text:style-name="P761"><text:span text:style-name="T726"/></text:p>
      <text:p text:style-name="P762"><text:span text:style-name="T727">except Exception as e:</text:span></text:p>
      <text:p text:style-name="P763"><text:span text:style-name="T727">print("Caught exception connecting device: %s" % str(e)) sys.exit()</text:span></text:p>
      <text:p text:style-name="P764"><text:span text:style-name="T727"># Connect and send a datapoint "hello" with value "world" into the cloud as an event of type "greeting" 10 times</text:span></text:p>
      <text:p text:style-name="P765"><text:span text:style-name="T727">deviceCli.connect() while True:</text:span></text:p>
      <text:p text:style-name="P766"><text:span text:style-name="T727">#Get Sensor Data from DHT11 temp=random.randint(0,100) turbidity=random.randint(0,100) pH=random.randint(0,14)</text:span></text:p>
      <text:p text:style-name="P767"><text:span text:style-name="T727">data = { 'temp' : temp, 'turbidity':turbidity,'pH' : pH } #print data</text:span></text:p>
      <text:p text:style-name="P768"><text:span text:style-name="T727">def myOnPublishCallback():</text:span></text:p>
      <text:p text:style-name="P769"><text:span text:style-name="T727">print ("Published Temperature = %s C" % temp, "Turbidity = %s %%" %turbidity, "pHValue =%s" % pH, "to IBM Watson")</text:span></text:p>
      <text:p text:style-name="P770"><text:span text:style-name="T727">success = deviceCli.publishEvent("device", "json", data, qos=0,on_publish=myOnPublishCallback)</text:span></text:p>
      <text:p text:style-name="P771"><text:span text:style-name="T727">if not success:</text:span></text:p>
      <text:p text:style-name="P772"><text:span text:style-name="T727">print("Not connected to IoTF") time.sleep(4)</text:span></text:p>
      <text:p text:style-name="P773"><text:span text:style-name="T728"/></text:p>
      <text:p text:style-name="P774"><text:span text:style-name="T729">deviceCli.commandCallback = myCommandCallback # Disconnect the device and application from the cloud deviceCli.disconnect()</text:span></text:p>
      <text:p text:style-name="P775"><text:span text:style-name="T730"/></text:p>
      <text:list text:style-name="L776">
        <text:list-item>
          <text:p text:style-name="P776"><text:span text:style-name="T731">FEATURE 2</text:span></text:p>
        </text:list-item>
      </text:list>
      <text:p text:style-name="P777"><draw:frame text:anchor-type="as-char" svg:width="187.59mm" svg:height="105.30mm" style:rel-width="scale" style:rel-height="scale"><draw:object-ole xlink:href="OleObj10"/><draw:image xlink:href="ObjectReplacements/OleObj10"/></draw:frame><text:span text:style-name="T732"/></text:p>
      <text:p text:style-name="P778"><text:span text:style-name="T732"/></text:p>
      <text:list text:style-name="L779">
        <text:list-item>
          <text:p text:style-name="P779"><text:span text:style-name="T733">TESTING</text:span></text:p>
        </text:list-item>
        <text:list-item>
          <text:p text:style-name="P780"><text:span text:style-name="T733">TEST CASES</text:span></text:p>
        </text:list-item>
      </text:list>
      <text:p text:style-name="P781"><text:span text:style-name="T734">This report shows the number of test cases that have passed, failed, and untested.</text:span></text:p>
      <text:p text:style-name="P782"><text:span text:style-name="T735"/></text:p>
      <table:table table:style-name="Table11">
        <table:table-column table:style-name="TableColumn1100"/>
        <table:table-column table:style-name="TableColumn1101"/>
        <table:table-column table:style-name="TableColumn1102"/>
        <table:table-column table:style-name="TableColumn1103"/>
        <table:table-column table:style-name="TableColumn1104"/>
        <table:table-row table:style-name="TableRow1100">
          <table:table-cell table:style-name="TableCell110000">
            <text:p text:style-name="P784"><text:span text:style-name="T736">Section</text:span><text:span text:style-name="T737"/></text:p>
          </table:table-cell>
          <table:table-cell table:style-name="TableCell110001">
            <text:p text:style-name="P785"><text:span text:style-name="T738">TotalCases</text:span><text:span text:style-name="T739"/></text:p>
          </table:table-cell>
          <table:table-cell table:style-name="TableCell110002">
            <text:p text:style-name="P786"><text:span text:style-name="T740">Not Tested</text:span><text:span text:style-name="T741"/></text:p>
          </table:table-cell>
          <table:table-cell table:style-name="TableCell110003">
            <text:p text:style-name="P787"><text:span text:style-name="T741"/></text:p>
            <text:p text:style-name="P788"><text:span text:style-name="T742">Fai l</text:span><text:span text:style-name="T743"/></text:p>
          </table:table-cell>
          <table:table-cell table:style-name="TableCell110004">
            <text:p text:style-name="P789"><text:span text:style-name="T744">Pass</text:span><text:span text:style-name="T745"/></text:p>
          </table:table-cell>
        </table:table-row>
        <table:table-row table:style-name="TableRow1101">
          <table:table-cell table:style-name="TableCell110100">
            <text:p text:style-name="P792"><text:span text:style-name="T745"/></text:p>
            <text:p text:style-name="P793"><text:span text:style-name="T746">Print Engine</text:span><text:span text:style-name="T747"/></text:p>
          </table:table-cell>
          <table:table-cell table:style-name="TableCell110101">
            <text:p text:style-name="P794"><text:span text:style-name="T747"/></text:p>
            <text:p text:style-name="P795"><text:span text:style-name="T748">15</text:span><text:span text:style-name="T749"/></text:p>
          </table:table-cell>
          <table:table-cell table:style-name="TableCell110102">
            <text:p text:style-name="P796"><text:span text:style-name="T749"/></text:p>
            <text:p text:style-name="P797"><text:span text:style-name="T750">0</text:span><text:span text:style-name="T751"/></text:p>
          </table:table-cell>
          <table:table-cell table:style-name="TableCell110103">
            <text:p text:style-name="P798"><text:span text:style-name="T751"/></text:p>
            <text:p text:style-name="P799"><text:span text:style-name="T752">0</text:span><text:span text:style-name="T753"/></text:p>
          </table:table-cell>
          <table:table-cell table:style-name="TableCell110104">
            <text:p text:style-name="P800"><text:span text:style-name="T753"/></text:p>
            <text:p text:style-name="P801"><text:span text:style-name="T754">15</text:span><text:span text:style-name="T755"/></text:p>
          </table:table-cell>
        </table:table-row>
        <table:table-row table:style-name="TableRow1102">
          <table:table-cell table:style-name="TableCell110200">
            <text:p text:style-name="P804"><text:span text:style-name="T755"/></text:p>
            <text:p text:style-name="P805"><text:span text:style-name="T756">Client Application</text:span><text:span text:style-name="T757"/></text:p>
          </table:table-cell>
          <table:table-cell table:style-name="TableCell110201">
            <text:p text:style-name="P806"><text:span text:style-name="T757"/></text:p>
            <text:p text:style-name="P807"><text:span text:style-name="T758">45</text:span><text:span text:style-name="T759"/></text:p>
          </table:table-cell>
          <table:table-cell table:style-name="TableCell110202">
            <text:p text:style-name="P808"><text:span text:style-name="T759"/></text:p>
            <text:p text:style-name="P809"><text:span text:style-name="T760">0</text:span><text:span text:style-name="T761"/></text:p>
          </table:table-cell>
          <table:table-cell table:style-name="TableCell110203">
            <text:p text:style-name="P810"><text:span text:style-name="T761"/></text:p>
            <text:p text:style-name="P811"><text:span text:style-name="T762">0</text:span><text:span text:style-name="T763"/></text:p>
          </table:table-cell>
          <table:table-cell table:style-name="TableCell110204">
            <text:p text:style-name="P812"><text:span text:style-name="T763"/></text:p>
            <text:p text:style-name="P813"><text:span text:style-name="T764">45</text:span><text:span text:style-name="T765"/></text:p>
          </table:table-cell>
        </table:table-row>
        <table:table-row table:style-name="TableRow1103">
          <table:table-cell table:style-name="TableCell110300">
            <text:p text:style-name="P816"><text:span text:style-name="T765"/></text:p>
            <text:p text:style-name="P817"><text:span text:style-name="T766">Security</text:span><text:span text:style-name="T767"/></text:p>
          </table:table-cell>
          <table:table-cell table:style-name="TableCell110301">
            <text:p text:style-name="P818"><text:span text:style-name="T767"/></text:p>
            <text:p text:style-name="P819"><text:span text:style-name="T768">1</text:span><text:span text:style-name="T769"/></text:p>
          </table:table-cell>
          <table:table-cell table:style-name="TableCell110302">
            <text:p text:style-name="P820"><text:span text:style-name="T769"/></text:p>
            <text:p text:style-name="P821"><text:span text:style-name="T770">0</text:span><text:span text:style-name="T771"/></text:p>
          </table:table-cell>
          <table:table-cell table:style-name="TableCell110303">
            <text:p text:style-name="P822"><text:span text:style-name="T771"/></text:p>
            <text:p text:style-name="P823"><text:span text:style-name="T772">0</text:span><text:span text:style-name="T773"/></text:p>
          </table:table-cell>
          <table:table-cell table:style-name="TableCell110304">
            <text:p text:style-name="P824"><text:span text:style-name="T773"/></text:p>
            <text:p text:style-name="P825"><text:span text:style-name="T774">1</text:span><text:span text:style-name="T775"/></text:p>
          </table:table-cell>
        </table:table-row>
        <table:table-row table:style-name="TableRow1104">
          <table:table-cell table:style-name="TableCell110400">
            <text:p text:style-name="P828"><text:span text:style-name="T776">Outsource Shipping</text:span><text:span text:style-name="T777"/></text:p>
          </table:table-cell>
          <table:table-cell table:style-name="TableCell110401">
            <text:p text:style-name="P829"><text:span text:style-name="T777"/></text:p>
            <text:p text:style-name="P830"><text:span text:style-name="T778">2</text:span><text:span text:style-name="T779"/></text:p>
          </table:table-cell>
          <table:table-cell table:style-name="TableCell110402">
            <text:p text:style-name="P831"><text:span text:style-name="T779"/></text:p>
            <text:p text:style-name="P832"><text:span text:style-name="T780">0</text:span><text:span text:style-name="T781"/></text:p>
          </table:table-cell>
          <table:table-cell table:style-name="TableCell110403">
            <text:p text:style-name="P833"><text:span text:style-name="T781"/></text:p>
            <text:p text:style-name="P834"><text:span text:style-name="T782">0</text:span><text:span text:style-name="T783"/></text:p>
          </table:table-cell>
          <table:table-cell table:style-name="TableCell110404">
            <text:p text:style-name="P835"><text:span text:style-name="T783"/></text:p>
            <text:p text:style-name="P836"><text:span text:style-name="T784">2</text:span><text:span text:style-name="T785"/></text:p>
          </table:table-cell>
        </table:table-row>
        <table:table-row table:style-name="TableRow1105">
          <table:table-cell table:style-name="TableCell110500">
            <text:p text:style-name="P839"><text:span text:style-name="T786">Exceptio n Reportin</text:span><text:span text:style-name="T787"/></text:p>
          </table:table-cell>
          <table:table-cell table:style-name="TableCell110501">
            <text:p text:style-name="P840"><text:span text:style-name="T787"/></text:p>
            <text:p text:style-name="P841"><text:span text:style-name="T788">10</text:span><text:span text:style-name="T789"/></text:p>
          </table:table-cell>
          <table:table-cell table:style-name="TableCell110502">
            <text:p text:style-name="P842"><text:span text:style-name="T789"/></text:p>
            <text:p text:style-name="P843"><text:span text:style-name="T790">0</text:span><text:span text:style-name="T791"/></text:p>
          </table:table-cell>
          <table:table-cell table:style-name="TableCell110503">
            <text:p text:style-name="P844"><text:span text:style-name="T791"/></text:p>
            <text:p text:style-name="P845"><text:span text:style-name="T792">0</text:span><text:span text:style-name="T793"/></text:p>
          </table:table-cell>
          <table:table-cell table:style-name="TableCell110504">
            <text:p text:style-name="P846"><text:span text:style-name="T793"/></text:p>
            <text:p text:style-name="P847"><text:span text:style-name="T794">10</text:span><text:span text:style-name="T795"/></text:p>
          </table:table-cell>
        </table:table-row>
      </table:table>
      <text:p text:style-name="P849"><text:span text:style-name="T795"/></text:p>
      <table:table table:style-name="Table12">
        <table:table-column table:style-name="TableColumn1200"/>
        <table:table-column table:style-name="TableColumn1201"/>
        <table:table-column table:style-name="TableColumn1202"/>
        <table:table-column table:style-name="TableColumn1203"/>
        <table:table-column table:style-name="TableColumn1204"/>
        <table:table-row table:style-name="TableRow1200">
          <table:table-cell table:style-name="TableCell120000">
            <text:p text:style-name="P851"><text:span text:style-name="T796">g</text:span><text:span text:style-name="T797"/></text:p>
          </table:table-cell>
          <table:table-cell table:style-name="TableCell120001">
            <text:p text:style-name="P852"><text:span text:style-name="T797"/></text:p>
          </table:table-cell>
          <table:table-cell table:style-name="TableCell120002">
            <text:p text:style-name="P852"><text:span text:style-name="T797"/></text:p>
          </table:table-cell>
          <table:table-cell table:style-name="TableCell120003">
            <text:p text:style-name="P852"><text:span text:style-name="T797"/></text:p>
          </table:table-cell>
          <table:table-cell table:style-name="TableCell120004">
            <text:p text:style-name="P852"><text:span text:style-name="T797"/></text:p>
          </table:table-cell>
        </table:table-row>
        <table:table-row table:style-name="TableRow1201">
          <table:table-cell table:style-name="TableCell120100">
            <text:p text:style-name="P855"><text:span text:style-name="T798">Final ReportOutput</text:span><text:span text:style-name="T799"/></text:p>
          </table:table-cell>
          <table:table-cell table:style-name="TableCell120101">
            <text:p text:style-name="P856"><text:span text:style-name="T799"/></text:p>
            <text:p text:style-name="P857"><text:span text:style-name="T800">4</text:span><text:span text:style-name="T801"/></text:p>
          </table:table-cell>
          <table:table-cell table:style-name="TableCell120102">
            <text:p text:style-name="P858"><text:span text:style-name="T801"/></text:p>
            <text:p text:style-name="P859"><text:span text:style-name="T802">0</text:span><text:span text:style-name="T803"/></text:p>
          </table:table-cell>
          <table:table-cell table:style-name="TableCell120103">
            <text:p text:style-name="P860"><text:span text:style-name="T803"/></text:p>
            <text:p text:style-name="P861"><text:span text:style-name="T804">0</text:span><text:span text:style-name="T805"/></text:p>
          </table:table-cell>
          <table:table-cell table:style-name="TableCell120104">
            <text:p text:style-name="P862"><text:span text:style-name="T805"/></text:p>
            <text:p text:style-name="P863"><text:span text:style-name="T806">4</text:span><text:span text:style-name="T807"/></text:p>
          </table:table-cell>
        </table:table-row>
      </table:table>
      <text:p text:style-name="P865"><text:span text:style-name="T807"/></text:p>
      <text:p text:style-name="P866"><text:span text:style-name="T807"/></text:p>
      <table:table table:style-name="Table13">
        <table:table-column table:style-name="TableColumn1300"/>
        <table:table-column table:style-name="TableColumn1301"/>
        <table:table-column table:style-name="TableColumn1302"/>
        <table:table-column table:style-name="TableColumn1303"/>
        <table:table-column table:style-name="TableColumn1304"/>
        <table:table-row table:style-name="TableRow1300">
          <table:table-cell table:style-name="TableCell130000">
            <text:p text:style-name="P868"><text:span text:style-name="T807"/></text:p>
            <text:p text:style-name="P869"><text:span text:style-name="T808">Version Control</text:span><text:span text:style-name="T809"/></text:p>
          </table:table-cell>
          <table:table-cell table:style-name="TableCell130001">
            <text:p text:style-name="P870"><text:span text:style-name="T809"/></text:p>
            <text:p text:style-name="P871"><text:span text:style-name="T810">3</text:span><text:span text:style-name="T811"/></text:p>
          </table:table-cell>
          <table:table-cell table:style-name="TableCell130002">
            <text:p text:style-name="P872"><text:span text:style-name="T811"/></text:p>
            <text:p text:style-name="P873"><text:span text:style-name="T812">0</text:span><text:span text:style-name="T813"/></text:p>
          </table:table-cell>
          <table:table-cell table:style-name="TableCell130003">
            <text:p text:style-name="P874"><text:span text:style-name="T813"/></text:p>
            <text:p text:style-name="P875"><text:span text:style-name="T814">0</text:span><text:span text:style-name="T815"/></text:p>
          </table:table-cell>
          <table:table-cell table:style-name="TableCell130004">
            <text:p text:style-name="P876"><text:span text:style-name="T815"/></text:p>
            <text:p text:style-name="P877"><text:span text:style-name="T816">3</text:span><text:span text:style-name="T817"/></text:p>
          </table:table-cell>
        </table:table-row>
      </table:table>
      <text:list text:style-name="L879">
        <text:list-item>
          <text:p text:style-name="P879"><text:span text:style-name="T818">USER ACCEPTANCE TESTING</text:span></text:p>
        </text:list-item>
      </text:list>
      <text:p text:style-name="P880"><text:span text:style-name="T819"/></text:p>
      <text:list text:style-name="L881">
        <text:list-item>
          <text:p text:style-name="P881"><text:span text:style-name="T820">PURPOSE OF DOCUMENT</text:span></text:p>
        </text:list-item>
      </text:list>
      <text:p text:style-name="P882"><text:span text:style-name="T821">The purpose of this document is to brie</text:span><text:span text:style-name="T822">ﬂ</text:span><text:span text:style-name="T823">y explain the test coverage and open issues of the REAL TIME RIVER WATER QUALITY MONITORING AND CONTROL SYSTEMS project at the</text:span></text:p>
      <text:p text:style-name="P883"><text:span text:style-name="T824">time of the release to User Acceptance Testing (UAT).</text:span></text:p>
      <text:p text:style-name="P884"><text:span text:style-name="T825"/></text:p>
      <text:list text:style-name="L885">
        <text:list-item>
          <text:p text:style-name="P885"><text:span text:style-name="T826">DEFECT ANALYSIS</text:span></text:p>
        </text:list-item>
      </text:list>
      <text:p text:style-name="P886"><text:span text:style-name="T827">This report shows the number of resolved or closed bugs at each severity level,and how they were resolved</text:span></text:p>
      <text:list text:style-name="L887">
        <text:list-item>
          <text:p text:style-name="P887"><text:span text:style-name="T828">RESULTS</text:span></text:p>
        </text:list-item>
      </text:list>
      <text:p text:style-name="P888"><text:span text:style-name="T829"/></text:p>
      <text:p text:style-name="P889"><text:span text:style-name="T830">9.1 PERFORMANCE METRICS</text:span></text:p>
      <text:p text:style-name="P890"><text:span text:style-name="T831"/></text:p>
      <text:p text:style-name="P890"><text:span text:style-name="T831"/></text:p>
      <table:table table:style-name="Table14">
        <table:table-column table:style-name="TableColumn1400"/>
        <table:table-column table:style-name="TableColumn1401"/>
        <table:table-column table:style-name="TableColumn1402"/>
        <table:table-row table:style-name="TableRow1400">
          <table:table-cell table:style-name="TableCell140000">
            <text:p text:style-name="P892"><text:span text:style-name="T832">PARAMETER</text:span><text:span text:style-name="T833"/></text:p>
          </table:table-cell>
          <table:table-cell table:style-name="TableCell140001">
            <text:p text:style-name="P893"><text:span text:style-name="T834">PERFORMANCE</text:span><text:span text:style-name="T835"/></text:p>
          </table:table-cell>
          <table:table-cell table:style-name="TableCell140002">
            <text:p text:style-name="P894"><text:span text:style-name="T836">DESCRIPTION</text:span><text:span text:style-name="T837"/></text:p>
          </table:table-cell>
        </table:table-row>
        <table:table-row table:style-name="TableRow1401">
          <table:table-cell table:style-name="TableCell140100">
            <text:p text:style-name="P897"><text:span text:style-name="T838">ADMIN TESTING</text:span><text:span text:style-name="T839"/></text:p>
          </table:table-cell>
          <table:table-cell table:style-name="TableCell140101">
            <text:p text:style-name="P898"><text:span text:style-name="T840">95%-100%</text:span><text:span text:style-name="T841"/></text:p>
          </table:table-cell>
          <table:table-cell table:style-name="TableCell140102">
            <text:p text:style-name="P899"><text:span text:style-name="T842">THE TESTING DONE BEFORE IT IS DEPLOYED AS</text:span></text:p>
            <text:p text:style-name="P900"><text:span text:style-name="T842">AN APP</text:span><text:span text:style-name="T843"/></text:p>
          </table:table-cell>
        </table:table-row>
        <table:table-row table:style-name="TableRow1402">
          <table:table-cell table:style-name="TableCell140200">
            <text:p text:style-name="P903"><text:span text:style-name="T844">CUSTOMER</text:span><text:span text:style-name="T845"/></text:p>
          </table:table-cell>
          <table:table-cell table:style-name="TableCell140201">
            <text:p text:style-name="P904"><text:span text:style-name="T846">75-85%</text:span><text:span text:style-name="T847"/></text:p>
          </table:table-cell>
          <table:table-cell table:style-name="TableCell140202">
            <text:p text:style-name="P905"><text:span text:style-name="T848">THE CUSTOMER</text:span><text:span text:style-name="T849"/></text:p>
          </table:table-cell>
        </table:table-row>
        <table:table-row table:style-name="TableRow1403">
          <table:table-cell table:style-name="TableCell140300">
            <text:p text:style-name="P908"><text:span text:style-name="T850">SATISFACTION</text:span><text:span text:style-name="T851"/></text:p>
          </table:table-cell>
          <table:table-cell table:style-name="TableCell140301">
            <text:p text:style-name="P909"><text:span text:style-name="T851"/></text:p>
          </table:table-cell>
          <table:table-cell table:style-name="TableCell140302">
            <text:p text:style-name="P910"><text:span text:style-name="T852">NEED TO BE</text:span><text:span text:style-name="T853"/></text:p>
          </table:table-cell>
        </table:table-row>
        <table:table-row table:style-name="TableRow1404">
          <table:table-cell table:style-name="TableCell140400">
            <text:p text:style-name="P913"><text:span text:style-name="T853"/></text:p>
          </table:table-cell>
          <table:table-cell table:style-name="TableCell140401">
            <text:p text:style-name="P913"><text:span text:style-name="T853"/></text:p>
          </table:table-cell>
          <table:table-cell table:style-name="TableCell140402">
            <text:p text:style-name="P914"><text:span text:style-name="T854">SATISFIED WITH</text:span><text:span text:style-name="T855"/></text:p>
          </table:table-cell>
        </table:table-row>
        <table:table-row table:style-name="TableRow1405">
          <table:table-cell table:style-name="TableCell140500">
            <text:p text:style-name="P917"><text:span text:style-name="T855"/></text:p>
          </table:table-cell>
          <table:table-cell table:style-name="TableCell140501">
            <text:p text:style-name="P917"><text:span text:style-name="T855"/></text:p>
          </table:table-cell>
          <table:table-cell table:style-name="TableCell140502">
            <text:p text:style-name="P918"><text:span text:style-name="T856">THE MOBILE</text:span><text:span text:style-name="T857"/></text:p>
          </table:table-cell>
        </table:table-row>
        <table:table-row table:style-name="TableRow1406">
          <table:table-cell table:style-name="TableCell140600">
            <text:p text:style-name="P921"><text:span text:style-name="T857"/></text:p>
          </table:table-cell>
          <table:table-cell table:style-name="TableCell140601">
            <text:p text:style-name="P921"><text:span text:style-name="T857"/></text:p>
          </table:table-cell>
          <table:table-cell table:style-name="TableCell140602">
            <text:p text:style-name="P922"><text:span text:style-name="T858">APPLICATION</text:span><text:span text:style-name="T859"/></text:p>
          </table:table-cell>
        </table:table-row>
      </table:table>
      <text:p text:style-name="P924"><text:span text:style-name="T859"/></text:p>
      <text:p text:style-name="P925"><text:span text:style-name="T859"/></text:p>
      <table:table table:style-name="Table15">
        <table:table-column table:style-name="TableColumn1500"/>
        <table:table-column table:style-name="TableColumn1501"/>
        <table:table-column table:style-name="TableColumn1502"/>
        <table:table-row table:style-name="TableRow1500">
          <table:table-cell table:style-name="TableCell150000">
            <text:p text:style-name="P927"><text:span text:style-name="T860">USER</text:span><text:span text:style-name="T861"/></text:p>
          </table:table-cell>
          <table:table-cell table:style-name="TableCell150001">
            <text:p text:style-name="P928"><text:span text:style-name="T862">65-85%</text:span><text:span text:style-name="T863"/></text:p>
          </table:table-cell>
          <table:table-cell table:style-name="TableCell150002">
            <text:p text:style-name="P929"><text:span text:style-name="T864">THE APP CAN</text:span><text:span text:style-name="T865"/></text:p>
          </table:table-cell>
        </table:table-row>
        <table:table-row table:style-name="TableRow1501">
          <table:table-cell table:style-name="TableCell150100">
            <text:p text:style-name="P932"><text:span text:style-name="T866">INTERFACE</text:span><text:span text:style-name="T867"/></text:p>
          </table:table-cell>
          <table:table-cell table:style-name="TableCell150101">
            <text:p text:style-name="P933"><text:span text:style-name="T867"/></text:p>
          </table:table-cell>
          <table:table-cell table:style-name="TableCell150102">
            <text:p text:style-name="P934"><text:span text:style-name="T868">USED</text:span><text:span text:style-name="T869"/></text:p>
          </table:table-cell>
        </table:table-row>
        <table:table-row table:style-name="TableRow1502">
          <table:table-cell table:style-name="TableCell150200">
            <text:p text:style-name="P937"><text:span text:style-name="T869"/></text:p>
          </table:table-cell>
          <table:table-cell table:style-name="TableCell150201">
            <text:p text:style-name="P937"><text:span text:style-name="T869"/></text:p>
          </table:table-cell>
          <table:table-cell table:style-name="TableCell150202">
            <text:p text:style-name="P938"><text:span text:style-name="T870">BYANYONE.(EASE</text:span><text:span text:style-name="T871"/></text:p>
          </table:table-cell>
        </table:table-row>
        <table:table-row table:style-name="TableRow1503">
          <table:table-cell table:style-name="TableCell150300">
            <text:p text:style-name="P941"><text:span text:style-name="T871"/></text:p>
          </table:table-cell>
          <table:table-cell table:style-name="TableCell150301">
            <text:p text:style-name="P941"><text:span text:style-name="T871"/></text:p>
          </table:table-cell>
          <table:table-cell table:style-name="TableCell150302">
            <text:p text:style-name="P942"><text:span text:style-name="T872">OF ACCESS)</text:span><text:span text:style-name="T873"/></text:p>
          </table:table-cell>
        </table:table-row>
      </table:table>
      <text:p text:style-name="P944"><text:span text:style-name="T873"/></text:p>
      <text:p text:style-name="P944"><text:span text:style-name="T873"/></text:p>
      <text:p text:style-name="P944"><text:span text:style-name="T873"/></text:p>
      <text:p text:style-name="P945"><text:span text:style-name="T873"/></text:p>
      <text:list text:style-name="L946">
        <text:list-item>
          <text:p text:style-name="P946"><text:span text:style-name="T874">ADVANTAGES &amp; DISADVANTAGES</text:span></text:p>
        </text:list-item>
      </text:list>
      <text:p text:style-name="P947"><text:span text:style-name="T874">ADVANTAGES</text:span></text:p>
      <text:list text:style-name="L948">
        <text:list-item>
          <text:p text:style-name="P948"><text:span text:style-name="T875">User friendly</text:span></text:p>
        </text:list-item>
        <text:list-item>
          <text:p text:style-name="P949"><text:span text:style-name="T875">Data accuracy</text:span></text:p>
        </text:list-item>
        <text:list-item>
          <text:p text:style-name="P950"><text:span text:style-name="T875">Reliability</text:span></text:p>
        </text:list-item>
        <text:list-item>
          <text:p text:style-name="P951"><text:span text:style-name="T875">E</text:span><text:span text:style-name="T876">ﬃ</text:span><text:span text:style-name="T877">ciency</text:span></text:p>
        </text:list-item>
      </text:list>
      <text:p text:style-name="P952"><text:span text:style-name="T878"/></text:p>
      <text:p text:style-name="P953"><text:span text:style-name="T879">DISADVANTAGES</text:span></text:p>
      <text:list text:style-name="L954">
        <text:list-item>
          <text:p text:style-name="P954"><text:span text:style-name="T880">High cost for smart sensors</text:span></text:p>
        </text:list-item>
      </text:list>
      <text:p text:style-name="P955"><text:span text:style-name="T881"/></text:p>
      <text:list text:style-name="L956">
        <text:list-item>
          <text:p text:style-name="P956"><text:span text:style-name="T882">CONCLUSION</text:span></text:p>
        </text:list-item>
      </text:list>
      <text:p text:style-name="P957"><text:span text:style-name="T883"/></text:p>
      <text:p text:style-name="P958"><text:span text:style-name="T884">The prototype developed for water quality maintenance is very bene</text:span><text:span text:style-name="T885">ﬁ</text:span><text:span text:style-name="T886">cial for safeguarding public health and also adds to the clean environment. The automation of this water monitoring, cleaning and control process removes the need of manual labor and thus saves time and money. The automation of the system makes the control and monitoring process more e</text:span><text:span text:style-name="T887">ﬃ</text:span><text:span text:style-name="T888">cient and effective.</text:span></text:p>
      <text:p text:style-name="P959"><text:span text:style-name="T889"/></text:p>
      <text:list text:style-name="L960">
        <text:list-item>
          <text:p text:style-name="P960"><text:span text:style-name="T890">FUTURE SCOPE</text:span></text:p>
        </text:list-item>
      </text:list>
      <text:p text:style-name="P961"><text:span text:style-name="T891"/></text:p>
      <text:p text:style-name="P962"><text:span text:style-name="T892">Expanding and ability to connect the different buildings in the city to one network and continuously monitor the water quality and consumption</text:span></text:p>
      <text:p text:style-name="P963"><text:span text:style-name="T893"/></text:p>
      <text:p text:style-name="P964"><text:span text:style-name="T894">in different area, in different area, in addition, investigate the causes that changes water quality and adjust them immediately.</text:span></text:p>
      <text:p text:style-name="P965"><text:span text:style-name="T895"/></text:p>
      <text:p text:style-name="P965"><text:span text:style-name="T895"/></text:p>
      <text:p text:style-name="P966"><text:span text:style-name="T895"/></text:p>
      <text:list text:style-name="L967">
        <text:list-item>
          <text:p text:style-name="P967"><text:span text:style-name="T896">APPENDIX</text:span></text:p>
        </text:list-item>
      </text:list>
      <text:p text:style-name="P968"><text:span text:style-name="T897"/></text:p>
      <text:list text:style-name="L969">
        <text:list-item>
          <text:p text:style-name="P969"><text:span text:style-name="T898">SOURCE CODE</text:span></text:p>
        </text:list-item>
      </text:list>
      <text:p text:style-name="P970"><text:span text:style-name="T899"/></text:p>
      <text:p text:style-name="P971"><text:span text:style-name="T900">import time import sys</text:span></text:p>
      <text:p text:style-name="P972"><text:span text:style-name="T900">import ibmiotf.application import ibmiotf.device import random</text:span></text:p>
      <text:p text:style-name="P973"><text:span text:style-name="T900">#Provide your IBM Watson Device Credentials organization = "zjr7ti"</text:span></text:p>
      <text:p text:style-name="P974"><text:span text:style-name="T900">deviceType = "device" deviceId = "123456" authMethod ="token"</text:span></text:p>
      <text:p text:style-name="P975"><text:span text:style-name="T900">authToken ="1234567890" # Initialize GPIO def myCommandCallback(cmd):</text:span></text:p>
      <text:p text:style-name="P976"><text:span text:style-name="T900">print("Command received: %s" % cmd.data['command']) status=cmd.data['command']</text:span></text:p>
      <text:p text:style-name="P977"><text:span text:style-name="T900">if status=="lighton": print ("led is on")</text:span></text:p>
      <text:p text:style-name="P978"><text:span text:style-name="T900">elif status=="lightoff": print ("led is off")</text:span></text:p>
      <text:p text:style-name="P979"><text:span text:style-name="T900">else:</text:span></text:p>
      <text:p text:style-name="P980"><text:span text:style-name="T900">print("please send the proper command") #print(cmd)</text:span></text:p>
      <text:p text:style-name="P981"><text:span text:style-name="T900">try:</text:span></text:p>
      <text:p text:style-name="P982"><text:span text:style-name="T900">deviceOptions = { "org": organization, "type": deviceType, "id": deviceId,</text:span></text:p>
      <text:p text:style-name="P983"><text:span text:style-name="T900">"auth-method": authMethod, "auth-token": authToken</text:span></text:p>
      <text:p text:style-name="P984"><text:span text:style-name="T900">}</text:span></text:p>
      <text:p text:style-name="P985"><text:span text:style-name="T901"/></text:p>
      <text:p text:style-name="P986"><text:span text:style-name="T902">deviceCli = ibmiotf.device.Client(deviceOptions) #..............................................</text:span></text:p>
      <text:p text:style-name="P987"><text:span text:style-name="T903"/></text:p>
      <text:p text:style-name="P988"><text:span text:style-name="T904">except Exception as e:</text:span></text:p>
      <text:p text:style-name="P989"><text:span text:style-name="T904">print("Caught exception connecting device: %s" % str(e)) sys.exit()</text:span></text:p>
      <text:p text:style-name="P990"><text:span text:style-name="T904"># Connect and send a datapoint "hello" with value "world" into the cloud as an event of type "greeting" 10 times</text:span></text:p>
      <text:p text:style-name="P991"><text:span text:style-name="T904">deviceCli.connect() while True:</text:span></text:p>
      <text:p text:style-name="P992"><text:span text:style-name="T904">#Get Sensor Data from DHT11 temp=random.randint(0,100) turbidity=random.randint(0,100) pH=random.randint(0,14)</text:span></text:p>
      <text:p text:style-name="P993"><text:span text:style-name="T904">data = { 'temp' : temp, 'turbidity':turbidity,'pH' : pH } #print data</text:span></text:p>
      <text:p text:style-name="P994"><text:span text:style-name="T904">def myOnPublishCallback():</text:span></text:p>
      <text:p text:style-name="P995"><text:span text:style-name="T904">print ("Published Temperature = %s C" % temp, "Turbidity = %s %%" %turbidity, "pHValue =%s" % pH, "to IBM Watson")</text:span></text:p>
      <text:p text:style-name="P996"><text:span text:style-name="T904">success = deviceCli.publishEvent("device", "json", data, qos=0,on_publish=myOnPublishCallback)</text:span></text:p>
      <text:p text:style-name="P997"><text:span text:style-name="T904">if not success:</text:span></text:p>
      <text:p text:style-name="P998"><text:span text:style-name="T904">print("Not connected to IoTF") time.sleep(4)</text:span></text:p>
      <text:p text:style-name="P999"><text:span text:style-name="T904">deviceCli.commandCallback = myCommandCallback # Disconnect the device and application from the cloud deviceCli.disconnect()</text:span></text:p>
      <text:p text:style-name="P1000"><text:span text:style-name="T905"/></text:p>
      <text:p text:style-name="P1000"><text:span text:style-name="T905"/></text:p>
      <text:p text:style-name="P1001"><text:span text:style-name="T905"/></text:p>
      <text:list text:style-name="L1002">
        <text:list-item>
          <text:p text:style-name="P1002"><text:span text:style-name="T906"><text:s/>PROJECT DEMO LINK</text:span></text:p>
        </text:list-item>
      </text:list>
      <text:p text:style-name="P1003"><text:span text:style-name="T907"><text:s text:c="11"/></text:span><text:span text:style-name="T908"><text:s/></text:span><text:span text:style-name="T909">Demo link:<text:s/></text:span><text:a xlink:href="https://youtu.be/SXfyMBMvP_Y"><text:span text:style-name="T910">https://youtu.be/SXfyMBMvP_Y</text:span></text:a><text:span text:style-name="T911"/></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